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 style:data-style-name="N61"/>
    <style:style style:name="ce5" style:family="table-cell" style:parent-style-name="Default" style:data-style-name="N37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ngle 9.9" table:style-name="ta1">
        <table:shapes>
          <draw:frame draw:z-index="0" draw:style-name="gr1" draw:text-style-name="P1" svg:width="5.7346in" svg:height="3.2256in" svg:x="10.3429in" svg:y="34.4882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6.4602in" svg:height="3.3417in" svg:x="11.2598in" svg:y="7.6484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6.2988in" svg:height="3.5429in" svg:x="10.3539in" svg:y="37.6937in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7.0299in" svg:height="3.5429in" svg:x="11.2457in" svg:y="3.6929in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4" draw:style-name="gr1" draw:text-style-name="P1" svg:width="6.2634in" svg:height="3.3409in" svg:x="11.1693in" svg:y="11.3559in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5" draw:style-name="gr1" draw:text-style-name="P1" svg:width="6.2988in" svg:height="3.5429in" svg:x="33.6949in" svg:y="0.0984in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6" draw:style-name="gr1" draw:text-style-name="P1" svg:width="6.6709in" svg:height="4.0646in" svg:x="10.8598in" svg:y="27.2835in">
            <draw:object draw:notify-on-update-of-ranges="'single 9.9'.S1:'single 9.9'.S1 'single 9.9'.S2:'single 9.9'.S200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7" draw:style-name="gr1" draw:text-style-name="P1" svg:width="6.2988in" svg:height="3.5429in" svg:x="18.5217in" svg:y="0.4531in">
            <draw:object draw:notify-on-update-of-ranges="'single 9.9'.I1:'single 9.9'.I4 'single 9.9'.I5:'single 9.9'.I200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8" draw:style-name="gr1" draw:text-style-name="P1" svg:width="6.4602in" svg:height="3.3417in" svg:x="16.7091in" svg:y="14.0583in">
            <draw:object draw:notify-on-update-of-ranges="'single 9.9'.J2:'single 9.9'.J200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9" draw:style-name="gr1" draw:text-style-name="P1" svg:width="6.2988in" svg:height="3.5429in" svg:x="11.5673in" svg:y="0.485in">
            <draw:object draw:notify-on-update-of-ranges="'single 9.9'.D1:'single 9.9'.D4 'single 9.9'.D5:'single 9.9'.D208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0" draw:style-name="gr1" draw:text-style-name="P1" svg:width="6.2988in" svg:height="3.5429in" svg:x="10.9283in" svg:y="20.2827in">
            <draw:object draw:notify-on-update-of-ranges="'single 9.9'.Q1:'single 9.9'.Q1 'single 9.9'.Q2:'single 9.9'.Q2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1" draw:style-name="gr1" draw:text-style-name="P1" svg:width="6.2988in" svg:height="3.5429in" svg:x="11.0055in" svg:y="15.0126in">
            <draw:object draw:notify-on-update-of-ranges="'single 9.9'.P1:'single 9.9'.P1 'single 9.9'.P2:'single 9.9'.P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2" draw:style-name="gr1" draw:text-style-name="P1" svg:width="6.2988in" svg:height="3.5429in" svg:x="33.8437in" svg:y="0.0394in">
            <draw:object draw:notify-on-update-of-ranges="'single 9.9'.AT2:'single 9.9'.AT200 'single 9.9'.AU1:'single 9.9'.AU1 'single 9.9'.AU2:'single 9.9'.AU2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3" draw:style-name="gr1" draw:text-style-name="P1" svg:width="6.2988in" svg:height="3.5429in" svg:x="33.8437in" svg:y="33.4614in">
            <draw:object draw:notify-on-update-of-ranges="'single 9.9'.AT2:'single 9.9'.AT199 'single 9.9'.AV1:'single 9.9'.AV1 'single 9.9'.AV2:'single 9.9'.AV1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4" draw:style-name="gr1" draw:text-style-name="P1" svg:width="6.2988in" svg:height="3.5429in" svg:x="33.8764in" svg:y="34.476in">
            <draw:object draw:notify-on-update-of-ranges="'single 9.9'.AT5:'single 9.9'.AT199 'single 9.9'.AW5:'single 9.9'.AW1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5" draw:style-name="gr1" draw:text-style-name="P1" svg:width="6.2988in" svg:height="3.5429in" svg:x="19.5614in" svg:y="21.3728in">
            <draw:object draw:notify-on-update-of-ranges="'single 9.9'.W2:'single 9.9'.W2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6" draw:style-name="gr1" draw:text-style-name="P1" svg:width="6.2988in" svg:height="3.5429in" svg:x="11.0059in" svg:y="23.8516in">
            <draw:object draw:notify-on-update-of-ranges="'single 9.9'.R2:'single 9.9'.R2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ce2" office:value-type="string" calcext:value-type="string">
            <text:p>PA</text:p>
          </table:table-cell>
          <table:table-cell office:value-type="string" calcext:value-type="string">
            <text:p>predPA</text:p>
          </table:table-cell>
          <table:table-cell office:value-type="string" calcext:value-type="string">
            <text:p>predPAtrend</text:p>
          </table:table-cell>
          <table:table-cell office:value-type="string" calcext:value-type="string">
            <text:p>resA</text:p>
          </table:table-cell>
          <table:table-cell office:value-type="string" calcext:value-type="string">
            <text:p>resAtren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redPS</text:p>
          </table:table-cell>
          <table:table-cell office:value-type="string" calcext:value-type="string">
            <text:p>predPStrend</text:p>
          </table:table-cell>
          <table:table-cell office:value-type="string" calcext:value-type="string">
            <text:p>resS</text:p>
          </table:table-cell>
          <table:table-cell office:value-type="string" calcext:value-type="string">
            <text:p>resStre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edD</text:p>
          </table:table-cell>
          <table:table-cell office:value-type="string" calcext:value-type="string">
            <text:p>predDtrend</text:p>
          </table:table-cell>
          <table:table-cell office:value-type="string" calcext:value-type="string">
            <text:p>dres</text:p>
          </table:table-cell>
          <table:table-cell office:value-type="string" calcext:value-type="string">
            <text:p>drestrend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theta</text:p>
          </table:table-cell>
          <table:table-cell table:style-name="Default" office:value-type="string" calcext:value-type="string">
            <text:p>thete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trend</text:p>
          </table:table-cell>
          <table:table-cell office:value-type="string" calcext:value-type="string">
            <text:p>diota</text:p>
          </table:table-cell>
          <table:table-cell office:value-type="string" calcext:value-type="string">
            <text:p>drho</text:p>
          </table:table-cell>
          <table:table-cell office:value-type="string" calcext:value-type="string">
            <text:p>contrast</text:p>
          </table:table-cell>
          <table:table-cell table:number-columns-repeated="22"/>
          <table:table-cell table:style-name="Default"/>
          <table:table-cell office:value-type="string" calcext:value-type="string">
            <text:p>spektrální radius</text:p>
          </table:table-cell>
          <table:table-cell office:value-type="string" calcext:value-type="string">
            <text:p>kappa</text:p>
          </table:table-cell>
          <table:table-cell table:style-name="Default" office:value-type="string" calcext:value-type="string">
            <text:p>theta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14485" calcext:value-type="float">
            <text:p>0.114485</text:p>
          </table:table-cell>
          <table:table-cell office:value-type="float" office:value="0.00362621" calcext:value-type="float">
            <text:p>3.63E-03</text:p>
          </table:table-cell>
          <table:table-cell table:number-columns-repeated="2" office:value-type="float" office:value="1.32436" calcext:value-type="float">
            <text:p>1.32436</text:p>
          </table:table-cell>
          <table:table-cell office:value-type="float" office:value="0.206068" calcext:value-type="float">
            <text:p>0.206068</text:p>
          </table:table-cell>
          <table:table-cell office:value-type="float" office:value="-0.902313" calcext:value-type="float">
            <text:p>-0.902313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date" office:date-value="2020-02-24" calcext:value-type="date">
            <text:p>24/0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28703" calcext:value-type="float">
            <text:p>0.128703</text:p>
          </table:table-cell>
          <table:table-cell office:value-type="float" office:value="0.00454866" calcext:value-type="float">
            <text:p>4.55E-03</text:p>
          </table:table-cell>
          <table:table-cell table:number-columns-repeated="2" office:value-type="float" office:value="1.32216" calcext:value-type="float">
            <text:p>1.32216</text:p>
          </table:table-cell>
          <table:table-cell office:value-type="float" office:value="0.20632" calcext:value-type="float">
            <text:p>0.20632</text:p>
          </table:table-cell>
          <table:table-cell office:value-type="float" office:value="-0.905832" calcext:value-type="float">
            <text:p>-0.905832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2]+1" office:value-type="date" office:date-value="2020-02-25" calcext:value-type="date">
            <text:p>25/02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-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2693" calcext:value-type="float">
            <text:p>0.12693</text:p>
          </table:table-cell>
          <table:table-cell office:value-type="float" office:value="0.00494811" calcext:value-type="float">
            <text:p>4.95E-03</text:p>
          </table:table-cell>
          <table:table-cell table:number-columns-repeated="2" office:value-type="float" office:value="1.32197" calcext:value-type="float">
            <text:p>1.32197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-0.905268" calcext:value-type="float">
            <text:p>-0.905268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3]+1" office:value-type="date" office:date-value="2020-02-26" calcext:value-type="date">
            <text:p>26/02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047244" calcext:value-type="float">
            <text:p>4.72E-03</text:p>
          </table:table-cell>
          <table:table-cell office:value-type="float" office:value="0" calcext:value-type="float">
            <text:p>0</text:p>
          </table:table-cell>
          <table:table-cell office:value-type="float" office:value="0.00162529" calcext:value-type="float">
            <text:p>0.00162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244" calcext:value-type="float">
            <text:p>0.0047244</text:p>
          </table:table-cell>
          <table:table-cell office:value-type="float" office:value="0" calcext:value-type="float">
            <text:p>0</text:p>
          </table:table-cell>
          <table:table-cell office:value-type="float" office:value="0.0687927" calcext:value-type="float">
            <text:p>0.06879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34986" calcext:value-type="float">
            <text:p>0.134986</text:p>
          </table:table-cell>
          <table:table-cell office:value-type="float" office:value="0.00574987" calcext:value-type="float">
            <text:p>5.75E-03</text:p>
          </table:table-cell>
          <table:table-cell table:number-columns-repeated="2" office:value-type="float" office:value="1.32048" calcext:value-type="float">
            <text:p>1.32048</text:p>
          </table:table-cell>
          <table:table-cell office:value-type="float" office:value="0.20641" calcext:value-type="float">
            <text:p>0.20641</text:p>
          </table:table-cell>
          <table:table-cell office:value-type="float" office:value="-0.907131" calcext:value-type="float">
            <text:p>-0.907131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4]+1" office:value-type="date" office:date-value="2020-02-27" calcext:value-type="date">
            <text:p>27/02/20</text:p>
          </table:table-cell>
          <table:table-cell table:formula="of:=AVERAGE([.S2:.S8])" office:value-type="float" office:value="1.32388142857143" calcext:value-type="float">
            <text:p>1.32388142857143</text:p>
          </table:table-cell>
          <table:table-cell table:formula="of:=[.P5]" office:value-type="float" office:value="1.12159" calcext:value-type="float">
            <text:p>1.12159</text:p>
          </table:table-cell>
          <table:table-cell table:formula="of:=AVERAGE([.R2:.R8])" office:value-type="float" office:value="0.00461238285714286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158" calcext:value-type="float">
            <text:p>0.015158</text:p>
          </table:table-cell>
          <table:table-cell office:value-type="float" office:value="0" calcext:value-type="float">
            <text:p>0</text:p>
          </table:table-cell>
          <table:table-cell office:value-type="float" office:value="0.00309242" calcext:value-type="float">
            <text:p>0.003092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73739" calcext:value-type="float">
            <text:p>0.0273739</text:p>
          </table:table-cell>
          <table:table-cell office:value-type="float" office:value="3" calcext:value-type="float">
            <text:p>3</text:p>
          </table:table-cell>
          <table:table-cell office:value-type="float" office:value="-2.1575" calcext:value-type="float">
            <text:p>-2.15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12159" calcext:value-type="float">
            <text:p>1.12E+00</text:p>
          </table:table-cell>
          <table:table-cell office:value-type="float" office:value="0.0967392" calcext:value-type="float">
            <text:p>0.0967392</text:p>
          </table:table-cell>
          <table:table-cell office:value-type="float" office:value="0.00446763" calcext:value-type="float">
            <text:p>4.47E-03</text:p>
          </table:table-cell>
          <table:table-cell office:value-type="float" office:value="1.32538" calcext:value-type="float">
            <text:p>1.32538</text:p>
          </table:table-cell>
          <table:table-cell table:style-name="ce1" office:value-type="float" office:value="1.32538" calcext:value-type="float">
            <text:p>1.33E+00</text:p>
          </table:table-cell>
          <table:table-cell office:value-type="float" office:value="0.205673" calcext:value-type="float">
            <text:p>0.205673</text:p>
          </table:table-cell>
          <table:table-cell table:style-name="ce1" office:value-type="float" office:value="-0.897091" calcext:value-type="float">
            <text:p>-8.97E-01</text:p>
          </table:table-cell>
          <table:table-cell office:value-type="float" office:value="-4.88277" calcext:value-type="float">
            <text:p>-4.88277</text:p>
          </table:table-cell>
          <table:table-cell table:number-columns-repeated="22"/>
          <table:table-cell table:formula="of:=[.AT5]+1" office:value-type="date" office:date-value="2020-02-28" calcext:value-type="date">
            <text:p>28/02/20</text:p>
          </table:table-cell>
          <table:table-cell table:formula="of:=AVERAGE([.S3:.S9])" office:value-type="float" office:value="1.32344571428571" calcext:value-type="float">
            <text:p>1.32344571428571</text:p>
          </table:table-cell>
          <table:table-cell table:style-name="ce1" table:formula="of:=[.P6]" office:value-type="float" office:value="1.12159" calcext:value-type="float">
            <text:p>1.12E+00</text:p>
          </table:table-cell>
          <table:table-cell table:formula="of:=AVERAGE([.R3:.R9])" office:value-type="float" office:value="0.00504772714285714" calcext:value-type="float">
            <text:p>0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3059" calcext:value-type="float">
            <text:p>0.0673059</text:p>
          </table:table-cell>
          <table:table-cell office:value-type="float" office:value="0" calcext:value-type="float">
            <text:p>0</text:p>
          </table:table-cell>
          <table:table-cell office:value-type="float" office:value="0.0097053" calcext:value-type="float">
            <text:p>0.00970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29639" calcext:value-type="float">
            <text:p>0.129639</text:p>
          </table:table-cell>
          <table:table-cell office:value-type="float" office:value="8" calcext:value-type="float">
            <text:p>8</text:p>
          </table:table-cell>
          <table:table-cell office:value-type="float" office:value="-3.03218" calcext:value-type="float">
            <text:p>-3.032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37974" calcext:value-type="float">
            <text:p>1.38E-05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137974" calcext:value-type="float">
            <text:p>1.38E-05</text:p>
          </table:table-cell>
          <table:table-cell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0858516" calcext:value-type="float">
            <text:p>0.0858516</text:p>
          </table:table-cell>
          <table:table-cell office:value-type="float" office:value="0.00427039" calcext:value-type="float">
            <text:p>4.27E-03</text:p>
          </table:table-cell>
          <table:table-cell office:value-type="float" office:value="1.32669" calcext:value-type="float">
            <text:p>1.32669</text:p>
          </table:table-cell>
          <table:table-cell table:style-name="ce1" office:value-type="float" office:value="1.32669" calcext:value-type="float">
            <text:p>1.33E+00</text:p>
          </table:table-cell>
          <table:table-cell office:value-type="float" office:value="0.205422" calcext:value-type="float">
            <text:p>0.205422</text:p>
          </table:table-cell>
          <table:table-cell table:style-name="ce1" office:value-type="float" office:value="-0.893919" calcext:value-type="float">
            <text:p>-8.94E-01</text:p>
          </table:table-cell>
          <table:table-cell office:value-type="float" office:value="-4.77685" calcext:value-type="float">
            <text:p>-4.77685</text:p>
          </table:table-cell>
          <table:table-cell table:number-columns-repeated="22"/>
          <table:table-cell table:formula="of:=[.AT6]+1" office:value-type="date" office:date-value="2020-02-29" calcext:value-type="date">
            <text:p>29/02/20</text:p>
          </table:table-cell>
          <table:table-cell table:formula="of:=AVERAGE([.S4:.S10])" office:value-type="float" office:value="1.32295857142857" calcext:value-type="float">
            <text:p>1.32295857142857</text:p>
          </table:table-cell>
          <table:table-cell table:formula="of:=[.P7]" office:value-type="float" office:value="1.12159" calcext:value-type="float">
            <text:p>1.12159</text:p>
          </table:table-cell>
          <table:table-cell table:formula="of:=AVERAGE([.R4:.R10])" office:value-type="float" office:value="0.00553528285714286" calcext:value-type="float">
            <text:p>0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6346" calcext:value-type="float">
            <text:p>0.166346</text:p>
          </table:table-cell>
          <table:table-cell office:value-type="float" office:value="0" calcext:value-type="float">
            <text:p>0</text:p>
          </table:table-cell>
          <table:table-cell office:value-type="float" office:value="0.01773" calcext:value-type="float">
            <text:p>0.017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43542" calcext:value-type="float">
            <text:p>0.343542</text:p>
          </table:table-cell>
          <table:table-cell office:value-type="float" office:value="10" calcext:value-type="float">
            <text:p>10</text:p>
          </table:table-cell>
          <table:table-cell office:value-type="float" office:value="-2.42361" calcext:value-type="float">
            <text:p>-2.423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794345" calcext:value-type="float">
            <text:p>7.94E-05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794345" calcext:value-type="float">
            <text:p>7.94E-05</text:p>
          </table:table-cell>
          <table:table-cell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0877683" calcext:value-type="float">
            <text:p>0.0877683</text:p>
          </table:table-cell>
          <table:table-cell office:value-type="float" office:value="0.00467581" calcext:value-type="float">
            <text:p>4.68E-03</text:p>
          </table:table-cell>
          <table:table-cell table:number-columns-repeated="2" office:value-type="float" office:value="1.32613" calcext:value-type="float">
            <text:p>1.32613</text:p>
          </table:table-cell>
          <table:table-cell office:value-type="float" office:value="0.205459" calcext:value-type="float">
            <text:p>0.205459</text:p>
          </table:table-cell>
          <table:table-cell office:value-type="float" office:value="-0.894375" calcext:value-type="float">
            <text:p>-0.894375</text:p>
          </table:table-cell>
          <table:table-cell office:value-type="float" office:value="-5.01745" calcext:value-type="float">
            <text:p>-5.01745</text:p>
          </table:table-cell>
          <table:table-cell table:number-columns-repeated="22"/>
          <table:table-cell table:formula="of:=[.AT7]+1" office:value-type="date" office:date-value="2020-03-01" calcext:value-type="date">
            <text:p>01/03/20</text:p>
          </table:table-cell>
          <table:table-cell table:formula="of:=AVERAGE([.S5:.S11])" office:value-type="float" office:value="1.32247857142857" calcext:value-type="float">
            <text:p>1.32247857142857</text:p>
          </table:table-cell>
          <table:table-cell table:formula="of:=[.P8]" office:value-type="float" office:value="1.12159" calcext:value-type="float">
            <text:p>1.12159</text:p>
          </table:table-cell>
          <table:table-cell table:formula="of:=AVERAGE([.R5:.R11])" office:value-type="float" office:value="0.00601430857142857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6861" calcext:value-type="float">
            <text:p>0.306861</text:p>
          </table:table-cell>
          <table:table-cell office:value-type="float" office:value="1" calcext:value-type="float">
            <text:p>1</text:p>
          </table:table-cell>
          <table:table-cell office:value-type="float" office:value="-0.0561499" calcext:value-type="float">
            <text:p>-0.056149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683103" calcext:value-type="float">
            <text:p>0.683103</text:p>
          </table:table-cell>
          <table:table-cell office:value-type="float" office:value="12" calcext:value-type="float">
            <text:p>12</text:p>
          </table:table-cell>
          <table:table-cell office:value-type="float" office:value="-1.99652" calcext:value-type="float">
            <text:p>-1.996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244271" calcext:value-type="float">
            <text:p>2.44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244271" calcext:value-type="float">
            <text:p>2.44E-04</text:p>
          </table:table-cell>
          <table:table-cell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17532" calcext:value-type="float">
            <text:p>0.117532</text:p>
          </table:table-cell>
          <table:table-cell office:value-type="float" office:value="0.00667362" calcext:value-type="float">
            <text:p>6.67E-03</text:p>
          </table:table-cell>
          <table:table-cell table:number-columns-repeated="2" office:value-type="float" office:value="1.32131" calcext:value-type="float">
            <text:p>1.32131</text:p>
          </table:table-cell>
          <table:table-cell office:value-type="float" office:value="0.206068" calcext:value-type="float">
            <text:p>0.206068</text:p>
          </table:table-cell>
          <table:table-cell office:value-type="float" office:value="-0.902313" calcext:value-type="float">
            <text:p>-0.902313</text:p>
          </table:table-cell>
          <table:table-cell office:value-type="float" office:value="-4.96561" calcext:value-type="float">
            <text:p>-4.96561</text:p>
          </table:table-cell>
          <table:table-cell table:number-columns-repeated="22"/>
          <table:table-cell table:formula="of:=[.AT8]+1" office:value-type="date" office:date-value="2020-03-02" calcext:value-type="date">
            <text:p>02/03/20</text:p>
          </table:table-cell>
          <table:table-cell table:formula="of:=AVERAGE([.S6:.S12])" office:value-type="float" office:value="1.32197142857143" calcext:value-type="float">
            <text:p>1.32197142857143</text:p>
          </table:table-cell>
          <table:table-cell table:formula="of:=[.P9]" office:value-type="float" office:value="1.12159" calcext:value-type="float">
            <text:p>1.12159</text:p>
          </table:table-cell>
          <table:table-cell table:formula="of:=AVERAGE([.R6:.R12])" office:value-type="float" office:value="0.00652182" calcext:value-type="float">
            <text:p>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6448" calcext:value-type="float">
            <text:p>0.536448</text:p>
          </table:table-cell>
          <table:table-cell office:value-type="float" office:value="3" calcext:value-type="float">
            <text:p>3</text:p>
          </table:table-cell>
          <table:table-cell office:value-type="float" office:value="-0.158004" calcext:value-type="float">
            <text:p>-0.1580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3293" calcext:value-type="float">
            <text:p>1.3293</text:p>
          </table:table-cell>
          <table:table-cell office:value-type="float" office:value="12" calcext:value-type="float">
            <text:p>12</text:p>
          </table:table-cell>
          <table:table-cell office:value-type="float" office:value="-1.38295" calcext:value-type="float">
            <text:p>-1.38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576562" calcext:value-type="float">
            <text:p>5.77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576562" calcext:value-type="float">
            <text:p>5.77E-04</text:p>
          </table:table-cell>
          <table:table-cell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32116" calcext:value-type="float">
            <text:p>0.132116</text:p>
          </table:table-cell>
          <table:table-cell office:value-type="float" office:value="0.00796155" calcext:value-type="float">
            <text:p>7.96E-03</text:p>
          </table:table-cell>
          <table:table-cell table:number-columns-repeated="2" office:value-type="float" office:value="1.31875" calcext:value-type="float">
            <text:p>1.31875</text:p>
          </table:table-cell>
          <table:table-cell office:value-type="float" office:value="0.20632" calcext:value-type="float">
            <text:p>0.20632</text:p>
          </table:table-cell>
          <table:table-cell office:value-type="float" office:value="-0.905832" calcext:value-type="float">
            <text:p>-0.905832</text:p>
          </table:table-cell>
          <table:table-cell office:value-type="float" office:value="-5.51828" calcext:value-type="float">
            <text:p>-5.51828</text:p>
          </table:table-cell>
          <table:table-cell table:number-columns-repeated="22"/>
          <table:table-cell table:formula="of:=[.AT9]+1" office:value-type="date" office:date-value="2020-03-03" calcext:value-type="date">
            <text:p>03/03/20</text:p>
          </table:table-cell>
          <table:table-cell table:formula="of:=AVERAGE([.S7:.S13])" office:value-type="float" office:value="1.32032714285714" calcext:value-type="float">
            <text:p>1.32032714285714</text:p>
          </table:table-cell>
          <table:table-cell table:formula="of:=[.P10]" office:value-type="float" office:value="1.12159" calcext:value-type="float">
            <text:p>1.12159</text:p>
          </table:table-cell>
          <table:table-cell table:formula="of:=AVERAGE([.R7:.R13])" office:value-type="float" office:value="0.00688417142857143" calcext:value-type="float">
            <text:p>0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06325" calcext:value-type="float">
            <text:p>0.906325</text:p>
          </table:table-cell>
          <table:table-cell office:value-type="float" office:value="5" calcext:value-type="float">
            <text:p>5</text:p>
          </table:table-cell>
          <table:table-cell office:value-type="float" office:value="-0.213292" calcext:value-type="float">
            <text:p>-0.21329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42829" calcext:value-type="float">
            <text:p>2.42829</text:p>
          </table:table-cell>
          <table:table-cell office:value-type="float" office:value="14" calcext:value-type="float">
            <text:p>14</text:p>
          </table:table-cell>
          <table:table-cell office:value-type="float" office:value="-1.15612" calcext:value-type="float">
            <text:p>-1.156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17548" calcext:value-type="float">
            <text:p>1.18E-03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117548" calcext:value-type="float">
            <text:p>1.18E-03</text:p>
          </table:table-cell>
          <table:table-cell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30283" calcext:value-type="float">
            <text:p>0.130283</text:p>
          </table:table-cell>
          <table:table-cell office:value-type="float" office:value="0.00830129" calcext:value-type="float">
            <text:p>8.30E-03</text:p>
          </table:table-cell>
          <table:table-cell table:number-columns-repeated="2" office:value-type="float" office:value="1.31861" calcext:value-type="float">
            <text:p>1.31861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-0.905268" calcext:value-type="float">
            <text:p>-0.905268</text:p>
          </table:table-cell>
          <table:table-cell office:value-type="float" office:value="-6.22466" calcext:value-type="float">
            <text:p>-6.22466</text:p>
          </table:table-cell>
          <table:table-cell table:number-columns-repeated="22"/>
          <table:table-cell table:formula="of:=[.AT10]+1" office:value-type="date" office:date-value="2020-03-04" calcext:value-type="date">
            <text:p>04/03/20</text:p>
          </table:table-cell>
          <table:table-cell table:formula="of:=AVERAGE([.S8:.S14])" office:value-type="float" office:value="1.31742" calcext:value-type="float">
            <text:p>1.31742</text:p>
          </table:table-cell>
          <table:table-cell table:formula="of:=[.P11]" office:value-type="float" office:value="1.12159" calcext:value-type="float">
            <text:p>1.12159</text:p>
          </table:table-cell>
          <table:table-cell table:formula="of:=AVERAGE([.R8:.R14])" office:value-type="float" office:value="0.00720454285714286" calcext:value-type="float">
            <text:p>0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8695" calcext:value-type="float">
            <text:p>1.48695</text:p>
          </table:table-cell>
          <table:table-cell office:value-type="float" office:value="9" calcext:value-type="float">
            <text:p>9</text:p>
          </table:table-cell>
          <table:table-cell office:value-type="float" office:value="-0.322703" calcext:value-type="float">
            <text:p>-0.32270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.12204" calcext:value-type="float">
            <text:p>4.12204</text:p>
          </table:table-cell>
          <table:table-cell office:value-type="float" office:value="18" calcext:value-type="float">
            <text:p>18</text:p>
          </table:table-cell>
          <table:table-cell office:value-type="float" office:value="-1.10278" calcext:value-type="float">
            <text:p>-1.1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9883" calcext:value-type="float">
            <text:p>0.00219883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219883" calcext:value-type="float">
            <text:p>0.00219883</text:p>
          </table:table-cell>
          <table:table-cell office:value-type="float" office:value="0" calcext:value-type="float">
            <text:p>0</text:p>
          </table:table-cell>
          <table:table-cell office:value-type="float" office:value="1.12159" calcext:value-type="float">
            <text:p>1.12159</text:p>
          </table:table-cell>
          <table:table-cell office:value-type="float" office:value="0.138538" calcext:value-type="float">
            <text:p>0.138538</text:p>
          </table:table-cell>
          <table:table-cell office:value-type="float" office:value="0.00930245" calcext:value-type="float">
            <text:p>9.30E-03</text:p>
          </table:table-cell>
          <table:table-cell table:number-columns-repeated="2" office:value-type="float" office:value="1.31693" calcext:value-type="float">
            <text:p>1.31693</text:p>
          </table:table-cell>
          <table:table-cell office:value-type="float" office:value="0.20641" calcext:value-type="float">
            <text:p>0.20641</text:p>
          </table:table-cell>
          <table:table-cell office:value-type="float" office:value="-0.907131" calcext:value-type="float">
            <text:p>-0.907131</text:p>
          </table:table-cell>
          <table:table-cell office:value-type="float" office:value="-6.64219" calcext:value-type="float">
            <text:p>-6.64219</text:p>
          </table:table-cell>
          <table:table-cell table:number-columns-repeated="22"/>
          <table:table-cell table:formula="of:=[.AT11]+1" office:value-type="date" office:date-value="2020-03-05" calcext:value-type="date">
            <text:p>05/03/20</text:p>
          </table:table-cell>
          <table:table-cell table:formula="of:=AVERAGE([.S9:.S15])" office:value-type="float" office:value="1.31317" calcext:value-type="float">
            <text:p>1.31317</text:p>
          </table:table-cell>
          <table:table-cell table:formula="of:=[.P12]" office:value-type="float" office:value="1.12159" calcext:value-type="float">
            <text:p>1.12159</text:p>
          </table:table-cell>
          <table:table-cell table:formula="of:=AVERAGE([.R9:.R15])" office:value-type="float" office:value="0.00753084857142857" calcext:value-type="float">
            <text:p>0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1829" calcext:value-type="float">
            <text:p>2.41829</text:p>
          </table:table-cell>
          <table:table-cell office:value-type="float" office:value="10" calcext:value-type="float">
            <text:p>10</text:p>
          </table:table-cell>
          <table:table-cell office:value-type="float" office:value="-0.269666" calcext:value-type="float">
            <text:p>-0.2696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.82668" calcext:value-type="float">
            <text:p>6.82668</text:p>
          </table:table-cell>
          <table:table-cell office:value-type="float" office:value="20" calcext:value-type="float">
            <text:p>20</text:p>
          </table:table-cell>
          <table:table-cell office:value-type="float" office:value="-0.846304" calcext:value-type="float">
            <text:p>-0.846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5604" calcext:value-type="float">
            <text:p>0.00385604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385604" calcext:value-type="float">
            <text:p>0.00385604</text:p>
          </table:table-cell>
          <table:table-cell office:value-type="float" office:value="0" calcext:value-type="float">
            <text:p>0</text:p>
          </table:table-cell>
          <table:table-cell office:value-type="float" office:value="1.07842" calcext:value-type="float">
            <text:p>1.07842</text:p>
          </table:table-cell>
          <table:table-cell office:value-type="float" office:value="0.0992757" calcext:value-type="float">
            <text:p>0.0992757</text:p>
          </table:table-cell>
          <table:table-cell office:value-type="float" office:value="0.00700409" calcext:value-type="float">
            <text:p>7.00E-03</text:p>
          </table:table-cell>
          <table:table-cell table:number-columns-repeated="2" office:value-type="float" office:value="1.31387" calcext:value-type="float">
            <text:p>1.31387</text:p>
          </table:table-cell>
          <table:table-cell office:value-type="float" office:value="0.209911" calcext:value-type="float">
            <text:p>0.209911</text:p>
          </table:table-cell>
          <table:table-cell office:value-type="float" office:value="-0.896096" calcext:value-type="float">
            <text:p>-0.896096</text:p>
          </table:table-cell>
          <table:table-cell office:value-type="float" office:value="-7.29577" calcext:value-type="float">
            <text:p>-7.29577</text:p>
          </table:table-cell>
          <table:table-cell table:number-columns-repeated="22"/>
          <table:table-cell table:formula="of:=[.AT12]+1" office:value-type="date" office:date-value="2020-03-06" calcext:value-type="date">
            <text:p>06/03/20</text:p>
          </table:table-cell>
          <table:table-cell table:formula="of:=AVERAGE([.S10:.S16])" office:value-type="float" office:value="1.30742857142857" calcext:value-type="float">
            <text:p>1.30742857142857</text:p>
          </table:table-cell>
          <table:table-cell table:formula="of:=[.P13]" office:value-type="float" office:value="1.07842" calcext:value-type="float">
            <text:p>1.07842</text:p>
          </table:table-cell>
          <table:table-cell table:formula="of:=AVERAGE([.R10:.R16])" office:value-type="float" office:value="0.00796619142857143" calcext:value-type="float">
            <text:p>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1493" calcext:value-type="float">
            <text:p>3.61493</text:p>
          </table:table-cell>
          <table:table-cell office:value-type="float" office:value="15" calcext:value-type="float">
            <text:p>15</text:p>
          </table:table-cell>
          <table:table-cell office:value-type="float" office:value="-0.338664" calcext:value-type="float">
            <text:p>-0.3386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.91566" calcext:value-type="float">
            <text:p>9.91566</text:p>
          </table:table-cell>
          <table:table-cell office:value-type="float" office:value="26" calcext:value-type="float">
            <text:p>26</text:p>
          </table:table-cell>
          <table:table-cell office:value-type="float" office:value="-0.84796" calcext:value-type="float">
            <text:p>-0.84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39868" calcext:value-type="float">
            <text:p>0.00639868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639868" calcext:value-type="float">
            <text:p>0.00639868</text:p>
          </table:table-cell>
          <table:table-cell office:value-type="float" office:value="0" calcext:value-type="float">
            <text:p>0</text:p>
          </table:table-cell>
          <table:table-cell office:value-type="float" office:value="1.03524" calcext:value-type="float">
            <text:p>1.03524</text:p>
          </table:table-cell>
          <table:table-cell office:value-type="float" office:value="0.0880942" calcext:value-type="float">
            <text:p>0.0880942</text:p>
          </table:table-cell>
          <table:table-cell office:value-type="float" office:value="0.00651299" calcext:value-type="float">
            <text:p>6.51E-03</text:p>
          </table:table-cell>
          <table:table-cell table:number-columns-repeated="2" office:value-type="float" office:value="1.30634" calcext:value-type="float">
            <text:p>1.30634</text:p>
          </table:table-cell>
          <table:table-cell office:value-type="float" office:value="0.214146" calcext:value-type="float">
            <text:p>0.214146</text:p>
          </table:table-cell>
          <table:table-cell office:value-type="float" office:value="-0.891731" calcext:value-type="float">
            <text:p>-0.891731</text:p>
          </table:table-cell>
          <table:table-cell office:value-type="float" office:value="-7.90165" calcext:value-type="float">
            <text:p>-7.90165</text:p>
          </table:table-cell>
          <table:table-cell table:number-columns-repeated="22"/>
          <table:table-cell table:formula="of:=[.AT13]+1" office:value-type="date" office:date-value="2020-03-07" calcext:value-type="date">
            <text:p>07/03/20</text:p>
          </table:table-cell>
          <table:table-cell table:formula="of:=AVERAGE([.S11:.S17])" office:value-type="float" office:value="1.30022285714286" calcext:value-type="float">
            <text:p>1.30022285714286</text:p>
          </table:table-cell>
          <table:table-cell table:formula="of:=[.P14]" office:value-type="float" office:value="1.03524" calcext:value-type="float">
            <text:p>1.03524</text:p>
          </table:table-cell>
          <table:table-cell table:formula="of:=AVERAGE([.R11:.R17])" office:value-type="float" office:value="0.00845374142857143" calcext:value-type="float">
            <text:p>0.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19138" calcext:value-type="float">
            <text:p>5.19138</text:p>
          </table:table-cell>
          <table:table-cell office:value-type="float" office:value="17" calcext:value-type="float">
            <text:p>17</text:p>
          </table:table-cell>
          <table:table-cell office:value-type="float" office:value="-0.29668" calcext:value-type="float">
            <text:p>-0.2966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.9848" calcext:value-type="float">
            <text:p>13.9848</text:p>
          </table:table-cell>
          <table:table-cell office:value-type="float" office:value="34" calcext:value-type="float">
            <text:p>34</text:p>
          </table:table-cell>
          <table:table-cell office:value-type="float" office:value="-0.862328" calcext:value-type="float">
            <text:p>-0.862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366" calcext:value-type="float">
            <text:p>0.0102366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102366" calcext:value-type="float">
            <text:p>0.0102366</text:p>
          </table:table-cell>
          <table:table-cell office:value-type="float" office:value="0" calcext:value-type="float">
            <text:p>0</text:p>
          </table:table-cell>
          <table:table-cell office:value-type="float" office:value="0.992061" calcext:value-type="float">
            <text:p>0.992061</text:p>
          </table:table-cell>
          <table:table-cell office:value-type="float" office:value="0.0900525" calcext:value-type="float">
            <text:p>0.0900525</text:p>
          </table:table-cell>
          <table:table-cell office:value-type="float" office:value="0.00695995" calcext:value-type="float">
            <text:p>6.96E-03</text:p>
          </table:table-cell>
          <table:table-cell table:number-columns-repeated="2" office:value-type="float" office:value="1.29638" calcext:value-type="float">
            <text:p>1.29638</text:p>
          </table:table-cell>
          <table:table-cell office:value-type="float" office:value="0.218982" calcext:value-type="float">
            <text:p>0.218982</text:p>
          </table:table-cell>
          <table:table-cell office:value-type="float" office:value="-0.891063" calcext:value-type="float">
            <text:p>-0.891063</text:p>
          </table:table-cell>
          <table:table-cell office:value-type="float" office:value="-8.5162" calcext:value-type="float">
            <text:p>-8.5162</text:p>
          </table:table-cell>
          <table:table-cell table:number-columns-repeated="22"/>
          <table:table-cell table:formula="of:=[.AT14]+1" office:value-type="date" office:date-value="2020-03-08" calcext:value-type="date">
            <text:p>08/03/20</text:p>
          </table:table-cell>
          <table:table-cell table:formula="of:=AVERAGE([.S12:.S18])" office:value-type="float" office:value="1.29158714285714" calcext:value-type="float">
            <text:p>1.29158714285714</text:p>
          </table:table-cell>
          <table:table-cell table:formula="of:=[.P15]" office:value-type="float" office:value="0.992061" calcext:value-type="float">
            <text:p>0.992061</text:p>
          </table:table-cell>
          <table:table-cell table:formula="of:=AVERAGE([.R12:.R18])" office:value-type="float" office:value="0.00893277142857143" calcext:value-type="float">
            <text:p>0.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33098" calcext:value-type="float">
            <text:p>7.33098</text:p>
          </table:table-cell>
          <table:table-cell office:value-type="float" office:value="23" calcext:value-type="float">
            <text:p>23</text:p>
          </table:table-cell>
          <table:table-cell office:value-type="float" office:value="-0.335754" calcext:value-type="float">
            <text:p>-0.3357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9.7855" calcext:value-type="float">
            <text:p>19.7855</text:p>
          </table:table-cell>
          <table:table-cell office:value-type="float" office:value="45" calcext:value-type="float">
            <text:p>45</text:p>
          </table:table-cell>
          <table:table-cell office:value-type="float" office:value="-0.897335" calcext:value-type="float">
            <text:p>-0.897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874" calcext:value-type="float">
            <text:p>0.0158874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158874" calcext:value-type="float">
            <text:p>0.0158874</text:p>
          </table:table-cell>
          <table:table-cell office:value-type="float" office:value="0" calcext:value-type="float">
            <text:p>0</text:p>
          </table:table-cell>
          <table:table-cell office:value-type="float" office:value="0.948884" calcext:value-type="float">
            <text:p>0.948884</text:p>
          </table:table-cell>
          <table:table-cell office:value-type="float" office:value="0.12058" calcext:value-type="float">
            <text:p>0.12058</text:p>
          </table:table-cell>
          <table:table-cell office:value-type="float" office:value="0.00972102" calcext:value-type="float">
            <text:p>9.72E-03</text:p>
          </table:table-cell>
          <table:table-cell table:number-columns-repeated="2" office:value-type="float" office:value="1.28112" calcext:value-type="float">
            <text:p>1.28112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-0.898631" calcext:value-type="float">
            <text:p>-0.898631</text:p>
          </table:table-cell>
          <table:table-cell office:value-type="float" office:value="-9.33561" calcext:value-type="float">
            <text:p>-9.33561</text:p>
          </table:table-cell>
          <table:table-cell table:number-columns-repeated="22"/>
          <table:table-cell table:formula="of:=[.AT15]+1" office:value-type="date" office:date-value="2020-03-09" calcext:value-type="date">
            <text:p>09/03/20</text:p>
          </table:table-cell>
          <table:table-cell table:formula="of:=AVERAGE([.S13:.S19])" office:value-type="float" office:value="1.27628" calcext:value-type="float">
            <text:p>1.27628</text:p>
          </table:table-cell>
          <table:table-cell table:formula="of:=[.P16]" office:value-type="float" office:value="0.948884" calcext:value-type="float">
            <text:p>0.948884</text:p>
          </table:table-cell>
          <table:table-cell table:formula="of:=AVERAGE([.R13:.R19])" office:value-type="float" office:value="0.00944027857142857" calcext:value-type="float">
            <text:p>0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7134" calcext:value-type="float">
            <text:p>10.7134</text:p>
          </table:table-cell>
          <table:table-cell office:value-type="float" office:value="30" calcext:value-type="float">
            <text:p>30</text:p>
          </table:table-cell>
          <table:table-cell office:value-type="float" office:value="-0.354768" calcext:value-type="float">
            <text:p>-0.35476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9.9609" calcext:value-type="float">
            <text:p>29.9609</text:p>
          </table:table-cell>
          <table:table-cell office:value-type="float" office:value="69" calcext:value-type="float">
            <text:p>69</text:p>
          </table:table-cell>
          <table:table-cell office:value-type="float" office:value="-1.16203" calcext:value-type="float">
            <text:p>-1.16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0491" calcext:value-type="float">
            <text:p>0.0240491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240491" calcext:value-type="float">
            <text:p>0.0240491</text:p>
          </table:table-cell>
          <table:table-cell office:value-type="float" office:value="0" calcext:value-type="float">
            <text:p>0</text:p>
          </table:table-cell>
          <table:table-cell office:value-type="float" office:value="0.905707" calcext:value-type="float">
            <text:p>0.905707</text:p>
          </table:table-cell>
          <table:table-cell office:value-type="float" office:value="0.135529" calcext:value-type="float">
            <text:p>0.135529</text:p>
          </table:table-cell>
          <table:table-cell office:value-type="float" office:value="0.0113744" calcext:value-type="float">
            <text:p>1.14E-02</text:p>
          </table:table-cell>
          <table:table-cell table:number-columns-repeated="2" office:value-type="float" office:value="1.26831" calcext:value-type="float">
            <text:p>1.26831</text:p>
          </table:table-cell>
          <table:table-cell office:value-type="float" office:value="0.230646" calcext:value-type="float">
            <text:p>0.230646</text:p>
          </table:table-cell>
          <table:table-cell office:value-type="float" office:value="-0.901594" calcext:value-type="float">
            <text:p>-0.901594</text:p>
          </table:table-cell>
          <table:table-cell office:value-type="float" office:value="-9.73823" calcext:value-type="float">
            <text:p>-9.73823</text:p>
          </table:table-cell>
          <table:table-cell table:number-columns-repeated="22"/>
          <table:table-cell table:formula="of:=[.AT16]+1" office:value-type="date" office:date-value="2020-03-10" calcext:value-type="date">
            <text:p>10/03/20</text:p>
          </table:table-cell>
          <table:table-cell table:formula="of:=AVERAGE([.S14:.S20])" office:value-type="float" office:value="1.25480857142857" calcext:value-type="float">
            <text:p>1.25480857142857</text:p>
          </table:table-cell>
          <table:table-cell table:formula="of:=[.P17]" office:value-type="float" office:value="0.905707" calcext:value-type="float">
            <text:p>0.905707</text:p>
          </table:table-cell>
          <table:table-cell table:formula="of:=AVERAGE([.R14:.R20])" office:value-type="float" office:value="0.00980263142857143" calcext:value-type="float">
            <text:p>0.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6.0017" calcext:value-type="float">
            <text:p>16.0017</text:p>
          </table:table-cell>
          <table:table-cell office:value-type="float" office:value="-0.349639" calcext:value-type="float">
            <text:p>-0.349639</text:p>
          </table:table-cell>
          <table:table-cell office:value-type="float" office:value="-21.9983" calcext:value-type="float">
            <text:p>-21.998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45.824" calcext:value-type="float">
            <text:p>45.824</text:p>
          </table:table-cell>
          <table:table-cell office:value-type="float" office:value="-1.06935" calcext:value-type="float">
            <text:p>-1.06935</text:p>
          </table:table-cell>
          <table:table-cell office:value-type="float" office:value="-42.176" calcext:value-type="float">
            <text:p>-42.17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57788" calcext:value-type="float">
            <text:p>0.0357788</text:p>
          </table:table-cell>
          <table:table-cell office:value-type="float" office:value="0.86253" calcext:value-type="float">
            <text:p>0.86253</text:p>
          </table:table-cell>
          <table:table-cell office:value-type="float" office:value="0.133637" calcext:value-type="float">
            <text:p>0.133637</text:p>
          </table:table-cell>
          <table:table-cell office:value-type="float" office:value="0.0116545" calcext:value-type="float">
            <text:p>1.17E-02</text:p>
          </table:table-cell>
          <table:table-cell table:number-columns-repeated="2" office:value-type="float" office:value="1.25816" calcext:value-type="float">
            <text:p>1.25816</text:p>
          </table:table-cell>
          <table:table-cell office:value-type="float" office:value="0.236558" calcext:value-type="float">
            <text:p>0.236558</text:p>
          </table:table-cell>
          <table:table-cell office:value-type="float" office:value="-0.900004" calcext:value-type="float">
            <text:p>-0.900004</text:p>
          </table:table-cell>
          <table:table-cell office:value-type="float" office:value="-10.31" calcext:value-type="float">
            <text:p>-10.31</text:p>
          </table:table-cell>
          <table:table-cell table:number-columns-repeated="22"/>
          <table:table-cell table:formula="of:=[.AT17]+1" office:value-type="date" office:date-value="2020-03-11" calcext:value-type="date">
            <text:p>11/03/20</text:p>
          </table:table-cell>
          <table:table-cell table:formula="of:=AVERAGE([.S15:.S21])" office:value-type="float" office:value="1.22665285714286" calcext:value-type="float">
            <text:p>1.22665285714286</text:p>
          </table:table-cell>
          <table:table-cell table:formula="of:=[.P18]" office:value-type="float" office:value="0.86253" calcext:value-type="float">
            <text:p>0.86253</text:p>
          </table:table-cell>
          <table:table-cell table:formula="of:=AVERAGE([.R15:.R21])" office:value-type="float" office:value="0.0101230014285714" calcext:value-type="float">
            <text:p>0.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.5116" calcext:value-type="float">
            <text:p>23.5116</text:p>
          </table:table-cell>
          <table:table-cell office:value-type="float" office:value="22.8625" calcext:value-type="float">
            <text:p>22.8625</text:p>
          </table:table-cell>
          <table:table-cell office:value-type="float" office:value="-0.269356" calcext:value-type="float">
            <text:p>-0.269356</text:p>
          </table:table-cell>
          <table:table-cell office:value-type="float" office:value="-20.1375" calcext:value-type="float">
            <text:p>-20.1375</text:p>
          </table:table-cell>
          <table:table-cell office:value-type="float" office:value="121" calcext:value-type="float">
            <text:p>121</text:p>
          </table:table-cell>
          <table:table-cell office:value-type="float" office:value="67.3708" calcext:value-type="float">
            <text:p>67.3708</text:p>
          </table:table-cell>
          <table:table-cell office:value-type="float" office:value="65.5986" calcext:value-type="float">
            <text:p>65.5986</text:p>
          </table:table-cell>
          <table:table-cell office:value-type="float" office:value="-1.16848" calcext:value-type="float">
            <text:p>-1.16848</text:p>
          </table:table-cell>
          <table:table-cell office:value-type="float" office:value="-55.4014" calcext:value-type="float">
            <text:p>-55.4014</text:p>
          </table:table-cell>
          <table:table-cell office:value-type="float" office:value="0" calcext:value-type="float">
            <text:p>0</text:p>
          </table:table-cell>
          <table:table-cell office:value-type="float" office:value="0.0521781" calcext:value-type="float">
            <text:p>0.0521781</text:p>
          </table:table-cell>
          <table:table-cell office:value-type="float" office:value="0.0755627" calcext:value-type="float">
            <text:p>0.0755627</text:p>
          </table:table-cell>
          <table:table-cell office:value-type="float" office:value="0.0521781" calcext:value-type="float">
            <text:p>0.0521781</text:p>
          </table:table-cell>
          <table:table-cell office:value-type="float" office:value="0.0755627" calcext:value-type="float">
            <text:p>0.0755627</text:p>
          </table:table-cell>
          <table:table-cell office:value-type="float" office:value="0.67789" calcext:value-type="float">
            <text:p>0.67789</text:p>
          </table:table-cell>
          <table:table-cell office:value-type="float" office:value="0.142091" calcext:value-type="float">
            <text:p>0.142091</text:p>
          </table:table-cell>
          <table:table-cell office:value-type="float" office:value="0.012855" calcext:value-type="float">
            <text:p>1.29E-02</text:p>
          </table:table-cell>
          <table:table-cell table:number-columns-repeated="2" office:value-type="float" office:value="1.20978" calcext:value-type="float">
            <text:p>1.20978</text:p>
          </table:table-cell>
          <table:table-cell office:value-type="float" office:value="0.26853" calcext:value-type="float">
            <text:p>0.26853</text:p>
          </table:table-cell>
          <table:table-cell office:value-type="float" office:value="-0.897934" calcext:value-type="float">
            <text:p>-0.897934</text:p>
          </table:table-cell>
          <table:table-cell office:value-type="float" office:value="-11.2441" calcext:value-type="float">
            <text:p>-11.2441</text:p>
          </table:table-cell>
          <table:table-cell table:number-columns-repeated="22"/>
          <table:table-cell table:formula="of:=[.AT18]+1" office:value-type="date" office:date-value="2020-03-12" calcext:value-type="date">
            <text:p>12/03/20</text:p>
          </table:table-cell>
          <table:table-cell table:formula="of:=AVERAGE([.S16:.S22])" office:value-type="float" office:value="1.19098285714286" calcext:value-type="float">
            <text:p>1.19098285714286</text:p>
          </table:table-cell>
          <table:table-cell table:formula="of:=[.P19]" office:value-type="float" office:value="0.67789" calcext:value-type="float">
            <text:p>0.67789</text:p>
          </table:table-cell>
          <table:table-cell table:formula="of:=AVERAGE([.R16:.R22])" office:value-type="float" office:value="0.0104493071428571" calcext:value-type="float">
            <text:p>0.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.3438" calcext:value-type="float">
            <text:p>34.3438</text:p>
          </table:table-cell>
          <table:table-cell office:value-type="float" office:value="32.5912" calcext:value-type="float">
            <text:p>32.5912</text:p>
          </table:table-cell>
          <table:table-cell office:value-type="float" office:value="-0.370527" calcext:value-type="float">
            <text:p>-0.370527</text:p>
          </table:table-cell>
          <table:table-cell office:value-type="float" office:value="-32.4088" calcext:value-type="float">
            <text:p>-32.4088</text:p>
          </table:table-cell>
          <table:table-cell office:value-type="float" office:value="178" calcext:value-type="float">
            <text:p>178</text:p>
          </table:table-cell>
          <table:table-cell office:value-type="float" office:value="98.3406" calcext:value-type="float">
            <text:p>98.3406</text:p>
          </table:table-cell>
          <table:table-cell office:value-type="float" office:value="93.4627" calcext:value-type="float">
            <text:p>93.4627</text:p>
          </table:table-cell>
          <table:table-cell office:value-type="float" office:value="-1.49102" calcext:value-type="float">
            <text:p>-1.49102</text:p>
          </table:table-cell>
          <table:table-cell office:value-type="float" office:value="-84.5373" calcext:value-type="float">
            <text:p>-84.5373</text:p>
          </table:table-cell>
          <table:table-cell office:value-type="float" office:value="0" calcext:value-type="float">
            <text:p>0</text:p>
          </table:table-cell>
          <table:table-cell office:value-type="float" office:value="0.075072" calcext:value-type="float">
            <text:p>0.075072</text:p>
          </table:table-cell>
          <table:table-cell office:value-type="float" office:value="0.131535" calcext:value-type="float">
            <text:p>0.131535</text:p>
          </table:table-cell>
          <table:table-cell office:value-type="float" office:value="0.075072" calcext:value-type="float">
            <text:p>0.075072</text:p>
          </table:table-cell>
          <table:table-cell office:value-type="float" office:value="0.131535" calcext:value-type="float">
            <text:p>0.131535</text:p>
          </table:table-cell>
          <table:table-cell office:value-type="float" office:value="0.493136" calcext:value-type="float">
            <text:p>0.493136</text:p>
          </table:table-cell>
          <table:table-cell office:value-type="float" office:value="0.101812" calcext:value-type="float">
            <text:p>0.101812</text:p>
          </table:table-cell>
          <table:table-cell office:value-type="float" office:value="0.00954056" calcext:value-type="float">
            <text:p>9.54E-03</text:p>
          </table:table-cell>
          <table:table-cell table:number-columns-repeated="2" office:value-type="float" office:value="1.16357" calcext:value-type="float">
            <text:p>1.16357</text:p>
          </table:table-cell>
          <table:table-cell table:style-name="ce1" office:value-type="float" office:value="0.316024" calcext:value-type="float">
            <text:p>3.16E-01</text:p>
          </table:table-cell>
          <table:table-cell office:value-type="float" office:value="-0.877334" calcext:value-type="float">
            <text:p>-0.877334</text:p>
          </table:table-cell>
          <table:table-cell table:style-name="ce1" office:value-type="float" office:value="-12.2079" calcext:value-type="float">
            <text:p>-1.22E+01</text:p>
          </table:table-cell>
          <table:table-cell table:number-columns-repeated="22"/>
          <table:table-cell table:formula="of:=[.AT19]+1" office:value-type="date" office:date-value="2020-03-13" calcext:value-type="date">
            <text:p>13/03/20</text:p>
          </table:table-cell>
          <table:table-cell table:formula="of:=AVERAGE([.S17:.S23])" office:value-type="float" office:value="1.14590885714286" calcext:value-type="float">
            <text:p>1.14590885714286</text:p>
          </table:table-cell>
          <table:table-cell table:formula="of:=[.P20]" office:value-type="float" office:value="0.493136" calcext:value-type="float">
            <text:p>0.493136</text:p>
          </table:table-cell>
          <table:table-cell table:formula="of:=AVERAGE([.R17:.R23])" office:value-type="float" office:value="0.0108846471428571" calcext:value-type="float">
            <text:p>0.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.6474" calcext:value-type="float">
            <text:p>47.6474</text:p>
          </table:table-cell>
          <table:table-cell office:value-type="float" office:value="43.7737" calcext:value-type="float">
            <text:p>43.7737</text:p>
          </table:table-cell>
          <table:table-cell office:value-type="float" office:value="-0.374735" calcext:value-type="float">
            <text:p>-0.374735</text:p>
          </table:table-cell>
          <table:table-cell office:value-type="float" office:value="-39.2263" calcext:value-type="float">
            <text:p>-39.2263</text:p>
          </table:table-cell>
          <table:table-cell office:value-type="float" office:value="243" calcext:value-type="float">
            <text:p>243</text:p>
          </table:table-cell>
          <table:table-cell office:value-type="float" office:value="132.208" calcext:value-type="float">
            <text:p>132.208</text:p>
          </table:table-cell>
          <table:table-cell office:value-type="float" office:value="121.53" calcext:value-type="float">
            <text:p>121.53</text:p>
          </table:table-cell>
          <table:table-cell office:value-type="float" office:value="-1.79484" calcext:value-type="float">
            <text:p>-1.79484</text:p>
          </table:table-cell>
          <table:table-cell office:value-type="float" office:value="-121.47" calcext:value-type="float">
            <text:p>-121.47</text:p>
          </table:table-cell>
          <table:table-cell office:value-type="float" office:value="0" calcext:value-type="float">
            <text:p>0</text:p>
          </table:table-cell>
          <table:table-cell office:value-type="float" office:value="0.107275" calcext:value-type="float">
            <text:p>0.107275</text:p>
          </table:table-cell>
          <table:table-cell office:value-type="float" office:value="0.209066" calcext:value-type="float">
            <text:p>0.209066</text:p>
          </table:table-cell>
          <table:table-cell office:value-type="float" office:value="0.107275" calcext:value-type="float">
            <text:p>0.107275</text:p>
          </table:table-cell>
          <table:table-cell office:value-type="float" office:value="0.209066" calcext:value-type="float">
            <text:p>0.209066</text:p>
          </table:table-cell>
          <table:table-cell office:value-type="float" office:value="0.331215" calcext:value-type="float">
            <text:p>0.331215</text:p>
          </table:table-cell>
          <table:table-cell office:value-type="float" office:value="0.0903368" calcext:value-type="float">
            <text:p>0.0903368</text:p>
          </table:table-cell>
          <table:table-cell office:value-type="float" office:value="0.00875558" calcext:value-type="float">
            <text:p>8.76E-03</text:p>
          </table:table-cell>
          <table:table-cell table:number-columns-repeated="2" office:value-type="float" office:value="1.10925" calcext:value-type="float">
            <text:p>1.10925</text:p>
          </table:table-cell>
          <table:table-cell table:style-name="ce1" office:value-type="float" office:value="0.389029" calcext:value-type="float">
            <text:p>3.89E-01</text:p>
          </table:table-cell>
          <table:table-cell office:value-type="float" office:value="-0.863092" calcext:value-type="float">
            <text:p>-0.863092</text:p>
          </table:table-cell>
          <table:table-cell table:style-name="ce1" office:value-type="float" office:value="-13.5341" calcext:value-type="float">
            <text:p>-1.35E+01</text:p>
          </table:table-cell>
          <table:table-cell table:number-columns-repeated="22"/>
          <table:table-cell table:formula="of:=[.AT20]+1" office:value-type="date" office:date-value="2020-03-14" calcext:value-type="date">
            <text:p>14/03/20</text:p>
          </table:table-cell>
          <table:table-cell table:formula="of:=AVERAGE([.S18:.S24])" office:value-type="float" office:value="1.10112542857143" calcext:value-type="float">
            <text:p>1.10112542857143</text:p>
          </table:table-cell>
          <table:table-cell table:formula="of:=[.P21]" office:value-type="float" office:value="0.331215" calcext:value-type="float">
            <text:p>0.331215</text:p>
          </table:table-cell>
          <table:table-cell table:formula="of:=AVERAGE([.R18:.R24])" office:value-type="float" office:value="0.0113722042857143" calcext:value-type="float">
            <text:p>0.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.0753" calcext:value-type="float">
            <text:p>64.0753</text:p>
          </table:table-cell>
          <table:table-cell office:value-type="float" office:value="56.7344" calcext:value-type="float">
            <text:p>56.7344</text:p>
          </table:table-cell>
          <table:table-cell office:value-type="float" office:value="-0.450875" calcext:value-type="float">
            <text:p>-0.450875</text:p>
          </table:table-cell>
          <table:table-cell office:value-type="float" office:value="-55.2656" calcext:value-type="float">
            <text:p>-55.2656</text:p>
          </table:table-cell>
          <table:table-cell office:value-type="float" office:value="334" calcext:value-type="float">
            <text:p>334</text:p>
          </table:table-cell>
          <table:table-cell office:value-type="float" office:value="174.362" calcext:value-type="float">
            <text:p>174.362</text:p>
          </table:table-cell>
          <table:table-cell office:value-type="float" office:value="154.369" calcext:value-type="float">
            <text:p>154.369</text:p>
          </table:table-cell>
          <table:table-cell office:value-type="float" office:value="-2.21063" calcext:value-type="float">
            <text:p>-2.21063</text:p>
          </table:table-cell>
          <table:table-cell office:value-type="float" office:value="-179.631" calcext:value-type="float">
            <text:p>-179.631</text:p>
          </table:table-cell>
          <table:table-cell office:value-type="float" office:value="0" calcext:value-type="float">
            <text:p>0</text:p>
          </table:table-cell>
          <table:table-cell office:value-type="float" office:value="0.152026" calcext:value-type="float">
            <text:p>0.152026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152026" calcext:value-type="float">
            <text:p>0.152026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192127" calcext:value-type="float">
            <text:p>0.192127</text:p>
          </table:table-cell>
          <table:table-cell office:value-type="float" office:value="0.0923366" calcext:value-type="float">
            <text:p>0.0923366</text:p>
          </table:table-cell>
          <table:table-cell office:value-type="float" office:value="0.00924409" calcext:value-type="float">
            <text:p>9.24E-03</text:p>
          </table:table-cell>
          <table:table-cell table:number-columns-repeated="2" office:value-type="float" office:value="1.04669" calcext:value-type="float">
            <text:p>1.04669</text:p>
          </table:table-cell>
          <table:table-cell table:style-name="ce1" office:value-type="float" office:value="0.517803" calcext:value-type="float">
            <text:p>5.18E-01</text:p>
          </table:table-cell>
          <table:table-cell office:value-type="float" office:value="-0.854988" calcext:value-type="float">
            <text:p>-0.854988</text:p>
          </table:table-cell>
          <table:table-cell table:style-name="ce1" office:value-type="float" office:value="-15.0182" calcext:value-type="float">
            <text:p>-1.50E+01</text:p>
          </table:table-cell>
          <table:table-cell table:number-columns-repeated="22"/>
          <table:table-cell table:formula="of:=[.AT21]+1" office:value-type="date" office:date-value="2020-03-15" calcext:value-type="date">
            <text:p>15/03/20</text:p>
          </table:table-cell>
          <table:table-cell table:formula="of:=AVERAGE([.S19:.S25])" office:value-type="float" office:value="1.05669542857143" calcext:value-type="float">
            <text:p>1.05669542857143</text:p>
          </table:table-cell>
          <table:table-cell table:formula="of:=[.P22]" office:value-type="float" office:value="0.192127" calcext:value-type="float">
            <text:p>0.192127</text:p>
          </table:table-cell>
          <table:table-cell table:formula="of:=AVERAGE([.R19:.R25])" office:value-type="float" office:value="0.0118512328571429" calcext:value-type="float">
            <text:p>0.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4.9508" calcext:value-type="float">
            <text:p>84.9508</text:p>
          </table:table-cell>
          <table:table-cell office:value-type="float" office:value="72.0801" calcext:value-type="float">
            <text:p>72.0801</text:p>
          </table:table-cell>
          <table:table-cell office:value-type="float" office:value="-0.433534" calcext:value-type="float">
            <text:p>-0.433534</text:p>
          </table:table-cell>
          <table:table-cell office:value-type="float" office:value="-63.9199" calcext:value-type="float">
            <text:p>-63.9199</text:p>
          </table:table-cell>
          <table:table-cell office:value-type="float" office:value="453" calcext:value-type="float">
            <text:p>453</text:p>
          </table:table-cell>
          <table:table-cell office:value-type="float" office:value="231.104" calcext:value-type="float">
            <text:p>231.104</text:p>
          </table:table-cell>
          <table:table-cell office:value-type="float" office:value="196.115" calcext:value-type="float">
            <text:p>196.115</text:p>
          </table:table-cell>
          <table:table-cell office:value-type="float" office:value="-2.64209" calcext:value-type="float">
            <text:p>-2.64209</text:p>
          </table:table-cell>
          <table:table-cell office:value-type="float" office:value="-256.885" calcext:value-type="float">
            <text:p>-256.885</text:p>
          </table:table-cell>
          <table:table-cell office:value-type="float" office:value="0" calcext:value-type="float">
            <text:p>0</text:p>
          </table:table-cell>
          <table:table-cell office:value-type="float" office:value="0.213967" calcext:value-type="float">
            <text:p>0.213967</text:p>
          </table:table-cell>
          <table:table-cell office:value-type="float" office:value="0.457562" calcext:value-type="float">
            <text:p>0.457562</text:p>
          </table:table-cell>
          <table:table-cell office:value-type="float" office:value="0.213967" calcext:value-type="float">
            <text:p>0.213967</text:p>
          </table:table-cell>
          <table:table-cell office:value-type="float" office:value="0.457562" calcext:value-type="float">
            <text:p>0.457562</text:p>
          </table:table-cell>
          <table:table-cell office:value-type="float" office:value="0.0758724" calcext:value-type="float">
            <text:p>0.0758724</text:p>
          </table:table-cell>
          <table:table-cell office:value-type="float" office:value="0.123627" calcext:value-type="float">
            <text:p>0.123627</text:p>
          </table:table-cell>
          <table:table-cell office:value-type="float" office:value="0.0127684" calcext:value-type="float">
            <text:p>1.28E-02</text:p>
          </table:table-cell>
          <table:table-cell table:number-columns-repeated="2" office:value-type="float" office:value="0.965602" calcext:value-type="float">
            <text:p>0.965602</text:p>
          </table:table-cell>
          <table:table-cell table:style-name="ce1" office:value-type="float" office:value="0.801969" calcext:value-type="float">
            <text:p>8.02E-01</text:p>
          </table:table-cell>
          <table:table-cell office:value-type="float" office:value="-0.888092" calcext:value-type="float">
            <text:p>-0.888092</text:p>
          </table:table-cell>
          <table:table-cell table:style-name="ce1" office:value-type="float" office:value="-15.1027" calcext:value-type="float">
            <text:p>-1.51E+01</text:p>
          </table:table-cell>
          <table:table-cell table:number-columns-repeated="22"/>
          <table:table-cell table:formula="of:=[.AT22]+1" office:value-type="date" office:date-value="2020-03-16" calcext:value-type="date">
            <text:p>16/03/20</text:p>
          </table:table-cell>
          <table:table-cell table:formula="of:=AVERAGE([.S20:.S26])" office:value-type="float" office:value="1.01776628571429" calcext:value-type="float">
            <text:p>1.01776628571429</text:p>
          </table:table-cell>
          <table:table-cell table:formula="of:=[.P23]" office:value-type="float" office:value="0.0758724" calcext:value-type="float">
            <text:p>0.0758724</text:p>
          </table:table-cell>
          <table:table-cell table:formula="of:=AVERAGE([.R20:.R26])" office:value-type="float" office:value="0.0123587471428571" calcext:value-type="float">
            <text:p>0.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4.172" calcext:value-type="float">
            <text:p>114.172</text:p>
          </table:table-cell>
          <table:table-cell office:value-type="float" office:value="92.5203" calcext:value-type="float">
            <text:p>92.5203</text:p>
          </table:table-cell>
          <table:table-cell office:value-type="float" office:value="-0.365755" calcext:value-type="float">
            <text:p>-0.365755</text:p>
          </table:table-cell>
          <table:table-cell office:value-type="float" office:value="-68.4797" calcext:value-type="float">
            <text:p>-68.4797</text:p>
          </table:table-cell>
          <table:table-cell office:value-type="float" office:value="565" calcext:value-type="float">
            <text:p>565</text:p>
          </table:table-cell>
          <table:table-cell office:value-type="float" office:value="321.303" calcext:value-type="float">
            <text:p>321.303</text:p>
          </table:table-cell>
          <table:table-cell office:value-type="float" office:value="260.769" calcext:value-type="float">
            <text:p>260.769</text:p>
          </table:table-cell>
          <table:table-cell office:value-type="float" office:value="-2.52131" calcext:value-type="float">
            <text:p>-2.52131</text:p>
          </table:table-cell>
          <table:table-cell office:value-type="float" office:value="-304.231" calcext:value-type="float">
            <text:p>-304.231</text:p>
          </table:table-cell>
          <table:table-cell office:value-type="float" office:value="0" calcext:value-type="float">
            <text:p>0</text:p>
          </table:table-cell>
          <table:table-cell office:value-type="float" office:value="0.298714" calcext:value-type="float">
            <text:p>0.298714</text:p>
          </table:table-cell>
          <table:table-cell office:value-type="float" office:value="0.646956" calcext:value-type="float">
            <text:p>0.646956</text:p>
          </table:table-cell>
          <table:table-cell office:value-type="float" office:value="0.298714" calcext:value-type="float">
            <text:p>0.298714</text:p>
          </table:table-cell>
          <table:table-cell office:value-type="float" office:value="0.646956" calcext:value-type="float">
            <text:p>0.646956</text:p>
          </table:table-cell>
          <table:table-cell office:value-type="float" office:value="0.0668303" calcext:value-type="float">
            <text:p>0.0668303</text:p>
          </table:table-cell>
          <table:table-cell office:value-type="float" office:value="0.138941" calcext:value-type="float">
            <text:p>0.138941</text:p>
          </table:table-cell>
          <table:table-cell office:value-type="float" office:value="0.0147873" calcext:value-type="float">
            <text:p>1.48E-02</text:p>
          </table:table-cell>
          <table:table-cell table:number-columns-repeated="2" office:value-type="float" office:value="0.954826" calcext:value-type="float">
            <text:p>0.954826</text:p>
          </table:table-cell>
          <table:table-cell table:style-name="ce1" office:value-type="float" office:value="0.829116" calcext:value-type="float">
            <text:p>8.29E-01</text:p>
          </table:table-cell>
          <table:table-cell office:value-type="float" office:value="-0.9048" calcext:value-type="float">
            <text:p>-0.9048</text:p>
          </table:table-cell>
          <table:table-cell table:style-name="ce1" office:value-type="float" office:value="-14.5203" calcext:value-type="float">
            <text:p>-1.45E+01</text:p>
          </table:table-cell>
          <table:table-cell table:number-columns-repeated="22"/>
          <table:table-cell table:formula="of:=[.AT23]+1" office:value-type="date" office:date-value="2020-03-17" calcext:value-type="date">
            <text:p>17/03/20</text:p>
          </table:table-cell>
          <table:table-cell table:formula="of:=AVERAGE([.S21:.S27])" office:value-type="float" office:value="0.986372714285714" calcext:value-type="float">
            <text:p>0.986372714285714</text:p>
          </table:table-cell>
          <table:table-cell table:formula="of:=[.P24]" office:value-type="float" office:value="0.0668303" calcext:value-type="float">
            <text:p>0.0668303</text:p>
          </table:table-cell>
          <table:table-cell table:formula="of:=AVERAGE([.R21:.R27])" office:value-type="float" office:value="0.0127210957142857" calcext:value-type="float">
            <text:p>0.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1.222" calcext:value-type="float">
            <text:p>151.222</text:p>
          </table:table-cell>
          <table:table-cell office:value-type="float" office:value="119.196" calcext:value-type="float">
            <text:p>119.196</text:p>
          </table:table-cell>
          <table:table-cell office:value-type="float" office:value="-0.233968" calcext:value-type="float">
            <text:p>-0.233968</text:p>
          </table:table-cell>
          <table:table-cell office:value-type="float" office:value="-63.8039" calcext:value-type="float">
            <text:p>-63.8039</text:p>
          </table:table-cell>
          <table:table-cell office:value-type="float" office:value="672" calcext:value-type="float">
            <text:p>672</text:p>
          </table:table-cell>
          <table:table-cell office:value-type="float" office:value="442.005" calcext:value-type="float">
            <text:p>442.005</text:p>
          </table:table-cell>
          <table:table-cell office:value-type="float" office:value="349.042" calcext:value-type="float">
            <text:p>349.042</text:p>
          </table:table-cell>
          <table:table-cell office:value-type="float" office:value="-2.12598" calcext:value-type="float">
            <text:p>-2.12598</text:p>
          </table:table-cell>
          <table:table-cell office:value-type="float" office:value="-322.958" calcext:value-type="float">
            <text:p>-322.958</text:p>
          </table:table-cell>
          <table:table-cell office:value-type="float" office:value="0" calcext:value-type="float">
            <text:p>0</text:p>
          </table:table-cell>
          <table:table-cell office:value-type="float" office:value="0.409371" calcext:value-type="float">
            <text:p>0.409371</text:p>
          </table:table-cell>
          <table:table-cell office:value-type="float" office:value="0.882217" calcext:value-type="float">
            <text:p>0.882217</text:p>
          </table:table-cell>
          <table:table-cell office:value-type="float" office:value="0.409371" calcext:value-type="float">
            <text:p>0.409371</text:p>
          </table:table-cell>
          <table:table-cell office:value-type="float" office:value="0.882217" calcext:value-type="float">
            <text:p>0.882217</text:p>
          </table:table-cell>
          <table:table-cell office:value-type="float" office:value="0.0577881" calcext:value-type="float">
            <text:p>0.0577881</text:p>
          </table:table-cell>
          <table:table-cell office:value-type="float" office:value="0.13699" calcext:value-type="float">
            <text:p>0.13699</text:p>
          </table:table-cell>
          <table:table-cell office:value-type="float" office:value="0.0150077" calcext:value-type="float">
            <text:p>1.50E-02</text:p>
          </table:table-cell>
          <table:table-cell table:number-columns-repeated="2" office:value-type="float" office:value="0.94715" calcext:value-type="float">
            <text:p>0.94715</text:p>
          </table:table-cell>
          <table:table-cell table:style-name="ce1" office:value-type="float" office:value="0.863351" calcext:value-type="float">
            <text:p>8.63E-01</text:p>
          </table:table-cell>
          <table:table-cell office:value-type="float" office:value="-0.910842" calcext:value-type="float">
            <text:p>-0.910842</text:p>
          </table:table-cell>
          <table:table-cell table:style-name="ce1" office:value-type="float" office:value="-14.3355" calcext:value-type="float">
            <text:p>-1.43E+01</text:p>
          </table:table-cell>
          <table:table-cell table:number-columns-repeated="22"/>
          <table:table-cell table:formula="of:=[.AT24]+1" office:value-type="date" office:date-value="2020-03-18" calcext:value-type="date">
            <text:p>18/03/20</text:p>
          </table:table-cell>
          <table:table-cell table:formula="of:=AVERAGE([.S22:.S28])" office:value-type="float" office:value="0.962909" calcext:value-type="float">
            <text:p>0.962909</text:p>
          </table:table-cell>
          <table:table-cell table:formula="of:=[.P25]" office:value-type="float" office:value="0.0577881" calcext:value-type="float">
            <text:p>0.0577881</text:p>
          </table:table-cell>
          <table:table-cell table:formula="of:=AVERAGE([.R22:.R28])" office:value-type="float" office:value="0.01304147" calcext:value-type="float">
            <text:p>0.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2.764" calcext:value-type="float">
            <text:p>192.764</text:p>
          </table:table-cell>
          <table:table-cell office:value-type="float" office:value="149.309" calcext:value-type="float">
            <text:p>149.309</text:p>
          </table:table-cell>
          <table:table-cell office:value-type="float" office:value="-0.0873739" calcext:value-type="float">
            <text:p>-0.0873739</text:p>
          </table:table-cell>
          <table:table-cell office:value-type="float" office:value="-55.6909" calcext:value-type="float">
            <text:p>-55.6909</text:p>
          </table:table-cell>
          <table:table-cell office:value-type="float" office:value="803" calcext:value-type="float">
            <text:p>803</text:p>
          </table:table-cell>
          <table:table-cell office:value-type="float" office:value="580.283" calcext:value-type="float">
            <text:p>580.283</text:p>
          </table:table-cell>
          <table:table-cell office:value-type="float" office:value="449.994" calcext:value-type="float">
            <text:p>449.994</text:p>
          </table:table-cell>
          <table:table-cell office:value-type="float" office:value="-1.88521" calcext:value-type="float">
            <text:p>-1.88521</text:p>
          </table:table-cell>
          <table:table-cell office:value-type="float" office:value="-353.006" calcext:value-type="float">
            <text:p>-353.006</text:p>
          </table:table-cell>
          <table:table-cell office:value-type="float" office:value="0" calcext:value-type="float">
            <text:p>0</text:p>
          </table:table-cell>
          <table:table-cell office:value-type="float" office:value="0.546955" calcext:value-type="float">
            <text:p>0.546955</text:p>
          </table:table-cell>
          <table:table-cell office:value-type="float" office:value="1.18824" calcext:value-type="float">
            <text:p>1.18824</text:p>
          </table:table-cell>
          <table:table-cell office:value-type="float" office:value="0.546955" calcext:value-type="float">
            <text:p>0.546955</text:p>
          </table:table-cell>
          <table:table-cell office:value-type="float" office:value="1.18824" calcext:value-type="float">
            <text:p>1.18824</text:p>
          </table:table-cell>
          <table:table-cell office:value-type="float" office:value="0.048746" calcext:value-type="float">
            <text:p>0.048746</text:p>
          </table:table-cell>
          <table:table-cell table:style-name="ce1" office:value-type="float" office:value="0.145644" calcext:value-type="float">
            <text:p>1.46E-01</text:p>
          </table:table-cell>
          <table:table-cell office:value-type="float" office:value="0.0164076" calcext:value-type="float">
            <text:p>1.64E-02</text:p>
          </table:table-cell>
          <table:table-cell table:number-columns-repeated="2" office:value-type="float" office:value="0.937276" calcext:value-type="float">
            <text:p>0.937276</text:p>
          </table:table-cell>
          <table:table-cell table:style-name="ce1" office:value-type="float" office:value="0.877345" calcext:value-type="float">
            <text:p>8.77E-01</text:p>
          </table:table-cell>
          <table:table-cell office:value-type="float" office:value="-0.927207" calcext:value-type="float">
            <text:p>-0.927207</text:p>
          </table:table-cell>
          <table:table-cell table:style-name="ce1" office:value-type="float" office:value="-14.5462" calcext:value-type="float">
            <text:p>-1.45E+01</text:p>
          </table:table-cell>
          <table:table-cell table:number-columns-repeated="22"/>
          <table:table-cell table:formula="of:=[.AT25]+1" office:value-type="date" office:date-value="2020-03-19" calcext:value-type="date">
            <text:p>19/03/20</text:p>
          </table:table-cell>
          <table:table-cell table:formula="of:=AVERAGE([.S23:.S29])" office:value-type="float" office:value="0.948126428571428" calcext:value-type="float">
            <text:p>0.948126428571428</text:p>
          </table:table-cell>
          <table:table-cell table:formula="of:=[.P26]" office:value-type="float" office:value="0.048746" calcext:value-type="float">
            <text:p>0.048746</text:p>
          </table:table-cell>
          <table:table-cell table:formula="of:=AVERAGE([.R23:.R29])" office:value-type="float" office:value="0.0133677714285714" calcext:value-type="float">
            <text:p>0.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9.1" calcext:value-type="float">
            <text:p>239.1</text:p>
          </table:table-cell>
          <table:table-cell office:value-type="float" office:value="184.478" calcext:value-type="float">
            <text:p>184.478</text:p>
          </table:table-cell>
          <table:table-cell office:value-type="float" office:value="0.0641289" calcext:value-type="float">
            <text:p>0.0641289</text:p>
          </table:table-cell>
          <table:table-cell office:value-type="float" office:value="-45.5218" calcext:value-type="float">
            <text:p>-45.5218</text:p>
          </table:table-cell>
          <table:table-cell office:value-type="float" office:value="976" calcext:value-type="float">
            <text:p>976</text:p>
          </table:table-cell>
          <table:table-cell office:value-type="float" office:value="741.988" calcext:value-type="float">
            <text:p>741.988</text:p>
          </table:table-cell>
          <table:table-cell office:value-type="float" office:value="572.492" calcext:value-type="float">
            <text:p>572.492</text:p>
          </table:table-cell>
          <table:table-cell office:value-type="float" office:value="-1.84458" calcext:value-type="float">
            <text:p>-1.84458</text:p>
          </table:table-cell>
          <table:table-cell office:value-type="float" office:value="-403.508" calcext:value-type="float">
            <text:p>-403.508</text:p>
          </table:table-cell>
          <table:table-cell office:value-type="float" office:value="0" calcext:value-type="float">
            <text:p>0</text:p>
          </table:table-cell>
          <table:table-cell office:value-type="float" office:value="0.712421" calcext:value-type="float">
            <text:p>0.712421</text:p>
          </table:table-cell>
          <table:table-cell office:value-type="float" office:value="1.58655" calcext:value-type="float">
            <text:p>1.58655</text:p>
          </table:table-cell>
          <table:table-cell office:value-type="float" office:value="0.712421" calcext:value-type="float">
            <text:p>0.712421</text:p>
          </table:table-cell>
          <table:table-cell office:value-type="float" office:value="1.58655" calcext:value-type="float">
            <text:p>1.58655</text:p>
          </table:table-cell>
          <table:table-cell office:value-type="float" office:value="0.0476094" calcext:value-type="float">
            <text:p>0.0476094</text:p>
          </table:table-cell>
          <table:table-cell table:style-name="ce1" office:value-type="float" office:value="0.104349" calcext:value-type="float">
            <text:p>1.04E-01</text:p>
          </table:table-cell>
          <table:table-cell office:value-type="float" office:value="0.012077" calcext:value-type="float">
            <text:p>1.21E-02</text:p>
          </table:table-cell>
          <table:table-cell table:number-columns-repeated="2" office:value-type="float" office:value="0.943815" calcext:value-type="float">
            <text:p>0.943815</text:p>
          </table:table-cell>
          <table:table-cell table:style-name="ce1" office:value-type="float" office:value="0.934927" calcext:value-type="float">
            <text:p>9.35E-01</text:p>
          </table:table-cell>
          <table:table-cell office:value-type="float" office:value="-0.89479" calcext:value-type="float">
            <text:p>-0.89479</text:p>
          </table:table-cell>
          <table:table-cell table:style-name="ce1" office:value-type="float" office:value="-13.9479" calcext:value-type="float">
            <text:p>-1.39E+01</text:p>
          </table:table-cell>
          <table:table-cell table:number-columns-repeated="22"/>
          <table:table-cell table:formula="of:=[.AT26]+1" office:value-type="date" office:date-value="2020-03-20" calcext:value-type="date">
            <text:p>20/03/20</text:p>
          </table:table-cell>
          <table:table-cell table:formula="of:=AVERAGE([.S24:.S30])" office:value-type="float" office:value="0.943784428571429" calcext:value-type="float">
            <text:p>0.943784428571429</text:p>
          </table:table-cell>
          <table:table-cell table:formula="of:=[.P27]" office:value-type="float" office:value="0.0476094" calcext:value-type="float">
            <text:p>0.0476094</text:p>
          </table:table-cell>
          <table:table-cell table:formula="of:=AVERAGE([.R24:.R30])" office:value-type="float" office:value="0.0138031142857143" calcext:value-type="float">
            <text:p>0.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82.503" calcext:value-type="float">
            <text:p>282.503</text:p>
          </table:table-cell>
          <table:table-cell office:value-type="float" office:value="218.613" calcext:value-type="float">
            <text:p>218.613</text:p>
          </table:table-cell>
          <table:table-cell office:value-type="float" office:value="0.221791" calcext:value-type="float">
            <text:p>0.221791</text:p>
          </table:table-cell>
          <table:table-cell office:value-type="float" office:value="-32.3869" calcext:value-type="float">
            <text:p>-32.3869</text:p>
          </table:table-cell>
          <table:table-cell office:value-type="float" office:value="1055" calcext:value-type="float">
            <text:p>1055</text:p>
          </table:table-cell>
          <table:table-cell office:value-type="float" office:value="882.536" calcext:value-type="float">
            <text:p>882.536</text:p>
          </table:table-cell>
          <table:table-cell office:value-type="float" office:value="681.187" calcext:value-type="float">
            <text:p>681.187</text:p>
          </table:table-cell>
          <table:table-cell office:value-type="float" office:value="-1.30068" calcext:value-type="float">
            <text:p>-1.30068</text:p>
          </table:table-cell>
          <table:table-cell office:value-type="float" office:value="-373.813" calcext:value-type="float">
            <text:p>-373.813</text:p>
          </table:table-cell>
          <table:table-cell office:value-type="float" office:value="0" calcext:value-type="float">
            <text:p>0</text:p>
          </table:table-cell>
          <table:table-cell office:value-type="float" office:value="0.906283" calcext:value-type="float">
            <text:p>0.906283</text:p>
          </table:table-cell>
          <table:table-cell office:value-type="float" office:value="2.09305" calcext:value-type="float">
            <text:p>2.09305</text:p>
          </table:table-cell>
          <table:table-cell office:value-type="float" office:value="0.906283" calcext:value-type="float">
            <text:p>0.906283</text:p>
          </table:table-cell>
          <table:table-cell office:value-type="float" office:value="2.09305" calcext:value-type="float">
            <text:p>2.09305</text:p>
          </table:table-cell>
          <table:table-cell office:value-type="float" office:value="0.0464728" calcext:value-type="float">
            <text:p>0.0464728</text:p>
          </table:table-cell>
          <table:table-cell table:style-name="ce1" office:value-type="float" office:value="0.0925794" calcext:value-type="float">
            <text:p>9.26E-02</text:p>
          </table:table-cell>
          <table:table-cell office:value-type="float" office:value="0.0109982" calcext:value-type="float">
            <text:p>1.10E-02</text:p>
          </table:table-cell>
          <table:table-cell table:number-columns-repeated="2" office:value-type="float" office:value="0.945004" calcext:value-type="float">
            <text:p>0.945004</text:p>
          </table:table-cell>
          <table:table-cell table:style-name="ce1" office:value-type="float" office:value="0.956217" calcext:value-type="float">
            <text:p>9.56E-01</text:p>
          </table:table-cell>
          <table:table-cell office:value-type="float" office:value="-0.883165" calcext:value-type="float">
            <text:p>-0.883165</text:p>
          </table:table-cell>
          <table:table-cell table:style-name="ce1" office:value-type="float" office:value="-13.4154" calcext:value-type="float">
            <text:p>-1.34E+01</text:p>
          </table:table-cell>
          <table:table-cell table:number-columns-repeated="22"/>
          <table:table-cell table:formula="of:=[.AT27]+1" office:value-type="date" office:date-value="2020-03-21" calcext:value-type="date">
            <text:p>21/03/20</text:p>
          </table:table-cell>
          <table:table-cell table:formula="of:=AVERAGE([.S25:.S31])" office:value-type="float" office:value="0.940354857142857" calcext:value-type="float">
            <text:p>0.940354857142857</text:p>
          </table:table-cell>
          <table:table-cell table:formula="of:=[.P28]" office:value-type="float" office:value="0.0464728" calcext:value-type="float">
            <text:p>0.0464728</text:p>
          </table:table-cell>
          <table:table-cell table:formula="of:=AVERAGE([.R25:.R31])" office:value-type="float" office:value="0.0142906714285714" calcext:value-type="float">
            <text:p>0.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21.44" calcext:value-type="float">
            <text:p>321.44</text:p>
          </table:table-cell>
          <table:table-cell office:value-type="float" office:value="254.616" calcext:value-type="float">
            <text:p>254.616</text:p>
          </table:table-cell>
          <table:table-cell office:value-type="float" office:value="0.38032" calcext:value-type="float">
            <text:p>0.38032</text:p>
          </table:table-cell>
          <table:table-cell office:value-type="float" office:value="-13.3838" calcext:value-type="float">
            <text:p>-13.3838</text:p>
          </table:table-cell>
          <table:table-cell office:value-type="float" office:value="1143" calcext:value-type="float">
            <text:p>1143</text:p>
          </table:table-cell>
          <table:table-cell office:value-type="float" office:value="1010.61" calcext:value-type="float">
            <text:p>1010.61</text:p>
          </table:table-cell>
          <table:table-cell office:value-type="float" office:value="796.787" calcext:value-type="float">
            <text:p>796.787</text:p>
          </table:table-cell>
          <table:table-cell office:value-type="float" office:value="-0.957339" calcext:value-type="float">
            <text:p>-0.957339</text:p>
          </table:table-cell>
          <table:table-cell office:value-type="float" office:value="-346.213" calcext:value-type="float">
            <text:p>-346.213</text:p>
          </table:table-cell>
          <table:table-cell office:value-type="float" office:value="1" calcext:value-type="float">
            <text:p>1</text:p>
          </table:table-cell>
          <table:table-cell office:value-type="float" office:value="1.1126" calcext:value-type="float">
            <text:p>1.1126</text:p>
          </table:table-cell>
          <table:table-cell office:value-type="float" office:value="2.72854" calcext:value-type="float">
            <text:p>2.72854</text:p>
          </table:table-cell>
          <table:table-cell office:value-type="float" office:value="0.1126" calcext:value-type="float">
            <text:p>0.1126</text:p>
          </table:table-cell>
          <table:table-cell office:value-type="float" office:value="1.72854" calcext:value-type="float">
            <text:p>1.72854</text:p>
          </table:table-cell>
          <table:table-cell office:value-type="float" office:value="0.0453363" calcext:value-type="float">
            <text:p>0.0453363</text:p>
          </table:table-cell>
          <table:table-cell table:style-name="ce1" office:value-type="float" office:value="0.0946208" calcext:value-type="float">
            <text:p>9.46E-02</text:p>
          </table:table-cell>
          <table:table-cell office:value-type="float" office:value="0.0115282" calcext:value-type="float">
            <text:p>1.15E-02</text:p>
          </table:table-cell>
          <table:table-cell table:number-columns-repeated="2" office:value-type="float" office:value="0.943212" calcext:value-type="float">
            <text:p>0.943212</text:p>
          </table:table-cell>
          <table:table-cell table:style-name="ce1" office:value-type="float" office:value="0.957866" calcext:value-type="float">
            <text:p>9.58E-01</text:p>
          </table:table-cell>
          <table:table-cell office:value-type="float" office:value="-0.887124" calcext:value-type="float">
            <text:p>-0.887124</text:p>
          </table:table-cell>
          <table:table-cell table:style-name="ce1" office:value-type="float" office:value="-14.7521" calcext:value-type="float">
            <text:p>-1.48E+01</text:p>
          </table:table-cell>
          <table:table-cell table:number-columns-repeated="22"/>
          <table:table-cell table:formula="of:=[.AT28]+1" office:value-type="date" office:date-value="2020-03-22" calcext:value-type="date">
            <text:p>22/03/20</text:p>
          </table:table-cell>
          <table:table-cell table:formula="of:=AVERAGE([.S26:.S32])" office:value-type="float" office:value="0.937875285714286" calcext:value-type="float">
            <text:p>0.937875285714286</text:p>
          </table:table-cell>
          <table:table-cell table:formula="of:=[.P29]" office:value-type="float" office:value="0.0453363" calcext:value-type="float">
            <text:p>0.0453363</text:p>
          </table:table-cell>
          <table:table-cell table:formula="of:=AVERAGE([.R26:.R32])" office:value-type="float" office:value="0.0147696857142857" calcext:value-type="float">
            <text:p>0.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58.092" calcext:value-type="float">
            <text:p>358.092</text:p>
          </table:table-cell>
          <table:table-cell office:value-type="float" office:value="294.475" calcext:value-type="float">
            <text:p>294.475</text:p>
          </table:table-cell>
          <table:table-cell office:value-type="float" office:value="0.399357" calcext:value-type="float">
            <text:p>0.399357</text:p>
          </table:table-cell>
          <table:table-cell office:value-type="float" office:value="-8.52465" calcext:value-type="float">
            <text:p>-8.52465</text:p>
          </table:table-cell>
          <table:table-cell office:value-type="float" office:value="1377" calcext:value-type="float">
            <text:p>1377</text:p>
          </table:table-cell>
          <table:table-cell office:value-type="float" office:value="1139.86" calcext:value-type="float">
            <text:p>1139.86</text:p>
          </table:table-cell>
          <table:table-cell office:value-type="float" office:value="930.959" calcext:value-type="float">
            <text:p>930.959</text:p>
          </table:table-cell>
          <table:table-cell office:value-type="float" office:value="-1.66253" calcext:value-type="float">
            <text:p>-1.66253</text:p>
          </table:table-cell>
          <table:table-cell office:value-type="float" office:value="-446.041" calcext:value-type="float">
            <text:p>-446.041</text:p>
          </table:table-cell>
          <table:table-cell office:value-type="float" office:value="1" calcext:value-type="float">
            <text:p>1</text:p>
          </table:table-cell>
          <table:table-cell office:value-type="float" office:value="2.01844" calcext:value-type="float">
            <text:p>2.01844</text:p>
          </table:table-cell>
          <table:table-cell office:value-type="float" office:value="3.51318" calcext:value-type="float">
            <text:p>3.51318</text:p>
          </table:table-cell>
          <table:table-cell office:value-type="float" office:value="1.01844" calcext:value-type="float">
            <text:p>1.01844</text:p>
          </table:table-cell>
          <table:table-cell office:value-type="float" office:value="2.51318" calcext:value-type="float">
            <text:p>2.51318</text:p>
          </table:table-cell>
          <table:table-cell office:value-type="float" office:value="0.0441997" calcext:value-type="float">
            <text:p>0.0441997</text:p>
          </table:table-cell>
          <table:table-cell table:style-name="ce1" office:value-type="float" office:value="0.126674" calcext:value-type="float">
            <text:p>1.27E-01</text:p>
          </table:table-cell>
          <table:table-cell office:value-type="float" office:value="0.0158158" calcext:value-type="float">
            <text:p>1.58E-02</text:p>
          </table:table-cell>
          <table:table-cell table:number-columns-repeated="2" office:value-type="float" office:value="0.935208" calcext:value-type="float">
            <text:p>0.935208</text:p>
          </table:table-cell>
          <table:table-cell table:style-name="ce1" office:value-type="float" office:value="0.911318" calcext:value-type="float">
            <text:p>9.11E-01</text:p>
          </table:table-cell>
          <table:table-cell office:value-type="float" office:value="-0.919582" calcext:value-type="float">
            <text:p>-0.919582</text:p>
          </table:table-cell>
          <table:table-cell table:style-name="ce1" office:value-type="float" office:value="-15.9442" calcext:value-type="float">
            <text:p>-1.59E+01</text:p>
          </table:table-cell>
          <table:table-cell table:number-columns-repeated="22"/>
          <table:table-cell table:formula="of:=[.AT29]+1" office:value-type="date" office:date-value="2020-03-23" calcext:value-type="date">
            <text:p>23/03/20</text:p>
          </table:table-cell>
          <table:table-cell table:formula="of:=AVERAGE([.S27:.S33])" office:value-type="float" office:value="0.936368285714286" calcext:value-type="float">
            <text:p>0.936368285714286</text:p>
          </table:table-cell>
          <table:table-cell table:formula="of:=[.P30]" office:value-type="float" office:value="0.0441997" calcext:value-type="float">
            <text:p>0.0441997</text:p>
          </table:table-cell>
          <table:table-cell table:formula="of:=AVERAGE([.R27:.R33])" office:value-type="float" office:value="0.0152772" calcext:value-type="float">
            <text:p>0.0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02.9" calcext:value-type="float">
            <text:p>402.9</text:p>
          </table:table-cell>
          <table:table-cell office:value-type="float" office:value="340.551" calcext:value-type="float">
            <text:p>340.551</text:p>
          </table:table-cell>
          <table:table-cell office:value-type="float" office:value="0.44204" calcext:value-type="float">
            <text:p>0.44204</text:p>
          </table:table-cell>
          <table:table-cell office:value-type="float" office:value="-2.44921" calcext:value-type="float">
            <text:p>-2.44921</text:p>
          </table:table-cell>
          <table:table-cell office:value-type="float" office:value="1658" calcext:value-type="float">
            <text:p>1658</text:p>
          </table:table-cell>
          <table:table-cell office:value-type="float" office:value="1318.23" calcext:value-type="float">
            <text:p>1318.23</text:p>
          </table:table-cell>
          <table:table-cell office:value-type="float" office:value="1104.78" calcext:value-type="float">
            <text:p>1104.78</text:p>
          </table:table-cell>
          <table:table-cell office:value-type="float" office:value="-2.32117" calcext:value-type="float">
            <text:p>-2.32117</text:p>
          </table:table-cell>
          <table:table-cell office:value-type="float" office:value="-553.222" calcext:value-type="float">
            <text:p>-553.222</text:p>
          </table:table-cell>
          <table:table-cell office:value-type="float" office:value="3" calcext:value-type="float">
            <text:p>3</text:p>
          </table:table-cell>
          <table:table-cell office:value-type="float" office:value="2.47194" calcext:value-type="float">
            <text:p>2.47194</text:p>
          </table:table-cell>
          <table:table-cell office:value-type="float" office:value="4.43544" calcext:value-type="float">
            <text:p>4.43544</text:p>
          </table:table-cell>
          <table:table-cell office:value-type="float" office:value="-0.528065" calcext:value-type="float">
            <text:p>-0.528065</text:p>
          </table:table-cell>
          <table:table-cell office:value-type="float" office:value="1.43544" calcext:value-type="float">
            <text:p>1.43544</text:p>
          </table:table-cell>
          <table:table-cell office:value-type="float" office:value="0.0430632" calcext:value-type="float">
            <text:p>0.0430632</text:p>
          </table:table-cell>
          <table:table-cell table:style-name="ce1" office:value-type="float" office:value="0.142354" calcext:value-type="float">
            <text:p>1.42E-01</text:p>
          </table:table-cell>
          <table:table-cell table:style-name="Default" office:value-type="float" office:value="0.0182002" calcext:value-type="float">
            <text:p>0.0182002</text:p>
          </table:table-cell>
          <table:table-cell table:number-columns-repeated="2" office:value-type="float" office:value="0.930819" calcext:value-type="float">
            <text:p>0.930819</text:p>
          </table:table-cell>
          <table:table-cell table:style-name="ce1" office:value-type="float" office:value="0.888592" calcext:value-type="float">
            <text:p>8.89E-01</text:p>
          </table:table-cell>
          <table:table-cell office:value-type="float" office:value="-0.932306" calcext:value-type="float">
            <text:p>-0.932306</text:p>
          </table:table-cell>
          <table:table-cell table:style-name="ce1" office:value-type="float" office:value="-16.9711" calcext:value-type="float">
            <text:p>-1.70E+01</text:p>
          </table:table-cell>
          <table:table-cell table:number-columns-repeated="22"/>
          <table:table-cell table:formula="of:=[.AT30]+1" office:value-type="date" office:date-value="2020-03-24" calcext:value-type="date">
            <text:p>24/03/20</text:p>
          </table:table-cell>
          <table:table-cell table:formula="of:=AVERAGE([.S28:.S34])" office:value-type="float" office:value="0.935490714285714" calcext:value-type="float">
            <text:p>0.935490714285714</text:p>
          </table:table-cell>
          <table:table-cell table:formula="of:=[.P31]" office:value-type="float" office:value="0.0430632" calcext:value-type="float">
            <text:p>0.0430632</text:p>
          </table:table-cell>
          <table:table-cell table:formula="of:=AVERAGE([.R28:.R34])" office:value-type="float" office:value="0.0156395571428571" calcext:value-type="float">
            <text:p>0.0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5.038" calcext:value-type="float">
            <text:p>455.038</text:p>
          </table:table-cell>
          <table:table-cell office:value-type="float" office:value="389.365" calcext:value-type="float">
            <text:p>389.365</text:p>
          </table:table-cell>
          <table:table-cell office:value-type="float" office:value="0.488613" calcext:value-type="float">
            <text:p>0.488613</text:p>
          </table:table-cell>
          <table:table-cell office:value-type="float" office:value="-0.634955" calcext:value-type="float">
            <text:p>-0.634955</text:p>
          </table:table-cell>
          <table:table-cell office:value-type="float" office:value="1899" calcext:value-type="float">
            <text:p>1899</text:p>
          </table:table-cell>
          <table:table-cell office:value-type="float" office:value="1532.2" calcext:value-type="float">
            <text:p>1532.2</text:p>
          </table:table-cell>
          <table:table-cell office:value-type="float" office:value="1295.96" calcext:value-type="float">
            <text:p>1295.96</text:p>
          </table:table-cell>
          <table:table-cell office:value-type="float" office:value="-2.48784" calcext:value-type="float">
            <text:p>-2.48784</text:p>
          </table:table-cell>
          <table:table-cell office:value-type="float" office:value="-603.043" calcext:value-type="float">
            <text:p>-603.043</text:p>
          </table:table-cell>
          <table:table-cell office:value-type="float" office:value="6" calcext:value-type="float">
            <text:p>6</text:p>
          </table:table-cell>
          <table:table-cell office:value-type="float" office:value="4.1936" calcext:value-type="float">
            <text:p>4.1936</text:p>
          </table:table-cell>
          <table:table-cell office:value-type="float" office:value="5.46562" calcext:value-type="float">
            <text:p>5.46562</text:p>
          </table:table-cell>
          <table:table-cell office:value-type="float" office:value="-1.8064" calcext:value-type="float">
            <text:p>-1.8064</text:p>
          </table:table-cell>
          <table:table-cell office:value-type="float" office:value="-0.534384" calcext:value-type="float">
            <text:p>-0.534384</text:p>
          </table:table-cell>
          <table:table-cell office:value-type="float" office:value="0.0419266" calcext:value-type="float">
            <text:p>0.0419266</text:p>
          </table:table-cell>
          <table:table-cell table:style-name="ce1" office:value-type="float" office:value="0.140343" calcext:value-type="float">
            <text:p>1.40E-01</text:p>
          </table:table-cell>
          <table:table-cell table:style-name="Default" office:value-type="float" office:value="0.0183608" calcext:value-type="float">
            <text:p>0.0183608</text:p>
          </table:table-cell>
          <table:table-cell table:number-columns-repeated="2" office:value-type="float" office:value="0.929793" calcext:value-type="float">
            <text:p>0.929793</text:p>
          </table:table-cell>
          <table:table-cell table:style-name="ce1" office:value-type="float" office:value="0.891765" calcext:value-type="float">
            <text:p>8.92E-01</text:p>
          </table:table-cell>
          <table:table-cell office:value-type="float" office:value="-0.932707" calcext:value-type="float">
            <text:p>-0.932707</text:p>
          </table:table-cell>
          <table:table-cell table:style-name="ce1" office:value-type="float" office:value="-18.1499" calcext:value-type="float">
            <text:p>-1.81E+01</text:p>
          </table:table-cell>
          <table:table-cell table:number-columns-repeated="22"/>
          <table:table-cell table:formula="of:=[.AT31]+1" office:value-type="date" office:date-value="2020-03-25" calcext:value-type="date">
            <text:p>25/03/20</text:p>
          </table:table-cell>
          <table:table-cell table:formula="of:=AVERAGE([.S29:.S35])" office:value-type="float" office:value="0.935220142857143" calcext:value-type="float">
            <text:p>0.935220142857143</text:p>
          </table:table-cell>
          <table:table-cell table:formula="of:=[.P32]" office:value-type="float" office:value="0.0419266" calcext:value-type="float">
            <text:p>0.0419266</text:p>
          </table:table-cell>
          <table:table-cell table:formula="of:=AVERAGE([.R29:.R35])" office:value-type="float" office:value="0.0159599285714286" calcext:value-type="float">
            <text:p>0.0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08.958" calcext:value-type="float">
            <text:p>508.958</text:p>
          </table:table-cell>
          <table:table-cell office:value-type="float" office:value="438.379" calcext:value-type="float">
            <text:p>438.379</text:p>
          </table:table-cell>
          <table:table-cell office:value-type="float" office:value="0.306341" calcext:value-type="float">
            <text:p>0.306341</text:p>
          </table:table-cell>
          <table:table-cell office:value-type="float" office:value="-30.6214" calcext:value-type="float">
            <text:p>-30.6214</text:p>
          </table:table-cell>
          <table:table-cell office:value-type="float" office:value="2180" calcext:value-type="float">
            <text:p>2180</text:p>
          </table:table-cell>
          <table:table-cell office:value-type="float" office:value="1751.11" calcext:value-type="float">
            <text:p>1751.11</text:p>
          </table:table-cell>
          <table:table-cell office:value-type="float" office:value="1485.33" calcext:value-type="float">
            <text:p>1485.33</text:p>
          </table:table-cell>
          <table:table-cell office:value-type="float" office:value="-2.92783" calcext:value-type="float">
            <text:p>-2.92783</text:p>
          </table:table-cell>
          <table:table-cell office:value-type="float" office:value="-694.67" calcext:value-type="float">
            <text:p>-694.67</text:p>
          </table:table-cell>
          <table:table-cell office:value-type="float" office:value="9" calcext:value-type="float">
            <text:p>9</text:p>
          </table:table-cell>
          <table:table-cell office:value-type="float" office:value="7.00323" calcext:value-type="float">
            <text:p>7.00323</text:p>
          </table:table-cell>
          <table:table-cell office:value-type="float" office:value="6.58624" calcext:value-type="float">
            <text:p>6.58624</text:p>
          </table:table-cell>
          <table:table-cell office:value-type="float" office:value="-1.99677" calcext:value-type="float">
            <text:p>-1.99677</text:p>
          </table:table-cell>
          <table:table-cell office:value-type="float" office:value="-2.41376" calcext:value-type="float">
            <text:p>-2.41376</text:p>
          </table:table-cell>
          <table:table-cell office:value-type="float" office:value="0.0407901" calcext:value-type="float">
            <text:p>0.0407901</text:p>
          </table:table-cell>
          <table:table-cell table:style-name="ce1" office:value-type="float" office:value="0.149196" calcext:value-type="float">
            <text:p>1.49E-01</text:p>
          </table:table-cell>
          <table:table-cell table:style-name="Default" office:value-type="float" office:value="0.0199602" calcext:value-type="float">
            <text:p>0.0199602</text:p>
          </table:table-cell>
          <table:table-cell table:number-columns-repeated="2" office:value-type="float" office:value="0.926727" calcext:value-type="float">
            <text:p>0.926727</text:p>
          </table:table-cell>
          <table:table-cell table:style-name="ce1" office:value-type="float" office:value="0.877302" calcext:value-type="float">
            <text:p>8.77E-01</text:p>
          </table:table-cell>
          <table:table-cell office:value-type="float" office:value="-0.939824" calcext:value-type="float">
            <text:p>-0.939824</text:p>
          </table:table-cell>
          <table:table-cell table:style-name="ce1" office:value-type="float" office:value="-18.1718" calcext:value-type="float">
            <text:p>-1.82E+01</text:p>
          </table:table-cell>
          <table:table-cell table:number-columns-repeated="22"/>
          <table:table-cell table:formula="of:=[.AT32]+1" office:value-type="date" office:date-value="2020-03-26" calcext:value-type="date">
            <text:p>26/03/20</text:p>
          </table:table-cell>
          <table:table-cell table:formula="of:=AVERAGE([.S30:.S36])" office:value-type="float" office:value="0.935522857142857" calcext:value-type="float">
            <text:p>0.935522857142857</text:p>
          </table:table-cell>
          <table:table-cell table:formula="of:=[.P33]" office:value-type="float" office:value="0.0407901" calcext:value-type="float">
            <text:p>0.0407901</text:p>
          </table:table-cell>
          <table:table-cell table:formula="of:=AVERAGE([.R30:.R36])" office:value-type="float" office:value="0.0162862428571429" calcext:value-type="float">
            <text:p>0.0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68.011" calcext:value-type="float">
            <text:p>568.011</text:p>
          </table:table-cell>
          <table:table-cell office:value-type="float" office:value="489.58" calcext:value-type="float">
            <text:p>489.58</text:p>
          </table:table-cell>
          <table:table-cell office:value-type="float" office:value="0.25825" calcext:value-type="float">
            <text:p>0.25825</text:p>
          </table:table-cell>
          <table:table-cell office:value-type="float" office:value="-45.4197" calcext:value-type="float">
            <text:p>-45.4197</text:p>
          </table:table-cell>
          <table:table-cell office:value-type="float" office:value="2434" calcext:value-type="float">
            <text:p>2434</text:p>
          </table:table-cell>
          <table:table-cell office:value-type="float" office:value="1990.67" calcext:value-type="float">
            <text:p>1990.67</text:p>
          </table:table-cell>
          <table:table-cell office:value-type="float" office:value="1684.52" calcext:value-type="float">
            <text:p>1684.52</text:p>
          </table:table-cell>
          <table:table-cell office:value-type="float" office:value="-3.05087" calcext:value-type="float">
            <text:p>-3.05087</text:p>
          </table:table-cell>
          <table:table-cell office:value-type="float" office:value="-749.479" calcext:value-type="float">
            <text:p>-749.479</text:p>
          </table:table-cell>
          <table:table-cell office:value-type="float" office:value="9" calcext:value-type="float">
            <text:p>9</text:p>
          </table:table-cell>
          <table:table-cell office:value-type="float" office:value="10.1592" calcext:value-type="float">
            <text:p>10.1592</text:p>
          </table:table-cell>
          <table:table-cell office:value-type="float" office:value="7.79248" calcext:value-type="float">
            <text:p>7.79248</text:p>
          </table:table-cell>
          <table:table-cell office:value-type="float" office:value="1.15924" calcext:value-type="float">
            <text:p>1.15924</text:p>
          </table:table-cell>
          <table:table-cell office:value-type="float" office:value="-1.20752" calcext:value-type="float">
            <text:p>-1.20752</text:p>
          </table:table-cell>
          <table:table-cell office:value-type="float" office:value="0.043776" calcext:value-type="float">
            <text:p>0.043776</text:p>
          </table:table-cell>
          <table:table-cell table:style-name="ce1" office:value-type="float" office:value="0.106885" calcext:value-type="float">
            <text:p>1.07E-01</text:p>
          </table:table-cell>
          <table:table-cell table:style-name="Default" office:value-type="float" office:value="0.0146135" calcext:value-type="float">
            <text:p>0.0146135</text:p>
          </table:table-cell>
          <table:table-cell table:number-columns-repeated="2" office:value-type="float" office:value="0.937672" calcext:value-type="float">
            <text:p>0.937672</text:p>
          </table:table-cell>
          <table:table-cell table:style-name="ce1" office:value-type="float" office:value="0.945675" calcext:value-type="float">
            <text:p>9.46E-01</text:p>
          </table:table-cell>
          <table:table-cell office:value-type="float" office:value="-0.901384" calcext:value-type="float">
            <text:p>-0.901384</text:p>
          </table:table-cell>
          <table:table-cell table:style-name="ce1" office:value-type="float" office:value="-17.3202" calcext:value-type="float">
            <text:p>-1.73E+01</text:p>
          </table:table-cell>
          <table:table-cell table:number-columns-repeated="22"/>
          <table:table-cell table:formula="of:=[.AT33]+1" office:value-type="date" office:date-value="2020-03-27" calcext:value-type="date">
            <text:p>27/03/20</text:p>
          </table:table-cell>
          <table:table-cell table:formula="of:=AVERAGE([.S31:.S37])" office:value-type="float" office:value="0.936247" calcext:value-type="float">
            <text:p>0.936247</text:p>
          </table:table-cell>
          <table:table-cell table:formula="of:=[.P34]" office:value-type="float" office:value="0.043776" calcext:value-type="float">
            <text:p>0.043776</text:p>
          </table:table-cell>
          <table:table-cell table:formula="of:=AVERAGE([.R31:.R37])" office:value-type="float" office:value="0.0167215857142857" calcext:value-type="float">
            <text:p>0.0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20.611" calcext:value-type="float">
            <text:p>620.611</text:p>
          </table:table-cell>
          <table:table-cell office:value-type="float" office:value="529.896" calcext:value-type="float">
            <text:p>529.896</text:p>
          </table:table-cell>
          <table:table-cell office:value-type="float" office:value="0.101076" calcext:value-type="float">
            <text:p>0.101076</text:p>
          </table:table-cell>
          <table:table-cell office:value-type="float" office:value="-78.104" calcext:value-type="float">
            <text:p>-78.104</text:p>
          </table:table-cell>
          <table:table-cell office:value-type="float" office:value="2590" calcext:value-type="float">
            <text:p>2590</text:p>
          </table:table-cell>
          <table:table-cell office:value-type="float" office:value="2184.83" calcext:value-type="float">
            <text:p>2184.83</text:p>
          </table:table-cell>
          <table:table-cell office:value-type="float" office:value="1826.79" calcext:value-type="float">
            <text:p>1826.79</text:p>
          </table:table-cell>
          <table:table-cell office:value-type="float" office:value="-2.84887" calcext:value-type="float">
            <text:p>-2.84887</text:p>
          </table:table-cell>
          <table:table-cell office:value-type="float" office:value="-763.206" calcext:value-type="float">
            <text:p>-763.206</text:p>
          </table:table-cell>
          <table:table-cell office:value-type="float" office:value="11" calcext:value-type="float">
            <text:p>11</text:p>
          </table:table-cell>
          <table:table-cell office:value-type="float" office:value="11.3248" calcext:value-type="float">
            <text:p>11.3248</text:p>
          </table:table-cell>
          <table:table-cell office:value-type="float" office:value="8.95988" calcext:value-type="float">
            <text:p>8.95988</text:p>
          </table:table-cell>
          <table:table-cell office:value-type="float" office:value="0.324775" calcext:value-type="float">
            <text:p>0.324775</text:p>
          </table:table-cell>
          <table:table-cell office:value-type="float" office:value="-2.04012" calcext:value-type="float">
            <text:p>-2.04012</text:p>
          </table:table-cell>
          <table:table-cell office:value-type="float" office:value="0.0468378" calcext:value-type="float">
            <text:p>0.0468378</text:p>
          </table:table-cell>
          <table:table-cell table:style-name="ce1" office:value-type="float" office:value="0.094822" calcext:value-type="float">
            <text:p>9.48E-02</text:p>
          </table:table-cell>
          <table:table-cell table:style-name="Default" office:value-type="float" office:value="0.0132408" calcext:value-type="float">
            <text:p>0.0132408</text:p>
          </table:table-cell>
          <table:table-cell table:number-columns-repeated="2" office:value-type="float" office:value="0.94311" calcext:value-type="float">
            <text:p>0.94311</text:p>
          </table:table-cell>
          <table:table-cell table:style-name="ce1" office:value-type="float" office:value="0.954776" calcext:value-type="float">
            <text:p>9.55E-01</text:p>
          </table:table-cell>
          <table:table-cell office:value-type="float" office:value="-0.882569" calcext:value-type="float">
            <text:p>-0.882569</text:p>
          </table:table-cell>
          <table:table-cell table:style-name="ce1" office:value-type="float" office:value="-17.3154" calcext:value-type="float">
            <text:p>-1.73E+01</text:p>
          </table:table-cell>
          <table:table-cell table:number-columns-repeated="22"/>
          <table:table-cell table:formula="of:=[.AT34]+1" office:value-type="date" office:date-value="2020-03-28" calcext:value-type="date">
            <text:p>28/03/20</text:p>
          </table:table-cell>
          <table:table-cell table:formula="of:=AVERAGE([.S32:.S38])" office:value-type="float" office:value="0.937165714285714" calcext:value-type="float">
            <text:p>0.937165714285714</text:p>
          </table:table-cell>
          <table:table-cell table:formula="of:=[.P35]" office:value-type="float" office:value="0.0468378" calcext:value-type="float">
            <text:p>0.0468378</text:p>
          </table:table-cell>
          <table:table-cell table:formula="of:=AVERAGE([.R32:.R38])" office:value-type="float" office:value="0.0174909285714286" calcext:value-type="float">
            <text:p>0.0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69.049" calcext:value-type="float">
            <text:p>669.049</text:p>
          </table:table-cell>
          <table:table-cell office:value-type="float" office:value="564.273" calcext:value-type="float">
            <text:p>564.273</text:p>
          </table:table-cell>
          <table:table-cell office:value-type="float" office:value="0.320794" calcext:value-type="float">
            <text:p>0.320794</text:p>
          </table:table-cell>
          <table:table-cell office:value-type="float" office:value="-65.7271" calcext:value-type="float">
            <text:p>-65.7271</text:p>
          </table:table-cell>
          <table:table-cell office:value-type="float" office:value="2716" calcext:value-type="float">
            <text:p>2716</text:p>
          </table:table-cell>
          <table:table-cell office:value-type="float" office:value="2360.89" calcext:value-type="float">
            <text:p>2360.89</text:p>
          </table:table-cell>
          <table:table-cell office:value-type="float" office:value="1947.11" calcext:value-type="float">
            <text:p>1947.11</text:p>
          </table:table-cell>
          <table:table-cell office:value-type="float" office:value="-2.51431" calcext:value-type="float">
            <text:p>-2.51431</text:p>
          </table:table-cell>
          <table:table-cell office:value-type="float" office:value="-768.887" calcext:value-type="float">
            <text:p>-768.887</text:p>
          </table:table-cell>
          <table:table-cell office:value-type="float" office:value="16" calcext:value-type="float">
            <text:p>16</text:p>
          </table:table-cell>
          <table:table-cell office:value-type="float" office:value="13.2619" calcext:value-type="float">
            <text:p>13.2619</text:p>
          </table:table-cell>
          <table:table-cell office:value-type="float" office:value="10.7755" calcext:value-type="float">
            <text:p>10.7755</text:p>
          </table:table-cell>
          <table:table-cell office:value-type="float" office:value="-2.7381" calcext:value-type="float">
            <text:p>-2.7381</text:p>
          </table:table-cell>
          <table:table-cell office:value-type="float" office:value="-5.22453" calcext:value-type="float">
            <text:p>-5.22453</text:p>
          </table:table-cell>
          <table:table-cell office:value-type="float" office:value="0.0499755" calcext:value-type="float">
            <text:p>0.0499755</text:p>
          </table:table-cell>
          <table:table-cell table:style-name="ce1" office:value-type="float" office:value="0.0969049" calcext:value-type="float">
            <text:p>9.69E-02</text:p>
          </table:table-cell>
          <table:table-cell table:style-name="Default" office:value-type="float" office:value="0.0138124" calcext:value-type="float">
            <text:p>0.0138124</text:p>
          </table:table-cell>
          <table:table-cell table:number-columns-repeated="2" office:value-type="float" office:value="0.945331" calcext:value-type="float">
            <text:p>0.945331</text:p>
          </table:table-cell>
          <table:table-cell table:style-name="ce1" office:value-type="float" office:value="0.939264" calcext:value-type="float">
            <text:p>9.39E-01</text:p>
          </table:table-cell>
          <table:table-cell office:value-type="float" office:value="-0.879885" calcext:value-type="float">
            <text:p>-0.879885</text:p>
          </table:table-cell>
          <table:table-cell table:style-name="ce1" office:value-type="float" office:value="-21.0985" calcext:value-type="float">
            <text:p>-2.11E+01</text:p>
          </table:table-cell>
          <table:table-cell table:number-columns-repeated="22"/>
          <table:table-cell table:formula="of:=[.AT35]+1" office:value-type="date" office:date-value="2020-03-29" calcext:value-type="date">
            <text:p>29/03/20</text:p>
          </table:table-cell>
          <table:table-cell table:formula="of:=AVERAGE([.S33:.S39])" office:value-type="float" office:value="0.938386142857143" calcext:value-type="float">
            <text:p>0.938386142857143</text:p>
          </table:table-cell>
          <table:table-cell table:formula="of:=[.P36]" office:value-type="float" office:value="0.0499755" calcext:value-type="float">
            <text:p>0.0499755</text:p>
          </table:table-cell>
          <table:table-cell table:formula="of:=AVERAGE([.R33:.R39])" office:value-type="float" office:value="0.0185236714285714" calcext:value-type="float">
            <text:p>0.0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12.954" calcext:value-type="float">
            <text:p>712.954</text:p>
          </table:table-cell>
          <table:table-cell office:value-type="float" office:value="602.973" calcext:value-type="float">
            <text:p>602.973</text:p>
          </table:table-cell>
          <table:table-cell office:value-type="float" office:value="0.193613" calcext:value-type="float">
            <text:p>0.193613</text:p>
          </table:table-cell>
          <table:table-cell office:value-type="float" office:value="-87.027" calcext:value-type="float">
            <text:p>-87.027</text:p>
          </table:table-cell>
          <table:table-cell office:value-type="float" office:value="2955" calcext:value-type="float">
            <text:p>2955</text:p>
          </table:table-cell>
          <table:table-cell office:value-type="float" office:value="2527.79" calcext:value-type="float">
            <text:p>2527.79</text:p>
          </table:table-cell>
          <table:table-cell office:value-type="float" office:value="2086.56" calcext:value-type="float">
            <text:p>2086.56</text:p>
          </table:table-cell>
          <table:table-cell office:value-type="float" office:value="-3.04628" calcext:value-type="float">
            <text:p>-3.04628</text:p>
          </table:table-cell>
          <table:table-cell office:value-type="float" office:value="-868.439" calcext:value-type="float">
            <text:p>-868.439</text:p>
          </table:table-cell>
          <table:table-cell office:value-type="float" office:value="23" calcext:value-type="float">
            <text:p>23</text:p>
          </table:table-cell>
          <table:table-cell office:value-type="float" office:value="17.5071" calcext:value-type="float">
            <text:p>17.5071</text:p>
          </table:table-cell>
          <table:table-cell office:value-type="float" office:value="12.2056" calcext:value-type="float">
            <text:p>12.2056</text:p>
          </table:table-cell>
          <table:table-cell office:value-type="float" office:value="-5.49289" calcext:value-type="float">
            <text:p>-5.49289</text:p>
          </table:table-cell>
          <table:table-cell office:value-type="float" office:value="-10.7944" calcext:value-type="float">
            <text:p>-10.7944</text:p>
          </table:table-cell>
          <table:table-cell office:value-type="float" office:value="0.053189" calcext:value-type="float">
            <text:p>0.053189</text:p>
          </table:table-cell>
          <table:table-cell table:style-name="ce1" office:value-type="float" office:value="0.129722" calcext:value-type="float">
            <text:p>1.30E-01</text:p>
          </table:table-cell>
          <table:table-cell table:style-name="Default" office:value-type="float" office:value="0.0188632" calcext:value-type="float">
            <text:p>0.0188632</text:p>
          </table:table-cell>
          <table:table-cell table:number-columns-repeated="2" office:value-type="float" office:value="0.940277" calcext:value-type="float">
            <text:p>0.940277</text:p>
          </table:table-cell>
          <table:table-cell table:style-name="ce1" office:value-type="float" office:value="0.890848" calcext:value-type="float">
            <text:p>8.91E-01</text:p>
          </table:table-cell>
          <table:table-cell office:value-type="float" office:value="-0.906347" calcext:value-type="float">
            <text:p>-0.906347</text:p>
          </table:table-cell>
          <table:table-cell table:style-name="ce1" office:value-type="float" office:value="-24.2223" calcext:value-type="float">
            <text:p>-2.42E+01</text:p>
          </table:table-cell>
          <table:table-cell table:number-columns-repeated="22"/>
          <table:table-cell table:formula="of:=[.AT36]+1" office:value-type="date" office:date-value="2020-03-30" calcext:value-type="date">
            <text:p>30/03/20</text:p>
          </table:table-cell>
          <table:table-cell table:formula="of:=AVERAGE([.S34:.S40])" office:value-type="float" office:value="0.939784714285714" calcext:value-type="float">
            <text:p>0.939784714285714</text:p>
          </table:table-cell>
          <table:table-cell table:formula="of:=[.P37]" office:value-type="float" office:value="0.053189" calcext:value-type="float">
            <text:p>0.053189</text:p>
          </table:table-cell>
          <table:table-cell table:formula="of:=AVERAGE([.R34:.R40])" office:value-type="float" office:value="0.0199111285714286" calcext:value-type="float">
            <text:p>0.0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63.063" calcext:value-type="float">
            <text:p>763.063</text:p>
          </table:table-cell>
          <table:table-cell office:value-type="float" office:value="651.211" calcext:value-type="float">
            <text:p>651.211</text:p>
          </table:table-cell>
          <table:table-cell office:value-type="float" office:value="0.00054036" calcext:value-type="float">
            <text:p>0.00054036</text:p>
          </table:table-cell>
          <table:table-cell office:value-type="float" office:value="-111.789" calcext:value-type="float">
            <text:p>-111.789</text:p>
          </table:table-cell>
          <table:table-cell office:value-type="float" office:value="3215" calcext:value-type="float">
            <text:p>3215</text:p>
          </table:table-cell>
          <table:table-cell office:value-type="float" office:value="2734.54" calcext:value-type="float">
            <text:p>2734.54</text:p>
          </table:table-cell>
          <table:table-cell office:value-type="float" office:value="2276.06" calcext:value-type="float">
            <text:p>2276.06</text:p>
          </table:table-cell>
          <table:table-cell office:value-type="float" office:value="-3.45465" calcext:value-type="float">
            <text:p>-3.45465</text:p>
          </table:table-cell>
          <table:table-cell office:value-type="float" office:value="-938.945" calcext:value-type="float">
            <text:p>-938.945</text:p>
          </table:table-cell>
          <table:table-cell office:value-type="float" office:value="31" calcext:value-type="float">
            <text:p>31</text:p>
          </table:table-cell>
          <table:table-cell office:value-type="float" office:value="23.8582" calcext:value-type="float">
            <text:p>23.8582</text:p>
          </table:table-cell>
          <table:table-cell office:value-type="float" office:value="14.992" calcext:value-type="float">
            <text:p>14.992</text:p>
          </table:table-cell>
          <table:table-cell office:value-type="float" office:value="-7.14178" calcext:value-type="float">
            <text:p>-7.14178</text:p>
          </table:table-cell>
          <table:table-cell office:value-type="float" office:value="-16.008" calcext:value-type="float">
            <text:p>-16.008</text:p>
          </table:table-cell>
          <table:table-cell office:value-type="float" office:value="0.0564783" calcext:value-type="float">
            <text:p>0.0564783</text:p>
          </table:table-cell>
          <table:table-cell table:style-name="ce1" office:value-type="float" office:value="0.14774" calcext:value-type="float">
            <text:p>1.48E-01</text:p>
          </table:table-cell>
          <table:table-cell table:style-name="Default" office:value-type="float" office:value="0.0235856" calcext:value-type="float">
            <text:p>0.0235856</text:p>
          </table:table-cell>
          <table:table-cell table:number-columns-repeated="2" office:value-type="float" office:value="0.93725" calcext:value-type="float">
            <text:p>0.93725</text:p>
          </table:table-cell>
          <table:table-cell table:style-name="ce1" office:value-type="float" office:value="0.865307" calcext:value-type="float">
            <text:p>8.65E-01</text:p>
          </table:table-cell>
          <table:table-cell office:value-type="float" office:value="-0.913938" calcext:value-type="float">
            <text:p>-0.913938</text:p>
          </table:table-cell>
          <table:table-cell table:style-name="ce1" office:value-type="float" office:value="-23.8784" calcext:value-type="float">
            <text:p>-2.39E+01</text:p>
          </table:table-cell>
          <table:table-cell table:number-columns-repeated="22"/>
          <table:table-cell table:formula="of:=[.AT37]+1" office:value-type="date" office:date-value="2020-03-31" calcext:value-type="date">
            <text:p>31/03/20</text:p>
          </table:table-cell>
          <table:table-cell table:formula="of:=AVERAGE([.S35:.S41])" office:value-type="float" office:value="0.941151571428571" calcext:value-type="float">
            <text:p>0.941151571428571</text:p>
          </table:table-cell>
          <table:table-cell table:formula="of:=[.P38]" office:value-type="float" office:value="0.0564783" calcext:value-type="float">
            <text:p>0.0564783</text:p>
          </table:table-cell>
          <table:table-cell table:formula="of:=AVERAGE([.R35:.R41])" office:value-type="float" office:value="0.0211111714285714" calcext:value-type="float">
            <text:p>0.0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19.018" calcext:value-type="float">
            <text:p>819.018</text:p>
          </table:table-cell>
          <table:table-cell office:value-type="float" office:value="704.609" calcext:value-type="float">
            <text:p>704.609</text:p>
          </table:table-cell>
          <table:table-cell office:value-type="float" office:value="-0.115049" calcext:value-type="float">
            <text:p>-0.115049</text:p>
          </table:table-cell>
          <table:table-cell office:value-type="float" office:value="-127.391" calcext:value-type="float">
            <text:p>-127.391</text:p>
          </table:table-cell>
          <table:table-cell office:value-type="float" office:value="3413" calcext:value-type="float">
            <text:p>3413</text:p>
          </table:table-cell>
          <table:table-cell office:value-type="float" office:value="2962.09" calcext:value-type="float">
            <text:p>2962.09</text:p>
          </table:table-cell>
          <table:table-cell office:value-type="float" office:value="2485.9" calcext:value-type="float">
            <text:p>2485.9</text:p>
          </table:table-cell>
          <table:table-cell office:value-type="float" office:value="-3.32463" calcext:value-type="float">
            <text:p>-3.32463</text:p>
          </table:table-cell>
          <table:table-cell office:value-type="float" office:value="-927.102" calcext:value-type="float">
            <text:p>-927.102</text:p>
          </table:table-cell>
          <table:table-cell office:value-type="float" office:value="39" calcext:value-type="float">
            <text:p>39</text:p>
          </table:table-cell>
          <table:table-cell office:value-type="float" office:value="31.5355" calcext:value-type="float">
            <text:p>31.5355</text:p>
          </table:table-cell>
          <table:table-cell office:value-type="float" office:value="18.8736" calcext:value-type="float">
            <text:p>18.8736</text:p>
          </table:table-cell>
          <table:table-cell office:value-type="float" office:value="-7.46453" calcext:value-type="float">
            <text:p>-7.46453</text:p>
          </table:table-cell>
          <table:table-cell office:value-type="float" office:value="-20.1264" calcext:value-type="float">
            <text:p>-20.1264</text:p>
          </table:table-cell>
          <table:table-cell office:value-type="float" office:value="0.0598435" calcext:value-type="float">
            <text:p>0.0598435</text:p>
          </table:table-cell>
          <table:table-cell table:style-name="ce1" office:value-type="float" office:value="0.147572" calcext:value-type="float">
            <text:p>1.48E-01</text:p>
          </table:table-cell>
          <table:table-cell table:style-name="Default" office:value-type="float" office:value="0.02559" calcext:value-type="float">
            <text:p>0.02559</text:p>
          </table:table-cell>
          <table:table-cell table:number-columns-repeated="2" office:value-type="float" office:value="0.938336" calcext:value-type="float">
            <text:p>0.938336</text:p>
          </table:table-cell>
          <table:table-cell table:style-name="ce1" office:value-type="float" office:value="0.856344" calcext:value-type="float">
            <text:p>8.56E-01</text:p>
          </table:table-cell>
          <table:table-cell office:value-type="float" office:value="-0.908838" calcext:value-type="float">
            <text:p>-0.908838</text:p>
          </table:table-cell>
          <table:table-cell table:style-name="ce1" office:value-type="float" office:value="-19.1277" calcext:value-type="float">
            <text:p>-1.91E+01</text:p>
          </table:table-cell>
          <table:table-cell table:number-columns-repeated="22"/>
          <table:table-cell table:formula="of:=[.AT38]+1" office:value-type="date" office:date-value="2020-04-01" calcext:value-type="date">
            <text:p>01/04/20</text:p>
          </table:table-cell>
          <table:table-cell table:formula="of:=AVERAGE([.S36:.S42])" office:value-type="float" office:value="0.942118142857143" calcext:value-type="float">
            <text:p>0.942118142857143</text:p>
          </table:table-cell>
          <table:table-cell table:formula="of:=[.P39]" office:value-type="float" office:value="0.0598435" calcext:value-type="float">
            <text:p>0.0598435</text:p>
          </table:table-cell>
          <table:table-cell table:formula="of:=AVERAGE([.R36:.R42])" office:value-type="float" office:value="0.0223573285714286" calcext:value-type="float">
            <text:p>0.0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75.724" calcext:value-type="float">
            <text:p>875.724</text:p>
          </table:table-cell>
          <table:table-cell office:value-type="float" office:value="763.511" calcext:value-type="float">
            <text:p>763.511</text:p>
          </table:table-cell>
          <table:table-cell office:value-type="float" office:value="-0.257325" calcext:value-type="float">
            <text:p>-0.257325</text:p>
          </table:table-cell>
          <table:table-cell office:value-type="float" office:value="-140.489" calcext:value-type="float">
            <text:p>-140.489</text:p>
          </table:table-cell>
          <table:table-cell office:value-type="float" office:value="3563" calcext:value-type="float">
            <text:p>3563</text:p>
          </table:table-cell>
          <table:table-cell office:value-type="float" office:value="3180.52" calcext:value-type="float">
            <text:p>3180.52</text:p>
          </table:table-cell>
          <table:table-cell office:value-type="float" office:value="2707.09" calcext:value-type="float">
            <text:p>2707.09</text:p>
          </table:table-cell>
          <table:table-cell office:value-type="float" office:value="-2.92178" calcext:value-type="float">
            <text:p>-2.92178</text:p>
          </table:table-cell>
          <table:table-cell office:value-type="float" office:value="-855.906" calcext:value-type="float">
            <text:p>-855.906</text:p>
          </table:table-cell>
          <table:table-cell office:value-type="float" office:value="44" calcext:value-type="float">
            <text:p>44</text:p>
          </table:table-cell>
          <table:table-cell office:value-type="float" office:value="39.5903" calcext:value-type="float">
            <text:p>39.5903</text:p>
          </table:table-cell>
          <table:table-cell office:value-type="float" office:value="23.1316" calcext:value-type="float">
            <text:p>23.1316</text:p>
          </table:table-cell>
          <table:table-cell office:value-type="float" office:value="-4.40966" calcext:value-type="float">
            <text:p>-4.40966</text:p>
          </table:table-cell>
          <table:table-cell office:value-type="float" office:value="-20.8684" calcext:value-type="float">
            <text:p>-20.8684</text:p>
          </table:table-cell>
          <table:table-cell office:value-type="float" office:value="0.0632845" calcext:value-type="float">
            <text:p>0.0632845</text:p>
          </table:table-cell>
          <table:table-cell table:style-name="ce1" office:value-type="float" office:value="0.158908" calcext:value-type="float">
            <text:p>1.59E-01</text:p>
          </table:table-cell>
          <table:table-cell table:style-name="Default" office:value-type="float" office:value="0.0296724" calcext:value-type="float">
            <text:p>0.0296724</text:p>
          </table:table-cell>
          <table:table-cell table:number-columns-repeated="2" office:value-type="float" office:value="0.936517" calcext:value-type="float">
            <text:p>0.936517</text:p>
          </table:table-cell>
          <table:table-cell table:style-name="ce1" office:value-type="float" office:value="0.837982" calcext:value-type="float">
            <text:p>8.38E-01</text:p>
          </table:table-cell>
          <table:table-cell office:value-type="float" office:value="-0.911466" calcext:value-type="float">
            <text:p>-0.911466</text:p>
          </table:table-cell>
          <table:table-cell table:style-name="ce1" office:value-type="float" office:value="-21.2961" calcext:value-type="float">
            <text:p>-2.13E+01</text:p>
          </table:table-cell>
          <table:table-cell table:number-columns-repeated="22"/>
          <table:table-cell table:formula="of:=[.AT39]+1" office:value-type="date" office:date-value="2020-04-02" calcext:value-type="date">
            <text:p>02/04/20</text:p>
          </table:table-cell>
          <table:table-cell table:formula="of:=AVERAGE([.S37:.S43])" office:value-type="float" office:value="0.942474285714286" calcext:value-type="float">
            <text:p>0.942474285714286</text:p>
          </table:table-cell>
          <table:table-cell table:formula="of:=[.P40]" office:value-type="float" office:value="0.0632845" calcext:value-type="float">
            <text:p>0.0632845</text:p>
          </table:table-cell>
          <table:table-cell table:formula="of:=AVERAGE([.R37:.R43])" office:value-type="float" office:value="0.0238151714285714" calcext:value-type="float">
            <text:p>0.0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33.639" calcext:value-type="float">
            <text:p>933.639</text:p>
          </table:table-cell>
          <table:table-cell office:value-type="float" office:value="824.79" calcext:value-type="float">
            <text:p>824.79</text:p>
          </table:table-cell>
          <table:table-cell office:value-type="float" office:value="-0.19037" calcext:value-type="float">
            <text:p>-0.19037</text:p>
          </table:table-cell>
          <table:table-cell office:value-type="float" office:value="-129.21" calcext:value-type="float">
            <text:p>-129.21</text:p>
          </table:table-cell>
          <table:table-cell office:value-type="float" office:value="3731" calcext:value-type="float">
            <text:p>3731</text:p>
          </table:table-cell>
          <table:table-cell office:value-type="float" office:value="3391.35" calcext:value-type="float">
            <text:p>3391.35</text:p>
          </table:table-cell>
          <table:table-cell office:value-type="float" office:value="2929.44" calcext:value-type="float">
            <text:p>2929.44</text:p>
          </table:table-cell>
          <table:table-cell office:value-type="float" office:value="-2.68905" calcext:value-type="float">
            <text:p>-2.68905</text:p>
          </table:table-cell>
          <table:table-cell office:value-type="float" office:value="-801.562" calcext:value-type="float">
            <text:p>-801.562</text:p>
          </table:table-cell>
          <table:table-cell office:value-type="float" office:value="53" calcext:value-type="float">
            <text:p>53</text:p>
          </table:table-cell>
          <table:table-cell office:value-type="float" office:value="45.633" calcext:value-type="float">
            <text:p>45.633</text:p>
          </table:table-cell>
          <table:table-cell office:value-type="float" office:value="25.3391" calcext:value-type="float">
            <text:p>25.3391</text:p>
          </table:table-cell>
          <table:table-cell office:value-type="float" office:value="-7.36697" calcext:value-type="float">
            <text:p>-7.36697</text:p>
          </table:table-cell>
          <table:table-cell office:value-type="float" office:value="-27.6609" calcext:value-type="float">
            <text:p>-27.6609</text:p>
          </table:table-cell>
          <table:table-cell office:value-type="float" office:value="0.0635202" calcext:value-type="float">
            <text:p>0.0635202</text:p>
          </table:table-cell>
          <table:table-cell table:style-name="ce1" office:value-type="float" office:value="0.115285" calcext:value-type="float">
            <text:p>1.15E-01</text:p>
          </table:table-cell>
          <table:table-cell table:style-name="Default" office:value-type="float" office:value="0.0230138" calcext:value-type="float">
            <text:p>0.0230138</text:p>
          </table:table-cell>
          <table:table-cell table:number-columns-repeated="2" office:value-type="float" office:value="0.94724" calcext:value-type="float">
            <text:p>0.94724</text:p>
          </table:table-cell>
          <table:table-cell table:style-name="ce1" office:value-type="float" office:value="0.866695" calcext:value-type="float">
            <text:p>8.67E-01</text:p>
          </table:table-cell>
          <table:table-cell office:value-type="float" office:value="-0.877124" calcext:value-type="float">
            <text:p>-0.877124</text:p>
          </table:table-cell>
          <table:table-cell table:style-name="ce1" office:value-type="float" office:value="-17.3289" calcext:value-type="float">
            <text:p>-1.73E+01</text:p>
          </table:table-cell>
          <table:table-cell table:number-columns-repeated="22"/>
          <table:table-cell table:formula="of:=[.AT40]+1" office:value-type="date" office:date-value="2020-04-03" calcext:value-type="date">
            <text:p>03/04/20</text:p>
          </table:table-cell>
          <table:table-cell table:formula="of:=AVERAGE([.S38:.S44])" office:value-type="float" office:value="0.941651142857143" calcext:value-type="float">
            <text:p>0.941651142857143</text:p>
          </table:table-cell>
          <table:table-cell table:formula="of:=[.P41]" office:value-type="float" office:value="0.0635202" calcext:value-type="float">
            <text:p>0.0635202</text:p>
          </table:table-cell>
          <table:table-cell table:formula="of:=AVERAGE([.R38:.R44])" office:value-type="float" office:value="0.0260117714285714" calcext:value-type="float">
            <text:p>0.0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983.801" calcext:value-type="float">
            <text:p>983.801</text:p>
          </table:table-cell>
          <table:table-cell office:value-type="float" office:value="878.849" calcext:value-type="float">
            <text:p>878.849</text:p>
          </table:table-cell>
          <table:table-cell office:value-type="float" office:value="-0.194231" calcext:value-type="float">
            <text:p>-0.194231</text:p>
          </table:table-cell>
          <table:table-cell office:value-type="float" office:value="-125.151" calcext:value-type="float">
            <text:p>-125.151</text:p>
          </table:table-cell>
          <table:table-cell office:value-type="float" office:value="3806" calcext:value-type="float">
            <text:p>3806</text:p>
          </table:table-cell>
          <table:table-cell office:value-type="float" office:value="3557.66" calcext:value-type="float">
            <text:p>3557.66</text:p>
          </table:table-cell>
          <table:table-cell office:value-type="float" office:value="3108.78" calcext:value-type="float">
            <text:p>3108.78</text:p>
          </table:table-cell>
          <table:table-cell office:value-type="float" office:value="-2.05368" calcext:value-type="float">
            <text:p>-2.05368</text:p>
          </table:table-cell>
          <table:table-cell office:value-type="float" office:value="-697.219" calcext:value-type="float">
            <text:p>-697.219</text:p>
          </table:table-cell>
          <table:table-cell office:value-type="float" office:value="59" calcext:value-type="float">
            <text:p>59</text:p>
          </table:table-cell>
          <table:table-cell office:value-type="float" office:value="53.8583" calcext:value-type="float">
            <text:p>53.8583</text:p>
          </table:table-cell>
          <table:table-cell office:value-type="float" office:value="28.214" calcext:value-type="float">
            <text:p>28.214</text:p>
          </table:table-cell>
          <table:table-cell office:value-type="float" office:value="-5.14171" calcext:value-type="float">
            <text:p>-5.14171</text:p>
          </table:table-cell>
          <table:table-cell office:value-type="float" office:value="-30.786" calcext:value-type="float">
            <text:p>-30.786</text:p>
          </table:table-cell>
          <table:table-cell office:value-type="float" office:value="0.0637558" calcext:value-type="float">
            <text:p>0.0637558</text:p>
          </table:table-cell>
          <table:table-cell table:style-name="ce1" office:value-type="float" office:value="0.103545" calcext:value-type="float">
            <text:p>1.04E-01</text:p>
          </table:table-cell>
          <table:table-cell office:value-type="float" office:value="0.0219639" calcext:value-type="float">
            <text:p>2.20E-02</text:p>
          </table:table-cell>
          <table:table-cell table:number-columns-repeated="2" office:value-type="float" office:value="0.949876" calcext:value-type="float">
            <text:p>0.949876</text:p>
          </table:table-cell>
          <table:table-cell table:style-name="ce1" office:value-type="float" office:value="0.873282" calcext:value-type="float">
            <text:p>8.73E-01</text:p>
          </table:table-cell>
          <table:table-cell office:value-type="float" office:value="-0.864207" calcext:value-type="float">
            <text:p>-0.864207</text:p>
          </table:table-cell>
          <table:table-cell table:style-name="ce1" office:value-type="float" office:value="-17.385" calcext:value-type="float">
            <text:p>-1.74E+01</text:p>
          </table:table-cell>
          <table:table-cell table:number-columns-repeated="22"/>
          <table:table-cell table:formula="of:=[.AT41]+1" office:value-type="date" office:date-value="2020-04-04" calcext:value-type="date">
            <text:p>04/04/20</text:p>
          </table:table-cell>
          <table:table-cell table:formula="of:=AVERAGE([.S39:.S45])" office:value-type="float" office:value="0.940163142857143" calcext:value-type="float">
            <text:p>0.940163142857143</text:p>
          </table:table-cell>
          <table:table-cell table:formula="of:=[.P42]" office:value-type="float" office:value="0.0637558" calcext:value-type="float">
            <text:p>0.0637558</text:p>
          </table:table-cell>
          <table:table-cell table:formula="of:=AVERAGE([.R39:.R45])" office:value-type="float" office:value="0.0284718142857143" calcext:value-type="float">
            <text:p>0.0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28.52" calcext:value-type="float">
            <text:p>1028.52</text:p>
          </table:table-cell>
          <table:table-cell office:value-type="float" office:value="926.843" calcext:value-type="float">
            <text:p>926.843</text:p>
          </table:table-cell>
          <table:table-cell office:value-type="float" office:value="-0.113185" calcext:value-type="float">
            <text:p>-0.113185</text:p>
          </table:table-cell>
          <table:table-cell office:value-type="float" office:value="-113.157" calcext:value-type="float">
            <text:p>-113.157</text:p>
          </table:table-cell>
          <table:table-cell office:value-type="float" office:value="3871" calcext:value-type="float">
            <text:p>3871</text:p>
          </table:table-cell>
          <table:table-cell office:value-type="float" office:value="3696.39" calcext:value-type="float">
            <text:p>3696.39</text:p>
          </table:table-cell>
          <table:table-cell office:value-type="float" office:value="3265.29" calcext:value-type="float">
            <text:p>3265.29</text:p>
          </table:table-cell>
          <table:table-cell office:value-type="float" office:value="-1.47862" calcext:value-type="float">
            <text:p>-1.47862</text:p>
          </table:table-cell>
          <table:table-cell office:value-type="float" office:value="-605.707" calcext:value-type="float">
            <text:p>-605.707</text:p>
          </table:table-cell>
          <table:table-cell office:value-type="float" office:value="67" calcext:value-type="float">
            <text:p>67</text:p>
          </table:table-cell>
          <table:table-cell office:value-type="float" office:value="60.6018" calcext:value-type="float">
            <text:p>60.6018</text:p>
          </table:table-cell>
          <table:table-cell office:value-type="float" office:value="33.2574" calcext:value-type="float">
            <text:p>33.2574</text:p>
          </table:table-cell>
          <table:table-cell office:value-type="float" office:value="-6.39825" calcext:value-type="float">
            <text:p>-6.39825</text:p>
          </table:table-cell>
          <table:table-cell office:value-type="float" office:value="-33.7426" calcext:value-type="float">
            <text:p>-33.7426</text:p>
          </table:table-cell>
          <table:table-cell office:value-type="float" office:value="0.0639915" calcext:value-type="float">
            <text:p>0.0639915</text:p>
          </table:table-cell>
          <table:table-cell table:style-name="ce1" office:value-type="float" office:value="0.10711" calcext:value-type="float">
            <text:p>1.07E-01</text:p>
          </table:table-cell>
          <table:table-cell office:value-type="float" office:value="0.0240173" calcext:value-type="float">
            <text:p>2.40E-02</text:p>
          </table:table-cell>
          <table:table-cell table:number-columns-repeated="2" office:value-type="float" office:value="0.947824" calcext:value-type="float">
            <text:p>0.947824</text:p>
          </table:table-cell>
          <table:table-cell table:style-name="ce1" office:value-type="float" office:value="0.871066" calcext:value-type="float">
            <text:p>8.71E-01</text:p>
          </table:table-cell>
          <table:table-cell office:value-type="float" office:value="-0.865936" calcext:value-type="float">
            <text:p>-0.865936</text:p>
          </table:table-cell>
          <table:table-cell table:style-name="ce1" office:value-type="float" office:value="-22.1121" calcext:value-type="float">
            <text:p>-2.21E+01</text:p>
          </table:table-cell>
          <table:table-cell table:number-columns-repeated="22"/>
          <table:table-cell table:formula="of:=[.AT42]+1" office:value-type="date" office:date-value="2020-04-05" calcext:value-type="date">
            <text:p>05/04/20</text:p>
          </table:table-cell>
          <table:table-cell table:formula="of:=AVERAGE([.S40:.S46])" office:value-type="float" office:value="0.938334142857143" calcext:value-type="float">
            <text:p>0.938334142857143</text:p>
          </table:table-cell>
          <table:table-cell table:formula="of:=[.P43]" office:value-type="float" office:value="0.0639915" calcext:value-type="float">
            <text:p>0.0639915</text:p>
          </table:table-cell>
          <table:table-cell table:formula="of:=AVERAGE([.R40:.R46])" office:value-type="float" office:value="0.0308888142857143" calcext:value-type="float">
            <text:p>0.0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70.18" calcext:value-type="float">
            <text:p>1070.18</text:p>
          </table:table-cell>
          <table:table-cell office:value-type="float" office:value="978.473" calcext:value-type="float">
            <text:p>978.473</text:p>
          </table:table-cell>
          <table:table-cell office:value-type="float" office:value="-0.179939" calcext:value-type="float">
            <text:p>-0.179939</text:p>
          </table:table-cell>
          <table:table-cell office:value-type="float" office:value="-109.527" calcext:value-type="float">
            <text:p>-109.527</text:p>
          </table:table-cell>
          <table:table-cell office:value-type="float" office:value="4040" calcext:value-type="float">
            <text:p>4040</text:p>
          </table:table-cell>
          <table:table-cell office:value-type="float" office:value="3822.67" calcext:value-type="float">
            <text:p>3822.67</text:p>
          </table:table-cell>
          <table:table-cell office:value-type="float" office:value="3435.68" calcext:value-type="float">
            <text:p>3435.68</text:p>
          </table:table-cell>
          <table:table-cell office:value-type="float" office:value="-1.87726" calcext:value-type="float">
            <text:p>-1.87726</text:p>
          </table:table-cell>
          <table:table-cell office:value-type="float" office:value="-604.316" calcext:value-type="float">
            <text:p>-604.316</text:p>
          </table:table-cell>
          <table:table-cell office:value-type="float" office:value="78" calcext:value-type="float">
            <text:p>78</text:p>
          </table:table-cell>
          <table:table-cell office:value-type="float" office:value="68.2833" calcext:value-type="float">
            <text:p>68.2833</text:p>
          </table:table-cell>
          <table:table-cell office:value-type="float" office:value="40.3852" calcext:value-type="float">
            <text:p>40.3852</text:p>
          </table:table-cell>
          <table:table-cell office:value-type="float" office:value="-9.71673" calcext:value-type="float">
            <text:p>-9.71673</text:p>
          </table:table-cell>
          <table:table-cell office:value-type="float" office:value="-37.6148" calcext:value-type="float">
            <text:p>-37.6148</text:p>
          </table:table-cell>
          <table:table-cell office:value-type="float" office:value="0.0642272" calcext:value-type="float">
            <text:p>0.0642272</text:p>
          </table:table-cell>
          <table:table-cell table:style-name="ce1" office:value-type="float" office:value="0.145098" calcext:value-type="float">
            <text:p>1.45E-01</text:p>
          </table:table-cell>
          <table:table-cell office:value-type="float" office:value="0.0342394" calcext:value-type="float">
            <text:p>3.42E-02</text:p>
          </table:table-cell>
          <table:table-cell table:number-columns-repeated="2" office:value-type="float" office:value="0.934515" calcext:value-type="float">
            <text:p>0.934515</text:p>
          </table:table-cell>
          <table:table-cell table:style-name="ce1" office:value-type="float" office:value="0.849271" calcext:value-type="float">
            <text:p>8.49E-01</text:p>
          </table:table-cell>
          <table:table-cell office:value-type="float" office:value="-0.895458" calcext:value-type="float">
            <text:p>-0.895458</text:p>
          </table:table-cell>
          <table:table-cell table:style-name="ce1" office:value-type="float" office:value="-21.7334" calcext:value-type="float">
            <text:p>-2.17E+01</text:p>
          </table:table-cell>
          <table:table-cell table:number-columns-repeated="22"/>
          <table:table-cell table:formula="of:=[.AT43]+1" office:value-type="date" office:date-value="2020-04-06" calcext:value-type="date">
            <text:p>06/04/20</text:p>
          </table:table-cell>
          <table:table-cell table:formula="of:=AVERAGE([.S41:.S47])" office:value-type="float" office:value="0.935970285714286" calcext:value-type="float">
            <text:p>0.935970285714286</text:p>
          </table:table-cell>
          <table:table-cell table:formula="of:=[.P44]" office:value-type="float" office:value="0.0642272" calcext:value-type="float">
            <text:p>0.0642272</text:p>
          </table:table-cell>
          <table:table-cell table:formula="of:=AVERAGE([.R41:.R47])" office:value-type="float" office:value="0.0334495571428571" calcext:value-type="float">
            <text:p>0.0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19.78" calcext:value-type="float">
            <text:p>1119.78</text:p>
          </table:table-cell>
          <table:table-cell office:value-type="float" office:value="1038.8" calcext:value-type="float">
            <text:p>1038.8</text:p>
          </table:table-cell>
          <table:table-cell office:value-type="float" office:value="-0.250416" calcext:value-type="float">
            <text:p>-0.250416</text:p>
          </table:table-cell>
          <table:table-cell office:value-type="float" office:value="-105.2" calcext:value-type="float">
            <text:p>-105.2</text:p>
          </table:table-cell>
          <table:table-cell office:value-type="float" office:value="4185" calcext:value-type="float">
            <text:p>4185</text:p>
          </table:table-cell>
          <table:table-cell office:value-type="float" office:value="3980.26" calcext:value-type="float">
            <text:p>3980.26</text:p>
          </table:table-cell>
          <table:table-cell office:value-type="float" office:value="3638.65" calcext:value-type="float">
            <text:p>3638.65</text:p>
          </table:table-cell>
          <table:table-cell office:value-type="float" office:value="-1.80374" calcext:value-type="float">
            <text:p>-1.80374</text:p>
          </table:table-cell>
          <table:table-cell office:value-type="float" office:value="-546.35" calcext:value-type="float">
            <text:p>-546.35</text:p>
          </table:table-cell>
          <table:table-cell office:value-type="float" office:value="88" calcext:value-type="float">
            <text:p>88</text:p>
          </table:table-cell>
          <table:table-cell office:value-type="float" office:value="78.3543" calcext:value-type="float">
            <text:p>78.3543</text:p>
          </table:table-cell>
          <table:table-cell office:value-type="float" office:value="48.7999" calcext:value-type="float">
            <text:p>48.7999</text:p>
          </table:table-cell>
          <table:table-cell office:value-type="float" office:value="-9.64569" calcext:value-type="float">
            <text:p>-9.64569</text:p>
          </table:table-cell>
          <table:table-cell office:value-type="float" office:value="-39.2001" calcext:value-type="float">
            <text:p>-39.2001</text:p>
          </table:table-cell>
          <table:table-cell office:value-type="float" office:value="0.0644629" calcext:value-type="float">
            <text:p>0.0644629</text:p>
          </table:table-cell>
          <table:table-cell office:value-type="float" office:value="0.16496" calcext:value-type="float">
            <text:p>0.16496</text:p>
          </table:table-cell>
          <table:table-cell office:value-type="float" office:value="0.0408059" calcext:value-type="float">
            <text:p>4.08E-02</text:p>
          </table:table-cell>
          <table:table-cell table:number-columns-repeated="2" office:value-type="float" office:value="0.926834" calcext:value-type="float">
            <text:p>0.926834</text:p>
          </table:table-cell>
          <table:table-cell table:style-name="ce1" office:value-type="float" office:value="0.83788" calcext:value-type="float">
            <text:p>8.38E-01</text:p>
          </table:table-cell>
          <table:table-cell office:value-type="float" office:value="-0.906597" calcext:value-type="float">
            <text:p>-0.906597</text:p>
          </table:table-cell>
          <table:table-cell table:style-name="ce1" office:value-type="float" office:value="-23.1956" calcext:value-type="float">
            <text:p>-2.32E+01</text:p>
          </table:table-cell>
          <table:table-cell table:number-columns-repeated="22"/>
          <table:table-cell table:formula="of:=[.AT44]+1" office:value-type="date" office:date-value="2020-04-07" calcext:value-type="date">
            <text:p>07/04/20</text:p>
          </table:table-cell>
          <table:table-cell table:formula="of:=AVERAGE([.S42:.S48])" office:value-type="float" office:value="0.934908571428571" calcext:value-type="float">
            <text:p>0.934908571428571</text:p>
          </table:table-cell>
          <table:table-cell table:formula="of:=[.P45]" office:value-type="float" office:value="0.0644629" calcext:value-type="float">
            <text:p>0.0644629</text:p>
          </table:table-cell>
          <table:table-cell table:formula="of:=AVERAGE([.R42:.R48])" office:value-type="float" office:value="0.0352778571428571" calcext:value-type="float">
            <text:p>0.0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173.12" calcext:value-type="float">
            <text:p>1173.12</text:p>
          </table:table-cell>
          <table:table-cell office:value-type="float" office:value="1102.28" calcext:value-type="float">
            <text:p>1102.28</text:p>
          </table:table-cell>
          <table:table-cell office:value-type="float" office:value="-0.275077" calcext:value-type="float">
            <text:p>-0.275077</text:p>
          </table:table-cell>
          <table:table-cell office:value-type="float" office:value="-96.715" calcext:value-type="float">
            <text:p>-96.715</text:p>
          </table:table-cell>
          <table:table-cell office:value-type="float" office:value="4350" calcext:value-type="float">
            <text:p>4350</text:p>
          </table:table-cell>
          <table:table-cell office:value-type="float" office:value="4143.26" calcext:value-type="float">
            <text:p>4143.26</text:p>
          </table:table-cell>
          <table:table-cell office:value-type="float" office:value="3845.82" calcext:value-type="float">
            <text:p>3845.82</text:p>
          </table:table-cell>
          <table:table-cell office:value-type="float" office:value="-1.89084" calcext:value-type="float">
            <text:p>-1.89084</text:p>
          </table:table-cell>
          <table:table-cell office:value-type="float" office:value="-504.18" calcext:value-type="float">
            <text:p>-504.18</text:p>
          </table:table-cell>
          <table:table-cell office:value-type="float" office:value="99" calcext:value-type="float">
            <text:p>99</text:p>
          </table:table-cell>
          <table:table-cell office:value-type="float" office:value="88.4123" calcext:value-type="float">
            <text:p>88.4123</text:p>
          </table:table-cell>
          <table:table-cell office:value-type="float" office:value="57.4924" calcext:value-type="float">
            <text:p>57.4924</text:p>
          </table:table-cell>
          <table:table-cell office:value-type="float" office:value="-10.5877" calcext:value-type="float">
            <text:p>-10.5877</text:p>
          </table:table-cell>
          <table:table-cell office:value-type="float" office:value="-41.5076" calcext:value-type="float">
            <text:p>-41.5076</text:p>
          </table:table-cell>
          <table:table-cell office:value-type="float" office:value="0.0646986" calcext:value-type="float">
            <text:p>0.0646986</text:p>
          </table:table-cell>
          <table:table-cell office:value-type="float" office:value="0.164491" calcext:value-type="float">
            <text:p>0.164491</text:p>
          </table:table-cell>
          <table:table-cell office:value-type="float" office:value="0.042509" calcext:value-type="float">
            <text:p>4.25E-02</text:p>
          </table:table-cell>
          <table:table-cell table:number-columns-repeated="2" office:value-type="float" office:value="0.925533" calcext:value-type="float">
            <text:p>0.925533</text:p>
          </table:table-cell>
          <table:table-cell table:style-name="ce1" office:value-type="float" office:value="0.838716" calcext:value-type="float">
            <text:p>8.39E-01</text:p>
          </table:table-cell>
          <table:table-cell office:value-type="float" office:value="-0.904671" calcext:value-type="float">
            <text:p>-0.904671</text:p>
          </table:table-cell>
          <table:table-cell table:style-name="ce1" office:value-type="float" office:value="-26.9923" calcext:value-type="float">
            <text:p>-2.70E+01</text:p>
          </table:table-cell>
          <table:table-cell table:number-columns-repeated="22"/>
          <table:table-cell table:formula="of:=[.AT45]+1" office:value-type="date" office:date-value="2020-04-08" calcext:value-type="date">
            <text:p>08/04/20</text:p>
          </table:table-cell>
          <table:table-cell table:formula="of:=AVERAGE([.S43:.S49])" office:value-type="float" office:value="0.934636285714286" calcext:value-type="float">
            <text:p>0.934636285714286</text:p>
          </table:table-cell>
          <table:table-cell table:formula="of:=[.P46]" office:value-type="float" office:value="0.0646986" calcext:value-type="float">
            <text:p>0.0646986</text:p>
          </table:table-cell>
          <table:table-cell table:formula="of:=AVERAGE([.R43:.R49])" office:value-type="float" office:value="0.0368943428571429" calcext:value-type="float">
            <text:p>0.0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227.34" calcext:value-type="float">
            <text:p>1227.34</text:p>
          </table:table-cell>
          <table:table-cell office:value-type="float" office:value="1163.95" calcext:value-type="float">
            <text:p>1163.95</text:p>
          </table:table-cell>
          <table:table-cell office:value-type="float" office:value="-0.467212" calcext:value-type="float">
            <text:p>-0.467212</text:p>
          </table:table-cell>
          <table:table-cell office:value-type="float" office:value="-106.053" calcext:value-type="float">
            <text:p>-106.053</text:p>
          </table:table-cell>
          <table:table-cell office:value-type="float" office:value="4493" calcext:value-type="float">
            <text:p>4493</text:p>
          </table:table-cell>
          <table:table-cell office:value-type="float" office:value="4300.5" calcext:value-type="float">
            <text:p>4300.5</text:p>
          </table:table-cell>
          <table:table-cell office:value-type="float" office:value="4033.63" calcext:value-type="float">
            <text:p>4033.63</text:p>
          </table:table-cell>
          <table:table-cell office:value-type="float" office:value="-1.8425" calcext:value-type="float">
            <text:p>-1.8425</text:p>
          </table:table-cell>
          <table:table-cell office:value-type="float" office:value="-459.368" calcext:value-type="float">
            <text:p>-459.368</text:p>
          </table:table-cell>
          <table:table-cell office:value-type="float" office:value="112" calcext:value-type="float">
            <text:p>112</text:p>
          </table:table-cell>
          <table:table-cell office:value-type="float" office:value="99.1614" calcext:value-type="float">
            <text:p>99.1614</text:p>
          </table:table-cell>
          <table:table-cell office:value-type="float" office:value="64.0408" calcext:value-type="float">
            <text:p>64.0408</text:p>
          </table:table-cell>
          <table:table-cell office:value-type="float" office:value="-12.8386" calcext:value-type="float">
            <text:p>-12.8386</text:p>
          </table:table-cell>
          <table:table-cell office:value-type="float" office:value="-47.9592" calcext:value-type="float">
            <text:p>-47.9592</text:p>
          </table:table-cell>
          <table:table-cell office:value-type="float" office:value="0.0649342" calcext:value-type="float">
            <text:p>0.0649342</text:p>
          </table:table-cell>
          <table:table-cell office:value-type="float" office:value="0.176834" calcext:value-type="float">
            <text:p>0.176834</text:p>
          </table:table-cell>
          <table:table-cell office:value-type="float" office:value="0.0475976" calcext:value-type="float">
            <text:p>4.76E-02</text:p>
          </table:table-cell>
          <table:table-cell table:number-columns-repeated="2" office:value-type="float" office:value="0.91997" calcext:value-type="float">
            <text:p>0.91997</text:p>
          </table:table-cell>
          <table:table-cell table:style-name="ce1" office:value-type="float" office:value="0.832196" calcext:value-type="float">
            <text:p>8.32E-01</text:p>
          </table:table-cell>
          <table:table-cell office:value-type="float" office:value="-0.910142" calcext:value-type="float">
            <text:p>-0.910142</text:p>
          </table:table-cell>
          <table:table-cell table:style-name="ce1" office:value-type="float" office:value="-17.7778" calcext:value-type="float">
            <text:p>-1.78E+01</text:p>
          </table:table-cell>
          <table:table-cell table:number-columns-repeated="22"/>
          <table:table-cell table:formula="of:=[.AT46]+1" office:value-type="date" office:date-value="2020-04-09" calcext:value-type="date">
            <text:p>09/04/20</text:p>
          </table:table-cell>
          <table:table-cell table:formula="of:=AVERAGE([.S44:.S50])" office:value-type="float" office:value="0.934907428571428" calcext:value-type="float">
            <text:p>0.934907428571428</text:p>
          </table:table-cell>
          <table:table-cell table:formula="of:=[.P47]" office:value-type="float" office:value="0.0649342" calcext:value-type="float">
            <text:p>0.0649342</text:p>
          </table:table-cell>
          <table:table-cell table:formula="of:=AVERAGE([.R44:.R50])" office:value-type="float" office:value="0.0385407714285714" calcext:value-type="float">
            <text:p>0.04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284.75" calcext:value-type="float">
            <text:p>1284.75</text:p>
          </table:table-cell>
          <table:table-cell office:value-type="float" office:value="1226.12" calcext:value-type="float">
            <text:p>1226.12</text:p>
          </table:table-cell>
          <table:table-cell office:value-type="float" office:value="-0.138322" calcext:value-type="float">
            <text:p>-0.138322</text:p>
          </table:table-cell>
          <table:table-cell office:value-type="float" office:value="-70.8794" calcext:value-type="float">
            <text:p>-70.8794</text:p>
          </table:table-cell>
          <table:table-cell office:value-type="float" office:value="4586" calcext:value-type="float">
            <text:p>4586</text:p>
          </table:table-cell>
          <table:table-cell office:value-type="float" office:value="4459.06" calcext:value-type="float">
            <text:p>4459.06</text:p>
          </table:table-cell>
          <table:table-cell office:value-type="float" office:value="4217.61" calcext:value-type="float">
            <text:p>4217.61</text:p>
          </table:table-cell>
          <table:table-cell office:value-type="float" office:value="-1.26755" calcext:value-type="float">
            <text:p>-1.26755</text:p>
          </table:table-cell>
          <table:table-cell office:value-type="float" office:value="-368.388" calcext:value-type="float">
            <text:p>-368.388</text:p>
          </table:table-cell>
          <table:table-cell office:value-type="float" office:value="119" calcext:value-type="float">
            <text:p>119</text:p>
          </table:table-cell>
          <table:table-cell office:value-type="float" office:value="111.51" calcext:value-type="float">
            <text:p>111.51</text:p>
          </table:table-cell>
          <table:table-cell office:value-type="float" office:value="72.6658" calcext:value-type="float">
            <text:p>72.6658</text:p>
          </table:table-cell>
          <table:table-cell office:value-type="float" office:value="-7.49016" calcext:value-type="float">
            <text:p>-7.49016</text:p>
          </table:table-cell>
          <table:table-cell office:value-type="float" office:value="-46.3342" calcext:value-type="float">
            <text:p>-46.3342</text:p>
          </table:table-cell>
          <table:table-cell office:value-type="float" office:value="0.0698158" calcext:value-type="float">
            <text:p>0.0698158</text:p>
          </table:table-cell>
          <table:table-cell office:value-type="float" office:value="0.128083" calcext:value-type="float">
            <text:p>0.128083</text:p>
          </table:table-cell>
          <table:table-cell office:value-type="float" office:value="0.0358119" calcext:value-type="float">
            <text:p>3.58E-02</text:p>
          </table:table-cell>
          <table:table-cell table:number-columns-repeated="2" office:value-type="float" office:value="0.939808" calcext:value-type="float">
            <text:p>0.939808</text:p>
          </table:table-cell>
          <table:table-cell table:style-name="ce1" office:value-type="float" office:value="0.837687" calcext:value-type="float">
            <text:p>8.38E-01</text:p>
          </table:table-cell>
          <table:table-cell office:value-type="float" office:value="-0.872982" calcext:value-type="float">
            <text:p>-0.872982</text:p>
          </table:table-cell>
          <table:table-cell table:style-name="ce1" office:value-type="float" office:value="-18.971" calcext:value-type="float">
            <text:p>-1.90E+01</text:p>
          </table:table-cell>
          <table:table-cell table:number-columns-repeated="22"/>
          <table:table-cell table:formula="of:=[.AT47]+1" office:value-type="date" office:date-value="2020-04-10" calcext:value-type="date">
            <text:p>10/04/20</text:p>
          </table:table-cell>
          <table:table-cell table:formula="of:=AVERAGE([.S45:.S51])" office:value-type="float" office:value="0.935164142857143" calcext:value-type="float">
            <text:p>0.935164142857143</text:p>
          </table:table-cell>
          <table:table-cell table:formula="of:=[.P48]" office:value-type="float" office:value="0.0698158" calcext:value-type="float">
            <text:p>0.0698158</text:p>
          </table:table-cell>
          <table:table-cell table:formula="of:=AVERAGE([.R45:.R51])" office:value-type="float" office:value="0.0407373714285714" calcext:value-type="float">
            <text:p>0.04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330.08" calcext:value-type="float">
            <text:p>1330.08</text:p>
          </table:table-cell>
          <table:table-cell office:value-type="float" office:value="1276.56" calcext:value-type="float">
            <text:p>1276.56</text:p>
          </table:table-cell>
          <table:table-cell office:value-type="float" office:value="0.106112" calcext:value-type="float">
            <text:p>0.106112</text:p>
          </table:table-cell>
          <table:table-cell office:value-type="float" office:value="-44.4394" calcext:value-type="float">
            <text:p>-44.4394</text:p>
          </table:table-cell>
          <table:table-cell office:value-type="float" office:value="4646" calcext:value-type="float">
            <text:p>4646</text:p>
          </table:table-cell>
          <table:table-cell office:value-type="float" office:value="4571.35" calcext:value-type="float">
            <text:p>4571.35</text:p>
          </table:table-cell>
          <table:table-cell office:value-type="float" office:value="4351.86" calcext:value-type="float">
            <text:p>4351.86</text:p>
          </table:table-cell>
          <table:table-cell office:value-type="float" office:value="-0.783616" calcext:value-type="float">
            <text:p>-0.783616</text:p>
          </table:table-cell>
          <table:table-cell office:value-type="float" office:value="-294.14" calcext:value-type="float">
            <text:p>-294.14</text:p>
          </table:table-cell>
          <table:table-cell office:value-type="float" office:value="129" calcext:value-type="float">
            <text:p>129</text:p>
          </table:table-cell>
          <table:table-cell office:value-type="float" office:value="120.088" calcext:value-type="float">
            <text:p>120.088</text:p>
          </table:table-cell>
          <table:table-cell office:value-type="float" office:value="79.6626" calcext:value-type="float">
            <text:p>79.6626</text:p>
          </table:table-cell>
          <table:table-cell office:value-type="float" office:value="-8.91167" calcext:value-type="float">
            <text:p>-8.91167</text:p>
          </table:table-cell>
          <table:table-cell office:value-type="float" office:value="-49.3374" calcext:value-type="float">
            <text:p>-49.3374</text:p>
          </table:table-cell>
          <table:table-cell office:value-type="float" office:value="0.074874" calcext:value-type="float">
            <text:p>0.074874</text:p>
          </table:table-cell>
          <table:table-cell office:value-type="float" office:value="0.114861" calcext:value-type="float">
            <text:p>0.114861</text:p>
          </table:table-cell>
          <table:table-cell office:value-type="float" office:value="0.0332793" calcext:value-type="float">
            <text:p>3.33E-02</text:p>
          </table:table-cell>
          <table:table-cell table:number-columns-repeated="2" office:value-type="float" office:value="0.94797" calcext:value-type="float">
            <text:p>0.94797</text:p>
          </table:table-cell>
          <table:table-cell table:style-name="ce1" office:value-type="float" office:value="0.819735" calcext:value-type="float">
            <text:p>8.20E-01</text:p>
          </table:table-cell>
          <table:table-cell office:value-type="float" office:value="-0.858276" calcext:value-type="float">
            <text:p>-0.858276</text:p>
          </table:table-cell>
          <table:table-cell table:style-name="ce1" office:value-type="float" office:value="-18.0398" calcext:value-type="float">
            <text:p>-1.80E+01</text:p>
          </table:table-cell>
          <table:table-cell table:number-columns-repeated="22"/>
          <table:table-cell table:formula="of:=[.AT48]+1" office:value-type="date" office:date-value="2020-04-11" calcext:value-type="date">
            <text:p>11/04/20</text:p>
          </table:table-cell>
          <table:table-cell table:formula="of:=AVERAGE([.S46:.S52])" office:value-type="float" office:value="0.935706" calcext:value-type="float">
            <text:p>0.935706</text:p>
          </table:table-cell>
          <table:table-cell table:formula="of:=[.P49]" office:value-type="float" office:value="0.074874" calcext:value-type="float">
            <text:p>0.074874</text:p>
          </table:table-cell>
          <table:table-cell table:formula="of:=AVERAGE([.R46:.R52])" office:value-type="float" office:value="0.0431974142857143" calcext:value-type="float">
            <text:p>0.04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368.89" calcext:value-type="float">
            <text:p>1368.89</text:p>
          </table:table-cell>
          <table:table-cell office:value-type="float" office:value="1320.06" calcext:value-type="float">
            <text:p>1320.06</text:p>
          </table:table-cell>
          <table:table-cell office:value-type="float" office:value="0.359726" calcext:value-type="float">
            <text:p>0.359726</text:p>
          </table:table-cell>
          <table:table-cell office:value-type="float" office:value="-18.9411" calcext:value-type="float">
            <text:p>-18.9411</text:p>
          </table:table-cell>
          <table:table-cell office:value-type="float" office:value="4697" calcext:value-type="float">
            <text:p>4697</text:p>
          </table:table-cell>
          <table:table-cell office:value-type="float" office:value="4664.9" calcext:value-type="float">
            <text:p>4664.9</text:p>
          </table:table-cell>
          <table:table-cell office:value-type="float" office:value="4461.91" calcext:value-type="float">
            <text:p>4461.91</text:p>
          </table:table-cell>
          <table:table-cell office:value-type="float" office:value="-0.346092" calcext:value-type="float">
            <text:p>-0.346092</text:p>
          </table:table-cell>
          <table:table-cell office:value-type="float" office:value="-235.086" calcext:value-type="float">
            <text:p>-235.086</text:p>
          </table:table-cell>
          <table:table-cell office:value-type="float" office:value="138" calcext:value-type="float">
            <text:p>138</text:p>
          </table:table-cell>
          <table:table-cell office:value-type="float" office:value="129.649" calcext:value-type="float">
            <text:p>129.649</text:p>
          </table:table-cell>
          <table:table-cell office:value-type="float" office:value="87.4668" calcext:value-type="float">
            <text:p>87.4668</text:p>
          </table:table-cell>
          <table:table-cell office:value-type="float" office:value="-8.3513" calcext:value-type="float">
            <text:p>-8.3513</text:p>
          </table:table-cell>
          <table:table-cell office:value-type="float" office:value="-50.5332" calcext:value-type="float">
            <text:p>-50.5332</text:p>
          </table:table-cell>
          <table:table-cell office:value-type="float" office:value="0.080109" calcext:value-type="float">
            <text:p>0.080109</text:p>
          </table:table-cell>
          <table:table-cell office:value-type="float" office:value="0.118635" calcext:value-type="float">
            <text:p>0.118635</text:p>
          </table:table-cell>
          <table:table-cell office:value-type="float" office:value="0.0355423" calcext:value-type="float">
            <text:p>3.55E-02</text:p>
          </table:table-cell>
          <table:table-cell table:number-columns-repeated="2" office:value-type="float" office:value="0.949722" calcext:value-type="float">
            <text:p>0.949722</text:p>
          </table:table-cell>
          <table:table-cell table:style-name="ce1" office:value-type="float" office:value="0.795922" calcext:value-type="float">
            <text:p>7.96E-01</text:p>
          </table:table-cell>
          <table:table-cell office:value-type="float" office:value="-0.858155" calcext:value-type="float">
            <text:p>-0.858155</text:p>
          </table:table-cell>
          <table:table-cell table:style-name="ce1" office:value-type="float" office:value="-14.2104" calcext:value-type="float">
            <text:p>-1.42E+01</text:p>
          </table:table-cell>
          <table:table-cell table:number-columns-repeated="22"/>
          <table:table-cell table:formula="of:=[.AT49]+1" office:value-type="date" office:date-value="2020-04-12" calcext:value-type="date">
            <text:p>12/04/20</text:p>
          </table:table-cell>
          <table:table-cell table:formula="of:=AVERAGE([.S47:.S53])" office:value-type="float" office:value="0.936869571428571" calcext:value-type="float">
            <text:p>0.936869571428571</text:p>
          </table:table-cell>
          <table:table-cell table:formula="of:=[.P50]" office:value-type="float" office:value="0.080109" calcext:value-type="float">
            <text:p>0.080109</text:p>
          </table:table-cell>
          <table:table-cell table:formula="of:=AVERAGE([.R47:.R53])" office:value-type="float" office:value="0.0456144285714286" calcext:value-type="float">
            <text:p>0.05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03.78" calcext:value-type="float">
            <text:p>1403.78</text:p>
          </table:table-cell>
          <table:table-cell office:value-type="float" office:value="1365.02" calcext:value-type="float">
            <text:p>1365.02</text:p>
          </table:table-cell>
          <table:table-cell office:value-type="float" office:value="0.69029" calcext:value-type="float">
            <text:p>0.69029</text:p>
          </table:table-cell>
          <table:table-cell office:value-type="float" office:value="17.0236" calcext:value-type="float">
            <text:p>17.0236</text:p>
          </table:table-cell>
          <table:table-cell office:value-type="float" office:value="4730" calcext:value-type="float">
            <text:p>4730</text:p>
          </table:table-cell>
          <table:table-cell office:value-type="float" office:value="4749.13" calcext:value-type="float">
            <text:p>4749.13</text:p>
          </table:table-cell>
          <table:table-cell office:value-type="float" office:value="4579.29" calcext:value-type="float">
            <text:p>4579.29</text:p>
          </table:table-cell>
          <table:table-cell office:value-type="float" office:value="0.210772" calcext:value-type="float">
            <text:p>0.210772</text:p>
          </table:table-cell>
          <table:table-cell office:value-type="float" office:value="-150.709" calcext:value-type="float">
            <text:p>-150.709</text:p>
          </table:table-cell>
          <table:table-cell office:value-type="float" office:value="143" calcext:value-type="float">
            <text:p>143</text:p>
          </table:table-cell>
          <table:table-cell office:value-type="float" office:value="138.784" calcext:value-type="float">
            <text:p>138.784</text:p>
          </table:table-cell>
          <table:table-cell office:value-type="float" office:value="97.6252" calcext:value-type="float">
            <text:p>97.6252</text:p>
          </table:table-cell>
          <table:table-cell office:value-type="float" office:value="-4.21643" calcext:value-type="float">
            <text:p>-4.21643</text:p>
          </table:table-cell>
          <table:table-cell office:value-type="float" office:value="-45.3748" calcext:value-type="float">
            <text:p>-45.3748</text:p>
          </table:table-cell>
          <table:table-cell office:value-type="float" office:value="0.0855208" calcext:value-type="float">
            <text:p>0.0855208</text:p>
          </table:table-cell>
          <table:table-cell office:value-type="float" office:value="0.160474" calcext:value-type="float">
            <text:p>0.160474</text:p>
          </table:table-cell>
          <table:table-cell office:value-type="float" office:value="0.0496156" calcext:value-type="float">
            <text:p>4.96E-02</text:p>
          </table:table-cell>
          <table:table-cell table:number-columns-repeated="2" office:value-type="float" office:value="0.936312" calcext:value-type="float">
            <text:p>0.936312</text:p>
          </table:table-cell>
          <table:table-cell table:style-name="ce1" office:value-type="float" office:value="0.76478" calcext:value-type="float">
            <text:p>7.65E-01</text:p>
          </table:table-cell>
          <table:table-cell office:value-type="float" office:value="-0.884" calcext:value-type="float">
            <text:p>-0.884</text:p>
          </table:table-cell>
          <table:table-cell table:style-name="ce1" office:value-type="float" office:value="-32.5517" calcext:value-type="float">
            <text:p>-3.26E+01</text:p>
          </table:table-cell>
          <table:table-cell table:number-columns-repeated="22"/>
          <table:table-cell table:formula="of:=[.AT50]+1" office:value-type="date" office:date-value="2020-04-13" calcext:value-type="date">
            <text:p>13/04/20</text:p>
          </table:table-cell>
          <table:table-cell table:formula="of:=AVERAGE([.S48:.S54])" office:value-type="float" office:value="0.938449" calcext:value-type="float">
            <text:p>0.938449</text:p>
          </table:table-cell>
          <table:table-cell table:formula="of:=[.P51]" office:value-type="float" office:value="0.0855208" calcext:value-type="float">
            <text:p>0.0855208</text:p>
          </table:table-cell>
          <table:table-cell table:formula="of:=AVERAGE([.R48:.R54])" office:value-type="float" office:value="0.0481751571428571" calcext:value-type="float">
            <text:p>0.0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39.81" calcext:value-type="float">
            <text:p>1439.81</text:p>
          </table:table-cell>
          <table:table-cell office:value-type="float" office:value="1414.92" calcext:value-type="float">
            <text:p>1414.92</text:p>
          </table:table-cell>
          <table:table-cell office:value-type="float" office:value="0.595665" calcext:value-type="float">
            <text:p>0.595665</text:p>
          </table:table-cell>
          <table:table-cell office:value-type="float" office:value="21.9214" calcext:value-type="float">
            <text:p>21.9214</text:p>
          </table:table-cell>
          <table:table-cell office:value-type="float" office:value="4843" calcext:value-type="float">
            <text:p>4843</text:p>
          </table:table-cell>
          <table:table-cell office:value-type="float" office:value="4839.4" calcext:value-type="float">
            <text:p>4839.4</text:p>
          </table:table-cell>
          <table:table-cell office:value-type="float" office:value="4710.68" calcext:value-type="float">
            <text:p>4710.68</text:p>
          </table:table-cell>
          <table:table-cell office:value-type="float" office:value="-0.0406181" calcext:value-type="float">
            <text:p>-0.0406181</text:p>
          </table:table-cell>
          <table:table-cell office:value-type="float" office:value="-132.32" calcext:value-type="float">
            <text:p>-132.32</text:p>
          </table:table-cell>
          <table:table-cell office:value-type="float" office:value="161" calcext:value-type="float">
            <text:p>161</text:p>
          </table:table-cell>
          <table:table-cell office:value-type="float" office:value="144.961" calcext:value-type="float">
            <text:p>144.961</text:p>
          </table:table-cell>
          <table:table-cell office:value-type="float" office:value="107.704" calcext:value-type="float">
            <text:p>107.704</text:p>
          </table:table-cell>
          <table:table-cell office:value-type="float" office:value="-16.039" calcext:value-type="float">
            <text:p>-16.039</text:p>
          </table:table-cell>
          <table:table-cell office:value-type="float" office:value="-53.2962" calcext:value-type="float">
            <text:p>-53.2962</text:p>
          </table:table-cell>
          <table:table-cell office:value-type="float" office:value="0.0911093" calcext:value-type="float">
            <text:p>0.0911093</text:p>
          </table:table-cell>
          <table:table-cell office:value-type="float" office:value="0.18218" calcext:value-type="float">
            <text:p>0.18218</text:p>
          </table:table-cell>
          <table:table-cell office:value-type="float" office:value="0.0580262" calcext:value-type="float">
            <text:p>5.80E-02</text:p>
          </table:table-cell>
          <table:table-cell table:number-columns-repeated="2" office:value-type="float" office:value="0.930627" calcext:value-type="float">
            <text:p>0.930627</text:p>
          </table:table-cell>
          <table:table-cell table:style-name="ce1" office:value-type="float" office:value="0.740516" calcext:value-type="float">
            <text:p>7.41E-01</text:p>
          </table:table-cell>
          <table:table-cell office:value-type="float" office:value="-0.892849" calcext:value-type="float">
            <text:p>-0.892849</text:p>
          </table:table-cell>
          <table:table-cell table:style-name="ce1" office:value-type="float" office:value="-15.909" calcext:value-type="float">
            <text:p>-1.59E+01</text:p>
          </table:table-cell>
          <table:table-cell table:number-columns-repeated="22"/>
          <table:table-cell table:formula="of:=[.AT51]+1" office:value-type="date" office:date-value="2020-04-14" calcext:value-type="date">
            <text:p>14/04/20</text:p>
          </table:table-cell>
          <table:table-cell table:formula="of:=AVERAGE([.S49:.S55])" office:value-type="float" office:value="0.940297571428571" calcext:value-type="float">
            <text:p>0.940297571428571</text:p>
          </table:table-cell>
          <table:table-cell table:formula="of:=[.P52]" office:value-type="float" office:value="0.0911093" calcext:value-type="float">
            <text:p>0.0911093</text:p>
          </table:table-cell>
          <table:table-cell table:formula="of:=AVERAGE([.R49:.R55])" office:value-type="float" office:value="0.0500034714285714" calcext:value-type="float">
            <text:p>0.0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79.64" calcext:value-type="float">
            <text:p>1479.64</text:p>
          </table:table-cell>
          <table:table-cell office:value-type="float" office:value="1468.18" calcext:value-type="float">
            <text:p>1468.18</text:p>
          </table:table-cell>
          <table:table-cell office:value-type="float" office:value="0.323482" calcext:value-type="float">
            <text:p>0.323482</text:p>
          </table:table-cell>
          <table:table-cell office:value-type="float" office:value="13.1843" calcext:value-type="float">
            <text:p>13.1843</text:p>
          </table:table-cell>
          <table:table-cell office:value-type="float" office:value="4925" calcext:value-type="float">
            <text:p>4925</text:p>
          </table:table-cell>
          <table:table-cell office:value-type="float" office:value="4941.69" calcext:value-type="float">
            <text:p>4941.69</text:p>
          </table:table-cell>
          <table:table-cell office:value-type="float" office:value="4848.62" calcext:value-type="float">
            <text:p>4848.62</text:p>
          </table:table-cell>
          <table:table-cell office:value-type="float" office:value="0.196407" calcext:value-type="float">
            <text:p>0.196407</text:p>
          </table:table-cell>
          <table:table-cell office:value-type="float" office:value="-76.3772" calcext:value-type="float">
            <text:p>-76.3772</text:p>
          </table:table-cell>
          <table:table-cell office:value-type="float" office:value="166" calcext:value-type="float">
            <text:p>166</text:p>
          </table:table-cell>
          <table:table-cell office:value-type="float" office:value="159.43" calcext:value-type="float">
            <text:p>159.43</text:p>
          </table:table-cell>
          <table:table-cell office:value-type="float" office:value="118.427" calcext:value-type="float">
            <text:p>118.427</text:p>
          </table:table-cell>
          <table:table-cell office:value-type="float" office:value="-6.56984" calcext:value-type="float">
            <text:p>-6.56984</text:p>
          </table:table-cell>
          <table:table-cell office:value-type="float" office:value="-47.5728" calcext:value-type="float">
            <text:p>-47.5728</text:p>
          </table:table-cell>
          <table:table-cell office:value-type="float" office:value="0.0968746" calcext:value-type="float">
            <text:p>0.0968746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0594281" calcext:value-type="float">
            <text:p>5.94E-02</text:p>
          </table:table-cell>
          <table:table-cell table:number-columns-repeated="2" office:value-type="float" office:value="0.933678" calcext:value-type="float">
            <text:p>0.933678</text:p>
          </table:table-cell>
          <table:table-cell table:style-name="ce1" office:value-type="float" office:value="0.722076" calcext:value-type="float">
            <text:p>7.22E-01</text:p>
          </table:table-cell>
          <table:table-cell office:value-type="float" office:value="-0.88953" calcext:value-type="float">
            <text:p>-0.88953</text:p>
          </table:table-cell>
          <table:table-cell table:style-name="ce1" office:value-type="float" office:value="-12.8725" calcext:value-type="float">
            <text:p>-1.29E+01</text:p>
          </table:table-cell>
          <table:table-cell table:number-columns-repeated="22"/>
          <table:table-cell table:formula="of:=[.AT52]+1" office:value-type="date" office:date-value="2020-04-15" calcext:value-type="date">
            <text:p>15/04/20</text:p>
          </table:table-cell>
          <table:table-cell table:formula="of:=AVERAGE([.S50:.S56])" office:value-type="float" office:value="0.941819" calcext:value-type="float">
            <text:p>0.941819</text:p>
          </table:table-cell>
          <table:table-cell table:formula="of:=[.P53]" office:value-type="float" office:value="0.0968746" calcext:value-type="float">
            <text:p>0.0968746</text:p>
          </table:table-cell>
          <table:table-cell table:formula="of:=AVERAGE([.R50:.R56])" office:value-type="float" office:value="0.0516199571428571" calcext:value-type="float">
            <text:p>0.0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19.77" calcext:value-type="float">
            <text:p>1519.77</text:p>
          </table:table-cell>
          <table:table-cell office:value-type="float" office:value="1522.26" calcext:value-type="float">
            <text:p>1522.26</text:p>
          </table:table-cell>
          <table:table-cell office:value-type="float" office:value="0.526202" calcext:value-type="float">
            <text:p>0.526202</text:p>
          </table:table-cell>
          <table:table-cell office:value-type="float" office:value="41.2591" calcext:value-type="float">
            <text:p>41.2591</text:p>
          </table:table-cell>
          <table:table-cell office:value-type="float" office:value="4994" calcext:value-type="float">
            <text:p>4994</text:p>
          </table:table-cell>
          <table:table-cell office:value-type="float" office:value="5031.71" calcext:value-type="float">
            <text:p>5031.71</text:p>
          </table:table-cell>
          <table:table-cell office:value-type="float" office:value="4981.4" calcext:value-type="float">
            <text:p>4981.4</text:p>
          </table:table-cell>
          <table:table-cell office:value-type="float" office:value="0.4669" calcext:value-type="float">
            <text:p>0.4669</text:p>
          </table:table-cell>
          <table:table-cell office:value-type="float" office:value="-12.5967" calcext:value-type="float">
            <text:p>-12.5967</text:p>
          </table:table-cell>
          <table:table-cell office:value-type="float" office:value="169" calcext:value-type="float">
            <text:p>169</text:p>
          </table:table-cell>
          <table:table-cell office:value-type="float" office:value="167.171" calcext:value-type="float">
            <text:p>167.171</text:p>
          </table:table-cell>
          <table:table-cell office:value-type="float" office:value="130.7" calcext:value-type="float">
            <text:p>130.7</text:p>
          </table:table-cell>
          <table:table-cell office:value-type="float" office:value="-1.82944" calcext:value-type="float">
            <text:p>-1.82944</text:p>
          </table:table-cell>
          <table:table-cell office:value-type="float" office:value="-38.3" calcext:value-type="float">
            <text:p>-38.3</text:p>
          </table:table-cell>
          <table:table-cell office:value-type="float" office:value="0.102817" calcext:value-type="float">
            <text:p>0.102817</text:p>
          </table:table-cell>
          <table:table-cell office:value-type="float" office:value="0.194759" calcext:value-type="float">
            <text:p>0.194759</text:p>
          </table:table-cell>
          <table:table-cell office:value-type="float" office:value="0.0655227" calcext:value-type="float">
            <text:p>6.55E-02</text:p>
          </table:table-cell>
          <table:table-cell table:number-columns-repeated="2" office:value-type="float" office:value="0.931026" calcext:value-type="float">
            <text:p>0.931026</text:p>
          </table:table-cell>
          <table:table-cell table:style-name="ce1" office:value-type="float" office:value="0.70178" calcext:value-type="float">
            <text:p>7.02E-01</text:p>
          </table:table-cell>
          <table:table-cell office:value-type="float" office:value="-0.893349" calcext:value-type="float">
            <text:p>-0.893349</text:p>
          </table:table-cell>
          <table:table-cell table:style-name="ce1" office:value-type="float" office:value="-12.6856" calcext:value-type="float">
            <text:p>-1.27E+01</text:p>
          </table:table-cell>
          <table:table-cell table:number-columns-repeated="22"/>
          <table:table-cell table:formula="of:=[.AT53]+1" office:value-type="date" office:date-value="2020-04-16" calcext:value-type="date">
            <text:p>16/04/20</text:p>
          </table:table-cell>
          <table:table-cell table:formula="of:=AVERAGE([.S51:.S57])" office:value-type="float" office:value="0.942752857142857" calcext:value-type="float">
            <text:p>0.942752857142857</text:p>
          </table:table-cell>
          <table:table-cell table:formula="of:=[.P54]" office:value-type="float" office:value="0.102817" calcext:value-type="float">
            <text:p>0.102817</text:p>
          </table:table-cell>
          <table:table-cell table:formula="of:=AVERAGE([.R51:.R57])" office:value-type="float" office:value="0.0532663857142857" calcext:value-type="float">
            <text:p>0.05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558.66" calcext:value-type="float">
            <text:p>1558.66</text:p>
          </table:table-cell>
          <table:table-cell office:value-type="float" office:value="1572.97" calcext:value-type="float">
            <text:p>1572.97</text:p>
          </table:table-cell>
          <table:table-cell office:value-type="float" office:value="0.373504" calcext:value-type="float">
            <text:p>0.373504</text:p>
          </table:table-cell>
          <table:table-cell office:value-type="float" office:value="40.965" calcext:value-type="float">
            <text:p>40.965</text:p>
          </table:table-cell>
          <table:table-cell office:value-type="float" office:value="5071" calcext:value-type="float">
            <text:p>5071</text:p>
          </table:table-cell>
          <table:table-cell office:value-type="float" office:value="5115.18" calcext:value-type="float">
            <text:p>5115.18</text:p>
          </table:table-cell>
          <table:table-cell office:value-type="float" office:value="5099.26" calcext:value-type="float">
            <text:p>5099.26</text:p>
          </table:table-cell>
          <table:table-cell office:value-type="float" office:value="0.573593" calcext:value-type="float">
            <text:p>0.573593</text:p>
          </table:table-cell>
          <table:table-cell office:value-type="float" office:value="28.2561" calcext:value-type="float">
            <text:p>28.2561</text:p>
          </table:table-cell>
          <table:table-cell office:value-type="float" office:value="173" calcext:value-type="float">
            <text:p>173</text:p>
          </table:table-cell>
          <table:table-cell office:value-type="float" office:value="171.508" calcext:value-type="float">
            <text:p>171.508</text:p>
          </table:table-cell>
          <table:table-cell office:value-type="float" office:value="139.12" calcext:value-type="float">
            <text:p>139.12</text:p>
          </table:table-cell>
          <table:table-cell office:value-type="float" office:value="-1.4919" calcext:value-type="float">
            <text:p>-1.4919</text:p>
          </table:table-cell>
          <table:table-cell office:value-type="float" office:value="-33.8801" calcext:value-type="float">
            <text:p>-33.8801</text:p>
          </table:table-cell>
          <table:table-cell office:value-type="float" office:value="0.103289" calcext:value-type="float">
            <text:p>0.103289</text:p>
          </table:table-cell>
          <table:table-cell office:value-type="float" office:value="0.140882" calcext:value-type="float">
            <text:p>0.140882</text:p>
          </table:table-cell>
          <table:table-cell office:value-type="float" office:value="0.0486101" calcext:value-type="float">
            <text:p>4.86E-02</text:p>
          </table:table-cell>
          <table:table-cell table:number-columns-repeated="2" office:value-type="float" office:value="0.952748" calcext:value-type="float">
            <text:p>0.952748</text:p>
          </table:table-cell>
          <table:table-cell table:style-name="ce1" office:value-type="float" office:value="0.707287" calcext:value-type="float">
            <text:p>7.07E-01</text:p>
          </table:table-cell>
          <table:table-cell office:value-type="float" office:value="-0.862835" calcext:value-type="float">
            <text:p>-0.862835</text:p>
          </table:table-cell>
          <table:table-cell table:style-name="ce1" office:value-type="float" office:value="-15.2774" calcext:value-type="float">
            <text:p>-1.53E+01</text:p>
          </table:table-cell>
          <table:table-cell table:number-columns-repeated="22"/>
          <table:table-cell table:formula="of:=[.AT54]+1" office:value-type="date" office:date-value="2020-04-17" calcext:value-type="date">
            <text:p>17/04/20</text:p>
          </table:table-cell>
          <table:table-cell table:formula="of:=AVERAGE([.S52:.S58])" office:value-type="float" office:value="0.942561285714286" calcext:value-type="float">
            <text:p>0.942561285714286</text:p>
          </table:table-cell>
          <table:table-cell table:formula="of:=[.P55]" office:value-type="float" office:value="0.103289" calcext:value-type="float">
            <text:p>0.103289</text:p>
          </table:table-cell>
          <table:table-cell table:formula="of:=AVERAGE([.R52:.R58])" office:value-type="float" office:value="0.0554629857142857" calcext:value-type="float">
            <text:p>0.0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590.71" calcext:value-type="float">
            <text:p>1590.71</text:p>
          </table:table-cell>
          <table:table-cell office:value-type="float" office:value="1612.71" calcext:value-type="float">
            <text:p>1612.71</text:p>
          </table:table-cell>
          <table:table-cell office:value-type="float" office:value="0.43063" calcext:value-type="float">
            <text:p>0.43063</text:p>
          </table:table-cell>
          <table:table-cell office:value-type="float" office:value="51.7125" calcext:value-type="float">
            <text:p>51.7125</text:p>
          </table:table-cell>
          <table:table-cell office:value-type="float" office:value="5098" calcext:value-type="float">
            <text:p>5098</text:p>
          </table:table-cell>
          <table:table-cell office:value-type="float" office:value="5173.91" calcext:value-type="float">
            <text:p>5173.91</text:p>
          </table:table-cell>
          <table:table-cell office:value-type="float" office:value="5184.09" calcext:value-type="float">
            <text:p>5184.09</text:p>
          </table:table-cell>
          <table:table-cell office:value-type="float" office:value="1.04027" calcext:value-type="float">
            <text:p>1.04027</text:p>
          </table:table-cell>
          <table:table-cell office:value-type="float" office:value="86.0864" calcext:value-type="float">
            <text:p>86.0864</text:p>
          </table:table-cell>
          <table:table-cell office:value-type="float" office:value="181" calcext:value-type="float">
            <text:p>181</text:p>
          </table:table-cell>
          <table:table-cell office:value-type="float" office:value="175.544" calcext:value-type="float">
            <text:p>175.544</text:p>
          </table:table-cell>
          <table:table-cell office:value-type="float" office:value="148.449" calcext:value-type="float">
            <text:p>148.449</text:p>
          </table:table-cell>
          <table:table-cell office:value-type="float" office:value="-5.45595" calcext:value-type="float">
            <text:p>-5.45595</text:p>
          </table:table-cell>
          <table:table-cell office:value-type="float" office:value="-32.5507" calcext:value-type="float">
            <text:p>-32.5507</text:p>
          </table:table-cell>
          <table:table-cell office:value-type="float" office:value="0.103762" calcext:value-type="float">
            <text:p>0.103762</text:p>
          </table:table-cell>
          <table:table-cell office:value-type="float" office:value="0.126176" calcext:value-type="float">
            <text:p>0.126176</text:p>
          </table:table-cell>
          <table:table-cell office:value-type="float" office:value="0.0445947" calcext:value-type="float">
            <text:p>4.46E-02</text:p>
          </table:table-cell>
          <table:table-cell table:number-columns-repeated="2" office:value-type="float" office:value="0.95862" calcext:value-type="float">
            <text:p>0.95862</text:p>
          </table:table-cell>
          <table:table-cell table:style-name="ce1" office:value-type="float" office:value="0.706957" calcext:value-type="float">
            <text:p>7.07E-01</text:p>
          </table:table-cell>
          <table:table-cell office:value-type="float" office:value="-0.852066" calcext:value-type="float">
            <text:p>-0.852066</text:p>
          </table:table-cell>
          <table:table-cell table:style-name="ce1" office:value-type="float" office:value="-14.2501" calcext:value-type="float">
            <text:p>-1.43E+01</text:p>
          </table:table-cell>
          <table:table-cell table:number-columns-repeated="22"/>
          <table:table-cell table:formula="of:=[.AT55]+1" office:value-type="date" office:date-value="2020-04-18" calcext:value-type="date">
            <text:p>18/04/20</text:p>
          </table:table-cell>
          <table:table-cell table:formula="of:=AVERAGE([.S53:.S59])" office:value-type="float" office:value="0.941544142857143" calcext:value-type="float">
            <text:p>0.941544142857143</text:p>
          </table:table-cell>
          <table:table-cell table:formula="of:=[.P56]" office:value-type="float" office:value="0.103762" calcext:value-type="float">
            <text:p>0.103762</text:p>
          </table:table-cell>
          <table:table-cell table:formula="of:=AVERAGE([.R53:.R59])" office:value-type="float" office:value="0.0579230142857143" calcext:value-type="float">
            <text:p>0.0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617.74" calcext:value-type="float">
            <text:p>1617.74</text:p>
          </table:table-cell>
          <table:table-cell office:value-type="float" office:value="1645.89" calcext:value-type="float">
            <text:p>1645.89</text:p>
          </table:table-cell>
          <table:table-cell office:value-type="float" office:value="0.397465" calcext:value-type="float">
            <text:p>0.397465</text:p>
          </table:table-cell>
          <table:table-cell office:value-type="float" office:value="54.8872" calcext:value-type="float">
            <text:p>54.8872</text:p>
          </table:table-cell>
          <table:table-cell office:value-type="float" office:value="5125" calcext:value-type="float">
            <text:p>5125</text:p>
          </table:table-cell>
          <table:table-cell office:value-type="float" office:value="5220.33" calcext:value-type="float">
            <text:p>5220.33</text:p>
          </table:table-cell>
          <table:table-cell office:value-type="float" office:value="5252.4" calcext:value-type="float">
            <text:p>5252.4</text:p>
          </table:table-cell>
          <table:table-cell office:value-type="float" office:value="1.34344" calcext:value-type="float">
            <text:p>1.34344</text:p>
          </table:table-cell>
          <table:table-cell office:value-type="float" office:value="127.398" calcext:value-type="float">
            <text:p>127.398</text:p>
          </table:table-cell>
          <table:table-cell office:value-type="float" office:value="186" calcext:value-type="float">
            <text:p>186</text:p>
          </table:table-cell>
          <table:table-cell office:value-type="float" office:value="182.303" calcext:value-type="float">
            <text:p>182.303</text:p>
          </table:table-cell>
          <table:table-cell office:value-type="float" office:value="157.292" calcext:value-type="float">
            <text:p>157.292</text:p>
          </table:table-cell>
          <table:table-cell office:value-type="float" office:value="-3.69687" calcext:value-type="float">
            <text:p>-3.69687</text:p>
          </table:table-cell>
          <table:table-cell office:value-type="float" office:value="-28.7077" calcext:value-type="float">
            <text:p>-28.7077</text:p>
          </table:table-cell>
          <table:table-cell office:value-type="float" office:value="0.104235" calcext:value-type="float">
            <text:p>0.104235</text:p>
          </table:table-cell>
          <table:table-cell office:value-type="float" office:value="0.13016" calcext:value-type="float">
            <text:p>0.13016</text:p>
          </table:table-cell>
          <table:table-cell office:value-type="float" office:value="0.0470673" calcext:value-type="float">
            <text:p>4.71E-02</text:p>
          </table:table-cell>
          <table:table-cell table:number-columns-repeated="2" office:value-type="float" office:value="0.956259" calcext:value-type="float">
            <text:p>0.956259</text:p>
          </table:table-cell>
          <table:table-cell table:style-name="ce1" office:value-type="float" office:value="0.705275" calcext:value-type="float">
            <text:p>7.05E-01</text:p>
          </table:table-cell>
          <table:table-cell office:value-type="float" office:value="-0.853594" calcext:value-type="float">
            <text:p>-0.853594</text:p>
          </table:table-cell>
          <table:table-cell table:style-name="ce1" office:value-type="float" office:value="-15.9071" calcext:value-type="float">
            <text:p>-1.59E+01</text:p>
          </table:table-cell>
          <table:table-cell table:number-columns-repeated="22"/>
          <table:table-cell table:formula="of:=[.AT56]+1" office:value-type="date" office:date-value="2020-04-19" calcext:value-type="date">
            <text:p>19/04/20</text:p>
          </table:table-cell>
          <table:table-cell table:formula="of:=AVERAGE([.S54:.S60])" office:value-type="float" office:value="0.940015571428571" calcext:value-type="float">
            <text:p>0.940015571428571</text:p>
          </table:table-cell>
          <table:table-cell table:formula="of:=[.P57]" office:value-type="float" office:value="0.104235" calcext:value-type="float">
            <text:p>0.104235</text:p>
          </table:table-cell>
          <table:table-cell table:formula="of:=AVERAGE([.R54:.R60])" office:value-type="float" office:value="0.0603400142857143" calcext:value-type="float">
            <text:p>0.06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643.28" calcext:value-type="float">
            <text:p>1643.28</text:p>
          </table:table-cell>
          <table:table-cell office:value-type="float" office:value="1673.73" calcext:value-type="float">
            <text:p>1673.73</text:p>
          </table:table-cell>
          <table:table-cell office:value-type="float" office:value="0.0651949" calcext:value-type="float">
            <text:p>0.0651949</text:p>
          </table:table-cell>
          <table:table-cell office:value-type="float" office:value="34.725" calcext:value-type="float">
            <text:p>34.725</text:p>
          </table:table-cell>
          <table:table-cell office:value-type="float" office:value="5198" calcext:value-type="float">
            <text:p>5198</text:p>
          </table:table-cell>
          <table:table-cell office:value-type="float" office:value="5262.48" calcext:value-type="float">
            <text:p>5262.48</text:p>
          </table:table-cell>
          <table:table-cell office:value-type="float" office:value="5308.04" calcext:value-type="float">
            <text:p>5308.04</text:p>
          </table:table-cell>
          <table:table-cell office:value-type="float" office:value="0.928008" calcext:value-type="float">
            <text:p>0.928008</text:p>
          </table:table-cell>
          <table:table-cell office:value-type="float" office:value="110.044" calcext:value-type="float">
            <text:p>110.044</text:p>
          </table:table-cell>
          <table:table-cell office:value-type="float" office:value="194" calcext:value-type="float">
            <text:p>194</text:p>
          </table:table-cell>
          <table:table-cell office:value-type="float" office:value="187.746" calcext:value-type="float">
            <text:p>187.746</text:p>
          </table:table-cell>
          <table:table-cell office:value-type="float" office:value="163.121" calcext:value-type="float">
            <text:p>163.121</text:p>
          </table:table-cell>
          <table:table-cell office:value-type="float" office:value="-6.25434" calcext:value-type="float">
            <text:p>-6.25434</text:p>
          </table:table-cell>
          <table:table-cell office:value-type="float" office:value="-30.8793" calcext:value-type="float">
            <text:p>-30.8793</text:p>
          </table:table-cell>
          <table:table-cell office:value-type="float" office:value="0.104708" calcext:value-type="float">
            <text:p>0.104708</text:p>
          </table:table-cell>
          <table:table-cell office:value-type="float" office:value="0.175851" calcext:value-type="float">
            <text:p>0.175851</text:p>
          </table:table-cell>
          <table:table-cell office:value-type="float" office:value="0.0649918" calcext:value-type="float">
            <text:p>6.50E-02</text:p>
          </table:table-cell>
          <table:table-cell table:number-columns-repeated="2" office:value-type="float" office:value="0.934971" calcext:value-type="float">
            <text:p>0.934971</text:p>
          </table:table-cell>
          <table:table-cell table:style-name="ce1" office:value-type="float" office:value="0.699852" calcext:value-type="float">
            <text:p>7.00E-01</text:p>
          </table:table-cell>
          <table:table-cell office:value-type="float" office:value="-0.879049" calcext:value-type="float">
            <text:p>-0.879049</text:p>
          </table:table-cell>
          <table:table-cell table:style-name="ce1" office:value-type="float" office:value="-15.5447" calcext:value-type="float">
            <text:p>-1.55E+01</text:p>
          </table:table-cell>
          <table:table-cell table:number-columns-repeated="22"/>
          <table:table-cell table:formula="of:=[.AT57]+1" office:value-type="date" office:date-value="2020-04-20" calcext:value-type="date">
            <text:p>20/04/20</text:p>
          </table:table-cell>
          <table:table-cell table:formula="of:=AVERAGE([.S55:.S61])" office:value-type="float" office:value="0.937784428571428" calcext:value-type="float">
            <text:p>0.937784428571428</text:p>
          </table:table-cell>
          <table:table-cell table:formula="of:=[.P58]" office:value-type="float" office:value="0.104708" calcext:value-type="float">
            <text:p>0.104708</text:p>
          </table:table-cell>
          <table:table-cell table:formula="of:=AVERAGE([.R55:.R61])" office:value-type="float" office:value="0.0629007571428571" calcext:value-type="float">
            <text:p>0.0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676.38" calcext:value-type="float">
            <text:p>1676.38</text:p>
          </table:table-cell>
          <table:table-cell office:value-type="float" office:value="1707.48" calcext:value-type="float">
            <text:p>1707.48</text:p>
          </table:table-cell>
          <table:table-cell office:value-type="float" office:value="-0.0563186" calcext:value-type="float">
            <text:p>-0.0563186</text:p>
          </table:table-cell>
          <table:table-cell office:value-type="float" office:value="27.4832" calcext:value-type="float">
            <text:p>27.4832</text:p>
          </table:table-cell>
          <table:table-cell office:value-type="float" office:value="5277" calcext:value-type="float">
            <text:p>5277</text:p>
          </table:table-cell>
          <table:table-cell office:value-type="float" office:value="5323.5" calcext:value-type="float">
            <text:p>5323.5</text:p>
          </table:table-cell>
          <table:table-cell office:value-type="float" office:value="5384.38" calcext:value-type="float">
            <text:p>5384.38</text:p>
          </table:table-cell>
          <table:table-cell office:value-type="float" office:value="0.682245" calcext:value-type="float">
            <text:p>0.682245</text:p>
          </table:table-cell>
          <table:table-cell office:value-type="float" office:value="107.382" calcext:value-type="float">
            <text:p>107.382</text:p>
          </table:table-cell>
          <table:table-cell office:value-type="float" office:value="201" calcext:value-type="float">
            <text:p>201</text:p>
          </table:table-cell>
          <table:table-cell office:value-type="float" office:value="194.924" calcext:value-type="float">
            <text:p>194.924</text:p>
          </table:table-cell>
          <table:table-cell office:value-type="float" office:value="177.225" calcext:value-type="float">
            <text:p>177.225</text:p>
          </table:table-cell>
          <table:table-cell office:value-type="float" office:value="-6.07578" calcext:value-type="float">
            <text:p>-6.07578</text:p>
          </table:table-cell>
          <table:table-cell office:value-type="float" office:value="-23.7753" calcext:value-type="float">
            <text:p>-23.7753</text:p>
          </table:table-cell>
          <table:table-cell office:value-type="float" office:value="0.105181" calcext:value-type="float">
            <text:p>0.105181</text:p>
          </table:table-cell>
          <table:table-cell office:value-type="float" office:value="0.199401" calcext:value-type="float">
            <text:p>0.199401</text:p>
          </table:table-cell>
          <table:table-cell office:value-type="float" office:value="0.0752464" calcext:value-type="float">
            <text:p>7.52E-02</text:p>
          </table:table-cell>
          <table:table-cell table:number-columns-repeated="2" office:value-type="float" office:value="0.923507" calcext:value-type="float">
            <text:p>0.923507</text:p>
          </table:table-cell>
          <table:table-cell table:style-name="ce1" office:value-type="float" office:value="0.695835" calcext:value-type="float">
            <text:p>6.96E-01</text:p>
          </table:table-cell>
          <table:table-cell office:value-type="float" office:value="-0.8892" calcext:value-type="float">
            <text:p>-0.8892</text:p>
          </table:table-cell>
          <table:table-cell table:style-name="ce1" office:value-type="float" office:value="-15.5078" calcext:value-type="float">
            <text:p>-1.55E+01</text:p>
          </table:table-cell>
          <table:table-cell table:number-columns-repeated="22"/>
          <table:table-cell table:formula="of:=[.AT58]+1" office:value-type="date" office:date-value="2020-04-21" calcext:value-type="date">
            <text:p>21/04/20</text:p>
          </table:table-cell>
          <table:table-cell table:formula="of:=AVERAGE([.S56:.S62])" office:value-type="float" office:value="0.936791142857143" calcext:value-type="float">
            <text:p>0.936791142857143</text:p>
          </table:table-cell>
          <table:table-cell table:formula="of:=[.P59]" office:value-type="float" office:value="0.105181" calcext:value-type="float">
            <text:p>0.105181</text:p>
          </table:table-cell>
          <table:table-cell table:formula="of:=AVERAGE([.R56:.R62])" office:value-type="float" office:value="0.0647290571428572" calcext:value-type="float">
            <text:p>0.0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712.79" calcext:value-type="float">
            <text:p>1712.79</text:p>
          </table:table-cell>
          <table:table-cell office:value-type="float" office:value="1743.77" calcext:value-type="float">
            <text:p>1743.77</text:p>
          </table:table-cell>
          <table:table-cell office:value-type="float" office:value="-0.0994102" calcext:value-type="float">
            <text:p>-0.0994102</text:p>
          </table:table-cell>
          <table:table-cell office:value-type="float" office:value="24.7738" calcext:value-type="float">
            <text:p>24.7738</text:p>
          </table:table-cell>
          <table:table-cell office:value-type="float" office:value="5353" calcext:value-type="float">
            <text:p>5353</text:p>
          </table:table-cell>
          <table:table-cell office:value-type="float" office:value="5390.77" calcext:value-type="float">
            <text:p>5390.77</text:p>
          </table:table-cell>
          <table:table-cell office:value-type="float" office:value="5457.68" calcext:value-type="float">
            <text:p>5457.68</text:p>
          </table:table-cell>
          <table:table-cell office:value-type="float" office:value="0.575852" calcext:value-type="float">
            <text:p>0.575852</text:p>
          </table:table-cell>
          <table:table-cell office:value-type="float" office:value="104.682" calcext:value-type="float">
            <text:p>104.682</text:p>
          </table:table-cell>
          <table:table-cell office:value-type="float" office:value="208" calcext:value-type="float">
            <text:p>208</text:p>
          </table:table-cell>
          <table:table-cell office:value-type="float" office:value="201.906" calcext:value-type="float">
            <text:p>201.906</text:p>
          </table:table-cell>
          <table:table-cell office:value-type="float" office:value="184.579" calcext:value-type="float">
            <text:p>184.579</text:p>
          </table:table-cell>
          <table:table-cell office:value-type="float" office:value="-6.09405" calcext:value-type="float">
            <text:p>-6.09405</text:p>
          </table:table-cell>
          <table:table-cell office:value-type="float" office:value="-23.4214" calcext:value-type="float">
            <text:p>-23.4214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198329" calcext:value-type="float">
            <text:p>0.198329</text:p>
          </table:table-cell>
          <table:table-cell office:value-type="float" office:value="0.0763471" calcext:value-type="float">
            <text:p>7.63E-02</text:p>
          </table:table-cell>
          <table:table-cell table:number-columns-repeated="2" office:value-type="float" office:value="0.922978" calcext:value-type="float">
            <text:p>0.922978</text:p>
          </table:table-cell>
          <table:table-cell table:style-name="ce1" office:value-type="float" office:value="0.694873" calcext:value-type="float">
            <text:p>6.95E-01</text:p>
          </table:table-cell>
          <table:table-cell office:value-type="float" office:value="-0.887509" calcext:value-type="float">
            <text:p>-0.887509</text:p>
          </table:table-cell>
          <table:table-cell table:style-name="ce1" office:value-type="float" office:value="-12.3358" calcext:value-type="float">
            <text:p>-1.23E+01</text:p>
          </table:table-cell>
          <table:table-cell table:number-columns-repeated="22"/>
          <table:table-cell table:formula="of:=[.AT59]+1" office:value-type="date" office:date-value="2020-04-22" calcext:value-type="date">
            <text:p>22/04/20</text:p>
          </table:table-cell>
          <table:table-cell table:formula="of:=AVERAGE([.S57:.S63])" office:value-type="float" office:value="0.936514" calcext:value-type="float">
            <text:p>0.936514</text:p>
          </table:table-cell>
          <table:table-cell table:formula="of:=[.P60]" office:value-type="float" office:value="0.105654" calcext:value-type="float">
            <text:p>0.105654</text:p>
          </table:table-cell>
          <table:table-cell table:formula="of:=AVERAGE([.R57:.R63])" office:value-type="float" office:value="0.0663455428571429" calcext:value-type="float">
            <text:p>0.0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748.87" calcext:value-type="float">
            <text:p>1748.87</text:p>
          </table:table-cell>
          <table:table-cell office:value-type="float" office:value="1776.5" calcext:value-type="float">
            <text:p>1776.5</text:p>
          </table:table-cell>
          <table:table-cell office:value-type="float" office:value="-0.051826" calcext:value-type="float">
            <text:p>-0.051826</text:p>
          </table:table-cell>
          <table:table-cell office:value-type="float" office:value="24.5043" calcext:value-type="float">
            <text:p>24.5043</text:p>
          </table:table-cell>
          <table:table-cell office:value-type="float" office:value="5401" calcext:value-type="float">
            <text:p>5401</text:p>
          </table:table-cell>
          <table:table-cell office:value-type="float" office:value="5454.69" calcext:value-type="float">
            <text:p>5454.69</text:p>
          </table:table-cell>
          <table:table-cell office:value-type="float" office:value="5519.63" calcext:value-type="float">
            <text:p>5519.63</text:p>
          </table:table-cell>
          <table:table-cell office:value-type="float" office:value="0.858015" calcext:value-type="float">
            <text:p>0.858015</text:p>
          </table:table-cell>
          <table:table-cell office:value-type="float" office:value="118.631" calcext:value-type="float">
            <text:p>118.631</text:p>
          </table:table-cell>
          <table:table-cell office:value-type="float" office:value="210" calcext:value-type="float">
            <text:p>210</text:p>
          </table:table-cell>
          <table:table-cell office:value-type="float" office:value="208.828" calcext:value-type="float">
            <text:p>208.828</text:p>
          </table:table-cell>
          <table:table-cell office:value-type="float" office:value="188.504" calcext:value-type="float">
            <text:p>188.504</text:p>
          </table:table-cell>
          <table:table-cell office:value-type="float" office:value="-1.17174" calcext:value-type="float">
            <text:p>-1.17174</text:p>
          </table:table-cell>
          <table:table-cell office:value-type="float" office:value="-21.496" calcext:value-type="float">
            <text:p>-21.496</text:p>
          </table:table-cell>
          <table:table-cell office:value-type="float" office:value="0.106127" calcext:value-type="float">
            <text:p>0.106127</text:p>
          </table:table-cell>
          <table:table-cell office:value-type="float" office:value="0.212684" calcext:value-type="float">
            <text:p>0.212684</text:p>
          </table:table-cell>
          <table:table-cell office:value-type="float" office:value="0.0834479" calcext:value-type="float">
            <text:p>8.34E-02</text:p>
          </table:table-cell>
          <table:table-cell table:number-columns-repeated="2" office:value-type="float" office:value="0.915408" calcext:value-type="float">
            <text:p>0.915408</text:p>
          </table:table-cell>
          <table:table-cell table:style-name="ce1" office:value-type="float" office:value="0.691996" calcext:value-type="float">
            <text:p>6.92E-01</text:p>
          </table:table-cell>
          <table:table-cell office:value-type="float" office:value="-0.892619" calcext:value-type="float">
            <text:p>-0.892619</text:p>
          </table:table-cell>
          <table:table-cell table:style-name="ce1" office:value-type="float" office:value="-12.8062" calcext:value-type="float">
            <text:p>-1.28E+01</text:p>
          </table:table-cell>
          <table:table-cell table:number-columns-repeated="22"/>
          <table:table-cell table:formula="of:=[.AT60]+1" office:value-type="date" office:date-value="2020-04-23" calcext:value-type="date">
            <text:p>23/04/20</text:p>
          </table:table-cell>
          <table:table-cell table:formula="of:=AVERAGE([.S58:.S64])" office:value-type="float" office:value="0.936709714285714" calcext:value-type="float">
            <text:p>0.936709714285714</text:p>
          </table:table-cell>
          <table:table-cell table:formula="of:=[.P61]" office:value-type="float" office:value="0.106127" calcext:value-type="float">
            <text:p>0.106127</text:p>
          </table:table-cell>
          <table:table-cell table:formula="of:=AVERAGE([.R58:.R64])" office:value-type="float" office:value="0.0679919714285714" calcext:value-type="float">
            <text:p>0.07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783.96" calcext:value-type="float">
            <text:p>1783.96</text:p>
          </table:table-cell>
          <table:table-cell office:value-type="float" office:value="1810.08" calcext:value-type="float">
            <text:p>1810.08</text:p>
          </table:table-cell>
          <table:table-cell office:value-type="float" office:value="-0.206453" calcext:value-type="float">
            <text:p>-0.206453</text:p>
          </table:table-cell>
          <table:table-cell office:value-type="float" office:value="14.0762" calcext:value-type="float">
            <text:p>14.0762</text:p>
          </table:table-cell>
          <table:table-cell office:value-type="float" office:value="5442" calcext:value-type="float">
            <text:p>5442</text:p>
          </table:table-cell>
          <table:table-cell office:value-type="float" office:value="5513.17" calcext:value-type="float">
            <text:p>5513.17</text:p>
          </table:table-cell>
          <table:table-cell office:value-type="float" office:value="5579.81" calcext:value-type="float">
            <text:p>5579.81</text:p>
          </table:table-cell>
          <table:table-cell office:value-type="float" office:value="1.18894" calcext:value-type="float">
            <text:p>1.18894</text:p>
          </table:table-cell>
          <table:table-cell office:value-type="float" office:value="137.811" calcext:value-type="float">
            <text:p>137.811</text:p>
          </table:table-cell>
          <table:table-cell office:value-type="float" office:value="214" calcext:value-type="float">
            <text:p>214</text:p>
          </table:table-cell>
          <table:table-cell office:value-type="float" office:value="212.199" calcext:value-type="float">
            <text:p>212.199</text:p>
          </table:table-cell>
          <table:table-cell office:value-type="float" office:value="192.113" calcext:value-type="float">
            <text:p>192.113</text:p>
          </table:table-cell>
          <table:table-cell office:value-type="float" office:value="-1.80127" calcext:value-type="float">
            <text:p>-1.80127</text:p>
          </table:table-cell>
          <table:table-cell office:value-type="float" office:value="-21.8872" calcext:value-type="float">
            <text:p>-21.8872</text:p>
          </table:table-cell>
          <table:table-cell office:value-type="float" office:value="0.111709" calcext:value-type="float">
            <text:p>0.111709</text:p>
          </table:table-cell>
          <table:table-cell office:value-type="float" office:value="0.15368" calcext:value-type="float">
            <text:p>0.15368</text:p>
          </table:table-cell>
          <table:table-cell office:value-type="float" office:value="0.0614082" calcext:value-type="float">
            <text:p>6.14E-02</text:p>
          </table:table-cell>
          <table:table-cell table:number-columns-repeated="2" office:value-type="float" office:value="0.945795" calcext:value-type="float">
            <text:p>0.945795</text:p>
          </table:table-cell>
          <table:table-cell table:style-name="ce1" office:value-type="float" office:value="0.68133" calcext:value-type="float">
            <text:p>6.81E-01</text:p>
          </table:table-cell>
          <table:table-cell office:value-type="float" office:value="-0.861897" calcext:value-type="float">
            <text:p>-0.861897</text:p>
          </table:table-cell>
          <table:table-cell table:style-name="ce1" office:value-type="float" office:value="-13.1202" calcext:value-type="float">
            <text:p>-1.31E+01</text:p>
          </table:table-cell>
          <table:table-cell table:number-columns-repeated="22"/>
          <table:table-cell table:formula="of:=[.AT61]+1" office:value-type="date" office:date-value="2020-04-24" calcext:value-type="date">
            <text:p>24/04/20</text:p>
          </table:table-cell>
          <table:table-cell table:formula="of:=AVERAGE([.S59:.S65])" office:value-type="float" office:value="0.936849857142857" calcext:value-type="float">
            <text:p>0.936849857142857</text:p>
          </table:table-cell>
          <table:table-cell table:formula="of:=[.P62]" office:value-type="float" office:value="0.111709" calcext:value-type="float">
            <text:p>0.111709</text:p>
          </table:table-cell>
          <table:table-cell table:formula="of:=AVERAGE([.R59:.R65])" office:value-type="float" office:value="0.0701885714285714" calcext:value-type="float">
            <text:p>0.07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812.38" calcext:value-type="float">
            <text:p>1812.38</text:p>
          </table:table-cell>
          <table:table-cell office:value-type="float" office:value="1834.6" calcext:value-type="float">
            <text:p>1834.6</text:p>
          </table:table-cell>
          <table:table-cell office:value-type="float" office:value="-0.225498" calcext:value-type="float">
            <text:p>-0.225498</text:p>
          </table:table-cell>
          <table:table-cell office:value-type="float" office:value="9.59707" calcext:value-type="float">
            <text:p>9.59707</text:p>
          </table:table-cell>
          <table:table-cell office:value-type="float" office:value="5471" calcext:value-type="float">
            <text:p>5471</text:p>
          </table:table-cell>
          <table:table-cell office:value-type="float" office:value="5551.38" calcext:value-type="float">
            <text:p>5551.38</text:p>
          </table:table-cell>
          <table:table-cell office:value-type="float" office:value="5616.82" calcext:value-type="float">
            <text:p>5616.82</text:p>
          </table:table-cell>
          <table:table-cell office:value-type="float" office:value="1.41724" calcext:value-type="float">
            <text:p>1.41724</text:p>
          </table:table-cell>
          <table:table-cell office:value-type="float" office:value="145.823" calcext:value-type="float">
            <text:p>145.823</text:p>
          </table:table-cell>
          <table:table-cell office:value-type="float" office:value="218" calcext:value-type="float">
            <text:p>218</text:p>
          </table:table-cell>
          <table:table-cell office:value-type="float" office:value="215.934" calcext:value-type="float">
            <text:p>215.934</text:p>
          </table:table-cell>
          <table:table-cell office:value-type="float" office:value="198.412" calcext:value-type="float">
            <text:p>198.412</text:p>
          </table:table-cell>
          <table:table-cell office:value-type="float" office:value="-2.06556" calcext:value-type="float">
            <text:p>-2.06556</text:p>
          </table:table-cell>
          <table:table-cell office:value-type="float" office:value="-19.5881" calcext:value-type="float">
            <text:p>-19.5881</text:p>
          </table:table-cell>
          <table:table-cell office:value-type="float" office:value="0.117431" calcext:value-type="float">
            <text:p>0.117431</text:p>
          </table:table-cell>
          <table:table-cell office:value-type="float" office:value="0.137491" calcext:value-type="float">
            <text:p>0.137491</text:p>
          </table:table-cell>
          <table:table-cell office:value-type="float" office:value="0.0559101" calcext:value-type="float">
            <text:p>5.59E-02</text:p>
          </table:table-cell>
          <table:table-cell table:number-columns-repeated="2" office:value-type="float" office:value="0.95668" calcext:value-type="float">
            <text:p>0.95668</text:p>
          </table:table-cell>
          <table:table-cell table:style-name="ce1" office:value-type="float" office:value="0.665538" calcext:value-type="float">
            <text:p>6.66E-01</text:p>
          </table:table-cell>
          <table:table-cell office:value-type="float" office:value="-0.851279" calcext:value-type="float">
            <text:p>-0.851279</text:p>
          </table:table-cell>
          <table:table-cell table:style-name="ce1" office:value-type="float" office:value="-13.1093" calcext:value-type="float">
            <text:p>-1.31E+01</text:p>
          </table:table-cell>
          <table:table-cell table:number-columns-repeated="22"/>
          <table:table-cell table:formula="of:=[.AT62]+1" office:value-type="date" office:date-value="2020-04-25" calcext:value-type="date">
            <text:p>25/04/20</text:p>
          </table:table-cell>
          <table:table-cell table:formula="of:=AVERAGE([.S60:.S66])" office:value-type="float" office:value="0.937221571428571" calcext:value-type="float">
            <text:p>0.937221571428571</text:p>
          </table:table-cell>
          <table:table-cell table:formula="of:=[.P63]" office:value-type="float" office:value="0.117431" calcext:value-type="float">
            <text:p>0.117431</text:p>
          </table:table-cell>
          <table:table-cell table:formula="of:=AVERAGE([.R60:.R66])" office:value-type="float" office:value="0.0726486142857143" calcext:value-type="float">
            <text:p>0.07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837.15" calcext:value-type="float">
            <text:p>1837.15</text:p>
          </table:table-cell>
          <table:table-cell office:value-type="float" office:value="1855.19" calcext:value-type="float">
            <text:p>1855.19</text:p>
          </table:table-cell>
          <table:table-cell office:value-type="float" office:value="-0.0709745" calcext:value-type="float">
            <text:p>-0.0709745</text:p>
          </table:table-cell>
          <table:table-cell office:value-type="float" office:value="14.1905" calcext:value-type="float">
            <text:p>14.1905</text:p>
          </table:table-cell>
          <table:table-cell office:value-type="float" office:value="5485" calcext:value-type="float">
            <text:p>5485</text:p>
          </table:table-cell>
          <table:table-cell office:value-type="float" office:value="5581.69" calcext:value-type="float">
            <text:p>5581.69</text:p>
          </table:table-cell>
          <table:table-cell office:value-type="float" office:value="5644.15" calcext:value-type="float">
            <text:p>5644.15</text:p>
          </table:table-cell>
          <table:table-cell office:value-type="float" office:value="1.75313" calcext:value-type="float">
            <text:p>1.75313</text:p>
          </table:table-cell>
          <table:table-cell office:value-type="float" office:value="159.145" calcext:value-type="float">
            <text:p>159.145</text:p>
          </table:table-cell>
          <table:table-cell office:value-type="float" office:value="220" calcext:value-type="float">
            <text:p>220</text:p>
          </table:table-cell>
          <table:table-cell office:value-type="float" office:value="219.777" calcext:value-type="float">
            <text:p>219.777</text:p>
          </table:table-cell>
          <table:table-cell office:value-type="float" office:value="203.38" calcext:value-type="float">
            <text:p>203.38</text:p>
          </table:table-cell>
          <table:table-cell office:value-type="float" office:value="-0.222722" calcext:value-type="float">
            <text:p>-0.222722</text:p>
          </table:table-cell>
          <table:table-cell office:value-type="float" office:value="-16.6199" calcext:value-type="float">
            <text:p>-16.6199</text:p>
          </table:table-cell>
          <table:table-cell office:value-type="float" office:value="0.123293" calcext:value-type="float">
            <text:p>0.123293</text:p>
          </table:table-cell>
          <table:table-cell office:value-type="float" office:value="0.141685" calcext:value-type="float">
            <text:p>0.141685</text:p>
          </table:table-cell>
          <table:table-cell office:value-type="float" office:value="0.0585923" calcext:value-type="float">
            <text:p>5.86E-02</text:p>
          </table:table-cell>
          <table:table-cell table:number-columns-repeated="2" office:value-type="float" office:value="0.957629" calcext:value-type="float">
            <text:p>0.957629</text:p>
          </table:table-cell>
          <table:table-cell table:style-name="ce1" office:value-type="float" office:value="0.649612" calcext:value-type="float">
            <text:p>6.50E-01</text:p>
          </table:table-cell>
          <table:table-cell office:value-type="float" office:value="-0.852617" calcext:value-type="float">
            <text:p>-0.852617</text:p>
          </table:table-cell>
          <table:table-cell table:style-name="ce1" office:value-type="float" office:value="-12.8732" calcext:value-type="float">
            <text:p>-1.29E+01</text:p>
          </table:table-cell>
          <table:table-cell table:number-columns-repeated="22"/>
          <table:table-cell table:formula="of:=[.AT63]+1" office:value-type="date" office:date-value="2020-04-26" calcext:value-type="date">
            <text:p>26/04/20</text:p>
          </table:table-cell>
          <table:table-cell table:formula="of:=AVERAGE([.S61:.S67])" office:value-type="float" office:value="0.938139285714286" calcext:value-type="float">
            <text:p>0.938139285714286</text:p>
          </table:table-cell>
          <table:table-cell table:formula="of:=[.P64]" office:value-type="float" office:value="0.123293" calcext:value-type="float">
            <text:p>0.123293</text:p>
          </table:table-cell>
          <table:table-cell table:formula="of:=AVERAGE([.R61:.R67])" office:value-type="float" office:value="0.0750656142857143" calcext:value-type="float">
            <text:p>0.0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858.73" calcext:value-type="float">
            <text:p>1858.73</text:p>
          </table:table-cell>
          <table:table-cell office:value-type="float" office:value="1878.81" calcext:value-type="float">
            <text:p>1878.81</text:p>
          </table:table-cell>
          <table:table-cell office:value-type="float" office:value="-0.214403" calcext:value-type="float">
            <text:p>-0.214403</text:p>
          </table:table-cell>
          <table:table-cell office:value-type="float" office:value="8.81066" calcext:value-type="float">
            <text:p>8.81066</text:p>
          </table:table-cell>
          <table:table-cell office:value-type="float" office:value="5521" calcext:value-type="float">
            <text:p>5521</text:p>
          </table:table-cell>
          <table:table-cell office:value-type="float" office:value="5607.13" calcext:value-type="float">
            <text:p>5607.13</text:p>
          </table:table-cell>
          <table:table-cell office:value-type="float" office:value="5678.8" calcext:value-type="float">
            <text:p>5678.8</text:p>
          </table:table-cell>
          <table:table-cell office:value-type="float" office:value="1.59727" calcext:value-type="float">
            <text:p>1.59727</text:p>
          </table:table-cell>
          <table:table-cell office:value-type="float" office:value="157.799" calcext:value-type="float">
            <text:p>157.799</text:p>
          </table:table-cell>
          <table:table-cell office:value-type="float" office:value="223" calcext:value-type="float">
            <text:p>223</text:p>
          </table:table-cell>
          <table:table-cell office:value-type="float" office:value="222.238" calcext:value-type="float">
            <text:p>222.238</text:p>
          </table:table-cell>
          <table:table-cell office:value-type="float" office:value="210.101" calcext:value-type="float">
            <text:p>210.101</text:p>
          </table:table-cell>
          <table:table-cell office:value-type="float" office:value="-0.762388" calcext:value-type="float">
            <text:p>-0.762388</text:p>
          </table:table-cell>
          <table:table-cell office:value-type="float" office:value="-12.8986" calcext:value-type="float">
            <text:p>-12.8986</text:p>
          </table:table-cell>
          <table:table-cell office:value-type="float" office:value="0.129295" calcext:value-type="float">
            <text:p>0.129295</text:p>
          </table:table-cell>
          <table:table-cell office:value-type="float" office:value="0.191227" calcext:value-type="float">
            <text:p>0.191227</text:p>
          </table:table-cell>
          <table:table-cell office:value-type="float" office:value="0.080368" calcext:value-type="float">
            <text:p>8.04E-02</text:p>
          </table:table-cell>
          <table:table-cell table:number-columns-repeated="2" office:value-type="float" office:value="0.935952" calcext:value-type="float">
            <text:p>0.935952</text:p>
          </table:table-cell>
          <table:table-cell table:style-name="ce1" office:value-type="float" office:value="0.633223" calcext:value-type="float">
            <text:p>6.33E-01</text:p>
          </table:table-cell>
          <table:table-cell office:value-type="float" office:value="-0.876063" calcext:value-type="float">
            <text:p>-0.876063</text:p>
          </table:table-cell>
          <table:table-cell table:style-name="ce1" office:value-type="float" office:value="-13.527" calcext:value-type="float">
            <text:p>-1.35E+01</text:p>
          </table:table-cell>
          <table:table-cell table:number-columns-repeated="22"/>
          <table:table-cell table:formula="of:=[.AT64]+1" office:value-type="date" office:date-value="2020-04-27" calcext:value-type="date">
            <text:p>27/04/20</text:p>
          </table:table-cell>
          <table:table-cell table:formula="of:=AVERAGE([.S62:.S68])" office:value-type="float" office:value="0.93941" calcext:value-type="float">
            <text:p>0.93941</text:p>
          </table:table-cell>
          <table:table-cell table:formula="of:=[.P65]" office:value-type="float" office:value="0.129295" calcext:value-type="float">
            <text:p>0.129295</text:p>
          </table:table-cell>
          <table:table-cell table:formula="of:=AVERAGE([.R62:.R68])" office:value-type="float" office:value="0.0776263428571429" calcext:value-type="float">
            <text:p>0.08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884.22" calcext:value-type="float">
            <text:p>1884.22</text:p>
          </table:table-cell>
          <table:table-cell table:style-name="ce1" office:value-type="float" office:value="1906.93" calcext:value-type="float">
            <text:p>1.91E+03</text:p>
          </table:table-cell>
          <table:table-cell office:value-type="float" office:value="-0.054381" calcext:value-type="float">
            <text:p>-0.054381</text:p>
          </table:table-cell>
          <table:table-cell table:style-name="ce1" office:value-type="float" office:value="19.9272" calcext:value-type="float">
            <text:p>1.99E+01</text:p>
          </table:table-cell>
          <table:table-cell table:style-name="ce1" office:value-type="float" office:value="5547" calcext:value-type="float">
            <text:p>5.55E+03</text:p>
          </table:table-cell>
          <table:table-cell table:style-name="ce1" office:value-type="float" office:value="5642.63" calcext:value-type="float">
            <text:p>5.64E+03</text:p>
          </table:table-cell>
          <table:table-cell table:style-name="ce1" office:value-type="float" office:value="5725.01" calcext:value-type="float">
            <text:p>5.73E+03</text:p>
          </table:table-cell>
          <table:table-cell table:style-name="ce1" office:value-type="float" office:value="1.81238" calcext:value-type="float">
            <text:p>1.81E+00</text:p>
          </table:table-cell>
          <table:table-cell table:style-name="ce1" office:value-type="float" office:value="178.008" calcext:value-type="float">
            <text:p>1.78E+02</text:p>
          </table:table-cell>
          <table:table-cell office:value-type="float" office:value="227" calcext:value-type="float">
            <text:p>227</text:p>
          </table:table-cell>
          <table:table-cell office:value-type="float" office:value="225.003" calcext:value-type="float">
            <text:p>225.003</text:p>
          </table:table-cell>
          <table:table-cell office:value-type="float" office:value="216.637" calcext:value-type="float">
            <text:p>216.637</text:p>
          </table:table-cell>
          <table:table-cell office:value-type="float" office:value="-1.99696" calcext:value-type="float">
            <text:p>-1.99696</text:p>
          </table:table-cell>
          <table:table-cell office:value-type="float" office:value="-10.3632" calcext:value-type="float">
            <text:p>-10.3632</text:p>
          </table:table-cell>
          <table:table-cell office:value-type="float" office:value="0.135436" calcext:value-type="float">
            <text:p>0.135436</text:p>
          </table:table-cell>
          <table:table-cell office:value-type="float" office:value="0.216621" calcext:value-type="float">
            <text:p>0.216621</text:p>
          </table:table-cell>
          <table:table-cell office:value-type="float" office:value="0.0924667" calcext:value-type="float">
            <text:p>9.25E-02</text:p>
          </table:table-cell>
          <table:table-cell table:number-columns-repeated="2" office:value-type="float" office:value="0.926109" calcext:value-type="float">
            <text:p>0.926109</text:p>
          </table:table-cell>
          <table:table-cell table:style-name="ce1" office:value-type="float" office:value="0.618047" calcext:value-type="float">
            <text:p>6.18E-01</text:p>
          </table:table-cell>
          <table:table-cell office:value-type="float" office:value="-0.885095" calcext:value-type="float">
            <text:p>-0.885095</text:p>
          </table:table-cell>
          <table:table-cell table:style-name="ce1" office:value-type="float" office:value="-13.3347" calcext:value-type="float">
            <text:p>-1.33E+01</text:p>
          </table:table-cell>
          <table:table-cell table:number-columns-repeated="22"/>
          <table:table-cell table:formula="of:=[.AT65]+1" office:value-type="date" office:date-value="2020-04-28" calcext:value-type="date">
            <text:p>28/04/20</text:p>
          </table:table-cell>
          <table:table-cell table:formula="of:=AVERAGE([.S63:.S69])" office:value-type="float" office:value="0.941011857142857" calcext:value-type="float">
            <text:p>0.941011857142857</text:p>
          </table:table-cell>
          <table:table-cell table:formula="of:=[.P66]" office:value-type="float" office:value="0.135436" calcext:value-type="float">
            <text:p>0.135436</text:p>
          </table:table-cell>
          <table:table-cell table:formula="of:=AVERAGE([.R63:.R69])" office:value-type="float" office:value="0.0794546571428571" calcext:value-type="float">
            <text:p>0.0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908.67" calcext:value-type="float">
            <text:p>1908.67</text:p>
          </table:table-cell>
          <table:table-cell office:value-type="float" office:value="1936.75" calcext:value-type="float">
            <text:p>1936.75</text:p>
          </table:table-cell>
          <table:table-cell office:value-type="float" office:value="-0.0674949" calcext:value-type="float">
            <text:p>-0.0674949</text:p>
          </table:table-cell>
          <table:table-cell office:value-type="float" office:value="24.751" calcext:value-type="float">
            <text:p>24.751</text:p>
          </table:table-cell>
          <table:table-cell office:value-type="float" office:value="5583" calcext:value-type="float">
            <text:p>5583</text:p>
          </table:table-cell>
          <table:table-cell office:value-type="float" office:value="5677.11" calcext:value-type="float">
            <text:p>5677.11</text:p>
          </table:table-cell>
          <table:table-cell office:value-type="float" office:value="5774.39" calcext:value-type="float">
            <text:p>5774.39</text:p>
          </table:table-cell>
          <table:table-cell office:value-type="float" office:value="1.86413" calcext:value-type="float">
            <text:p>1.86413</text:p>
          </table:table-cell>
          <table:table-cell office:value-type="float" office:value="191.389" calcext:value-type="float">
            <text:p>191.389</text:p>
          </table:table-cell>
          <table:table-cell office:value-type="float" office:value="227" calcext:value-type="float">
            <text:p>227</text:p>
          </table:table-cell>
          <table:table-cell office:value-type="float" office:value="228.561" calcext:value-type="float">
            <text:p>228.561</text:p>
          </table:table-cell>
          <table:table-cell office:value-type="float" office:value="223.118" calcext:value-type="float">
            <text:p>223.118</text:p>
          </table:table-cell>
          <table:table-cell office:value-type="float" office:value="1.56141" calcext:value-type="float">
            <text:p>1.56141</text:p>
          </table:table-cell>
          <table:table-cell office:value-type="float" office:value="-3.88165" calcext:value-type="float">
            <text:p>-3.88165</text:p>
          </table:table-cell>
          <table:table-cell office:value-type="float" office:value="0.141717" calcext:value-type="float">
            <text:p>0.141717</text:p>
          </table:table-cell>
          <table:table-cell office:value-type="float" office:value="0.215248" calcext:value-type="float">
            <text:p>0.215248</text:p>
          </table:table-cell>
          <table:table-cell office:value-type="float" office:value="0.0932661" calcext:value-type="float">
            <text:p>9.33E-02</text:p>
          </table:table-cell>
          <table:table-cell table:number-columns-repeated="2" office:value-type="float" office:value="0.929402" calcext:value-type="float">
            <text:p>0.929402</text:p>
          </table:table-cell>
          <table:table-cell table:style-name="ce1" office:value-type="float" office:value="0.604668" calcext:value-type="float">
            <text:p>6.05E-01</text:p>
          </table:table-cell>
          <table:table-cell office:value-type="float" office:value="-0.88317" calcext:value-type="float">
            <text:p>-0.88317</text:p>
          </table:table-cell>
          <table:table-cell table:style-name="ce1" office:value-type="float" office:value="-17.9566" calcext:value-type="float">
            <text:p>-1.80E+01</text:p>
          </table:table-cell>
          <table:table-cell table:number-columns-repeated="22"/>
          <table:table-cell table:formula="of:=[.AT66]+1" office:value-type="date" office:date-value="2020-04-29" calcext:value-type="date">
            <text:p>29/04/20</text:p>
          </table:table-cell>
          <table:table-cell table:formula="of:=AVERAGE([.S64:.S70])" office:value-type="float" office:value="0.942404428571428" calcext:value-type="float">
            <text:p>0.942404428571428</text:p>
          </table:table-cell>
          <table:table-cell table:formula="of:=[.P67]" office:value-type="float" office:value="0.141717" calcext:value-type="float">
            <text:p>0.141717</text:p>
          </table:table-cell>
          <table:table-cell table:formula="of:=AVERAGE([.R64:.R70])" office:value-type="float" office:value="0.0810711428571429" calcext:value-type="float">
            <text:p>0.0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31.62" calcext:value-type="float">
            <text:p>1931.62</text:p>
          </table:table-cell>
          <table:table-cell office:value-type="float" office:value="1963.85" calcext:value-type="float">
            <text:p>1963.85</text:p>
          </table:table-cell>
          <table:table-cell table:style-name="ce1" office:value-type="float" office:value="0.0131275" calcext:value-type="float">
            <text:p>1.31E-02</text:p>
          </table:table-cell>
          <table:table-cell office:value-type="float" office:value="32.8541" calcext:value-type="float">
            <text:p>32.8541</text:p>
          </table:table-cell>
          <table:table-cell office:value-type="float" office:value="5617" calcext:value-type="float">
            <text:p>5617</text:p>
          </table:table-cell>
          <table:table-cell office:value-type="float" office:value="5706.03" calcext:value-type="float">
            <text:p>5706.03</text:p>
          </table:table-cell>
          <table:table-cell office:value-type="float" office:value="5814.57" calcext:value-type="float">
            <text:p>5814.57</text:p>
          </table:table-cell>
          <table:table-cell office:value-type="float" office:value="1.86373" calcext:value-type="float">
            <text:p>1.86373</text:p>
          </table:table-cell>
          <table:table-cell office:value-type="float" office:value="197.571" calcext:value-type="float">
            <text:p>197.571</text:p>
          </table:table-cell>
          <table:table-cell office:value-type="float" office:value="236" calcext:value-type="float">
            <text:p>236</text:p>
          </table:table-cell>
          <table:table-cell office:value-type="float" office:value="229.528" calcext:value-type="float">
            <text:p>229.528</text:p>
          </table:table-cell>
          <table:table-cell office:value-type="float" office:value="226.042" calcext:value-type="float">
            <text:p>226.042</text:p>
          </table:table-cell>
          <table:table-cell office:value-type="float" office:value="-6.47204" calcext:value-type="float">
            <text:p>-6.47204</text:p>
          </table:table-cell>
          <table:table-cell office:value-type="float" office:value="-9.95768" calcext:value-type="float">
            <text:p>-9.95768</text:p>
          </table:table-cell>
          <table:table-cell office:value-type="float" office:value="0.148138" calcext:value-type="float">
            <text:p>0.148138</text:p>
          </table:table-cell>
          <table:table-cell office:value-type="float" office:value="0.230609" calcext:value-type="float">
            <text:p>0.230609</text:p>
          </table:table-cell>
          <table:table-cell office:value-type="float" office:value="0.101373" calcext:value-type="float">
            <text:p>1.01E-01</text:p>
          </table:table-cell>
          <table:table-cell table:number-columns-repeated="2" office:value-type="float" office:value="0.924303" calcext:value-type="float">
            <text:p>0.924303</text:p>
          </table:table-cell>
          <table:table-cell table:style-name="ce1" office:value-type="float" office:value="0.591186" calcext:value-type="float">
            <text:p>5.91E-01</text:p>
          </table:table-cell>
          <table:table-cell office:value-type="float" office:value="-0.887507" calcext:value-type="float">
            <text:p>-0.887507</text:p>
          </table:table-cell>
          <table:table-cell table:style-name="ce1" office:value-type="float" office:value="-15.6811" calcext:value-type="float">
            <text:p>-1.57E+01</text:p>
          </table:table-cell>
          <table:table-cell table:number-columns-repeated="22"/>
          <table:table-cell table:formula="of:=[.AT67]+1" office:value-type="date" office:date-value="2020-04-30" calcext:value-type="date">
            <text:p>30/04/20</text:p>
          </table:table-cell>
          <table:table-cell table:formula="of:=AVERAGE([.S65:.S71])" office:value-type="float" office:value="0.943344857142857" calcext:value-type="float">
            <text:p>0.943344857142857</text:p>
          </table:table-cell>
          <table:table-cell table:formula="of:=[.P68]" office:value-type="float" office:value="0.148138" calcext:value-type="float">
            <text:p>0.148138</text:p>
          </table:table-cell>
          <table:table-cell table:formula="of:=AVERAGE([.R65:.R71])" office:value-type="float" office:value="0.0827175714285714" calcext:value-type="float">
            <text:p>0.08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53.49" calcext:value-type="float">
            <text:p>1953.49</text:p>
          </table:table-cell>
          <table:table-cell office:value-type="float" office:value="1990.35" calcext:value-type="float">
            <text:p>1990.35</text:p>
          </table:table-cell>
          <table:table-cell office:value-type="float" office:value="0.252895" calcext:value-type="float">
            <text:p>0.252895</text:p>
          </table:table-cell>
          <table:table-cell office:value-type="float" office:value="48.3471" calcext:value-type="float">
            <text:p>48.3471</text:p>
          </table:table-cell>
          <table:table-cell office:value-type="float" office:value="5630" calcext:value-type="float">
            <text:p>5630</text:p>
          </table:table-cell>
          <table:table-cell office:value-type="float" office:value="5734.83" calcext:value-type="float">
            <text:p>5734.83</text:p>
          </table:table-cell>
          <table:table-cell office:value-type="float" office:value="5850.02" calcext:value-type="float">
            <text:p>5850.02</text:p>
          </table:table-cell>
          <table:table-cell office:value-type="float" office:value="2.31131" calcext:value-type="float">
            <text:p>2.31131</text:p>
          </table:table-cell>
          <table:table-cell office:value-type="float" office:value="220.023" calcext:value-type="float">
            <text:p>220.023</text:p>
          </table:table-cell>
          <table:table-cell office:value-type="float" office:value="240" calcext:value-type="float">
            <text:p>240</text:p>
          </table:table-cell>
          <table:table-cell office:value-type="float" office:value="236.093" calcext:value-type="float">
            <text:p>236.093</text:p>
          </table:table-cell>
          <table:table-cell office:value-type="float" office:value="229.322" calcext:value-type="float">
            <text:p>229.322</text:p>
          </table:table-cell>
          <table:table-cell office:value-type="float" office:value="-3.90666" calcext:value-type="float">
            <text:p>-3.90666</text:p>
          </table:table-cell>
          <table:table-cell office:value-type="float" office:value="-10.6781" calcext:value-type="float">
            <text:p>-10.6781</text:p>
          </table:table-cell>
          <table:table-cell office:value-type="float" office:value="0.149675" calcext:value-type="float">
            <text:p>0.149675</text:p>
          </table:table-cell>
          <table:table-cell office:value-type="float" office:value="0.166478" calcext:value-type="float">
            <text:p>0.166478</text:p>
          </table:table-cell>
          <table:table-cell office:value-type="float" office:value="0.0742064" calcext:value-type="float">
            <text:p>7.42E-02</text:p>
          </table:table-cell>
          <table:table-cell table:number-columns-repeated="2" office:value-type="float" office:value="0.957008" calcext:value-type="float">
            <text:p>0.957008</text:p>
          </table:table-cell>
          <table:table-cell table:style-name="ce1" office:value-type="float" office:value="0.589218" calcext:value-type="float">
            <text:p>5.89E-01</text:p>
          </table:table-cell>
          <table:table-cell office:value-type="float" office:value="-0.860725" calcext:value-type="float">
            <text:p>-0.860725</text:p>
          </table:table-cell>
          <table:table-cell table:style-name="ce1" office:value-type="float" office:value="-16.3171" calcext:value-type="float">
            <text:p>-1.63E+01</text:p>
          </table:table-cell>
          <table:table-cell table:number-columns-repeated="22"/>
          <table:table-cell table:formula="of:=[.AT68]+1" office:value-type="date" office:date-value="2020-05-01" calcext:value-type="date">
            <text:p>01/05/20</text:p>
          </table:table-cell>
          <table:table-cell table:formula="of:=AVERAGE([.S66:.S72])" office:value-type="float" office:value="0.943310714285714" calcext:value-type="float">
            <text:p>0.943310714285714</text:p>
          </table:table-cell>
          <table:table-cell table:formula="of:=[.P69]" office:value-type="float" office:value="0.149675" calcext:value-type="float">
            <text:p>0.149675</text:p>
          </table:table-cell>
          <table:table-cell table:formula="of:=AVERAGE([.R66:.R72])" office:value-type="float" office:value="0.0849141714285714" calcext:value-type="float">
            <text:p>0.08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967.32" calcext:value-type="float">
            <text:p>1967.32</text:p>
          </table:table-cell>
          <table:table-cell office:value-type="float" office:value="2010.91" calcext:value-type="float">
            <text:p>2010.91</text:p>
          </table:table-cell>
          <table:table-cell office:value-type="float" office:value="0.331066" calcext:value-type="float">
            <text:p>0.331066</text:p>
          </table:table-cell>
          <table:table-cell office:value-type="float" office:value="57.9092" calcext:value-type="float">
            <text:p>57.9092</text:p>
          </table:table-cell>
          <table:table-cell office:value-type="float" office:value="5642" calcext:value-type="float">
            <text:p>5642</text:p>
          </table:table-cell>
          <table:table-cell office:value-type="float" office:value="5746.27" calcext:value-type="float">
            <text:p>5746.27</text:p>
          </table:table-cell>
          <table:table-cell office:value-type="float" office:value="5870.85" calcext:value-type="float">
            <text:p>5870.85</text:p>
          </table:table-cell>
          <table:table-cell office:value-type="float" office:value="2.45306" calcext:value-type="float">
            <text:p>2.45306</text:p>
          </table:table-cell>
          <table:table-cell office:value-type="float" office:value="228.853" calcext:value-type="float">
            <text:p>228.853</text:p>
          </table:table-cell>
          <table:table-cell office:value-type="float" office:value="245" calcext:value-type="float">
            <text:p>245</text:p>
          </table:table-cell>
          <table:table-cell office:value-type="float" office:value="240.765" calcext:value-type="float">
            <text:p>240.765</text:p>
          </table:table-cell>
          <table:table-cell office:value-type="float" office:value="232.705" calcext:value-type="float">
            <text:p>232.705</text:p>
          </table:table-cell>
          <table:table-cell office:value-type="float" office:value="-4.23532" calcext:value-type="float">
            <text:p>-4.23532</text:p>
          </table:table-cell>
          <table:table-cell office:value-type="float" office:value="-12.2954" calcext:value-type="float">
            <text:p>-12.2954</text:p>
          </table:table-cell>
          <table:table-cell office:value-type="float" office:value="0.151211" calcext:value-type="float">
            <text:p>0.151211</text:p>
          </table:table-cell>
          <table:table-cell office:value-type="float" office:value="0.148807" calcext:value-type="float">
            <text:p>0.148807</text:p>
          </table:table-cell>
          <table:table-cell office:value-type="float" office:value="0.0672255" calcext:value-type="float">
            <text:p>6.72E-02</text:p>
          </table:table-cell>
          <table:table-cell table:number-columns-repeated="2" office:value-type="float" office:value="0.966428" calcext:value-type="float">
            <text:p>0.966428</text:p>
          </table:table-cell>
          <table:table-cell table:style-name="ce1" office:value-type="float" office:value="0.58591" calcext:value-type="float">
            <text:p>5.86E-01</text:p>
          </table:table-cell>
          <table:table-cell office:value-type="float" office:value="-0.851623" calcext:value-type="float">
            <text:p>-0.851623</text:p>
          </table:table-cell>
          <table:table-cell table:style-name="ce1" office:value-type="float" office:value="-14.2622" calcext:value-type="float">
            <text:p>-1.43E+01</text:p>
          </table:table-cell>
          <table:table-cell table:number-columns-repeated="22"/>
          <table:table-cell table:formula="of:=[.AT69]+1" office:value-type="date" office:date-value="2020-05-02" calcext:value-type="date">
            <text:p>02/05/20</text:p>
          </table:table-cell>
          <table:table-cell table:formula="of:=AVERAGE([.S67:.S73])" office:value-type="float" office:value="0.942855" calcext:value-type="float">
            <text:p>0.942855</text:p>
          </table:table-cell>
          <table:table-cell table:formula="of:=[.P70]" office:value-type="float" office:value="0.151211" calcext:value-type="float">
            <text:p>0.151211</text:p>
          </table:table-cell>
          <table:table-cell table:formula="of:=AVERAGE([.R67:.R73])" office:value-type="float" office:value="0.0871083571428571" calcext:value-type="float">
            <text:p>0.09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977.91" calcext:value-type="float">
            <text:p>1977.91</text:p>
          </table:table-cell>
          <table:table-cell office:value-type="float" office:value="2026.7" calcext:value-type="float">
            <text:p>2026.7</text:p>
          </table:table-cell>
          <table:table-cell office:value-type="float" office:value="0.454219" calcext:value-type="float">
            <text:p>0.454219</text:p>
          </table:table-cell>
          <table:table-cell office:value-type="float" office:value="67.7048" calcext:value-type="float">
            <text:p>67.7048</text:p>
          </table:table-cell>
          <table:table-cell office:value-type="float" office:value="5660" calcext:value-type="float">
            <text:p>5660</text:p>
          </table:table-cell>
          <table:table-cell office:value-type="float" office:value="5752.71" calcext:value-type="float">
            <text:p>5752.71</text:p>
          </table:table-cell>
          <table:table-cell office:value-type="float" office:value="5883.25" calcext:value-type="float">
            <text:p>5883.25</text:p>
          </table:table-cell>
          <table:table-cell office:value-type="float" office:value="2.26527" calcext:value-type="float">
            <text:p>2.26527</text:p>
          </table:table-cell>
          <table:table-cell office:value-type="float" office:value="223.247" calcext:value-type="float">
            <text:p>223.247</text:p>
          </table:table-cell>
          <table:table-cell office:value-type="float" office:value="248" calcext:value-type="float">
            <text:p>248</text:p>
          </table:table-cell>
          <table:table-cell office:value-type="float" office:value="245.59" calcext:value-type="float">
            <text:p>245.59</text:p>
          </table:table-cell>
          <table:table-cell office:value-type="float" office:value="234.7" calcext:value-type="float">
            <text:p>234.7</text:p>
          </table:table-cell>
          <table:table-cell office:value-type="float" office:value="-2.41046" calcext:value-type="float">
            <text:p>-2.41046</text:p>
          </table:table-cell>
          <table:table-cell office:value-type="float" office:value="-13.2995" calcext:value-type="float">
            <text:p>-13.2995</text:p>
          </table:table-cell>
          <table:table-cell office:value-type="float" office:value="0.152748" calcext:value-type="float">
            <text:p>0.152748</text:p>
          </table:table-cell>
          <table:table-cell office:value-type="float" office:value="0.15321" calcext:value-type="float">
            <text:p>0.15321</text:p>
          </table:table-cell>
          <table:table-cell office:value-type="float" office:value="0.0701173" calcext:value-type="float">
            <text:p>7.01E-02</text:p>
          </table:table-cell>
          <table:table-cell table:number-columns-repeated="2" office:value-type="float" office:value="0.964212" calcext:value-type="float">
            <text:p>0.964212</text:p>
          </table:table-cell>
          <table:table-cell table:style-name="ce1" office:value-type="float" office:value="0.58294" calcext:value-type="float">
            <text:p>5.83E-01</text:p>
          </table:table-cell>
          <table:table-cell office:value-type="float" office:value="-0.853009" calcext:value-type="float">
            <text:p>-0.853009</text:p>
          </table:table-cell>
          <table:table-cell table:style-name="ce1" office:value-type="float" office:value="-13.0039" calcext:value-type="float">
            <text:p>-1.30E+01</text:p>
          </table:table-cell>
          <table:table-cell table:number-columns-repeated="22"/>
          <table:table-cell table:formula="of:=[.AT70]+1" office:value-type="date" office:date-value="2020-05-03" calcext:value-type="date">
            <text:p>03/05/20</text:p>
          </table:table-cell>
          <table:table-cell table:formula="of:=AVERAGE([.S68:.S74])" office:value-type="float" office:value="0.942276857142857" calcext:value-type="float">
            <text:p>0.942276857142857</text:p>
          </table:table-cell>
          <table:table-cell table:formula="of:=[.P71]" office:value-type="float" office:value="0.152748" calcext:value-type="float">
            <text:p>0.152748</text:p>
          </table:table-cell>
          <table:table-cell table:formula="of:=AVERAGE([.R68:.R74])" office:value-type="float" office:value="0.0890027714285714" calcext:value-type="float">
            <text:p>0.0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87.63" calcext:value-type="float">
            <text:p>1987.63</text:p>
          </table:table-cell>
          <table:table-cell office:value-type="float" office:value="2043.36" calcext:value-type="float">
            <text:p>2043.36</text:p>
          </table:table-cell>
          <table:table-cell office:value-type="float" office:value="-0.332157" calcext:value-type="float">
            <text:p>-0.332157</text:p>
          </table:table-cell>
          <table:table-cell office:value-type="float" office:value="42.357" calcext:value-type="float">
            <text:p>42.357</text:p>
          </table:table-cell>
          <table:table-cell office:value-type="float" office:value="5707" calcext:value-type="float">
            <text:p>5707</text:p>
          </table:table-cell>
          <table:table-cell office:value-type="float" office:value="5760.47" calcext:value-type="float">
            <text:p>5760.47</text:p>
          </table:table-cell>
          <table:table-cell office:value-type="float" office:value="5898.25" calcext:value-type="float">
            <text:p>5898.25</text:p>
          </table:table-cell>
          <table:table-cell office:value-type="float" office:value="1.34495" calcext:value-type="float">
            <text:p>1.34495</text:p>
          </table:table-cell>
          <table:table-cell office:value-type="float" office:value="191.252" calcext:value-type="float">
            <text:p>191.252</text:p>
          </table:table-cell>
          <table:table-cell office:value-type="float" office:value="252" calcext:value-type="float">
            <text:p>252</text:p>
          </table:table-cell>
          <table:table-cell office:value-type="float" office:value="249.05" calcext:value-type="float">
            <text:p>249.05</text:p>
          </table:table-cell>
          <table:table-cell office:value-type="float" office:value="237.016" calcext:value-type="float">
            <text:p>237.016</text:p>
          </table:table-cell>
          <table:table-cell office:value-type="float" office:value="-2.94957" calcext:value-type="float">
            <text:p>-2.94957</text:p>
          </table:table-cell>
          <table:table-cell office:value-type="float" office:value="-14.9841" calcext:value-type="float">
            <text:p>-14.9841</text:p>
          </table:table-cell>
          <table:table-cell office:value-type="float" office:value="0.154285" calcext:value-type="float">
            <text:p>0.154285</text:p>
          </table:table-cell>
          <table:table-cell office:value-type="float" office:value="0.206603" calcext:value-type="float">
            <text:p>0.206603</text:p>
          </table:table-cell>
          <table:table-cell office:value-type="float" office:value="0.0957442" calcext:value-type="float">
            <text:p>9.57E-02</text:p>
          </table:table-cell>
          <table:table-cell table:number-columns-repeated="2" office:value-type="float" office:value="0.935713" calcext:value-type="float">
            <text:p>0.935713</text:p>
          </table:table-cell>
          <table:table-cell table:style-name="ce1" office:value-type="float" office:value="0.580112" calcext:value-type="float">
            <text:p>5.80E-01</text:p>
          </table:table-cell>
          <table:table-cell office:value-type="float" office:value="-0.874922" calcext:value-type="float">
            <text:p>-0.874922</text:p>
          </table:table-cell>
          <table:table-cell table:style-name="ce1" office:value-type="float" office:value="-13.675" calcext:value-type="float">
            <text:p>-1.37E+01</text:p>
          </table:table-cell>
          <table:table-cell table:number-columns-repeated="22"/>
          <table:table-cell table:formula="of:=[.AT71]+1" office:value-type="date" office:date-value="2020-05-04" calcext:value-type="date">
            <text:p>04/05/20</text:p>
          </table:table-cell>
          <table:table-cell table:formula="of:=AVERAGE([.S69:.S75])" office:value-type="float" office:value="0.941439571428571" calcext:value-type="float">
            <text:p>0.941439571428571</text:p>
          </table:table-cell>
          <table:table-cell table:formula="of:=[.P72]" office:value-type="float" office:value="0.154285" calcext:value-type="float">
            <text:p>0.154285</text:p>
          </table:table-cell>
          <table:table-cell table:formula="of:=AVERAGE([.R69:.R75])" office:value-type="float" office:value="0.0907330571428571" calcext:value-type="float">
            <text:p>0.09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006.17" calcext:value-type="float">
            <text:p>2006.17</text:p>
          </table:table-cell>
          <table:table-cell office:value-type="float" office:value="2059.53" calcext:value-type="float">
            <text:p>2059.53</text:p>
          </table:table-cell>
          <table:table-cell office:value-type="float" office:value="-0.556179" calcext:value-type="float">
            <text:p>-0.556179</text:p>
          </table:table-cell>
          <table:table-cell office:value-type="float" office:value="31.5317" calcext:value-type="float">
            <text:p>31.5317</text:p>
          </table:table-cell>
          <table:table-cell office:value-type="float" office:value="5756" calcext:value-type="float">
            <text:p>5756</text:p>
          </table:table-cell>
          <table:table-cell office:value-type="float" office:value="5783.37" calcext:value-type="float">
            <text:p>5783.37</text:p>
          </table:table-cell>
          <table:table-cell office:value-type="float" office:value="5915.4" calcext:value-type="float">
            <text:p>5915.4</text:p>
          </table:table-cell>
          <table:table-cell office:value-type="float" office:value="0.702733" calcext:value-type="float">
            <text:p>0.702733</text:p>
          </table:table-cell>
          <table:table-cell office:value-type="float" office:value="159.398" calcext:value-type="float">
            <text:p>159.398</text:p>
          </table:table-cell>
          <table:table-cell office:value-type="float" office:value="257" calcext:value-type="float">
            <text:p>257</text:p>
          </table:table-cell>
          <table:table-cell office:value-type="float" office:value="252.828" calcext:value-type="float">
            <text:p>252.828</text:p>
          </table:table-cell>
          <table:table-cell office:value-type="float" office:value="240.122" calcext:value-type="float">
            <text:p>240.122</text:p>
          </table:table-cell>
          <table:table-cell table:style-name="ce1" office:value-type="float" office:value="-4.17195" calcext:value-type="float">
            <text:p>-4.17E+00</text:p>
          </table:table-cell>
          <table:table-cell office:value-type="float" office:value="-16.8782" calcext:value-type="float">
            <text:p>-16.8782</text:p>
          </table:table-cell>
          <table:table-cell office:value-type="float" office:value="0.155822" calcext:value-type="float">
            <text:p>0.155822</text:p>
          </table:table-cell>
          <table:table-cell office:value-type="float" office:value="0.23198" calcext:value-type="float">
            <text:p>0.23198</text:p>
          </table:table-cell>
          <table:table-cell office:value-type="float" office:value="0.107826" calcext:value-type="float">
            <text:p>1.08E-01</text:p>
          </table:table-cell>
          <table:table-cell table:number-columns-repeated="2" office:value-type="float" office:value="0.922919" calcext:value-type="float">
            <text:p>0.922919</text:p>
          </table:table-cell>
          <table:table-cell table:style-name="ce1" office:value-type="float" office:value="0.576815" calcext:value-type="float">
            <text:p>5.77E-01</text:p>
          </table:table-cell>
          <table:table-cell office:value-type="float" office:value="-0.883872" calcext:value-type="float">
            <text:p>-0.883872</text:p>
          </table:table-cell>
          <table:table-cell table:style-name="ce1" office:value-type="float" office:value="-14.1265" calcext:value-type="float">
            <text:p>-1.41E+01</text:p>
          </table:table-cell>
          <table:table-cell table:number-columns-repeated="22"/>
          <table:table-cell table:formula="of:=[.AT72]+1" office:value-type="date" office:date-value="2020-05-05" calcext:value-type="date">
            <text:p>05/05/20</text:p>
          </table:table-cell>
          <table:table-cell table:formula="of:=AVERAGE([.S70:.S76])" office:value-type="float" office:value="0.941733" calcext:value-type="float">
            <text:p>0.941733</text:p>
          </table:table-cell>
          <table:table-cell table:formula="of:=[.P73]" office:value-type="float" office:value="0.155822" calcext:value-type="float">
            <text:p>0.155822</text:p>
          </table:table-cell>
          <table:table-cell table:formula="of:=AVERAGE([.R70:.R76])" office:value-type="float" office:value="0.0917708285714286" calcext:value-type="float">
            <text:p>0.09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2028.09" calcext:value-type="float">
            <text:p>2028.09</text:p>
          </table:table-cell>
          <table:table-cell office:value-type="float" office:value="2075.37" calcext:value-type="float">
            <text:p>2075.37</text:p>
          </table:table-cell>
          <table:table-cell office:value-type="float" office:value="-0.75849" calcext:value-type="float">
            <text:p>-0.75849</text:p>
          </table:table-cell>
          <table:table-cell office:value-type="float" office:value="18.3711" calcext:value-type="float">
            <text:p>18.3711</text:p>
          </table:table-cell>
          <table:table-cell office:value-type="float" office:value="5805" calcext:value-type="float">
            <text:p>5805</text:p>
          </table:table-cell>
          <table:table-cell office:value-type="float" office:value="5813.24" calcext:value-type="float">
            <text:p>5813.24</text:p>
          </table:table-cell>
          <table:table-cell office:value-type="float" office:value="5930.95" calcext:value-type="float">
            <text:p>5930.95</text:p>
          </table:table-cell>
          <table:table-cell office:value-type="float" office:value="0.219696" calcext:value-type="float">
            <text:p>0.219696</text:p>
          </table:table-cell>
          <table:table-cell office:value-type="float" office:value="125.951" calcext:value-type="float">
            <text:p>125.951</text:p>
          </table:table-cell>
          <table:table-cell office:value-type="float" office:value="262" calcext:value-type="float">
            <text:p>262</text:p>
          </table:table-cell>
          <table:table-cell office:value-type="float" office:value="257.407" calcext:value-type="float">
            <text:p>257.407</text:p>
          </table:table-cell>
          <table:table-cell office:value-type="float" office:value="240.642" calcext:value-type="float">
            <text:p>240.642</text:p>
          </table:table-cell>
          <table:table-cell office:value-type="float" office:value="-4.59259" calcext:value-type="float">
            <text:p>-4.59259</text:p>
          </table:table-cell>
          <table:table-cell office:value-type="float" office:value="-21.358" calcext:value-type="float">
            <text:p>-21.358</text:p>
          </table:table-cell>
          <table:table-cell office:value-type="float" office:value="0.157359" calcext:value-type="float">
            <text:p>0.157359</text:p>
          </table:table-cell>
          <table:table-cell office:value-type="float" office:value="0.22851" calcext:value-type="float">
            <text:p>0.22851</text:p>
          </table:table-cell>
          <table:table-cell office:value-type="float" office:value="0.106527" calcext:value-type="float">
            <text:p>1.07E-01</text:p>
          </table:table-cell>
          <table:table-cell table:number-columns-repeated="2" office:value-type="float" office:value="0.925355" calcext:value-type="float">
            <text:p>0.925355</text:p>
          </table:table-cell>
          <table:table-cell table:style-name="ce1" office:value-type="float" office:value="0.574078" calcext:value-type="float">
            <text:p>5.74E-01</text:p>
          </table:table-cell>
          <table:table-cell office:value-type="float" office:value="-0.882406" calcext:value-type="float">
            <text:p>-0.882406</text:p>
          </table:table-cell>
          <table:table-cell table:style-name="ce1" office:value-type="float" office:value="-20.3772" calcext:value-type="float">
            <text:p>-2.04E+01</text:p>
          </table:table-cell>
          <table:table-cell table:number-columns-repeated="22"/>
          <table:table-cell table:formula="of:=[.AT73]+1" office:value-type="date" office:date-value="2020-05-06" calcext:value-type="date">
            <text:p>06/05/20</text:p>
          </table:table-cell>
          <table:table-cell table:formula="of:=AVERAGE([.S71:.S77])" office:value-type="float" office:value="0.942757571428571" calcext:value-type="float">
            <text:p>0.942757571428571</text:p>
          </table:table-cell>
          <table:table-cell table:formula="of:=[.P74]" office:value-type="float" office:value="0.157359" calcext:value-type="float">
            <text:p>0.157359</text:p>
          </table:table-cell>
          <table:table-cell table:formula="of:=AVERAGE([.R71:.R77])" office:value-type="float" office:value="0.0925136285714286" calcext:value-type="float">
            <text:p>0.09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051.78" calcext:value-type="float">
            <text:p>2051.78</text:p>
          </table:table-cell>
          <table:table-cell office:value-type="float" office:value="2089.13" calcext:value-type="float">
            <text:p>2089.13</text:p>
          </table:table-cell>
          <table:table-cell office:value-type="float" office:value="-0.816003" calcext:value-type="float">
            <text:p>-0.816003</text:p>
          </table:table-cell>
          <table:table-cell office:value-type="float" office:value="7.12786" calcext:value-type="float">
            <text:p>7.12786</text:p>
          </table:table-cell>
          <table:table-cell office:value-type="float" office:value="5837" calcext:value-type="float">
            <text:p>5837</text:p>
          </table:table-cell>
          <table:table-cell office:value-type="float" office:value="5845.67" calcext:value-type="float">
            <text:p>5845.67</text:p>
          </table:table-cell>
          <table:table-cell office:value-type="float" office:value="5944.42" calcext:value-type="float">
            <text:p>5944.42</text:p>
          </table:table-cell>
          <table:table-cell office:value-type="float" office:value="0.241522" calcext:value-type="float">
            <text:p>0.241522</text:p>
          </table:table-cell>
          <table:table-cell office:value-type="float" office:value="107.422" calcext:value-type="float">
            <text:p>107.422</text:p>
          </table:table-cell>
          <table:table-cell office:value-type="float" office:value="270" calcext:value-type="float">
            <text:p>270</text:p>
          </table:table-cell>
          <table:table-cell office:value-type="float" office:value="262.224" calcext:value-type="float">
            <text:p>262.224</text:p>
          </table:table-cell>
          <table:table-cell office:value-type="float" office:value="246.761" calcext:value-type="float">
            <text:p>246.761</text:p>
          </table:table-cell>
          <table:table-cell office:value-type="float" office:value="-7.77565" calcext:value-type="float">
            <text:p>-7.77565</text:p>
          </table:table-cell>
          <table:table-cell office:value-type="float" office:value="-23.239" calcext:value-type="float">
            <text:p>-23.239</text:p>
          </table:table-cell>
          <table:table-cell office:value-type="float" office:value="0.158896" calcext:value-type="float">
            <text:p>0.158896</text:p>
          </table:table-cell>
          <table:table-cell office:value-type="float" office:value="0.242721" calcext:value-type="float">
            <text:p>0.242721</text:p>
          </table:table-cell>
          <table:table-cell office:value-type="float" office:value="0.113485" calcext:value-type="float">
            <text:p>1.13E-01</text:p>
          </table:table-cell>
          <table:table-cell table:number-columns-repeated="2" office:value-type="float" office:value="0.918442" calcext:value-type="float">
            <text:p>0.918442</text:p>
          </table:table-cell>
          <table:table-cell table:style-name="ce1" office:value-type="float" office:value="0.571013" calcext:value-type="float">
            <text:p>5.71E-01</text:p>
          </table:table-cell>
          <table:table-cell office:value-type="float" office:value="-0.886946" calcext:value-type="float">
            <text:p>-0.886946</text:p>
          </table:table-cell>
          <table:table-cell table:style-name="ce1" office:value-type="float" office:value="-12.9997" calcext:value-type="float">
            <text:p>-1.30E+01</text:p>
          </table:table-cell>
          <table:table-cell table:number-columns-repeated="22"/>
          <table:table-cell table:formula="of:=[.AT74]+1" office:value-type="date" office:date-value="2020-05-07" calcext:value-type="date">
            <text:p>07/05/20</text:p>
          </table:table-cell>
          <table:table-cell table:formula="of:=AVERAGE([.S72:.S78])" office:value-type="float" office:value="0.944383428571428" calcext:value-type="float">
            <text:p>0.944383428571428</text:p>
          </table:table-cell>
          <table:table-cell table:formula="of:=[.P75]" office:value-type="float" office:value="0.158896" calcext:value-type="float">
            <text:p>0.158896</text:p>
          </table:table-cell>
          <table:table-cell table:formula="of:=AVERAGE([.R72:.R78])" office:value-type="float" office:value="0.0930922142857143" calcext:value-type="float">
            <text:p>0.09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075.64" calcext:value-type="float">
            <text:p>2075.64</text:p>
          </table:table-cell>
          <table:table-cell office:value-type="float" office:value="2098.1" calcext:value-type="float">
            <text:p>2098.1</text:p>
          </table:table-cell>
          <table:table-cell office:value-type="float" office:value="-0.592062" calcext:value-type="float">
            <text:p>-0.592062</text:p>
          </table:table-cell>
          <table:table-cell office:value-type="float" office:value="1.10088" calcext:value-type="float">
            <text:p>1.10088</text:p>
          </table:table-cell>
          <table:table-cell office:value-type="float" office:value="5868" calcext:value-type="float">
            <text:p>5868</text:p>
          </table:table-cell>
          <table:table-cell office:value-type="float" office:value="5878.32" calcext:value-type="float">
            <text:p>5878.32</text:p>
          </table:table-cell>
          <table:table-cell office:value-type="float" office:value="5949.13" calcext:value-type="float">
            <text:p>5949.13</text:p>
          </table:table-cell>
          <table:table-cell office:value-type="float" office:value="0.29862" calcext:value-type="float">
            <text:p>0.29862</text:p>
          </table:table-cell>
          <table:table-cell office:value-type="float" office:value="81.1251" calcext:value-type="float">
            <text:p>81.1251</text:p>
          </table:table-cell>
          <table:table-cell office:value-type="float" office:value="273" calcext:value-type="float">
            <text:p>273</text:p>
          </table:table-cell>
          <table:table-cell office:value-type="float" office:value="269.23" calcext:value-type="float">
            <text:p>269.23</text:p>
          </table:table-cell>
          <table:table-cell office:value-type="float" office:value="250.978" calcext:value-type="float">
            <text:p>250.978</text:p>
          </table:table-cell>
          <table:table-cell office:value-type="float" office:value="-3.76973" calcext:value-type="float">
            <text:p>-3.76973</text:p>
          </table:table-cell>
          <table:table-cell office:value-type="float" office:value="-22.0224" calcext:value-type="float">
            <text:p>-22.0224</text:p>
          </table:table-cell>
          <table:table-cell office:value-type="float" office:value="0.165913" calcext:value-type="float">
            <text:p>0.165913</text:p>
          </table:table-cell>
          <table:table-cell office:value-type="float" office:value="0.173742" calcext:value-type="float">
            <text:p>0.173742</text:p>
          </table:table-cell>
          <table:table-cell office:value-type="float" office:value="0.0814708" calcext:value-type="float">
            <text:p>8.15E-02</text:p>
          </table:table-cell>
          <table:table-cell table:number-columns-repeated="2" office:value-type="float" office:value="0.959062" calcext:value-type="float">
            <text:p>0.959062</text:p>
          </table:table-cell>
          <table:table-cell table:style-name="ce1" office:value-type="float" office:value="0.559034" calcext:value-type="float">
            <text:p>5.59E-01</text:p>
          </table:table-cell>
          <table:table-cell office:value-type="float" office:value="-0.861028" calcext:value-type="float">
            <text:p>-0.861028</text:p>
          </table:table-cell>
          <table:table-cell table:style-name="ce1" office:value-type="float" office:value="-11.8875" calcext:value-type="float">
            <text:p>-1.19E+01</text:p>
          </table:table-cell>
          <table:table-cell table:number-columns-repeated="22"/>
          <table:table-cell table:formula="of:=[.AT75]+1" office:value-type="date" office:date-value="2020-05-08" calcext:value-type="date">
            <text:p>08/05/20</text:p>
          </table:table-cell>
          <table:table-cell table:formula="of:=AVERAGE([.S73:.S79])" office:value-type="float" office:value="0.946493571428571" calcext:value-type="float">
            <text:p>0.946493571428571</text:p>
          </table:table-cell>
          <table:table-cell table:formula="of:=[.P76]" office:value-type="float" office:value="0.165913" calcext:value-type="float">
            <text:p>0.165913</text:p>
          </table:table-cell>
          <table:table-cell table:formula="of:=AVERAGE([.R73:.R79])" office:value-type="float" office:value="0.0936267142857143" calcext:value-type="float">
            <text:p>0.09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095.12" calcext:value-type="float">
            <text:p>2095.12</text:p>
          </table:table-cell>
          <table:table-cell office:value-type="float" office:value="2102.19" calcext:value-type="float">
            <text:p>2102.19</text:p>
          </table:table-cell>
          <table:table-cell office:value-type="float" office:value="-0.282624" calcext:value-type="float">
            <text:p>-0.282624</text:p>
          </table:table-cell>
          <table:table-cell office:value-type="float" office:value="-2.81363" calcext:value-type="float">
            <text:p>-2.81363</text:p>
          </table:table-cell>
          <table:table-cell office:value-type="float" office:value="5878" calcext:value-type="float">
            <text:p>5878</text:p>
          </table:table-cell>
          <table:table-cell office:value-type="float" office:value="5902.55" calcext:value-type="float">
            <text:p>5902.55</text:p>
          </table:table-cell>
          <table:table-cell office:value-type="float" office:value="5944.43" calcext:value-type="float">
            <text:p>5944.43</text:p>
          </table:table-cell>
          <table:table-cell office:value-type="float" office:value="0.745285" calcext:value-type="float">
            <text:p>0.745285</text:p>
          </table:table-cell>
          <table:table-cell office:value-type="float" office:value="66.4286" calcext:value-type="float">
            <text:p>66.4286</text:p>
          </table:table-cell>
          <table:table-cell office:value-type="float" office:value="276" calcext:value-type="float">
            <text:p>276</text:p>
          </table:table-cell>
          <table:table-cell office:value-type="float" office:value="273.346" calcext:value-type="float">
            <text:p>273.346</text:p>
          </table:table-cell>
          <table:table-cell office:value-type="float" office:value="255.352" calcext:value-type="float">
            <text:p>255.352</text:p>
          </table:table-cell>
          <table:table-cell office:value-type="float" office:value="-2.65368" calcext:value-type="float">
            <text:p>-2.65368</text:p>
          </table:table-cell>
          <table:table-cell office:value-type="float" office:value="-20.6485" calcext:value-type="float">
            <text:p>-20.6485</text:p>
          </table:table-cell>
          <table:table-cell office:value-type="float" office:value="0.173081" calcext:value-type="float">
            <text:p>0.173081</text:p>
          </table:table-cell>
          <table:table-cell office:value-type="float" office:value="0.154006" calcext:value-type="float">
            <text:p>0.154006</text:p>
          </table:table-cell>
          <table:table-cell office:value-type="float" office:value="0.0724251" calcext:value-type="float">
            <text:p>7.24E-02</text:p>
          </table:table-cell>
          <table:table-cell table:number-columns-repeated="2" office:value-type="float" office:value="0.9736" calcext:value-type="float">
            <text:p>0.9736</text:p>
          </table:table-cell>
          <table:table-cell table:style-name="ce1" office:value-type="float" office:value="0.546545" calcext:value-type="float">
            <text:p>5.47E-01</text:p>
          </table:table-cell>
          <table:table-cell office:value-type="float" office:value="-0.852663" calcext:value-type="float">
            <text:p>-0.852663</text:p>
          </table:table-cell>
          <table:table-cell table:style-name="ce1" office:value-type="float" office:value="-12.5827" calcext:value-type="float">
            <text:p>-1.26E+01</text:p>
          </table:table-cell>
          <table:table-cell table:number-columns-repeated="22"/>
          <table:table-cell table:formula="of:=[.AT76]+1" office:value-type="date" office:date-value="2020-05-09" calcext:value-type="date">
            <text:p>09/05/20</text:p>
          </table:table-cell>
          <table:table-cell table:formula="of:=AVERAGE([.S74:.S80])" office:value-type="float" office:value="0.948977285714286" calcext:value-type="float">
            <text:p>0.948977285714286</text:p>
          </table:table-cell>
          <table:table-cell table:formula="of:=[.P77]" office:value-type="float" office:value="0.173081" calcext:value-type="float">
            <text:p>0.173081</text:p>
          </table:table-cell>
          <table:table-cell table:formula="of:=AVERAGE([.R74:.R80])" office:value-type="float" office:value="0.0942252857142857" calcext:value-type="float">
            <text:p>0.09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2110.09" calcext:value-type="float">
            <text:p>2110.09</text:p>
          </table:table-cell>
          <table:table-cell office:value-type="float" office:value="2105.05" calcext:value-type="float">
            <text:p>2105.05</text:p>
          </table:table-cell>
          <table:table-cell office:value-type="float" office:value="-0.114068" calcext:value-type="float">
            <text:p>-0.114068</text:p>
          </table:table-cell>
          <table:table-cell office:value-type="float" office:value="-8.95463" calcext:value-type="float">
            <text:p>-8.95463</text:p>
          </table:table-cell>
          <table:table-cell office:value-type="float" office:value="5897" calcext:value-type="float">
            <text:p>5897</text:p>
          </table:table-cell>
          <table:table-cell office:value-type="float" office:value="5919.86" calcext:value-type="float">
            <text:p>5919.86</text:p>
          </table:table-cell>
          <table:table-cell office:value-type="float" office:value="5939.99" calcext:value-type="float">
            <text:p>5939.99</text:p>
          </table:table-cell>
          <table:table-cell office:value-type="float" office:value="0.709063" calcext:value-type="float">
            <text:p>0.709063</text:p>
          </table:table-cell>
          <table:table-cell office:value-type="float" office:value="42.9881" calcext:value-type="float">
            <text:p>42.9881</text:p>
          </table:table-cell>
          <table:table-cell office:value-type="float" office:value="280" calcext:value-type="float">
            <text:p>280</text:p>
          </table:table-cell>
          <table:table-cell office:value-type="float" office:value="276.614" calcext:value-type="float">
            <text:p>276.614</text:p>
          </table:table-cell>
          <table:table-cell office:value-type="float" office:value="258.381" calcext:value-type="float">
            <text:p>258.381</text:p>
          </table:table-cell>
          <table:table-cell office:value-type="float" office:value="-3.38644" calcext:value-type="float">
            <text:p>-3.38644</text:p>
          </table:table-cell>
          <table:table-cell office:value-type="float" office:value="-21.6194" calcext:value-type="float">
            <text:p>-21.6194</text:p>
          </table:table-cell>
          <table:table-cell office:value-type="float" office:value="0.180398" calcext:value-type="float">
            <text:p>0.180398</text:p>
          </table:table-cell>
          <table:table-cell office:value-type="float" office:value="0.15726" calcext:value-type="float">
            <text:p>0.15726</text:p>
          </table:table-cell>
          <table:table-cell office:value-type="float" office:value="0.0741674" calcext:value-type="float">
            <text:p>7.42E-02</text:p>
          </table:table-cell>
          <table:table-cell table:number-columns-repeated="2" office:value-type="float" office:value="0.975593" calcext:value-type="float">
            <text:p>0.975593</text:p>
          </table:table-cell>
          <table:table-cell table:style-name="ce1" office:value-type="float" office:value="0.535028" calcext:value-type="float">
            <text:p>5.35E-01</text:p>
          </table:table-cell>
          <table:table-cell office:value-type="float" office:value="-0.854309" calcext:value-type="float">
            <text:p>-0.854309</text:p>
          </table:table-cell>
          <table:table-cell table:style-name="ce1" office:value-type="float" office:value="-10.8357" calcext:value-type="float">
            <text:p>-1.08E+01</text:p>
          </table:table-cell>
          <table:table-cell table:number-columns-repeated="22"/>
          <table:table-cell table:formula="of:=[.AT77]+1" office:value-type="date" office:date-value="2020-05-10" calcext:value-type="date">
            <text:p>10/05/20</text:p>
          </table:table-cell>
          <table:table-cell table:formula="of:=AVERAGE([.S75:.S81])" office:value-type="float" office:value="0.951910428571429" calcext:value-type="float">
            <text:p>0.951910428571429</text:p>
          </table:table-cell>
          <table:table-cell table:formula="of:=[.P78]" office:value-type="float" office:value="0.180398" calcext:value-type="float">
            <text:p>0.180398</text:p>
          </table:table-cell>
          <table:table-cell table:formula="of:=AVERAGE([.R75:.R81])" office:value-type="float" office:value="0.0948134285714286" calcext:value-type="float">
            <text:p>0.09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123.65" calcext:value-type="float">
            <text:p>2123.65</text:p>
          </table:table-cell>
          <table:table-cell office:value-type="float" office:value="2116.55" calcext:value-type="float">
            <text:p>2116.55</text:p>
          </table:table-cell>
          <table:table-cell office:value-type="float" office:value="-0.336347" calcext:value-type="float">
            <text:p>-0.336347</text:p>
          </table:table-cell>
          <table:table-cell office:value-type="float" office:value="-18.4462" calcext:value-type="float">
            <text:p>-18.4462</text:p>
          </table:table-cell>
          <table:table-cell office:value-type="float" office:value="5929" calcext:value-type="float">
            <text:p>5929</text:p>
          </table:table-cell>
          <table:table-cell office:value-type="float" office:value="5936.88" calcext:value-type="float">
            <text:p>5936.88</text:p>
          </table:table-cell>
          <table:table-cell office:value-type="float" office:value="5949.03" calcext:value-type="float">
            <text:p>5949.03</text:p>
          </table:table-cell>
          <table:table-cell office:value-type="float" office:value="0.247166" calcext:value-type="float">
            <text:p>0.247166</text:p>
          </table:table-cell>
          <table:table-cell office:value-type="float" office:value="20.0323" calcext:value-type="float">
            <text:p>20.0323</text:p>
          </table:table-cell>
          <table:table-cell office:value-type="float" office:value="282" calcext:value-type="float">
            <text:p>282</text:p>
          </table:table-cell>
          <table:table-cell office:value-type="float" office:value="280.344" calcext:value-type="float">
            <text:p>280.344</text:p>
          </table:table-cell>
          <table:table-cell office:value-type="float" office:value="261.772" calcext:value-type="float">
            <text:p>261.772</text:p>
          </table:table-cell>
          <table:table-cell office:value-type="float" office:value="-1.65617" calcext:value-type="float">
            <text:p>-1.65617</text:p>
          </table:table-cell>
          <table:table-cell office:value-type="float" office:value="-20.2285" calcext:value-type="float">
            <text:p>-20.2285</text:p>
          </table:table-cell>
          <table:table-cell office:value-type="float" office:value="0.187866" calcext:value-type="float">
            <text:p>0.187866</text:p>
          </table:table-cell>
          <table:table-cell office:value-type="float" office:value="0.210344" calcext:value-type="float">
            <text:p>0.210344</text:p>
          </table:table-cell>
          <table:table-cell office:value-type="float" office:value="0.0994857" calcext:value-type="float">
            <text:p>9.95E-02</text:p>
          </table:table-cell>
          <table:table-cell table:number-columns-repeated="2" office:value-type="float" office:value="0.950484" calcext:value-type="float">
            <text:p>0.950484</text:p>
          </table:table-cell>
          <table:table-cell table:style-name="ce1" office:value-type="float" office:value="0.524814" calcext:value-type="float">
            <text:p>5.25E-01</text:p>
          </table:table-cell>
          <table:table-cell office:value-type="float" office:value="-0.874817" calcext:value-type="float">
            <text:p>-0.874817</text:p>
          </table:table-cell>
          <table:table-cell table:style-name="ce1" office:value-type="float" office:value="-10.2429" calcext:value-type="float">
            <text:p>-1.02E+01</text:p>
          </table:table-cell>
          <table:table-cell table:number-columns-repeated="22"/>
          <table:table-cell table:formula="of:=[.AT78]+1" office:value-type="date" office:date-value="2020-05-11" calcext:value-type="date">
            <text:p>11/05/20</text:p>
          </table:table-cell>
          <table:table-cell table:formula="of:=AVERAGE([.S76:.S82])" office:value-type="float" office:value="0.955246714285714" calcext:value-type="float">
            <text:p>0.955246714285714</text:p>
          </table:table-cell>
          <table:table-cell table:formula="of:=[.P79]" office:value-type="float" office:value="0.187866" calcext:value-type="float">
            <text:p>0.187866</text:p>
          </table:table-cell>
          <table:table-cell table:formula="of:=AVERAGE([.R76:.R82])" office:value-type="float" office:value="0.0954365714285714" calcext:value-type="float">
            <text:p>0.1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140.61" calcext:value-type="float">
            <text:p>2140.61</text:p>
          </table:table-cell>
          <table:table-cell office:value-type="float" office:value="2133.29" calcext:value-type="float">
            <text:p>2133.29</text:p>
          </table:table-cell>
          <table:table-cell office:value-type="float" office:value="-0.250508" calcext:value-type="float">
            <text:p>-0.250508</text:p>
          </table:table-cell>
          <table:table-cell office:value-type="float" office:value="-15.7099" calcext:value-type="float">
            <text:p>-15.7099</text:p>
          </table:table-cell>
          <table:table-cell office:value-type="float" office:value="5960" calcext:value-type="float">
            <text:p>5960</text:p>
          </table:table-cell>
          <table:table-cell office:value-type="float" office:value="5960.64" calcext:value-type="float">
            <text:p>5960.64</text:p>
          </table:table-cell>
          <table:table-cell office:value-type="float" office:value="5969.26" calcext:value-type="float">
            <text:p>5969.26</text:p>
          </table:table-cell>
          <table:table-cell office:value-type="float" office:value="0.0201867" calcext:value-type="float">
            <text:p>0.0201867</text:p>
          </table:table-cell>
          <table:table-cell office:value-type="float" office:value="9.25712" calcext:value-type="float">
            <text:p>9.25712</text:p>
          </table:table-cell>
          <table:table-cell office:value-type="float" office:value="283" calcext:value-type="float">
            <text:p>283</text:p>
          </table:table-cell>
          <table:table-cell office:value-type="float" office:value="282.801" calcext:value-type="float">
            <text:p>282.801</text:p>
          </table:table-cell>
          <table:table-cell office:value-type="float" office:value="265.995" calcext:value-type="float">
            <text:p>265.995</text:p>
          </table:table-cell>
          <table:table-cell office:value-type="float" office:value="-0.198603" calcext:value-type="float">
            <text:p>-0.198603</text:p>
          </table:table-cell>
          <table:table-cell office:value-type="float" office:value="-17.0046" calcext:value-type="float">
            <text:p>-17.0046</text:p>
          </table:table-cell>
          <table:table-cell office:value-type="float" office:value="0.195484" calcext:value-type="float">
            <text:p>0.195484</text:p>
          </table:table-cell>
          <table:table-cell office:value-type="float" office:value="0.23617" calcext:value-type="float">
            <text:p>0.23617</text:p>
          </table:table-cell>
          <table:table-cell office:value-type="float" office:value="0.112016" calcext:value-type="float">
            <text:p>1.12E-01</text:p>
          </table:table-cell>
          <table:table-cell table:number-columns-repeated="2" office:value-type="float" office:value="0.940305" calcext:value-type="float">
            <text:p>0.940305</text:p>
          </table:table-cell>
          <table:table-cell table:style-name="ce1" office:value-type="float" office:value="0.514291" calcext:value-type="float">
            <text:p>5.14E-01</text:p>
          </table:table-cell>
          <table:table-cell office:value-type="float" office:value="-0.883165" calcext:value-type="float">
            <text:p>-0.883165</text:p>
          </table:table-cell>
          <table:table-cell office:value-type="float" office:value="-17.0414" calcext:value-type="float">
            <text:p>-17.0414</text:p>
          </table:table-cell>
          <table:table-cell table:number-columns-repeated="22"/>
          <table:table-cell table:formula="of:=[.AT79]+1" office:value-type="date" office:date-value="2020-05-12" calcext:value-type="date">
            <text:p>12/05/20</text:p>
          </table:table-cell>
          <table:table-cell table:formula="of:=AVERAGE([.S77:.S83])" office:value-type="float" office:value="0.95839" calcext:value-type="float">
            <text:p>0.95839</text:p>
          </table:table-cell>
          <table:table-cell table:formula="of:=[.P80]" office:value-type="float" office:value="0.195484" calcext:value-type="float">
            <text:p>0.195484</text:p>
          </table:table-cell>
          <table:table-cell table:formula="of:=AVERAGE([.R77:.R83])" office:value-type="float" office:value="0.0958814428571429" calcext:value-type="float">
            <text:p>0.1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158.34" calcext:value-type="float">
            <text:p>2158.34</text:p>
          </table:table-cell>
          <table:table-cell office:value-type="float" office:value="2153.93" calcext:value-type="float">
            <text:p>2153.93</text:p>
          </table:table-cell>
          <table:table-cell office:value-type="float" office:value="-0.535167" calcext:value-type="float">
            <text:p>-0.535167</text:p>
          </table:table-cell>
          <table:table-cell office:value-type="float" office:value="-22.0719" calcext:value-type="float">
            <text:p>-22.0719</text:p>
          </table:table-cell>
          <table:table-cell office:value-type="float" office:value="5981" calcext:value-type="float">
            <text:p>5981</text:p>
          </table:table-cell>
          <table:table-cell office:value-type="float" office:value="5986.58" calcext:value-type="float">
            <text:p>5986.58</text:p>
          </table:table-cell>
          <table:table-cell office:value-type="float" office:value="5996.48" calcext:value-type="float">
            <text:p>5996.48</text:p>
          </table:table-cell>
          <table:table-cell office:value-type="float" office:value="0.180019" calcext:value-type="float">
            <text:p>0.180019</text:p>
          </table:table-cell>
          <table:table-cell office:value-type="float" office:value="15.4757" calcext:value-type="float">
            <text:p>15.4757</text:p>
          </table:table-cell>
          <table:table-cell office:value-type="float" office:value="290" calcext:value-type="float">
            <text:p>290</text:p>
          </table:table-cell>
          <table:table-cell office:value-type="float" office:value="284.181" calcext:value-type="float">
            <text:p>284.181</text:p>
          </table:table-cell>
          <table:table-cell office:value-type="float" office:value="270.484" calcext:value-type="float">
            <text:p>270.484</text:p>
          </table:table-cell>
          <table:table-cell office:value-type="float" office:value="-5.81946" calcext:value-type="float">
            <text:p>-5.81946</text:p>
          </table:table-cell>
          <table:table-cell office:value-type="float" office:value="-19.5159" calcext:value-type="float">
            <text:p>-19.5159</text:p>
          </table:table-cell>
          <table:table-cell office:value-type="float" office:value="0.203252" calcext:value-type="float">
            <text:p>0.203252</text:p>
          </table:table-cell>
          <table:table-cell office:value-type="float" office:value="0.232626" calcext:value-type="float">
            <text:p>0.232626</text:p>
          </table:table-cell>
          <table:table-cell office:value-type="float" office:value="0.110644" calcext:value-type="float">
            <text:p>1.11E-01</text:p>
          </table:table-cell>
          <table:table-cell table:number-columns-repeated="2" office:value-type="float" office:value="0.945887" calcext:value-type="float">
            <text:p>0.945887</text:p>
          </table:table-cell>
          <table:table-cell table:style-name="ce1" office:value-type="float" office:value="0.504101" calcext:value-type="float">
            <text:p>5.04E-01</text:p>
          </table:table-cell>
          <table:table-cell office:value-type="float" office:value="-0.881902" calcext:value-type="float">
            <text:p>-0.881902</text:p>
          </table:table-cell>
          <table:table-cell office:value-type="float" office:value="-13.3648" calcext:value-type="float">
            <text:p>-13.3648</text:p>
          </table:table-cell>
          <table:table-cell table:number-columns-repeated="22"/>
          <table:table-cell table:formula="of:=[.AT80]+1" office:value-type="date" office:date-value="2020-05-13" calcext:value-type="date">
            <text:p>13/05/20</text:p>
          </table:table-cell>
          <table:table-cell table:formula="of:=AVERAGE([.S78:.S84])" office:value-type="float" office:value="0.961211714285714" calcext:value-type="float">
            <text:p>0.961211714285714</text:p>
          </table:table-cell>
          <table:table-cell table:formula="of:=[.P81]" office:value-type="float" office:value="0.203252" calcext:value-type="float">
            <text:p>0.203252</text:p>
          </table:table-cell>
          <table:table-cell table:formula="of:=AVERAGE([.R78:.R84])" office:value-type="float" office:value="0.0962747714285714" calcext:value-type="float">
            <text:p>0.1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2176.57" calcext:value-type="float">
            <text:p>2176.57</text:p>
          </table:table-cell>
          <table:table-cell office:value-type="float" office:value="2174.44" calcext:value-type="float">
            <text:p>2174.44</text:p>
          </table:table-cell>
          <table:table-cell office:value-type="float" office:value="-1.1873" calcext:value-type="float">
            <text:p>-1.1873</text:p>
          </table:table-cell>
          <table:table-cell office:value-type="float" office:value="-40.5557" calcext:value-type="float">
            <text:p>-40.5557</text:p>
          </table:table-cell>
          <table:table-cell office:value-type="float" office:value="6024" calcext:value-type="float">
            <text:p>6024</text:p>
          </table:table-cell>
          <table:table-cell office:value-type="float" office:value="6011.9" calcext:value-type="float">
            <text:p>6011.9</text:p>
          </table:table-cell>
          <table:table-cell office:value-type="float" office:value="6023.13" calcext:value-type="float">
            <text:p>6023.13</text:p>
          </table:table-cell>
          <table:table-cell office:value-type="float" office:value="-0.403276" calcext:value-type="float">
            <text:p>-0.403276</text:p>
          </table:table-cell>
          <table:table-cell office:value-type="float" office:value="-0.865764" calcext:value-type="float">
            <text:p>-0.865764</text:p>
          </table:table-cell>
          <table:table-cell office:value-type="float" office:value="293" calcext:value-type="float">
            <text:p>293</text:p>
          </table:table-cell>
          <table:table-cell office:value-type="float" office:value="289.484" calcext:value-type="float">
            <text:p>289.484</text:p>
          </table:table-cell>
          <table:table-cell office:value-type="float" office:value="277.172" calcext:value-type="float">
            <text:p>277.172</text:p>
          </table:table-cell>
          <table:table-cell office:value-type="float" office:value="-3.51605" calcext:value-type="float">
            <text:p>-3.51605</text:p>
          </table:table-cell>
          <table:table-cell office:value-type="float" office:value="-15.8275" calcext:value-type="float">
            <text:p>-15.8275</text:p>
          </table:table-cell>
          <table:table-cell office:value-type="float" office:value="0.21117" calcext:value-type="float">
            <text:p>0.21117</text:p>
          </table:table-cell>
          <table:table-cell office:value-type="float" office:value="0.247083" calcext:value-type="float">
            <text:p>0.247083</text:p>
          </table:table-cell>
          <table:table-cell office:value-type="float" office:value="0.117847" calcext:value-type="float">
            <text:p>1.18E-01</text:p>
          </table:table-cell>
          <table:table-cell table:number-columns-repeated="2" office:value-type="float" office:value="0.941796" calcext:value-type="float">
            <text:p>0.941796</text:p>
          </table:table-cell>
          <table:table-cell table:style-name="ce1" office:value-type="float" office:value="0.494325" calcext:value-type="float">
            <text:p>4.94E-01</text:p>
          </table:table-cell>
          <table:table-cell office:value-type="float" office:value="-0.88611" calcext:value-type="float">
            <text:p>-0.88611</text:p>
          </table:table-cell>
          <table:table-cell office:value-type="float" office:value="-11.4551" calcext:value-type="float">
            <text:p>-11.4551</text:p>
          </table:table-cell>
          <table:table-cell table:number-columns-repeated="22"/>
          <table:table-cell table:formula="of:=[.AT81]+1" office:value-type="date" office:date-value="2020-05-14" calcext:value-type="date">
            <text:p>14/05/20</text:p>
          </table:table-cell>
          <table:table-cell table:formula="of:=AVERAGE([.S79:.S85])" office:value-type="float" office:value="0.963656428571429" calcext:value-type="float">
            <text:p>0.963656428571429</text:p>
          </table:table-cell>
          <table:table-cell table:formula="of:=[.P82]" office:value-type="float" office:value="0.21117" calcext:value-type="float">
            <text:p>0.21117</text:p>
          </table:table-cell>
          <table:table-cell table:formula="of:=AVERAGE([.R79:.R85])" office:value-type="float" office:value="0.0966754" calcext:value-type="float">
            <text:p>0.1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199.59" calcext:value-type="float">
            <text:p>2199.59</text:p>
          </table:table-cell>
          <table:table-cell office:value-type="float" office:value="2193.48" calcext:value-type="float">
            <text:p>2193.48</text:p>
          </table:table-cell>
          <table:table-cell office:value-type="float" office:value="-1.04309" calcext:value-type="float">
            <text:p>-1.04309</text:p>
          </table:table-cell>
          <table:table-cell office:value-type="float" office:value="-39.5172" calcext:value-type="float">
            <text:p>-39.5172</text:p>
          </table:table-cell>
          <table:table-cell office:value-type="float" office:value="6061" calcext:value-type="float">
            <text:p>6061</text:p>
          </table:table-cell>
          <table:table-cell office:value-type="float" office:value="6042.77" calcext:value-type="float">
            <text:p>6042.77</text:p>
          </table:table-cell>
          <table:table-cell office:value-type="float" office:value="6047.8" calcext:value-type="float">
            <text:p>6047.8</text:p>
          </table:table-cell>
          <table:table-cell office:value-type="float" office:value="-0.620315" calcext:value-type="float">
            <text:p>-0.620315</text:p>
          </table:table-cell>
          <table:table-cell office:value-type="float" office:value="-13.1963" calcext:value-type="float">
            <text:p>-13.1963</text:p>
          </table:table-cell>
          <table:table-cell office:value-type="float" office:value="295" calcext:value-type="float">
            <text:p>295</text:p>
          </table:table-cell>
          <table:table-cell office:value-type="float" office:value="293.118" calcext:value-type="float">
            <text:p>293.118</text:p>
          </table:table-cell>
          <table:table-cell office:value-type="float" office:value="280.983" calcext:value-type="float">
            <text:p>280.983</text:p>
          </table:table-cell>
          <table:table-cell office:value-type="float" office:value="-1.88197" calcext:value-type="float">
            <text:p>-1.88197</text:p>
          </table:table-cell>
          <table:table-cell office:value-type="float" office:value="-14.0173" calcext:value-type="float">
            <text:p>-14.0173</text:p>
          </table:table-cell>
          <table:table-cell office:value-type="float" office:value="0.213988" calcext:value-type="float">
            <text:p>0.213988</text:p>
          </table:table-cell>
          <table:table-cell office:value-type="float" office:value="0.176857" calcext:value-type="float">
            <text:p>0.176857</text:p>
          </table:table-cell>
          <table:table-cell office:value-type="float" office:value="0.0845849" calcext:value-type="float">
            <text:p>8.46E-02</text:p>
          </table:table-cell>
          <table:table-cell table:number-columns-repeated="2" office:value-type="float" office:value="0.981065" calcext:value-type="float">
            <text:p>0.981065</text:p>
          </table:table-cell>
          <table:table-cell table:style-name="ce1" office:value-type="float" office:value="0.490022" calcext:value-type="float">
            <text:p>4.90E-01</text:p>
          </table:table-cell>
          <table:table-cell office:value-type="float" office:value="-0.862998" calcext:value-type="float">
            <text:p>-0.862998</text:p>
          </table:table-cell>
          <table:table-cell office:value-type="float" office:value="-10.7401" calcext:value-type="float">
            <text:p>-10.7401</text:p>
          </table:table-cell>
          <table:table-cell table:number-columns-repeated="22"/>
          <table:table-cell table:formula="of:=[.AT82]+1" office:value-type="date" office:date-value="2020-05-15" calcext:value-type="date">
            <text:p>15/05/20</text:p>
          </table:table-cell>
          <table:table-cell table:formula="of:=AVERAGE([.S80:.S86])" office:value-type="float" office:value="0.965601714285714" calcext:value-type="float">
            <text:p>0.965601714285714</text:p>
          </table:table-cell>
          <table:table-cell table:formula="of:=[.P83]" office:value-type="float" office:value="0.213988" calcext:value-type="float">
            <text:p>0.213988</text:p>
          </table:table-cell>
          <table:table-cell table:formula="of:=AVERAGE([.R80:.R86])" office:value-type="float" office:value="0.0972098714285714" calcext:value-type="float">
            <text:p>0.1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220.6" calcext:value-type="float">
            <text:p>2220.6</text:p>
          </table:table-cell>
          <table:table-cell office:value-type="float" office:value="2206.32" calcext:value-type="float">
            <text:p>2206.32</text:p>
          </table:table-cell>
          <table:table-cell office:value-type="float" office:value="-0.708362" calcext:value-type="float">
            <text:p>-0.708362</text:p>
          </table:table-cell>
          <table:table-cell office:value-type="float" office:value="-36.6811" calcext:value-type="float">
            <text:p>-36.6811</text:p>
          </table:table-cell>
          <table:table-cell office:value-type="float" office:value="6100" calcext:value-type="float">
            <text:p>6100</text:p>
          </table:table-cell>
          <table:table-cell office:value-type="float" office:value="6070.06" calcext:value-type="float">
            <text:p>6070.06</text:p>
          </table:table-cell>
          <table:table-cell office:value-type="float" office:value="6061.61" calcext:value-type="float">
            <text:p>6061.61</text:p>
          </table:table-cell>
          <table:table-cell office:value-type="float" office:value="-1.04822" calcext:value-type="float">
            <text:p>-1.04822</text:p>
          </table:table-cell>
          <table:table-cell office:value-type="float" office:value="-38.3914" calcext:value-type="float">
            <text:p>-38.3914</text:p>
          </table:table-cell>
          <table:table-cell office:value-type="float" office:value="296" calcext:value-type="float">
            <text:p>296</text:p>
          </table:table-cell>
          <table:table-cell office:value-type="float" office:value="295.557" calcext:value-type="float">
            <text:p>295.557</text:p>
          </table:table-cell>
          <table:table-cell office:value-type="float" office:value="283.943" calcext:value-type="float">
            <text:p>283.943</text:p>
          </table:table-cell>
          <table:table-cell office:value-type="float" office:value="-0.443232" calcext:value-type="float">
            <text:p>-0.443232</text:p>
          </table:table-cell>
          <table:table-cell office:value-type="float" office:value="-12.0572" calcext:value-type="float">
            <text:p>-12.0572</text:p>
          </table:table-cell>
          <table:table-cell office:value-type="float" office:value="0.216806" calcext:value-type="float">
            <text:p>0.216806</text:p>
          </table:table-cell>
          <table:table-cell office:value-type="float" office:value="0.15676" calcext:value-type="float">
            <text:p>0.15676</text:p>
          </table:table-cell>
          <table:table-cell office:value-type="float" office:value="0.0751784" calcext:value-type="float">
            <text:p>7.52E-02</text:p>
          </table:table-cell>
          <table:table-cell table:number-columns-repeated="2" office:value-type="float" office:value="0.993352" calcext:value-type="float">
            <text:p>0.993352</text:p>
          </table:table-cell>
          <table:table-cell table:style-name="ce1" office:value-type="float" office:value="0.48606" calcext:value-type="float">
            <text:p>4.86E-01</text:p>
          </table:table-cell>
          <table:table-cell office:value-type="float" office:value="-0.855414" calcext:value-type="float">
            <text:p>-0.855414</text:p>
          </table:table-cell>
          <table:table-cell office:value-type="float" office:value="-10.3769" calcext:value-type="float">
            <text:p>-10.3769</text:p>
          </table:table-cell>
          <table:table-cell table:number-columns-repeated="22"/>
          <table:table-cell table:formula="of:=[.AT83]+1" office:value-type="date" office:date-value="2020-05-16" calcext:value-type="date">
            <text:p>16/05/20</text:p>
          </table:table-cell>
          <table:table-cell table:formula="of:=AVERAGE([.S81:.S87])" office:value-type="float" office:value="0.967111285714286" calcext:value-type="float">
            <text:p>0.967111285714286</text:p>
          </table:table-cell>
          <table:table-cell table:formula="of:=[.P84]" office:value-type="float" office:value="0.216806" calcext:value-type="float">
            <text:p>0.216806</text:p>
          </table:table-cell>
          <table:table-cell table:formula="of:=AVERAGE([.R81:.R87])" office:value-type="float" office:value="0.0978084428571428" calcext:value-type="float">
            <text:p>0.1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240.42" calcext:value-type="float">
            <text:p>2240.42</text:p>
          </table:table-cell>
          <table:table-cell office:value-type="float" office:value="2217.35" calcext:value-type="float">
            <text:p>2217.35</text:p>
          </table:table-cell>
          <table:table-cell office:value-type="float" office:value="-0.332861" calcext:value-type="float">
            <text:p>-0.332861</text:p>
          </table:table-cell>
          <table:table-cell office:value-type="float" office:value="-33.6527" calcext:value-type="float">
            <text:p>-33.6527</text:p>
          </table:table-cell>
          <table:table-cell office:value-type="float" office:value="6112" calcext:value-type="float">
            <text:p>6112</text:p>
          </table:table-cell>
          <table:table-cell office:value-type="float" office:value="6097.67" calcext:value-type="float">
            <text:p>6097.67</text:p>
          </table:table-cell>
          <table:table-cell office:value-type="float" office:value="6074.07" calcext:value-type="float">
            <text:p>6074.07</text:p>
          </table:table-cell>
          <table:table-cell office:value-type="float" office:value="-0.499209" calcext:value-type="float">
            <text:p>-0.499209</text:p>
          </table:table-cell>
          <table:table-cell office:value-type="float" office:value="-37.9275" calcext:value-type="float">
            <text:p>-37.9275</text:p>
          </table:table-cell>
          <table:table-cell office:value-type="float" office:value="298" calcext:value-type="float">
            <text:p>298</text:p>
          </table:table-cell>
          <table:table-cell office:value-type="float" office:value="296.943" calcext:value-type="float">
            <text:p>296.943</text:p>
          </table:table-cell>
          <table:table-cell office:value-type="float" office:value="287.378" calcext:value-type="float">
            <text:p>287.378</text:p>
          </table:table-cell>
          <table:table-cell office:value-type="float" office:value="-1.05731" calcext:value-type="float">
            <text:p>-1.05731</text:p>
          </table:table-cell>
          <table:table-cell office:value-type="float" office:value="-10.6223" calcext:value-type="float">
            <text:p>-10.6223</text:p>
          </table:table-cell>
          <table:table-cell office:value-type="float" office:value="0.219624" calcext:value-type="float">
            <text:p>0.219624</text:p>
          </table:table-cell>
          <table:table-cell office:value-type="float" office:value="0.160064" calcext:value-type="float">
            <text:p>0.160064</text:p>
          </table:table-cell>
          <table:table-cell office:value-type="float" office:value="0.0769718" calcext:value-type="float">
            <text:p>7.70E-02</text:p>
          </table:table-cell>
          <table:table-cell table:number-columns-repeated="2" office:value-type="float" office:value="0.992706" calcext:value-type="float">
            <text:p>0.992706</text:p>
          </table:table-cell>
          <table:table-cell table:style-name="ce1" office:value-type="float" office:value="0.482886" calcext:value-type="float">
            <text:p>4.83E-01</text:p>
          </table:table-cell>
          <table:table-cell office:value-type="float" office:value="-0.856722" calcext:value-type="float">
            <text:p>-0.856722</text:p>
          </table:table-cell>
          <table:table-cell office:value-type="float" office:value="-13.0327" calcext:value-type="float">
            <text:p>-13.0327</text:p>
          </table:table-cell>
          <table:table-cell table:number-columns-repeated="22"/>
          <table:table-cell table:formula="of:=[.AT84]+1" office:value-type="date" office:date-value="2020-05-17" calcext:value-type="date">
            <text:p>17/05/20</text:p>
          </table:table-cell>
          <table:table-cell table:formula="of:=AVERAGE([.S82:.S88])" office:value-type="float" office:value="0.968258142857143" calcext:value-type="float">
            <text:p>0.968258142857143</text:p>
          </table:table-cell>
          <table:table-cell table:formula="of:=[.P85]" office:value-type="float" office:value="0.219624" calcext:value-type="float">
            <text:p>0.219624</text:p>
          </table:table-cell>
          <table:table-cell table:formula="of:=AVERAGE([.R82:.R88])" office:value-type="float" office:value="0.0983965857142857" calcext:value-type="float">
            <text:p>0.1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256.82" calcext:value-type="float">
            <text:p>2256.82</text:p>
          </table:table-cell>
          <table:table-cell office:value-type="float" office:value="2231.05" calcext:value-type="float">
            <text:p>2231.05</text:p>
          </table:table-cell>
          <table:table-cell office:value-type="float" office:value="-1.85474" calcext:value-type="float">
            <text:p>-1.85474</text:p>
          </table:table-cell>
          <table:table-cell office:value-type="float" office:value="-84.9518" calcext:value-type="float">
            <text:p>-84.9518</text:p>
          </table:table-cell>
          <table:table-cell office:value-type="float" office:value="6158" calcext:value-type="float">
            <text:p>6158</text:p>
          </table:table-cell>
          <table:table-cell office:value-type="float" office:value="6120.75" calcext:value-type="float">
            <text:p>6120.75</text:p>
          </table:table-cell>
          <table:table-cell office:value-type="float" office:value="6091.18" calcext:value-type="float">
            <text:p>6091.18</text:p>
          </table:table-cell>
          <table:table-cell office:value-type="float" office:value="-1.2851" calcext:value-type="float">
            <text:p>-1.2851</text:p>
          </table:table-cell>
          <table:table-cell office:value-type="float" office:value="-66.8169" calcext:value-type="float">
            <text:p>-66.8169</text:p>
          </table:table-cell>
          <table:table-cell office:value-type="float" office:value="297" calcext:value-type="float">
            <text:p>297</text:p>
          </table:table-cell>
          <table:table-cell office:value-type="float" office:value="298.723" calcext:value-type="float">
            <text:p>298.723</text:p>
          </table:table-cell>
          <table:table-cell office:value-type="float" office:value="289.565" calcext:value-type="float">
            <text:p>289.565</text:p>
          </table:table-cell>
          <table:table-cell office:value-type="float" office:value="1.72279" calcext:value-type="float">
            <text:p>1.72279</text:p>
          </table:table-cell>
          <table:table-cell office:value-type="float" office:value="-7.43541" calcext:value-type="float">
            <text:p>-7.43541</text:p>
          </table:table-cell>
          <table:table-cell office:value-type="float" office:value="0.222442" calcext:value-type="float">
            <text:p>0.222442</text:p>
          </table:table-cell>
          <table:table-cell office:value-type="float" office:value="0.214086" calcext:value-type="float">
            <text:p>0.214086</text:p>
          </table:table-cell>
          <table:table-cell office:value-type="float" office:value="0.103227" calcext:value-type="float">
            <text:p>1.03E-01</text:p>
          </table:table-cell>
          <table:table-cell table:number-columns-repeated="2" office:value-type="float" office:value="0.964101" calcext:value-type="float">
            <text:p>0.964101</text:p>
          </table:table-cell>
          <table:table-cell table:style-name="ce1" office:value-type="float" office:value="0.480938" calcext:value-type="float">
            <text:p>4.81E-01</text:p>
          </table:table-cell>
          <table:table-cell office:value-type="float" office:value="-0.875527" calcext:value-type="float">
            <text:p>-0.875527</text:p>
          </table:table-cell>
          <table:table-cell office:value-type="float" office:value="-15.2919" calcext:value-type="float">
            <text:p>-15.2919</text:p>
          </table:table-cell>
          <table:table-cell table:number-columns-repeated="22"/>
          <table:table-cell table:formula="of:=[.AT85]+1" office:value-type="date" office:date-value="2020-05-18" calcext:value-type="date">
            <text:p>18/05/20</text:p>
          </table:table-cell>
          <table:table-cell table:formula="of:=AVERAGE([.S83:.S89])" office:value-type="float" office:value="0.968996142857143" calcext:value-type="float">
            <text:p>0.968996142857143</text:p>
          </table:table-cell>
          <table:table-cell table:formula="of:=[.P86]" office:value-type="float" office:value="0.222442" calcext:value-type="float">
            <text:p>0.222442</text:p>
          </table:table-cell>
          <table:table-cell table:formula="of:=AVERAGE([.R83:.R89])" office:value-type="float" office:value="0.0990197285714286" calcext:value-type="float">
            <text:p>0.1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2282.4" calcext:value-type="float">
            <text:p>2282.4</text:p>
          </table:table-cell>
          <table:table-cell office:value-type="float" office:value="2246.3" calcext:value-type="float">
            <text:p>2246.3</text:p>
          </table:table-cell>
          <table:table-cell office:value-type="float" office:value="-1.80955" calcext:value-type="float">
            <text:p>-1.80955</text:p>
          </table:table-cell>
          <table:table-cell office:value-type="float" office:value="-94.6972" calcext:value-type="float">
            <text:p>-94.6972</text:p>
          </table:table-cell>
          <table:table-cell office:value-type="float" office:value="6194" calcext:value-type="float">
            <text:p>6194</text:p>
          </table:table-cell>
          <table:table-cell office:value-type="float" office:value="6154.48" calcext:value-type="float">
            <text:p>6154.48</text:p>
          </table:table-cell>
          <table:table-cell office:value-type="float" office:value="6112.66" calcext:value-type="float">
            <text:p>6112.66</text:p>
          </table:table-cell>
          <table:table-cell office:value-type="float" office:value="-1.33505" calcext:value-type="float">
            <text:p>-1.33505</text:p>
          </table:table-cell>
          <table:table-cell office:value-type="float" office:value="-81.3431" calcext:value-type="float">
            <text:p>-81.3431</text:p>
          </table:table-cell>
          <table:table-cell office:value-type="float" office:value="302" calcext:value-type="float">
            <text:p>302</text:p>
          </table:table-cell>
          <table:table-cell office:value-type="float" office:value="298.508" calcext:value-type="float">
            <text:p>298.508</text:p>
          </table:table-cell>
          <table:table-cell office:value-type="float" office:value="290.69" calcext:value-type="float">
            <text:p>290.69</text:p>
          </table:table-cell>
          <table:table-cell office:value-type="float" office:value="-3.49161" calcext:value-type="float">
            <text:p>-3.49161</text:p>
          </table:table-cell>
          <table:table-cell office:value-type="float" office:value="-11.3102" calcext:value-type="float">
            <text:p>-11.3102</text:p>
          </table:table-cell>
          <table:table-cell office:value-type="float" office:value="0.22526" calcext:value-type="float">
            <text:p>0.22526</text:p>
          </table:table-cell>
          <table:table-cell office:value-type="float" office:value="0.24036" calcext:value-type="float">
            <text:p>0.24036</text:p>
          </table:table-cell>
          <table:table-cell office:value-type="float" office:value="0.116206" calcext:value-type="float">
            <text:p>1.16E-01</text:p>
          </table:table-cell>
          <table:table-cell table:number-columns-repeated="2" office:value-type="float" office:value="0.950872" calcext:value-type="float">
            <text:p>0.950872</text:p>
          </table:table-cell>
          <table:table-cell table:style-name="ce1" office:value-type="float" office:value="0.478081" calcext:value-type="float">
            <text:p>4.78E-01</text:p>
          </table:table-cell>
          <table:table-cell office:value-type="float" office:value="-0.883389" calcext:value-type="float">
            <text:p>-0.883389</text:p>
          </table:table-cell>
          <table:table-cell office:value-type="float" office:value="-13.8228" calcext:value-type="float">
            <text:p>-13.8228</text:p>
          </table:table-cell>
          <table:table-cell table:number-columns-repeated="22"/>
          <table:table-cell table:formula="of:=[.AT86]+1" office:value-type="date" office:date-value="2020-05-19" calcext:value-type="date">
            <text:p>19/05/20</text:p>
          </table:table-cell>
          <table:table-cell table:formula="of:=AVERAGE([.S84:.S90])" office:value-type="float" office:value="0.970290714285714" calcext:value-type="float">
            <text:p>0.970290714285714</text:p>
          </table:table-cell>
          <table:table-cell table:formula="of:=[.P87]" office:value-type="float" office:value="0.22526" calcext:value-type="float">
            <text:p>0.22526</text:p>
          </table:table-cell>
          <table:table-cell table:formula="of:=AVERAGE([.R84:.R90])" office:value-type="float" office:value="0.0994646142857143" calcext:value-type="float">
            <text:p>0.1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2309" calcext:value-type="float">
            <text:p>2309</text:p>
          </table:table-cell>
          <table:table-cell office:value-type="float" office:value="2262.88" calcext:value-type="float">
            <text:p>2262.88</text:p>
          </table:table-cell>
          <table:table-cell office:value-type="float" office:value="-1.7835" calcext:value-type="float">
            <text:p>-1.7835</text:p>
          </table:table-cell>
          <table:table-cell office:value-type="float" office:value="-104.123" calcext:value-type="float">
            <text:p>-104.123</text:p>
          </table:table-cell>
          <table:table-cell office:value-type="float" office:value="6242" calcext:value-type="float">
            <text:p>6242</text:p>
          </table:table-cell>
          <table:table-cell office:value-type="float" office:value="6191.2" calcext:value-type="float">
            <text:p>6191.2</text:p>
          </table:table-cell>
          <table:table-cell office:value-type="float" office:value="6135.58" calcext:value-type="float">
            <text:p>6135.58</text:p>
          </table:table-cell>
          <table:table-cell office:value-type="float" office:value="-1.71532" calcext:value-type="float">
            <text:p>-1.71532</text:p>
          </table:table-cell>
          <table:table-cell office:value-type="float" office:value="-106.423" calcext:value-type="float">
            <text:p>-106.423</text:p>
          </table:table-cell>
          <table:table-cell office:value-type="float" office:value="304" calcext:value-type="float">
            <text:p>304</text:p>
          </table:table-cell>
          <table:table-cell office:value-type="float" office:value="301.947" calcext:value-type="float">
            <text:p>301.947</text:p>
          </table:table-cell>
          <table:table-cell office:value-type="float" office:value="295.746" calcext:value-type="float">
            <text:p>295.746</text:p>
          </table:table-cell>
          <table:table-cell office:value-type="float" office:value="-2.0532" calcext:value-type="float">
            <text:p>-2.0532</text:p>
          </table:table-cell>
          <table:table-cell office:value-type="float" office:value="-8.25443" calcext:value-type="float">
            <text:p>-8.25443</text:p>
          </table:table-cell>
          <table:table-cell office:value-type="float" office:value="0.228078" calcext:value-type="float">
            <text:p>0.228078</text:p>
          </table:table-cell>
          <table:table-cell office:value-type="float" office:value="0.236743" calcext:value-type="float">
            <text:p>0.236743</text:p>
          </table:table-cell>
          <table:table-cell office:value-type="float" office:value="0.114761" calcext:value-type="float">
            <text:p>1.15E-01</text:p>
          </table:table-cell>
          <table:table-cell table:number-columns-repeated="2" office:value-type="float" office:value="0.953915" calcext:value-type="float">
            <text:p>0.953915</text:p>
          </table:table-cell>
          <table:table-cell table:style-name="ce1" office:value-type="float" office:value="0.474979" calcext:value-type="float">
            <text:p>4.75E-01</text:p>
          </table:table-cell>
          <table:table-cell office:value-type="float" office:value="-0.882209" calcext:value-type="float">
            <text:p>-0.882209</text:p>
          </table:table-cell>
          <table:table-cell office:value-type="float" office:value="-11.9907" calcext:value-type="float">
            <text:p>-11.9907</text:p>
          </table:table-cell>
          <table:table-cell table:number-columns-repeated="22"/>
          <table:table-cell table:formula="of:=[.AT87]+1" office:value-type="date" office:date-value="2020-05-20" calcext:value-type="date">
            <text:p>20/05/20</text:p>
          </table:table-cell>
          <table:table-cell table:formula="of:=AVERAGE([.S85:.S91])" office:value-type="float" office:value="0.972016142857143" calcext:value-type="float">
            <text:p>0.972016142857143</text:p>
          </table:table-cell>
          <table:table-cell table:formula="of:=[.P88]" office:value-type="float" office:value="0.228078" calcext:value-type="float">
            <text:p>0.228078</text:p>
          </table:table-cell>
          <table:table-cell table:formula="of:=AVERAGE([.R85:.R91])" office:value-type="float" office:value="0.0998579571428571" calcext:value-type="float">
            <text:p>0.1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337.21" calcext:value-type="float">
            <text:p>2337.21</text:p>
          </table:table-cell>
          <table:table-cell office:value-type="float" office:value="2285.13" calcext:value-type="float">
            <text:p>2285.13</text:p>
          </table:table-cell>
          <table:table-cell office:value-type="float" office:value="-1.40527" calcext:value-type="float">
            <text:p>-1.40527</text:p>
          </table:table-cell>
          <table:table-cell office:value-type="float" office:value="-97.8748" calcext:value-type="float">
            <text:p>-97.8748</text:p>
          </table:table-cell>
          <table:table-cell office:value-type="float" office:value="6259" calcext:value-type="float">
            <text:p>6259</text:p>
          </table:table-cell>
          <table:table-cell office:value-type="float" office:value="6230.54" calcext:value-type="float">
            <text:p>6230.54</text:p>
          </table:table-cell>
          <table:table-cell office:value-type="float" office:value="6164.96" calcext:value-type="float">
            <text:p>6164.96</text:p>
          </table:table-cell>
          <table:table-cell office:value-type="float" office:value="-0.968133" calcext:value-type="float">
            <text:p>-0.968133</text:p>
          </table:table-cell>
          <table:table-cell office:value-type="float" office:value="-94.0364" calcext:value-type="float">
            <text:p>-94.0364</text:p>
          </table:table-cell>
          <table:table-cell office:value-type="float" office:value="306" calcext:value-type="float">
            <text:p>306</text:p>
          </table:table-cell>
          <table:table-cell office:value-type="float" office:value="304.342" calcext:value-type="float">
            <text:p>304.342</text:p>
          </table:table-cell>
          <table:table-cell office:value-type="float" office:value="299.162" calcext:value-type="float">
            <text:p>299.162</text:p>
          </table:table-cell>
          <table:table-cell office:value-type="float" office:value="-1.65755" calcext:value-type="float">
            <text:p>-1.65755</text:p>
          </table:table-cell>
          <table:table-cell office:value-type="float" office:value="-6.83848" calcext:value-type="float">
            <text:p>-6.83848</text:p>
          </table:table-cell>
          <table:table-cell office:value-type="float" office:value="0.230896" calcext:value-type="float">
            <text:p>0.230896</text:p>
          </table:table-cell>
          <table:table-cell office:value-type="float" office:value="0.251444" calcext:value-type="float">
            <text:p>0.251444</text:p>
          </table:table-cell>
          <table:table-cell office:value-type="float" office:value="0.122209" calcext:value-type="float">
            <text:p>1.22E-01</text:p>
          </table:table-cell>
          <table:table-cell table:number-columns-repeated="2" office:value-type="float" office:value="0.946962" calcext:value-type="float">
            <text:p>0.946962</text:p>
          </table:table-cell>
          <table:table-cell table:style-name="ce1" office:value-type="float" office:value="0.472071" calcext:value-type="float">
            <text:p>4.72E-01</text:p>
          </table:table-cell>
          <table:table-cell office:value-type="float" office:value="-0.886256" calcext:value-type="float">
            <text:p>-0.886256</text:p>
          </table:table-cell>
          <table:table-cell office:value-type="float" office:value="-19.7001" calcext:value-type="float">
            <text:p>-19.7001</text:p>
          </table:table-cell>
          <table:table-cell table:number-columns-repeated="22"/>
          <table:table-cell table:formula="of:=[.AT88]+1" office:value-type="date" office:date-value="2020-05-21" calcext:value-type="date">
            <text:p>21/05/20</text:p>
          </table:table-cell>
          <table:table-cell table:formula="of:=AVERAGE([.S86:.S92])" office:value-type="float" office:value="0.974115285714286" calcext:value-type="float">
            <text:p>0.974115285714286</text:p>
          </table:table-cell>
          <table:table-cell table:formula="of:=[.P89]" office:value-type="float" office:value="0.230896" calcext:value-type="float">
            <text:p>0.230896</text:p>
          </table:table-cell>
          <table:table-cell table:formula="of:=AVERAGE([.R86:.R92])" office:value-type="float" office:value="0.100258571428571" calcext:value-type="float">
            <text:p>0.1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362.97" calcext:value-type="float">
            <text:p>2362.97</text:p>
          </table:table-cell>
          <table:table-cell office:value-type="float" office:value="2308.04" calcext:value-type="float">
            <text:p>2308.04</text:p>
          </table:table-cell>
          <table:table-cell office:value-type="float" office:value="-1.60317" calcext:value-type="float">
            <text:p>-1.60317</text:p>
          </table:table-cell>
          <table:table-cell office:value-type="float" office:value="-106.96" calcext:value-type="float">
            <text:p>-106.96</text:p>
          </table:table-cell>
          <table:table-cell office:value-type="float" office:value="6286" calcext:value-type="float">
            <text:p>6286</text:p>
          </table:table-cell>
          <table:table-cell office:value-type="float" office:value="6265.9" calcext:value-type="float">
            <text:p>6265.9</text:p>
          </table:table-cell>
          <table:table-cell office:value-type="float" office:value="6196.25" calcext:value-type="float">
            <text:p>6196.25</text:p>
          </table:table-cell>
          <table:table-cell office:value-type="float" office:value="-0.6893" calcext:value-type="float">
            <text:p>-0.6893</text:p>
          </table:table-cell>
          <table:table-cell office:value-type="float" office:value="-89.7514" calcext:value-type="float">
            <text:p>-89.7514</text:p>
          </table:table-cell>
          <table:table-cell office:value-type="float" office:value="312" calcext:value-type="float">
            <text:p>312</text:p>
          </table:table-cell>
          <table:table-cell office:value-type="float" office:value="306.428" calcext:value-type="float">
            <text:p>306.428</text:p>
          </table:table-cell>
          <table:table-cell office:value-type="float" office:value="301.399" calcext:value-type="float">
            <text:p>301.399</text:p>
          </table:table-cell>
          <table:table-cell office:value-type="float" office:value="-5.57156" calcext:value-type="float">
            <text:p>-5.57156</text:p>
          </table:table-cell>
          <table:table-cell office:value-type="float" office:value="-10.6014" calcext:value-type="float">
            <text:p>-10.6014</text:p>
          </table:table-cell>
          <table:table-cell office:value-type="float" office:value="0.239587" calcext:value-type="float">
            <text:p>0.239587</text:p>
          </table:table-cell>
          <table:table-cell office:value-type="float" office:value="0.179971" calcext:value-type="float">
            <text:p>0.179971</text:p>
          </table:table-cell>
          <table:table-cell office:value-type="float" office:value="0.0876991" calcext:value-type="float">
            <text:p>8.77E-02</text:p>
          </table:table-cell>
          <table:table-cell table:number-columns-repeated="2" office:value-type="float" office:value="0.990127" calcext:value-type="float">
            <text:p>0.990127</text:p>
          </table:table-cell>
          <table:table-cell table:style-name="ce1" office:value-type="float" office:value="0.461919" calcext:value-type="float">
            <text:p>4.62E-01</text:p>
          </table:table-cell>
          <table:table-cell office:value-type="float" office:value="-0.864335" calcext:value-type="float">
            <text:p>-0.864335</text:p>
          </table:table-cell>
          <table:table-cell office:value-type="float" office:value="-14.8617" calcext:value-type="float">
            <text:p>-14.8617</text:p>
          </table:table-cell>
          <table:table-cell table:number-columns-repeated="22"/>
          <table:table-cell table:formula="of:=[.AT89]+1" office:value-type="date" office:date-value="2020-05-22" calcext:value-type="date">
            <text:p>22/05/20</text:p>
          </table:table-cell>
          <table:table-cell table:formula="of:=AVERAGE([.S87:.S93])" office:value-type="float" office:value="0.976471571428571" calcext:value-type="float">
            <text:p>0.976471571428571</text:p>
          </table:table-cell>
          <table:table-cell table:formula="of:=[.P90]" office:value-type="float" office:value="0.239587" calcext:value-type="float">
            <text:p>0.239587</text:p>
          </table:table-cell>
          <table:table-cell table:formula="of:=AVERAGE([.R87:.R93])" office:value-type="float" office:value="0.100793142857143" calcext:value-type="float">
            <text:p>0.1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386.86" calcext:value-type="float">
            <text:p>2386.86</text:p>
          </table:table-cell>
          <table:table-cell office:value-type="float" office:value="2329.32" calcext:value-type="float">
            <text:p>2329.32</text:p>
          </table:table-cell>
          <table:table-cell office:value-type="float" office:value="-2.37247" calcext:value-type="float">
            <text:p>-2.37247</text:p>
          </table:table-cell>
          <table:table-cell office:value-type="float" office:value="-133.682" calcext:value-type="float">
            <text:p>-133.682</text:p>
          </table:table-cell>
          <table:table-cell office:value-type="float" office:value="6315" calcext:value-type="float">
            <text:p>6315</text:p>
          </table:table-cell>
          <table:table-cell office:value-type="float" office:value="6296.29" calcext:value-type="float">
            <text:p>6296.29</text:p>
          </table:table-cell>
          <table:table-cell office:value-type="float" office:value="6225.95" calcext:value-type="float">
            <text:p>6225.95</text:p>
          </table:table-cell>
          <table:table-cell office:value-type="float" office:value="-0.654329" calcext:value-type="float">
            <text:p>-0.654329</text:p>
          </table:table-cell>
          <table:table-cell office:value-type="float" office:value="-89.0499" calcext:value-type="float">
            <text:p>-89.0499</text:p>
          </table:table-cell>
          <table:table-cell office:value-type="float" office:value="314" calcext:value-type="float">
            <text:p>314</text:p>
          </table:table-cell>
          <table:table-cell office:value-type="float" office:value="311.251" calcext:value-type="float">
            <text:p>311.251</text:p>
          </table:table-cell>
          <table:table-cell office:value-type="float" office:value="302.602" calcext:value-type="float">
            <text:p>302.602</text:p>
          </table:table-cell>
          <table:table-cell office:value-type="float" office:value="-2.74895" calcext:value-type="float">
            <text:p>-2.74895</text:p>
          </table:table-cell>
          <table:table-cell office:value-type="float" office:value="-11.3982" calcext:value-type="float">
            <text:p>-11.3982</text:p>
          </table:table-cell>
          <table:table-cell office:value-type="float" office:value="0.248434" calcext:value-type="float">
            <text:p>0.248434</text:p>
          </table:table-cell>
          <table:table-cell office:value-type="float" office:value="0.159513" calcext:value-type="float">
            <text:p>0.159513</text:p>
          </table:table-cell>
          <table:table-cell office:value-type="float" office:value="0.0779318" calcext:value-type="float">
            <text:p>7.79E-02</text:p>
          </table:table-cell>
          <table:table-cell table:number-columns-repeated="2" office:value-type="float" office:value="1.00543" calcext:value-type="float">
            <text:p>1.00543</text:p>
          </table:table-cell>
          <table:table-cell table:style-name="ce1" office:value-type="float" office:value="0.452571" calcext:value-type="float">
            <text:p>4.53E-01</text:p>
          </table:table-cell>
          <table:table-cell office:value-type="float" office:value="-0.857577" calcext:value-type="float">
            <text:p>-0.857577</text:p>
          </table:table-cell>
          <table:table-cell office:value-type="float" office:value="-14.573" calcext:value-type="float">
            <text:p>-14.573</text:p>
          </table:table-cell>
          <table:table-cell table:number-columns-repeated="22"/>
          <table:table-cell table:formula="of:=[.AT90]+1" office:value-type="date" office:date-value="2020-05-23" calcext:value-type="date">
            <text:p>23/05/20</text:p>
          </table:table-cell>
          <table:table-cell table:formula="of:=AVERAGE([.S88:.S94])" office:value-type="float" office:value="0.979150142857143" calcext:value-type="float">
            <text:p>0.979150142857143</text:p>
          </table:table-cell>
          <table:table-cell table:formula="of:=[.P91]" office:value-type="float" office:value="0.248434" calcext:value-type="float">
            <text:p>0.248434</text:p>
          </table:table-cell>
          <table:table-cell table:formula="of:=AVERAGE([.R88:.R94])" office:value-type="float" office:value="0.101391714285714" calcext:value-type="float">
            <text:p>0.10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2412.66" calcext:value-type="float">
            <text:p>2412.66</text:p>
          </table:table-cell>
          <table:table-cell office:value-type="float" office:value="2345.49" calcext:value-type="float">
            <text:p>2345.49</text:p>
          </table:table-cell>
          <table:table-cell office:value-type="float" office:value="-2.9822" calcext:value-type="float">
            <text:p>-2.9822</text:p>
          </table:table-cell>
          <table:table-cell office:value-type="float" office:value="-163.51" calcext:value-type="float">
            <text:p>-163.51</text:p>
          </table:table-cell>
          <table:table-cell office:value-type="float" office:value="6334" calcext:value-type="float">
            <text:p>6334</text:p>
          </table:table-cell>
          <table:table-cell office:value-type="float" office:value="6326.45" calcext:value-type="float">
            <text:p>6326.45</text:p>
          </table:table-cell>
          <table:table-cell office:value-type="float" office:value="6248.21" calcext:value-type="float">
            <text:p>6248.21</text:p>
          </table:table-cell>
          <table:table-cell office:value-type="float" office:value="-0.260981" calcext:value-type="float">
            <text:p>-0.260981</text:p>
          </table:table-cell>
          <table:table-cell office:value-type="float" office:value="-85.7858" calcext:value-type="float">
            <text:p>-85.7858</text:p>
          </table:table-cell>
          <table:table-cell office:value-type="float" office:value="315" calcext:value-type="float">
            <text:p>315</text:p>
          </table:table-cell>
          <table:table-cell office:value-type="float" office:value="314.056" calcext:value-type="float">
            <text:p>314.056</text:p>
          </table:table-cell>
          <table:table-cell office:value-type="float" office:value="304.196" calcext:value-type="float">
            <text:p>304.196</text:p>
          </table:table-cell>
          <table:table-cell office:value-type="float" office:value="-0.943958" calcext:value-type="float">
            <text:p>-0.943958</text:p>
          </table:table-cell>
          <table:table-cell office:value-type="float" office:value="-10.8045" calcext:value-type="float">
            <text:p>-10.8045</text:p>
          </table:table-cell>
          <table:table-cell office:value-type="float" office:value="0.257434" calcext:value-type="float">
            <text:p>0.257434</text:p>
          </table:table-cell>
          <table:table-cell office:value-type="float" office:value="0.162869" calcext:value-type="float">
            <text:p>0.162869</text:p>
          </table:table-cell>
          <table:table-cell office:value-type="float" office:value="0.0797761" calcext:value-type="float">
            <text:p>7.98E-02</text:p>
          </table:table-cell>
          <table:table-cell table:number-columns-repeated="2" office:value-type="float" office:value="1.0074" calcext:value-type="float">
            <text:p>1.0074</text:p>
          </table:table-cell>
          <table:table-cell table:style-name="ce1" office:value-type="float" office:value="0.444291" calcext:value-type="float">
            <text:p>4.44E-01</text:p>
          </table:table-cell>
          <table:table-cell office:value-type="float" office:value="-0.859229" calcext:value-type="float">
            <text:p>-0.859229</text:p>
          </table:table-cell>
          <table:table-cell office:value-type="float" office:value="-14.1904" calcext:value-type="float">
            <text:p>-14.1904</text:p>
          </table:table-cell>
          <table:table-cell table:number-columns-repeated="22"/>
          <table:table-cell table:formula="of:=[.AT91]+1" office:value-type="date" office:date-value="2020-05-24" calcext:value-type="date">
            <text:p>24/05/20</text:p>
          </table:table-cell>
          <table:table-cell table:formula="of:=AVERAGE([.S89:.S95])" office:value-type="float" office:value="0.982223428571429" calcext:value-type="float">
            <text:p>0.982223428571429</text:p>
          </table:table-cell>
          <table:table-cell table:formula="of:=[.P92]" office:value-type="float" office:value="0.257434" calcext:value-type="float">
            <text:p>0.257434</text:p>
          </table:table-cell>
          <table:table-cell table:formula="of:=AVERAGE([.R89:.R95])" office:value-type="float" office:value="0.101979857142857" calcext:value-type="float">
            <text:p>0.10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2439.14" calcext:value-type="float">
            <text:p>2439.14</text:p>
          </table:table-cell>
          <table:table-cell office:value-type="float" office:value="2371.07" calcext:value-type="float">
            <text:p>2371.07</text:p>
          </table:table-cell>
          <table:table-cell office:value-type="float" office:value="-2.71838" calcext:value-type="float">
            <text:p>-2.71838</text:p>
          </table:table-cell>
          <table:table-cell office:value-type="float" office:value="-156.933" calcext:value-type="float">
            <text:p>-156.933</text:p>
          </table:table-cell>
          <table:table-cell office:value-type="float" office:value="6362" calcext:value-type="float">
            <text:p>6362</text:p>
          </table:table-cell>
          <table:table-cell office:value-type="float" office:value="6355.29" calcext:value-type="float">
            <text:p>6355.29</text:p>
          </table:table-cell>
          <table:table-cell office:value-type="float" office:value="6280.45" calcext:value-type="float">
            <text:p>6280.45</text:p>
          </table:table-cell>
          <table:table-cell office:value-type="float" office:value="-0.227502" calcext:value-type="float">
            <text:p>-0.227502</text:p>
          </table:table-cell>
          <table:table-cell office:value-type="float" office:value="-81.5451" calcext:value-type="float">
            <text:p>-81.5451</text:p>
          </table:table-cell>
          <table:table-cell office:value-type="float" office:value="317" calcext:value-type="float">
            <text:p>317</text:p>
          </table:table-cell>
          <table:table-cell office:value-type="float" office:value="315.562" calcext:value-type="float">
            <text:p>315.562</text:p>
          </table:table-cell>
          <table:table-cell office:value-type="float" office:value="303.829" calcext:value-type="float">
            <text:p>303.829</text:p>
          </table:table-cell>
          <table:table-cell office:value-type="float" office:value="-1.43774" calcext:value-type="float">
            <text:p>-1.43774</text:p>
          </table:table-cell>
          <table:table-cell office:value-type="float" office:value="-13.1711" calcext:value-type="float">
            <text:p>-13.1711</text:p>
          </table:table-cell>
          <table:table-cell office:value-type="float" office:value="0.266589" calcext:value-type="float">
            <text:p>0.266589</text:p>
          </table:table-cell>
          <table:table-cell office:value-type="float" office:value="0.217827" calcext:value-type="float">
            <text:p>0.217827</text:p>
          </table:table-cell>
          <table:table-cell office:value-type="float" office:value="0.106969" calcext:value-type="float">
            <text:p>1.07E-01</text:p>
          </table:table-cell>
          <table:table-cell table:number-columns-repeated="2" office:value-type="float" office:value="0.980595" calcext:value-type="float">
            <text:p>0.980595</text:p>
          </table:table-cell>
          <table:table-cell table:style-name="ce1" office:value-type="float" office:value="0.437607" calcext:value-type="float">
            <text:p>4.38E-01</text:p>
          </table:table-cell>
          <table:table-cell office:value-type="float" office:value="-0.87696" calcext:value-type="float">
            <text:p>-0.87696</text:p>
          </table:table-cell>
          <table:table-cell office:value-type="float" office:value="-13.8184" calcext:value-type="float">
            <text:p>-13.8184</text:p>
          </table:table-cell>
          <table:table-cell table:number-columns-repeated="22"/>
          <table:table-cell table:formula="of:=[.AT92]+1" office:value-type="date" office:date-value="2020-05-25" calcext:value-type="date">
            <text:p>25/05/20</text:p>
          </table:table-cell>
          <table:table-cell table:formula="of:=AVERAGE([.S90:.S96])" office:value-type="float" office:value="0.985648428571429" calcext:value-type="float">
            <text:p>0.985648428571429</text:p>
          </table:table-cell>
          <table:table-cell table:formula="of:=[.P93]" office:value-type="float" office:value="0.266589" calcext:value-type="float">
            <text:p>0.266589</text:p>
          </table:table-cell>
          <table:table-cell table:formula="of:=AVERAGE([.R90:.R96])" office:value-type="float" office:value="0.102602857142857" calcext:value-type="float">
            <text:p>0.10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466.05" calcext:value-type="float">
            <text:p>2466.05</text:p>
          </table:table-cell>
          <table:table-cell office:value-type="float" office:value="2398.24" calcext:value-type="float">
            <text:p>2398.24</text:p>
          </table:table-cell>
          <table:table-cell office:value-type="float" office:value="-2.74115" calcext:value-type="float">
            <text:p>-2.74115</text:p>
          </table:table-cell>
          <table:table-cell office:value-type="float" office:value="-158.756" calcext:value-type="float">
            <text:p>-158.756</text:p>
          </table:table-cell>
          <table:table-cell office:value-type="float" office:value="6381" calcext:value-type="float">
            <text:p>6381</text:p>
          </table:table-cell>
          <table:table-cell office:value-type="float" office:value="6387.2" calcext:value-type="float">
            <text:p>6387.2</text:p>
          </table:table-cell>
          <table:table-cell office:value-type="float" office:value="6317.35" calcext:value-type="float">
            <text:p>6317.35</text:p>
          </table:table-cell>
          <table:table-cell office:value-type="float" office:value="0.206083" calcext:value-type="float">
            <text:p>0.206083</text:p>
          </table:table-cell>
          <table:table-cell office:value-type="float" office:value="-63.6534" calcext:value-type="float">
            <text:p>-63.6534</text:p>
          </table:table-cell>
          <table:table-cell office:value-type="float" office:value="317" calcext:value-type="float">
            <text:p>317</text:p>
          </table:table-cell>
          <table:table-cell office:value-type="float" office:value="317.396" calcext:value-type="float">
            <text:p>317.396</text:p>
          </table:table-cell>
          <table:table-cell office:value-type="float" office:value="307.124" calcext:value-type="float">
            <text:p>307.124</text:p>
          </table:table-cell>
          <table:table-cell office:value-type="float" office:value="0.395658" calcext:value-type="float">
            <text:p>0.395658</text:p>
          </table:table-cell>
          <table:table-cell office:value-type="float" office:value="-9.87562" calcext:value-type="float">
            <text:p>-9.87562</text:p>
          </table:table-cell>
          <table:table-cell office:value-type="float" office:value="0.275898" calcext:value-type="float">
            <text:p>0.275898</text:p>
          </table:table-cell>
          <table:table-cell office:value-type="float" office:value="0.24455" calcext:value-type="float">
            <text:p>0.24455</text:p>
          </table:table-cell>
          <table:table-cell office:value-type="float" office:value="0.120396" calcext:value-type="float">
            <text:p>1.20E-01</text:p>
          </table:table-cell>
          <table:table-cell table:number-columns-repeated="2" office:value-type="float" office:value="0.969622" calcext:value-type="float">
            <text:p>0.969622</text:p>
          </table:table-cell>
          <table:table-cell table:style-name="ce1" office:value-type="float" office:value="0.430229" calcext:value-type="float">
            <text:p>4.30E-01</text:p>
          </table:table-cell>
          <table:table-cell office:value-type="float" office:value="-0.884445" calcext:value-type="float">
            <text:p>-0.884445</text:p>
          </table:table-cell>
          <table:table-cell office:value-type="float" office:value="-13.6833" calcext:value-type="float">
            <text:p>-13.6833</text:p>
          </table:table-cell>
          <table:table-cell table:number-columns-repeated="22"/>
          <table:table-cell table:formula="of:=[.AT93]+1" office:value-type="date" office:date-value="2020-05-26" calcext:value-type="date">
            <text:p>26/05/20</text:p>
          </table:table-cell>
          <table:table-cell table:formula="of:=AVERAGE([.S91:.S97])" office:value-type="float" office:value="0.988818857142857" calcext:value-type="float">
            <text:p>0.988818857142857</text:p>
          </table:table-cell>
          <table:table-cell table:formula="of:=[.P94]" office:value-type="float" office:value="0.275898" calcext:value-type="float">
            <text:p>0.275898</text:p>
          </table:table-cell>
          <table:table-cell table:formula="of:=AVERAGE([.R91:.R97])" office:value-type="float" office:value="0.103047728571429" calcext:value-type="float">
            <text:p>0.1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493.12" calcext:value-type="float">
            <text:p>2493.12</text:p>
          </table:table-cell>
          <table:table-cell office:value-type="float" office:value="2428.74" calcext:value-type="float">
            <text:p>2428.74</text:p>
          </table:table-cell>
          <table:table-cell office:value-type="float" office:value="-2.48871" calcext:value-type="float">
            <text:p>-2.48871</text:p>
          </table:table-cell>
          <table:table-cell office:value-type="float" office:value="-147.257" calcext:value-type="float">
            <text:p>-147.257</text:p>
          </table:table-cell>
          <table:table-cell office:value-type="float" office:value="6398" calcext:value-type="float">
            <text:p>6398</text:p>
          </table:table-cell>
          <table:table-cell office:value-type="float" office:value="6418.61" calcext:value-type="float">
            <text:p>6418.61</text:p>
          </table:table-cell>
          <table:table-cell office:value-type="float" office:value="6359.97" calcext:value-type="float">
            <text:p>6359.97</text:p>
          </table:table-cell>
          <table:table-cell office:value-type="float" office:value="0.6883" calcext:value-type="float">
            <text:p>0.6883</text:p>
          </table:table-cell>
          <table:table-cell office:value-type="float" office:value="-38.0252" calcext:value-type="float">
            <text:p>-38.0252</text:p>
          </table:table-cell>
          <table:table-cell office:value-type="float" office:value="317" calcext:value-type="float">
            <text:p>317</text:p>
          </table:table-cell>
          <table:table-cell office:value-type="float" office:value="317.913" calcext:value-type="float">
            <text:p>317.913</text:p>
          </table:table-cell>
          <table:table-cell office:value-type="float" office:value="309.397" calcext:value-type="float">
            <text:p>309.397</text:p>
          </table:table-cell>
          <table:table-cell office:value-type="float" office:value="0.913078" calcext:value-type="float">
            <text:p>0.913078</text:p>
          </table:table-cell>
          <table:table-cell office:value-type="float" office:value="-7.60289" calcext:value-type="float">
            <text:p>-7.60289</text:p>
          </table:table-cell>
          <table:table-cell office:value-type="float" office:value="0.285362" calcext:value-type="float">
            <text:p>0.285362</text:p>
          </table:table-cell>
          <table:table-cell office:value-type="float" office:value="0.24086" calcext:value-type="float">
            <text:p>0.24086</text:p>
          </table:table-cell>
          <table:table-cell office:value-type="float" office:value="0.118878" calcext:value-type="float">
            <text:p>1.19E-01</text:p>
          </table:table-cell>
          <table:table-cell table:number-columns-repeated="2" office:value-type="float" office:value="0.975428" calcext:value-type="float">
            <text:p>0.975428</text:p>
          </table:table-cell>
          <table:table-cell table:style-name="ce1" office:value-type="float" office:value="0.422653" calcext:value-type="float">
            <text:p>4.23E-01</text:p>
          </table:table-cell>
          <table:table-cell office:value-type="float" office:value="-0.883581" calcext:value-type="float">
            <text:p>-0.883581</text:p>
          </table:table-cell>
          <table:table-cell office:value-type="float" office:value="-14.6429" calcext:value-type="float">
            <text:p>-14.6429</text:p>
          </table:table-cell>
          <table:table-cell table:number-columns-repeated="22"/>
          <table:table-cell table:formula="of:=[.AT94]+1" office:value-type="date" office:date-value="2020-05-27" calcext:value-type="date">
            <text:p>27/05/20</text:p>
          </table:table-cell>
          <table:table-cell table:formula="of:=AVERAGE([.S92:.S98])" office:value-type="float" office:value="0.991614571428571" calcext:value-type="float">
            <text:p>0.991614571428571</text:p>
          </table:table-cell>
          <table:table-cell table:formula="of:=[.P95]" office:value-type="float" office:value="0.285362" calcext:value-type="float">
            <text:p>0.285362</text:p>
          </table:table-cell>
          <table:table-cell table:formula="of:=AVERAGE([.R92:.R98])" office:value-type="float" office:value="0.103441057142857" calcext:value-type="float">
            <text:p>0.1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2518.31" calcext:value-type="float">
            <text:p>2518.31</text:p>
          </table:table-cell>
          <table:table-cell office:value-type="float" office:value="2455.39" calcext:value-type="float">
            <text:p>2455.39</text:p>
          </table:table-cell>
          <table:table-cell office:value-type="float" office:value="-2.73506" calcext:value-type="float">
            <text:p>-2.73506</text:p>
          </table:table-cell>
          <table:table-cell office:value-type="float" office:value="-153.606" calcext:value-type="float">
            <text:p>-153.606</text:p>
          </table:table-cell>
          <table:table-cell office:value-type="float" office:value="6419" calcext:value-type="float">
            <text:p>6419</text:p>
          </table:table-cell>
          <table:table-cell office:value-type="float" office:value="6446.41" calcext:value-type="float">
            <text:p>6446.41</text:p>
          </table:table-cell>
          <table:table-cell office:value-type="float" office:value="6396.12" calcext:value-type="float">
            <text:p>6396.12</text:p>
          </table:table-cell>
          <table:table-cell office:value-type="float" office:value="0.930692" calcext:value-type="float">
            <text:p>0.930692</text:p>
          </table:table-cell>
          <table:table-cell office:value-type="float" office:value="-22.8816" calcext:value-type="float">
            <text:p>-22.8816</text:p>
          </table:table-cell>
          <table:table-cell office:value-type="float" office:value="319" calcext:value-type="float">
            <text:p>319</text:p>
          </table:table-cell>
          <table:table-cell office:value-type="float" office:value="318.044" calcext:value-type="float">
            <text:p>318.044</text:p>
          </table:table-cell>
          <table:table-cell office:value-type="float" office:value="311.356" calcext:value-type="float">
            <text:p>311.356</text:p>
          </table:table-cell>
          <table:table-cell office:value-type="float" office:value="-0.956202" calcext:value-type="float">
            <text:p>-0.956202</text:p>
          </table:table-cell>
          <table:table-cell office:value-type="float" office:value="-7.64408" calcext:value-type="float">
            <text:p>-7.64408</text:p>
          </table:table-cell>
          <table:table-cell office:value-type="float" office:value="0.29498" calcext:value-type="float">
            <text:p>0.29498</text:p>
          </table:table-cell>
          <table:table-cell office:value-type="float" office:value="0.255806" calcext:value-type="float">
            <text:p>0.255806</text:p>
          </table:table-cell>
          <table:table-cell office:value-type="float" office:value="0.12657" calcext:value-type="float">
            <text:p>1.27E-01</text:p>
          </table:table-cell>
          <table:table-cell table:number-columns-repeated="2" office:value-type="float" office:value="0.970937" calcext:value-type="float">
            <text:p>0.970937</text:p>
          </table:table-cell>
          <table:table-cell table:style-name="ce1" office:value-type="float" office:value="0.41558" calcext:value-type="float">
            <text:p>4.16E-01</text:p>
          </table:table-cell>
          <table:table-cell office:value-type="float" office:value="-0.887475" calcext:value-type="float">
            <text:p>-0.887475</text:p>
          </table:table-cell>
          <table:table-cell office:value-type="float" office:value="-14.8743" calcext:value-type="float">
            <text:p>-14.8743</text:p>
          </table:table-cell>
          <table:table-cell table:number-columns-repeated="22"/>
          <table:table-cell table:formula="of:=[.AT95]+1" office:value-type="date" office:date-value="2020-05-28" calcext:value-type="date">
            <text:p>28/05/20</text:p>
          </table:table-cell>
          <table:table-cell table:formula="of:=AVERAGE([.S93:.S99])" office:value-type="float" office:value="0.993986" calcext:value-type="float">
            <text:p>0.993986</text:p>
          </table:table-cell>
          <table:table-cell table:formula="of:=[.P96]" office:value-type="float" office:value="0.29498" calcext:value-type="float">
            <text:p>0.29498</text:p>
          </table:table-cell>
          <table:table-cell table:formula="of:=AVERAGE([.R93:.R99])" office:value-type="float" office:value="0.103841685714286" calcext:value-type="float">
            <text:p>0.1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2544.46" calcext:value-type="float">
            <text:p>2544.46</text:p>
          </table:table-cell>
          <table:table-cell office:value-type="float" office:value="2482.97" calcext:value-type="float">
            <text:p>2482.97</text:p>
          </table:table-cell>
          <table:table-cell office:value-type="float" office:value="-2.85808" calcext:value-type="float">
            <text:p>-2.85808</text:p>
          </table:table-cell>
          <table:table-cell office:value-type="float" office:value="-156.032" calcext:value-type="float">
            <text:p>-156.032</text:p>
          </table:table-cell>
          <table:table-cell office:value-type="float" office:value="6445" calcext:value-type="float">
            <text:p>6445</text:p>
          </table:table-cell>
          <table:table-cell office:value-type="float" office:value="6474.44" calcext:value-type="float">
            <text:p>6474.44</text:p>
          </table:table-cell>
          <table:table-cell office:value-type="float" office:value="6432.83" calcext:value-type="float">
            <text:p>6432.83</text:p>
          </table:table-cell>
          <table:table-cell office:value-type="float" office:value="1.01115" calcext:value-type="float">
            <text:p>1.01115</text:p>
          </table:table-cell>
          <table:table-cell office:value-type="float" office:value="-12.1722" calcext:value-type="float">
            <text:p>-12.1722</text:p>
          </table:table-cell>
          <table:table-cell office:value-type="float" office:value="319" calcext:value-type="float">
            <text:p>319</text:p>
          </table:table-cell>
          <table:table-cell office:value-type="float" office:value="319.474" calcext:value-type="float">
            <text:p>319.474</text:p>
          </table:table-cell>
          <table:table-cell office:value-type="float" office:value="316.055" calcext:value-type="float">
            <text:p>316.055</text:p>
          </table:table-cell>
          <table:table-cell office:value-type="float" office:value="0.473629" calcext:value-type="float">
            <text:p>0.473629</text:p>
          </table:table-cell>
          <table:table-cell office:value-type="float" office:value="-2.94546" calcext:value-type="float">
            <text:p>-2.94546</text:p>
          </table:table-cell>
          <table:table-cell office:value-type="float" office:value="0.297666" calcext:value-type="float">
            <text:p>0.297666</text:p>
          </table:table-cell>
          <table:table-cell office:value-type="float" office:value="0.183085" calcext:value-type="float">
            <text:p>0.183085</text:p>
          </table:table-cell>
          <table:table-cell office:value-type="float" office:value="0.0908132" calcext:value-type="float">
            <text:p>9.08E-02</text:p>
          </table:table-cell>
          <table:table-cell table:number-columns-repeated="2" office:value-type="float" office:value="1.01232" calcext:value-type="float">
            <text:p>1.01232</text:p>
          </table:table-cell>
          <table:table-cell table:style-name="ce1" office:value-type="float" office:value="0.412177" calcext:value-type="float">
            <text:p>4.12E-01</text:p>
          </table:table-cell>
          <table:table-cell office:value-type="float" office:value="-0.867535" calcext:value-type="float">
            <text:p>-0.867535</text:p>
          </table:table-cell>
          <table:table-cell office:value-type="float" office:value="-14.6129" calcext:value-type="float">
            <text:p>-14.6129</text:p>
          </table:table-cell>
          <table:table-cell table:number-columns-repeated="22"/>
          <table:table-cell table:formula="of:=[.AT96]+1" office:value-type="date" office:date-value="2020-05-29" calcext:value-type="date">
            <text:p>29/05/20</text:p>
          </table:table-cell>
          <table:table-cell table:formula="of:=AVERAGE([.S94:.S100])" office:value-type="float" office:value="0.995810571428572" calcext:value-type="float">
            <text:p>0.995810571428572</text:p>
          </table:table-cell>
          <table:table-cell table:formula="of:=[.P97]" office:value-type="float" office:value="0.297666" calcext:value-type="float">
            <text:p>0.297666</text:p>
          </table:table-cell>
          <table:table-cell table:formula="of:=AVERAGE([.R94:.R100])" office:value-type="float" office:value="0.104376114285714" calcext:value-type="float">
            <text:p>0.1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2568.86" calcext:value-type="float">
            <text:p>2568.86</text:p>
          </table:table-cell>
          <table:table-cell office:value-type="float" office:value="2512.23" calcext:value-type="float">
            <text:p>2512.23</text:p>
          </table:table-cell>
          <table:table-cell office:value-type="float" office:value="-2.62192" calcext:value-type="float">
            <text:p>-2.62192</text:p>
          </table:table-cell>
          <table:table-cell office:value-type="float" office:value="-142.774" calcext:value-type="float">
            <text:p>-142.774</text:p>
          </table:table-cell>
          <table:table-cell office:value-type="float" office:value="6463" calcext:value-type="float">
            <text:p>6463</text:p>
          </table:table-cell>
          <table:table-cell office:value-type="float" office:value="6497.47" calcext:value-type="float">
            <text:p>6497.47</text:p>
          </table:table-cell>
          <table:table-cell office:value-type="float" office:value="6467.53" calcext:value-type="float">
            <text:p>6467.53</text:p>
          </table:table-cell>
          <table:table-cell office:value-type="float" office:value="1.20978" calcext:value-type="float">
            <text:p>1.20978</text:p>
          </table:table-cell>
          <table:table-cell office:value-type="float" office:value="4.53255" calcext:value-type="float">
            <text:p>4.53255</text:p>
          </table:table-cell>
          <table:table-cell office:value-type="float" office:value="319" calcext:value-type="float">
            <text:p>319</text:p>
          </table:table-cell>
          <table:table-cell office:value-type="float" office:value="319.875" calcext:value-type="float">
            <text:p>319.875</text:p>
          </table:table-cell>
          <table:table-cell office:value-type="float" office:value="318.75" calcext:value-type="float">
            <text:p>318.75</text:p>
          </table:table-cell>
          <table:table-cell office:value-type="float" office:value="0.875196" calcext:value-type="float">
            <text:p>0.875196</text:p>
          </table:table-cell>
          <table:table-cell office:value-type="float" office:value="-0.250389" calcext:value-type="float">
            <text:p>-0.250389</text:p>
          </table:table-cell>
          <table:table-cell office:value-type="float" office:value="0.300352" calcext:value-type="float">
            <text:p>0.300352</text:p>
          </table:table-cell>
          <table:table-cell office:value-type="float" office:value="0.162266" calcext:value-type="float">
            <text:p>0.162266</text:p>
          </table:table-cell>
          <table:table-cell office:value-type="float" office:value="0.0806851" calcext:value-type="float">
            <text:p>8.07E-02</text:p>
          </table:table-cell>
          <table:table-cell table:number-columns-repeated="2" office:value-type="float" office:value="1.025" calcext:value-type="float">
            <text:p>1.025</text:p>
          </table:table-cell>
          <table:table-cell table:style-name="ce1" office:value-type="float" office:value="0.409587" calcext:value-type="float">
            <text:p>4.10E-01</text:p>
          </table:table-cell>
          <table:table-cell office:value-type="float" office:value="-0.861091" calcext:value-type="float">
            <text:p>-0.861091</text:p>
          </table:table-cell>
          <table:table-cell office:value-type="float" office:value="-12.6524" calcext:value-type="float">
            <text:p>-12.6524</text:p>
          </table:table-cell>
          <table:table-cell table:number-columns-repeated="22"/>
          <table:table-cell table:formula="of:=[.AT97]+1" office:value-type="date" office:date-value="2020-05-30" calcext:value-type="date">
            <text:p>30/05/20</text:p>
          </table:table-cell>
          <table:table-cell table:formula="of:=AVERAGE([.S95:.S101])" office:value-type="float" office:value="0.997152285714286" calcext:value-type="float">
            <text:p>0.997152285714286</text:p>
          </table:table-cell>
          <table:table-cell table:formula="of:=[.P98]" office:value-type="float" office:value="0.300352" calcext:value-type="float">
            <text:p>0.300352</text:p>
          </table:table-cell>
          <table:table-cell table:formula="of:=AVERAGE([.R95:.R101])" office:value-type="float" office:value="0.104974685714286" calcext:value-type="float">
            <text:p>0.1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2590.76" calcext:value-type="float">
            <text:p>2590.76</text:p>
          </table:table-cell>
          <table:table-cell office:value-type="float" office:value="2541.46" calcext:value-type="float">
            <text:p>2541.46</text:p>
          </table:table-cell>
          <table:table-cell office:value-type="float" office:value="-2.15389" calcext:value-type="float">
            <text:p>-2.15389</text:p>
          </table:table-cell>
          <table:table-cell office:value-type="float" office:value="-120.544" calcext:value-type="float">
            <text:p>-120.544</text:p>
          </table:table-cell>
          <table:table-cell office:value-type="float" office:value="6494" calcext:value-type="float">
            <text:p>6494</text:p>
          </table:table-cell>
          <table:table-cell office:value-type="float" office:value="6517.15" calcext:value-type="float">
            <text:p>6517.15</text:p>
          </table:table-cell>
          <table:table-cell office:value-type="float" office:value="6499.39" calcext:value-type="float">
            <text:p>6499.39</text:p>
          </table:table-cell>
          <table:table-cell office:value-type="float" office:value="0.806659" calcext:value-type="float">
            <text:p>0.806659</text:p>
          </table:table-cell>
          <table:table-cell office:value-type="float" office:value="5.39413" calcext:value-type="float">
            <text:p>5.39413</text:p>
          </table:table-cell>
          <table:table-cell office:value-type="float" office:value="320" calcext:value-type="float">
            <text:p>320</text:p>
          </table:table-cell>
          <table:table-cell office:value-type="float" office:value="319.975" calcext:value-type="float">
            <text:p>319.975</text:p>
          </table:table-cell>
          <table:table-cell office:value-type="float" office:value="320.151" calcext:value-type="float">
            <text:p>320.151</text:p>
          </table:table-cell>
          <table:table-cell office:value-type="float" office:value="-0.0254755" calcext:value-type="float">
            <text:p>-0.0254755</text:p>
          </table:table-cell>
          <table:table-cell office:value-type="float" office:value="0.151456" calcext:value-type="float">
            <text:p>0.151456</text:p>
          </table:table-cell>
          <table:table-cell office:value-type="float" office:value="0.303039" calcext:value-type="float">
            <text:p>0.303039</text:p>
          </table:table-cell>
          <table:table-cell office:value-type="float" office:value="0.165673" calcext:value-type="float">
            <text:p>0.165673</text:p>
          </table:table-cell>
          <table:table-cell office:value-type="float" office:value="0.0825805" calcext:value-type="float">
            <text:p>8.26E-02</text:p>
          </table:table-cell>
          <table:table-cell table:number-columns-repeated="2" office:value-type="float" office:value="1.024" calcext:value-type="float">
            <text:p>1.024</text:p>
          </table:table-cell>
          <table:table-cell table:style-name="ce1" office:value-type="float" office:value="0.40777" calcext:value-type="float">
            <text:p>4.08E-01</text:p>
          </table:table-cell>
          <table:table-cell office:value-type="float" office:value="-0.862221" calcext:value-type="float">
            <text:p>-0.862221</text:p>
          </table:table-cell>
          <table:table-cell office:value-type="float" office:value="-12.6107" calcext:value-type="float">
            <text:p>-12.6107</text:p>
          </table:table-cell>
          <table:table-cell table:number-columns-repeated="22"/>
          <table:table-cell table:formula="of:=[.AT98]+1" office:value-type="date" office:date-value="2020-05-31" calcext:value-type="date">
            <text:p>31/05/20</text:p>
          </table:table-cell>
          <table:table-cell table:formula="of:=AVERAGE([.S96:.S102])" office:value-type="float" office:value="0.998083" calcext:value-type="float">
            <text:p>0.998083</text:p>
          </table:table-cell>
          <table:table-cell table:formula="of:=[.P99]" office:value-type="float" office:value="0.303039" calcext:value-type="float">
            <text:p>0.303039</text:p>
          </table:table-cell>
          <table:table-cell table:formula="of:=AVERAGE([.R96:.R102])" office:value-type="float" office:value="0.105562828571429" calcext:value-type="float">
            <text:p>0.11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612.04" calcext:value-type="float">
            <text:p>2612.04</text:p>
          </table:table-cell>
          <table:table-cell office:value-type="float" office:value="2569.4" calcext:value-type="float">
            <text:p>2569.4</text:p>
          </table:table-cell>
          <table:table-cell office:value-type="float" office:value="-2.02352" calcext:value-type="float">
            <text:p>-2.02352</text:p>
          </table:table-cell>
          <table:table-cell office:value-type="float" office:value="-110.596" calcext:value-type="float">
            <text:p>-110.596</text:p>
          </table:table-cell>
          <table:table-cell office:value-type="float" office:value="6510" calcext:value-type="float">
            <text:p>6510</text:p>
          </table:table-cell>
          <table:table-cell office:value-type="float" office:value="6538.82" calcext:value-type="float">
            <text:p>6538.82</text:p>
          </table:table-cell>
          <table:table-cell office:value-type="float" office:value="6530.83" calcext:value-type="float">
            <text:p>6530.83</text:p>
          </table:table-cell>
          <table:table-cell office:value-type="float" office:value="0.985591" calcext:value-type="float">
            <text:p>0.985591</text:p>
          </table:table-cell>
          <table:table-cell office:value-type="float" office:value="20.826" calcext:value-type="float">
            <text:p>20.826</text:p>
          </table:table-cell>
          <table:table-cell office:value-type="float" office:value="321" calcext:value-type="float">
            <text:p>321</text:p>
          </table:table-cell>
          <table:table-cell office:value-type="float" office:value="320.694" calcext:value-type="float">
            <text:p>320.694</text:p>
          </table:table-cell>
          <table:table-cell office:value-type="float" office:value="321.886" calcext:value-type="float">
            <text:p>321.886</text:p>
          </table:table-cell>
          <table:table-cell office:value-type="float" office:value="-0.306048" calcext:value-type="float">
            <text:p>-0.306048</text:p>
          </table:table-cell>
          <table:table-cell office:value-type="float" office:value="0.886309" calcext:value-type="float">
            <text:p>0.886309</text:p>
          </table:table-cell>
          <table:table-cell office:value-type="float" office:value="0.305725" calcext:value-type="float">
            <text:p>0.305725</text:p>
          </table:table-cell>
          <table:table-cell office:value-type="float" office:value="0.221569" calcext:value-type="float">
            <text:p>0.221569</text:p>
          </table:table-cell>
          <table:table-cell office:value-type="float" office:value="0.11071" calcext:value-type="float">
            <text:p>1.11E-01</text:p>
          </table:table-cell>
          <table:table-cell table:number-columns-repeated="2" office:value-type="float" office:value="0.993367" calcext:value-type="float">
            <text:p>0.993367</text:p>
          </table:table-cell>
          <table:table-cell table:style-name="ce1" office:value-type="float" office:value="0.407292" calcext:value-type="float">
            <text:p>4.07E-01</text:p>
          </table:table-cell>
          <table:table-cell office:value-type="float" office:value="-0.878433" calcext:value-type="float">
            <text:p>-0.878433</text:p>
          </table:table-cell>
          <table:table-cell office:value-type="float" office:value="-13.8979" calcext:value-type="float">
            <text:p>-13.8979</text:p>
          </table:table-cell>
          <table:table-cell table:number-columns-repeated="22"/>
          <table:table-cell table:formula="of:=[.AT99]+1" office:value-type="date" office:date-value="2020-06-01" calcext:value-type="date">
            <text:p>01/06/20</text:p>
          </table:table-cell>
          <table:table-cell table:formula="of:=AVERAGE([.S97:.S103])" office:value-type="float" office:value="0.998558285714286" calcext:value-type="float">
            <text:p>0.998558285714286</text:p>
          </table:table-cell>
          <table:table-cell table:formula="of:=[.P100]" office:value-type="float" office:value="0.305725" calcext:value-type="float">
            <text:p>0.305725</text:p>
          </table:table-cell>
          <table:table-cell table:formula="of:=AVERAGE([.R97:.R103])" office:value-type="float" office:value="0.106185971428571" calcext:value-type="float">
            <text:p>0.11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2634.07" calcext:value-type="float">
            <text:p>2634.07</text:p>
          </table:table-cell>
          <table:table-cell office:value-type="float" office:value="2597.76" calcext:value-type="float">
            <text:p>2597.76</text:p>
          </table:table-cell>
          <table:table-cell office:value-type="float" office:value="-2.34477" calcext:value-type="float">
            <text:p>-2.34477</text:p>
          </table:table-cell>
          <table:table-cell office:value-type="float" office:value="-116.243" calcext:value-type="float">
            <text:p>-116.243</text:p>
          </table:table-cell>
          <table:table-cell office:value-type="float" office:value="6538" calcext:value-type="float">
            <text:p>6538</text:p>
          </table:table-cell>
          <table:table-cell table:number-columns-repeated="2" office:value-type="float" office:value="6563.23" calcext:value-type="float">
            <text:p>6563.23</text:p>
          </table:table-cell>
          <table:table-cell office:value-type="float" office:value="0.844895" calcext:value-type="float">
            <text:p>0.844895</text:p>
          </table:table-cell>
          <table:table-cell office:value-type="float" office:value="25.227" calcext:value-type="float">
            <text:p>25.227</text:p>
          </table:table-cell>
          <table:table-cell office:value-type="float" office:value="323" calcext:value-type="float">
            <text:p>323</text:p>
          </table:table-cell>
          <table:table-cell office:value-type="float" office:value="321.595" calcext:value-type="float">
            <text:p>321.595</text:p>
          </table:table-cell>
          <table:table-cell office:value-type="float" office:value="322.307" calcext:value-type="float">
            <text:p>322.307</text:p>
          </table:table-cell>
          <table:table-cell office:value-type="float" office:value="-1.4053" calcext:value-type="float">
            <text:p>-1.4053</text:p>
          </table:table-cell>
          <table:table-cell office:value-type="float" office:value="-0.692821" calcext:value-type="float">
            <text:p>-0.692821</text:p>
          </table:table-cell>
          <table:table-cell office:value-type="float" office:value="0.308411" calcext:value-type="float">
            <text:p>0.308411</text:p>
          </table:table-cell>
          <table:table-cell office:value-type="float" office:value="0.24874" calcext:value-type="float">
            <text:p>0.24874</text:p>
          </table:table-cell>
          <table:table-cell office:value-type="float" office:value="0.124586" calcext:value-type="float">
            <text:p>1.25E-01</text:p>
          </table:table-cell>
          <table:table-cell table:number-columns-repeated="2" office:value-type="float" office:value="0.979014" calcext:value-type="float">
            <text:p>0.979014</text:p>
          </table:table-cell>
          <table:table-cell table:style-name="ce1" office:value-type="float" office:value="0.405875" calcext:value-type="float">
            <text:p>4.06E-01</text:p>
          </table:table-cell>
          <table:table-cell office:value-type="float" office:value="-0.885341" calcext:value-type="float">
            <text:p>-0.885341</text:p>
          </table:table-cell>
          <table:table-cell office:value-type="float" office:value="-14.104" calcext:value-type="float">
            <text:p>-14.104</text:p>
          </table:table-cell>
          <table:table-cell table:number-columns-repeated="22"/>
          <table:table-cell table:formula="of:=[.AT100]+1" office:value-type="date" office:date-value="2020-06-02" calcext:value-type="date">
            <text:p>02/06/20</text:p>
          </table:table-cell>
          <table:table-cell table:formula="of:=AVERAGE([.S98:.S104])" office:value-type="float" office:value="0.999694" calcext:value-type="float">
            <text:p>0.999694</text:p>
          </table:table-cell>
          <table:table-cell table:formula="of:=[.P101]" office:value-type="float" office:value="0.308411" calcext:value-type="float">
            <text:p>0.308411</text:p>
          </table:table-cell>
          <table:table-cell table:formula="of:=AVERAGE([.R98:.R104])" office:value-type="float" office:value="0.106630842857143" calcext:value-type="float">
            <text:p>0.11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2659.11" calcext:value-type="float">
            <text:p>2659.11</text:p>
          </table:table-cell>
          <table:table-cell office:value-type="float" office:value="2624.56" calcext:value-type="float">
            <text:p>2624.56</text:p>
          </table:table-cell>
          <table:table-cell office:value-type="float" office:value="-2.44472" calcext:value-type="float">
            <text:p>-2.44472</text:p>
          </table:table-cell>
          <table:table-cell office:value-type="float" office:value="-118.443" calcext:value-type="float">
            <text:p>-118.443</text:p>
          </table:table-cell>
          <table:table-cell office:value-type="float" office:value="6583" calcext:value-type="float">
            <text:p>6583</text:p>
          </table:table-cell>
          <table:table-cell office:value-type="float" office:value="6591.72" calcext:value-type="float">
            <text:p>6591.72</text:p>
          </table:table-cell>
          <table:table-cell office:value-type="float" office:value="6593.35" calcext:value-type="float">
            <text:p>6593.35</text:p>
          </table:table-cell>
          <table:table-cell office:value-type="float" office:value="0.29126" calcext:value-type="float">
            <text:p>0.29126</text:p>
          </table:table-cell>
          <table:table-cell office:value-type="float" office:value="10.3496" calcext:value-type="float">
            <text:p>10.3496</text:p>
          </table:table-cell>
          <table:table-cell office:value-type="float" office:value="325" calcext:value-type="float">
            <text:p>325</text:p>
          </table:table-cell>
          <table:table-cell office:value-type="float" office:value="323.256" calcext:value-type="float">
            <text:p>323.256</text:p>
          </table:table-cell>
          <table:table-cell office:value-type="float" office:value="322.339" calcext:value-type="float">
            <text:p>322.339</text:p>
          </table:table-cell>
          <table:table-cell office:value-type="float" office:value="-1.74354" calcext:value-type="float">
            <text:p>-1.74354</text:p>
          </table:table-cell>
          <table:table-cell office:value-type="float" office:value="-2.66142" calcext:value-type="float">
            <text:p>-2.66142</text:p>
          </table:table-cell>
          <table:table-cell office:value-type="float" office:value="0.311097" calcext:value-type="float">
            <text:p>0.311097</text:p>
          </table:table-cell>
          <table:table-cell office:value-type="float" office:value="0.244977" calcext:value-type="float">
            <text:p>0.244977</text:p>
          </table:table-cell>
          <table:table-cell office:value-type="float" office:value="0.122995" calcext:value-type="float">
            <text:p>1.23E-01</text:p>
          </table:table-cell>
          <table:table-cell table:number-columns-repeated="2" office:value-type="float" office:value="0.981943" calcext:value-type="float">
            <text:p>0.981943</text:p>
          </table:table-cell>
          <table:table-cell table:style-name="ce1" office:value-type="float" office:value="0.40397" calcext:value-type="float">
            <text:p>4.04E-01</text:p>
          </table:table-cell>
          <table:table-cell office:value-type="float" office:value="-0.884346" calcext:value-type="float">
            <text:p>-0.884346</text:p>
          </table:table-cell>
          <table:table-cell office:value-type="float" office:value="-12.6168" calcext:value-type="float">
            <text:p>-12.6168</text:p>
          </table:table-cell>
          <table:table-cell table:number-columns-repeated="22"/>
          <table:table-cell table:formula="of:=[.AT101]+1" office:value-type="date" office:date-value="2020-06-03" calcext:value-type="date">
            <text:p>03/06/20</text:p>
          </table:table-cell>
          <table:table-cell table:formula="of:=AVERAGE([.S99:.S105])" office:value-type="float" office:value="1.001364" calcext:value-type="float">
            <text:p>1.001364</text:p>
          </table:table-cell>
          <table:table-cell table:formula="of:=[.P102]" office:value-type="float" office:value="0.311097" calcext:value-type="float">
            <text:p>0.311097</text:p>
          </table:table-cell>
          <table:table-cell table:formula="of:=AVERAGE([.R99:.R105])" office:value-type="float" office:value="0.107024185714286" calcext:value-type="float">
            <text:p>0.11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2687.16" calcext:value-type="float">
            <text:p>2687.16</text:p>
          </table:table-cell>
          <table:table-cell office:value-type="float" office:value="2651.79" calcext:value-type="float">
            <text:p>2651.79</text:p>
          </table:table-cell>
          <table:table-cell office:value-type="float" office:value="-2.19602" calcext:value-type="float">
            <text:p>-2.19602</text:p>
          </table:table-cell>
          <table:table-cell office:value-type="float" office:value="-111.208" calcext:value-type="float">
            <text:p>-111.208</text:p>
          </table:table-cell>
          <table:table-cell office:value-type="float" office:value="6619" calcext:value-type="float">
            <text:p>6619</text:p>
          </table:table-cell>
          <table:table-cell office:value-type="float" office:value="6624.56" calcext:value-type="float">
            <text:p>6624.56</text:p>
          </table:table-cell>
          <table:table-cell office:value-type="float" office:value="6622.5" calcext:value-type="float">
            <text:p>6622.5</text:p>
          </table:table-cell>
          <table:table-cell office:value-type="float" office:value="0.185806" calcext:value-type="float">
            <text:p>0.185806</text:p>
          </table:table-cell>
          <table:table-cell office:value-type="float" office:value="3.49856" calcext:value-type="float">
            <text:p>3.49856</text:p>
          </table:table-cell>
          <table:table-cell office:value-type="float" office:value="326" calcext:value-type="float">
            <text:p>326</text:p>
          </table:table-cell>
          <table:table-cell office:value-type="float" office:value="325.145" calcext:value-type="float">
            <text:p>325.145</text:p>
          </table:table-cell>
          <table:table-cell office:value-type="float" office:value="323.67" calcext:value-type="float">
            <text:p>323.67</text:p>
          </table:table-cell>
          <table:table-cell office:value-type="float" office:value="-0.855027" calcext:value-type="float">
            <text:p>-0.855027</text:p>
          </table:table-cell>
          <table:table-cell office:value-type="float" office:value="-2.32977" calcext:value-type="float">
            <text:p>-2.32977</text:p>
          </table:table-cell>
          <table:table-cell office:value-type="float" office:value="0.313783" calcext:value-type="float">
            <text:p>0.313783</text:p>
          </table:table-cell>
          <table:table-cell office:value-type="float" office:value="0.260168" calcext:value-type="float">
            <text:p>0.260168</text:p>
          </table:table-cell>
          <table:table-cell office:value-type="float" office:value="0.130932" calcext:value-type="float">
            <text:p>1.31E-01</text:p>
          </table:table-cell>
          <table:table-cell table:number-columns-repeated="2" office:value-type="float" office:value="0.974264" calcext:value-type="float">
            <text:p>0.974264</text:p>
          </table:table-cell>
          <table:table-cell table:style-name="ce1" office:value-type="float" office:value="0.40236" calcext:value-type="float">
            <text:p>4.02E-01</text:p>
          </table:table-cell>
          <table:table-cell office:value-type="float" office:value="-0.887949" calcext:value-type="float">
            <text:p>-0.887949</text:p>
          </table:table-cell>
          <table:table-cell office:value-type="float" office:value="-12.5031" calcext:value-type="float">
            <text:p>-12.5031</text:p>
          </table:table-cell>
          <table:table-cell table:number-columns-repeated="22"/>
          <table:table-cell table:formula="of:=[.AT102]+1" office:value-type="date" office:date-value="2020-06-04" calcext:value-type="date">
            <text:p>04/06/20</text:p>
          </table:table-cell>
          <table:table-cell table:formula="of:=AVERAGE([.S100:.S106])" office:value-type="float" office:value="1.00351257142857" calcext:value-type="float">
            <text:p>1.00351257142857</text:p>
          </table:table-cell>
          <table:table-cell table:formula="of:=[.P103]" office:value-type="float" office:value="0.313783" calcext:value-type="float">
            <text:p>0.313783</text:p>
          </table:table-cell>
          <table:table-cell table:formula="of:=AVERAGE([.R100:.R106])" office:value-type="float" office:value="0.1074248" calcext:value-type="float">
            <text:p>0.11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2716.13" calcext:value-type="float">
            <text:p>2716.13</text:p>
          </table:table-cell>
          <table:table-cell office:value-type="float" office:value="2680.16" calcext:value-type="float">
            <text:p>2680.16</text:p>
          </table:table-cell>
          <table:table-cell office:value-type="float" office:value="-1.9507" calcext:value-type="float">
            <text:p>-1.9507</text:p>
          </table:table-cell>
          <table:table-cell office:value-type="float" office:value="-103.841" calcext:value-type="float">
            <text:p>-103.841</text:p>
          </table:table-cell>
          <table:table-cell office:value-type="float" office:value="6633" calcext:value-type="float">
            <text:p>6633</text:p>
          </table:table-cell>
          <table:table-cell office:value-type="float" office:value="6659.27" calcext:value-type="float">
            <text:p>6659.27</text:p>
          </table:table-cell>
          <table:table-cell office:value-type="float" office:value="6652.35" calcext:value-type="float">
            <text:p>6652.35</text:p>
          </table:table-cell>
          <table:table-cell office:value-type="float" office:value="0.875415" calcext:value-type="float">
            <text:p>0.875415</text:p>
          </table:table-cell>
          <table:table-cell office:value-type="float" office:value="19.3521" calcext:value-type="float">
            <text:p>19.3521</text:p>
          </table:table-cell>
          <table:table-cell office:value-type="float" office:value="327" calcext:value-type="float">
            <text:p>327</text:p>
          </table:table-cell>
          <table:table-cell office:value-type="float" office:value="326.395" calcext:value-type="float">
            <text:p>326.395</text:p>
          </table:table-cell>
          <table:table-cell office:value-type="float" office:value="323.979" calcext:value-type="float">
            <text:p>323.979</text:p>
          </table:table-cell>
          <table:table-cell office:value-type="float" office:value="-0.605298" calcext:value-type="float">
            <text:p>-0.605298</text:p>
          </table:table-cell>
          <table:table-cell office:value-type="float" office:value="-3.021" calcext:value-type="float">
            <text:p>-3.021</text:p>
          </table:table-cell>
          <table:table-cell office:value-type="float" office:value="0.325145" calcext:value-type="float">
            <text:p>0.325145</text:p>
          </table:table-cell>
          <table:table-cell office:value-type="float" office:value="0.186199" calcext:value-type="float">
            <text:p>0.186199</text:p>
          </table:table-cell>
          <table:table-cell office:value-type="float" office:value="0.0939273" calcext:value-type="float">
            <text:p>9.39E-02</text:p>
          </table:table-cell>
          <table:table-cell table:number-columns-repeated="2" office:value-type="float" office:value="1.02027" calcext:value-type="float">
            <text:p>1.02027</text:p>
          </table:table-cell>
          <table:table-cell table:style-name="ce1" office:value-type="float" office:value="0.393468" calcext:value-type="float">
            <text:p>3.93E-01</text:p>
          </table:table-cell>
          <table:table-cell office:value-type="float" office:value="-0.869039" calcext:value-type="float">
            <text:p>-0.869039</text:p>
          </table:table-cell>
          <table:table-cell office:value-type="float" office:value="-12.2147" calcext:value-type="float">
            <text:p>-12.2147</text:p>
          </table:table-cell>
          <table:table-cell table:number-columns-repeated="22"/>
          <table:table-cell table:formula="of:=[.AT103]+1" office:value-type="date" office:date-value="2020-06-05" calcext:value-type="date">
            <text:p>05/06/20</text:p>
          </table:table-cell>
          <table:table-cell table:formula="of:=AVERAGE([.S101:.S107])" office:value-type="float" office:value="1.00602442857143" calcext:value-type="float">
            <text:p>1.00602442857143</text:p>
          </table:table-cell>
          <table:table-cell table:formula="of:=[.P104]" office:value-type="float" office:value="0.325145" calcext:value-type="float">
            <text:p>0.325145</text:p>
          </table:table-cell>
          <table:table-cell table:formula="of:=AVERAGE([.R101:.R107])" office:value-type="float" office:value="0.107959228571429" calcext:value-type="float">
            <text:p>0.11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739.6" calcext:value-type="float">
            <text:p>2739.6</text:p>
          </table:table-cell>
          <table:table-cell office:value-type="float" office:value="2704.14" calcext:value-type="float">
            <text:p>2704.14</text:p>
          </table:table-cell>
          <table:table-cell office:value-type="float" office:value="-1.77779" calcext:value-type="float">
            <text:p>-1.77779</text:p>
          </table:table-cell>
          <table:table-cell office:value-type="float" office:value="-96.8588" calcext:value-type="float">
            <text:p>-96.8588</text:p>
          </table:table-cell>
          <table:table-cell office:value-type="float" office:value="6654" calcext:value-type="float">
            <text:p>6654</text:p>
          </table:table-cell>
          <table:table-cell office:value-type="float" office:value="6683.73" calcext:value-type="float">
            <text:p>6683.73</text:p>
          </table:table-cell>
          <table:table-cell office:value-type="float" office:value="6674.58" calcext:value-type="float">
            <text:p>6674.58</text:p>
          </table:table-cell>
          <table:table-cell office:value-type="float" office:value="1.00682" calcext:value-type="float">
            <text:p>1.00682</text:p>
          </table:table-cell>
          <table:table-cell office:value-type="float" office:value="20.5848" calcext:value-type="float">
            <text:p>20.5848</text:p>
          </table:table-cell>
          <table:table-cell office:value-type="float" office:value="327" calcext:value-type="float">
            <text:p>327</text:p>
          </table:table-cell>
          <table:table-cell office:value-type="float" office:value="327.454" calcext:value-type="float">
            <text:p>327.454</text:p>
          </table:table-cell>
          <table:table-cell office:value-type="float" office:value="323.986" calcext:value-type="float">
            <text:p>323.986</text:p>
          </table:table-cell>
          <table:table-cell office:value-type="float" office:value="0.454131" calcext:value-type="float">
            <text:p>0.454131</text:p>
          </table:table-cell>
          <table:table-cell office:value-type="float" office:value="-3.01435" calcext:value-type="float">
            <text:p>-3.01435</text:p>
          </table:table-cell>
          <table:table-cell office:value-type="float" office:value="0.336708" calcext:value-type="float">
            <text:p>0.336708</text:p>
          </table:table-cell>
          <table:table-cell office:value-type="float" office:value="0.16502" calcext:value-type="float">
            <text:p>0.16502</text:p>
          </table:table-cell>
          <table:table-cell office:value-type="float" office:value="0.0834385" calcext:value-type="float">
            <text:p>8.34E-02</text:p>
          </table:table-cell>
          <table:table-cell table:number-columns-repeated="2" office:value-type="float" office:value="1.03669" calcext:value-type="float">
            <text:p>1.03669</text:p>
          </table:table-cell>
          <table:table-cell table:style-name="ce1" office:value-type="float" office:value="0.385675" calcext:value-type="float">
            <text:p>3.86E-01</text:p>
          </table:table-cell>
          <table:table-cell office:value-type="float" office:value="-0.86344" calcext:value-type="float">
            <text:p>-0.86344</text:p>
          </table:table-cell>
          <table:table-cell office:value-type="float" office:value="-13.4011" calcext:value-type="float">
            <text:p>-13.4011</text:p>
          </table:table-cell>
          <table:table-cell table:number-columns-repeated="22"/>
          <table:table-cell table:formula="of:=[.AT104]+1" office:value-type="date" office:date-value="2020-06-06" calcext:value-type="date">
            <text:p>06/06/20</text:p>
          </table:table-cell>
          <table:table-cell table:formula="of:=AVERAGE([.S102:.S108])" office:value-type="float" office:value="1.00880671428571" calcext:value-type="float">
            <text:p>1.00880671428571</text:p>
          </table:table-cell>
          <table:table-cell table:formula="of:=[.P105]" office:value-type="float" office:value="0.336708" calcext:value-type="float">
            <text:p>0.336708</text:p>
          </table:table-cell>
          <table:table-cell table:formula="of:=AVERAGE([.R102:.R108])" office:value-type="float" office:value="0.108715371428571" calcext:value-type="float">
            <text:p>0.11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2760.89" calcext:value-type="float">
            <text:p>2760.89</text:p>
          </table:table-cell>
          <table:table-cell office:value-type="float" office:value="2727.31" calcext:value-type="float">
            <text:p>2727.31</text:p>
          </table:table-cell>
          <table:table-cell office:value-type="float" office:value="-2.27916" calcext:value-type="float">
            <text:p>-2.27916</text:p>
          </table:table-cell>
          <table:table-cell office:value-type="float" office:value="-112.686" calcext:value-type="float">
            <text:p>-112.686</text:p>
          </table:table-cell>
          <table:table-cell office:value-type="float" office:value="6676" calcext:value-type="float">
            <text:p>6676</text:p>
          </table:table-cell>
          <table:table-cell office:value-type="float" office:value="6705.14" calcext:value-type="float">
            <text:p>6705.14</text:p>
          </table:table-cell>
          <table:table-cell office:value-type="float" office:value="6698.07" calcext:value-type="float">
            <text:p>6698.07</text:p>
          </table:table-cell>
          <table:table-cell office:value-type="float" office:value="0.977026" calcext:value-type="float">
            <text:p>0.977026</text:p>
          </table:table-cell>
          <table:table-cell office:value-type="float" office:value="22.0673" calcext:value-type="float">
            <text:p>22.0673</text:p>
          </table:table-cell>
          <table:table-cell office:value-type="float" office:value="327" calcext:value-type="float">
            <text:p>327</text:p>
          </table:table-cell>
          <table:table-cell office:value-type="float" office:value="327.754" calcext:value-type="float">
            <text:p>327.754</text:p>
          </table:table-cell>
          <table:table-cell office:value-type="float" office:value="324.622" calcext:value-type="float">
            <text:p>324.622</text:p>
          </table:table-cell>
          <table:table-cell office:value-type="float" office:value="0.75395" calcext:value-type="float">
            <text:p>0.75395</text:p>
          </table:table-cell>
          <table:table-cell office:value-type="float" office:value="-2.37778" calcext:value-type="float">
            <text:p>-2.37778</text:p>
          </table:table-cell>
          <table:table-cell office:value-type="float" office:value="0.348472" calcext:value-type="float">
            <text:p>0.348472</text:p>
          </table:table-cell>
          <table:table-cell office:value-type="float" office:value="0.168477" calcext:value-type="float">
            <text:p>0.168477</text:p>
          </table:table-cell>
          <table:table-cell office:value-type="float" office:value="0.0853848" calcext:value-type="float">
            <text:p>8.54E-02</text:p>
          </table:table-cell>
          <table:table-cell table:number-columns-repeated="2" office:value-type="float" office:value="1.03904" calcext:value-type="float">
            <text:p>1.03904</text:p>
          </table:table-cell>
          <table:table-cell table:style-name="ce1" office:value-type="float" office:value="0.378855" calcext:value-type="float">
            <text:p>3.79E-01</text:p>
          </table:table-cell>
          <table:table-cell office:value-type="float" office:value="-0.865062" calcext:value-type="float">
            <text:p>-0.865062</text:p>
          </table:table-cell>
          <table:table-cell office:value-type="float" office:value="-12.7189" calcext:value-type="float">
            <text:p>-12.7189</text:p>
          </table:table-cell>
          <table:table-cell table:number-columns-repeated="22"/>
          <table:table-cell table:formula="of:=[.AT105]+1" office:value-type="date" office:date-value="2020-06-07" calcext:value-type="date">
            <text:p>07/06/20</text:p>
          </table:table-cell>
          <table:table-cell table:formula="of:=AVERAGE([.S103:.S109])" office:value-type="float" office:value="1.01193485714286" calcext:value-type="float">
            <text:p>1.01193485714286</text:p>
          </table:table-cell>
          <table:table-cell table:formula="of:=[.P106]" office:value-type="float" office:value="0.348472" calcext:value-type="float">
            <text:p>0.348472</text:p>
          </table:table-cell>
          <table:table-cell table:formula="of:=AVERAGE([.R103:.R109])" office:value-type="float" office:value="0.109612942857143" calcext:value-type="float">
            <text:p>0.11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2784.08" calcext:value-type="float">
            <text:p>2784.08</text:p>
          </table:table-cell>
          <table:table-cell office:value-type="float" office:value="2748.79" calcext:value-type="float">
            <text:p>2748.79</text:p>
          </table:table-cell>
          <table:table-cell office:value-type="float" office:value="-2.3277" calcext:value-type="float">
            <text:p>-2.3277</text:p>
          </table:table-cell>
          <table:table-cell office:value-type="float" office:value="-117.211" calcext:value-type="float">
            <text:p>-117.211</text:p>
          </table:table-cell>
          <table:table-cell office:value-type="float" office:value="6719" calcext:value-type="float">
            <text:p>6719</text:p>
          </table:table-cell>
          <table:table-cell office:value-type="float" office:value="6728.6" calcext:value-type="float">
            <text:p>6728.6</text:p>
          </table:table-cell>
          <table:table-cell office:value-type="float" office:value="6719.97" calcext:value-type="float">
            <text:p>6719.97</text:p>
          </table:table-cell>
          <table:table-cell office:value-type="float" office:value="0.315062" calcext:value-type="float">
            <text:p>0.315062</text:p>
          </table:table-cell>
          <table:table-cell office:value-type="float" office:value="0.970442" calcext:value-type="float">
            <text:p>0.970442</text:p>
          </table:table-cell>
          <table:table-cell office:value-type="float" office:value="328" calcext:value-type="float">
            <text:p>328</text:p>
          </table:table-cell>
          <table:table-cell office:value-type="float" office:value="327.832" calcext:value-type="float">
            <text:p>327.832</text:p>
          </table:table-cell>
          <table:table-cell office:value-type="float" office:value="325.441" calcext:value-type="float">
            <text:p>325.441</text:p>
          </table:table-cell>
          <table:table-cell office:value-type="float" office:value="-0.168373" calcext:value-type="float">
            <text:p>-0.168373</text:p>
          </table:table-cell>
          <table:table-cell office:value-type="float" office:value="-2.55868" calcext:value-type="float">
            <text:p>-2.55868</text:p>
          </table:table-cell>
          <table:table-cell office:value-type="float" office:value="0.360439" calcext:value-type="float">
            <text:p>0.360439</text:p>
          </table:table-cell>
          <table:table-cell office:value-type="float" office:value="0.22531" calcext:value-type="float">
            <text:p>0.22531</text:p>
          </table:table-cell>
          <table:table-cell office:value-type="float" office:value="0.114451" calcext:value-type="float">
            <text:p>1.14E-01</text:p>
          </table:table-cell>
          <table:table-cell table:number-columns-repeated="2" office:value-type="float" office:value="1.01095" calcext:value-type="float">
            <text:p>1.01095</text:p>
          </table:table-cell>
          <table:table-cell table:style-name="ce1" office:value-type="float" office:value="0.37354" calcext:value-type="float">
            <text:p>3.74E-01</text:p>
          </table:table-cell>
          <table:table-cell office:value-type="float" office:value="-0.880578" calcext:value-type="float">
            <text:p>-0.880578</text:p>
          </table:table-cell>
          <table:table-cell office:value-type="float" office:value="-12.3804" calcext:value-type="float">
            <text:p>-12.3804</text:p>
          </table:table-cell>
          <table:table-cell table:number-columns-repeated="22"/>
          <table:table-cell table:formula="of:=[.AT106]+1" office:value-type="date" office:date-value="2020-06-08" calcext:value-type="date">
            <text:p>08/06/20</text:p>
          </table:table-cell>
          <table:table-cell table:formula="of:=AVERAGE([.S104:.S110])" office:value-type="float" office:value="1.01533728571429" calcext:value-type="float">
            <text:p>1.01533728571429</text:p>
          </table:table-cell>
          <table:table-cell table:formula="of:=[.P107]" office:value-type="float" office:value="0.360439" calcext:value-type="float">
            <text:p>0.360439</text:p>
          </table:table-cell>
          <table:table-cell table:formula="of:=AVERAGE([.R104:.R110])" office:value-type="float" office:value="0.1107278" calcext:value-type="float">
            <text:p>0.11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2812.15" calcext:value-type="float">
            <text:p>2812.15</text:p>
          </table:table-cell>
          <table:table-cell office:value-type="float" office:value="2774.61" calcext:value-type="float">
            <text:p>2774.61</text:p>
          </table:table-cell>
          <table:table-cell office:value-type="float" office:value="-2.10206" calcext:value-type="float">
            <text:p>-2.10206</text:p>
          </table:table-cell>
          <table:table-cell office:value-type="float" office:value="-113.389" calcext:value-type="float">
            <text:p>-113.389</text:p>
          </table:table-cell>
          <table:table-cell office:value-type="float" office:value="6751" calcext:value-type="float">
            <text:p>6751</text:p>
          </table:table-cell>
          <table:table-cell office:value-type="float" office:value="6761.68" calcext:value-type="float">
            <text:p>6761.68</text:p>
          </table:table-cell>
          <table:table-cell office:value-type="float" office:value="6749.07" calcext:value-type="float">
            <text:p>6749.07</text:p>
          </table:table-cell>
          <table:table-cell office:value-type="float" office:value="0.339894" calcext:value-type="float">
            <text:p>0.339894</text:p>
          </table:table-cell>
          <table:table-cell office:value-type="float" office:value="-1.92867" calcext:value-type="float">
            <text:p>-1.92867</text:p>
          </table:table-cell>
          <table:table-cell office:value-type="float" office:value="328" calcext:value-type="float">
            <text:p>328</text:p>
          </table:table-cell>
          <table:table-cell office:value-type="float" office:value="328.553" calcext:value-type="float">
            <text:p>328.553</text:p>
          </table:table-cell>
          <table:table-cell office:value-type="float" office:value="327.03" calcext:value-type="float">
            <text:p>327.03</text:p>
          </table:table-cell>
          <table:table-cell office:value-type="float" office:value="0.552867" calcext:value-type="float">
            <text:p>0.552867</text:p>
          </table:table-cell>
          <table:table-cell office:value-type="float" office:value="-0.969939" calcext:value-type="float">
            <text:p>-0.969939</text:p>
          </table:table-cell>
          <table:table-cell office:value-type="float" office:value="0.372607" calcext:value-type="float">
            <text:p>0.372607</text:p>
          </table:table-cell>
          <table:table-cell office:value-type="float" office:value="0.254033" calcext:value-type="float">
            <text:p>0.254033</text:p>
          </table:table-cell>
          <table:table-cell office:value-type="float" office:value="0.129879" calcext:value-type="float">
            <text:p>1.30E-01</text:p>
          </table:table-cell>
          <table:table-cell table:number-columns-repeated="2" office:value-type="float" office:value="0.99849" calcext:value-type="float">
            <text:p>0.99849</text:p>
          </table:table-cell>
          <table:table-cell table:style-name="ce1" office:value-type="float" office:value="0.367541" calcext:value-type="float">
            <text:p>3.68E-01</text:p>
          </table:table-cell>
          <table:table-cell office:value-type="float" office:value="-0.887298" calcext:value-type="float">
            <text:p>-0.887298</text:p>
          </table:table-cell>
          <table:table-cell office:value-type="float" office:value="-13.8512" calcext:value-type="float">
            <text:p>-13.8512</text:p>
          </table:table-cell>
          <table:table-cell table:number-columns-repeated="22"/>
          <table:table-cell table:formula="of:=[.AT107]+1" office:value-type="date" office:date-value="2020-06-09" calcext:value-type="date">
            <text:p>09/06/20</text:p>
          </table:table-cell>
          <table:table-cell table:formula="of:=AVERAGE([.S105:.S111])" office:value-type="float" office:value="1.018463" calcext:value-type="float">
            <text:p>1.018463</text:p>
          </table:table-cell>
          <table:table-cell table:formula="of:=[.P108]" office:value-type="float" office:value="0.372607" calcext:value-type="float">
            <text:p>0.372607</text:p>
          </table:table-cell>
          <table:table-cell table:formula="of:=AVERAGE([.R105:.R111])" office:value-type="float" office:value="0.1116409" calcext:value-type="float">
            <text:p>0.11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2841.5" calcext:value-type="float">
            <text:p>2841.5</text:p>
          </table:table-cell>
          <table:table-cell office:value-type="float" office:value="2806.42" calcext:value-type="float">
            <text:p>2806.42</text:p>
          </table:table-cell>
          <table:table-cell office:value-type="float" office:value="-2.4427" calcext:value-type="float">
            <text:p>-2.4427</text:p>
          </table:table-cell>
          <table:table-cell office:value-type="float" office:value="-124.581" calcext:value-type="float">
            <text:p>-124.581</text:p>
          </table:table-cell>
          <table:table-cell office:value-type="float" office:value="6781" calcext:value-type="float">
            <text:p>6781</text:p>
          </table:table-cell>
          <table:table-cell office:value-type="float" office:value="6797.3" calcext:value-type="float">
            <text:p>6797.3</text:p>
          </table:table-cell>
          <table:table-cell office:value-type="float" office:value="6787.44" calcext:value-type="float">
            <text:p>6787.44</text:p>
          </table:table-cell>
          <table:table-cell office:value-type="float" office:value="0.513576" calcext:value-type="float">
            <text:p>0.513576</text:p>
          </table:table-cell>
          <table:table-cell office:value-type="float" office:value="6.44153" calcext:value-type="float">
            <text:p>6.44153</text:p>
          </table:table-cell>
          <table:table-cell office:value-type="float" office:value="330" calcext:value-type="float">
            <text:p>330</text:p>
          </table:table-cell>
          <table:table-cell office:value-type="float" office:value="328.758" calcext:value-type="float">
            <text:p>328.758</text:p>
          </table:table-cell>
          <table:table-cell office:value-type="float" office:value="328.862" calcext:value-type="float">
            <text:p>328.862</text:p>
          </table:table-cell>
          <table:table-cell office:value-type="float" office:value="-1.24212" calcext:value-type="float">
            <text:p>-1.24212</text:p>
          </table:table-cell>
          <table:table-cell office:value-type="float" office:value="-1.13767" calcext:value-type="float">
            <text:p>-1.13767</text:p>
          </table:table-cell>
          <table:table-cell office:value-type="float" office:value="0.384977" calcext:value-type="float">
            <text:p>0.384977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0.129278" calcext:value-type="float">
            <text:p>1.29E-01</text:p>
          </table:table-cell>
          <table:table-cell table:number-columns-repeated="2" office:value-type="float" office:value="1.00384" calcext:value-type="float">
            <text:p>1.00384</text:p>
          </table:table-cell>
          <table:table-cell table:style-name="ce1" office:value-type="float" office:value="0.361219" calcext:value-type="float">
            <text:p>3.61E-01</text:p>
          </table:table-cell>
          <table:table-cell office:value-type="float" office:value="-0.88671" calcext:value-type="float">
            <text:p>-0.88671</text:p>
          </table:table-cell>
          <table:table-cell office:value-type="float" office:value="-14.5252" calcext:value-type="float">
            <text:p>-14.5252</text:p>
          </table:table-cell>
          <table:table-cell table:number-columns-repeated="22"/>
          <table:table-cell table:formula="of:=[.AT108]+1" office:value-type="date" office:date-value="2020-06-10" calcext:value-type="date">
            <text:p>10/06/20</text:p>
          </table:table-cell>
          <table:table-cell table:formula="of:=AVERAGE([.S106:.S112])" office:value-type="float" office:value="1.02112442857143" calcext:value-type="float">
            <text:p>1.02112442857143</text:p>
          </table:table-cell>
          <table:table-cell table:formula="of:=[.P109]" office:value-type="float" office:value="0.384977" calcext:value-type="float">
            <text:p>0.384977</text:p>
          </table:table-cell>
          <table:table-cell table:formula="of:=AVERAGE([.R106:.R112])" office:value-type="float" office:value="0.112551685714286" calcext:value-type="float">
            <text:p>0.11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872.89" calcext:value-type="float">
            <text:p>2872.89</text:p>
          </table:table-cell>
          <table:table-cell office:value-type="float" office:value="2839.27" calcext:value-type="float">
            <text:p>2839.27</text:p>
          </table:table-cell>
          <table:table-cell office:value-type="float" office:value="-1.86577" calcext:value-type="float">
            <text:p>-1.86577</text:p>
          </table:table-cell>
          <table:table-cell office:value-type="float" office:value="-102.732" calcext:value-type="float">
            <text:p>-102.732</text:p>
          </table:table-cell>
          <table:table-cell office:value-type="float" office:value="6801" calcext:value-type="float">
            <text:p>6801</text:p>
          </table:table-cell>
          <table:table-cell office:value-type="float" office:value="6834.02" calcext:value-type="float">
            <text:p>6834.02</text:p>
          </table:table-cell>
          <table:table-cell office:value-type="float" office:value="6827.17" calcext:value-type="float">
            <text:p>6827.17</text:p>
          </table:table-cell>
          <table:table-cell office:value-type="float" office:value="1.04028" calcext:value-type="float">
            <text:p>1.04028</text:p>
          </table:table-cell>
          <table:table-cell office:value-type="float" office:value="26.1693" calcext:value-type="float">
            <text:p>26.1693</text:p>
          </table:table-cell>
          <table:table-cell office:value-type="float" office:value="328" calcext:value-type="float">
            <text:p>328</text:p>
          </table:table-cell>
          <table:table-cell office:value-type="float" office:value="330.221" calcext:value-type="float">
            <text:p>330.221</text:p>
          </table:table-cell>
          <table:table-cell office:value-type="float" office:value="330.064" calcext:value-type="float">
            <text:p>330.064</text:p>
          </table:table-cell>
          <table:table-cell office:value-type="float" office:value="2.22106" calcext:value-type="float">
            <text:p>2.22106</text:p>
          </table:table-cell>
          <table:table-cell office:value-type="float" office:value="2.06365" calcext:value-type="float">
            <text:p>2.06365</text:p>
          </table:table-cell>
          <table:table-cell office:value-type="float" office:value="0.397549" calcext:value-type="float">
            <text:p>0.397549</text:p>
          </table:table-cell>
          <table:table-cell office:value-type="float" office:value="0.267972" calcext:value-type="float">
            <text:p>0.267972</text:p>
          </table:table-cell>
          <table:table-cell office:value-type="float" office:value="0.138736" calcext:value-type="float">
            <text:p>1.39E-01</text:p>
          </table:table-cell>
          <table:table-cell table:number-columns-repeated="2" office:value-type="float" office:value="0.998081" calcext:value-type="float">
            <text:p>0.998081</text:p>
          </table:table-cell>
          <table:table-cell table:style-name="ce1" office:value-type="float" office:value="0.355392" calcext:value-type="float">
            <text:p>3.55E-01</text:p>
          </table:table-cell>
          <table:table-cell office:value-type="float" office:value="-0.890288" calcext:value-type="float">
            <text:p>-0.890288</text:p>
          </table:table-cell>
          <table:table-cell office:value-type="float" office:value="-12.3256" calcext:value-type="float">
            <text:p>-12.3256</text:p>
          </table:table-cell>
          <table:table-cell table:number-columns-repeated="22"/>
          <table:table-cell table:formula="of:=[.AT109]+1" office:value-type="date" office:date-value="2020-06-11" calcext:value-type="date">
            <text:p>11/06/20</text:p>
          </table:table-cell>
          <table:table-cell table:formula="of:=AVERAGE([.S107:.S113])" office:value-type="float" office:value="1.02320157142857" calcext:value-type="float">
            <text:p>1.02320157142857</text:p>
          </table:table-cell>
          <table:table-cell table:formula="of:=[.P110]" office:value-type="float" office:value="0.397549" calcext:value-type="float">
            <text:p>0.397549</text:p>
          </table:table-cell>
          <table:table-cell table:formula="of:=AVERAGE([.R107:.R113])" office:value-type="float" office:value="0.113584757142857" calcext:value-type="float">
            <text:p>0.11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2901.5" calcext:value-type="float">
            <text:p>2901.5</text:p>
          </table:table-cell>
          <table:table-cell office:value-type="float" office:value="2868.12" calcext:value-type="float">
            <text:p>2868.12</text:p>
          </table:table-cell>
          <table:table-cell office:value-type="float" office:value="-2.03019" calcext:value-type="float">
            <text:p>-2.03019</text:p>
          </table:table-cell>
          <table:table-cell office:value-type="float" office:value="-108.875" calcext:value-type="float">
            <text:p>-108.875</text:p>
          </table:table-cell>
          <table:table-cell office:value-type="float" office:value="6849" calcext:value-type="float">
            <text:p>6849</text:p>
          </table:table-cell>
          <table:table-cell office:value-type="float" office:value="6866.51" calcext:value-type="float">
            <text:p>6866.51</text:p>
          </table:table-cell>
          <table:table-cell office:value-type="float" office:value="6860.34" calcext:value-type="float">
            <text:p>6860.34</text:p>
          </table:table-cell>
          <table:table-cell office:value-type="float" office:value="0.55254" calcext:value-type="float">
            <text:p>0.55254</text:p>
          </table:table-cell>
          <table:table-cell office:value-type="float" office:value="11.3441" calcext:value-type="float">
            <text:p>11.3441</text:p>
          </table:table-cell>
          <table:table-cell office:value-type="float" office:value="329" calcext:value-type="float">
            <text:p>329</text:p>
          </table:table-cell>
          <table:table-cell office:value-type="float" office:value="329.234" calcext:value-type="float">
            <text:p>329.234</text:p>
          </table:table-cell>
          <table:table-cell office:value-type="float" office:value="331.064" calcext:value-type="float">
            <text:p>331.064</text:p>
          </table:table-cell>
          <table:table-cell office:value-type="float" office:value="0.234258" calcext:value-type="float">
            <text:p>0.234258</text:p>
          </table:table-cell>
          <table:table-cell office:value-type="float" office:value="2.06427" calcext:value-type="float">
            <text:p>2.06427</text:p>
          </table:table-cell>
          <table:table-cell office:value-type="float" office:value="0.401182" calcext:value-type="float">
            <text:p>0.401182</text:p>
          </table:table-cell>
          <table:table-cell office:value-type="float" office:value="0.192591" calcext:value-type="float">
            <text:p>0.192591</text:p>
          </table:table-cell>
          <table:table-cell office:value-type="float" office:value="0.100319" calcext:value-type="float">
            <text:p>1.00E-01</text:p>
          </table:table-cell>
          <table:table-cell table:number-columns-repeated="2" office:value-type="float" office:value="1.04215" calcext:value-type="float">
            <text:p>1.04215</text:p>
          </table:table-cell>
          <table:table-cell table:style-name="ce1" office:value-type="float" office:value="0.352263" calcext:value-type="float">
            <text:p>3.52E-01</text:p>
          </table:table-cell>
          <table:table-cell office:value-type="float" office:value="-0.873005" calcext:value-type="float">
            <text:p>-0.873005</text:p>
          </table:table-cell>
          <table:table-cell office:value-type="float" office:value="-13.0564" calcext:value-type="float">
            <text:p>-13.0564</text:p>
          </table:table-cell>
          <table:table-cell table:number-columns-repeated="22"/>
          <table:table-cell table:formula="of:=[.AT110]+1" office:value-type="date" office:date-value="2020-06-12" calcext:value-type="date">
            <text:p>12/06/20</text:p>
          </table:table-cell>
          <table:table-cell table:formula="of:=AVERAGE([.S108:.S114])" office:value-type="float" office:value="1.02434157142857" calcext:value-type="float">
            <text:p>1.02434157142857</text:p>
          </table:table-cell>
          <table:table-cell table:formula="of:=[.P111]" office:value-type="float" office:value="0.401182" calcext:value-type="float">
            <text:p>0.401182</text:p>
          </table:table-cell>
          <table:table-cell table:formula="of:=AVERAGE([.R108:.R114])" office:value-type="float" office:value="0.115103757142857" calcext:value-type="float">
            <text:p>0.12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2931" calcext:value-type="float">
            <text:p>2931</text:p>
          </table:table-cell>
          <table:table-cell office:value-type="float" office:value="2893.06" calcext:value-type="float">
            <text:p>2893.06</text:p>
          </table:table-cell>
          <table:table-cell office:value-type="float" office:value="-1.81869" calcext:value-type="float">
            <text:p>-1.81869</text:p>
          </table:table-cell>
          <table:table-cell office:value-type="float" office:value="-105.942" calcext:value-type="float">
            <text:p>-105.942</text:p>
          </table:table-cell>
          <table:table-cell office:value-type="float" office:value="6880" calcext:value-type="float">
            <text:p>6880</text:p>
          </table:table-cell>
          <table:table-cell office:value-type="float" office:value="6898.81" calcext:value-type="float">
            <text:p>6898.81</text:p>
          </table:table-cell>
          <table:table-cell office:value-type="float" office:value="6886.09" calcext:value-type="float">
            <text:p>6886.09</text:p>
          </table:table-cell>
          <table:table-cell office:value-type="float" office:value="0.599165" calcext:value-type="float">
            <text:p>0.599165</text:p>
          </table:table-cell>
          <table:table-cell office:value-type="float" office:value="6.08726" calcext:value-type="float">
            <text:p>6.08726</text:p>
          </table:table-cell>
          <table:table-cell office:value-type="float" office:value="328" calcext:value-type="float">
            <text:p>328</text:p>
          </table:table-cell>
          <table:table-cell office:value-type="float" office:value="329.643" calcext:value-type="float">
            <text:p>329.643</text:p>
          </table:table-cell>
          <table:table-cell office:value-type="float" office:value="331.306" calcext:value-type="float">
            <text:p>331.306</text:p>
          </table:table-cell>
          <table:table-cell office:value-type="float" office:value="1.64344" calcext:value-type="float">
            <text:p>1.64344</text:p>
          </table:table-cell>
          <table:table-cell office:value-type="float" office:value="3.30632" calcext:value-type="float">
            <text:p>3.30632</text:p>
          </table:table-cell>
          <table:table-cell office:value-type="float" office:value="0.404815" calcext:value-type="float">
            <text:p>0.404815</text:p>
          </table:table-cell>
          <table:table-cell office:value-type="float" office:value="0.171395" calcext:value-type="float">
            <text:p>0.171395</text:p>
          </table:table-cell>
          <table:table-cell office:value-type="float" office:value="0.089814" calcext:value-type="float">
            <text:p>8.98E-02</text:p>
          </table:table-cell>
          <table:table-cell table:number-columns-repeated="2" office:value-type="float" office:value="1.05532" calcext:value-type="float">
            <text:p>1.05532</text:p>
          </table:table-cell>
          <table:table-cell table:style-name="ce1" office:value-type="float" office:value="0.350026" calcext:value-type="float">
            <text:p>3.50E-01</text:p>
          </table:table-cell>
          <table:table-cell office:value-type="float" office:value="-0.867528" calcext:value-type="float">
            <text:p>-0.867528</text:p>
          </table:table-cell>
          <table:table-cell office:value-type="float" office:value="-11.7124" calcext:value-type="float">
            <text:p>-11.7124</text:p>
          </table:table-cell>
          <table:table-cell table:number-columns-repeated="22"/>
          <table:table-cell table:formula="of:=[.AT111]+1" office:value-type="date" office:date-value="2020-06-13" calcext:value-type="date">
            <text:p>13/06/20</text:p>
          </table:table-cell>
          <table:table-cell table:formula="of:=AVERAGE([.S109:.S115])" office:value-type="float" office:value="1.02483871428571" calcext:value-type="float">
            <text:p>1.02483871428571</text:p>
          </table:table-cell>
          <table:table-cell table:formula="of:=[.P112]" office:value-type="float" office:value="0.404815" calcext:value-type="float">
            <text:p>0.404815</text:p>
          </table:table-cell>
          <table:table-cell table:formula="of:=AVERAGE([.R109:.R115])" office:value-type="float" office:value="0.116804757142857" calcext:value-type="float">
            <text:p>0.12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958.89" calcext:value-type="float">
            <text:p>2958.89</text:p>
          </table:table-cell>
          <table:table-cell office:value-type="float" office:value="2920.13" calcext:value-type="float">
            <text:p>2920.13</text:p>
          </table:table-cell>
          <table:table-cell office:value-type="float" office:value="-1.46721" calcext:value-type="float">
            <text:p>-1.46721</text:p>
          </table:table-cell>
          <table:table-cell office:value-type="float" office:value="-94.8656" calcext:value-type="float">
            <text:p>-94.8656</text:p>
          </table:table-cell>
          <table:table-cell office:value-type="float" office:value="6897" calcext:value-type="float">
            <text:p>6897</text:p>
          </table:table-cell>
          <table:table-cell office:value-type="float" office:value="6928.98" calcext:value-type="float">
            <text:p>6928.98</text:p>
          </table:table-cell>
          <table:table-cell office:value-type="float" office:value="6913.58" calcext:value-type="float">
            <text:p>6913.58</text:p>
          </table:table-cell>
          <table:table-cell office:value-type="float" office:value="0.998906" calcext:value-type="float">
            <text:p>0.998906</text:p>
          </table:table-cell>
          <table:table-cell office:value-type="float" office:value="16.5791" calcext:value-type="float">
            <text:p>16.5791</text:p>
          </table:table-cell>
          <table:table-cell office:value-type="float" office:value="329" calcext:value-type="float">
            <text:p>329</text:p>
          </table:table-cell>
          <table:table-cell office:value-type="float" office:value="329.054" calcext:value-type="float">
            <text:p>329.054</text:p>
          </table:table-cell>
          <table:table-cell office:value-type="float" office:value="331.335" calcext:value-type="float">
            <text:p>331.335</text:p>
          </table:table-cell>
          <table:table-cell office:value-type="float" office:value="0.054461" calcext:value-type="float">
            <text:p>0.054461</text:p>
          </table:table-cell>
          <table:table-cell office:value-type="float" office:value="2.33515" calcext:value-type="float">
            <text:p>2.33515</text:p>
          </table:table-cell>
          <table:table-cell office:value-type="float" office:value="0.408448" calcext:value-type="float">
            <text:p>0.408448</text:p>
          </table:table-cell>
          <table:table-cell office:value-type="float" office:value="0.175709" calcext:value-type="float">
            <text:p>0.175709</text:p>
          </table:table-cell>
          <table:table-cell office:value-type="float" office:value="0.0926163" calcext:value-type="float">
            <text:p>9.26E-02</text:p>
          </table:table-cell>
          <table:table-cell table:number-columns-repeated="2" office:value-type="float" office:value="1.05358" calcext:value-type="float">
            <text:p>1.05358</text:p>
          </table:table-cell>
          <table:table-cell table:style-name="ce1" office:value-type="float" office:value="0.348469" calcext:value-type="float">
            <text:p>3.48E-01</text:p>
          </table:table-cell>
          <table:table-cell office:value-type="float" office:value="-0.86855" calcext:value-type="float">
            <text:p>-0.86855</text:p>
          </table:table-cell>
          <table:table-cell office:value-type="float" office:value="-11.456" calcext:value-type="float">
            <text:p>-11.456</text:p>
          </table:table-cell>
          <table:table-cell table:number-columns-repeated="22"/>
          <table:table-cell table:formula="of:=[.AT112]+1" office:value-type="date" office:date-value="2020-06-14" calcext:value-type="date">
            <text:p>14/06/20</text:p>
          </table:table-cell>
          <table:table-cell table:formula="of:=AVERAGE([.S110:.S116])" office:value-type="float" office:value="1.02490157142857" calcext:value-type="float">
            <text:p>1.02490157142857</text:p>
          </table:table-cell>
          <table:table-cell table:formula="of:=[.P113]" office:value-type="float" office:value="0.408448" calcext:value-type="float">
            <text:p>0.408448</text:p>
          </table:table-cell>
          <table:table-cell table:formula="of:=AVERAGE([.R110:.R116])" office:value-type="float" office:value="0.118476042857143" calcext:value-type="float">
            <text:p>0.12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2984.02" calcext:value-type="float">
            <text:p>2984.02</text:p>
          </table:table-cell>
          <table:table-cell office:value-type="float" office:value="2952.7" calcext:value-type="float">
            <text:p>2952.7</text:p>
          </table:table-cell>
          <table:table-cell office:value-type="float" office:value="-1.1717" calcext:value-type="float">
            <text:p>-1.1717</text:p>
          </table:table-cell>
          <table:table-cell office:value-type="float" office:value="-77.2951" calcext:value-type="float">
            <text:p>-77.2951</text:p>
          </table:table-cell>
          <table:table-cell office:value-type="float" office:value="6922" calcext:value-type="float">
            <text:p>6922</text:p>
          </table:table-cell>
          <table:table-cell office:value-type="float" office:value="6956.41" calcext:value-type="float">
            <text:p>6956.41</text:p>
          </table:table-cell>
          <table:table-cell office:value-type="float" office:value="6950.4" calcext:value-type="float">
            <text:p>6950.4</text:p>
          </table:table-cell>
          <table:table-cell office:value-type="float" office:value="1.04725" calcext:value-type="float">
            <text:p>1.04725</text:p>
          </table:table-cell>
          <table:table-cell office:value-type="float" office:value="28.4046" calcext:value-type="float">
            <text:p>28.4046</text:p>
          </table:table-cell>
          <table:table-cell office:value-type="float" office:value="330" calcext:value-type="float">
            <text:p>330</text:p>
          </table:table-cell>
          <table:table-cell office:value-type="float" office:value="329.579" calcext:value-type="float">
            <text:p>329.579</text:p>
          </table:table-cell>
          <table:table-cell office:value-type="float" office:value="332.026" calcext:value-type="float">
            <text:p>332.026</text:p>
          </table:table-cell>
          <table:table-cell office:value-type="float" office:value="-0.420628" calcext:value-type="float">
            <text:p>-0.420628</text:p>
          </table:table-cell>
          <table:table-cell office:value-type="float" office:value="2.02624" calcext:value-type="float">
            <text:p>2.02624</text:p>
          </table:table-cell>
          <table:table-cell office:value-type="float" office:value="0.412081" calcext:value-type="float">
            <text:p>0.412081</text:p>
          </table:table-cell>
          <table:table-cell office:value-type="float" office:value="0.235943" calcext:value-type="float">
            <text:p>0.235943</text:p>
          </table:table-cell>
          <table:table-cell office:value-type="float" office:value="0.125084" calcext:value-type="float">
            <text:p>1.25E-01</text:p>
          </table:table-cell>
          <table:table-cell table:number-columns-repeated="2" office:value-type="float" office:value="1.01893" calcext:value-type="float">
            <text:p>1.01893</text:p>
          </table:table-cell>
          <table:table-cell table:style-name="ce1" office:value-type="float" office:value="0.348138" calcext:value-type="float">
            <text:p>3.48E-01</text:p>
          </table:table-cell>
          <table:table-cell office:value-type="float" office:value="-0.882583" calcext:value-type="float">
            <text:p>-0.882583</text:p>
          </table:table-cell>
          <table:table-cell office:value-type="float" office:value="-11.2463" calcext:value-type="float">
            <text:p>-11.2463</text:p>
          </table:table-cell>
          <table:table-cell table:number-columns-repeated="22"/>
          <table:table-cell table:formula="of:=[.AT113]+1" office:value-type="date" office:date-value="2020-06-15" calcext:value-type="date">
            <text:p>15/06/20</text:p>
          </table:table-cell>
          <table:table-cell table:formula="of:=AVERAGE([.S111:.S117])" office:value-type="float" office:value="1.02440114285714" calcext:value-type="float">
            <text:p>1.02440114285714</text:p>
          </table:table-cell>
          <table:table-cell table:formula="of:=[.P114]" office:value-type="float" office:value="0.412081" calcext:value-type="float">
            <text:p>0.412081</text:p>
          </table:table-cell>
          <table:table-cell table:formula="of:=AVERAGE([.R111:.R117])" office:value-type="float" office:value="0.120246757142857" calcext:value-type="float">
            <text:p>0.12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3011.29" calcext:value-type="float">
            <text:p>3011.29</text:p>
          </table:table-cell>
          <table:table-cell office:value-type="float" office:value="2988.27" calcext:value-type="float">
            <text:p>2988.27</text:p>
          </table:table-cell>
          <table:table-cell office:value-type="float" office:value="-0.859927" calcext:value-type="float">
            <text:p>-0.859927</text:p>
          </table:table-cell>
          <table:table-cell office:value-type="float" office:value="-57.7338" calcext:value-type="float">
            <text:p>-57.7338</text:p>
          </table:table-cell>
          <table:table-cell office:value-type="float" office:value="6953" calcext:value-type="float">
            <text:p>6953</text:p>
          </table:table-cell>
          <table:table-cell office:value-type="float" office:value="6989.28" calcext:value-type="float">
            <text:p>6989.28</text:p>
          </table:table-cell>
          <table:table-cell office:value-type="float" office:value="6993.46" calcext:value-type="float">
            <text:p>6993.46</text:p>
          </table:table-cell>
          <table:table-cell office:value-type="float" office:value="1.07021" calcext:value-type="float">
            <text:p>1.07021</text:p>
          </table:table-cell>
          <table:table-cell office:value-type="float" office:value="40.4614" calcext:value-type="float">
            <text:p>40.4614</text:p>
          </table:table-cell>
          <table:table-cell office:value-type="float" office:value="331" calcext:value-type="float">
            <text:p>331</text:p>
          </table:table-cell>
          <table:table-cell office:value-type="float" office:value="330.434" calcext:value-type="float">
            <text:p>330.434</text:p>
          </table:table-cell>
          <table:table-cell office:value-type="float" office:value="332.206" calcext:value-type="float">
            <text:p>332.206</text:p>
          </table:table-cell>
          <table:table-cell office:value-type="float" office:value="-0.565885" calcext:value-type="float">
            <text:p>-0.565885</text:p>
          </table:table-cell>
          <table:table-cell office:value-type="float" office:value="1.20625" calcext:value-type="float">
            <text:p>1.20625</text:p>
          </table:table-cell>
          <table:table-cell office:value-type="float" office:value="0.415714" calcext:value-type="float">
            <text:p>0.415714</text:p>
          </table:table-cell>
          <table:table-cell office:value-type="float" office:value="0.26594" calcext:value-type="float">
            <text:p>0.26594</text:p>
          </table:table-cell>
          <table:table-cell office:value-type="float" office:value="0.141786" calcext:value-type="float">
            <text:p>1.42E-01</text:p>
          </table:table-cell>
          <table:table-cell table:number-columns-repeated="2" office:value-type="float" office:value="1.00197" calcext:value-type="float">
            <text:p>1.00197</text:p>
          </table:table-cell>
          <table:table-cell table:style-name="ce1" office:value-type="float" office:value="0.346995" calcext:value-type="float">
            <text:p>3.47E-01</text:p>
          </table:table-cell>
          <table:table-cell office:value-type="float" office:value="-0.888651" calcext:value-type="float">
            <text:p>-0.888651</text:p>
          </table:table-cell>
          <table:table-cell table:style-name="ce1" office:value-type="float" office:value="-12.8461" calcext:value-type="float">
            <text:p>-1.28E+01</text:p>
          </table:table-cell>
          <table:table-cell table:number-columns-repeated="22"/>
          <table:table-cell table:formula="of:=[.AT114]+1" office:value-type="date" office:date-value="2020-06-16" calcext:value-type="date">
            <text:p>16/06/20</text:p>
          </table:table-cell>
          <table:table-cell table:formula="of:=AVERAGE([.S112:.S118])" office:value-type="float" office:value="1.02420685714286" calcext:value-type="float">
            <text:p>1.02420685714286</text:p>
          </table:table-cell>
          <table:table-cell table:formula="of:=[.P115]" office:value-type="float" office:value="0.415714" calcext:value-type="float">
            <text:p>0.415714</text:p>
          </table:table-cell>
          <table:table-cell table:formula="of:=AVERAGE([.R112:.R118])" office:value-type="float" office:value="0.121511042857143" calcext:value-type="float">
            <text:p>0.12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3040.11" calcext:value-type="float">
            <text:p>3040.11</text:p>
          </table:table-cell>
          <table:table-cell office:value-type="float" office:value="3028.6" calcext:value-type="float">
            <text:p>3028.6</text:p>
          </table:table-cell>
          <table:table-cell office:value-type="float" office:value="-0.850996" calcext:value-type="float">
            <text:p>-0.850996</text:p>
          </table:table-cell>
          <table:table-cell office:value-type="float" office:value="-46.4038" calcext:value-type="float">
            <text:p>-46.4038</text:p>
          </table:table-cell>
          <table:table-cell office:value-type="float" office:value="6975" calcext:value-type="float">
            <text:p>6975</text:p>
          </table:table-cell>
          <table:table-cell office:value-type="float" office:value="7025.04" calcext:value-type="float">
            <text:p>7025.04</text:p>
          </table:table-cell>
          <table:table-cell office:value-type="float" office:value="7042.2" calcext:value-type="float">
            <text:p>7042.2</text:p>
          </table:table-cell>
          <table:table-cell office:value-type="float" office:value="1.46056" calcext:value-type="float">
            <text:p>1.46056</text:p>
          </table:table-cell>
          <table:table-cell office:value-type="float" office:value="67.2044" calcext:value-type="float">
            <text:p>67.2044</text:p>
          </table:table-cell>
          <table:table-cell office:value-type="float" office:value="333" calcext:value-type="float">
            <text:p>333</text:p>
          </table:table-cell>
          <table:table-cell office:value-type="float" office:value="331.387" calcext:value-type="float">
            <text:p>331.387</text:p>
          </table:table-cell>
          <table:table-cell office:value-type="float" office:value="333.648" calcext:value-type="float">
            <text:p>333.648</text:p>
          </table:table-cell>
          <table:table-cell office:value-type="float" office:value="-1.61344" calcext:value-type="float">
            <text:p>-1.61344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419347" calcext:value-type="float">
            <text:p>0.419347</text:p>
          </table:table-cell>
          <table:table-cell office:value-type="float" office:value="0.262959" calcext:value-type="float">
            <text:p>0.262959</text:p>
          </table:table-cell>
          <table:table-cell office:value-type="float" office:value="0.140977" calcext:value-type="float">
            <text:p>1.41E-01</text:p>
          </table:table-cell>
          <table:table-cell table:number-columns-repeated="2" office:value-type="float" office:value="1.00428" calcext:value-type="float">
            <text:p>1.00428</text:p>
          </table:table-cell>
          <table:table-cell table:style-name="ce1" office:value-type="float" office:value="0.345342" calcext:value-type="float">
            <text:p>3.45E-01</text:p>
          </table:table-cell>
          <table:table-cell office:value-type="float" office:value="-0.887827" calcext:value-type="float">
            <text:p>-0.887827</text:p>
          </table:table-cell>
          <table:table-cell table:style-name="ce1" office:value-type="float" office:value="-12.0258" calcext:value-type="float">
            <text:p>-1.20E+01</text:p>
          </table:table-cell>
          <table:table-cell table:number-columns-repeated="22"/>
          <table:table-cell table:formula="of:=[.AT115]+1" office:value-type="date" office:date-value="2020-06-17" calcext:value-type="date">
            <text:p>17/06/20</text:p>
          </table:table-cell>
          <table:table-cell table:formula="of:=AVERAGE([.S113:.S119])" office:value-type="float" office:value="1.02396257142857" calcext:value-type="float">
            <text:p>1.02396257142857</text:p>
          </table:table-cell>
          <table:table-cell table:formula="of:=[.P116]" office:value-type="float" office:value="0.419347" calcext:value-type="float">
            <text:p>0.419347</text:p>
          </table:table-cell>
          <table:table-cell table:formula="of:=AVERAGE([.R113:.R119])" office:value-type="float" office:value="0.122628814285714" calcext:value-type="float">
            <text:p>0.12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3068.01" calcext:value-type="float">
            <text:p>3068.01</text:p>
          </table:table-cell>
          <table:table-cell office:value-type="float" office:value="3063.65" calcext:value-type="float">
            <text:p>3063.65</text:p>
          </table:table-cell>
          <table:table-cell office:value-type="float" office:value="-1.55712" calcext:value-type="float">
            <text:p>-1.55712</text:p>
          </table:table-cell>
          <table:table-cell office:value-type="float" office:value="-68.349" calcext:value-type="float">
            <text:p>-68.349</text:p>
          </table:table-cell>
          <table:table-cell office:value-type="float" office:value="7036" calcext:value-type="float">
            <text:p>7036</text:p>
          </table:table-cell>
          <table:table-cell office:value-type="float" office:value="7057.77" calcext:value-type="float">
            <text:p>7057.77</text:p>
          </table:table-cell>
          <table:table-cell office:value-type="float" office:value="7082.48" calcext:value-type="float">
            <text:p>7082.48</text:p>
          </table:table-cell>
          <table:table-cell office:value-type="float" office:value="0.638102" calcext:value-type="float">
            <text:p>0.638102</text:p>
          </table:table-cell>
          <table:table-cell office:value-type="float" office:value="46.4751" calcext:value-type="float">
            <text:p>46.4751</text:p>
          </table:table-cell>
          <table:table-cell office:value-type="float" office:value="334" calcext:value-type="float">
            <text:p>334</text:p>
          </table:table-cell>
          <table:table-cell office:value-type="float" office:value="333.071" calcext:value-type="float">
            <text:p>333.071</text:p>
          </table:table-cell>
          <table:table-cell office:value-type="float" office:value="332.632" calcext:value-type="float">
            <text:p>332.632</text:p>
          </table:table-cell>
          <table:table-cell office:value-type="float" office:value="-0.928929" calcext:value-type="float">
            <text:p>-0.928929</text:p>
          </table:table-cell>
          <table:table-cell office:value-type="float" office:value="-1.36829" calcext:value-type="float">
            <text:p>-1.36829</text:p>
          </table:table-cell>
          <table:table-cell office:value-type="float" office:value="0.42298" calcext:value-type="float">
            <text:p>0.42298</text:p>
          </table:table-cell>
          <table:table-cell office:value-type="float" office:value="0.280367" calcext:value-type="float">
            <text:p>0.280367</text:p>
          </table:table-cell>
          <table:table-cell office:value-type="float" office:value="0.151131" calcext:value-type="float">
            <text:p>1.51E-01</text:p>
          </table:table-cell>
          <table:table-cell table:number-columns-repeated="2" office:value-type="float" office:value="0.994578" calcext:value-type="float">
            <text:p>0.994578</text:p>
          </table:table-cell>
          <table:table-cell table:style-name="ce1" office:value-type="float" office:value="0.344002" calcext:value-type="float">
            <text:p>3.44E-01</text:p>
          </table:table-cell>
          <table:table-cell office:value-type="float" office:value="-0.891024" calcext:value-type="float">
            <text:p>-0.891024</text:p>
          </table:table-cell>
          <table:table-cell table:style-name="ce1" office:value-type="float" office:value="-12.8923" calcext:value-type="float">
            <text:p>-1.29E+01</text:p>
          </table:table-cell>
          <table:table-cell table:number-columns-repeated="22"/>
          <table:table-cell table:formula="of:=[.AT116]+1" office:value-type="date" office:date-value="2020-06-18" calcext:value-type="date">
            <text:p>18/06/20</text:p>
          </table:table-cell>
          <table:table-cell table:formula="of:=AVERAGE([.S114:.S120])" office:value-type="float" office:value="1.023504" calcext:value-type="float">
            <text:p>1.023504</text:p>
          </table:table-cell>
          <table:table-cell table:formula="of:=[.P117]" office:value-type="float" office:value="0.42298" calcext:value-type="float">
            <text:p>0.42298</text:p>
          </table:table-cell>
          <table:table-cell table:formula="of:=AVERAGE([.R114:.R120])" office:value-type="float" office:value="0.123767342857143" calcext:value-type="float">
            <text:p>0.12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3105.89" calcext:value-type="float">
            <text:p>3105.89</text:p>
          </table:table-cell>
          <table:table-cell office:value-type="float" office:value="3107.21" calcext:value-type="float">
            <text:p>3107.21</text:p>
          </table:table-cell>
          <table:table-cell office:value-type="float" office:value="-2.20681" calcext:value-type="float">
            <text:p>-2.20681</text:p>
          </table:table-cell>
          <table:table-cell office:value-type="float" office:value="-90.7862" calcext:value-type="float">
            <text:p>-90.7862</text:p>
          </table:table-cell>
          <table:table-cell office:value-type="float" office:value="7096" calcext:value-type="float">
            <text:p>7096</text:p>
          </table:table-cell>
          <table:table-cell office:value-type="float" office:value="7103.38" calcext:value-type="float">
            <text:p>7103.38</text:p>
          </table:table-cell>
          <table:table-cell office:value-type="float" office:value="7134.72" calcext:value-type="float">
            <text:p>7134.72</text:p>
          </table:table-cell>
          <table:table-cell office:value-type="float" office:value="0.213935" calcext:value-type="float">
            <text:p>0.213935</text:p>
          </table:table-cell>
          <table:table-cell office:value-type="float" office:value="38.724" calcext:value-type="float">
            <text:p>38.724</text:p>
          </table:table-cell>
          <table:table-cell office:value-type="float" office:value="335" calcext:value-type="float">
            <text:p>335</text:p>
          </table:table-cell>
          <table:table-cell office:value-type="float" office:value="334.273" calcext:value-type="float">
            <text:p>334.273</text:p>
          </table:table-cell>
          <table:table-cell office:value-type="float" office:value="333.027" calcext:value-type="float">
            <text:p>333.027</text:p>
          </table:table-cell>
          <table:table-cell office:value-type="float" office:value="-0.727445" calcext:value-type="float">
            <text:p>-0.727445</text:p>
          </table:table-cell>
          <table:table-cell office:value-type="float" office:value="-1.97287" calcext:value-type="float">
            <text:p>-1.97287</text:p>
          </table:table-cell>
          <table:table-cell office:value-type="float" office:value="0.422755" calcext:value-type="float">
            <text:p>0.422755</text:p>
          </table:table-cell>
          <table:table-cell office:value-type="float" office:value="0.20144" calcext:value-type="float">
            <text:p>0.20144</text:p>
          </table:table-cell>
          <table:table-cell office:value-type="float" office:value="0.109169" calcext:value-type="float">
            <text:p>1.09E-01</text:p>
          </table:table-cell>
          <table:table-cell table:number-columns-repeated="2" office:value-type="float" office:value="1.04079" calcext:value-type="float">
            <text:p>1.04079</text:p>
          </table:table-cell>
          <table:table-cell table:style-name="ce1" office:value-type="float" office:value="0.342685" calcext:value-type="float">
            <text:p>3.43E-01</text:p>
          </table:table-cell>
          <table:table-cell office:value-type="float" office:value="-0.874068" calcext:value-type="float">
            <text:p>-0.874068</text:p>
          </table:table-cell>
          <table:table-cell table:style-name="ce1" office:value-type="float" office:value="-11.8772" calcext:value-type="float">
            <text:p>-1.19E+01</text:p>
          </table:table-cell>
          <table:table-cell table:number-columns-repeated="22"/>
          <table:table-cell table:formula="of:=[.AT117]+1" office:value-type="date" office:date-value="2020-06-19" calcext:value-type="date">
            <text:p>19/06/20</text:p>
          </table:table-cell>
          <table:table-cell table:formula="of:=AVERAGE([.S115:.S121])" office:value-type="float" office:value="1.02247114285714" calcext:value-type="float">
            <text:p>1.02247114285714</text:p>
          </table:table-cell>
          <table:table-cell table:formula="of:=[.P118]" office:value-type="float" office:value="0.422755" calcext:value-type="float">
            <text:p>0.422755</text:p>
          </table:table-cell>
          <table:table-cell table:formula="of:=AVERAGE([.R115:.R121])" office:value-type="float" office:value="0.1252862" calcext:value-type="float">
            <text:p>0.13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147.53" calcext:value-type="float">
            <text:p>3147.53</text:p>
          </table:table-cell>
          <table:table-cell office:value-type="float" office:value="3146.87" calcext:value-type="float">
            <text:p>3146.87</text:p>
          </table:table-cell>
          <table:table-cell office:value-type="float" office:value="-1.4958" calcext:value-type="float">
            <text:p>-1.4958</text:p>
          </table:table-cell>
          <table:table-cell office:value-type="float" office:value="-64.1275" calcext:value-type="float">
            <text:p>-64.1275</text:p>
          </table:table-cell>
          <table:table-cell office:value-type="float" office:value="7125" calcext:value-type="float">
            <text:p>7125</text:p>
          </table:table-cell>
          <table:table-cell office:value-type="float" office:value="7150.66" calcext:value-type="float">
            <text:p>7150.66</text:p>
          </table:table-cell>
          <table:table-cell office:value-type="float" office:value="7179.24" calcext:value-type="float">
            <text:p>7179.24</text:p>
          </table:table-cell>
          <table:table-cell office:value-type="float" office:value="0.741715" calcext:value-type="float">
            <text:p>0.741715</text:p>
          </table:table-cell>
          <table:table-cell office:value-type="float" office:value="54.2432" calcext:value-type="float">
            <text:p>54.2432</text:p>
          </table:table-cell>
          <table:table-cell office:value-type="float" office:value="336" calcext:value-type="float">
            <text:p>336</text:p>
          </table:table-cell>
          <table:table-cell office:value-type="float" office:value="335.333" calcext:value-type="float">
            <text:p>335.333</text:p>
          </table:table-cell>
          <table:table-cell office:value-type="float" office:value="332.429" calcext:value-type="float">
            <text:p>332.429</text:p>
          </table:table-cell>
          <table:table-cell office:value-type="float" office:value="-0.667086" calcext:value-type="float">
            <text:p>-0.667086</text:p>
          </table:table-cell>
          <table:table-cell office:value-type="float" office:value="-3.57108" calcext:value-type="float">
            <text:p>-3.57108</text:p>
          </table:table-cell>
          <table:table-cell office:value-type="float" office:value="0.422501" calcext:value-type="float">
            <text:p>0.422501</text:p>
          </table:table-cell>
          <table:table-cell office:value-type="float" office:value="0.17922" calcext:value-type="float">
            <text:p>0.17922</text:p>
          </table:table-cell>
          <table:table-cell office:value-type="float" office:value="0.0976384" calcext:value-type="float">
            <text:p>9.76E-02</text:p>
          </table:table-cell>
          <table:table-cell table:number-columns-repeated="2" office:value-type="float" office:value="1.05361" calcext:value-type="float">
            <text:p>1.05361</text:p>
          </table:table-cell>
          <table:table-cell table:style-name="ce1" office:value-type="float" office:value="0.342238" calcext:value-type="float">
            <text:p>3.42E-01</text:p>
          </table:table-cell>
          <table:table-cell office:value-type="float" office:value="-0.868523" calcext:value-type="float">
            <text:p>-0.868523</text:p>
          </table:table-cell>
          <table:table-cell table:style-name="ce1" office:value-type="float" office:value="-11.3956" calcext:value-type="float">
            <text:p>-1.14E+01</text:p>
          </table:table-cell>
          <table:table-cell table:number-columns-repeated="22"/>
          <table:table-cell table:formula="of:=[.AT118]+1" office:value-type="date" office:date-value="2020-06-20" calcext:value-type="date">
            <text:p>20/06/20</text:p>
          </table:table-cell>
          <table:table-cell table:formula="of:=AVERAGE([.S116:.S122])" office:value-type="float" office:value="1.02105914285714" calcext:value-type="float">
            <text:p>1.02105914285714</text:p>
          </table:table-cell>
          <table:table-cell table:formula="of:=[.P119]" office:value-type="float" office:value="0.422501" calcext:value-type="float">
            <text:p>0.422501</text:p>
          </table:table-cell>
          <table:table-cell table:formula="of:=AVERAGE([.R116:.R122])" office:value-type="float" office:value="0.126987342857143" calcext:value-type="float">
            <text:p>0.13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3182.39" calcext:value-type="float">
            <text:p>3182.39</text:p>
          </table:table-cell>
          <table:table-cell office:value-type="float" office:value="3180.28" calcext:value-type="float">
            <text:p>3180.28</text:p>
          </table:table-cell>
          <table:table-cell office:value-type="float" office:value="-1.09652" calcext:value-type="float">
            <text:p>-1.09652</text:p>
          </table:table-cell>
          <table:table-cell office:value-type="float" office:value="-49.72" calcext:value-type="float">
            <text:p>-49.72</text:p>
          </table:table-cell>
          <table:table-cell office:value-type="float" office:value="7156" calcext:value-type="float">
            <text:p>7156</text:p>
          </table:table-cell>
          <table:table-cell office:value-type="float" office:value="7189.43" calcext:value-type="float">
            <text:p>7189.43</text:p>
          </table:table-cell>
          <table:table-cell office:value-type="float" office:value="7215.73" calcext:value-type="float">
            <text:p>7215.73</text:p>
          </table:table-cell>
          <table:table-cell office:value-type="float" office:value="0.942646" calcext:value-type="float">
            <text:p>0.942646</text:p>
          </table:table-cell>
          <table:table-cell office:value-type="float" office:value="59.7332" calcext:value-type="float">
            <text:p>59.7332</text:p>
          </table:table-cell>
          <table:table-cell office:value-type="float" office:value="336" calcext:value-type="float">
            <text:p>336</text:p>
          </table:table-cell>
          <table:table-cell office:value-type="float" office:value="336.349" calcext:value-type="float">
            <text:p>336.349</text:p>
          </table:table-cell>
          <table:table-cell office:value-type="float" office:value="332.938" calcext:value-type="float">
            <text:p>332.938</text:p>
          </table:table-cell>
          <table:table-cell office:value-type="float" office:value="0.349199" calcext:value-type="float">
            <text:p>0.349199</text:p>
          </table:table-cell>
          <table:table-cell office:value-type="float" office:value="-3.06246" calcext:value-type="float">
            <text:p>-3.06246</text:p>
          </table:table-cell>
          <table:table-cell office:value-type="float" office:value="0.422218" calcext:value-type="float">
            <text:p>0.422218</text:p>
          </table:table-cell>
          <table:table-cell office:value-type="float" office:value="0.183678" calcext:value-type="float">
            <text:p>0.183678</text:p>
          </table:table-cell>
          <table:table-cell office:value-type="float" office:value="0.100586" calcext:value-type="float">
            <text:p>1.01E-01</text:p>
          </table:table-cell>
          <table:table-cell table:number-columns-repeated="2" office:value-type="float" office:value="1.05037" calcext:value-type="float">
            <text:p>1.05037</text:p>
          </table:table-cell>
          <table:table-cell table:style-name="ce1" office:value-type="float" office:value="0.342442" calcext:value-type="float">
            <text:p>3.42E-01</text:p>
          </table:table-cell>
          <table:table-cell office:value-type="float" office:value="-0.869308" calcext:value-type="float">
            <text:p>-0.869308</text:p>
          </table:table-cell>
          <table:table-cell table:style-name="ce1" office:value-type="float" office:value="-11.7578" calcext:value-type="float">
            <text:p>-1.18E+01</text:p>
          </table:table-cell>
          <table:table-cell table:number-columns-repeated="22"/>
          <table:table-cell table:formula="of:=[.AT119]+1" office:value-type="date" office:date-value="2020-06-21" calcext:value-type="date">
            <text:p>21/06/20</text:p>
          </table:table-cell>
          <table:table-cell table:formula="of:=AVERAGE([.S117:.S123])" office:value-type="float" office:value="1.01947885714286" calcext:value-type="float">
            <text:p>1.01947885714286</text:p>
          </table:table-cell>
          <table:table-cell table:formula="of:=[.P120]" office:value-type="float" office:value="0.422218" calcext:value-type="float">
            <text:p>0.422218</text:p>
          </table:table-cell>
          <table:table-cell table:formula="of:=AVERAGE([.R117:.R123])" office:value-type="float" office:value="0.128658771428571" calcext:value-type="float">
            <text:p>0.13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3214.89" calcext:value-type="float">
            <text:p>3214.89</text:p>
          </table:table-cell>
          <table:table-cell office:value-type="float" office:value="3212.03" calcext:value-type="float">
            <text:p>3212.03</text:p>
          </table:table-cell>
          <table:table-cell office:value-type="float" office:value="-0.54283" calcext:value-type="float">
            <text:p>-0.54283</text:p>
          </table:table-cell>
          <table:table-cell office:value-type="float" office:value="-26.9719" calcext:value-type="float">
            <text:p>-26.9719</text:p>
          </table:table-cell>
          <table:table-cell office:value-type="float" office:value="7172" calcext:value-type="float">
            <text:p>7172</text:p>
          </table:table-cell>
          <table:table-cell office:value-type="float" office:value="7226.43" calcext:value-type="float">
            <text:p>7226.43</text:p>
          </table:table-cell>
          <table:table-cell office:value-type="float" office:value="7251.64" calcext:value-type="float">
            <text:p>7251.64</text:p>
          </table:table-cell>
          <table:table-cell office:value-type="float" office:value="1.48788" calcext:value-type="float">
            <text:p>1.48788</text:p>
          </table:table-cell>
          <table:table-cell office:value-type="float" office:value="79.6382" calcext:value-type="float">
            <text:p>79.6382</text:p>
          </table:table-cell>
          <table:table-cell office:value-type="float" office:value="336" calcext:value-type="float">
            <text:p>336</text:p>
          </table:table-cell>
          <table:table-cell office:value-type="float" office:value="336.65" calcext:value-type="float">
            <text:p>336.65</text:p>
          </table:table-cell>
          <table:table-cell office:value-type="float" office:value="333.778" calcext:value-type="float">
            <text:p>333.778</text:p>
          </table:table-cell>
          <table:table-cell office:value-type="float" office:value="0.649764" calcext:value-type="float">
            <text:p>0.649764</text:p>
          </table:table-cell>
          <table:table-cell office:value-type="float" office:value="-2.22242" calcext:value-type="float">
            <text:p>-2.22242</text:p>
          </table:table-cell>
          <table:table-cell office:value-type="float" office:value="0.421905" calcext:value-type="float">
            <text:p>0.421905</text:p>
          </table:table-cell>
          <table:table-cell office:value-type="float" office:value="0.246575" calcext:value-type="float">
            <text:p>0.246575</text:p>
          </table:table-cell>
          <table:table-cell office:value-type="float" office:value="0.135716" calcext:value-type="float">
            <text:p>1.36E-01</text:p>
          </table:table-cell>
          <table:table-cell table:number-columns-repeated="2" office:value-type="float" office:value="1.0117" calcext:value-type="float">
            <text:p>1.0117</text:p>
          </table:table-cell>
          <table:table-cell table:style-name="ce1" office:value-type="float" office:value="0.34385" calcext:value-type="float">
            <text:p>3.44E-01</text:p>
          </table:table-cell>
          <table:table-cell office:value-type="float" office:value="-0.882957" calcext:value-type="float">
            <text:p>-0.882957</text:p>
          </table:table-cell>
          <table:table-cell table:style-name="ce1" office:value-type="float" office:value="-13.6025" calcext:value-type="float">
            <text:p>-1.36E+01</text:p>
          </table:table-cell>
          <table:table-cell table:number-columns-repeated="22"/>
          <table:table-cell table:formula="of:=[.AT120]+1" office:value-type="date" office:date-value="2020-06-22" calcext:value-type="date">
            <text:p>22/06/20</text:p>
          </table:table-cell>
          <table:table-cell table:formula="of:=AVERAGE([.S118:.S124])" office:value-type="float" office:value="1.01760014285714" calcext:value-type="float">
            <text:p>1.01760014285714</text:p>
          </table:table-cell>
          <table:table-cell table:formula="of:=[.P121]" office:value-type="float" office:value="0.421905" calcext:value-type="float">
            <text:p>0.421905</text:p>
          </table:table-cell>
          <table:table-cell table:formula="of:=AVERAGE([.R118:.R124])" office:value-type="float" office:value="0.130429485714286" calcext:value-type="float">
            <text:p>0.13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3246.16" calcext:value-type="float">
            <text:p>3246.16</text:p>
          </table:table-cell>
          <table:table-cell office:value-type="float" office:value="3246" calcext:value-type="float">
            <text:p>3246</text:p>
          </table:table-cell>
          <table:table-cell office:value-type="float" office:value="-1.17193" calcext:value-type="float">
            <text:p>-1.17193</text:p>
          </table:table-cell>
          <table:table-cell office:value-type="float" office:value="-52.9954" calcext:value-type="float">
            <text:p>-52.9954</text:p>
          </table:table-cell>
          <table:table-cell office:value-type="float" office:value="7239" calcext:value-type="float">
            <text:p>7239</text:p>
          </table:table-cell>
          <table:table-cell office:value-type="float" office:value="7264.57" calcext:value-type="float">
            <text:p>7264.57</text:p>
          </table:table-cell>
          <table:table-cell office:value-type="float" office:value="7293.67" calcext:value-type="float">
            <text:p>7293.67</text:p>
          </table:table-cell>
          <table:table-cell office:value-type="float" office:value="0.678967" calcext:value-type="float">
            <text:p>0.678967</text:p>
          </table:table-cell>
          <table:table-cell office:value-type="float" office:value="54.6715" calcext:value-type="float">
            <text:p>54.6715</text:p>
          </table:table-cell>
          <table:table-cell office:value-type="float" office:value="339" calcext:value-type="float">
            <text:p>339</text:p>
          </table:table-cell>
          <table:table-cell office:value-type="float" office:value="336.737" calcext:value-type="float">
            <text:p>336.737</text:p>
          </table:table-cell>
          <table:table-cell office:value-type="float" office:value="334.716" calcext:value-type="float">
            <text:p>334.716</text:p>
          </table:table-cell>
          <table:table-cell office:value-type="float" office:value="-2.26269" calcext:value-type="float">
            <text:p>-2.26269</text:p>
          </table:table-cell>
          <table:table-cell office:value-type="float" office:value="-4.28382" calcext:value-type="float">
            <text:p>-4.28382</text:p>
          </table:table-cell>
          <table:table-cell office:value-type="float" office:value="0.421562" calcext:value-type="float">
            <text:p>0.421562</text:p>
          </table:table-cell>
          <table:table-cell office:value-type="float" office:value="0.277848" calcext:value-type="float">
            <text:p>0.277848</text:p>
          </table:table-cell>
          <table:table-cell office:value-type="float" office:value="0.153694" calcext:value-type="float">
            <text:p>1.54E-01</text:p>
          </table:table-cell>
          <table:table-cell table:number-columns-repeated="2" office:value-type="float" office:value="0.992086" calcext:value-type="float">
            <text:p>0.992086</text:p>
          </table:table-cell>
          <table:table-cell table:style-name="ce1" office:value-type="float" office:value="0.344456" calcext:value-type="float">
            <text:p>3.44E-01</text:p>
          </table:table-cell>
          <table:table-cell office:value-type="float" office:value="-0.888834" calcext:value-type="float">
            <text:p>-0.888834</text:p>
          </table:table-cell>
          <table:table-cell table:style-name="ce1" office:value-type="float" office:value="-18.6065" calcext:value-type="float">
            <text:p>-1.86E+01</text:p>
          </table:table-cell>
          <table:table-cell table:number-columns-repeated="22"/>
          <table:table-cell table:formula="of:=[.AT121]+1" office:value-type="date" office:date-value="2020-06-23" calcext:value-type="date">
            <text:p>23/06/20</text:p>
          </table:table-cell>
          <table:table-cell table:formula="of:=AVERAGE([.S119:.S125])" office:value-type="float" office:value="1.01621871428571" calcext:value-type="float">
            <text:p>1.01621871428571</text:p>
          </table:table-cell>
          <table:table-cell table:formula="of:=[.P122]" office:value-type="float" office:value="0.421562" calcext:value-type="float">
            <text:p>0.421562</text:p>
          </table:table-cell>
          <table:table-cell table:formula="of:=AVERAGE([.R119:.R125])" office:value-type="float" office:value="0.131693628571429" calcext:value-type="float">
            <text:p>0.13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3288.54" calcext:value-type="float">
            <text:p>3288.54</text:p>
          </table:table-cell>
          <table:table-cell office:value-type="float" office:value="3278.47" calcext:value-type="float">
            <text:p>3278.47</text:p>
          </table:table-cell>
          <table:table-cell office:value-type="float" office:value="-1.17104" calcext:value-type="float">
            <text:p>-1.17104</text:p>
          </table:table-cell>
          <table:table-cell office:value-type="float" office:value="-63.5341" calcext:value-type="float">
            <text:p>-63.5341</text:p>
          </table:table-cell>
          <table:table-cell office:value-type="float" office:value="7323" calcext:value-type="float">
            <text:p>7323</text:p>
          </table:table-cell>
          <table:table-cell office:value-type="float" office:value="7318.03" calcext:value-type="float">
            <text:p>7318.03</text:p>
          </table:table-cell>
          <table:table-cell office:value-type="float" office:value="7333.2" calcext:value-type="float">
            <text:p>7333.2</text:p>
          </table:table-cell>
          <table:table-cell office:value-type="float" office:value="-0.129953" calcext:value-type="float">
            <text:p>-0.129953</text:p>
          </table:table-cell>
          <table:table-cell office:value-type="float" office:value="10.2003" calcext:value-type="float">
            <text:p>10.2003</text:p>
          </table:table-cell>
          <table:table-cell office:value-type="float" office:value="343" calcext:value-type="float">
            <text:p>343</text:p>
          </table:table-cell>
          <table:table-cell office:value-type="float" office:value="338.88" calcext:value-type="float">
            <text:p>338.88</text:p>
          </table:table-cell>
          <table:table-cell office:value-type="float" office:value="336.378" calcext:value-type="float">
            <text:p>336.378</text:p>
          </table:table-cell>
          <table:table-cell office:value-type="float" office:value="-4.12033" calcext:value-type="float">
            <text:p>-4.12033</text:p>
          </table:table-cell>
          <table:table-cell office:value-type="float" office:value="-6.62208" calcext:value-type="float">
            <text:p>-6.62208</text:p>
          </table:table-cell>
          <table:table-cell office:value-type="float" office:value="0.421189" calcext:value-type="float">
            <text:p>0.421189</text:p>
          </table:table-cell>
          <table:table-cell office:value-type="float" office:value="0.274659" calcext:value-type="float">
            <text:p>0.274659</text:p>
          </table:table-cell>
          <table:table-cell office:value-type="float" office:value="0.152677" calcext:value-type="float">
            <text:p>1.53E-01</text:p>
          </table:table-cell>
          <table:table-cell table:number-columns-repeated="2" office:value-type="float" office:value="0.993218" calcext:value-type="float">
            <text:p>0.993218</text:p>
          </table:table-cell>
          <table:table-cell table:style-name="ce1" office:value-type="float" office:value="0.344547" calcext:value-type="float">
            <text:p>3.45E-01</text:p>
          </table:table-cell>
          <table:table-cell office:value-type="float" office:value="-0.887887" calcext:value-type="float">
            <text:p>-0.887887</text:p>
          </table:table-cell>
          <table:table-cell table:style-name="ce1" office:value-type="float" office:value="-13.6311" calcext:value-type="float">
            <text:p>-1.36E+01</text:p>
          </table:table-cell>
          <table:table-cell table:number-columns-repeated="22"/>
          <table:table-cell table:formula="of:=[.AT122]+1" office:value-type="date" office:date-value="2020-06-24" calcext:value-type="date">
            <text:p>24/06/20</text:p>
          </table:table-cell>
          <table:table-cell table:formula="of:=AVERAGE([.S120:.S126])" office:value-type="float" office:value="1.01497442857143" calcext:value-type="float">
            <text:p>1.01497442857143</text:p>
          </table:table-cell>
          <table:table-cell table:formula="of:=[.P123]" office:value-type="float" office:value="0.421189" calcext:value-type="float">
            <text:p>0.421189</text:p>
          </table:table-cell>
          <table:table-cell table:formula="of:=AVERAGE([.R120:.R126])" office:value-type="float" office:value="0.132811428571429" calcext:value-type="float">
            <text:p>0.13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3338.51" calcext:value-type="float">
            <text:p>3338.51</text:p>
          </table:table-cell>
          <table:table-cell office:value-type="float" office:value="3326.01" calcext:value-type="float">
            <text:p>3326.01</text:p>
          </table:table-cell>
          <table:table-cell office:value-type="float" office:value="-0.529415" calcext:value-type="float">
            <text:p>-0.529415</text:p>
          </table:table-cell>
          <table:table-cell office:value-type="float" office:value="-36.989" calcext:value-type="float">
            <text:p>-36.989</text:p>
          </table:table-cell>
          <table:table-cell office:value-type="float" office:value="7395" calcext:value-type="float">
            <text:p>7395</text:p>
          </table:table-cell>
          <table:table-cell office:value-type="float" office:value="7382.29" calcext:value-type="float">
            <text:p>7382.29</text:p>
          </table:table-cell>
          <table:table-cell office:value-type="float" office:value="7391.34" calcext:value-type="float">
            <text:p>7391.34</text:p>
          </table:table-cell>
          <table:table-cell office:value-type="float" office:value="-0.329207" calcext:value-type="float">
            <text:p>-0.329207</text:p>
          </table:table-cell>
          <table:table-cell office:value-type="float" office:value="-3.65954" calcext:value-type="float">
            <text:p>-3.65954</text:p>
          </table:table-cell>
          <table:table-cell office:value-type="float" office:value="345" calcext:value-type="float">
            <text:p>345</text:p>
          </table:table-cell>
          <table:table-cell office:value-type="float" office:value="342.336" calcext:value-type="float">
            <text:p>342.336</text:p>
          </table:table-cell>
          <table:table-cell office:value-type="float" office:value="337.589" calcext:value-type="float">
            <text:p>337.589</text:p>
          </table:table-cell>
          <table:table-cell office:value-type="float" office:value="-2.66414" calcext:value-type="float">
            <text:p>-2.66414</text:p>
          </table:table-cell>
          <table:table-cell office:value-type="float" office:value="-7.41148" calcext:value-type="float">
            <text:p>-7.41148</text:p>
          </table:table-cell>
          <table:table-cell office:value-type="float" office:value="0.420787" calcext:value-type="float">
            <text:p>0.420787</text:p>
          </table:table-cell>
          <table:table-cell office:value-type="float" office:value="0.292762" calcext:value-type="float">
            <text:p>0.292762</text:p>
          </table:table-cell>
          <table:table-cell office:value-type="float" office:value="0.163526" calcext:value-type="float">
            <text:p>1.64E-01</text:p>
          </table:table-cell>
          <table:table-cell table:number-columns-repeated="2" office:value-type="float" office:value="0.981427" calcext:value-type="float">
            <text:p>0.981427</text:p>
          </table:table-cell>
          <table:table-cell table:style-name="ce1" office:value-type="float" office:value="0.344943" calcext:value-type="float">
            <text:p>3.45E-01</text:p>
          </table:table-cell>
          <table:table-cell office:value-type="float" office:value="-0.89096" calcext:value-type="float">
            <text:p>-0.89096</text:p>
          </table:table-cell>
          <table:table-cell table:style-name="ce1" office:value-type="float" office:value="-19.1" calcext:value-type="float">
            <text:p>-1.91E+01</text:p>
          </table:table-cell>
          <table:table-cell table:number-columns-repeated="22"/>
          <table:table-cell table:formula="of:=[.AT123]+1" office:value-type="date" office:date-value="2020-06-25" calcext:value-type="date">
            <text:p>25/06/20</text:p>
          </table:table-cell>
          <table:table-cell table:formula="of:=AVERAGE([.S121:.S127])" office:value-type="float" office:value="1.013703" calcext:value-type="float">
            <text:p>1.013703</text:p>
          </table:table-cell>
          <table:table-cell table:formula="of:=[.P124]" office:value-type="float" office:value="0.420787" calcext:value-type="float">
            <text:p>0.420787</text:p>
          </table:table-cell>
          <table:table-cell table:formula="of:=AVERAGE([.R121:.R127])" office:value-type="float" office:value="0.133949857142857" calcext:value-type="float">
            <text:p>0.13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390.63" calcext:value-type="float">
            <text:p>3390.63</text:p>
          </table:table-cell>
          <table:table-cell office:value-type="float" office:value="3387.11" calcext:value-type="float">
            <text:p>3387.11</text:p>
          </table:table-cell>
          <table:table-cell office:value-type="float" office:value="-1.26727" calcext:value-type="float">
            <text:p>-1.26727</text:p>
          </table:table-cell>
          <table:table-cell office:value-type="float" office:value="-62.8854" calcext:value-type="float">
            <text:p>-62.8854</text:p>
          </table:table-cell>
          <table:table-cell office:value-type="float" office:value="7476" calcext:value-type="float">
            <text:p>7476</text:p>
          </table:table-cell>
          <table:table-cell office:value-type="float" office:value="7451.01" calcext:value-type="float">
            <text:p>7451.01</text:p>
          </table:table-cell>
          <table:table-cell office:value-type="float" office:value="7466.47" calcext:value-type="float">
            <text:p>7466.47</text:p>
          </table:table-cell>
          <table:table-cell office:value-type="float" office:value="-0.639503" calcext:value-type="float">
            <text:p>-0.639503</text:p>
          </table:table-cell>
          <table:table-cell office:value-type="float" office:value="-9.53133" calcext:value-type="float">
            <text:p>-9.53133</text:p>
          </table:table-cell>
          <table:table-cell office:value-type="float" office:value="349" calcext:value-type="float">
            <text:p>349</text:p>
          </table:table-cell>
          <table:table-cell office:value-type="float" office:value="344.774" calcext:value-type="float">
            <text:p>344.774</text:p>
          </table:table-cell>
          <table:table-cell office:value-type="float" office:value="338.684" calcext:value-type="float">
            <text:p>338.684</text:p>
          </table:table-cell>
          <table:table-cell office:value-type="float" office:value="-4.22635" calcext:value-type="float">
            <text:p>-4.22635</text:p>
          </table:table-cell>
          <table:table-cell office:value-type="float" office:value="-10.3162" calcext:value-type="float">
            <text:p>-10.3162</text:p>
          </table:table-cell>
          <table:table-cell office:value-type="float" office:value="0.420354" calcext:value-type="float">
            <text:p>0.420354</text:p>
          </table:table-cell>
          <table:table-cell office:value-type="float" office:value="0.21029" calcext:value-type="float">
            <text:p>0.21029</text:p>
          </table:table-cell>
          <table:table-cell office:value-type="float" office:value="0.118018" calcext:value-type="float">
            <text:p>1.18E-01</text:p>
          </table:table-cell>
          <table:table-cell table:number-columns-repeated="2" office:value-type="float" office:value="1.03112" calcext:value-type="float">
            <text:p>1.03112</text:p>
          </table:table-cell>
          <table:table-cell table:style-name="ce1" office:value-type="float" office:value="0.343714" calcext:value-type="float">
            <text:p>3.44E-01</text:p>
          </table:table-cell>
          <table:table-cell office:value-type="float" office:value="-0.873951" calcext:value-type="float">
            <text:p>-0.873951</text:p>
          </table:table-cell>
          <table:table-cell table:style-name="ce1" office:value-type="float" office:value="-16.8702" calcext:value-type="float">
            <text:p>-1.69E+01</text:p>
          </table:table-cell>
          <table:table-cell table:number-columns-repeated="22"/>
          <table:table-cell table:formula="of:=[.AT124]+1" office:value-type="date" office:date-value="2020-06-26" calcext:value-type="date">
            <text:p>26/06/20</text:p>
          </table:table-cell>
          <table:table-cell table:formula="of:=AVERAGE([.S122:.S128])" office:value-type="float" office:value="1.01204442857143" calcext:value-type="float">
            <text:p>1.01204442857143</text:p>
          </table:table-cell>
          <table:table-cell table:formula="of:=[.P125]" office:value-type="float" office:value="0.420354" calcext:value-type="float">
            <text:p>0.420354</text:p>
          </table:table-cell>
          <table:table-cell table:formula="of:=AVERAGE([.R122:.R128])" office:value-type="float" office:value="0.135468857142857" calcext:value-type="float">
            <text:p>0.14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3446.46" calcext:value-type="float">
            <text:p>3446.46</text:p>
          </table:table-cell>
          <table:table-cell office:value-type="float" office:value="3433.24" calcext:value-type="float">
            <text:p>3433.24</text:p>
          </table:table-cell>
          <table:table-cell office:value-type="float" office:value="-3.43359" calcext:value-type="float">
            <text:p>-3.43359</text:p>
          </table:table-cell>
          <table:table-cell office:value-type="float" office:value="-175.763" calcext:value-type="float">
            <text:p>-175.763</text:p>
          </table:table-cell>
          <table:table-cell office:value-type="float" office:value="7577" calcext:value-type="float">
            <text:p>7577</text:p>
          </table:table-cell>
          <table:table-cell office:value-type="float" office:value="7520.27" calcext:value-type="float">
            <text:p>7520.27</text:p>
          </table:table-cell>
          <table:table-cell office:value-type="float" office:value="7518.97" calcext:value-type="float">
            <text:p>7518.97</text:p>
          </table:table-cell>
          <table:table-cell office:value-type="float" office:value="-1.45271" calcext:value-type="float">
            <text:p>-1.45271</text:p>
          </table:table-cell>
          <table:table-cell office:value-type="float" office:value="-58.0274" calcext:value-type="float">
            <text:p>-58.0274</text:p>
          </table:table-cell>
          <table:table-cell office:value-type="float" office:value="349" calcext:value-type="float">
            <text:p>349</text:p>
          </table:table-cell>
          <table:table-cell office:value-type="float" office:value="348.32" calcext:value-type="float">
            <text:p>348.32</text:p>
          </table:table-cell>
          <table:table-cell office:value-type="float" office:value="339.723" calcext:value-type="float">
            <text:p>339.723</text:p>
          </table:table-cell>
          <table:table-cell office:value-type="float" office:value="-0.679673" calcext:value-type="float">
            <text:p>-0.679673</text:p>
          </table:table-cell>
          <table:table-cell office:value-type="float" office:value="-9.27702" calcext:value-type="float">
            <text:p>-9.27702</text:p>
          </table:table-cell>
          <table:table-cell office:value-type="float" office:value="0.419922" calcext:value-type="float">
            <text:p>0.419922</text:p>
          </table:table-cell>
          <table:table-cell office:value-type="float" office:value="0.187044" calcext:value-type="float">
            <text:p>0.187044</text:p>
          </table:table-cell>
          <table:table-cell office:value-type="float" office:value="0.105463" calcext:value-type="float">
            <text:p>1.05E-01</text:p>
          </table:table-cell>
          <table:table-cell table:number-columns-repeated="2" office:value-type="float" office:value="1.0449" calcext:value-type="float">
            <text:p>1.0449</text:p>
          </table:table-cell>
          <table:table-cell table:style-name="ce1" office:value-type="float" office:value="0.343342" calcext:value-type="float">
            <text:p>3.43E-01</text:p>
          </table:table-cell>
          <table:table-cell office:value-type="float" office:value="-0.86838" calcext:value-type="float">
            <text:p>-0.86838</text:p>
          </table:table-cell>
          <table:table-cell table:style-name="ce1" office:value-type="float" office:value="-25.7361" calcext:value-type="float">
            <text:p>-2.57E+01</text:p>
          </table:table-cell>
          <table:table-cell table:number-columns-repeated="22"/>
          <table:table-cell table:formula="of:=[.AT125]+1" office:value-type="date" office:date-value="2020-06-27" calcext:value-type="date">
            <text:p>27/06/20</text:p>
          </table:table-cell>
          <table:table-cell table:formula="of:=AVERAGE([.S123:.S129])" office:value-type="float" office:value="1.01019857142857" calcext:value-type="float">
            <text:p>1.01019857142857</text:p>
          </table:table-cell>
          <table:table-cell table:formula="of:=[.P126]" office:value-type="float" office:value="0.419922" calcext:value-type="float">
            <text:p>0.419922</text:p>
          </table:table-cell>
          <table:table-cell table:formula="of:=AVERAGE([.R123:.R129])" office:value-type="float" office:value="0.13717" calcext:value-type="float">
            <text:p>0.14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3520.21" calcext:value-type="float">
            <text:p>3520.21</text:p>
          </table:table-cell>
          <table:table-cell office:value-type="float" office:value="3472.72" calcext:value-type="float">
            <text:p>3472.72</text:p>
          </table:table-cell>
          <table:table-cell office:value-type="float" office:value="-4.76619" calcext:value-type="float">
            <text:p>-4.76619</text:p>
          </table:table-cell>
          <table:table-cell office:value-type="float" office:value="-283.28" calcext:value-type="float">
            <text:p>-283.28</text:p>
          </table:table-cell>
          <table:table-cell office:value-type="float" office:value="7735" calcext:value-type="float">
            <text:p>7735</text:p>
          </table:table-cell>
          <table:table-cell office:value-type="float" office:value="7608.06" calcext:value-type="float">
            <text:p>7608.06</text:p>
          </table:table-cell>
          <table:table-cell office:value-type="float" office:value="7563.21" calcext:value-type="float">
            <text:p>7563.21</text:p>
          </table:table-cell>
          <table:table-cell office:value-type="float" office:value="-3.11473" calcext:value-type="float">
            <text:p>-3.11473</text:p>
          </table:table-cell>
          <table:table-cell office:value-type="float" office:value="-171.788" calcext:value-type="float">
            <text:p>-171.788</text:p>
          </table:table-cell>
          <table:table-cell office:value-type="float" office:value="348" calcext:value-type="float">
            <text:p>348</text:p>
          </table:table-cell>
          <table:table-cell office:value-type="float" office:value="349.391" calcext:value-type="float">
            <text:p>349.391</text:p>
          </table:table-cell>
          <table:table-cell office:value-type="float" office:value="340.046" calcext:value-type="float">
            <text:p>340.046</text:p>
          </table:table-cell>
          <table:table-cell office:value-type="float" office:value="1.39059" calcext:value-type="float">
            <text:p>1.39059</text:p>
          </table:table-cell>
          <table:table-cell office:value-type="float" office:value="-7.95412" calcext:value-type="float">
            <text:p>-7.95412</text:p>
          </table:table-cell>
          <table:table-cell office:value-type="float" office:value="0.41949" calcext:value-type="float">
            <text:p>0.41949</text:p>
          </table:table-cell>
          <table:table-cell office:value-type="float" office:value="0.191648" calcext:value-type="float">
            <text:p>0.191648</text:p>
          </table:table-cell>
          <table:table-cell office:value-type="float" office:value="0.108555" calcext:value-type="float">
            <text:p>1.09E-01</text:p>
          </table:table-cell>
          <table:table-cell table:number-columns-repeated="2" office:value-type="float" office:value="1.04147" calcext:value-type="float">
            <text:p>1.04147</text:p>
          </table:table-cell>
          <table:table-cell table:style-name="ce1" office:value-type="float" office:value="0.343612" calcext:value-type="float">
            <text:p>3.44E-01</text:p>
          </table:table-cell>
          <table:table-cell office:value-type="float" office:value="-0.86916" calcext:value-type="float">
            <text:p>-0.86916</text:p>
          </table:table-cell>
          <table:table-cell table:style-name="ce1" office:value-type="float" office:value="-23.7394" calcext:value-type="float">
            <text:p>-2.37E+01</text:p>
          </table:table-cell>
          <table:table-cell table:number-columns-repeated="22"/>
          <table:table-cell table:formula="of:=[.AT126]+1" office:value-type="date" office:date-value="2020-06-28" calcext:value-type="date">
            <text:p>28/06/20</text:p>
          </table:table-cell>
          <table:table-cell table:formula="of:=AVERAGE([.S124:.S130])" office:value-type="float" office:value="1.00837942857143" calcext:value-type="float">
            <text:p>1.00837942857143</text:p>
          </table:table-cell>
          <table:table-cell table:formula="of:=[.P127]" office:value-type="float" office:value="0.41949" calcext:value-type="float">
            <text:p>0.41949</text:p>
          </table:table-cell>
          <table:table-cell table:formula="of:=AVERAGE([.R124:.R130])" office:value-type="float" office:value="0.138841285714286" calcext:value-type="float">
            <text:p>0.14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614.7" calcext:value-type="float">
            <text:p>3614.7</text:p>
          </table:table-cell>
          <table:table-cell office:value-type="float" office:value="3501.86" calcext:value-type="float">
            <text:p>3501.86</text:p>
          </table:table-cell>
          <table:table-cell office:value-type="float" office:value="-4.64352" calcext:value-type="float">
            <text:p>-4.64352</text:p>
          </table:table-cell>
          <table:table-cell office:value-type="float" office:value="-358.143" calcext:value-type="float">
            <text:p>-358.143</text:p>
          </table:table-cell>
          <table:table-cell office:value-type="float" office:value="7833" calcext:value-type="float">
            <text:p>7833</text:p>
          </table:table-cell>
          <table:table-cell office:value-type="float" office:value="7723.39" calcext:value-type="float">
            <text:p>7723.39</text:p>
          </table:table-cell>
          <table:table-cell office:value-type="float" office:value="7595.2" calcext:value-type="float">
            <text:p>7595.2</text:p>
          </table:table-cell>
          <table:table-cell office:value-type="float" office:value="-2.51395" calcext:value-type="float">
            <text:p>-2.51395</text:p>
          </table:table-cell>
          <table:table-cell office:value-type="float" office:value="-237.804" calcext:value-type="float">
            <text:p>-237.804</text:p>
          </table:table-cell>
          <table:table-cell office:value-type="float" office:value="348" calcext:value-type="float">
            <text:p>348</text:p>
          </table:table-cell>
          <table:table-cell office:value-type="float" office:value="349.035" calcext:value-type="float">
            <text:p>349.035</text:p>
          </table:table-cell>
          <table:table-cell office:value-type="float" office:value="340.142" calcext:value-type="float">
            <text:p>340.142</text:p>
          </table:table-cell>
          <table:table-cell office:value-type="float" office:value="1.03482" calcext:value-type="float">
            <text:p>1.03482</text:p>
          </table:table-cell>
          <table:table-cell office:value-type="float" office:value="-7.85801" calcext:value-type="float">
            <text:p>-7.85801</text:p>
          </table:table-cell>
          <table:table-cell office:value-type="float" office:value="0.419058" calcext:value-type="float">
            <text:p>0.419058</text:p>
          </table:table-cell>
          <table:table-cell office:value-type="float" office:value="0.257207" calcext:value-type="float">
            <text:p>0.257207</text:p>
          </table:table-cell>
          <table:table-cell office:value-type="float" office:value="0.146349" calcext:value-type="float">
            <text:p>1.46E-01</text:p>
          </table:table-cell>
          <table:table-cell table:number-columns-repeated="2" office:value-type="float" office:value="1.00009" calcext:value-type="float">
            <text:p>1.00009</text:p>
          </table:table-cell>
          <table:table-cell table:style-name="ce1" office:value-type="float" office:value="0.345077" calcext:value-type="float">
            <text:p>3.45E-01</text:p>
          </table:table-cell>
          <table:table-cell office:value-type="float" office:value="-0.882849" calcext:value-type="float">
            <text:p>-0.882849</text:p>
          </table:table-cell>
          <table:table-cell table:style-name="ce1" office:value-type="float" office:value="-18.3465" calcext:value-type="float">
            <text:p>-1.83E+01</text:p>
          </table:table-cell>
          <table:table-cell table:number-columns-repeated="22"/>
          <table:table-cell table:formula="of:=[.AT127]+1" office:value-type="date" office:date-value="2020-06-29" calcext:value-type="date">
            <text:p>29/06/20</text:p>
          </table:table-cell>
          <table:table-cell table:formula="of:=AVERAGE([.S125:.S131])" office:value-type="float" office:value="1.00645928571429" calcext:value-type="float">
            <text:p>1.00645928571429</text:p>
          </table:table-cell>
          <table:table-cell table:formula="of:=[.P128]" office:value-type="float" office:value="0.419058" calcext:value-type="float">
            <text:p>0.419058</text:p>
          </table:table-cell>
          <table:table-cell table:formula="of:=AVERAGE([.R125:.R131])" office:value-type="float" office:value="0.140612" calcext:value-type="float">
            <text:p>0.14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3715.22" calcext:value-type="float">
            <text:p>3715.22</text:p>
          </table:table-cell>
          <table:table-cell office:value-type="float" office:value="3549.84" calcext:value-type="float">
            <text:p>3549.84</text:p>
          </table:table-cell>
          <table:table-cell table:style-name="ce1" office:value-type="float" office:value="-3.78428" calcext:value-type="float">
            <text:p>-3.78E+00</text:p>
          </table:table-cell>
          <table:table-cell office:value-type="float" office:value="-377.155" calcext:value-type="float">
            <text:p>-377.155</text:p>
          </table:table-cell>
          <table:table-cell office:value-type="float" office:value="7915" calcext:value-type="float">
            <text:p>7915</text:p>
          </table:table-cell>
          <table:table-cell office:value-type="float" office:value="7849.62" calcext:value-type="float">
            <text:p>7849.62</text:p>
          </table:table-cell>
          <table:table-cell office:value-type="float" office:value="7655.23" calcext:value-type="float">
            <text:p>7655.23</text:p>
          </table:table-cell>
          <table:table-cell office:value-type="float" office:value="-1.40479" calcext:value-type="float">
            <text:p>-1.40479</text:p>
          </table:table-cell>
          <table:table-cell office:value-type="float" office:value="-259.767" calcext:value-type="float">
            <text:p>-259.767</text:p>
          </table:table-cell>
          <table:table-cell office:value-type="float" office:value="349" calcext:value-type="float">
            <text:p>349</text:p>
          </table:table-cell>
          <table:table-cell office:value-type="float" office:value="348.956" calcext:value-type="float">
            <text:p>348.956</text:p>
          </table:table-cell>
          <table:table-cell office:value-type="float" office:value="342.321" calcext:value-type="float">
            <text:p>342.321</text:p>
          </table:table-cell>
          <table:table-cell office:value-type="float" office:value="-0.0438988" calcext:value-type="float">
            <text:p>-0.0438988</text:p>
          </table:table-cell>
          <table:table-cell office:value-type="float" office:value="-6.67897" calcext:value-type="float">
            <text:p>-6.67897</text:p>
          </table:table-cell>
          <table:table-cell office:value-type="float" office:value="0.418625" calcext:value-type="float">
            <text:p>0.418625</text:p>
          </table:table-cell>
          <table:table-cell office:value-type="float" office:value="0.289756" calcext:value-type="float">
            <text:p>0.289756</text:p>
          </table:table-cell>
          <table:table-cell office:value-type="float" office:value="0.165602" calcext:value-type="float">
            <text:p>1.66E-01</text:p>
          </table:table-cell>
          <table:table-cell table:number-columns-repeated="2" office:value-type="float" office:value="0.979165" calcext:value-type="float">
            <text:p>0.979165</text:p>
          </table:table-cell>
          <table:table-cell table:style-name="ce1" office:value-type="float" office:value="0.345724" calcext:value-type="float">
            <text:p>3.46E-01</text:p>
          </table:table-cell>
          <table:table-cell office:value-type="float" office:value="-0.888742" calcext:value-type="float">
            <text:p>-0.888742</text:p>
          </table:table-cell>
          <table:table-cell table:style-name="ce1" office:value-type="float" office:value="-14.3538" calcext:value-type="float">
            <text:p>-1.44E+01</text:p>
          </table:table-cell>
          <table:table-cell table:number-columns-repeated="22"/>
          <table:table-cell table:formula="of:=[.AT128]+1" office:value-type="date" office:date-value="2020-06-30" calcext:value-type="date">
            <text:p>30/06/20</text:p>
          </table:table-cell>
          <table:table-cell table:formula="of:=AVERAGE([.S126:.S132])" office:value-type="float" office:value="1.00528214285714" calcext:value-type="float">
            <text:p>1.00528214285714</text:p>
          </table:table-cell>
          <table:table-cell table:formula="of:=[.P129]" office:value-type="float" office:value="0.418625" calcext:value-type="float">
            <text:p>0.418625</text:p>
          </table:table-cell>
          <table:table-cell table:formula="of:=AVERAGE([.R126:.R132])" office:value-type="float" office:value="0.141876285714286" calcext:value-type="float">
            <text:p>0.14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3815.51" calcext:value-type="float">
            <text:p>3815.51</text:p>
          </table:table-cell>
          <table:table-cell office:value-type="float" office:value="3613.61" calcext:value-type="float">
            <text:p>3613.61</text:p>
          </table:table-cell>
          <table:table-cell office:value-type="float" office:value="-2.55451" calcext:value-type="float">
            <text:p>-2.55451</text:p>
          </table:table-cell>
          <table:table-cell office:value-type="float" office:value="-349.388" calcext:value-type="float">
            <text:p>-349.388</text:p>
          </table:table-cell>
          <table:table-cell office:value-type="float" office:value="7971" calcext:value-type="float">
            <text:p>7971</text:p>
          </table:table-cell>
          <table:table-cell office:value-type="float" office:value="7976.68" calcext:value-type="float">
            <text:p>7976.68</text:p>
          </table:table-cell>
          <table:table-cell office:value-type="float" office:value="7738.21" calcext:value-type="float">
            <text:p>7738.21</text:p>
          </table:table-cell>
          <table:table-cell office:value-type="float" office:value="0.118268" calcext:value-type="float">
            <text:p>0.118268</text:p>
          </table:table-cell>
          <table:table-cell office:value-type="float" office:value="-232.787" calcext:value-type="float">
            <text:p>-232.787</text:p>
          </table:table-cell>
          <table:table-cell office:value-type="float" office:value="349" calcext:value-type="float">
            <text:p>349</text:p>
          </table:table-cell>
          <table:table-cell office:value-type="float" office:value="349.66" calcext:value-type="float">
            <text:p>349.66</text:p>
          </table:table-cell>
          <table:table-cell office:value-type="float" office:value="345.843" calcext:value-type="float">
            <text:p>345.843</text:p>
          </table:table-cell>
          <table:table-cell office:value-type="float" office:value="0.660006" calcext:value-type="float">
            <text:p>0.660006</text:p>
          </table:table-cell>
          <table:table-cell office:value-type="float" office:value="-3.15679" calcext:value-type="float">
            <text:p>-3.15679</text:p>
          </table:table-cell>
          <table:table-cell office:value-type="float" office:value="0.418193" calcext:value-type="float">
            <text:p>0.418193</text:p>
          </table:table-cell>
          <table:table-cell office:value-type="float" office:value="0.286358" calcext:value-type="float">
            <text:p>0.286358</text:p>
          </table:table-cell>
          <table:table-cell office:value-type="float" office:value="0.164376" calcext:value-type="float">
            <text:p>1.64E-01</text:p>
          </table:table-cell>
          <table:table-cell table:number-columns-repeated="2" office:value-type="float" office:value="0.980484" calcext:value-type="float">
            <text:p>0.980484</text:p>
          </table:table-cell>
          <table:table-cell table:style-name="ce1" office:value-type="float" office:value="0.345843" calcext:value-type="float">
            <text:p>3.46E-01</text:p>
          </table:table-cell>
          <table:table-cell office:value-type="float" office:value="-0.88779" calcext:value-type="float">
            <text:p>-0.88779</text:p>
          </table:table-cell>
          <table:table-cell table:style-name="ce1" office:value-type="float" office:value="-16.9498" calcext:value-type="float">
            <text:p>-1.69E+01</text:p>
          </table:table-cell>
          <table:table-cell table:number-columns-repeated="22"/>
          <table:table-cell table:formula="of:=[.AT129]+1" office:value-type="date" office:date-value="2020-07-01" calcext:value-type="date">
            <text:p>01/07/20</text:p>
          </table:table-cell>
          <table:table-cell table:formula="of:=AVERAGE([.S127:.S133])" office:value-type="float" office:value="1.00448357142857" calcext:value-type="float">
            <text:p>1.00448357142857</text:p>
          </table:table-cell>
          <table:table-cell table:formula="of:=[.P130]" office:value-type="float" office:value="0.418193" calcext:value-type="float">
            <text:p>0.418193</text:p>
          </table:table-cell>
          <table:table-cell table:formula="of:=AVERAGE([.R127:.R133])" office:value-type="float" office:value="0.142994" calcext:value-type="float">
            <text:p>0.14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3904.87" calcext:value-type="float">
            <text:p>3904.87</text:p>
          </table:table-cell>
          <table:table-cell office:value-type="float" office:value="3678.42" calcext:value-type="float">
            <text:p>3678.42</text:p>
          </table:table-cell>
          <table:table-cell office:value-type="float" office:value="-1.97896" calcext:value-type="float">
            <text:p>-1.97896</text:p>
          </table:table-cell>
          <table:table-cell office:value-type="float" office:value="-341.583" calcext:value-type="float">
            <text:p>-341.583</text:p>
          </table:table-cell>
          <table:table-cell office:value-type="float" office:value="8046" calcext:value-type="float">
            <text:p>8046</text:p>
          </table:table-cell>
          <table:table-cell office:value-type="float" office:value="8087.09" calcext:value-type="float">
            <text:p>8087.09</text:p>
          </table:table-cell>
          <table:table-cell office:value-type="float" office:value="7822.9" calcext:value-type="float">
            <text:p>7822.9</text:p>
          </table:table-cell>
          <table:table-cell office:value-type="float" office:value="0.850415" calcext:value-type="float">
            <text:p>0.850415</text:p>
          </table:table-cell>
          <table:table-cell office:value-type="float" office:value="-223.102" calcext:value-type="float">
            <text:p>-223.102</text:p>
          </table:table-cell>
          <table:table-cell office:value-type="float" office:value="353" calcext:value-type="float">
            <text:p>353</text:p>
          </table:table-cell>
          <table:table-cell office:value-type="float" office:value="349.894" calcext:value-type="float">
            <text:p>349.894</text:p>
          </table:table-cell>
          <table:table-cell office:value-type="float" office:value="348.358" calcext:value-type="float">
            <text:p>348.358</text:p>
          </table:table-cell>
          <table:table-cell office:value-type="float" office:value="-3.10617" calcext:value-type="float">
            <text:p>-3.10617</text:p>
          </table:table-cell>
          <table:table-cell office:value-type="float" office:value="-4.64218" calcext:value-type="float">
            <text:p>-4.64218</text:p>
          </table:table-cell>
          <table:table-cell office:value-type="float" office:value="0.417761" calcext:value-type="float">
            <text:p>0.417761</text:p>
          </table:table-cell>
          <table:table-cell office:value-type="float" office:value="0.305157" calcext:value-type="float">
            <text:p>0.305157</text:p>
          </table:table-cell>
          <table:table-cell office:value-type="float" office:value="0.175921" calcext:value-type="float">
            <text:p>1.76E-01</text:p>
          </table:table-cell>
          <table:table-cell table:number-columns-repeated="2" office:value-type="float" office:value="0.967986" calcext:value-type="float">
            <text:p>0.967986</text:p>
          </table:table-cell>
          <table:table-cell table:style-name="ce1" office:value-type="float" office:value="0.346253" calcext:value-type="float">
            <text:p>3.46E-01</text:p>
          </table:table-cell>
          <table:table-cell office:value-type="float" office:value="-0.890873" calcext:value-type="float">
            <text:p>-0.890873</text:p>
          </table:table-cell>
          <table:table-cell table:style-name="ce1" office:value-type="float" office:value="-12.6531" calcext:value-type="float">
            <text:p>-1.27E+01</text:p>
          </table:table-cell>
          <table:table-cell table:number-columns-repeated="22"/>
          <table:table-cell table:formula="of:=[.AT130]+1" office:value-type="date" office:date-value="2020-07-02" calcext:value-type="date">
            <text:p>02/07/20</text:p>
          </table:table-cell>
          <table:table-cell table:formula="of:=AVERAGE([.S128:.S134])" office:value-type="float" office:value="1.00388928571429" calcext:value-type="float">
            <text:p>1.00388928571429</text:p>
          </table:table-cell>
          <table:table-cell table:formula="of:=[.P131]" office:value-type="float" office:value="0.417761" calcext:value-type="float">
            <text:p>0.417761</text:p>
          </table:table-cell>
          <table:table-cell table:formula="of:=AVERAGE([.R128:.R134])" office:value-type="float" office:value="0.144132428571429" calcext:value-type="float">
            <text:p>0.14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3990.91" calcext:value-type="float">
            <text:p>3990.91</text:p>
          </table:table-cell>
          <table:table-cell office:value-type="float" office:value="3758.98" calcext:value-type="float">
            <text:p>3758.98</text:p>
          </table:table-cell>
          <table:table-cell office:value-type="float" office:value="-1.32536" calcext:value-type="float">
            <text:p>-1.32536</text:p>
          </table:table-cell>
          <table:table-cell office:value-type="float" office:value="-309.023" calcext:value-type="float">
            <text:p>-309.023</text:p>
          </table:table-cell>
          <table:table-cell office:value-type="float" office:value="8139" calcext:value-type="float">
            <text:p>8139</text:p>
          </table:table-cell>
          <table:table-cell office:value-type="float" office:value="8192.77" calcext:value-type="float">
            <text:p>8192.77</text:p>
          </table:table-cell>
          <table:table-cell office:value-type="float" office:value="7926.98" calcext:value-type="float">
            <text:p>7926.98</text:p>
          </table:table-cell>
          <table:table-cell office:value-type="float" office:value="1.11003" calcext:value-type="float">
            <text:p>1.11003</text:p>
          </table:table-cell>
          <table:table-cell office:value-type="float" office:value="-212.024" calcext:value-type="float">
            <text:p>-212.024</text:p>
          </table:table-cell>
          <table:table-cell office:value-type="float" office:value="353" calcext:value-type="float">
            <text:p>353</text:p>
          </table:table-cell>
          <table:table-cell office:value-type="float" office:value="352.794" calcext:value-type="float">
            <text:p>352.794</text:p>
          </table:table-cell>
          <table:table-cell office:value-type="float" office:value="352.008" calcext:value-type="float">
            <text:p>352.008</text:p>
          </table:table-cell>
          <table:table-cell office:value-type="float" office:value="-0.206481" calcext:value-type="float">
            <text:p>-0.206481</text:p>
          </table:table-cell>
          <table:table-cell office:value-type="float" office:value="-0.992293" calcext:value-type="float">
            <text:p>-0.992293</text:p>
          </table:table-cell>
          <table:table-cell office:value-type="float" office:value="0.422127" calcext:value-type="float">
            <text:p>0.422127</text:p>
          </table:table-cell>
          <table:table-cell office:value-type="float" office:value="0.21914" calcext:value-type="float">
            <text:p>0.21914</text:p>
          </table:table-cell>
          <table:table-cell office:value-type="float" office:value="0.126868" calcext:value-type="float">
            <text:p>1.27E-01</text:p>
          </table:table-cell>
          <table:table-cell table:style-name="ce1" office:value-type="float" office:value="1.02288" calcext:value-type="float">
            <text:p>1.02E+00</text:p>
          </table:table-cell>
          <table:table-cell office:value-type="float" office:value="1.02288" calcext:value-type="float">
            <text:p>1.02288</text:p>
          </table:table-cell>
          <table:table-cell table:style-name="ce1" office:value-type="float" office:value="0.342953" calcext:value-type="float">
            <text:p>3.43E-01</text:p>
          </table:table-cell>
          <table:table-cell office:value-type="float" office:value="-0.874037" calcext:value-type="float">
            <text:p>-0.874037</text:p>
          </table:table-cell>
          <table:table-cell table:style-name="ce1" office:value-type="float" office:value="-14.7399" calcext:value-type="float">
            <text:p>-1.47E+01</text:p>
          </table:table-cell>
          <table:table-cell table:number-columns-repeated="22"/>
          <table:table-cell table:formula="of:=[.AT131]+1" office:value-type="date" office:date-value="2020-07-03" calcext:value-type="date">
            <text:p>03/07/20</text:p>
          </table:table-cell>
          <table:table-cell table:formula="of:=AVERAGE([.S129:.S135])" office:value-type="float" office:value="1.00314085714286" calcext:value-type="float">
            <text:p>1.00314085714286</text:p>
          </table:table-cell>
          <table:table-cell table:formula="of:=[.P132]" office:value-type="float" office:value="0.422127" calcext:value-type="float">
            <text:p>0.422127</text:p>
          </table:table-cell>
          <table:table-cell table:formula="of:=AVERAGE([.R129:.R135])" office:value-type="float" office:value="0.145651285714286" calcext:value-type="float">
            <text:p>0.15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4063.33" calcext:value-type="float">
            <text:p>4063.33</text:p>
          </table:table-cell>
          <table:table-cell office:value-type="float" office:value="3865.38" calcext:value-type="float">
            <text:p>3865.38</text:p>
          </table:table-cell>
          <table:table-cell office:value-type="float" office:value="-0.901289" calcext:value-type="float">
            <text:p>-0.901289</text:p>
          </table:table-cell>
          <table:table-cell office:value-type="float" office:value="-249.622" calcext:value-type="float">
            <text:p>-249.622</text:p>
          </table:table-cell>
          <table:table-cell office:value-type="float" office:value="8213" calcext:value-type="float">
            <text:p>8213</text:p>
          </table:table-cell>
          <table:table-cell office:value-type="float" office:value="8275.49" calcext:value-type="float">
            <text:p>8275.49</text:p>
          </table:table-cell>
          <table:table-cell office:value-type="float" office:value="8056.12" calcext:value-type="float">
            <text:p>8056.12</text:p>
          </table:table-cell>
          <table:table-cell office:value-type="float" office:value="1.3157" calcext:value-type="float">
            <text:p>1.3157</text:p>
          </table:table-cell>
          <table:table-cell office:value-type="float" office:value="-156.883" calcext:value-type="float">
            <text:p>-156.883</text:p>
          </table:table-cell>
          <table:table-cell office:value-type="float" office:value="351" calcext:value-type="float">
            <text:p>351</text:p>
          </table:table-cell>
          <table:table-cell office:value-type="float" office:value="353.684" calcext:value-type="float">
            <text:p>353.684</text:p>
          </table:table-cell>
          <table:table-cell office:value-type="float" office:value="353.244" calcext:value-type="float">
            <text:p>353.244</text:p>
          </table:table-cell>
          <table:table-cell office:value-type="float" office:value="2.68444" calcext:value-type="float">
            <text:p>2.68444</text:p>
          </table:table-cell>
          <table:table-cell office:value-type="float" office:value="2.24397" calcext:value-type="float">
            <text:p>2.24397</text:p>
          </table:table-cell>
          <table:table-cell office:value-type="float" office:value="0.426431" calcext:value-type="float">
            <text:p>0.426431</text:p>
          </table:table-cell>
          <table:table-cell office:value-type="float" office:value="0.194868" calcext:value-type="float">
            <text:p>0.194868</text:p>
          </table:table-cell>
          <table:table-cell office:value-type="float" office:value="0.113287" calcext:value-type="float">
            <text:p>1.13E-01</text:p>
          </table:table-cell>
          <table:table-cell table:number-columns-repeated="2" office:value-type="float" office:value="1.03931" calcext:value-type="float">
            <text:p>1.03931</text:p>
          </table:table-cell>
          <table:table-cell table:style-name="ce1" office:value-type="float" office:value="0.340575" calcext:value-type="float">
            <text:p>3.41E-01</text:p>
          </table:table-cell>
          <table:table-cell office:value-type="float" office:value="-0.868741" calcext:value-type="float">
            <text:p>-0.868741</text:p>
          </table:table-cell>
          <table:table-cell table:style-name="ce1" office:value-type="float" office:value="-19.2713" calcext:value-type="float">
            <text:p>-1.93E+01</text:p>
          </table:table-cell>
          <table:table-cell table:number-columns-repeated="22"/>
          <table:table-cell table:formula="of:=[.AT132]+1" office:value-type="date" office:date-value="2020-07-04" calcext:value-type="date">
            <text:p>04/07/20</text:p>
          </table:table-cell>
          <table:table-cell table:formula="of:=AVERAGE([.S130:.S136])" office:value-type="float" office:value="1.00243242857143" calcext:value-type="float">
            <text:p>1.00243242857143</text:p>
          </table:table-cell>
          <table:table-cell table:formula="of:=[.P133]" office:value-type="float" office:value="0.426431" calcext:value-type="float">
            <text:p>0.426431</text:p>
          </table:table-cell>
          <table:table-cell table:formula="of:=AVERAGE([.R130:.R136])" office:value-type="float" office:value="0.147352285714286" calcext:value-type="float">
            <text:p>0.15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4127.6" calcext:value-type="float">
            <text:p>4127.6</text:p>
          </table:table-cell>
          <table:table-cell office:value-type="float" office:value="4003.63" calcext:value-type="float">
            <text:p>4003.63</text:p>
          </table:table-cell>
          <table:table-cell office:value-type="float" office:value="-0.215793" calcext:value-type="float">
            <text:p>-0.215793</text:p>
          </table:table-cell>
          <table:table-cell office:value-type="float" office:value="-136.371" calcext:value-type="float">
            <text:p>-136.371</text:p>
          </table:table-cell>
          <table:table-cell office:value-type="float" office:value="8263" calcext:value-type="float">
            <text:p>8263</text:p>
          </table:table-cell>
          <table:table-cell office:value-type="float" office:value="8347.61" calcext:value-type="float">
            <text:p>8347.61</text:p>
          </table:table-cell>
          <table:table-cell office:value-type="float" office:value="8225.88" calcext:value-type="float">
            <text:p>8225.88</text:p>
          </table:table-cell>
          <table:table-cell office:value-type="float" office:value="1.76894" calcext:value-type="float">
            <text:p>1.76894</text:p>
          </table:table-cell>
          <table:table-cell office:value-type="float" office:value="-37.1154" calcext:value-type="float">
            <text:p>-37.1154</text:p>
          </table:table-cell>
          <table:table-cell office:value-type="float" office:value="348" calcext:value-type="float">
            <text:p>348</text:p>
          </table:table-cell>
          <table:table-cell office:value-type="float" office:value="352.573" calcext:value-type="float">
            <text:p>352.573</text:p>
          </table:table-cell>
          <table:table-cell office:value-type="float" office:value="353.135" calcext:value-type="float">
            <text:p>353.135</text:p>
          </table:table-cell>
          <table:table-cell office:value-type="float" office:value="4.57254" calcext:value-type="float">
            <text:p>4.57254</text:p>
          </table:table-cell>
          <table:table-cell office:value-type="float" office:value="5.13537" calcext:value-type="float">
            <text:p>5.13537</text:p>
          </table:table-cell>
          <table:table-cell office:value-type="float" office:value="0.430674" calcext:value-type="float">
            <text:p>0.430674</text:p>
          </table:table-cell>
          <table:table-cell office:value-type="float" office:value="0.199617" calcext:value-type="float">
            <text:p>0.199617</text:p>
          </table:table-cell>
          <table:table-cell office:value-type="float" office:value="0.116524" calcext:value-type="float">
            <text:p>1.17E-01</text:p>
          </table:table-cell>
          <table:table-cell table:number-columns-repeated="2" office:value-type="float" office:value="1.03731" calcext:value-type="float">
            <text:p>1.03731</text:p>
          </table:table-cell>
          <table:table-cell table:style-name="ce1" office:value-type="float" office:value="0.338888" calcext:value-type="float">
            <text:p>3.39E-01</text:p>
          </table:table-cell>
          <table:table-cell office:value-type="float" office:value="-0.869766" calcext:value-type="float">
            <text:p>-0.869766</text:p>
          </table:table-cell>
          <table:table-cell table:style-name="ce1" office:value-type="float" office:value="-13.5023" calcext:value-type="float">
            <text:p>-1.35E+01</text:p>
          </table:table-cell>
          <table:table-cell table:number-columns-repeated="22"/>
          <table:table-cell table:formula="of:=[.AT133]+1" office:value-type="date" office:date-value="2020-07-05" calcext:value-type="date">
            <text:p>05/07/20</text:p>
          </table:table-cell>
          <table:table-cell table:formula="of:=AVERAGE([.S131:.S137])" office:value-type="float" office:value="1.00196985714286" calcext:value-type="float">
            <text:p>1.00196985714286</text:p>
          </table:table-cell>
          <table:table-cell table:formula="of:=[.P134]" office:value-type="float" office:value="0.430674" calcext:value-type="float">
            <text:p>0.430674</text:p>
          </table:table-cell>
          <table:table-cell table:formula="of:=AVERAGE([.R131:.R137])" office:value-type="float" office:value="0.149023571428571" calcext:value-type="float">
            <text:p>0.15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4182.98" calcext:value-type="float">
            <text:p>4182.98</text:p>
          </table:table-cell>
          <table:table-cell office:value-type="float" office:value="4135.82" calcext:value-type="float">
            <text:p>4135.82</text:p>
          </table:table-cell>
          <table:table-cell office:value-type="float" office:value="0.519303" calcext:value-type="float">
            <text:p>0.519303</text:p>
          </table:table-cell>
          <table:table-cell office:value-type="float" office:value="-17.1805" calcext:value-type="float">
            <text:p>-17.1805</text:p>
          </table:table-cell>
          <table:table-cell office:value-type="float" office:value="8301" calcext:value-type="float">
            <text:p>8301</text:p>
          </table:table-cell>
          <table:table-cell office:value-type="float" office:value="8410.54" calcext:value-type="float">
            <text:p>8410.54</text:p>
          </table:table-cell>
          <table:table-cell office:value-type="float" office:value="8387.81" calcext:value-type="float">
            <text:p>8387.81</text:p>
          </table:table-cell>
          <table:table-cell office:value-type="float" office:value="2.26186" calcext:value-type="float">
            <text:p>2.26186</text:p>
          </table:table-cell>
          <table:table-cell office:value-type="float" office:value="86.8071" calcext:value-type="float">
            <text:p>86.8071</text:p>
          </table:table-cell>
          <table:table-cell office:value-type="float" office:value="350" calcext:value-type="float">
            <text:p>350</text:p>
          </table:table-cell>
          <table:table-cell office:value-type="float" office:value="350.16" calcext:value-type="float">
            <text:p>350.16</text:p>
          </table:table-cell>
          <table:table-cell office:value-type="float" office:value="353.31" calcext:value-type="float">
            <text:p>353.31</text:p>
          </table:table-cell>
          <table:table-cell office:value-type="float" office:value="0.159805" calcext:value-type="float">
            <text:p>0.159805</text:p>
          </table:table-cell>
          <table:table-cell office:value-type="float" office:value="3.30973" calcext:value-type="float">
            <text:p>3.30973</text:p>
          </table:table-cell>
          <table:table-cell office:value-type="float" office:value="0.434855" calcext:value-type="float">
            <text:p>0.434855</text:p>
          </table:table-cell>
          <table:table-cell office:value-type="float" office:value="0.26784" calcext:value-type="float">
            <text:p>0.26784</text:p>
          </table:table-cell>
          <table:table-cell office:value-type="float" office:value="0.156981" calcext:value-type="float">
            <text:p>1.57E-01</text:p>
          </table:table-cell>
          <table:table-cell table:number-columns-repeated="2" office:value-type="float" office:value="0.994851" calcext:value-type="float">
            <text:p>0.994851</text:p>
          </table:table-cell>
          <table:table-cell table:style-name="ce1" office:value-type="float" office:value="0.338425" calcext:value-type="float">
            <text:p>3.38E-01</text:p>
          </table:table-cell>
          <table:table-cell office:value-type="float" office:value="-0.883446" calcext:value-type="float">
            <text:p>-0.883446</text:p>
          </table:table-cell>
          <table:table-cell table:style-name="ce1" office:value-type="float" office:value="-13.5179" calcext:value-type="float">
            <text:p>-1.35E+01</text:p>
          </table:table-cell>
          <table:table-cell table:number-columns-repeated="22"/>
          <table:table-cell table:formula="of:=[.AT134]+1" office:value-type="date" office:date-value="2020-07-06" calcext:value-type="date">
            <text:p>06/07/20</text:p>
          </table:table-cell>
          <table:table-cell table:style-name="ce1" table:formula="of:=AVERAGE([.S132:.S138])" office:value-type="float" office:value="1.00162128571429" calcext:value-type="float">
            <text:p>1.00E+00</text:p>
          </table:table-cell>
          <table:table-cell table:formula="of:=[.P135]" office:value-type="float" office:value="0.434855" calcext:value-type="float">
            <text:p>0.434855</text:p>
          </table:table-cell>
          <table:table-cell table:formula="of:=AVERAGE([.R132:.R138])" office:value-type="float" office:value="0.150794285714286" calcext:value-type="float">
            <text:p>0.15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4236.1" calcext:value-type="float">
            <text:p>4236.1</text:p>
          </table:table-cell>
          <table:table-cell office:value-type="float" office:value="4261.65" calcext:value-type="float">
            <text:p>4261.65</text:p>
          </table:table-cell>
          <table:table-cell office:value-type="float" office:value="0.502839" calcext:value-type="float">
            <text:p>0.502839</text:p>
          </table:table-cell>
          <table:table-cell office:value-type="float" office:value="54.6511" calcext:value-type="float">
            <text:p>54.6511</text:p>
          </table:table-cell>
          <table:table-cell office:value-type="float" office:value="8366" calcext:value-type="float">
            <text:p>8366</text:p>
          </table:table-cell>
          <table:table-cell office:value-type="float" office:value="8476.78" calcext:value-type="float">
            <text:p>8476.78</text:p>
          </table:table-cell>
          <table:table-cell office:value-type="float" office:value="8546.06" calcext:value-type="float">
            <text:p>8546.06</text:p>
          </table:table-cell>
          <table:table-cell office:value-type="float" office:value="2.258" calcext:value-type="float">
            <text:p>2.258</text:p>
          </table:table-cell>
          <table:table-cell office:value-type="float" office:value="180.063" calcext:value-type="float">
            <text:p>180.063</text:p>
          </table:table-cell>
          <table:table-cell office:value-type="float" office:value="351" calcext:value-type="float">
            <text:p>351</text:p>
          </table:table-cell>
          <table:table-cell office:value-type="float" office:value="350.865" calcext:value-type="float">
            <text:p>350.865</text:p>
          </table:table-cell>
          <table:table-cell office:value-type="float" office:value="354.254" calcext:value-type="float">
            <text:p>354.254</text:p>
          </table:table-cell>
          <table:table-cell office:value-type="float" office:value="-0.134931" calcext:value-type="float">
            <text:p>-0.134931</text:p>
          </table:table-cell>
          <table:table-cell office:value-type="float" office:value="3.25397" calcext:value-type="float">
            <text:p>3.25397</text:p>
          </table:table-cell>
          <table:table-cell office:value-type="float" office:value="0.438975" calcext:value-type="float">
            <text:p>0.438975</text:p>
          </table:table-cell>
          <table:table-cell office:value-type="float" office:value="0.301663" calcext:value-type="float">
            <text:p>0.301663</text:p>
          </table:table-cell>
          <table:table-cell office:value-type="float" office:value="0.177509" calcext:value-type="float">
            <text:p>1.78E-01</text:p>
          </table:table-cell>
          <table:table-cell table:number-columns-repeated="2" office:value-type="float" office:value="0.974206" calcext:value-type="float">
            <text:p>0.974206</text:p>
          </table:table-cell>
          <table:table-cell table:style-name="ce1" office:value-type="float" office:value="0.337205" calcext:value-type="float">
            <text:p>3.37E-01</text:p>
          </table:table-cell>
          <table:table-cell office:value-type="float" office:value="-0.889378" calcext:value-type="float">
            <text:p>-0.889378</text:p>
          </table:table-cell>
          <table:table-cell table:style-name="ce1" office:value-type="float" office:value="-13.0506" calcext:value-type="float">
            <text:p>-1.31E+01</text:p>
          </table:table-cell>
          <table:table-cell table:number-columns-repeated="22"/>
          <table:table-cell table:formula="of:=[.AT135]+1" office:value-type="date" office:date-value="2020-07-07" calcext:value-type="date">
            <text:p>07/07/20</text:p>
          </table:table-cell>
          <table:table-cell table:formula="of:=AVERAGE([.S133:.S139])" office:value-type="float" office:value="1.00157128571429" calcext:value-type="float">
            <text:p>1.00157128571429</text:p>
          </table:table-cell>
          <table:table-cell table:formula="of:=[.P136]" office:value-type="float" office:value="0.438975" calcext:value-type="float">
            <text:p>0.438975</text:p>
          </table:table-cell>
          <table:table-cell table:formula="of:=AVERAGE([.R133:.R139])" office:value-type="float" office:value="0.152058571428571" calcext:value-type="float">
            <text:p>0.15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4292.2" calcext:value-type="float">
            <text:p>4292.2</text:p>
          </table:table-cell>
          <table:table-cell office:value-type="float" office:value="4368.35" calcext:value-type="float">
            <text:p>4368.35</text:p>
          </table:table-cell>
          <table:table-cell office:value-type="float" office:value="0.774065" calcext:value-type="float">
            <text:p>0.774065</text:p>
          </table:table-cell>
          <table:table-cell office:value-type="float" office:value="120.345" calcext:value-type="float">
            <text:p>120.345</text:p>
          </table:table-cell>
          <table:table-cell office:value-type="float" office:value="8454" calcext:value-type="float">
            <text:p>8454</text:p>
          </table:table-cell>
          <table:table-cell office:value-type="float" office:value="8546.64" calcext:value-type="float">
            <text:p>8546.64</text:p>
          </table:table-cell>
          <table:table-cell office:value-type="float" office:value="8679.57" calcext:value-type="float">
            <text:p>8679.57</text:p>
          </table:table-cell>
          <table:table-cell office:value-type="float" office:value="1.91108" calcext:value-type="float">
            <text:p>1.91108</text:p>
          </table:table-cell>
          <table:table-cell office:value-type="float" office:value="225.569" calcext:value-type="float">
            <text:p>225.569</text:p>
          </table:table-cell>
          <table:table-cell office:value-type="float" office:value="351" calcext:value-type="float">
            <text:p>351</text:p>
          </table:table-cell>
          <table:table-cell office:value-type="float" office:value="351.798" calcext:value-type="float">
            <text:p>351.798</text:p>
          </table:table-cell>
          <table:table-cell office:value-type="float" office:value="354.691" calcext:value-type="float">
            <text:p>354.691</text:p>
          </table:table-cell>
          <table:table-cell office:value-type="float" office:value="0.798003" calcext:value-type="float">
            <text:p>0.798003</text:p>
          </table:table-cell>
          <table:table-cell office:value-type="float" office:value="3.69146" calcext:value-type="float">
            <text:p>3.69146</text:p>
          </table:table-cell>
          <table:table-cell office:value-type="float" office:value="0.443033" calcext:value-type="float">
            <text:p>0.443033</text:p>
          </table:table-cell>
          <table:table-cell office:value-type="float" office:value="0.298057" calcext:value-type="float">
            <text:p>0.298057</text:p>
          </table:table-cell>
          <table:table-cell office:value-type="float" office:value="0.176075" calcext:value-type="float">
            <text:p>1.76E-01</text:p>
          </table:table-cell>
          <table:table-cell table:number-columns-repeated="2" office:value-type="float" office:value="0.977246" calcext:value-type="float">
            <text:p>0.977246</text:p>
          </table:table-cell>
          <table:table-cell table:style-name="ce1" office:value-type="float" office:value="0.335509" calcext:value-type="float">
            <text:p>3.36E-01</text:p>
          </table:table-cell>
          <table:table-cell office:value-type="float" office:value="-0.88859" calcext:value-type="float">
            <text:p>-0.88859</text:p>
          </table:table-cell>
          <table:table-cell table:style-name="ce1" office:value-type="float" office:value="-13.1136" calcext:value-type="float">
            <text:p>-1.31E+01</text:p>
          </table:table-cell>
          <table:table-cell table:number-columns-repeated="22"/>
          <table:table-cell table:formula="of:=[.AT136]+1" office:value-type="date" office:date-value="2020-07-08" calcext:value-type="date">
            <text:p>08/07/20</text:p>
          </table:table-cell>
          <table:table-cell table:formula="of:=AVERAGE([.S134:.S140])" office:value-type="float" office:value="1.001467" calcext:value-type="float">
            <text:p>1.001467</text:p>
          </table:table-cell>
          <table:table-cell table:formula="of:=[.P137]" office:value-type="float" office:value="0.443033" calcext:value-type="float">
            <text:p>0.443033</text:p>
          </table:table-cell>
          <table:table-cell table:formula="of:=AVERAGE([.R134:.R140])" office:value-type="float" office:value="0.153176428571429" calcext:value-type="float">
            <text:p>0.15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4347.39" calcext:value-type="float">
            <text:p>4347.39</text:p>
          </table:table-cell>
          <table:table-cell office:value-type="float" office:value="4463.76" calcext:value-type="float">
            <text:p>4463.76</text:p>
          </table:table-cell>
          <table:table-cell office:value-type="float" office:value="1.1175" calcext:value-type="float">
            <text:p>1.1175</text:p>
          </table:table-cell>
          <table:table-cell office:value-type="float" office:value="178.764" calcext:value-type="float">
            <text:p>178.764</text:p>
          </table:table-cell>
          <table:table-cell office:value-type="float" office:value="8522" calcext:value-type="float">
            <text:p>8522</text:p>
          </table:table-cell>
          <table:table-cell office:value-type="float" office:value="8614.19" calcext:value-type="float">
            <text:p>8614.19</text:p>
          </table:table-cell>
          <table:table-cell office:value-type="float" office:value="8795.95" calcext:value-type="float">
            <text:p>8795.95</text:p>
          </table:table-cell>
          <table:table-cell office:value-type="float" office:value="1.95348" calcext:value-type="float">
            <text:p>1.95348</text:p>
          </table:table-cell>
          <table:table-cell office:value-type="float" office:value="273.945" calcext:value-type="float">
            <text:p>273.945</text:p>
          </table:table-cell>
          <table:table-cell office:value-type="float" office:value="352" calcext:value-type="float">
            <text:p>352</text:p>
          </table:table-cell>
          <table:table-cell office:value-type="float" office:value="352.096" calcext:value-type="float">
            <text:p>352.096</text:p>
          </table:table-cell>
          <table:table-cell office:value-type="float" office:value="357.77" calcext:value-type="float">
            <text:p>357.77</text:p>
          </table:table-cell>
          <table:table-cell office:value-type="float" office:value="0.096147" calcext:value-type="float">
            <text:p>0.096147</text:p>
          </table:table-cell>
          <table:table-cell office:value-type="float" office:value="5.77023" calcext:value-type="float">
            <text:p>5.77023</text:p>
          </table:table-cell>
          <table:table-cell office:value-type="float" office:value="0.44703" calcext:value-type="float">
            <text:p>0.44703</text:p>
          </table:table-cell>
          <table:table-cell office:value-type="float" office:value="0.317552" calcext:value-type="float">
            <text:p>0.317552</text:p>
          </table:table-cell>
          <table:table-cell office:value-type="float" office:value="0.188316" calcext:value-type="float">
            <text:p>1.88E-01</text:p>
          </table:table-cell>
          <table:table-cell table:number-columns-repeated="2" office:value-type="float" office:value="0.965546" calcext:value-type="float">
            <text:p>0.965546</text:p>
          </table:table-cell>
          <table:table-cell table:style-name="ce1" office:value-type="float" office:value="0.334149" calcext:value-type="float">
            <text:p>3.34E-01</text:p>
          </table:table-cell>
          <table:table-cell office:value-type="float" office:value="-0.891718" calcext:value-type="float">
            <text:p>-0.891718</text:p>
          </table:table-cell>
          <table:table-cell table:style-name="ce1" office:value-type="float" office:value="-14.3386" calcext:value-type="float">
            <text:p>-1.43E+01</text:p>
          </table:table-cell>
          <table:table-cell table:number-columns-repeated="22"/>
          <table:table-cell table:formula="of:=[.AT137]+1" office:value-type="date" office:date-value="2020-07-09" calcext:value-type="date">
            <text:p>09/07/20</text:p>
          </table:table-cell>
          <table:table-cell table:formula="of:=AVERAGE([.S135:.S141])" office:value-type="float" office:value="1.00114985714286" calcext:value-type="float">
            <text:p>1.00114985714286</text:p>
          </table:table-cell>
          <table:table-cell table:formula="of:=[.P138]" office:value-type="float" office:value="0.44703" calcext:value-type="float">
            <text:p>0.44703</text:p>
          </table:table-cell>
          <table:table-cell table:formula="of:=AVERAGE([.R135:.R141])" office:value-type="float" office:value="0.154315" calcext:value-type="float">
            <text:p>0.15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4399.36" calcext:value-type="float">
            <text:p>4399.36</text:p>
          </table:table-cell>
          <table:table-cell office:value-type="float" office:value="4553.47" calcext:value-type="float">
            <text:p>4553.47</text:p>
          </table:table-cell>
          <table:table-cell office:value-type="float" office:value="1.51278" calcext:value-type="float">
            <text:p>1.51278</text:p>
          </table:table-cell>
          <table:table-cell office:value-type="float" office:value="236.466" calcext:value-type="float">
            <text:p>236.466</text:p>
          </table:table-cell>
          <table:table-cell office:value-type="float" office:value="8572" calcext:value-type="float">
            <text:p>8572</text:p>
          </table:table-cell>
          <table:table-cell office:value-type="float" office:value="8677.87" calcext:value-type="float">
            <text:p>8677.87</text:p>
          </table:table-cell>
          <table:table-cell office:value-type="float" office:value="8904.44" calcext:value-type="float">
            <text:p>8904.44</text:p>
          </table:table-cell>
          <table:table-cell office:value-type="float" office:value="2.30403" calcext:value-type="float">
            <text:p>2.30403</text:p>
          </table:table-cell>
          <table:table-cell office:value-type="float" office:value="332.442" calcext:value-type="float">
            <text:p>332.442</text:p>
          </table:table-cell>
          <table:table-cell office:value-type="float" office:value="352" calcext:value-type="float">
            <text:p>352</text:p>
          </table:table-cell>
          <table:table-cell office:value-type="float" office:value="352.904" calcext:value-type="float">
            <text:p>352.904</text:p>
          </table:table-cell>
          <table:table-cell office:value-type="float" office:value="358.83" calcext:value-type="float">
            <text:p>358.83</text:p>
          </table:table-cell>
          <table:table-cell office:value-type="float" office:value="0.904462" calcext:value-type="float">
            <text:p>0.904462</text:p>
          </table:table-cell>
          <table:table-cell office:value-type="float" office:value="6.83" calcext:value-type="float">
            <text:p>6.83</text:p>
          </table:table-cell>
          <table:table-cell office:value-type="float" office:value="0.447285" calcext:value-type="float">
            <text:p>0.447285</text:p>
          </table:table-cell>
          <table:table-cell office:value-type="float" office:value="0.227989" calcext:value-type="float">
            <text:p>0.227989</text:p>
          </table:table-cell>
          <table:table-cell office:value-type="float" office:value="0.135718" calcext:value-type="float">
            <text:p>1.36E-01</text:p>
          </table:table-cell>
          <table:table-cell table:number-columns-repeated="2" office:value-type="float" office:value="1.02253" calcext:value-type="float">
            <text:p>1.02253</text:p>
          </table:table-cell>
          <table:table-cell table:style-name="ce1" office:value-type="float" office:value="0.332665" calcext:value-type="float">
            <text:p>3.33E-01</text:p>
          </table:table-cell>
          <table:table-cell office:value-type="float" office:value="-0.87524" calcext:value-type="float">
            <text:p>-0.87524</text:p>
          </table:table-cell>
          <table:table-cell table:style-name="ce1" office:value-type="float" office:value="-13.0889" calcext:value-type="float">
            <text:p>-1.31E+01</text:p>
          </table:table-cell>
          <table:table-cell table:number-columns-repeated="22"/>
          <table:table-cell table:formula="of:=[.AT138]+1" office:value-type="date" office:date-value="2020-07-10" calcext:value-type="date">
            <text:p>10/07/20</text:p>
          </table:table-cell>
          <table:table-cell table:formula="of:=AVERAGE([.S136:.S142])" office:value-type="float" office:value="1.000264" calcext:value-type="float">
            <text:p>1.000264</text:p>
          </table:table-cell>
          <table:table-cell table:formula="of:=[.P139]" office:value-type="float" office:value="0.447285" calcext:value-type="float">
            <text:p>0.447285</text:p>
          </table:table-cell>
          <table:table-cell table:formula="of:=AVERAGE([.R136:.R142])" office:value-type="float" office:value="0.155833857142857" calcext:value-type="float">
            <text:p>0.16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4434.34" calcext:value-type="float">
            <text:p>4434.34</text:p>
          </table:table-cell>
          <table:table-cell office:value-type="float" office:value="4626.92" calcext:value-type="float">
            <text:p>4626.92</text:p>
          </table:table-cell>
          <table:table-cell office:value-type="float" office:value="1.65112" calcext:value-type="float">
            <text:p>1.65112</text:p>
          </table:table-cell>
          <table:table-cell office:value-type="float" office:value="278.916" calcext:value-type="float">
            <text:p>278.916</text:p>
          </table:table-cell>
          <table:table-cell office:value-type="float" office:value="8655" calcext:value-type="float">
            <text:p>8655</text:p>
          </table:table-cell>
          <table:table-cell office:value-type="float" office:value="8715.04" calcext:value-type="float">
            <text:p>8715.04</text:p>
          </table:table-cell>
          <table:table-cell office:value-type="float" office:value="8985.97" calcext:value-type="float">
            <text:p>8985.97</text:p>
          </table:table-cell>
          <table:table-cell office:value-type="float" office:value="1.3775" calcext:value-type="float">
            <text:p>1.3775</text:p>
          </table:table-cell>
          <table:table-cell office:value-type="float" office:value="330.971" calcext:value-type="float">
            <text:p>330.971</text:p>
          </table:table-cell>
          <table:table-cell office:value-type="float" office:value="352" calcext:value-type="float">
            <text:p>352</text:p>
          </table:table-cell>
          <table:table-cell office:value-type="float" office:value="353.158" calcext:value-type="float">
            <text:p>353.158</text:p>
          </table:table-cell>
          <table:table-cell office:value-type="float" office:value="357.878" calcext:value-type="float">
            <text:p>357.878</text:p>
          </table:table-cell>
          <table:table-cell office:value-type="float" office:value="1.1576" calcext:value-type="float">
            <text:p>1.1576</text:p>
          </table:table-cell>
          <table:table-cell office:value-type="float" office:value="5.87837" calcext:value-type="float">
            <text:p>5.87837</text:p>
          </table:table-cell>
          <table:table-cell office:value-type="float" office:value="0.44754" calcext:value-type="float">
            <text:p>0.44754</text:p>
          </table:table-cell>
          <table:table-cell office:value-type="float" office:value="0.202693" calcext:value-type="float">
            <text:p>0.202693</text:p>
          </table:table-cell>
          <table:table-cell office:value-type="float" office:value="0.121112" calcext:value-type="float">
            <text:p>1.21E-01</text:p>
          </table:table-cell>
          <table:table-cell table:number-columns-repeated="2" office:value-type="float" office:value="1.03858" calcext:value-type="float">
            <text:p>1.03858</text:p>
          </table:table-cell>
          <table:table-cell table:style-name="ce1" office:value-type="float" office:value="0.332029" calcext:value-type="float">
            <text:p>3.32E-01</text:p>
          </table:table-cell>
          <table:table-cell office:value-type="float" office:value="-0.869886" calcext:value-type="float">
            <text:p>-0.869886</text:p>
          </table:table-cell>
          <table:table-cell table:style-name="ce1" office:value-type="float" office:value="-13.9059" calcext:value-type="float">
            <text:p>-1.39E+01</text:p>
          </table:table-cell>
          <table:table-cell table:number-columns-repeated="22"/>
          <table:table-cell table:formula="of:=[.AT139]+1" office:value-type="date" office:date-value="2020-07-11" calcext:value-type="date">
            <text:p>11/07/20</text:p>
          </table:table-cell>
          <table:table-cell table:formula="of:=AVERAGE([.S137:.S143])" office:value-type="float" office:value="0.999689428571429" calcext:value-type="float">
            <text:p>0.999689428571429</text:p>
          </table:table-cell>
          <table:table-cell table:formula="of:=[.P140]" office:value-type="float" office:value="0.44754" calcext:value-type="float">
            <text:p>0.44754</text:p>
          </table:table-cell>
          <table:table-cell table:formula="of:=AVERAGE([.R137:.R143])" office:value-type="float" office:value="0.156855428571429" calcext:value-type="float">
            <text:p>0.16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4471.92" calcext:value-type="float">
            <text:p>4471.92</text:p>
          </table:table-cell>
          <table:table-cell office:value-type="float" office:value="4682.88" calcext:value-type="float">
            <text:p>4682.88</text:p>
          </table:table-cell>
          <table:table-cell office:value-type="float" office:value="1.96572" calcext:value-type="float">
            <text:p>1.96572</text:p>
          </table:table-cell>
          <table:table-cell office:value-type="float" office:value="312.88" calcext:value-type="float">
            <text:p>312.88</text:p>
          </table:table-cell>
          <table:table-cell office:value-type="float" office:value="8692" calcext:value-type="float">
            <text:p>8692</text:p>
          </table:table-cell>
          <table:table-cell office:value-type="float" office:value="8759.91" calcext:value-type="float">
            <text:p>8759.91</text:p>
          </table:table-cell>
          <table:table-cell office:value-type="float" office:value="9045.7" calcext:value-type="float">
            <text:p>9045.7</text:p>
          </table:table-cell>
          <table:table-cell office:value-type="float" office:value="1.58209" calcext:value-type="float">
            <text:p>1.58209</text:p>
          </table:table-cell>
          <table:table-cell office:value-type="float" office:value="353.7" calcext:value-type="float">
            <text:p>353.7</text:p>
          </table:table-cell>
          <table:table-cell office:value-type="float" office:value="352" calcext:value-type="float">
            <text:p>352</text:p>
          </table:table-cell>
          <table:table-cell office:value-type="float" office:value="353.25" calcext:value-type="float">
            <text:p>353.25</text:p>
          </table:table-cell>
          <table:table-cell office:value-type="float" office:value="355.604" calcext:value-type="float">
            <text:p>355.604</text:p>
          </table:table-cell>
          <table:table-cell office:value-type="float" office:value="1.24975" calcext:value-type="float">
            <text:p>1.24975</text:p>
          </table:table-cell>
          <table:table-cell office:value-type="float" office:value="3.60385" calcext:value-type="float">
            <text:p>3.60385</text:p>
          </table:table-cell>
          <table:table-cell office:value-type="float" office:value="0.447796" calcext:value-type="float">
            <text:p>0.447796</text:p>
          </table:table-cell>
          <table:table-cell office:value-type="float" office:value="0.207586" calcext:value-type="float">
            <text:p>0.207586</text:p>
          </table:table-cell>
          <table:table-cell office:value-type="float" office:value="0.124494" calcext:value-type="float">
            <text:p>1.24E-01</text:p>
          </table:table-cell>
          <table:table-cell table:number-columns-repeated="2" office:value-type="float" office:value="1.03509" calcext:value-type="float">
            <text:p>1.03509</text:p>
          </table:table-cell>
          <table:table-cell table:style-name="ce1" office:value-type="float" office:value="0.332009" calcext:value-type="float">
            <text:p>3.32E-01</text:p>
          </table:table-cell>
          <table:table-cell office:value-type="float" office:value="-0.870676" calcext:value-type="float">
            <text:p>-0.870676</text:p>
          </table:table-cell>
          <table:table-cell table:style-name="ce1" office:value-type="float" office:value="-13.9279" calcext:value-type="float">
            <text:p>-1.39E+01</text:p>
          </table:table-cell>
          <table:table-cell table:number-columns-repeated="22"/>
          <table:table-cell table:formula="of:=[.AT140]+1" office:value-type="date" office:date-value="2020-07-12" calcext:value-type="date">
            <text:p>12/07/20</text:p>
          </table:table-cell>
          <table:table-cell table:formula="of:=AVERAGE([.S138:.S144])" office:value-type="float" office:value="0.999617285714286" calcext:value-type="float">
            <text:p>0.999617285714286</text:p>
          </table:table-cell>
          <table:table-cell table:formula="of:=[.P141]" office:value-type="float" office:value="0.447796" calcext:value-type="float">
            <text:p>0.447796</text:p>
          </table:table-cell>
          <table:table-cell table:formula="of:=AVERAGE([.R138:.R144])" office:value-type="float" office:value="0.157191571428571" calcext:value-type="float">
            <text:p>0.16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4504.65" calcext:value-type="float">
            <text:p>4504.65</text:p>
          </table:table-cell>
          <table:table-cell office:value-type="float" office:value="4723" calcext:value-type="float">
            <text:p>4723</text:p>
          </table:table-cell>
          <table:table-cell office:value-type="float" office:value="2.23362" calcext:value-type="float">
            <text:p>2.23362</text:p>
          </table:table-cell>
          <table:table-cell office:value-type="float" office:value="334" calcext:value-type="float">
            <text:p>334</text:p>
          </table:table-cell>
          <table:table-cell office:value-type="float" office:value="8737" calcext:value-type="float">
            <text:p>8737</text:p>
          </table:table-cell>
          <table:table-cell office:value-type="float" office:value="8800.79" calcext:value-type="float">
            <text:p>8800.79</text:p>
          </table:table-cell>
          <table:table-cell office:value-type="float" office:value="9088.66" calcext:value-type="float">
            <text:p>9088.66</text:p>
          </table:table-cell>
          <table:table-cell office:value-type="float" office:value="1.48876" calcext:value-type="float">
            <text:p>1.48876</text:p>
          </table:table-cell>
          <table:table-cell office:value-type="float" office:value="351.656" calcext:value-type="float">
            <text:p>351.656</text:p>
          </table:table-cell>
          <table:table-cell office:value-type="float" office:value="353" calcext:value-type="float">
            <text:p>353</text:p>
          </table:table-cell>
          <table:table-cell office:value-type="float" office:value="353.289" calcext:value-type="float">
            <text:p>353.289</text:p>
          </table:table-cell>
          <table:table-cell office:value-type="float" office:value="356.412" calcext:value-type="float">
            <text:p>356.412</text:p>
          </table:table-cell>
          <table:table-cell office:value-type="float" office:value="0.289392" calcext:value-type="float">
            <text:p>0.289392</text:p>
          </table:table-cell>
          <table:table-cell office:value-type="float" office:value="3.4115" calcext:value-type="float">
            <text:p>3.4115</text:p>
          </table:table-cell>
          <table:table-cell office:value-type="float" office:value="0.448051" calcext:value-type="float">
            <text:p>0.448051</text:p>
          </table:table-cell>
          <table:table-cell office:value-type="float" office:value="0.278472" calcext:value-type="float">
            <text:p>0.278472</text:p>
          </table:table-cell>
          <table:table-cell office:value-type="float" office:value="0.167613" calcext:value-type="float">
            <text:p>1.68E-01</text:p>
          </table:table-cell>
          <table:table-cell table:number-columns-repeated="2" office:value-type="float" office:value="0.98865" calcext:value-type="float">
            <text:p>0.98865</text:p>
          </table:table-cell>
          <table:table-cell table:style-name="ce1" office:value-type="float" office:value="0.333145" calcext:value-type="float">
            <text:p>3.33E-01</text:p>
          </table:table-cell>
          <table:table-cell office:value-type="float" office:value="-0.883939" calcext:value-type="float">
            <text:p>-0.883939</text:p>
          </table:table-cell>
          <table:table-cell table:style-name="ce1" office:value-type="float" office:value="-13.6643" calcext:value-type="float">
            <text:p>-1.37E+01</text:p>
          </table:table-cell>
          <table:table-cell table:number-columns-repeated="22"/>
          <table:table-cell table:formula="of:=[.AT141]+1" office:value-type="date" office:date-value="2020-07-13" calcext:value-type="date">
            <text:p>13/07/20</text:p>
          </table:table-cell>
          <table:table-cell table:formula="of:=AVERAGE([.S139:.S145])" office:value-type="float" office:value="1.00005371428571" calcext:value-type="float">
            <text:p>1.00005371428571</text:p>
          </table:table-cell>
          <table:table-cell table:formula="of:=[.P142]" office:value-type="float" office:value="0.448051" calcext:value-type="float">
            <text:p>0.448051</text:p>
          </table:table-cell>
          <table:table-cell table:formula="of:=AVERAGE([.R139:.R145])" office:value-type="float" office:value="0.156840571428571" calcext:value-type="float">
            <text:p>0.16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4541.39" calcext:value-type="float">
            <text:p>4541.39</text:p>
          </table:table-cell>
          <table:table-cell office:value-type="float" office:value="4767.67" calcext:value-type="float">
            <text:p>4767.67</text:p>
          </table:table-cell>
          <table:table-cell office:value-type="float" office:value="2.06893" calcext:value-type="float">
            <text:p>2.06893</text:p>
          </table:table-cell>
          <table:table-cell office:value-type="float" office:value="333.674" calcext:value-type="float">
            <text:p>333.674</text:p>
          </table:table-cell>
          <table:table-cell office:value-type="float" office:value="8795" calcext:value-type="float">
            <text:p>8795</text:p>
          </table:table-cell>
          <table:table-cell office:value-type="float" office:value="8851.73" calcext:value-type="float">
            <text:p>8851.73</text:p>
          </table:table-cell>
          <table:table-cell office:value-type="float" office:value="9141.89" calcext:value-type="float">
            <text:p>9141.89</text:p>
          </table:table-cell>
          <table:table-cell office:value-type="float" office:value="1.31228" calcext:value-type="float">
            <text:p>1.31228</text:p>
          </table:table-cell>
          <table:table-cell office:value-type="float" office:value="346.886" calcext:value-type="float">
            <text:p>346.886</text:p>
          </table:table-cell>
          <table:table-cell office:value-type="float" office:value="355" calcext:value-type="float">
            <text:p>355</text:p>
          </table:table-cell>
          <table:table-cell office:value-type="float" office:value="354.015" calcext:value-type="float">
            <text:p>354.015</text:p>
          </table:table-cell>
          <table:table-cell office:value-type="float" office:value="357.432" calcext:value-type="float">
            <text:p>357.432</text:p>
          </table:table-cell>
          <table:table-cell office:value-type="float" office:value="-0.984875" calcext:value-type="float">
            <text:p>-0.984875</text:p>
          </table:table-cell>
          <table:table-cell office:value-type="float" office:value="2.43227" calcext:value-type="float">
            <text:p>2.43227</text:p>
          </table:table-cell>
          <table:table-cell office:value-type="float" office:value="0.448306" calcext:value-type="float">
            <text:p>0.448306</text:p>
          </table:table-cell>
          <table:table-cell office:value-type="float" office:value="0.308815" calcext:value-type="float">
            <text:p>0.308815</text:p>
          </table:table-cell>
          <table:table-cell office:value-type="float" office:value="0.18466" calcext:value-type="float">
            <text:p>1.85E-01</text:p>
          </table:table-cell>
          <table:table-cell table:number-columns-repeated="2" office:value-type="float" office:value="0.970184" calcext:value-type="float">
            <text:p>0.970184</text:p>
          </table:table-cell>
          <table:table-cell table:style-name="ce1" office:value-type="float" office:value="0.333497" calcext:value-type="float">
            <text:p>3.33E-01</text:p>
          </table:table-cell>
          <table:table-cell office:value-type="float" office:value="-0.889667" calcext:value-type="float">
            <text:p>-0.889667</text:p>
          </table:table-cell>
          <table:table-cell table:style-name="ce1" office:value-type="float" office:value="-12.6584" calcext:value-type="float">
            <text:p>-1.27E+01</text:p>
          </table:table-cell>
          <table:table-cell table:number-columns-repeated="22"/>
          <table:table-cell table:formula="of:=[.AT142]+1" office:value-type="date" office:date-value="2020-07-14" calcext:value-type="date">
            <text:p>14/07/20</text:p>
          </table:table-cell>
          <table:table-cell table:formula="of:=AVERAGE([.S140:.S146])" office:value-type="float" office:value="1.00101085714286" calcext:value-type="float">
            <text:p>1.00101085714286</text:p>
          </table:table-cell>
          <table:table-cell table:formula="of:=[.P143]" office:value-type="float" office:value="0.448306" calcext:value-type="float">
            <text:p>0.448306</text:p>
          </table:table-cell>
          <table:table-cell table:formula="of:=AVERAGE([.R140:.R146])" office:value-type="float" office:value="0.156084857142857" calcext:value-type="float">
            <text:p>0.16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4582.32" calcext:value-type="float">
            <text:p>4582.32</text:p>
          </table:table-cell>
          <table:table-cell office:value-type="float" office:value="4815.12" calcext:value-type="float">
            <text:p>4815.12</text:p>
          </table:table-cell>
          <table:table-cell office:value-type="float" office:value="1.84117" calcext:value-type="float">
            <text:p>1.84117</text:p>
          </table:table-cell>
          <table:table-cell office:value-type="float" office:value="327.122" calcext:value-type="float">
            <text:p>327.122</text:p>
          </table:table-cell>
          <table:table-cell office:value-type="float" office:value="8875" calcext:value-type="float">
            <text:p>8875</text:p>
          </table:table-cell>
          <table:table-cell office:value-type="float" office:value="8908.01" calcext:value-type="float">
            <text:p>8908.01</text:p>
          </table:table-cell>
          <table:table-cell office:value-type="float" office:value="9200.08" calcext:value-type="float">
            <text:p>9200.08</text:p>
          </table:table-cell>
          <table:table-cell office:value-type="float" office:value="0.772743" calcext:value-type="float">
            <text:p>0.772743</text:p>
          </table:table-cell>
          <table:table-cell office:value-type="float" office:value="325.076" calcext:value-type="float">
            <text:p>325.076</text:p>
          </table:table-cell>
          <table:table-cell office:value-type="float" office:value="355" calcext:value-type="float">
            <text:p>355</text:p>
          </table:table-cell>
          <table:table-cell office:value-type="float" office:value="355.646" calcext:value-type="float">
            <text:p>355.646</text:p>
          </table:table-cell>
          <table:table-cell office:value-type="float" office:value="357.811" calcext:value-type="float">
            <text:p>357.811</text:p>
          </table:table-cell>
          <table:table-cell office:value-type="float" office:value="0.646365" calcext:value-type="float">
            <text:p>0.646365</text:p>
          </table:table-cell>
          <table:table-cell office:value-type="float" office:value="2.81097" calcext:value-type="float">
            <text:p>2.81097</text:p>
          </table:table-cell>
          <table:table-cell office:value-type="float" office:value="0.448561" calcext:value-type="float">
            <text:p>0.448561</text:p>
          </table:table-cell>
          <table:table-cell office:value-type="float" office:value="0.30041" calcext:value-type="float">
            <text:p>0.30041</text:p>
          </table:table-cell>
          <table:table-cell office:value-type="float" office:value="0.178428" calcext:value-type="float">
            <text:p>1.78E-01</text:p>
          </table:table-cell>
          <table:table-cell table:number-columns-repeated="2" office:value-type="float" office:value="0.976741" calcext:value-type="float">
            <text:p>0.976741</text:p>
          </table:table-cell>
          <table:table-cell table:style-name="ce1" office:value-type="float" office:value="0.333329" calcext:value-type="float">
            <text:p>3.33E-01</text:p>
          </table:table-cell>
          <table:table-cell office:value-type="float" office:value="-0.888767" calcext:value-type="float">
            <text:p>-0.888767</text:p>
          </table:table-cell>
          <table:table-cell table:style-name="ce1" office:value-type="float" office:value="-13.1123" calcext:value-type="float">
            <text:p>-1.31E+01</text:p>
          </table:table-cell>
          <table:table-cell table:number-columns-repeated="22"/>
          <table:table-cell table:formula="of:=[.AT143]+1" office:value-type="date" office:date-value="2020-07-15" calcext:value-type="date">
            <text:p>15/07/20</text:p>
          </table:table-cell>
          <table:table-cell table:formula="of:=AVERAGE([.S141:.S147])" office:value-type="float" office:value="1.00244371428571" calcext:value-type="float">
            <text:p>1.00244371428571</text:p>
          </table:table-cell>
          <table:table-cell table:formula="of:=[.P144]" office:value-type="float" office:value="0.448561" calcext:value-type="float">
            <text:p>0.448561</text:p>
          </table:table-cell>
          <table:table-cell table:formula="of:=AVERAGE([.R141:.R147])" office:value-type="float" office:value="0.154970285714286" calcext:value-type="float">
            <text:p>0.15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4627.65" calcext:value-type="float">
            <text:p>4627.65</text:p>
          </table:table-cell>
          <table:table-cell office:value-type="float" office:value="4853.98" calcext:value-type="float">
            <text:p>4853.98</text:p>
          </table:table-cell>
          <table:table-cell office:value-type="float" office:value="1.97876" calcext:value-type="float">
            <text:p>1.97876</text:p>
          </table:table-cell>
          <table:table-cell office:value-type="float" office:value="325.976" calcext:value-type="float">
            <text:p>325.976</text:p>
          </table:table-cell>
          <table:table-cell office:value-type="float" office:value="8972" calcext:value-type="float">
            <text:p>8972</text:p>
          </table:table-cell>
          <table:table-cell office:value-type="float" office:value="8968.99" calcext:value-type="float">
            <text:p>8968.99</text:p>
          </table:table-cell>
          <table:table-cell office:value-type="float" office:value="9245.88" calcext:value-type="float">
            <text:p>9245.88</text:p>
          </table:table-cell>
          <table:table-cell office:value-type="float" office:value="-0.0720169" calcext:value-type="float">
            <text:p>-0.0720169</text:p>
          </table:table-cell>
          <table:table-cell office:value-type="float" office:value="273.876" calcext:value-type="float">
            <text:p>273.876</text:p>
          </table:table-cell>
          <table:table-cell office:value-type="float" office:value="355" calcext:value-type="float">
            <text:p>355</text:p>
          </table:table-cell>
          <table:table-cell office:value-type="float" office:value="356.14" calcext:value-type="float">
            <text:p>356.14</text:p>
          </table:table-cell>
          <table:table-cell office:value-type="float" office:value="358.677" calcext:value-type="float">
            <text:p>358.677</text:p>
          </table:table-cell>
          <table:table-cell office:value-type="float" office:value="1.14036" calcext:value-type="float">
            <text:p>1.14036</text:p>
          </table:table-cell>
          <table:table-cell office:value-type="float" office:value="3.67745" calcext:value-type="float">
            <text:p>3.67745</text:p>
          </table:table-cell>
          <table:table-cell office:value-type="float" office:value="0.448817" calcext:value-type="float">
            <text:p>0.448817</text:p>
          </table:table-cell>
          <table:table-cell office:value-type="float" office:value="0.315094" calcext:value-type="float">
            <text:p>0.315094</text:p>
          </table:table-cell>
          <table:table-cell office:value-type="float" office:value="0.185859" calcext:value-type="float">
            <text:p>1.86E-01</text:p>
          </table:table-cell>
          <table:table-cell table:number-columns-repeated="2" office:value-type="float" office:value="0.968601" calcext:value-type="float">
            <text:p>0.968601</text:p>
          </table:table-cell>
          <table:table-cell table:style-name="ce1" office:value-type="float" office:value="0.333449" calcext:value-type="float">
            <text:p>3.33E-01</text:p>
          </table:table-cell>
          <table:table-cell office:value-type="float" office:value="-0.89177" calcext:value-type="float">
            <text:p>-0.89177</text:p>
          </table:table-cell>
          <table:table-cell table:style-name="ce1" office:value-type="float" office:value="-12.9128" calcext:value-type="float">
            <text:p>-1.29E+01</text:p>
          </table:table-cell>
          <table:table-cell table:number-columns-repeated="22"/>
          <table:table-cell table:formula="of:=[.AT144]+1" office:value-type="date" office:date-value="2020-07-16" calcext:value-type="date">
            <text:p>16/07/20</text:p>
          </table:table-cell>
          <table:table-cell table:formula="of:=AVERAGE([.S142:.S148])" office:value-type="float" office:value="1.004468" calcext:value-type="float">
            <text:p>1.004468</text:p>
          </table:table-cell>
          <table:table-cell table:formula="of:=[.P145]" office:value-type="float" office:value="0.448817" calcext:value-type="float">
            <text:p>0.448817</text:p>
          </table:table-cell>
          <table:table-cell table:formula="of:=AVERAGE([.R142:.R148])" office:value-type="float" office:value="0.153380285714286" calcext:value-type="float">
            <text:p>0.15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4680.29" calcext:value-type="float">
            <text:p>4680.29</text:p>
          </table:table-cell>
          <table:table-cell office:value-type="float" office:value="4878.86" calcext:value-type="float">
            <text:p>4878.86</text:p>
          </table:table-cell>
          <table:table-cell office:value-type="float" office:value="1.70409" calcext:value-type="float">
            <text:p>1.70409</text:p>
          </table:table-cell>
          <table:table-cell office:value-type="float" office:value="283.861" calcext:value-type="float">
            <text:p>283.861</text:p>
          </table:table-cell>
          <table:table-cell office:value-type="float" office:value="9035" calcext:value-type="float">
            <text:p>9035</text:p>
          </table:table-cell>
          <table:table-cell office:value-type="float" office:value="9042.8" calcext:value-type="float">
            <text:p>9042.8</text:p>
          </table:table-cell>
          <table:table-cell office:value-type="float" office:value="9273.54" calcext:value-type="float">
            <text:p>9273.54</text:p>
          </table:table-cell>
          <table:table-cell office:value-type="float" office:value="0.188672" calcext:value-type="float">
            <text:p>0.188672</text:p>
          </table:table-cell>
          <table:table-cell office:value-type="float" office:value="238.544" calcext:value-type="float">
            <text:p>238.544</text:p>
          </table:table-cell>
          <table:table-cell office:value-type="float" office:value="358" calcext:value-type="float">
            <text:p>358</text:p>
          </table:table-cell>
          <table:table-cell office:value-type="float" office:value="356.299" calcext:value-type="float">
            <text:p>356.299</text:p>
          </table:table-cell>
          <table:table-cell office:value-type="float" office:value="358.955" calcext:value-type="float">
            <text:p>358.955</text:p>
          </table:table-cell>
          <table:table-cell office:value-type="float" office:value="-1.70068" calcext:value-type="float">
            <text:p>-1.70068</text:p>
          </table:table-cell>
          <table:table-cell office:value-type="float" office:value="0.954891" calcext:value-type="float">
            <text:p>0.954891</text:p>
          </table:table-cell>
          <table:table-cell office:value-type="float" office:value="0.451545" calcext:value-type="float">
            <text:p>0.451545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130428" calcext:value-type="float">
            <text:p>1.30E-01</text:p>
          </table:table-cell>
          <table:table-cell table:number-columns-repeated="2" office:value-type="float" office:value="1.02923" calcext:value-type="float">
            <text:p>1.02923</text:p>
          </table:table-cell>
          <table:table-cell table:style-name="ce1" office:value-type="float" office:value="0.33101" calcext:value-type="float">
            <text:p>3.31E-01</text:p>
          </table:table-cell>
          <table:table-cell office:value-type="float" office:value="-0.87544" calcext:value-type="float">
            <text:p>-0.87544</text:p>
          </table:table-cell>
          <table:table-cell table:style-name="ce1" office:value-type="float" office:value="-11.8486" calcext:value-type="float">
            <text:p>-1.18E+01</text:p>
          </table:table-cell>
          <table:table-cell table:number-columns-repeated="22"/>
          <table:table-cell table:formula="of:=[.AT145]+1" office:value-type="date" office:date-value="2020-07-17" calcext:value-type="date">
            <text:p>17/07/20</text:p>
          </table:table-cell>
          <table:table-cell table:formula="of:=AVERAGE([.S143:.S149])" office:value-type="float" office:value="1.007748" calcext:value-type="float">
            <text:p>1.007748</text:p>
          </table:table-cell>
          <table:table-cell table:formula="of:=[.P146]" office:value-type="float" office:value="0.451545" calcext:value-type="float">
            <text:p>0.451545</text:p>
          </table:table-cell>
          <table:table-cell table:formula="of:=AVERAGE([.R143:.R149])" office:value-type="float" office:value="0.150652428571429" calcext:value-type="float">
            <text:p>0.15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4726.06" calcext:value-type="float">
            <text:p>4726.06</text:p>
          </table:table-cell>
          <table:table-cell office:value-type="float" office:value="4909.89" calcext:value-type="float">
            <text:p>4909.89</text:p>
          </table:table-cell>
          <table:table-cell office:value-type="float" office:value="1.50119" calcext:value-type="float">
            <text:p>1.50119</text:p>
          </table:table-cell>
          <table:table-cell office:value-type="float" office:value="257.888" calcext:value-type="float">
            <text:p>257.888</text:p>
          </table:table-cell>
          <table:table-cell office:value-type="float" office:value="9091" calcext:value-type="float">
            <text:p>9091</text:p>
          </table:table-cell>
          <table:table-cell office:value-type="float" office:value="9102.67" calcext:value-type="float">
            <text:p>9102.67</text:p>
          </table:table-cell>
          <table:table-cell office:value-type="float" office:value="9308.71" calcext:value-type="float">
            <text:p>9308.71</text:p>
          </table:table-cell>
          <table:table-cell office:value-type="float" office:value="0.290645" calcext:value-type="float">
            <text:p>0.290645</text:p>
          </table:table-cell>
          <table:table-cell office:value-type="float" office:value="217.706" calcext:value-type="float">
            <text:p>217.706</text:p>
          </table:table-cell>
          <table:table-cell office:value-type="float" office:value="358" calcext:value-type="float">
            <text:p>358</text:p>
          </table:table-cell>
          <table:table-cell office:value-type="float" office:value="358.465" calcext:value-type="float">
            <text:p>358.465</text:p>
          </table:table-cell>
          <table:table-cell office:value-type="float" office:value="359.095" calcext:value-type="float">
            <text:p>359.095</text:p>
          </table:table-cell>
          <table:table-cell office:value-type="float" office:value="0.464655" calcext:value-type="float">
            <text:p>0.464655</text:p>
          </table:table-cell>
          <table:table-cell office:value-type="float" office:value="1.0949" calcext:value-type="float">
            <text:p>1.0949</text:p>
          </table:table-cell>
          <table:table-cell office:value-type="float" office:value="0.454273" calcext:value-type="float">
            <text:p>0.454273</text:p>
          </table:table-cell>
          <table:table-cell office:value-type="float" office:value="0.194891" calcext:value-type="float">
            <text:p>0.194891</text:p>
          </table:table-cell>
          <table:table-cell office:value-type="float" office:value="0.11331" calcext:value-type="float">
            <text:p>1.13E-01</text:p>
          </table:table-cell>
          <table:table-cell table:number-columns-repeated="2" office:value-type="float" office:value="1.04861" calcext:value-type="float">
            <text:p>1.04861</text:p>
          </table:table-cell>
          <table:table-cell table:style-name="ce1" office:value-type="float" office:value="0.329432" calcext:value-type="float">
            <text:p>3.29E-01</text:p>
          </table:table-cell>
          <table:table-cell office:value-type="float" office:value="-0.870244" calcext:value-type="float">
            <text:p>-0.870244</text:p>
          </table:table-cell>
          <table:table-cell table:style-name="ce1" office:value-type="float" office:value="-11.9642" calcext:value-type="float">
            <text:p>-1.20E+01</text:p>
          </table:table-cell>
          <table:table-cell table:number-columns-repeated="22"/>
          <table:table-cell table:formula="of:=[.AT146]+1" office:value-type="date" office:date-value="2020-07-18" calcext:value-type="date">
            <text:p>18/07/20</text:p>
          </table:table-cell>
          <table:table-cell table:formula="of:=AVERAGE([.S144:.S150])" office:value-type="float" office:value="1.01147185714286" calcext:value-type="float">
            <text:p>1.01147185714286</text:p>
          </table:table-cell>
          <table:table-cell table:formula="of:=[.P147]" office:value-type="float" office:value="0.454273" calcext:value-type="float">
            <text:p>0.454273</text:p>
          </table:table-cell>
          <table:table-cell table:formula="of:=AVERAGE([.R144:.R150])" office:value-type="float" office:value="0.147597428571429" calcext:value-type="float">
            <text:p>0.15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4769.23" calcext:value-type="float">
            <text:p>4769.23</text:p>
          </table:table-cell>
          <table:table-cell table:style-name="ce1" office:value-type="float" office:value="4930.11" calcext:value-type="float">
            <text:p>4.93E+03</text:p>
          </table:table-cell>
          <table:table-cell office:value-type="float" office:value="1.5914" calcext:value-type="float">
            <text:p>1.5914</text:p>
          </table:table-cell>
          <table:table-cell table:style-name="ce1" office:value-type="float" office:value="240.108" calcext:value-type="float">
            <text:p>2.40E+02</text:p>
          </table:table-cell>
          <table:table-cell table:style-name="ce1" office:value-type="float" office:value="9143" calcext:value-type="float">
            <text:p>9.14E+03</text:p>
          </table:table-cell>
          <table:table-cell table:style-name="ce1" office:value-type="float" office:value="9158.12" calcext:value-type="float">
            <text:p>9.16E+03</text:p>
          </table:table-cell>
          <table:table-cell table:style-name="ce1" office:value-type="float" office:value="9331.42" calcext:value-type="float">
            <text:p>9.33E+03</text:p>
          </table:table-cell>
          <table:table-cell table:style-name="ce1" office:value-type="float" office:value="0.374635" calcext:value-type="float">
            <text:p>3.75E-01</text:p>
          </table:table-cell>
          <table:table-cell table:style-name="ce1" office:value-type="float" office:value="188.417" calcext:value-type="float">
            <text:p>1.88E+02</text:p>
          </table:table-cell>
          <table:table-cell table:style-name="ce1" office:value-type="float" office:value="359" calcext:value-type="float">
            <text:p>3.59E+02</text:p>
          </table:table-cell>
          <table:table-cell table:style-name="ce1" office:value-type="float" office:value="359.114" calcext:value-type="float">
            <text:p>3.59E+02</text:p>
          </table:table-cell>
          <table:table-cell table:style-name="ce1" office:value-type="float" office:value="359.165" calcext:value-type="float">
            <text:p>3.59E+02</text:p>
          </table:table-cell>
          <table:table-cell table:style-name="ce1" office:value-type="float" office:value="0.11446" calcext:value-type="float">
            <text:p>1.14E-01</text:p>
          </table:table-cell>
          <table:table-cell table:style-name="ce1" office:value-type="float" office:value="0.164695" calcext:value-type="float">
            <text:p>1.65E-01</text:p>
          </table:table-cell>
          <table:table-cell office:value-type="float" office:value="0.457001" calcext:value-type="float">
            <text:p>0.457001</text:p>
          </table:table-cell>
          <table:table-cell office:value-type="float" office:value="0.196457" calcext:value-type="float">
            <text:p>0.196457</text:p>
          </table:table-cell>
          <table:table-cell office:value-type="float" office:value="0.113364" calcext:value-type="float">
            <text:p>1.13E-01</text:p>
          </table:table-cell>
          <table:table-cell table:number-columns-repeated="2" office:value-type="float" office:value="1.04926" calcext:value-type="float">
            <text:p>1.04926</text:p>
          </table:table-cell>
          <table:table-cell table:style-name="ce1" office:value-type="float" office:value="0.328476" calcext:value-type="float">
            <text:p>3.28E-01</text:p>
          </table:table-cell>
          <table:table-cell office:value-type="float" office:value="-0.871156" calcext:value-type="float">
            <text:p>-0.871156</text:p>
          </table:table-cell>
          <table:table-cell table:style-name="ce1" office:value-type="float" office:value="-11.6738" calcext:value-type="float">
            <text:p>-1.17E+01</text:p>
          </table:table-cell>
          <table:table-cell table:number-columns-repeated="22"/>
          <table:table-cell table:formula="of:=[.AT147]+1" office:value-type="date" office:date-value="2020-07-19" calcext:value-type="date">
            <text:p>19/07/20</text:p>
          </table:table-cell>
          <table:table-cell table:formula="of:=AVERAGE([.S145:.S151])" office:value-type="float" office:value="1.01525742857143" calcext:value-type="float">
            <text:p>1.01525742857143</text:p>
          </table:table-cell>
          <table:table-cell table:formula="of:=[.P148]" office:value-type="float" office:value="0.457001" calcext:value-type="float">
            <text:p>0.457001</text:p>
          </table:table-cell>
          <table:table-cell table:formula="of:=AVERAGE([.R145:.R151])" office:value-type="float" office:value="0.144595857142857" calcext:value-type="float">
            <text:p>0.14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4810.53" calcext:value-type="float">
            <text:p>4810.53</text:p>
          </table:table-cell>
          <table:table-cell table:style-name="ce1" office:value-type="float" office:value="4947.06" calcext:value-type="float">
            <text:p>4.95E+03</text:p>
          </table:table-cell>
          <table:table-cell office:value-type="float" office:value="1.03421" calcext:value-type="float">
            <text:p>1.03421</text:p>
          </table:table-cell>
          <table:table-cell table:style-name="ce1" office:value-type="float" office:value="189.059" calcext:value-type="float">
            <text:p>1.89E+02</text:p>
          </table:table-cell>
          <table:table-cell table:style-name="ce1" office:value-type="float" office:value="9228" calcext:value-type="float">
            <text:p>9.23E+03</text:p>
          </table:table-cell>
          <table:table-cell table:style-name="ce1" office:value-type="float" office:value="9212.46" calcext:value-type="float">
            <text:p>9.21E+03</text:p>
          </table:table-cell>
          <table:table-cell table:style-name="ce1" office:value-type="float" office:value="9353.29" calcext:value-type="float">
            <text:p>9.35E+03</text:p>
          </table:table-cell>
          <table:table-cell table:style-name="ce1" office:value-type="float" office:value="-0.377516" calcext:value-type="float">
            <text:p>-3.78E-01</text:p>
          </table:table-cell>
          <table:table-cell table:style-name="ce1" office:value-type="float" office:value="125.292" calcext:value-type="float">
            <text:p>1.25E+02</text:p>
          </table:table-cell>
          <table:table-cell table:style-name="ce1" office:value-type="float" office:value="359" calcext:value-type="float">
            <text:p>3.59E+02</text:p>
          </table:table-cell>
          <table:table-cell table:style-name="ce1" office:value-type="float" office:value="360.017" calcext:value-type="float">
            <text:p>3.60E+02</text:p>
          </table:table-cell>
          <table:table-cell table:style-name="ce1" office:value-type="float" office:value="359.91" calcext:value-type="float">
            <text:p>3.60E+02</text:p>
          </table:table-cell>
          <table:table-cell table:style-name="ce1" office:value-type="float" office:value="1.01742" calcext:value-type="float">
            <text:p>1.02E+00</text:p>
          </table:table-cell>
          <table:table-cell table:style-name="ce1" office:value-type="float" office:value="0.90997" calcext:value-type="float">
            <text:p>9.10E-01</text:p>
          </table:table-cell>
          <table:table-cell office:value-type="float" office:value="0.459729" calcext:value-type="float">
            <text:p>0.459729</text:p>
          </table:table-cell>
          <table:table-cell office:value-type="float" office:value="0.259376" calcext:value-type="float">
            <text:p>0.259376</text:p>
          </table:table-cell>
          <table:table-cell office:value-type="float" office:value="0.148518" calcext:value-type="float">
            <text:p>1.49E-01</text:p>
          </table:table-cell>
          <table:table-cell table:number-columns-repeated="2" office:value-type="float" office:value="1.01161" calcext:value-type="float">
            <text:p>1.01161</text:p>
          </table:table-cell>
          <table:table-cell table:style-name="ce1" office:value-type="float" office:value="0.328667" calcext:value-type="float">
            <text:p>3.29E-01</text:p>
          </table:table-cell>
          <table:table-cell office:value-type="float" office:value="-0.884371" calcext:value-type="float">
            <text:p>-0.884371</text:p>
          </table:table-cell>
          <table:table-cell table:style-name="ce1" office:value-type="float" office:value="-12.2536" calcext:value-type="float">
            <text:p>-1.23E+01</text:p>
          </table:table-cell>
          <table:table-cell table:number-columns-repeated="22"/>
          <table:table-cell table:formula="of:=[.AT148]+1" office:value-type="date" office:date-value="2020-07-20" calcext:value-type="date">
            <text:p>20/07/20</text:p>
          </table:table-cell>
          <table:table-cell table:formula="of:=AVERAGE([.S146:.S152])" office:value-type="float" office:value="1.01933728571429" calcext:value-type="float">
            <text:p>1.01933728571429</text:p>
          </table:table-cell>
          <table:table-cell table:formula="of:=[.P149]" office:value-type="float" office:value="0.459729" calcext:value-type="float">
            <text:p>0.459729</text:p>
          </table:table-cell>
          <table:table-cell table:formula="of:=AVERAGE([.R146:.R152])" office:value-type="float" office:value="0.141415571428571" calcext:value-type="float">
            <text:p>0.14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4866.7" calcext:value-type="float">
            <text:p>4866.7</text:p>
          </table:table-cell>
          <table:table-cell table:style-name="ce1" office:value-type="float" office:value="4971.27" calcext:value-type="float">
            <text:p>4.97E+03</text:p>
          </table:table-cell>
          <table:table-cell office:value-type="float" office:value="0.241633" calcext:value-type="float">
            <text:p>0.241633</text:p>
          </table:table-cell>
          <table:table-cell table:style-name="ce1" office:value-type="float" office:value="117.27" calcext:value-type="float">
            <text:p>1.17E+02</text:p>
          </table:table-cell>
          <table:table-cell table:style-name="ce1" office:value-type="float" office:value="9358" calcext:value-type="float">
            <text:p>9.36E+03</text:p>
          </table:table-cell>
          <table:table-cell table:style-name="ce1" office:value-type="float" office:value="9288.91" calcext:value-type="float">
            <text:p>9.29E+03</text:p>
          </table:table-cell>
          <table:table-cell table:style-name="ce1" office:value-type="float" office:value="9388.4" calcext:value-type="float">
            <text:p>9.39E+03</text:p>
          </table:table-cell>
          <table:table-cell table:style-name="ce1" office:value-type="float" office:value="-1.61565" calcext:value-type="float">
            <text:p>-1.62E+00</text:p>
          </table:table-cell>
          <table:table-cell table:style-name="ce1" office:value-type="float" office:value="30.401" calcext:value-type="float">
            <text:p>3.04E+01</text:p>
          </table:table-cell>
          <table:table-cell table:style-name="ce1" office:value-type="float" office:value="360" calcext:value-type="float">
            <text:p>3.60E+02</text:p>
          </table:table-cell>
          <table:table-cell table:style-name="ce1" office:value-type="float" office:value="360.296" calcext:value-type="float">
            <text:p>3.60E+02</text:p>
          </table:table-cell>
          <table:table-cell table:style-name="ce1" office:value-type="float" office:value="361.553" calcext:value-type="float">
            <text:p>3.62E+02</text:p>
          </table:table-cell>
          <table:table-cell table:style-name="ce1" office:value-type="float" office:value="0.29551" calcext:value-type="float">
            <text:p>2.96E-01</text:p>
          </table:table-cell>
          <table:table-cell table:style-name="ce1" office:value-type="float" office:value="1.55346" calcext:value-type="float">
            <text:p>1.55E+00</text:p>
          </table:table-cell>
          <table:table-cell office:value-type="float" office:value="0.462457" calcext:value-type="float">
            <text:p>0.462457</text:p>
          </table:table-cell>
          <table:table-cell office:value-type="float" office:value="0.287429" calcext:value-type="float">
            <text:p>0.287429</text:p>
          </table:table-cell>
          <table:table-cell office:value-type="float" office:value="0.163275" calcext:value-type="float">
            <text:p>1.63E-01</text:p>
          </table:table-cell>
          <table:table-cell table:number-columns-repeated="2" office:value-type="float" office:value="0.996251" calcext:value-type="float">
            <text:p>0.996251</text:p>
          </table:table-cell>
          <table:table-cell table:style-name="ce1" office:value-type="float" office:value="0.328093" calcext:value-type="float">
            <text:p>3.28E-01</text:p>
          </table:table-cell>
          <table:table-cell office:value-type="float" office:value="-0.890104" calcext:value-type="float">
            <text:p>-0.890104</text:p>
          </table:table-cell>
          <table:table-cell table:style-name="ce1" office:value-type="float" office:value="-15.7197" calcext:value-type="float">
            <text:p>-1.57E+01</text:p>
          </table:table-cell>
          <table:table-cell table:number-columns-repeated="22"/>
          <table:table-cell table:formula="of:=[.AT149]+1" office:value-type="date" office:date-value="2020-07-21" calcext:value-type="date">
            <text:p>21/07/20</text:p>
          </table:table-cell>
          <table:table-cell table:formula="of:=AVERAGE([.S147:.S153])" office:value-type="float" office:value="1.02237442857143" calcext:value-type="float">
            <text:p>1.02237442857143</text:p>
          </table:table-cell>
          <table:table-cell table:formula="of:=[.P150]" office:value-type="float" office:value="0.462457" calcext:value-type="float">
            <text:p>0.462457</text:p>
          </table:table-cell>
          <table:table-cell table:formula="of:=AVERAGE([.R147:.R153])" office:value-type="float" office:value="0.139145" calcext:value-type="float">
            <text:p>0.14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4943.43" calcext:value-type="float">
            <text:p>4943.43</text:p>
          </table:table-cell>
          <table:table-cell table:style-name="ce1" office:value-type="float" office:value="5008.92" calcext:value-type="float">
            <text:p>5.01E+03</text:p>
          </table:table-cell>
          <table:table-cell office:value-type="float" office:value="-0.3223" calcext:value-type="float">
            <text:p>-0.3223</text:p>
          </table:table-cell>
          <table:table-cell table:style-name="ce1" office:value-type="float" office:value="47.9218" calcext:value-type="float">
            <text:p>4.79E+01</text:p>
          </table:table-cell>
          <table:table-cell table:style-name="ce1" office:value-type="float" office:value="9497" calcext:value-type="float">
            <text:p>9.50E+03</text:p>
          </table:table-cell>
          <table:table-cell table:style-name="ce1" office:value-type="float" office:value="9392.99" calcext:value-type="float">
            <text:p>9.39E+03</text:p>
          </table:table-cell>
          <table:table-cell table:style-name="ce1" office:value-type="float" office:value="9441.92" calcext:value-type="float">
            <text:p>9.44E+03</text:p>
          </table:table-cell>
          <table:table-cell table:style-name="ce1" office:value-type="float" office:value="-2.35583" calcext:value-type="float">
            <text:p>-2.36E+00</text:p>
          </table:table-cell>
          <table:table-cell table:style-name="ce1" office:value-type="float" office:value="-55.0773" calcext:value-type="float">
            <text:p>-5.51E+01</text:p>
          </table:table-cell>
          <table:table-cell table:style-name="ce1" office:value-type="float" office:value="364" calcext:value-type="float">
            <text:p>3.64E+02</text:p>
          </table:table-cell>
          <table:table-cell table:style-name="ce1" office:value-type="float" office:value="361.097" calcext:value-type="float">
            <text:p>3.61E+02</text:p>
          </table:table-cell>
          <table:table-cell table:style-name="ce1" office:value-type="float" office:value="362.072" calcext:value-type="float">
            <text:p>3.62E+02</text:p>
          </table:table-cell>
          <table:table-cell table:style-name="ce1" office:value-type="float" office:value="-2.90283" calcext:value-type="float">
            <text:p>-2.90E+00</text:p>
          </table:table-cell>
          <table:table-cell table:style-name="ce1" office:value-type="float" office:value="-1.92839" calcext:value-type="float">
            <text:p>-1.93E+00</text:p>
          </table:table-cell>
          <table:table-cell office:value-type="float" office:value="0.465185" calcext:value-type="float">
            <text:p>0.465185</text:p>
          </table:table-cell>
          <table:table-cell office:value-type="float" office:value="0.279399" calcext:value-type="float">
            <text:p>0.279399</text:p>
          </table:table-cell>
          <table:table-cell office:value-type="float" office:value="0.157417" calcext:value-type="float">
            <text:p>1.57E-01</text:p>
          </table:table-cell>
          <table:table-cell table:number-columns-repeated="2" office:value-type="float" office:value="1.00324" calcext:value-type="float">
            <text:p>1.00324</text:p>
          </table:table-cell>
          <table:table-cell table:style-name="ce1" office:value-type="float" office:value="0.327013" calcext:value-type="float">
            <text:p>3.27E-01</text:p>
          </table:table-cell>
          <table:table-cell office:value-type="float" office:value="-0.889295" calcext:value-type="float">
            <text:p>-0.889295</text:p>
          </table:table-cell>
          <table:table-cell table:style-name="ce1" office:value-type="float" office:value="-13.2026" calcext:value-type="float">
            <text:p>-1.32E+01</text:p>
          </table:table-cell>
          <table:table-cell table:number-columns-repeated="22"/>
          <table:table-cell table:formula="of:=[.AT150]+1" office:value-type="date" office:date-value="2020-07-22" calcext:value-type="date">
            <text:p>22/07/20</text:p>
          </table:table-cell>
          <table:table-cell table:formula="of:=AVERAGE([.S148:.S154])" office:value-type="float" office:value="1.02501871428571" calcext:value-type="float">
            <text:p>1.02501871428571</text:p>
          </table:table-cell>
          <table:table-cell table:formula="of:=[.P151]" office:value-type="float" office:value="0.465185" calcext:value-type="float">
            <text:p>0.465185</text:p>
          </table:table-cell>
          <table:table-cell table:formula="of:=AVERAGE([.R148:.R154])" office:value-type="float" office:value="0.137137428571429" calcext:value-type="float">
            <text:p>0.14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5035.73" calcext:value-type="float">
            <text:p>5035.73</text:p>
          </table:table-cell>
          <table:table-cell table:style-name="ce1" office:value-type="float" office:value="5061.73" calcext:value-type="float">
            <text:p>5.06E+03</text:p>
          </table:table-cell>
          <table:table-cell office:value-type="float" office:value="-0.81654" calcext:value-type="float">
            <text:p>-0.81654</text:p>
          </table:table-cell>
          <table:table-cell table:style-name="ce1" office:value-type="float" office:value="-20.2723" calcext:value-type="float">
            <text:p>-2.03E+01</text:p>
          </table:table-cell>
          <table:table-cell table:style-name="ce1" office:value-type="float" office:value="9606" calcext:value-type="float">
            <text:p>9.61E+03</text:p>
          </table:table-cell>
          <table:table-cell table:style-name="ce1" office:value-type="float" office:value="9516.51" calcext:value-type="float">
            <text:p>9.52E+03</text:p>
          </table:table-cell>
          <table:table-cell table:style-name="ce1" office:value-type="float" office:value="9516.9" calcext:value-type="float">
            <text:p>9.52E+03</text:p>
          </table:table-cell>
          <table:table-cell table:style-name="ce1" office:value-type="float" office:value="-1.96933" calcext:value-type="float">
            <text:p>-1.97E+00</text:p>
          </table:table-cell>
          <table:table-cell table:style-name="ce1" office:value-type="float" office:value="-89.0965" calcext:value-type="float">
            <text:p>-8.91E+01</text:p>
          </table:table-cell>
          <table:table-cell table:style-name="ce1" office:value-type="float" office:value="365" calcext:value-type="float">
            <text:p>3.65E+02</text:p>
          </table:table-cell>
          <table:table-cell table:style-name="ce1" office:value-type="float" office:value="364.166" calcext:value-type="float">
            <text:p>3.64E+02</text:p>
          </table:table-cell>
          <table:table-cell table:style-name="ce1" office:value-type="float" office:value="362.281" calcext:value-type="float">
            <text:p>3.62E+02</text:p>
          </table:table-cell>
          <table:table-cell table:style-name="ce1" office:value-type="float" office:value="-0.833584" calcext:value-type="float">
            <text:p>-8.34E-01</text:p>
          </table:table-cell>
          <table:table-cell table:style-name="ce1" office:value-type="float" office:value="-2.71943" calcext:value-type="float">
            <text:p>-2.72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92833" calcext:value-type="float">
            <text:p>0.292833</text:p>
          </table:table-cell>
          <table:table-cell office:value-type="float" office:value="0.163597" calcext:value-type="float">
            <text:p>1.64E-01</text:p>
          </table:table-cell>
          <table:table-cell table:number-columns-repeated="2" office:value-type="float" office:value="0.99716" calcext:value-type="float">
            <text:p>0.99716</text:p>
          </table:table-cell>
          <table:table-cell table:style-name="ce1" office:value-type="float" office:value="0.326227" calcext:value-type="float">
            <text:p>3.26E-01</text:p>
          </table:table-cell>
          <table:table-cell office:value-type="float" office:value="-0.892318" calcext:value-type="float">
            <text:p>-0.892318</text:p>
          </table:table-cell>
          <table:table-cell table:style-name="ce1" office:value-type="float" office:value="-16.4788" calcext:value-type="float">
            <text:p>-1.65E+01</text:p>
          </table:table-cell>
          <table:table-cell table:number-columns-repeated="22"/>
          <table:table-cell table:formula="of:=[.AT151]+1" office:value-type="date" office:date-value="2020-07-23" calcext:value-type="date">
            <text:p>23/07/20</text:p>
          </table:table-cell>
          <table:table-cell table:formula="of:=AVERAGE([.S149:.S155])" office:value-type="float" office:value="1.02757157142857" calcext:value-type="float">
            <text:p>1.02757157142857</text:p>
          </table:table-cell>
          <table:table-cell table:formula="of:=[.P152]" office:value-type="float" office:value="0.467913" calcext:value-type="float">
            <text:p>0.467913</text:p>
          </table:table-cell>
          <table:table-cell table:formula="of:=AVERAGE([.R149:.R155])" office:value-type="float" office:value="0.135092728571429" calcext:value-type="float">
            <text:p>0.14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5137.03" calcext:value-type="float">
            <text:p>5137.03</text:p>
          </table:table-cell>
          <table:table-cell table:style-name="ce1" office:value-type="float" office:value="5116.33" calcext:value-type="float">
            <text:p>5.12E+03</text:p>
          </table:table-cell>
          <table:table-cell office:value-type="float" office:value="-1.32504" calcext:value-type="float">
            <text:p>-1.32504</text:p>
          </table:table-cell>
          <table:table-cell table:style-name="ce1" office:value-type="float" office:value="-98.675" calcext:value-type="float">
            <text:p>-9.87E+01</text:p>
          </table:table-cell>
          <table:table-cell table:style-name="ce1" office:value-type="float" office:value="9754" calcext:value-type="float">
            <text:p>9.75E+03</text:p>
          </table:table-cell>
          <table:table-cell table:style-name="ce1" office:value-type="float" office:value="9648.74" calcext:value-type="float">
            <text:p>9.65E+03</text:p>
          </table:table-cell>
          <table:table-cell table:style-name="ce1" office:value-type="float" office:value="9592.62" calcext:value-type="float">
            <text:p>9.59E+03</text:p>
          </table:table-cell>
          <table:table-cell table:style-name="ce1" office:value-type="float" office:value="-2.2408" calcext:value-type="float">
            <text:p>-2.24E+00</text:p>
          </table:table-cell>
          <table:table-cell table:style-name="ce1" office:value-type="float" office:value="-161.38" calcext:value-type="float">
            <text:p>-1.61E+02</text:p>
          </table:table-cell>
          <table:table-cell table:style-name="ce1" office:value-type="float" office:value="369" calcext:value-type="float">
            <text:p>3.69E+02</text:p>
          </table:table-cell>
          <table:table-cell table:style-name="ce1" office:value-type="float" office:value="365.798" calcext:value-type="float">
            <text:p>3.66E+02</text:p>
          </table:table-cell>
          <table:table-cell table:style-name="ce1" office:value-type="float" office:value="364.484" calcext:value-type="float">
            <text:p>3.64E+02</text:p>
          </table:table-cell>
          <table:table-cell table:style-name="ce1" office:value-type="float" office:value="-3.20194" calcext:value-type="float">
            <text:p>-3.20E+00</text:p>
          </table:table-cell>
          <table:table-cell table:style-name="ce1" office:value-type="float" office:value="-4.51636" calcext:value-type="float">
            <text:p>-4.52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06806" calcext:value-type="float">
            <text:p>0.206806</text:p>
          </table:table-cell>
          <table:table-cell office:value-type="float" office:value="0.114534" calcext:value-type="float">
            <text:p>1.15E-01</text:p>
          </table:table-cell>
          <table:table-cell table:number-columns-repeated="2" office:value-type="float" office:value="1.05049" calcext:value-type="float">
            <text:p>1.05049</text:p>
          </table:table-cell>
          <table:table-cell table:style-name="ce1" office:value-type="float" office:value="0.324869" calcext:value-type="float">
            <text:p>3.25E-01</text:p>
          </table:table-cell>
          <table:table-cell office:value-type="float" office:value="-0.876198" calcext:value-type="float">
            <text:p>-0.876198</text:p>
          </table:table-cell>
          <table:table-cell table:style-name="ce1" office:value-type="float" office:value="-11.8023" calcext:value-type="float">
            <text:p>-1.18E+01</text:p>
          </table:table-cell>
          <table:table-cell table:number-columns-repeated="22"/>
          <table:table-cell table:formula="of:=[.AT152]+1" office:value-type="date" office:date-value="2020-07-24" calcext:value-type="date">
            <text:p>24/07/20</text:p>
          </table:table-cell>
          <table:table-cell table:formula="of:=AVERAGE([.S150:.S156])" office:value-type="float" office:value="1.03068157142857" calcext:value-type="float">
            <text:p>1.03068157142857</text:p>
          </table:table-cell>
          <table:table-cell table:formula="of:=[.P153]" office:value-type="float" office:value="0.467913" calcext:value-type="float">
            <text:p>0.467913</text:p>
          </table:table-cell>
          <table:table-cell table:formula="of:=AVERAGE([.R150:.R156])" office:value-type="float" office:value="0.132364728571429" calcext:value-type="float">
            <text:p>0.13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5241.97" calcext:value-type="float">
            <text:p>5241.97</text:p>
          </table:table-cell>
          <table:table-cell table:style-name="ce1" office:value-type="float" office:value="5165.44" calcext:value-type="float">
            <text:p>5.17E+03</text:p>
          </table:table-cell>
          <table:table-cell office:value-type="float" office:value="-0.362123" calcext:value-type="float">
            <text:p>-0.362123</text:p>
          </table:table-cell>
          <table:table-cell table:style-name="ce1" office:value-type="float" office:value="-98.5552" calcext:value-type="float">
            <text:p>-9.86E+01</text:p>
          </table:table-cell>
          <table:table-cell table:style-name="ce1" office:value-type="float" office:value="9836" calcext:value-type="float">
            <text:p>9.84E+03</text:p>
          </table:table-cell>
          <table:table-cell table:style-name="ce1" office:value-type="float" office:value="9780.27" calcext:value-type="float">
            <text:p>9.78E+03</text:p>
          </table:table-cell>
          <table:table-cell table:style-name="ce1" office:value-type="float" office:value="9655.73" calcext:value-type="float">
            <text:p>9.66E+03</text:p>
          </table:table-cell>
          <table:table-cell table:style-name="ce1" office:value-type="float" office:value="-1.16132" calcext:value-type="float">
            <text:p>-1.16E+00</text:p>
          </table:table-cell>
          <table:table-cell table:style-name="ce1" office:value-type="float" office:value="-180.268" calcext:value-type="float">
            <text:p>-1.80E+02</text:p>
          </table:table-cell>
          <table:table-cell table:style-name="ce1" office:value-type="float" office:value="369" calcext:value-type="float">
            <text:p>3.69E+02</text:p>
          </table:table-cell>
          <table:table-cell table:style-name="ce1" office:value-type="float" office:value="369.117" calcext:value-type="float">
            <text:p>3.69E+02</text:p>
          </table:table-cell>
          <table:table-cell table:style-name="ce1" office:value-type="float" office:value="365.171" calcext:value-type="float">
            <text:p>3.65E+02</text:p>
          </table:table-cell>
          <table:table-cell table:style-name="ce1" office:value-type="float" office:value="0.117168" calcext:value-type="float">
            <text:p>1.17E-01</text:p>
          </table:table-cell>
          <table:table-cell table:style-name="ce1" office:value-type="float" office:value="-3.8291" calcext:value-type="float">
            <text:p>-3.83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80838" calcext:value-type="float">
            <text:p>0.180838</text:p>
          </table:table-cell>
          <table:table-cell office:value-type="float" office:value="0.099257" calcext:value-type="float">
            <text:p>9.93E-02</text:p>
          </table:table-cell>
          <table:table-cell table:number-columns-repeated="2" office:value-type="float" office:value="1.06712" calcext:value-type="float">
            <text:p>1.06712</text:p>
          </table:table-cell>
          <table:table-cell table:style-name="ce1" office:value-type="float" office:value="0.324348" calcext:value-type="float">
            <text:p>3.24E-01</text:p>
          </table:table-cell>
          <table:table-cell office:value-type="float" office:value="-0.870958" calcext:value-type="float">
            <text:p>-0.870958</text:p>
          </table:table-cell>
          <table:table-cell table:style-name="ce1" office:value-type="float" office:value="-11.4022" calcext:value-type="float">
            <text:p>-1.14E+01</text:p>
          </table:table-cell>
          <table:table-cell table:number-columns-repeated="22"/>
          <table:table-cell table:formula="of:=[.AT153]+1" office:value-type="date" office:date-value="2020-07-25" calcext:value-type="date">
            <text:p>25/07/20</text:p>
          </table:table-cell>
          <table:table-cell table:formula="of:=AVERAGE([.S151:.S157])" office:value-type="float" office:value="1.03399142857143" calcext:value-type="float">
            <text:p>1.03399142857143</text:p>
          </table:table-cell>
          <table:table-cell table:formula="of:=[.P154]" office:value-type="float" office:value="0.467913" calcext:value-type="float">
            <text:p>0.467913</text:p>
          </table:table-cell>
          <table:table-cell table:formula="of:=AVERAGE([.R151:.R157])" office:value-type="float" office:value="0.129309585714286" calcext:value-type="float">
            <text:p>0.13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5330.97" calcext:value-type="float">
            <text:p>5330.97</text:p>
          </table:table-cell>
          <table:table-cell table:style-name="ce1" office:value-type="float" office:value="5210.25" calcext:value-type="float">
            <text:p>5.21E+03</text:p>
          </table:table-cell>
          <table:table-cell office:value-type="float" office:value="0.204512" calcext:value-type="float">
            <text:p>0.204512</text:p>
          </table:table-cell>
          <table:table-cell table:style-name="ce1" office:value-type="float" office:value="-107.747" calcext:value-type="float">
            <text:p>-1.08E+02</text:p>
          </table:table-cell>
          <table:table-cell table:style-name="ce1" office:value-type="float" office:value="9894" calcext:value-type="float">
            <text:p>9.89E+03</text:p>
          </table:table-cell>
          <table:table-cell table:style-name="ce1" office:value-type="float" office:value="9890.9" calcext:value-type="float">
            <text:p>9.89E+03</text:p>
          </table:table-cell>
          <table:table-cell table:style-name="ce1" office:value-type="float" office:value="9713.57" calcext:value-type="float">
            <text:p>9.71E+03</text:p>
          </table:table-cell>
          <table:table-cell table:style-name="ce1" office:value-type="float" office:value="-0.0618387" calcext:value-type="float">
            <text:p>-6.18E-02</text:p>
          </table:table-cell>
          <table:table-cell table:style-name="ce1" office:value-type="float" office:value="-180.428" calcext:value-type="float">
            <text:p>-1.80E+02</text:p>
          </table:table-cell>
          <table:table-cell table:style-name="ce1" office:value-type="float" office:value="371" calcext:value-type="float">
            <text:p>3.71E+02</text:p>
          </table:table-cell>
          <table:table-cell table:style-name="ce1" office:value-type="float" office:value="370.123" calcext:value-type="float">
            <text:p>3.70E+02</text:p>
          </table:table-cell>
          <table:table-cell table:style-name="ce1" office:value-type="float" office:value="366.107" calcext:value-type="float">
            <text:p>3.66E+02</text:p>
          </table:table-cell>
          <table:table-cell table:style-name="ce1" office:value-type="float" office:value="-0.877031" calcext:value-type="float">
            <text:p>-8.77E-01</text:p>
          </table:table-cell>
          <table:table-cell table:style-name="ce1" office:value-type="float" office:value="-4.89289" calcext:value-type="float">
            <text:p>-4.89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82144" calcext:value-type="float">
            <text:p>0.182144</text:p>
          </table:table-cell>
          <table:table-cell office:value-type="float" office:value="0.0990511" calcext:value-type="float">
            <text:p>9.91E-02</text:p>
          </table:table-cell>
          <table:table-cell table:number-columns-repeated="2" office:value-type="float" office:value="1.06713" calcext:value-type="float">
            <text:p>1.06713</text:p>
          </table:table-cell>
          <table:table-cell table:style-name="ce1" office:value-type="float" office:value="0.324426" calcext:value-type="float">
            <text:p>3.24E-01</text:p>
          </table:table-cell>
          <table:table-cell office:value-type="float" office:value="-0.871716" calcext:value-type="float">
            <text:p>-0.871716</text:p>
          </table:table-cell>
          <table:table-cell table:style-name="ce1" office:value-type="float" office:value="-11.6878" calcext:value-type="float">
            <text:p>-1.17E+01</text:p>
          </table:table-cell>
          <table:table-cell table:number-columns-repeated="2"/>
          <table:table-cell table:style-name="ce1"/>
          <table:table-cell table:number-columns-repeated="19"/>
          <table:table-cell table:formula="of:=[.AT154]+1" office:value-type="date" office:date-value="2020-07-26" calcext:value-type="date">
            <text:p>26/07/20</text:p>
          </table:table-cell>
          <table:table-cell table:formula="of:=AVERAGE([.S152:.S158])" office:value-type="float" office:value="1.03712" calcext:value-type="float">
            <text:p>1.03712</text:p>
          </table:table-cell>
          <table:table-cell table:formula="of:=[.P155]" office:value-type="float" office:value="0.467913" calcext:value-type="float">
            <text:p>0.467913</text:p>
          </table:table-cell>
          <table:table-cell table:formula="of:=AVERAGE([.R152:.R158])" office:value-type="float" office:value="0.126307871428571" calcext:value-type="float">
            <text:p>0.13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5408.43" calcext:value-type="float">
            <text:p>5408.43</text:p>
          </table:table-cell>
          <table:table-cell table:style-name="ce1" office:value-type="float" office:value="5272.06" calcext:value-type="float">
            <text:p>5.27E+03</text:p>
          </table:table-cell>
          <table:table-cell office:value-type="float" office:value="0.173326" calcext:value-type="float">
            <text:p>0.173326</text:p>
          </table:table-cell>
          <table:table-cell table:style-name="ce1" office:value-type="float" office:value="-124.94" calcext:value-type="float">
            <text:p>-1.25E+02</text:p>
          </table:table-cell>
          <table:table-cell table:style-name="ce1" office:value-type="float" office:value="10007" calcext:value-type="float">
            <text:p>1.00E+04</text:p>
          </table:table-cell>
          <table:table-cell table:style-name="ce1" office:value-type="float" office:value="9987.69" calcext:value-type="float">
            <text:p>9.99E+03</text:p>
          </table:table-cell>
          <table:table-cell table:style-name="ce1" office:value-type="float" office:value="9794.49" calcext:value-type="float">
            <text:p>9.79E+03</text:p>
          </table:table-cell>
          <table:table-cell table:style-name="ce1" office:value-type="float" office:value="-0.368009" calcext:value-type="float">
            <text:p>-3.68E-01</text:p>
          </table:table-cell>
          <table:table-cell table:style-name="ce1" office:value-type="float" office:value="-212.512" calcext:value-type="float">
            <text:p>-2.13E+02</text:p>
          </table:table-cell>
          <table:table-cell table:style-name="ce1" office:value-type="float" office:value="373" calcext:value-type="float">
            <text:p>3.73E+02</text:p>
          </table:table-cell>
          <table:table-cell table:style-name="ce1" office:value-type="float" office:value="371.846" calcext:value-type="float">
            <text:p>3.72E+02</text:p>
          </table:table-cell>
          <table:table-cell table:style-name="ce1" office:value-type="float" office:value="366.449" calcext:value-type="float">
            <text:p>3.66E+02</text:p>
          </table:table-cell>
          <table:table-cell table:style-name="ce1" office:value-type="float" office:value="-1.15411" calcext:value-type="float">
            <text:p>-1.15E+00</text:p>
          </table:table-cell>
          <table:table-cell table:style-name="ce1" office:value-type="float" office:value="-6.55079" calcext:value-type="float">
            <text:p>-6.55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40281" calcext:value-type="float">
            <text:p>0.240281</text:p>
          </table:table-cell>
          <table:table-cell office:value-type="float" office:value="0.129422" calcext:value-type="float">
            <text:p>1.29E-01</text:p>
          </table:table-cell>
          <table:table-cell table:number-columns-repeated="2" office:value-type="float" office:value="1.03338" calcext:value-type="float">
            <text:p>1.03338</text:p>
          </table:table-cell>
          <table:table-cell table:style-name="ce1" office:value-type="float" office:value="0.325631" calcext:value-type="float">
            <text:p>3.26E-01</text:p>
          </table:table-cell>
          <table:table-cell office:value-type="float" office:value="-0.884671" calcext:value-type="float">
            <text:p>-0.884671</text:p>
          </table:table-cell>
          <table:table-cell table:style-name="ce1" office:value-type="float" office:value="-12.5828" calcext:value-type="float">
            <text:p>-1.26E+01</text:p>
          </table:table-cell>
          <table:table-cell table:number-columns-repeated="2"/>
          <table:table-cell table:style-name="ce1"/>
          <table:table-cell table:number-columns-repeated="19"/>
          <table:table-cell table:formula="of:=[.AT155]+1" office:value-type="date" office:date-value="2020-07-27" calcext:value-type="date">
            <text:p>27/07/20</text:p>
          </table:table-cell>
          <table:table-cell table:formula="of:=AVERAGE([.S153:.S159])" office:value-type="float" office:value="1.0403" calcext:value-type="float">
            <text:p>1.0403</text:p>
          </table:table-cell>
          <table:table-cell table:formula="of:=[.P156]" office:value-type="float" office:value="0.467913" calcext:value-type="float">
            <text:p>0.467913</text:p>
          </table:table-cell>
          <table:table-cell table:formula="of:=AVERAGE([.R153:.R159])" office:value-type="float" office:value="0.123127728571429" calcext:value-type="float">
            <text:p>0.12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5498.82" calcext:value-type="float">
            <text:p>5498.82</text:p>
          </table:table-cell>
          <table:table-cell table:style-name="ce1" office:value-type="float" office:value="5369.52" calcext:value-type="float">
            <text:p>5.37E+03</text:p>
          </table:table-cell>
          <table:table-cell office:value-type="float" office:value="0.040929" calcext:value-type="float">
            <text:p>0.040929</text:p>
          </table:table-cell>
          <table:table-cell table:style-name="ce1" office:value-type="float" office:value="-126.476" calcext:value-type="float">
            <text:p>-1.26E+02</text:p>
          </table:table-cell>
          <table:table-cell table:style-name="ce1" office:value-type="float" office:value="10191" calcext:value-type="float">
            <text:p>1.02E+04</text:p>
          </table:table-cell>
          <table:table-cell table:style-name="ce1" office:value-type="float" office:value="10107.4" calcext:value-type="float">
            <text:p>1.01E+04</text:p>
          </table:table-cell>
          <table:table-cell table:style-name="ce1" office:value-type="float" office:value="9926.3" calcext:value-type="float">
            <text:p>9.93E+03</text:p>
          </table:table-cell>
          <table:table-cell table:style-name="ce1" office:value-type="float" office:value="-1.51237" calcext:value-type="float">
            <text:p>-1.51E+00</text:p>
          </table:table-cell>
          <table:table-cell table:style-name="ce1" office:value-type="float" office:value="-264.696" calcext:value-type="float">
            <text:p>-2.65E+02</text:p>
          </table:table-cell>
          <table:table-cell table:style-name="ce1" office:value-type="float" office:value="374" calcext:value-type="float">
            <text:p>3.74E+02</text:p>
          </table:table-cell>
          <table:table-cell table:style-name="ce1" office:value-type="float" office:value="373.788" calcext:value-type="float">
            <text:p>3.74E+02</text:p>
          </table:table-cell>
          <table:table-cell table:style-name="ce1" office:value-type="float" office:value="367.368" calcext:value-type="float">
            <text:p>3.67E+02</text:p>
          </table:table-cell>
          <table:table-cell table:style-name="ce1" office:value-type="float" office:value="-0.212031" calcext:value-type="float">
            <text:p>-2.12E-01</text:p>
          </table:table-cell>
          <table:table-cell table:style-name="ce1" office:value-type="float" office:value="-6.6316" calcext:value-type="float">
            <text:p>-6.63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66043" calcext:value-type="float">
            <text:p>0.266043</text:p>
          </table:table-cell>
          <table:table-cell office:value-type="float" office:value="0.141889" calcext:value-type="float">
            <text:p>1.42E-01</text:p>
          </table:table-cell>
          <table:table-cell table:number-columns-repeated="2" office:value-type="float" office:value="1.01942" calcext:value-type="float">
            <text:p>1.01942</text:p>
          </table:table-cell>
          <table:table-cell table:style-name="ce1" office:value-type="float" office:value="0.326077" calcext:value-type="float">
            <text:p>3.26E-01</text:p>
          </table:table-cell>
          <table:table-cell office:value-type="float" office:value="-0.890272" calcext:value-type="float">
            <text:p>-0.890272</text:p>
          </table:table-cell>
          <table:table-cell table:style-name="ce1" office:value-type="float" office:value="-13.373" calcext:value-type="float">
            <text:p>-1.34E+01</text:p>
          </table:table-cell>
          <table:table-cell table:number-columns-repeated="2"/>
          <table:table-cell table:style-name="ce1"/>
          <table:table-cell table:number-columns-repeated="19"/>
          <table:table-cell table:formula="of:=[.AT156]+1" office:value-type="date" office:date-value="2020-07-28" calcext:value-type="date">
            <text:p>28/07/20</text:p>
          </table:table-cell>
          <table:table-cell table:formula="of:=AVERAGE([.S154:.S160])" office:value-type="float" office:value="1.04257142857143" calcext:value-type="float">
            <text:p>1.04257142857143</text:p>
          </table:table-cell>
          <table:table-cell table:formula="of:=[.P157]" office:value-type="float" office:value="0.467913" calcext:value-type="float">
            <text:p>0.467913</text:p>
          </table:table-cell>
          <table:table-cell table:formula="of:=AVERAGE([.R154:.R160])" office:value-type="float" office:value="0.120857185714286" calcext:value-type="float">
            <text:p>0.12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5610.13" calcext:value-type="float">
            <text:p>5610.13</text:p>
          </table:table-cell>
          <table:table-cell table:style-name="ce1" office:value-type="float" office:value="5496.51" calcext:value-type="float">
            <text:p>5.50E+03</text:p>
          </table:table-cell>
          <table:table-cell office:value-type="float" office:value="-0.13768" calcext:value-type="float">
            <text:p>-0.13768</text:p>
          </table:table-cell>
          <table:table-cell table:style-name="ce1" office:value-type="float" office:value="-123.491" calcext:value-type="float">
            <text:p>-1.23E+02</text:p>
          </table:table-cell>
          <table:table-cell table:style-name="ce1" office:value-type="float" office:value="10361" calcext:value-type="float">
            <text:p>1.04E+04</text:p>
          </table:table-cell>
          <table:table-cell table:style-name="ce1" office:value-type="float" office:value="10258" calcext:value-type="float">
            <text:p>1.03E+04</text:p>
          </table:table-cell>
          <table:table-cell table:style-name="ce1" office:value-type="float" office:value="10098.2" calcext:value-type="float">
            <text:p>1.01E+04</text:p>
          </table:table-cell>
          <table:table-cell table:style-name="ce1" office:value-type="float" office:value="-1.79348" calcext:value-type="float">
            <text:p>-1.79E+00</text:p>
          </table:table-cell>
          <table:table-cell table:style-name="ce1" office:value-type="float" office:value="-262.821" calcext:value-type="float">
            <text:p>-2.63E+02</text:p>
          </table:table-cell>
          <table:table-cell table:style-name="ce1" office:value-type="float" office:value="374" calcext:value-type="float">
            <text:p>3.74E+02</text:p>
          </table:table-cell>
          <table:table-cell table:style-name="ce1" office:value-type="float" office:value="375.1" calcext:value-type="float">
            <text:p>3.75E+02</text:p>
          </table:table-cell>
          <table:table-cell table:style-name="ce1" office:value-type="float" office:value="370.6" calcext:value-type="float">
            <text:p>3.71E+02</text:p>
          </table:table-cell>
          <table:table-cell table:style-name="ce1" office:value-type="float" office:value="1.10027" calcext:value-type="float">
            <text:p>1.10E+00</text:p>
          </table:table-cell>
          <table:table-cell table:style-name="ce1" office:value-type="float" office:value="-3.39996" calcext:value-type="float">
            <text:p>-3.40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58387" calcext:value-type="float">
            <text:p>0.258387</text:p>
          </table:table-cell>
          <table:table-cell office:value-type="float" office:value="0.136405" calcext:value-type="float">
            <text:p>1.36E-01</text:p>
          </table:table-cell>
          <table:table-cell table:number-columns-repeated="2" office:value-type="float" office:value="1.02514" calcext:value-type="float">
            <text:p>1.02514</text:p>
          </table:table-cell>
          <table:table-cell table:style-name="ce1" office:value-type="float" office:value="0.326009" calcext:value-type="float">
            <text:p>3.26E-01</text:p>
          </table:table-cell>
          <table:table-cell office:value-type="float" office:value="-0.889381" calcext:value-type="float">
            <text:p>-0.889381</text:p>
          </table:table-cell>
          <table:table-cell table:style-name="ce1" office:value-type="float" office:value="-16.1187" calcext:value-type="float">
            <text:p>-1.61E+01</text:p>
          </table:table-cell>
          <table:table-cell table:number-columns-repeated="2"/>
          <table:table-cell table:style-name="ce1"/>
          <table:table-cell table:number-columns-repeated="19"/>
          <table:table-cell table:formula="of:=[.AT157]+1" office:value-type="date" office:date-value="2020-07-29" calcext:value-type="date">
            <text:p>29/07/20</text:p>
          </table:table-cell>
          <table:table-cell table:formula="of:=AVERAGE([.S155:.S161])" office:value-type="float" office:value="1.04457857142857" calcext:value-type="float">
            <text:p>1.04457857142857</text:p>
          </table:table-cell>
          <table:table-cell table:formula="of:=[.P158]" office:value-type="float" office:value="0.467913" calcext:value-type="float">
            <text:p>0.467913</text:p>
          </table:table-cell>
          <table:table-cell table:formula="of:=AVERAGE([.R155:.R161])" office:value-type="float" office:value="0.118849671428571" calcext:value-type="float">
            <text:p>0.12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5734.01" calcext:value-type="float">
            <text:p>5734.01</text:p>
          </table:table-cell>
          <table:table-cell table:style-name="ce1" office:value-type="float" office:value="5631.73" calcext:value-type="float">
            <text:p>5.63E+03</text:p>
          </table:table-cell>
          <table:table-cell office:value-type="float" office:value="0.20182" calcext:value-type="float">
            <text:p>0.20182</text:p>
          </table:table-cell>
          <table:table-cell table:style-name="ce1" office:value-type="float" office:value="-87.2694" calcext:value-type="float">
            <text:p>-8.73E+01</text:p>
          </table:table-cell>
          <table:table-cell table:style-name="ce1" office:value-type="float" office:value="10540" calcext:value-type="float">
            <text:p>1.05E+04</text:p>
          </table:table-cell>
          <table:table-cell table:style-name="ce1" office:value-type="float" office:value="10423.5" calcext:value-type="float">
            <text:p>1.04E+04</text:p>
          </table:table-cell>
          <table:table-cell table:style-name="ce1" office:value-type="float" office:value="10276.4" calcext:value-type="float">
            <text:p>1.03E+04</text:p>
          </table:table-cell>
          <table:table-cell table:style-name="ce1" office:value-type="float" office:value="-1.96742" calcext:value-type="float">
            <text:p>-1.97E+00</text:p>
          </table:table-cell>
          <table:table-cell table:style-name="ce1" office:value-type="float" office:value="-263.553" calcext:value-type="float">
            <text:p>-2.64E+02</text:p>
          </table:table-cell>
          <table:table-cell table:style-name="ce1" office:value-type="float" office:value="379" calcext:value-type="float">
            <text:p>3.79E+02</text:p>
          </table:table-cell>
          <table:table-cell table:style-name="ce1" office:value-type="float" office:value="375.526" calcext:value-type="float">
            <text:p>3.76E+02</text:p>
          </table:table-cell>
          <table:table-cell table:style-name="ce1" office:value-type="float" office:value="372.411" calcext:value-type="float">
            <text:p>3.72E+02</text:p>
          </table:table-cell>
          <table:table-cell table:style-name="ce1" office:value-type="float" office:value="-3.47364" calcext:value-type="float">
            <text:p>-3.47E+00</text:p>
          </table:table-cell>
          <table:table-cell table:style-name="ce1" office:value-type="float" office:value="-6.58898" calcext:value-type="float">
            <text:p>-6.59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70572" calcext:value-type="float">
            <text:p>0.270572</text:p>
          </table:table-cell>
          <table:table-cell office:value-type="float" office:value="0.141336" calcext:value-type="float">
            <text:p>1.41E-01</text:p>
          </table:table-cell>
          <table:table-cell table:number-columns-repeated="2" office:value-type="float" office:value="1.01942" calcext:value-type="float">
            <text:p>1.01942</text:p>
          </table:table-cell>
          <table:table-cell table:style-name="ce1" office:value-type="float" office:value="0.326227" calcext:value-type="float">
            <text:p>3.26E-01</text:p>
          </table:table-cell>
          <table:table-cell office:value-type="float" office:value="-0.892318" calcext:value-type="float">
            <text:p>-0.892318</text:p>
          </table:table-cell>
          <table:table-cell table:style-name="ce1" office:value-type="float" office:value="-14.1422" calcext:value-type="float">
            <text:p>-1.41E+01</text:p>
          </table:table-cell>
          <table:table-cell table:number-columns-repeated="2"/>
          <table:table-cell table:style-name="ce1"/>
          <table:table-cell table:number-columns-repeated="19"/>
          <table:table-cell table:formula="of:=[.AT158]+1" office:value-type="date" office:date-value="2020-07-30" calcext:value-type="date">
            <text:p>30/07/20</text:p>
          </table:table-cell>
          <table:table-cell table:formula="of:=AVERAGE([.S156:.S162])" office:value-type="float" office:value="1.04662285714286" calcext:value-type="float">
            <text:p>1.04662285714286</text:p>
          </table:table-cell>
          <table:table-cell table:formula="of:=[.P159]" office:value-type="float" office:value="0.467913" calcext:value-type="float">
            <text:p>0.467913</text:p>
          </table:table-cell>
          <table:table-cell table:formula="of:=AVERAGE([.R156:.R162])" office:value-type="float" office:value="0.116804971428571" calcext:value-type="float">
            <text:p>0.12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5869.52" calcext:value-type="float">
            <text:p>5869.52</text:p>
          </table:table-cell>
          <table:table-cell table:style-name="ce1" office:value-type="float" office:value="5788.95" calcext:value-type="float">
            <text:p>5.79E+03</text:p>
          </table:table-cell>
          <table:table-cell office:value-type="float" office:value="0.886287" calcext:value-type="float">
            <text:p>0.886287</text:p>
          </table:table-cell>
          <table:table-cell table:style-name="ce1" office:value-type="float" office:value="-12.0476" calcext:value-type="float">
            <text:p>-1.20E+01</text:p>
          </table:table-cell>
          <table:table-cell table:style-name="ce1" office:value-type="float" office:value="10661" calcext:value-type="float">
            <text:p>1.07E+04</text:p>
          </table:table-cell>
          <table:table-cell table:style-name="ce1" office:value-type="float" office:value="10607.1" calcext:value-type="float">
            <text:p>1.06E+04</text:p>
          </table:table-cell>
          <table:table-cell table:style-name="ce1" office:value-type="float" office:value="10483.2" calcext:value-type="float">
            <text:p>1.05E+04</text:p>
          </table:table-cell>
          <table:table-cell table:style-name="ce1" office:value-type="float" office:value="-0.877953" calcext:value-type="float">
            <text:p>-8.78E-01</text:p>
          </table:table-cell>
          <table:table-cell table:style-name="ce1" office:value-type="float" office:value="-177.825" calcext:value-type="float">
            <text:p>-1.78E+02</text:p>
          </table:table-cell>
          <table:table-cell table:style-name="ce1" office:value-type="float" office:value="382" calcext:value-type="float">
            <text:p>3.82E+02</text:p>
          </table:table-cell>
          <table:table-cell table:style-name="ce1" office:value-type="float" office:value="379.203" calcext:value-type="float">
            <text:p>3.79E+02</text:p>
          </table:table-cell>
          <table:table-cell table:style-name="ce1" office:value-type="float" office:value="375.946" calcext:value-type="float">
            <text:p>3.76E+02</text:p>
          </table:table-cell>
          <table:table-cell table:style-name="ce1" office:value-type="float" office:value="-2.7965" calcext:value-type="float">
            <text:p>-2.80E+00</text:p>
          </table:table-cell>
          <table:table-cell table:style-name="ce1" office:value-type="float" office:value="-6.05378" calcext:value-type="float">
            <text:p>-6.05E+00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90912" calcext:value-type="float">
            <text:p>0.190912</text:p>
          </table:table-cell>
          <table:table-cell office:value-type="float" office:value="0.0986402" calcext:value-type="float">
            <text:p>9.86E-02</text:p>
          </table:table-cell>
          <table:table-cell table:number-columns-repeated="2" office:value-type="float" office:value="1.06639" calcext:value-type="float">
            <text:p>1.06639</text:p>
          </table:table-cell>
          <table:table-cell table:style-name="ce1" office:value-type="float" office:value="0.324869" calcext:value-type="float">
            <text:p>3.25E-01</text:p>
          </table:table-cell>
          <table:table-cell office:value-type="float" office:value="-0.876198" calcext:value-type="float">
            <text:p>-0.876198</text:p>
          </table:table-cell>
          <table:table-cell table:style-name="ce1" office:value-type="float" office:value="-13.2103" calcext:value-type="float">
            <text:p>-1.32E+01</text:p>
          </table:table-cell>
          <table:table-cell table:number-columns-repeated="2"/>
          <table:table-cell table:style-name="ce1"/>
          <table:table-cell table:number-columns-repeated="19"/>
          <table:table-cell table:formula="of:=[.AT159]+1" office:value-type="date" office:date-value="2020-07-31" calcext:value-type="date">
            <text:p>31/07/20</text:p>
          </table:table-cell>
          <table:table-cell table:formula="of:=AVERAGE([.S157:.S163])" office:value-type="float" office:value="1.04935142857143" calcext:value-type="float">
            <text:p>1.04935142857143</text:p>
          </table:table-cell>
          <table:table-cell table:formula="of:=[.P160]" office:value-type="float" office:value="0.467913" calcext:value-type="float">
            <text:p>0.467913</text:p>
          </table:table-cell>
          <table:table-cell table:formula="of:=AVERAGE([.R157:.R163])" office:value-type="float" office:value="0.114076971428571" calcext:value-type="float">
            <text:p>0.11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5983.77" calcext:value-type="float">
            <text:p>5983.77</text:p>
          </table:table-cell>
          <table:table-cell office:value-type="float" office:value="5914.35" calcext:value-type="float">
            <text:p>5914.35</text:p>
          </table:table-cell>
          <table:table-cell office:value-type="float" office:value="1.68711" calcext:value-type="float">
            <text:p>1.68711</text:p>
          </table:table-cell>
          <table:table-cell office:value-type="float" office:value="64.3535" calcext:value-type="float">
            <text:p>64.3535</text:p>
          </table:table-cell>
          <table:table-cell office:value-type="float" office:value="10737" calcext:value-type="float">
            <text:p>10737</text:p>
          </table:table-cell>
          <table:table-cell office:value-type="float" office:value="10754.7" calcext:value-type="float">
            <text:p>10754.7</text:p>
          </table:table-cell>
          <table:table-cell office:value-type="float" office:value="10641.6" calcext:value-type="float">
            <text:p>10641.6</text:p>
          </table:table-cell>
          <table:table-cell office:value-type="float" office:value="0.283213" calcext:value-type="float">
            <text:p>0.283213</text:p>
          </table:table-cell>
          <table:table-cell office:value-type="float" office:value="-95.4289" calcext:value-type="float">
            <text:p>-95.4289</text:p>
          </table:table-cell>
          <table:table-cell office:value-type="float" office:value="383" calcext:value-type="float">
            <text:p>383</text:p>
          </table:table-cell>
          <table:table-cell office:value-type="float" office:value="382.44" calcext:value-type="float">
            <text:p>382.44</text:p>
          </table:table-cell>
          <table:table-cell office:value-type="float" office:value="377.148" calcext:value-type="float">
            <text:p>377.148</text:p>
          </table:table-cell>
          <table:table-cell office:value-type="float" office:value="-0.559604" calcext:value-type="float">
            <text:p>-0.559604</text:p>
          </table:table-cell>
          <table:table-cell office:value-type="float" office:value="-5.85241" calcext:value-type="float">
            <text:p>-5.85241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66786" calcext:value-type="float">
            <text:p>0.166786</text:p>
          </table:table-cell>
          <table:table-cell office:value-type="float" office:value="0.0852044" calcext:value-type="float">
            <text:p>8.52E-02</text:p>
          </table:table-cell>
          <table:table-cell table:number-columns-repeated="2" office:value-type="float" office:value="1.08117" calcext:value-type="float">
            <text:p>1.08117</text:p>
          </table:table-cell>
          <table:table-cell office:value-type="float" office:value="0.324348" calcext:value-type="float">
            <text:p>0.324348</text:p>
          </table:table-cell>
          <table:table-cell office:value-type="float" office:value="-0.870958" calcext:value-type="float">
            <text:p>-0.870958</text:p>
          </table:table-cell>
          <table:table-cell office:value-type="float" office:value="-14.8138" calcext:value-type="float">
            <text:p>-14.8138</text:p>
          </table:table-cell>
          <table:table-cell table:number-columns-repeated="22"/>
          <table:table-cell table:formula="of:=[.AT160]+1" office:value-type="date" office:date-value="2020-08-01" calcext:value-type="date">
            <text:p>01/08/20</text:p>
          </table:table-cell>
          <table:table-cell table:formula="of:=AVERAGE([.S158:.S164])" office:value-type="float" office:value="1.05240714285714" calcext:value-type="float">
            <text:p>1.05240714285714</text:p>
          </table:table-cell>
          <table:table-cell table:formula="of:=[.P161]" office:value-type="float" office:value="0.467913" calcext:value-type="float">
            <text:p>0.467913</text:p>
          </table:table-cell>
          <table:table-cell table:formula="of:=AVERAGE([.R158:.R164])" office:value-type="float" office:value="0.111021828571429" calcext:value-type="float">
            <text:p>0.11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6077.23" calcext:value-type="float">
            <text:p>6077.23</text:p>
          </table:table-cell>
          <table:table-cell office:value-type="float" office:value="6015.23" calcext:value-type="float">
            <text:p>6015.23</text:p>
          </table:table-cell>
          <table:table-cell office:value-type="float" office:value="2.27071" calcext:value-type="float">
            <text:p>2.27071</text:p>
          </table:table-cell>
          <table:table-cell office:value-type="float" office:value="124.227" calcext:value-type="float">
            <text:p>124.227</text:p>
          </table:table-cell>
          <table:table-cell office:value-type="float" office:value="10797" calcext:value-type="float">
            <text:p>10797</text:p>
          </table:table-cell>
          <table:table-cell office:value-type="float" office:value="10874.6" calcext:value-type="float">
            <text:p>10874.6</text:p>
          </table:table-cell>
          <table:table-cell office:value-type="float" office:value="10767.4" calcext:value-type="float">
            <text:p>10767.4</text:p>
          </table:table-cell>
          <table:table-cell office:value-type="float" office:value="1.19524" calcext:value-type="float">
            <text:p>1.19524</text:p>
          </table:table-cell>
          <table:table-cell office:value-type="float" office:value="-29.6028" calcext:value-type="float">
            <text:p>-29.6028</text:p>
          </table:table-cell>
          <table:table-cell office:value-type="float" office:value="384" calcext:value-type="float">
            <text:p>384</text:p>
          </table:table-cell>
          <table:table-cell office:value-type="float" office:value="384.141" calcext:value-type="float">
            <text:p>384.141</text:p>
          </table:table-cell>
          <table:table-cell office:value-type="float" office:value="379.039" calcext:value-type="float">
            <text:p>379.039</text:p>
          </table:table-cell>
          <table:table-cell office:value-type="float" office:value="0.140657" calcext:value-type="float">
            <text:p>0.140657</text:p>
          </table:table-cell>
          <table:table-cell office:value-type="float" office:value="-4.96085" calcext:value-type="float">
            <text:p>-4.96085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67831" calcext:value-type="float">
            <text:p>0.167831</text:p>
          </table:table-cell>
          <table:table-cell table:style-name="Default" office:value-type="float" office:value="0.0847382" calcext:value-type="float">
            <text:p>0.0847382</text:p>
          </table:table-cell>
          <table:table-cell table:number-columns-repeated="2" office:value-type="float" office:value="1.08144" calcext:value-type="float">
            <text:p>1.08144</text:p>
          </table:table-cell>
          <table:table-cell office:value-type="float" office:value="0.324426" calcext:value-type="float">
            <text:p>0.324426</text:p>
          </table:table-cell>
          <table:table-cell office:value-type="float" office:value="-0.871716" calcext:value-type="float">
            <text:p>-0.871716</text:p>
          </table:table-cell>
          <table:table-cell office:value-type="float" office:value="-14.5116" calcext:value-type="float">
            <text:p>-14.5116</text:p>
          </table:table-cell>
          <table:table-cell table:number-columns-repeated="22"/>
          <table:table-cell table:formula="of:=[.AT161]+1" office:value-type="date" office:date-value="2020-08-02" calcext:value-type="date">
            <text:p>02/08/20</text:p>
          </table:table-cell>
          <table:table-cell table:formula="of:=AVERAGE([.S159:.S165])" office:value-type="float" office:value="1.05541" calcext:value-type="float">
            <text:p>1.05541</text:p>
          </table:table-cell>
          <table:table-cell table:formula="of:=[.P162]" office:value-type="float" office:value="0.467913" calcext:value-type="float">
            <text:p>0.467913</text:p>
          </table:table-cell>
          <table:table-cell table:formula="of:=AVERAGE([.R159:.R165])" office:value-type="float" office:value="0.108020114285714" calcext:value-type="float">
            <text:p>0.11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float" office:value="6157.58" calcext:value-type="float">
            <text:p>6157.58</text:p>
          </table:table-cell>
          <table:table-cell office:value-type="float" office:value="6123.13" calcext:value-type="float">
            <text:p>6123.13</text:p>
          </table:table-cell>
          <table:table-cell office:value-type="float" office:value="2.17532" calcext:value-type="float">
            <text:p>2.17532</text:p>
          </table:table-cell>
          <table:table-cell office:value-type="float" office:value="150.125" calcext:value-type="float">
            <text:p>150.125</text:p>
          </table:table-cell>
          <table:table-cell office:value-type="float" office:value="10923" calcext:value-type="float">
            <text:p>10923</text:p>
          </table:table-cell>
          <table:table-cell office:value-type="float" office:value="10980" calcext:value-type="float">
            <text:p>10980</text:p>
          </table:table-cell>
          <table:table-cell office:value-type="float" office:value="10905.7" calcext:value-type="float">
            <text:p>10905.7</text:p>
          </table:table-cell>
          <table:table-cell office:value-type="float" office:value="0.842048" calcext:value-type="float">
            <text:p>0.842048</text:p>
          </table:table-cell>
          <table:table-cell office:value-type="float" office:value="-17.2658" calcext:value-type="float">
            <text:p>-17.2658</text:p>
          </table:table-cell>
          <table:table-cell office:value-type="float" office:value="386" calcext:value-type="float">
            <text:p>386</text:p>
          </table:table-cell>
          <table:table-cell office:value-type="float" office:value="385.382" calcext:value-type="float">
            <text:p>385.382</text:p>
          </table:table-cell>
          <table:table-cell office:value-type="float" office:value="381.174" calcext:value-type="float">
            <text:p>381.174</text:p>
          </table:table-cell>
          <table:table-cell office:value-type="float" office:value="-0.618314" calcext:value-type="float">
            <text:p>-0.618314</text:p>
          </table:table-cell>
          <table:table-cell office:value-type="float" office:value="-4.82562" calcext:value-type="float">
            <text:p>-4.82562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21185" calcext:value-type="float">
            <text:p>0.221185</text:p>
          </table:table-cell>
          <table:table-cell table:style-name="Default" office:value-type="float" office:value="0.110326" calcext:value-type="float">
            <text:p>0.110326</text:p>
          </table:table-cell>
          <table:table-cell table:number-columns-repeated="2" office:value-type="float" office:value="1.05248" calcext:value-type="float">
            <text:p>1.05248</text:p>
          </table:table-cell>
          <table:table-cell office:value-type="float" office:value="0.325631" calcext:value-type="float">
            <text:p>0.325631</text:p>
          </table:table-cell>
          <table:table-cell office:value-type="float" office:value="-0.884671" calcext:value-type="float">
            <text:p>-0.884671</text:p>
          </table:table-cell>
          <table:table-cell office:value-type="float" office:value="-17.4636" calcext:value-type="float">
            <text:p>-17.4636</text:p>
          </table:table-cell>
          <table:table-cell table:number-columns-repeated="22"/>
          <table:table-cell table:formula="of:=[.AT162]+1" office:value-type="date" office:date-value="2020-08-03" calcext:value-type="date">
            <text:p>03/08/20</text:p>
          </table:table-cell>
          <table:table-cell table:formula="of:=AVERAGE([.S160:.S166])" office:value-type="float" office:value="1.05859" calcext:value-type="float">
            <text:p>1.05859</text:p>
          </table:table-cell>
          <table:table-cell table:formula="of:=[.P163]" office:value-type="float" office:value="0.467913" calcext:value-type="float">
            <text:p>0.467913</text:p>
          </table:table-cell>
          <table:table-cell table:formula="of:=AVERAGE([.R160:.R166])" office:value-type="float" office:value="0.104839971428571" calcext:value-type="float">
            <text:p>0.10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6255.45" calcext:value-type="float">
            <text:p>6255.45</text:p>
          </table:table-cell>
          <table:table-cell office:value-type="float" office:value="6267.1" calcext:value-type="float">
            <text:p>6267.1</text:p>
          </table:table-cell>
          <table:table-cell office:value-type="float" office:value="2.13628" calcext:value-type="float">
            <text:p>2.13628</text:p>
          </table:table-cell>
          <table:table-cell office:value-type="float" office:value="200.101" calcext:value-type="float">
            <text:p>200.101</text:p>
          </table:table-cell>
          <table:table-cell office:value-type="float" office:value="11107" calcext:value-type="float">
            <text:p>11107</text:p>
          </table:table-cell>
          <table:table-cell office:value-type="float" office:value="11117.6" calcext:value-type="float">
            <text:p>11117.6</text:p>
          </table:table-cell>
          <table:table-cell office:value-type="float" office:value="11101.9" calcext:value-type="float">
            <text:p>11101.9</text:p>
          </table:table-cell>
          <table:table-cell office:value-type="float" office:value="0.149952" calcext:value-type="float">
            <text:p>0.149952</text:p>
          </table:table-cell>
          <table:table-cell office:value-type="float" office:value="-5.09573" calcext:value-type="float">
            <text:p>-5.09573</text:p>
          </table:table-cell>
          <table:table-cell office:value-type="float" office:value="383" calcext:value-type="float">
            <text:p>383</text:p>
          </table:table-cell>
          <table:table-cell office:value-type="float" office:value="387.194" calcext:value-type="float">
            <text:p>387.194</text:p>
          </table:table-cell>
          <table:table-cell office:value-type="float" office:value="382.741" calcext:value-type="float">
            <text:p>382.741</text:p>
          </table:table-cell>
          <table:table-cell office:value-type="float" office:value="4.19403" calcext:value-type="float">
            <text:p>4.19403</text:p>
          </table:table-cell>
          <table:table-cell office:value-type="float" office:value="-0.258595" calcext:value-type="float">
            <text:p>-0.258595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44657" calcext:value-type="float">
            <text:p>0.244657</text:p>
          </table:table-cell>
          <table:table-cell table:style-name="Default" office:value-type="float" office:value="0.120503" calcext:value-type="float">
            <text:p>0.120503</text:p>
          </table:table-cell>
          <table:table-cell table:number-columns-repeated="2" office:value-type="float" office:value="1.04081" calcext:value-type="float">
            <text:p>1.04081</text:p>
          </table:table-cell>
          <table:table-cell office:value-type="float" office:value="0.326077" calcext:value-type="float">
            <text:p>0.326077</text:p>
          </table:table-cell>
          <table:table-cell office:value-type="float" office:value="-0.890272" calcext:value-type="float">
            <text:p>-0.890272</text:p>
          </table:table-cell>
          <table:table-cell office:value-type="float" office:value="-15.9065" calcext:value-type="float">
            <text:p>-15.9065</text:p>
          </table:table-cell>
          <table:table-cell table:number-columns-repeated="22"/>
          <table:table-cell table:formula="of:=[.AT163]+1" office:value-type="date" office:date-value="2020-08-04" calcext:value-type="date">
            <text:p>04/08/20</text:p>
          </table:table-cell>
          <table:table-cell table:formula="of:=AVERAGE([.S161:.S167])" office:value-type="float" office:value="1.06086" calcext:value-type="float">
            <text:p>1.06086</text:p>
          </table:table-cell>
          <table:table-cell table:formula="of:=[.P164]" office:value-type="float" office:value="0.467913" calcext:value-type="float">
            <text:p>0.467913</text:p>
          </table:table-cell>
          <table:table-cell table:formula="of:=AVERAGE([.R161:.R167])" office:value-type="float" office:value="0.102569385714286" calcext:value-type="float">
            <text:p>0.10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6372.37" calcext:value-type="float">
            <text:p>6372.37</text:p>
          </table:table-cell>
          <table:table-cell office:value-type="float" office:value="6437.04" calcext:value-type="float">
            <text:p>6437.04</text:p>
          </table:table-cell>
          <table:table-cell office:value-type="float" office:value="2.39639" calcext:value-type="float">
            <text:p>2.39639</text:p>
          </table:table-cell>
          <table:table-cell office:value-type="float" office:value="283.043" calcext:value-type="float">
            <text:p>283.043</text:p>
          </table:table-cell>
          <table:table-cell office:value-type="float" office:value="11263" calcext:value-type="float">
            <text:p>11263</text:p>
          </table:table-cell>
          <table:table-cell office:value-type="float" office:value="11283.7" calcext:value-type="float">
            <text:p>11283.7</text:p>
          </table:table-cell>
          <table:table-cell office:value-type="float" office:value="11335.4" calcext:value-type="float">
            <text:p>11335.4</text:p>
          </table:table-cell>
          <table:table-cell office:value-type="float" office:value="0.282168" calcext:value-type="float">
            <text:p>0.282168</text:p>
          </table:table-cell>
          <table:table-cell office:value-type="float" office:value="72.3514" calcext:value-type="float">
            <text:p>72.3514</text:p>
          </table:table-cell>
          <table:table-cell office:value-type="float" office:value="388" calcext:value-type="float">
            <text:p>388</text:p>
          </table:table-cell>
          <table:table-cell office:value-type="float" office:value="385.671" calcext:value-type="float">
            <text:p>385.671</text:p>
          </table:table-cell>
          <table:table-cell office:value-type="float" office:value="383.466" calcext:value-type="float">
            <text:p>383.466</text:p>
          </table:table-cell>
          <table:table-cell office:value-type="float" office:value="-2.32926" calcext:value-type="float">
            <text:p>-2.32926</text:p>
          </table:table-cell>
          <table:table-cell office:value-type="float" office:value="-4.53359" calcext:value-type="float">
            <text:p>-4.53359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37375" calcext:value-type="float">
            <text:p>0.237375</text:p>
          </table:table-cell>
          <table:table-cell table:style-name="Default" office:value-type="float" office:value="0.115393" calcext:value-type="float">
            <text:p>0.115393</text:p>
          </table:table-cell>
          <table:table-cell table:number-columns-repeated="2" office:value-type="float" office:value="1.04616" calcext:value-type="float">
            <text:p>1.04616</text:p>
          </table:table-cell>
          <table:table-cell office:value-type="float" office:value="0.326009" calcext:value-type="float">
            <text:p>0.326009</text:p>
          </table:table-cell>
          <table:table-cell office:value-type="float" office:value="-0.889381" calcext:value-type="float">
            <text:p>-0.889381</text:p>
          </table:table-cell>
          <table:table-cell office:value-type="float" office:value="-16.1451" calcext:value-type="float">
            <text:p>-16.1451</text:p>
          </table:table-cell>
          <table:table-cell table:number-columns-repeated="22"/>
          <table:table-cell table:formula="of:=[.AT164]+1" office:value-type="date" office:date-value="2020-08-05" calcext:value-type="date">
            <text:p>05/08/20</text:p>
          </table:table-cell>
          <table:table-cell table:formula="of:=AVERAGE([.S162:.S168])" office:value-type="float" office:value="1.06286857142857" calcext:value-type="float">
            <text:p>1.06286857142857</text:p>
          </table:table-cell>
          <table:table-cell table:formula="of:=[.P165]" office:value-type="float" office:value="0.467913" calcext:value-type="float">
            <text:p>0.467913</text:p>
          </table:table-cell>
          <table:table-cell table:formula="of:=AVERAGE([.R162:.R168])" office:value-type="float" office:value="0.100561871428571" calcext:value-type="float">
            <text:p>0.10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6492.11" calcext:value-type="float">
            <text:p>6492.11</text:p>
          </table:table-cell>
          <table:table-cell office:value-type="float" office:value="6621.93" calcext:value-type="float">
            <text:p>6621.93</text:p>
          </table:table-cell>
          <table:table-cell office:value-type="float" office:value="2.64221" calcext:value-type="float">
            <text:p>2.64221</text:p>
          </table:table-cell>
          <table:table-cell office:value-type="float" office:value="376.929" calcext:value-type="float">
            <text:p>376.929</text:p>
          </table:table-cell>
          <table:table-cell office:value-type="float" office:value="11374" calcext:value-type="float">
            <text:p>11374</text:p>
          </table:table-cell>
          <table:table-cell office:value-type="float" office:value="11452.5" calcext:value-type="float">
            <text:p>11452.5</text:p>
          </table:table-cell>
          <table:table-cell office:value-type="float" office:value="11588.9" calcext:value-type="float">
            <text:p>11588.9</text:p>
          </table:table-cell>
          <table:table-cell office:value-type="float" office:value="1.04768" calcext:value-type="float">
            <text:p>1.04768</text:p>
          </table:table-cell>
          <table:table-cell office:value-type="float" office:value="214.932" calcext:value-type="float">
            <text:p>214.932</text:p>
          </table:table-cell>
          <table:table-cell office:value-type="float" office:value="390" calcext:value-type="float">
            <text:p>390</text:p>
          </table:table-cell>
          <table:table-cell office:value-type="float" office:value="388.771" calcext:value-type="float">
            <text:p>388.771</text:p>
          </table:table-cell>
          <table:table-cell office:value-type="float" office:value="387.475" calcext:value-type="float">
            <text:p>387.475</text:p>
          </table:table-cell>
          <table:table-cell office:value-type="float" office:value="-1.22948" calcext:value-type="float">
            <text:p>-1.22948</text:p>
          </table:table-cell>
          <table:table-cell office:value-type="float" office:value="-2.52513" calcext:value-type="float">
            <text:p>-2.52513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48311" calcext:value-type="float">
            <text:p>0.248311</text:p>
          </table:table-cell>
          <table:table-cell table:style-name="Default" office:value-type="float" office:value="0.119075" calcext:value-type="float">
            <text:p>0.119075</text:p>
          </table:table-cell>
          <table:table-cell table:number-columns-repeated="2" office:value-type="float" office:value="1.04168" calcext:value-type="float">
            <text:p>1.04168</text:p>
          </table:table-cell>
          <table:table-cell office:value-type="float" office:value="0.326227" calcext:value-type="float">
            <text:p>0.326227</text:p>
          </table:table-cell>
          <table:table-cell office:value-type="float" office:value="-0.892318" calcext:value-type="float">
            <text:p>-0.892318</text:p>
          </table:table-cell>
          <table:table-cell office:value-type="float" office:value="-15.7694" calcext:value-type="float">
            <text:p>-15.7694</text:p>
          </table:table-cell>
          <table:table-cell table:number-columns-repeated="22"/>
          <table:table-cell table:formula="of:=[.AT165]+1" office:value-type="date" office:date-value="2020-08-06" calcext:value-type="date">
            <text:p>06/08/20</text:p>
          </table:table-cell>
          <table:table-cell table:formula="of:=AVERAGE([.S163:.S169])" office:value-type="float" office:value="1.06491428571429" calcext:value-type="float">
            <text:p>1.06491428571429</text:p>
          </table:table-cell>
          <table:table-cell table:formula="of:=[.P166]" office:value-type="float" office:value="0.467913" calcext:value-type="float">
            <text:p>0.467913</text:p>
          </table:table-cell>
          <table:table-cell table:formula="of:=AVERAGE([.R163:.R169])" office:value-type="float" office:value="0.0985171571428571" calcext:value-type="float">
            <text:p>0.10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6608.98" calcext:value-type="float">
            <text:p>6608.98</text:p>
          </table:table-cell>
          <table:table-cell office:value-type="float" office:value="6795.62" calcext:value-type="float">
            <text:p>6795.62</text:p>
          </table:table-cell>
          <table:table-cell office:value-type="float" office:value="2.34372" calcext:value-type="float">
            <text:p>2.34372</text:p>
          </table:table-cell>
          <table:table-cell office:value-type="float" office:value="410.62" calcext:value-type="float">
            <text:p>410.62</text:p>
          </table:table-cell>
          <table:table-cell office:value-type="float" office:value="11563" calcext:value-type="float">
            <text:p>11563</text:p>
          </table:table-cell>
          <table:table-cell office:value-type="float" office:value="11616.8" calcext:value-type="float">
            <text:p>11616.8</text:p>
          </table:table-cell>
          <table:table-cell office:value-type="float" office:value="11828.6" calcext:value-type="float">
            <text:p>11828.6</text:p>
          </table:table-cell>
          <table:table-cell office:value-type="float" office:value="0.700991" calcext:value-type="float">
            <text:p>0.700991</text:p>
          </table:table-cell>
          <table:table-cell office:value-type="float" office:value="265.638" calcext:value-type="float">
            <text:p>265.638</text:p>
          </table:table-cell>
          <table:table-cell office:value-type="float" office:value="389" calcext:value-type="float">
            <text:p>389</text:p>
          </table:table-cell>
          <table:table-cell office:value-type="float" office:value="391.136" calcext:value-type="float">
            <text:p>391.136</text:p>
          </table:table-cell>
          <table:table-cell office:value-type="float" office:value="391.022" calcext:value-type="float">
            <text:p>391.022</text:p>
          </table:table-cell>
          <table:table-cell office:value-type="float" office:value="2.13618" calcext:value-type="float">
            <text:p>2.13618</text:p>
          </table:table-cell>
          <table:table-cell office:value-type="float" office:value="2.02179" calcext:value-type="float">
            <text:p>2.02179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75018" calcext:value-type="float">
            <text:p>0.175018</text:p>
          </table:table-cell>
          <table:table-cell table:style-name="Default" office:value-type="float" office:value="0.0827461" calcext:value-type="float">
            <text:p>0.0827461</text:p>
          </table:table-cell>
          <table:table-cell table:number-columns-repeated="2" office:value-type="float" office:value="1.08228" calcext:value-type="float">
            <text:p>1.08228</text:p>
          </table:table-cell>
          <table:table-cell office:value-type="float" office:value="0.324869" calcext:value-type="float">
            <text:p>0.324869</text:p>
          </table:table-cell>
          <table:table-cell office:value-type="float" office:value="-0.876198" calcext:value-type="float">
            <text:p>-0.876198</text:p>
          </table:table-cell>
          <table:table-cell office:value-type="float" office:value="-17.5254" calcext:value-type="float">
            <text:p>-17.5254</text:p>
          </table:table-cell>
          <table:table-cell table:number-columns-repeated="22"/>
          <table:table-cell table:formula="of:=[.AT166]+1" office:value-type="date" office:date-value="2020-08-07" calcext:value-type="date">
            <text:p>07/08/20</text:p>
          </table:table-cell>
          <table:table-cell table:formula="of:=AVERAGE([.S164:.S170])" office:value-type="float" office:value="1.06764142857143" calcext:value-type="float">
            <text:p>1.06764142857143</text:p>
          </table:table-cell>
          <table:table-cell table:formula="of:=[.P167]" office:value-type="float" office:value="0.467913" calcext:value-type="float">
            <text:p>0.467913</text:p>
          </table:table-cell>
          <table:table-cell table:formula="of:=AVERAGE([.R164:.R170])" office:value-type="float" office:value="0.0957892285714286" calcext:value-type="float">
            <text:p>0.10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6718.9" calcext:value-type="float">
            <text:p>6718.9</text:p>
          </table:table-cell>
          <table:table-cell office:value-type="float" office:value="6926.99" calcext:value-type="float">
            <text:p>6926.99</text:p>
          </table:table-cell>
          <table:table-cell office:value-type="float" office:value="2.96794" calcext:value-type="float">
            <text:p>2.96794</text:p>
          </table:table-cell>
          <table:table-cell office:value-type="float" office:value="496.995" calcext:value-type="float">
            <text:p>496.995</text:p>
          </table:table-cell>
          <table:table-cell office:value-type="float" office:value="11693" calcext:value-type="float">
            <text:p>11693</text:p>
          </table:table-cell>
          <table:table-cell office:value-type="float" office:value="11761.1" calcext:value-type="float">
            <text:p>11761.1</text:p>
          </table:table-cell>
          <table:table-cell office:value-type="float" office:value="12000" calcext:value-type="float">
            <text:p>12000</text:p>
          </table:table-cell>
          <table:table-cell office:value-type="float" office:value="0.878448" calcext:value-type="float">
            <text:p>0.878448</text:p>
          </table:table-cell>
          <table:table-cell office:value-type="float" office:value="307.045" calcext:value-type="float">
            <text:p>307.045</text:p>
          </table:table-cell>
          <table:table-cell office:value-type="float" office:value="389" calcext:value-type="float">
            <text:p>389</text:p>
          </table:table-cell>
          <table:table-cell office:value-type="float" office:value="391.184" calcext:value-type="float">
            <text:p>391.184</text:p>
          </table:table-cell>
          <table:table-cell office:value-type="float" office:value="392.996" calcext:value-type="float">
            <text:p>392.996</text:p>
          </table:table-cell>
          <table:table-cell office:value-type="float" office:value="2.18358" calcext:value-type="float">
            <text:p>2.18358</text:p>
          </table:table-cell>
          <table:table-cell office:value-type="float" office:value="3.99595" calcext:value-type="float">
            <text:p>3.99595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52733" calcext:value-type="float">
            <text:p>0.152733</text:p>
          </table:table-cell>
          <table:table-cell office:value-type="float" office:value="0.0711518" calcext:value-type="float">
            <text:p>7.12E-02</text:p>
          </table:table-cell>
          <table:table-cell table:number-columns-repeated="2" office:value-type="float" office:value="1.09523" calcext:value-type="float">
            <text:p>1.09523</text:p>
          </table:table-cell>
          <table:table-cell office:value-type="float" office:value="0.324348" calcext:value-type="float">
            <text:p>0.324348</text:p>
          </table:table-cell>
          <table:table-cell office:value-type="float" office:value="-0.870958" calcext:value-type="float">
            <text:p>-0.870958</text:p>
          </table:table-cell>
          <table:table-cell office:value-type="float" office:value="-19.1442" calcext:value-type="float">
            <text:p>-19.1442</text:p>
          </table:table-cell>
          <table:table-cell table:number-columns-repeated="22"/>
          <table:table-cell table:formula="of:=[.AT167]+1" office:value-type="date" office:date-value="2020-08-08" calcext:value-type="date">
            <text:p>08/08/20</text:p>
          </table:table-cell>
          <table:table-cell table:formula="of:=AVERAGE([.S165:.S171])" office:value-type="float" office:value="1.07069571428571" calcext:value-type="float">
            <text:p>1.07069571428571</text:p>
          </table:table-cell>
          <table:table-cell table:formula="of:=[.P168]" office:value-type="float" office:value="0.467913" calcext:value-type="float">
            <text:p>0.467913</text:p>
          </table:table-cell>
          <table:table-cell table:formula="of:=AVERAGE([.R165:.R171])" office:value-type="float" office:value="0.0927340571428571" calcext:value-type="float">
            <text:p>0.09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6814.96" calcext:value-type="float">
            <text:p>6814.96</text:p>
          </table:table-cell>
          <table:table-cell office:value-type="float" office:value="7028.93" calcext:value-type="float">
            <text:p>7028.93</text:p>
          </table:table-cell>
          <table:table-cell office:value-type="float" office:value="3.49145" calcext:value-type="float">
            <text:p>3.49145</text:p>
          </table:table-cell>
          <table:table-cell office:value-type="float" office:value="563.931" calcext:value-type="float">
            <text:p>563.931</text:p>
          </table:table-cell>
          <table:table-cell office:value-type="float" office:value="11776" calcext:value-type="float">
            <text:p>11776</text:p>
          </table:table-cell>
          <table:table-cell office:value-type="float" office:value="11889.8" calcext:value-type="float">
            <text:p>11889.8</text:p>
          </table:table-cell>
          <table:table-cell office:value-type="float" office:value="12132.5" calcext:value-type="float">
            <text:p>12132.5</text:p>
          </table:table-cell>
          <table:table-cell office:value-type="float" office:value="1.41833" calcext:value-type="float">
            <text:p>1.41833</text:p>
          </table:table-cell>
          <table:table-cell office:value-type="float" office:value="356.524" calcext:value-type="float">
            <text:p>356.524</text:p>
          </table:table-cell>
          <table:table-cell office:value-type="float" office:value="390" calcext:value-type="float">
            <text:p>390</text:p>
          </table:table-cell>
          <table:table-cell office:value-type="float" office:value="391.242" calcext:value-type="float">
            <text:p>391.242</text:p>
          </table:table-cell>
          <table:table-cell office:value-type="float" office:value="394.479" calcext:value-type="float">
            <text:p>394.479</text:p>
          </table:table-cell>
          <table:table-cell office:value-type="float" office:value="1.2417" calcext:value-type="float">
            <text:p>1.2417</text:p>
          </table:table-cell>
          <table:table-cell office:value-type="float" office:value="4.47871" calcext:value-type="float">
            <text:p>4.47871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53518" calcext:value-type="float">
            <text:p>0.153518</text:p>
          </table:table-cell>
          <table:table-cell table:style-name="Default" office:value-type="float" office:value="0.0704252" calcext:value-type="float">
            <text:p>0.0704252</text:p>
          </table:table-cell>
          <table:table-cell table:number-columns-repeated="2" office:value-type="float" office:value="1.09576" calcext:value-type="float">
            <text:p>1.09576</text:p>
          </table:table-cell>
          <table:table-cell office:value-type="float" office:value="0.324426" calcext:value-type="float">
            <text:p>0.324426</text:p>
          </table:table-cell>
          <table:table-cell office:value-type="float" office:value="-0.871716" calcext:value-type="float">
            <text:p>-0.871716</text:p>
          </table:table-cell>
          <table:table-cell office:value-type="float" office:value="-20.5353" calcext:value-type="float">
            <text:p>-20.5353</text:p>
          </table:table-cell>
          <table:table-cell table:number-columns-repeated="22"/>
          <table:table-cell table:formula="of:=[.AT168]+1" office:value-type="date" office:date-value="2020-08-09" calcext:value-type="date">
            <text:p>09/08/20</text:p>
          </table:table-cell>
          <table:table-cell table:formula="of:=AVERAGE([.S166:.S172])" office:value-type="float" office:value="1.07369714285714" calcext:value-type="float">
            <text:p>1.07369714285714</text:p>
          </table:table-cell>
          <table:table-cell table:formula="of:=[.P169]" office:value-type="float" office:value="0.467913" calcext:value-type="float">
            <text:p>0.467913</text:p>
          </table:table-cell>
          <table:table-cell table:formula="of:=AVERAGE([.R166:.R172])" office:value-type="float" office:value="0.0897323714285714" calcext:value-type="float">
            <text:p>0.09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6899.36" calcext:value-type="float">
            <text:p>6899.36</text:p>
          </table:table-cell>
          <table:table-cell office:value-type="float" office:value="7138.68" calcext:value-type="float">
            <text:p>7138.68</text:p>
          </table:table-cell>
          <table:table-cell office:value-type="float" office:value="3.62275" calcext:value-type="float">
            <text:p>3.62275</text:p>
          </table:table-cell>
          <table:table-cell office:value-type="float" office:value="613.683" calcext:value-type="float">
            <text:p>613.683</text:p>
          </table:table-cell>
          <table:table-cell office:value-type="float" office:value="11857" calcext:value-type="float">
            <text:p>11857</text:p>
          </table:table-cell>
          <table:table-cell office:value-type="float" office:value="12007.9" calcext:value-type="float">
            <text:p>12007.9</text:p>
          </table:table-cell>
          <table:table-cell office:value-type="float" office:value="12281" calcext:value-type="float">
            <text:p>12281</text:p>
          </table:table-cell>
          <table:table-cell office:value-type="float" office:value="1.8101" calcext:value-type="float">
            <text:p>1.8101</text:p>
          </table:table-cell>
          <table:table-cell office:value-type="float" office:value="423.967" calcext:value-type="float">
            <text:p>423.967</text:p>
          </table:table-cell>
          <table:table-cell office:value-type="float" office:value="390" calcext:value-type="float">
            <text:p>390</text:p>
          </table:table-cell>
          <table:table-cell office:value-type="float" office:value="392.002" calcext:value-type="float">
            <text:p>392.002</text:p>
          </table:table-cell>
          <table:table-cell office:value-type="float" office:value="396.559" calcext:value-type="float">
            <text:p>396.559</text:p>
          </table:table-cell>
          <table:table-cell office:value-type="float" office:value="2.00185" calcext:value-type="float">
            <text:p>2.00185</text:p>
          </table:table-cell>
          <table:table-cell office:value-type="float" office:value="6.55895" calcext:value-type="float">
            <text:p>6.55895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02089" calcext:value-type="float">
            <text:p>0.202089</text:p>
          </table:table-cell>
          <table:table-cell table:style-name="Default" office:value-type="float" office:value="0.0912305" calcext:value-type="float">
            <text:p>0.0912305</text:p>
          </table:table-cell>
          <table:table-cell table:number-columns-repeated="2" office:value-type="float" office:value="1.07157" calcext:value-type="float">
            <text:p>1.07157</text:p>
          </table:table-cell>
          <table:table-cell office:value-type="float" office:value="0.325631" calcext:value-type="float">
            <text:p>0.325631</text:p>
          </table:table-cell>
          <table:table-cell office:value-type="float" office:value="-0.884671" calcext:value-type="float">
            <text:p>-0.884671</text:p>
          </table:table-cell>
          <table:table-cell office:value-type="float" office:value="-18.9284" calcext:value-type="float">
            <text:p>-18.9284</text:p>
          </table:table-cell>
          <table:table-cell table:number-columns-repeated="22"/>
          <table:table-cell table:formula="of:=[.AT169]+1" office:value-type="date" office:date-value="2020-08-10" calcext:value-type="date">
            <text:p>10/08/20</text:p>
          </table:table-cell>
          <table:table-cell table:formula="of:=AVERAGE([.S167:.S173])" office:value-type="float" office:value="1.07687714285714" calcext:value-type="float">
            <text:p>1.07687714285714</text:p>
          </table:table-cell>
          <table:table-cell table:formula="of:=[.P170]" office:value-type="float" office:value="0.467913" calcext:value-type="float">
            <text:p>0.467913</text:p>
          </table:table-cell>
          <table:table-cell table:formula="of:=AVERAGE([.R167:.R173])" office:value-type="float" office:value="0.0865521571428572" calcext:value-type="float">
            <text:p>0.09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6992.26" calcext:value-type="float">
            <text:p>6992.26</text:p>
          </table:table-cell>
          <table:table-cell office:value-type="float" office:value="7280.15" calcext:value-type="float">
            <text:p>7280.15</text:p>
          </table:table-cell>
          <table:table-cell office:value-type="float" office:value="3.43024" calcext:value-type="float">
            <text:p>3.43024</text:p>
          </table:table-cell>
          <table:table-cell office:value-type="float" office:value="653.153" calcext:value-type="float">
            <text:p>653.153</text:p>
          </table:table-cell>
          <table:table-cell office:value-type="float" office:value="12044" calcext:value-type="float">
            <text:p>12044</text:p>
          </table:table-cell>
          <table:table-cell office:value-type="float" office:value="12148.8" calcext:value-type="float">
            <text:p>12148.8</text:p>
          </table:table-cell>
          <table:table-cell office:value-type="float" office:value="12487.1" calcext:value-type="float">
            <text:p>12487.1</text:p>
          </table:table-cell>
          <table:table-cell office:value-type="float" office:value="1.20637" calcext:value-type="float">
            <text:p>1.20637</text:p>
          </table:table-cell>
          <table:table-cell office:value-type="float" office:value="443.067" calcext:value-type="float">
            <text:p>443.067</text:p>
          </table:table-cell>
          <table:table-cell office:value-type="float" office:value="391" calcext:value-type="float">
            <text:p>391</text:p>
          </table:table-cell>
          <table:table-cell office:value-type="float" office:value="392.268" calcext:value-type="float">
            <text:p>392.268</text:p>
          </table:table-cell>
          <table:table-cell office:value-type="float" office:value="395.353" calcext:value-type="float">
            <text:p>395.353</text:p>
          </table:table-cell>
          <table:table-cell office:value-type="float" office:value="1.26765" calcext:value-type="float">
            <text:p>1.26765</text:p>
          </table:table-cell>
          <table:table-cell office:value-type="float" office:value="4.35315" calcext:value-type="float">
            <text:p>4.35315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23271" calcext:value-type="float">
            <text:p>0.223271</text:p>
          </table:table-cell>
          <table:table-cell table:style-name="Default" office:value-type="float" office:value="0.0991168" calcext:value-type="float">
            <text:p>0.0991168</text:p>
          </table:table-cell>
          <table:table-cell table:number-columns-repeated="2" office:value-type="float" office:value="1.06219" calcext:value-type="float">
            <text:p>1.06219</text:p>
          </table:table-cell>
          <table:table-cell office:value-type="float" office:value="0.326077" calcext:value-type="float">
            <text:p>0.326077</text:p>
          </table:table-cell>
          <table:table-cell office:value-type="float" office:value="-0.890272" calcext:value-type="float">
            <text:p>-0.890272</text:p>
          </table:table-cell>
          <table:table-cell office:value-type="float" office:value="-19.0286" calcext:value-type="float">
            <text:p>-19.0286</text:p>
          </table:table-cell>
          <table:table-cell table:number-columns-repeated="22"/>
          <table:table-cell table:formula="of:=[.AT170]+1" office:value-type="date" office:date-value="2020-08-11" calcext:value-type="date">
            <text:p>11/08/20</text:p>
          </table:table-cell>
          <table:table-cell table:formula="of:=AVERAGE([.S168:.S174])" office:value-type="float" office:value="1.07914714285714" calcext:value-type="float">
            <text:p>1.07914714285714</text:p>
          </table:table-cell>
          <table:table-cell table:formula="of:=[.P171]" office:value-type="float" office:value="0.467913" calcext:value-type="float">
            <text:p>0.467913</text:p>
          </table:table-cell>
          <table:table-cell table:formula="of:=AVERAGE([.R168:.R174])" office:value-type="float" office:value="0.0842815857142857" calcext:value-type="float">
            <text:p>0.08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float" office:value="7104.71" calcext:value-type="float">
            <text:p>7104.71</text:p>
          </table:table-cell>
          <table:table-cell office:value-type="float" office:value="7432.82" calcext:value-type="float">
            <text:p>7432.82</text:p>
          </table:table-cell>
          <table:table-cell office:value-type="float" office:value="3.3568" calcext:value-type="float">
            <text:p>3.3568</text:p>
          </table:table-cell>
          <table:table-cell office:value-type="float" office:value="694.817" calcext:value-type="float">
            <text:p>694.817</text:p>
          </table:table-cell>
          <table:table-cell office:value-type="float" office:value="12225" calcext:value-type="float">
            <text:p>12225</text:p>
          </table:table-cell>
          <table:table-cell office:value-type="float" office:value="12320.5" calcext:value-type="float">
            <text:p>12320.5</text:p>
          </table:table-cell>
          <table:table-cell office:value-type="float" office:value="12714.5" calcext:value-type="float">
            <text:p>12714.5</text:p>
          </table:table-cell>
          <table:table-cell office:value-type="float" office:value="1.07004" calcext:value-type="float">
            <text:p>1.07004</text:p>
          </table:table-cell>
          <table:table-cell office:value-type="float" office:value="489.522" calcext:value-type="float">
            <text:p>489.522</text:p>
          </table:table-cell>
          <table:table-cell office:value-type="float" office:value="391" calcext:value-type="float">
            <text:p>391</text:p>
          </table:table-cell>
          <table:table-cell office:value-type="float" office:value="393.096" calcext:value-type="float">
            <text:p>393.096</text:p>
          </table:table-cell>
          <table:table-cell office:value-type="float" office:value="398.771" calcext:value-type="float">
            <text:p>398.771</text:p>
          </table:table-cell>
          <table:table-cell office:value-type="float" office:value="2.09562" calcext:value-type="float">
            <text:p>2.09562</text:p>
          </table:table-cell>
          <table:table-cell office:value-type="float" office:value="7.77094" calcext:value-type="float">
            <text:p>7.77094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16363" calcext:value-type="float">
            <text:p>0.216363</text:p>
          </table:table-cell>
          <table:table-cell table:style-name="Default" office:value-type="float" office:value="0.0943812" calcext:value-type="float">
            <text:p>0.0943812</text:p>
          </table:table-cell>
          <table:table-cell table:number-columns-repeated="2" office:value-type="float" office:value="1.06717" calcext:value-type="float">
            <text:p>1.06717</text:p>
          </table:table-cell>
          <table:table-cell office:value-type="float" office:value="0.326009" calcext:value-type="float">
            <text:p>0.326009</text:p>
          </table:table-cell>
          <table:table-cell office:value-type="float" office:value="-0.889381" calcext:value-type="float">
            <text:p>-0.889381</text:p>
          </table:table-cell>
          <table:table-cell office:value-type="float" office:value="-18.47" calcext:value-type="float">
            <text:p>-18.47</text:p>
          </table:table-cell>
          <table:table-cell table:number-columns-repeated="22"/>
          <table:table-cell table:formula="of:=[.AT171]+1" office:value-type="date" office:date-value="2020-08-12" calcext:value-type="date">
            <text:p>12/08/20</text:p>
          </table:table-cell>
          <table:table-cell table:formula="of:=AVERAGE([.S169:.S175])" office:value-type="float" office:value="1.08115428571429" calcext:value-type="float">
            <text:p>1.08115428571429</text:p>
          </table:table-cell>
          <table:table-cell table:formula="of:=[.P172]" office:value-type="float" office:value="0.467913" calcext:value-type="float">
            <text:p>0.467913</text:p>
          </table:table-cell>
          <table:table-cell table:formula="of:=AVERAGE([.R169:.R175])" office:value-type="float" office:value="0.0822740714285714" calcext:value-type="float">
            <text:p>0.08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float" office:value="7222.8" calcext:value-type="float">
            <text:p>7222.8</text:p>
          </table:table-cell>
          <table:table-cell office:value-type="float" office:value="7570.79" calcext:value-type="float">
            <text:p>7570.79</text:p>
          </table:table-cell>
          <table:table-cell office:value-type="float" office:value="3.15069" calcext:value-type="float">
            <text:p>3.15069</text:p>
          </table:table-cell>
          <table:table-cell office:value-type="float" office:value="699.789" calcext:value-type="float">
            <text:p>699.789</text:p>
          </table:table-cell>
          <table:table-cell office:value-type="float" office:value="12418" calcext:value-type="float">
            <text:p>12418</text:p>
          </table:table-cell>
          <table:table-cell office:value-type="float" office:value="12496.7" calcext:value-type="float">
            <text:p>12496.7</text:p>
          </table:table-cell>
          <table:table-cell office:value-type="float" office:value="12917.2" calcext:value-type="float">
            <text:p>12917.2</text:p>
          </table:table-cell>
          <table:table-cell office:value-type="float" office:value="0.864957" calcext:value-type="float">
            <text:p>0.864957</text:p>
          </table:table-cell>
          <table:table-cell office:value-type="float" office:value="499.18" calcext:value-type="float">
            <text:p>499.18</text:p>
          </table:table-cell>
          <table:table-cell office:value-type="float" office:value="391" calcext:value-type="float">
            <text:p>391</text:p>
          </table:table-cell>
          <table:table-cell office:value-type="float" office:value="393.389" calcext:value-type="float">
            <text:p>393.389</text:p>
          </table:table-cell>
          <table:table-cell office:value-type="float" office:value="401.424" calcext:value-type="float">
            <text:p>401.424</text:p>
          </table:table-cell>
          <table:table-cell office:value-type="float" office:value="2.38884" calcext:value-type="float">
            <text:p>2.38884</text:p>
          </table:table-cell>
          <table:table-cell office:value-type="float" office:value="10.4237" calcext:value-type="float">
            <text:p>10.4237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26049" calcext:value-type="float">
            <text:p>0.226049</text:p>
          </table:table-cell>
          <table:table-cell table:style-name="Default" office:value-type="float" office:value="0.0968135" calcext:value-type="float">
            <text:p>0.0968135</text:p>
          </table:table-cell>
          <table:table-cell table:number-columns-repeated="2" office:value-type="float" office:value="1.06394" calcext:value-type="float">
            <text:p>1.06394</text:p>
          </table:table-cell>
          <table:table-cell office:value-type="float" office:value="0.326227" calcext:value-type="float">
            <text:p>0.326227</text:p>
          </table:table-cell>
          <table:table-cell office:value-type="float" office:value="-0.892318" calcext:value-type="float">
            <text:p>-0.892318</text:p>
          </table:table-cell>
          <table:table-cell office:value-type="float" office:value="-17.7366" calcext:value-type="float">
            <text:p>-17.7366</text:p>
          </table:table-cell>
          <table:table-cell table:number-columns-repeated="22"/>
          <table:table-cell table:formula="of:=[.AT172]+1" office:value-type="date" office:date-value="2020-08-13" calcext:value-type="date">
            <text:p>13/08/20</text:p>
          </table:table-cell>
          <table:table-cell table:formula="of:=AVERAGE([.S170:.S176])" office:value-type="float" office:value="1.08319857142857" calcext:value-type="float">
            <text:p>1.08319857142857</text:p>
          </table:table-cell>
          <table:table-cell table:formula="of:=[.P173]" office:value-type="float" office:value="0.467913" calcext:value-type="float">
            <text:p>0.467913</text:p>
          </table:table-cell>
          <table:table-cell table:formula="of:=AVERAGE([.R170:.R176])" office:value-type="float" office:value="0.0802293714285714" calcext:value-type="float">
            <text:p>0.08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float" office:value="7353.76" calcext:value-type="float">
            <text:p>7353.76</text:p>
          </table:table-cell>
          <table:table-cell office:value-type="float" office:value="7731.65" calcext:value-type="float">
            <text:p>7731.65</text:p>
          </table:table-cell>
          <table:table-cell office:value-type="float" office:value="3.06485" calcext:value-type="float">
            <text:p>3.06485</text:p>
          </table:table-cell>
          <table:table-cell office:value-type="float" office:value="728.653" calcext:value-type="float">
            <text:p>728.653</text:p>
          </table:table-cell>
          <table:table-cell office:value-type="float" office:value="12578" calcext:value-type="float">
            <text:p>12578</text:p>
          </table:table-cell>
          <table:table-cell office:value-type="float" office:value="12691.9" calcext:value-type="float">
            <text:p>12691.9</text:p>
          </table:table-cell>
          <table:table-cell office:value-type="float" office:value="13152.5" calcext:value-type="float">
            <text:p>13152.5</text:p>
          </table:table-cell>
          <table:table-cell office:value-type="float" office:value="1.22226" calcext:value-type="float">
            <text:p>1.22226</text:p>
          </table:table-cell>
          <table:table-cell office:value-type="float" office:value="574.485" calcext:value-type="float">
            <text:p>574.485</text:p>
          </table:table-cell>
          <table:table-cell office:value-type="float" office:value="394" calcext:value-type="float">
            <text:p>394</text:p>
          </table:table-cell>
          <table:table-cell office:value-type="float" office:value="393.526" calcext:value-type="float">
            <text:p>393.526</text:p>
          </table:table-cell>
          <table:table-cell office:value-type="float" office:value="401.798" calcext:value-type="float">
            <text:p>401.798</text:p>
          </table:table-cell>
          <table:table-cell office:value-type="float" office:value="-0.473668" calcext:value-type="float">
            <text:p>-0.473668</text:p>
          </table:table-cell>
          <table:table-cell office:value-type="float" office:value="7.7983" calcext:value-type="float">
            <text:p>7.7983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59124" calcext:value-type="float">
            <text:p>0.159124</text:p>
          </table:table-cell>
          <table:table-cell office:value-type="float" office:value="0.0668521" calcext:value-type="float">
            <text:p>6.69E-02</text:p>
          </table:table-cell>
          <table:table-cell table:number-columns-repeated="2" office:value-type="float" office:value="1.09817" calcext:value-type="float">
            <text:p>1.09817</text:p>
          </table:table-cell>
          <table:table-cell office:value-type="float" office:value="0.324869" calcext:value-type="float">
            <text:p>0.324869</text:p>
          </table:table-cell>
          <table:table-cell office:value-type="float" office:value="-0.876198" calcext:value-type="float">
            <text:p>-0.876198</text:p>
          </table:table-cell>
          <table:table-cell office:value-type="float" office:value="-18.6647" calcext:value-type="float">
            <text:p>-18.6647</text:p>
          </table:table-cell>
          <table:table-cell table:number-columns-repeated="22"/>
          <table:table-cell table:formula="of:=[.AT173]+1" office:value-type="date" office:date-value="2020-08-14" calcext:value-type="date">
            <text:p>14/08/20</text:p>
          </table:table-cell>
          <table:table-cell table:formula="of:=AVERAGE([.S171:.S177])" office:value-type="float" office:value="1.08592714285714" calcext:value-type="float">
            <text:p>1.08592714285714</text:p>
          </table:table-cell>
          <table:table-cell table:formula="of:=[.P174]" office:value-type="float" office:value="0.467913" calcext:value-type="float">
            <text:p>0.467913</text:p>
          </table:table-cell>
          <table:table-cell table:formula="of:=AVERAGE([.R171:.R177])" office:value-type="float" office:value="0.0775014142857143" calcext:value-type="float">
            <text:p>0.08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7463.78" calcext:value-type="float">
            <text:p>7463.78</text:p>
          </table:table-cell>
          <table:table-cell office:value-type="float" office:value="7862.27" calcext:value-type="float">
            <text:p>7862.27</text:p>
          </table:table-cell>
          <table:table-cell office:value-type="float" office:value="3.197" calcext:value-type="float">
            <text:p>3.197</text:p>
          </table:table-cell>
          <table:table-cell office:value-type="float" office:value="771.265" calcext:value-type="float">
            <text:p>771.265</text:p>
          </table:table-cell>
          <table:table-cell office:value-type="float" office:value="12688" calcext:value-type="float">
            <text:p>12688</text:p>
          </table:table-cell>
          <table:table-cell office:value-type="float" office:value="12843.3" calcext:value-type="float">
            <text:p>12843.3</text:p>
          </table:table-cell>
          <table:table-cell office:value-type="float" office:value="13331.8" calcext:value-type="float">
            <text:p>13331.8</text:p>
          </table:table-cell>
          <table:table-cell office:value-type="float" office:value="1.65165" calcext:value-type="float">
            <text:p>1.65165</text:p>
          </table:table-cell>
          <table:table-cell office:value-type="float" office:value="643.768" calcext:value-type="float">
            <text:p>643.768</text:p>
          </table:table-cell>
          <table:table-cell office:value-type="float" office:value="395" calcext:value-type="float">
            <text:p>395</text:p>
          </table:table-cell>
          <table:table-cell office:value-type="float" office:value="395.722" calcext:value-type="float">
            <text:p>395.722</text:p>
          </table:table-cell>
          <table:table-cell office:value-type="float" office:value="402.179" calcext:value-type="float">
            <text:p>402.179</text:p>
          </table:table-cell>
          <table:table-cell office:value-type="float" office:value="0.721522" calcext:value-type="float">
            <text:p>0.721522</text:p>
          </table:table-cell>
          <table:table-cell office:value-type="float" office:value="7.17892" calcext:value-type="float">
            <text:p>7.17892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3868" calcext:value-type="float">
            <text:p>0.13868</text:p>
          </table:table-cell>
          <table:table-cell office:value-type="float" office:value="0.0570992" calcext:value-type="float">
            <text:p>5.71E-02</text:p>
          </table:table-cell>
          <table:table-cell table:number-columns-repeated="2" office:value-type="float" office:value="1.10928" calcext:value-type="float">
            <text:p>1.10928</text:p>
          </table:table-cell>
          <table:table-cell office:value-type="float" office:value="0.324348" calcext:value-type="float">
            <text:p>0.324348</text:p>
          </table:table-cell>
          <table:table-cell office:value-type="float" office:value="-0.870958" calcext:value-type="float">
            <text:p>-0.870958</text:p>
          </table:table-cell>
          <table:table-cell office:value-type="float" office:value="-20.4633" calcext:value-type="float">
            <text:p>-20.4633</text:p>
          </table:table-cell>
          <table:table-cell table:number-columns-repeated="22"/>
          <table:table-cell table:formula="of:=[.AT174]+1" office:value-type="date" office:date-value="2020-08-15" calcext:value-type="date">
            <text:p>15/08/20</text:p>
          </table:table-cell>
          <table:table-cell table:formula="of:=AVERAGE([.S172:.S178])" office:value-type="float" office:value="1.08873142857143" calcext:value-type="float">
            <text:p>1.08873142857143</text:p>
          </table:table-cell>
          <table:table-cell table:formula="of:=[.P175]" office:value-type="float" office:value="0.467913" calcext:value-type="float">
            <text:p>0.467913</text:p>
          </table:table-cell>
          <table:table-cell table:formula="of:=AVERAGE([.R172:.R178])" office:value-type="float" office:value="0.0746981142857143" calcext:value-type="float">
            <text:p>0.07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7558.13" calcext:value-type="float">
            <text:p>7558.13</text:p>
          </table:table-cell>
          <table:table-cell office:value-type="float" office:value="7964.75" calcext:value-type="float">
            <text:p>7964.75</text:p>
          </table:table-cell>
          <table:table-cell office:value-type="float" office:value="3.47991" calcext:value-type="float">
            <text:p>3.47991</text:p>
          </table:table-cell>
          <table:table-cell office:value-type="float" office:value="823.748" calcext:value-type="float">
            <text:p>823.748</text:p>
          </table:table-cell>
          <table:table-cell office:value-type="float" office:value="12759" calcext:value-type="float">
            <text:p>12759</text:p>
          </table:table-cell>
          <table:table-cell office:value-type="float" office:value="12973.1" calcext:value-type="float">
            <text:p>12973.1</text:p>
          </table:table-cell>
          <table:table-cell office:value-type="float" office:value="13474" calcext:value-type="float">
            <text:p>13474</text:p>
          </table:table-cell>
          <table:table-cell office:value-type="float" office:value="2.20814" calcext:value-type="float">
            <text:p>2.20814</text:p>
          </table:table-cell>
          <table:table-cell office:value-type="float" office:value="715.025" calcext:value-type="float">
            <text:p>715.025</text:p>
          </table:table-cell>
          <table:table-cell office:value-type="float" office:value="397" calcext:value-type="float">
            <text:p>397</text:p>
          </table:table-cell>
          <table:table-cell office:value-type="float" office:value="397.123" calcext:value-type="float">
            <text:p>397.123</text:p>
          </table:table-cell>
          <table:table-cell office:value-type="float" office:value="403.234" calcext:value-type="float">
            <text:p>403.234</text:p>
          </table:table-cell>
          <table:table-cell office:value-type="float" office:value="0.122622" calcext:value-type="float">
            <text:p>0.122622</text:p>
          </table:table-cell>
          <table:table-cell office:value-type="float" office:value="6.23422" calcext:value-type="float">
            <text:p>6.23422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39205" calcext:value-type="float">
            <text:p>0.139205</text:p>
          </table:table-cell>
          <table:table-cell table:style-name="Default" office:value-type="float" office:value="0.0561123" calcext:value-type="float">
            <text:p>0.0561123</text:p>
          </table:table-cell>
          <table:table-cell table:number-columns-repeated="2" office:value-type="float" office:value="1.11007" calcext:value-type="float">
            <text:p>1.11007</text:p>
          </table:table-cell>
          <table:table-cell office:value-type="float" office:value="0.324426" calcext:value-type="float">
            <text:p>0.324426</text:p>
          </table:table-cell>
          <table:table-cell office:value-type="float" office:value="-0.871716" calcext:value-type="float">
            <text:p>-0.871716</text:p>
          </table:table-cell>
          <table:table-cell office:value-type="float" office:value="-20.3384" calcext:value-type="float">
            <text:p>-20.3384</text:p>
          </table:table-cell>
          <table:table-cell table:number-columns-repeated="22"/>
          <table:table-cell table:formula="of:=[.AT175]+1" office:value-type="date" office:date-value="2020-08-16" calcext:value-type="date">
            <text:p>16/08/20</text:p>
          </table:table-cell>
          <table:table-cell table:formula="of:=AVERAGE([.S173:.S179])" office:value-type="float" office:value="1.09123857142857" calcext:value-type="float">
            <text:p>1.09123857142857</text:p>
          </table:table-cell>
          <table:table-cell table:formula="of:=[.P176]" office:value-type="float" office:value="0.467913" calcext:value-type="float">
            <text:p>0.467913</text:p>
          </table:table-cell>
          <table:table-cell table:formula="of:=AVERAGE([.R173:.R179])" office:value-type="float" office:value="0.0721912714285714" calcext:value-type="float">
            <text:p>0.07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7640.65" calcext:value-type="float">
            <text:p>7640.65</text:p>
          </table:table-cell>
          <table:table-cell office:value-type="float" office:value="8053.78" calcext:value-type="float">
            <text:p>8053.78</text:p>
          </table:table-cell>
          <table:table-cell office:value-type="float" office:value="3.3933" calcext:value-type="float">
            <text:p>3.3933</text:p>
          </table:table-cell>
          <table:table-cell office:value-type="float" office:value="831.781" calcext:value-type="float">
            <text:p>831.781</text:p>
          </table:table-cell>
          <table:table-cell office:value-type="float" office:value="12868" calcext:value-type="float">
            <text:p>12868</text:p>
          </table:table-cell>
          <table:table-cell office:value-type="float" office:value="13091.9" calcext:value-type="float">
            <text:p>13091.9</text:p>
          </table:table-cell>
          <table:table-cell office:value-type="float" office:value="13604.1" calcext:value-type="float">
            <text:p>13604.1</text:p>
          </table:table-cell>
          <table:table-cell office:value-type="float" office:value="2.22954" calcext:value-type="float">
            <text:p>2.22954</text:p>
          </table:table-cell>
          <table:table-cell office:value-type="float" office:value="736.126" calcext:value-type="float">
            <text:p>736.126</text:p>
          </table:table-cell>
          <table:table-cell office:value-type="float" office:value="399" calcext:value-type="float">
            <text:p>399</text:p>
          </table:table-cell>
          <table:table-cell office:value-type="float" office:value="398.986" calcext:value-type="float">
            <text:p>398.986</text:p>
          </table:table-cell>
          <table:table-cell office:value-type="float" office:value="403.778" calcext:value-type="float">
            <text:p>403.778</text:p>
          </table:table-cell>
          <table:table-cell office:value-type="float" office:value="-0.0138781" calcext:value-type="float">
            <text:p>-0.0138781</text:p>
          </table:table-cell>
          <table:table-cell office:value-type="float" office:value="4.7779" calcext:value-type="float">
            <text:p>4.7779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82993" calcext:value-type="float">
            <text:p>0.182993</text:p>
          </table:table-cell>
          <table:table-cell table:style-name="Default" office:value-type="float" office:value="0.0721348" calcext:value-type="float">
            <text:p>0.0721348</text:p>
          </table:table-cell>
          <table:table-cell table:number-columns-repeated="2" office:value-type="float" office:value="1.09067" calcext:value-type="float">
            <text:p>1.09067</text:p>
          </table:table-cell>
          <table:table-cell office:value-type="float" office:value="0.325631" calcext:value-type="float">
            <text:p>0.325631</text:p>
          </table:table-cell>
          <table:table-cell office:value-type="float" office:value="-0.884671" calcext:value-type="float">
            <text:p>-0.884671</text:p>
          </table:table-cell>
          <table:table-cell office:value-type="float" office:value="-19.609" calcext:value-type="float">
            <text:p>-19.609</text:p>
          </table:table-cell>
          <table:table-cell table:number-columns-repeated="22"/>
          <table:table-cell table:formula="of:=[.AT176]+1" office:value-type="date" office:date-value="2020-08-17" calcext:value-type="date">
            <text:p>17/08/20</text:p>
          </table:table-cell>
          <table:table-cell table:formula="of:=AVERAGE([.S174:.S180])" office:value-type="float" office:value="1.09363285714286" calcext:value-type="float">
            <text:p>1.09363285714286</text:p>
          </table:table-cell>
          <table:table-cell table:formula="of:=[.P177]" office:value-type="float" office:value="0.467913" calcext:value-type="float">
            <text:p>0.467913</text:p>
          </table:table-cell>
          <table:table-cell table:formula="of:=AVERAGE([.R174:.R180])" office:value-type="float" office:value="0.0697974714285714" calcext:value-type="float">
            <text:p>0.07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7740.01" calcext:value-type="float">
            <text:p>7740.01</text:p>
          </table:table-cell>
          <table:table-cell office:value-type="float" office:value="8178.45" calcext:value-type="float">
            <text:p>8178.45</text:p>
          </table:table-cell>
          <table:table-cell office:value-type="float" office:value="3.33688" calcext:value-type="float">
            <text:p>3.33688</text:p>
          </table:table-cell>
          <table:table-cell office:value-type="float" office:value="863.448" calcext:value-type="float">
            <text:p>863.448</text:p>
          </table:table-cell>
          <table:table-cell office:value-type="float" office:value="13056" calcext:value-type="float">
            <text:p>13056</text:p>
          </table:table-cell>
          <table:table-cell office:value-type="float" office:value="13249.8" calcext:value-type="float">
            <text:p>13249.8</text:p>
          </table:table-cell>
          <table:table-cell office:value-type="float" office:value="13804.9" calcext:value-type="float">
            <text:p>13804.9</text:p>
          </table:table-cell>
          <table:table-cell office:value-type="float" office:value="1.85215" calcext:value-type="float">
            <text:p>1.85215</text:p>
          </table:table-cell>
          <table:table-cell office:value-type="float" office:value="748.866" calcext:value-type="float">
            <text:p>748.866</text:p>
          </table:table-cell>
          <table:table-cell office:value-type="float" office:value="401" calcext:value-type="float">
            <text:p>401</text:p>
          </table:table-cell>
          <table:table-cell office:value-type="float" office:value="400.99" calcext:value-type="float">
            <text:p>400.99</text:p>
          </table:table-cell>
          <table:table-cell office:value-type="float" office:value="404.928" calcext:value-type="float">
            <text:p>404.928</text:p>
          </table:table-cell>
          <table:table-cell office:value-type="float" office:value="-0.00970316" calcext:value-type="float">
            <text:p>-0.00970316</text:p>
          </table:table-cell>
          <table:table-cell office:value-type="float" office:value="3.92766" calcext:value-type="float">
            <text:p>3.92766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03648" calcext:value-type="float">
            <text:p>0.203648</text:p>
          </table:table-cell>
          <table:table-cell table:style-name="Default" office:value-type="float" office:value="0.0794937" calcext:value-type="float">
            <text:p>0.0794937</text:p>
          </table:table-cell>
          <table:table-cell table:number-columns-repeated="2" office:value-type="float" office:value="1.08182" calcext:value-type="float">
            <text:p>1.08182</text:p>
          </table:table-cell>
          <table:table-cell office:value-type="float" office:value="0.326077" calcext:value-type="float">
            <text:p>0.326077</text:p>
          </table:table-cell>
          <table:table-cell office:value-type="float" office:value="-0.890272" calcext:value-type="float">
            <text:p>-0.890272</text:p>
          </table:table-cell>
          <table:table-cell office:value-type="float" office:value="-19.4201" calcext:value-type="float">
            <text:p>-19.4201</text:p>
          </table:table-cell>
          <table:table-cell table:number-columns-repeated="22"/>
          <table:table-cell table:formula="of:=[.AT177]+1" office:value-type="date" office:date-value="2020-08-18" calcext:value-type="date">
            <text:p>18/08/20</text:p>
          </table:table-cell>
          <table:table-cell table:formula="of:=AVERAGE([.S175:.S181])" office:value-type="float" office:value="1.09515571428571" calcext:value-type="float">
            <text:p>1.09515571428571</text:p>
          </table:table-cell>
          <table:table-cell table:formula="of:=[.P178]" office:value-type="float" office:value="0.467913" calcext:value-type="float">
            <text:p>0.467913</text:p>
          </table:table-cell>
          <table:table-cell table:formula="of:=AVERAGE([.R175:.R181])" office:value-type="float" office:value="0.0682755142857143" calcext:value-type="float">
            <text:p>0.07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float" office:value="7858.72" calcext:value-type="float">
            <text:p>7858.72</text:p>
          </table:table-cell>
          <table:table-cell office:value-type="float" office:value="8324.48" calcext:value-type="float">
            <text:p>8324.48</text:p>
          </table:table-cell>
          <table:table-cell office:value-type="float" office:value="3.30326" calcext:value-type="float">
            <text:p>3.30326</text:p>
          </table:table-cell>
          <table:table-cell office:value-type="float" office:value="898.48" calcext:value-type="float">
            <text:p>898.48</text:p>
          </table:table-cell>
          <table:table-cell office:value-type="float" office:value="13260" calcext:value-type="float">
            <text:p>13260</text:p>
          </table:table-cell>
          <table:table-cell office:value-type="float" office:value="13440.3" calcext:value-type="float">
            <text:p>13440.3</text:p>
          </table:table-cell>
          <table:table-cell office:value-type="float" office:value="14042" calcext:value-type="float">
            <text:p>14042</text:p>
          </table:table-cell>
          <table:table-cell office:value-type="float" office:value="1.67519" calcext:value-type="float">
            <text:p>1.67519</text:p>
          </table:table-cell>
          <table:table-cell office:value-type="float" office:value="781.961" calcext:value-type="float">
            <text:p>781.961</text:p>
          </table:table-cell>
          <table:table-cell office:value-type="float" office:value="404" calcext:value-type="float">
            <text:p>404</text:p>
          </table:table-cell>
          <table:table-cell office:value-type="float" office:value="403.041" calcext:value-type="float">
            <text:p>403.041</text:p>
          </table:table-cell>
          <table:table-cell office:value-type="float" office:value="405.561" calcext:value-type="float">
            <text:p>405.561</text:p>
          </table:table-cell>
          <table:table-cell office:value-type="float" office:value="-0.958841" calcext:value-type="float">
            <text:p>-0.958841</text:p>
          </table:table-cell>
          <table:table-cell office:value-type="float" office:value="1.56094" calcext:value-type="float">
            <text:p>1.56094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98815" calcext:value-type="float">
            <text:p>0.198815</text:p>
          </table:table-cell>
          <table:table-cell table:style-name="Default" office:value-type="float" office:value="0.0768333" calcext:value-type="float">
            <text:p>0.0768333</text:p>
          </table:table-cell>
          <table:table-cell table:number-columns-repeated="2" office:value-type="float" office:value="1.08472" calcext:value-type="float">
            <text:p>1.08472</text:p>
          </table:table-cell>
          <table:table-cell office:value-type="float" office:value="0.326009" calcext:value-type="float">
            <text:p>0.326009</text:p>
          </table:table-cell>
          <table:table-cell office:value-type="float" office:value="-0.889381" calcext:value-type="float">
            <text:p>-0.889381</text:p>
          </table:table-cell>
          <table:table-cell office:value-type="float" office:value="-20.5617" calcext:value-type="float">
            <text:p>-20.5617</text:p>
          </table:table-cell>
          <table:table-cell table:number-columns-repeated="22"/>
          <table:table-cell table:formula="of:=[.AT178]+1" office:value-type="date" office:date-value="2020-08-19" calcext:value-type="date">
            <text:p>19/08/20</text:p>
          </table:table-cell>
          <table:table-cell table:formula="of:=AVERAGE([.S176:.S182])" office:value-type="float" office:value="1.09633571428571" calcext:value-type="float">
            <text:p>1.09633571428571</text:p>
          </table:table-cell>
          <table:table-cell table:formula="of:=[.P179]" office:value-type="float" office:value="0.467913" calcext:value-type="float">
            <text:p>0.467913</text:p>
          </table:table-cell>
          <table:table-cell table:formula="of:=AVERAGE([.R176:.R182])" office:value-type="float" office:value="0.0670953714285714" calcext:value-type="float">
            <text:p>0.07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7985.68" calcext:value-type="float">
            <text:p>7985.68</text:p>
          </table:table-cell>
          <table:table-cell office:value-type="float" office:value="8489.12" calcext:value-type="float">
            <text:p>8489.12</text:p>
          </table:table-cell>
          <table:table-cell office:value-type="float" office:value="3.56377" calcext:value-type="float">
            <text:p>3.56377</text:p>
          </table:table-cell>
          <table:table-cell office:value-type="float" office:value="982.116" calcext:value-type="float">
            <text:p>982.116</text:p>
          </table:table-cell>
          <table:table-cell office:value-type="float" office:value="13426" calcext:value-type="float">
            <text:p>13426</text:p>
          </table:table-cell>
          <table:table-cell office:value-type="float" office:value="13638.9" calcext:value-type="float">
            <text:p>13638.9</text:p>
          </table:table-cell>
          <table:table-cell office:value-type="float" office:value="14300.3" calcext:value-type="float">
            <text:p>14300.3</text:p>
          </table:table-cell>
          <table:table-cell office:value-type="float" office:value="1.93619" calcext:value-type="float">
            <text:p>1.93619</text:p>
          </table:table-cell>
          <table:table-cell office:value-type="float" office:value="874.346" calcext:value-type="float">
            <text:p>874.346</text:p>
          </table:table-cell>
          <table:table-cell office:value-type="float" office:value="406" calcext:value-type="float">
            <text:p>406</text:p>
          </table:table-cell>
          <table:table-cell office:value-type="float" office:value="405.81" calcext:value-type="float">
            <text:p>405.81</text:p>
          </table:table-cell>
          <table:table-cell office:value-type="float" office:value="406.073" calcext:value-type="float">
            <text:p>406.073</text:p>
          </table:table-cell>
          <table:table-cell office:value-type="float" office:value="-0.190296" calcext:value-type="float">
            <text:p>-0.190296</text:p>
          </table:table-cell>
          <table:table-cell office:value-type="float" office:value="0.0731024" calcext:value-type="float">
            <text:p>0.0731024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209293" calcext:value-type="float">
            <text:p>0.209293</text:p>
          </table:table-cell>
          <table:table-cell table:style-name="Default" office:value-type="float" office:value="0.0800569" calcext:value-type="float">
            <text:p>0.0800569</text:p>
          </table:table-cell>
          <table:table-cell table:number-columns-repeated="2" office:value-type="float" office:value="1.0807" calcext:value-type="float">
            <text:p>1.0807</text:p>
          </table:table-cell>
          <table:table-cell office:value-type="float" office:value="0.326227" calcext:value-type="float">
            <text:p>0.326227</text:p>
          </table:table-cell>
          <table:table-cell office:value-type="float" office:value="-0.892318" calcext:value-type="float">
            <text:p>-0.892318</text:p>
          </table:table-cell>
          <table:table-cell office:value-type="float" office:value="-18.8616" calcext:value-type="float">
            <text:p>-18.8616</text:p>
          </table:table-cell>
          <table:table-cell table:number-columns-repeated="22"/>
          <table:table-cell table:formula="of:=[.AT179]+1" office:value-type="date" office:date-value="2020-08-20" calcext:value-type="date">
            <text:p>20/08/20</text:p>
          </table:table-cell>
          <table:table-cell table:formula="of:=AVERAGE([.S177:.S183])" office:value-type="float" office:value="1.09736857142857" calcext:value-type="float">
            <text:p>1.09736857142857</text:p>
          </table:table-cell>
          <table:table-cell table:formula="of:=[.P180]" office:value-type="float" office:value="0.467913" calcext:value-type="float">
            <text:p>0.467913</text:p>
          </table:table-cell>
          <table:table-cell table:formula="of:=AVERAGE([.R177:.R183])" office:value-type="float" office:value="0.0660619" calcext:value-type="float">
            <text:p>0.07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8115.53" calcext:value-type="float">
            <text:p>8115.53</text:p>
          </table:table-cell>
          <table:table-cell office:value-type="float" office:value="8661.71" calcext:value-type="float">
            <text:p>8661.71</text:p>
          </table:table-cell>
          <table:table-cell office:value-type="float" office:value="3.03125" calcext:value-type="float">
            <text:p>3.03125</text:p>
          </table:table-cell>
          <table:table-cell office:value-type="float" office:value="962.713" calcext:value-type="float">
            <text:p>962.713</text:p>
          </table:table-cell>
          <table:table-cell office:value-type="float" office:value="13740" calcext:value-type="float">
            <text:p>13740</text:p>
          </table:table-cell>
          <table:table-cell office:value-type="float" office:value="13843.1" calcext:value-type="float">
            <text:p>13843.1</text:p>
          </table:table-cell>
          <table:table-cell office:value-type="float" office:value="14571.4" calcext:value-type="float">
            <text:p>14571.4</text:p>
          </table:table-cell>
          <table:table-cell office:value-type="float" office:value="0.915928" calcext:value-type="float">
            <text:p>0.915928</text:p>
          </table:table-cell>
          <table:table-cell office:value-type="float" office:value="831.39" calcext:value-type="float">
            <text:p>831.39</text:p>
          </table:table-cell>
          <table:table-cell office:value-type="float" office:value="411" calcext:value-type="float">
            <text:p>411</text:p>
          </table:table-cell>
          <table:table-cell office:value-type="float" office:value="408.085" calcext:value-type="float">
            <text:p>408.085</text:p>
          </table:table-cell>
          <table:table-cell office:value-type="float" office:value="408.633" calcext:value-type="float">
            <text:p>408.633</text:p>
          </table:table-cell>
          <table:table-cell office:value-type="float" office:value="-2.91511" calcext:value-type="float">
            <text:p>-2.91511</text:p>
          </table:table-cell>
          <table:table-cell office:value-type="float" office:value="-2.36683" calcext:value-type="float">
            <text:p>-2.36683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4847" calcext:value-type="float">
            <text:p>0.14847</text:p>
          </table:table-cell>
          <table:table-cell office:value-type="float" office:value="0.0561984" calcext:value-type="float">
            <text:p>5.62E-02</text:p>
          </table:table-cell>
          <table:table-cell table:number-columns-repeated="2" office:value-type="float" office:value="1.10883" calcext:value-type="float">
            <text:p>1.10883</text:p>
          </table:table-cell>
          <table:table-cell office:value-type="float" office:value="0.324869" calcext:value-type="float">
            <text:p>0.324869</text:p>
          </table:table-cell>
          <table:table-cell office:value-type="float" office:value="-0.876198" calcext:value-type="float">
            <text:p>-0.876198</text:p>
          </table:table-cell>
          <table:table-cell office:value-type="float" office:value="-19.1413" calcext:value-type="float">
            <text:p>-19.1413</text:p>
          </table:table-cell>
          <table:table-cell table:number-columns-repeated="22"/>
          <table:table-cell table:formula="of:=[.AT180]+1" office:value-type="date" office:date-value="2020-08-21" calcext:value-type="date">
            <text:p>21/08/20</text:p>
          </table:table-cell>
          <table:table-cell table:formula="of:=AVERAGE([.S178:.S184])" office:value-type="float" office:value="1.09852285714286" calcext:value-type="float">
            <text:p>1.09852285714286</text:p>
          </table:table-cell>
          <table:table-cell table:formula="of:=[.P181]" office:value-type="float" office:value="0.467913" calcext:value-type="float">
            <text:p>0.467913</text:p>
          </table:table-cell>
          <table:table-cell table:formula="of:=AVERAGE([.R178:.R184])" office:value-type="float" office:value="0.0649079285714286" calcext:value-type="float">
            <text:p>0.06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8250.9" calcext:value-type="float">
            <text:p>8250.9</text:p>
          </table:table-cell>
          <table:table-cell office:value-type="float" office:value="8797.76" calcext:value-type="float">
            <text:p>8797.76</text:p>
          </table:table-cell>
          <table:table-cell office:value-type="float" office:value="3.26449" calcext:value-type="float">
            <text:p>3.26449</text:p>
          </table:table-cell>
          <table:table-cell office:value-type="float" office:value="1007.76" calcext:value-type="float">
            <text:p>1007.76</text:p>
          </table:table-cell>
          <table:table-cell office:value-type="float" office:value="13888" calcext:value-type="float">
            <text:p>13888</text:p>
          </table:table-cell>
          <table:table-cell office:value-type="float" office:value="14039.8" calcext:value-type="float">
            <text:p>14039.8</text:p>
          </table:table-cell>
          <table:table-cell office:value-type="float" office:value="14764.6" calcext:value-type="float">
            <text:p>14764.6</text:p>
          </table:table-cell>
          <table:table-cell office:value-type="float" office:value="1.32728" calcext:value-type="float">
            <text:p>1.32728</text:p>
          </table:table-cell>
          <table:table-cell office:value-type="float" office:value="876.608" calcext:value-type="float">
            <text:p>876.608</text:p>
          </table:table-cell>
          <table:table-cell office:value-type="float" office:value="411" calcext:value-type="float">
            <text:p>411</text:p>
          </table:table-cell>
          <table:table-cell office:value-type="float" office:value="412.342" calcext:value-type="float">
            <text:p>412.342</text:p>
          </table:table-cell>
          <table:table-cell office:value-type="float" office:value="410.383" calcext:value-type="float">
            <text:p>410.383</text:p>
          </table:table-cell>
          <table:table-cell office:value-type="float" office:value="1.34218" calcext:value-type="float">
            <text:p>1.34218</text:p>
          </table:table-cell>
          <table:table-cell office:value-type="float" office:value="-0.617331" calcext:value-type="float">
            <text:p>-0.617331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30419" calcext:value-type="float">
            <text:p>0.130419</text:p>
          </table:table-cell>
          <table:table-cell office:value-type="float" office:value="0.0488382" calcext:value-type="float">
            <text:p>4.88E-02</text:p>
          </table:table-cell>
          <table:table-cell table:number-columns-repeated="2" office:value-type="float" office:value="1.11754" calcext:value-type="float">
            <text:p>1.11754</text:p>
          </table:table-cell>
          <table:table-cell office:value-type="float" office:value="0.324348" calcext:value-type="float">
            <text:p>0.324348</text:p>
          </table:table-cell>
          <table:table-cell office:value-type="float" office:value="-0.870958" calcext:value-type="float">
            <text:p>-0.870958</text:p>
          </table:table-cell>
          <table:table-cell office:value-type="float" office:value="-21.5485" calcext:value-type="float">
            <text:p>-21.5485</text:p>
          </table:table-cell>
          <table:table-cell table:number-columns-repeated="22"/>
          <table:table-cell table:formula="of:=[.AT181]+1" office:value-type="date" office:date-value="2020-08-22" calcext:value-type="date">
            <text:p>22/08/20</text:p>
          </table:table-cell>
          <table:table-cell table:formula="of:=AVERAGE([.S179:.S185])" office:value-type="float" office:value="1.09981428571429" calcext:value-type="float">
            <text:p>1.09981428571429</text:p>
          </table:table-cell>
          <table:table-cell table:formula="of:=[.P182]" office:value-type="float" office:value="0.467913" calcext:value-type="float">
            <text:p>0.467913</text:p>
          </table:table-cell>
          <table:table-cell table:formula="of:=AVERAGE([.R179:.R185])" office:value-type="float" office:value="0.0636155571428571" calcext:value-type="float">
            <text:p>0.06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float" office:value="8370.81" calcext:value-type="float">
            <text:p>8370.81</text:p>
          </table:table-cell>
          <table:table-cell office:value-type="float" office:value="8904.66" calcext:value-type="float">
            <text:p>8904.66</text:p>
          </table:table-cell>
          <table:table-cell office:value-type="float" office:value="3.65698" calcext:value-type="float">
            <text:p>3.65698</text:p>
          </table:table-cell>
          <table:table-cell office:value-type="float" office:value="1067.66" calcext:value-type="float">
            <text:p>1067.66</text:p>
          </table:table-cell>
          <table:table-cell office:value-type="float" office:value="13974" calcext:value-type="float">
            <text:p>13974</text:p>
          </table:table-cell>
          <table:table-cell office:value-type="float" office:value="14213.7" calcext:value-type="float">
            <text:p>14213.7</text:p>
          </table:table-cell>
          <table:table-cell office:value-type="float" office:value="14916.5" calcext:value-type="float">
            <text:p>14916.5</text:p>
          </table:table-cell>
          <table:table-cell office:value-type="float" office:value="2.02205" calcext:value-type="float">
            <text:p>2.02205</text:p>
          </table:table-cell>
          <table:table-cell office:value-type="float" office:value="942.504" calcext:value-type="float">
            <text:p>942.504</text:p>
          </table:table-cell>
          <table:table-cell office:value-type="float" office:value="412" calcext:value-type="float">
            <text:p>412</text:p>
          </table:table-cell>
          <table:table-cell office:value-type="float" office:value="413.669" calcext:value-type="float">
            <text:p>413.669</text:p>
          </table:table-cell>
          <table:table-cell office:value-type="float" office:value="412.562" calcext:value-type="float">
            <text:p>412.562</text:p>
          </table:table-cell>
          <table:table-cell office:value-type="float" office:value="1.669" calcext:value-type="float">
            <text:p>1.669</text:p>
          </table:table-cell>
          <table:table-cell office:value-type="float" office:value="0.562226" calcext:value-type="float">
            <text:p>0.562226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31971" calcext:value-type="float">
            <text:p>0.131971</text:p>
          </table:table-cell>
          <table:table-cell table:style-name="Default" office:value-type="float" office:value="0.048878" calcext:value-type="float">
            <text:p>0.048878</text:p>
          </table:table-cell>
          <table:table-cell table:number-columns-repeated="2" office:value-type="float" office:value="1.1173" calcext:value-type="float">
            <text:p>1.1173</text:p>
          </table:table-cell>
          <table:table-cell office:value-type="float" office:value="0.324426" calcext:value-type="float">
            <text:p>0.324426</text:p>
          </table:table-cell>
          <table:table-cell office:value-type="float" office:value="-0.871716" calcext:value-type="float">
            <text:p>-0.871716</text:p>
          </table:table-cell>
          <table:table-cell office:value-type="float" office:value="-21.0102" calcext:value-type="float">
            <text:p>-21.0102</text:p>
          </table:table-cell>
          <table:table-cell table:number-columns-repeated="22"/>
          <table:table-cell table:formula="of:=[.AT182]+1" office:value-type="date" office:date-value="2020-08-23" calcext:value-type="date">
            <text:p>23/08/20</text:p>
          </table:table-cell>
          <table:table-cell table:formula="of:=AVERAGE([.S180:.S186])" office:value-type="float" office:value="1.10108285714286" calcext:value-type="float">
            <text:p>1.10108285714286</text:p>
          </table:table-cell>
          <table:table-cell table:formula="of:=[.P183]" office:value-type="float" office:value="0.467913" calcext:value-type="float">
            <text:p>0.467913</text:p>
          </table:table-cell>
          <table:table-cell table:formula="of:=AVERAGE([.R180:.R186])" office:value-type="float" office:value="0.0623458" calcext:value-type="float">
            <text:p>0.06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8477.08" calcext:value-type="float">
            <text:p>8477.08</text:p>
          </table:table-cell>
          <table:table-cell office:value-type="float" office:value="9013.32" calcext:value-type="float">
            <text:p>9013.32</text:p>
          </table:table-cell>
          <table:table-cell office:value-type="float" office:value="3.56242" calcext:value-type="float">
            <text:p>3.56242</text:p>
          </table:table-cell>
          <table:table-cell office:value-type="float" office:value="1073.32" calcext:value-type="float">
            <text:p>1073.32</text:p>
          </table:table-cell>
          <table:table-cell office:value-type="float" office:value="14129" calcext:value-type="float">
            <text:p>14129</text:p>
          </table:table-cell>
          <table:table-cell office:value-type="float" office:value="14374.8" calcext:value-type="float">
            <text:p>14374.8</text:p>
          </table:table-cell>
          <table:table-cell office:value-type="float" office:value="15080.1" calcext:value-type="float">
            <text:p>15080.1</text:p>
          </table:table-cell>
          <table:table-cell office:value-type="float" office:value="1.9932" calcext:value-type="float">
            <text:p>1.9932</text:p>
          </table:table-cell>
          <table:table-cell office:value-type="float" office:value="951.074" calcext:value-type="float">
            <text:p>951.074</text:p>
          </table:table-cell>
          <table:table-cell office:value-type="float" office:value="415" calcext:value-type="float">
            <text:p>415</text:p>
          </table:table-cell>
          <table:table-cell office:value-type="float" office:value="414.822" calcext:value-type="float">
            <text:p>414.822</text:p>
          </table:table-cell>
          <table:table-cell office:value-type="float" office:value="414.898" calcext:value-type="float">
            <text:p>414.898</text:p>
          </table:table-cell>
          <table:table-cell office:value-type="float" office:value="-0.178248" calcext:value-type="float">
            <text:p>-0.178248</text:p>
          </table:table-cell>
          <table:table-cell office:value-type="float" office:value="-0.102203" calcext:value-type="float">
            <text:p>-0.102203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74916" calcext:value-type="float">
            <text:p>0.174916</text:p>
          </table:table-cell>
          <table:table-cell table:style-name="Default" office:value-type="float" office:value="0.064057" calcext:value-type="float">
            <text:p>0.064057</text:p>
          </table:table-cell>
          <table:table-cell table:number-columns-repeated="2" office:value-type="float" office:value="1.09875" calcext:value-type="float">
            <text:p>1.09875</text:p>
          </table:table-cell>
          <table:table-cell office:value-type="float" office:value="0.325631" calcext:value-type="float">
            <text:p>0.325631</text:p>
          </table:table-cell>
          <table:table-cell office:value-type="float" office:value="-0.884671" calcext:value-type="float">
            <text:p>-0.884671</text:p>
          </table:table-cell>
          <table:table-cell office:value-type="float" office:value="-20.6598" calcext:value-type="float">
            <text:p>-20.6598</text:p>
          </table:table-cell>
          <table:table-cell table:number-columns-repeated="22"/>
          <table:table-cell table:formula="of:=[.AT183]+1" office:value-type="date" office:date-value="2020-08-24" calcext:value-type="date">
            <text:p>24/08/20</text:p>
          </table:table-cell>
          <table:table-cell table:formula="of:=AVERAGE([.S181:.S187])" office:value-type="float" office:value="1.10242857142857" calcext:value-type="float">
            <text:p>1.10242857142857</text:p>
          </table:table-cell>
          <table:table-cell table:formula="of:=[.P184]" office:value-type="float" office:value="0.467913" calcext:value-type="float">
            <text:p>0.467913</text:p>
          </table:table-cell>
          <table:table-cell table:formula="of:=AVERAGE([.R181:.R187])" office:value-type="float" office:value="0.0610005428571428" calcext:value-type="float">
            <text:p>0.06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8610.82" calcext:value-type="float">
            <text:p>8610.82</text:p>
          </table:table-cell>
          <table:table-cell office:value-type="float" office:value="9162.73" calcext:value-type="float">
            <text:p>9162.73</text:p>
          </table:table-cell>
          <table:table-cell office:value-type="float" office:value="3.4813" calcext:value-type="float">
            <text:p>3.4813</text:p>
          </table:table-cell>
          <table:table-cell office:value-type="float" office:value="1095.73" calcext:value-type="float">
            <text:p>1095.73</text:p>
          </table:table-cell>
          <table:table-cell office:value-type="float" office:value="14369" calcext:value-type="float">
            <text:p>14369</text:p>
          </table:table-cell>
          <table:table-cell office:value-type="float" office:value="14597.8" calcext:value-type="float">
            <text:p>14597.8</text:p>
          </table:table-cell>
          <table:table-cell office:value-type="float" office:value="15331.5" calcext:value-type="float">
            <text:p>15331.5</text:p>
          </table:table-cell>
          <table:table-cell office:value-type="float" office:value="1.77252" calcext:value-type="float">
            <text:p>1.77252</text:p>
          </table:table-cell>
          <table:table-cell office:value-type="float" office:value="962.467" calcext:value-type="float">
            <text:p>962.467</text:p>
          </table:table-cell>
          <table:table-cell office:value-type="float" office:value="416" calcext:value-type="float">
            <text:p>416</text:p>
          </table:table-cell>
          <table:table-cell office:value-type="float" office:value="417.336" calcext:value-type="float">
            <text:p>417.336</text:p>
          </table:table-cell>
          <table:table-cell office:value-type="float" office:value="417.322" calcext:value-type="float">
            <text:p>417.322</text:p>
          </table:table-cell>
          <table:table-cell office:value-type="float" office:value="1.33571" calcext:value-type="float">
            <text:p>1.33571</text:p>
          </table:table-cell>
          <table:table-cell office:value-type="float" office:value="1.32241" calcext:value-type="float">
            <text:p>1.32241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94601" calcext:value-type="float">
            <text:p>0.194601</text:p>
          </table:table-cell>
          <table:table-cell table:style-name="Default" office:value-type="float" office:value="0.0704471" calcext:value-type="float">
            <text:p>0.0704471</text:p>
          </table:table-cell>
          <table:table-cell table:number-columns-repeated="2" office:value-type="float" office:value="1.09086" calcext:value-type="float">
            <text:p>1.09086</text:p>
          </table:table-cell>
          <table:table-cell office:value-type="float" office:value="0.326077" calcext:value-type="float">
            <text:p>0.326077</text:p>
          </table:table-cell>
          <table:table-cell office:value-type="float" office:value="-0.890272" calcext:value-type="float">
            <text:p>-0.890272</text:p>
          </table:table-cell>
          <table:table-cell office:value-type="float" office:value="-20.7439" calcext:value-type="float">
            <text:p>-20.7439</text:p>
          </table:table-cell>
          <table:table-cell table:number-columns-repeated="22"/>
          <table:table-cell table:formula="of:=[.AT184]+1" office:value-type="date" office:date-value="2020-08-25" calcext:value-type="date">
            <text:p>25/08/20</text:p>
          </table:table-cell>
          <table:table-cell table:formula="of:=AVERAGE([.S182:.S188])" office:value-type="float" office:value="1.10338857142857" calcext:value-type="float">
            <text:p>1.10338857142857</text:p>
          </table:table-cell>
          <table:table-cell table:formula="of:=[.P185]" office:value-type="float" office:value="0.467913" calcext:value-type="float">
            <text:p>0.467913</text:p>
          </table:table-cell>
          <table:table-cell table:formula="of:=AVERAGE([.R182:.R188])" office:value-type="float" office:value="0.0600400571428571" calcext:value-type="float">
            <text:p>0.06</text:p>
          </table:table-cell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float" office:value="8770.11" calcext:value-type="float">
            <text:p>8770.11</text:p>
          </table:table-cell>
          <table:table-cell office:value-type="float" office:value="9341.99" calcext:value-type="float">
            <text:p>9341.99</text:p>
          </table:table-cell>
          <table:table-cell office:value-type="float" office:value="3.5745" calcext:value-type="float">
            <text:p>3.5745</text:p>
          </table:table-cell>
          <table:table-cell office:value-type="float" office:value="1147.99" calcext:value-type="float">
            <text:p>1147.99</text:p>
          </table:table-cell>
          <table:table-cell office:value-type="float" office:value="14645" calcext:value-type="float">
            <text:p>14645</text:p>
          </table:table-cell>
          <table:table-cell office:value-type="float" office:value="14863.8" calcext:value-type="float">
            <text:p>14863.8</text:p>
          </table:table-cell>
          <table:table-cell office:value-type="float" office:value="15634.3" calcext:value-type="float">
            <text:p>15634.3</text:p>
          </table:table-cell>
          <table:table-cell office:value-type="float" office:value="1.64074" calcext:value-type="float">
            <text:p>1.64074</text:p>
          </table:table-cell>
          <table:table-cell office:value-type="float" office:value="989.26" calcext:value-type="float">
            <text:p>989.26</text:p>
          </table:table-cell>
          <table:table-cell office:value-type="float" office:value="418" calcext:value-type="float">
            <text:p>418</text:p>
          </table:table-cell>
          <table:table-cell office:value-type="float" office:value="418.857" calcext:value-type="float">
            <text:p>418.857</text:p>
          </table:table-cell>
          <table:table-cell office:value-type="float" office:value="420.492" calcext:value-type="float">
            <text:p>420.492</text:p>
          </table:table-cell>
          <table:table-cell office:value-type="float" office:value="0.856743" calcext:value-type="float">
            <text:p>0.856743</text:p>
          </table:table-cell>
          <table:table-cell office:value-type="float" office:value="2.49187" calcext:value-type="float">
            <text:p>2.49187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89927" calcext:value-type="float">
            <text:p>0.189927</text:p>
          </table:table-cell>
          <table:table-cell table:style-name="Default" office:value-type="float" office:value="0.067945" calcext:value-type="float">
            <text:p>0.067945</text:p>
          </table:table-cell>
          <table:table-cell table:number-columns-repeated="2" office:value-type="float" office:value="1.0936" calcext:value-type="float">
            <text:p>1.0936</text:p>
          </table:table-cell>
          <table:table-cell office:value-type="float" office:value="0.326009" calcext:value-type="float">
            <text:p>0.326009</text:p>
          </table:table-cell>
          <table:table-cell office:value-type="float" office:value="-0.889381" calcext:value-type="float">
            <text:p>-0.889381</text:p>
          </table:table-cell>
          <table:table-cell office:value-type="float" office:value="-24.7671" calcext:value-type="float">
            <text:p>-24.7671</text:p>
          </table:table-cell>
          <table:table-cell table:number-columns-repeated="22"/>
          <table:table-cell table:formula="of:=[.AT185]+1" office:value-type="date" office:date-value="2020-08-26" calcext:value-type="date">
            <text:p>26/08/20</text:p>
          </table:table-cell>
          <table:table-cell table:formula="of:=AVERAGE([.S183:.S189])" office:value-type="float" office:value="1.10423714285714" calcext:value-type="float">
            <text:p>1.10423714285714</text:p>
          </table:table-cell>
          <table:table-cell table:formula="of:=[.P186]" office:value-type="float" office:value="0.467913" calcext:value-type="float">
            <text:p>0.467913</text:p>
          </table:table-cell>
          <table:table-cell table:formula="of:=AVERAGE([.R183:.R189])" office:value-type="float" office:value="0.0591908428571428" calcext:value-type="float">
            <text:p>0.06</text:p>
          </table:table-cell>
        </table:table-row>
        <table:table-row table:style-name="ro1">
          <table:table-cell office:value-type="float" office:value="8264" calcext:value-type="float">
            <text:p>8264</text:p>
          </table:table-cell>
          <table:table-cell office:value-type="float" office:value="8940.22" calcext:value-type="float">
            <text:p>8940.22</text:p>
          </table:table-cell>
          <table:table-cell office:value-type="float" office:value="9516.47" calcext:value-type="float">
            <text:p>9516.47</text:p>
          </table:table-cell>
          <table:table-cell office:value-type="float" office:value="4.07878" calcext:value-type="float">
            <text:p>4.07878</text:p>
          </table:table-cell>
          <table:table-cell office:value-type="float" office:value="1252.47" calcext:value-type="float">
            <text:p>1252.47</text:p>
          </table:table-cell>
          <table:table-cell office:value-type="float" office:value="14793" calcext:value-type="float">
            <text:p>14793</text:p>
          </table:table-cell>
          <table:table-cell office:value-type="float" office:value="15140.3" calcext:value-type="float">
            <text:p>15140.3</text:p>
          </table:table-cell>
          <table:table-cell office:value-type="float" office:value="15921.2" calcext:value-type="float">
            <text:p>15921.2</text:p>
          </table:table-cell>
          <table:table-cell office:value-type="float" office:value="2.54095" calcext:value-type="float">
            <text:p>2.54095</text:p>
          </table:table-cell>
          <table:table-cell office:value-type="float" office:value="1128.23" calcext:value-type="float">
            <text:p>1128.23</text:p>
          </table:table-cell>
          <table:table-cell office:value-type="float" office:value="418" calcext:value-type="float">
            <text:p>418</text:p>
          </table:table-cell>
          <table:table-cell office:value-type="float" office:value="420.789" calcext:value-type="float">
            <text:p>420.789</text:p>
          </table:table-cell>
          <table:table-cell office:value-type="float" office:value="423.146" calcext:value-type="float">
            <text:p>423.146</text:p>
          </table:table-cell>
          <table:table-cell office:value-type="float" office:value="2.78894" calcext:value-type="float">
            <text:p>2.78894</text:p>
          </table:table-cell>
          <table:table-cell office:value-type="float" office:value="5.14573" calcext:value-type="float">
            <text:p>5.14573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99876" calcext:value-type="float">
            <text:p>0.199876</text:p>
          </table:table-cell>
          <table:table-cell table:style-name="Default" office:value-type="float" office:value="0.0706401" calcext:value-type="float">
            <text:p>0.0706401</text:p>
          </table:table-cell>
          <table:table-cell table:number-columns-repeated="2" office:value-type="float" office:value="1.09012" calcext:value-type="float">
            <text:p>1.09012</text:p>
          </table:table-cell>
          <table:table-cell office:value-type="float" office:value="0.326227" calcext:value-type="float">
            <text:p>0.326227</text:p>
          </table:table-cell>
          <table:table-cell office:value-type="float" office:value="-0.892318" calcext:value-type="float">
            <text:p>-0.892318</text:p>
          </table:table-cell>
          <table:table-cell office:value-type="float" office:value="-21.2122" calcext:value-type="float">
            <text:p>-21.2122</text:p>
          </table:table-cell>
          <table:table-cell table:number-columns-repeated="22"/>
          <table:table-cell table:formula="of:=[.AT186]+1" office:value-type="date" office:date-value="2020-08-27" calcext:value-type="date">
            <text:p>27/08/20</text:p>
          </table:table-cell>
          <table:table-cell table:formula="of:=AVERAGE([.S184:.S190])" office:value-type="float" office:value="1.10510285714286" calcext:value-type="float">
            <text:p>1.10510285714286</text:p>
          </table:table-cell>
          <table:table-cell table:formula="of:=[.P187]" office:value-type="float" office:value="0.467913" calcext:value-type="float">
            <text:p>0.467913</text:p>
          </table:table-cell>
          <table:table-cell table:formula="of:=AVERAGE([.R184:.R190])" office:value-type="float" office:value="0.0583259" calcext:value-type="float">
            <text:p>0.06</text:p>
          </table:table-cell>
        </table:table-row>
        <table:table-row table:style-name="ro1">
          <table:table-cell office:value-type="float" office:value="8503" calcext:value-type="float">
            <text:p>8503</text:p>
          </table:table-cell>
          <table:table-cell office:value-type="float" office:value="9099.96" calcext:value-type="float">
            <text:p>9099.96</text:p>
          </table:table-cell>
          <table:table-cell office:value-type="float" office:value="9763.44" calcext:value-type="float">
            <text:p>9763.44</text:p>
          </table:table-cell>
          <table:table-cell office:value-type="float" office:value="3.52641" calcext:value-type="float">
            <text:p>3.52641</text:p>
          </table:table-cell>
          <table:table-cell office:value-type="float" office:value="1260.44" calcext:value-type="float">
            <text:p>1260.44</text:p>
          </table:table-cell>
          <table:table-cell office:value-type="float" office:value="15162" calcext:value-type="float">
            <text:p>15162</text:p>
          </table:table-cell>
          <table:table-cell office:value-type="float" office:value="15400.4" calcext:value-type="float">
            <text:p>15400.4</text:p>
          </table:table-cell>
          <table:table-cell office:value-type="float" office:value="16320.9" calcext:value-type="float">
            <text:p>16320.9</text:p>
          </table:table-cell>
          <table:table-cell office:value-type="float" office:value="1.70642" calcext:value-type="float">
            <text:p>1.70642</text:p>
          </table:table-cell>
          <table:table-cell office:value-type="float" office:value="1158.9" calcext:value-type="float">
            <text:p>1158.9</text:p>
          </table:table-cell>
          <table:table-cell office:value-type="float" office:value="419" calcext:value-type="float">
            <text:p>419</text:p>
          </table:table-cell>
          <table:table-cell office:value-type="float" office:value="421.422" calcext:value-type="float">
            <text:p>421.422</text:p>
          </table:table-cell>
          <table:table-cell office:value-type="float" office:value="427.94" calcext:value-type="float">
            <text:p>427.94</text:p>
          </table:table-cell>
          <table:table-cell office:value-type="float" office:value="2.42203" calcext:value-type="float">
            <text:p>2.42203</text:p>
          </table:table-cell>
          <table:table-cell office:value-type="float" office:value="8.94009" calcext:value-type="float">
            <text:p>8.94009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41747" calcext:value-type="float">
            <text:p>0.141747</text:p>
          </table:table-cell>
          <table:table-cell table:style-name="Default" office:value-type="float" office:value="0.049475" calcext:value-type="float">
            <text:p>0.049475</text:p>
          </table:table-cell>
          <table:table-cell table:number-columns-repeated="2" office:value-type="float" office:value="1.11555" calcext:value-type="float">
            <text:p>1.11555</text:p>
          </table:table-cell>
          <table:table-cell office:value-type="float" office:value="0.324869" calcext:value-type="float">
            <text:p>0.324869</text:p>
          </table:table-cell>
          <table:table-cell office:value-type="float" office:value="-0.876198" calcext:value-type="float">
            <text:p>-0.876198</text:p>
          </table:table-cell>
          <table:table-cell office:value-type="float" office:value="-21.7119" calcext:value-type="float">
            <text:p>-21.7119</text:p>
          </table:table-cell>
          <table:table-cell table:number-columns-repeated="22"/>
          <table:table-cell table:formula="of:=[.AT187]+1" office:value-type="date" office:date-value="2020-08-28" calcext:value-type="date">
            <text:p>28/08/20</text:p>
          </table:table-cell>
          <table:table-cell table:formula="of:=AVERAGE([.S185:.S191])" office:value-type="float" office:value="1.10625714285714" calcext:value-type="float">
            <text:p>1.10625714285714</text:p>
          </table:table-cell>
          <table:table-cell table:formula="of:=[.P188]" office:value-type="float" office:value="0.467913" calcext:value-type="float">
            <text:p>0.467913</text:p>
          </table:table-cell>
          <table:table-cell table:formula="of:=AVERAGE([.R185:.R191])" office:value-type="float" office:value="0.0571719428571429" calcext:value-type="float">
            <text:p>0.06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float" office:value="9257.56" calcext:value-type="float">
            <text:p>9257.56</text:p>
          </table:table-cell>
          <table:table-cell office:value-type="float" office:value="9964.13" calcext:value-type="float">
            <text:p>9964.13</text:p>
          </table:table-cell>
          <table:table-cell office:value-type="float" office:value="3.67354" calcext:value-type="float">
            <text:p>3.67354</text:p>
          </table:table-cell>
          <table:table-cell office:value-type="float" office:value="1343.13" calcext:value-type="float">
            <text:p>1343.13</text:p>
          </table:table-cell>
          <table:table-cell office:value-type="float" office:value="15361" calcext:value-type="float">
            <text:p>15361</text:p>
          </table:table-cell>
          <table:table-cell office:value-type="float" office:value="15632.4" calcext:value-type="float">
            <text:p>15632.4</text:p>
          </table:table-cell>
          <table:table-cell office:value-type="float" office:value="16614.8" calcext:value-type="float">
            <text:p>16614.8</text:p>
          </table:table-cell>
          <table:table-cell office:value-type="float" office:value="1.91733" calcext:value-type="float">
            <text:p>1.91733</text:p>
          </table:table-cell>
          <table:table-cell office:value-type="float" office:value="1253.8" calcext:value-type="float">
            <text:p>1253.8</text:p>
          </table:table-cell>
          <table:table-cell office:value-type="float" office:value="421" calcext:value-type="float">
            <text:p>421</text:p>
          </table:table-cell>
          <table:table-cell office:value-type="float" office:value="422.399" calcext:value-type="float">
            <text:p>422.399</text:p>
          </table:table-cell>
          <table:table-cell office:value-type="float" office:value="429.802" calcext:value-type="float">
            <text:p>429.802</text:p>
          </table:table-cell>
          <table:table-cell office:value-type="float" office:value="1.3991" calcext:value-type="float">
            <text:p>1.3991</text:p>
          </table:table-cell>
          <table:table-cell office:value-type="float" office:value="8.80155" calcext:value-type="float">
            <text:p>8.80155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24475" calcext:value-type="float">
            <text:p>0.124475</text:p>
          </table:table-cell>
          <table:table-cell office:value-type="float" office:value="0.0428937" calcext:value-type="float">
            <text:p>4.29E-02</text:p>
          </table:table-cell>
          <table:table-cell table:number-columns-repeated="2" office:value-type="float" office:value="1.12348" calcext:value-type="float">
            <text:p>1.12348</text:p>
          </table:table-cell>
          <table:table-cell office:value-type="float" office:value="0.324348" calcext:value-type="float">
            <text:p>0.324348</text:p>
          </table:table-cell>
          <table:table-cell office:value-type="float" office:value="-0.870958" calcext:value-type="float">
            <text:p>-0.870958</text:p>
          </table:table-cell>
          <table:table-cell office:value-type="float" office:value="-22.5612" calcext:value-type="float">
            <text:p>-22.5612</text:p>
          </table:table-cell>
          <table:table-cell table:number-columns-repeated="22"/>
          <table:table-cell table:formula="of:=[.AT188]+1" office:value-type="date" office:date-value="2020-08-29" calcext:value-type="date">
            <text:p>29/08/20</text:p>
          </table:table-cell>
          <table:table-cell table:formula="of:=AVERAGE([.S186:.S192])" office:value-type="float" office:value="1.10755" calcext:value-type="float">
            <text:p>1.10755</text:p>
          </table:table-cell>
          <table:table-cell table:formula="of:=[.P189]" office:value-type="float" office:value="0.467913" calcext:value-type="float">
            <text:p>0.467913</text:p>
          </table:table-cell>
          <table:table-cell table:formula="of:=AVERAGE([.R186:.R192])" office:value-type="float" office:value="0.0558795857142857" calcext:value-type="float">
            <text:p>0.06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  <table:table-cell office:value-type="float" office:value="9400.39" calcext:value-type="float">
            <text:p>9400.39</text:p>
          </table:table-cell>
          <table:table-cell office:value-type="float" office:value="10121.4" calcext:value-type="float">
            <text:p>10121.4</text:p>
          </table:table-cell>
          <table:table-cell office:value-type="float" office:value="3.79284" calcext:value-type="float">
            <text:p>3.79284</text:p>
          </table:table-cell>
          <table:table-cell office:value-type="float" office:value="1398.42" calcext:value-type="float">
            <text:p>1398.42</text:p>
          </table:table-cell>
          <table:table-cell office:value-type="float" office:value="15532" calcext:value-type="float">
            <text:p>15532</text:p>
          </table:table-cell>
          <table:table-cell office:value-type="float" office:value="15844.4" calcext:value-type="float">
            <text:p>15844.4</text:p>
          </table:table-cell>
          <table:table-cell office:value-type="float" office:value="16844.5" calcext:value-type="float">
            <text:p>16844.5</text:p>
          </table:table-cell>
          <table:table-cell office:value-type="float" office:value="2.13592" calcext:value-type="float">
            <text:p>2.13592</text:p>
          </table:table-cell>
          <table:table-cell office:value-type="float" office:value="1312.46" calcext:value-type="float">
            <text:p>1312.46</text:p>
          </table:table-cell>
          <table:table-cell office:value-type="float" office:value="423" calcext:value-type="float">
            <text:p>423</text:p>
          </table:table-cell>
          <table:table-cell office:value-type="float" office:value="424.179" calcext:value-type="float">
            <text:p>424.179</text:p>
          </table:table-cell>
          <table:table-cell office:value-type="float" office:value="431.446" calcext:value-type="float">
            <text:p>431.446</text:p>
          </table:table-cell>
          <table:table-cell office:value-type="float" office:value="1.17918" calcext:value-type="float">
            <text:p>1.17918</text:p>
          </table:table-cell>
          <table:table-cell office:value-type="float" office:value="8.446" calcext:value-type="float">
            <text:p>8.446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25916" calcext:value-type="float">
            <text:p>0.125916</text:p>
          </table:table-cell>
          <table:table-cell table:style-name="Default" office:value-type="float" office:value="0.0428234" calcext:value-type="float">
            <text:p>0.0428234</text:p>
          </table:table-cell>
          <table:table-cell table:number-columns-repeated="2" office:value-type="float" office:value="1.12336" calcext:value-type="float">
            <text:p>1.12336</text:p>
          </table:table-cell>
          <table:table-cell office:value-type="float" office:value="0.324426" calcext:value-type="float">
            <text:p>0.324426</text:p>
          </table:table-cell>
          <table:table-cell office:value-type="float" office:value="-0.871716" calcext:value-type="float">
            <text:p>-0.871716</text:p>
          </table:table-cell>
          <table:table-cell office:value-type="float" office:value="-24.079" calcext:value-type="float">
            <text:p>-24.079</text:p>
          </table:table-cell>
          <table:table-cell table:number-columns-repeated="22"/>
          <table:table-cell table:formula="of:=[.AT189]+1" office:value-type="date" office:date-value="2020-08-30" calcext:value-type="date">
            <text:p>30/08/20</text:p>
          </table:table-cell>
          <table:table-cell table:formula="of:=AVERAGE([.S187:.S193])" office:value-type="float" office:value="1.10882" calcext:value-type="float">
            <text:p>1.10882</text:p>
          </table:table-cell>
          <table:table-cell table:formula="of:=[.P190]" office:value-type="float" office:value="0.467913" calcext:value-type="float">
            <text:p>0.467913</text:p>
          </table:table-cell>
          <table:table-cell table:formula="of:=AVERAGE([.R187:.R193])" office:value-type="float" office:value="0.0546098285714286" calcext:value-type="float">
            <text:p>0.05</text:p>
          </table:table-cell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9540.72" calcext:value-type="float">
            <text:p>9540.72</text:p>
          </table:table-cell>
          <table:table-cell office:value-type="float" office:value="10284.5" calcext:value-type="float">
            <text:p>10284.5</text:p>
          </table:table-cell>
          <table:table-cell office:value-type="float" office:value="3.92737" calcext:value-type="float">
            <text:p>3.92737</text:p>
          </table:table-cell>
          <table:table-cell office:value-type="float" office:value="1468.53" calcext:value-type="float">
            <text:p>1468.53</text:p>
          </table:table-cell>
          <table:table-cell office:value-type="float" office:value="15690" calcext:value-type="float">
            <text:p>15690</text:p>
          </table:table-cell>
          <table:table-cell office:value-type="float" office:value="16064.1" calcext:value-type="float">
            <text:p>16064.1</text:p>
          </table:table-cell>
          <table:table-cell office:value-type="float" office:value="17097.2" calcext:value-type="float">
            <text:p>17097.2</text:p>
          </table:table-cell>
          <table:table-cell office:value-type="float" office:value="2.45877" calcext:value-type="float">
            <text:p>2.45877</text:p>
          </table:table-cell>
          <table:table-cell office:value-type="float" office:value="1407.21" calcext:value-type="float">
            <text:p>1407.21</text:p>
          </table:table-cell>
          <table:table-cell office:value-type="float" office:value="424" calcext:value-type="float">
            <text:p>424</text:p>
          </table:table-cell>
          <table:table-cell office:value-type="float" office:value="426.203" calcext:value-type="float">
            <text:p>426.203</text:p>
          </table:table-cell>
          <table:table-cell office:value-type="float" office:value="434.5" calcext:value-type="float">
            <text:p>434.5</text:p>
          </table:table-cell>
          <table:table-cell office:value-type="float" office:value="2.20266" calcext:value-type="float">
            <text:p>2.20266</text:p>
          </table:table-cell>
          <table:table-cell office:value-type="float" office:value="10.4998" calcext:value-type="float">
            <text:p>10.4998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66838" calcext:value-type="float">
            <text:p>0.166838</text:p>
          </table:table-cell>
          <table:table-cell table:style-name="Default" office:value-type="float" office:value="0.0559793" calcext:value-type="float">
            <text:p>0.0559793</text:p>
          </table:table-cell>
          <table:table-cell table:number-columns-repeated="2" office:value-type="float" office:value="1.10683" calcext:value-type="float">
            <text:p>1.10683</text:p>
          </table:table-cell>
          <table:table-cell office:value-type="float" office:value="0.325631" calcext:value-type="float">
            <text:p>0.325631</text:p>
          </table:table-cell>
          <table:table-cell office:value-type="float" office:value="-0.884671" calcext:value-type="float">
            <text:p>-0.884671</text:p>
          </table:table-cell>
          <table:table-cell office:value-type="float" office:value="-22.9655" calcext:value-type="float">
            <text:p>-22.9655</text:p>
          </table:table-cell>
          <table:table-cell table:number-columns-repeated="22"/>
          <table:table-cell table:formula="of:=[.AT190]+1" office:value-type="date" office:date-value="2020-08-31" calcext:value-type="date">
            <text:p>31/08/20</text:p>
          </table:table-cell>
          <table:table-cell table:formula="of:=AVERAGE([.S188:.S194])" office:value-type="float" office:value="1.11016428571429" calcext:value-type="float">
            <text:p>1.11016428571429</text:p>
          </table:table-cell>
          <table:table-cell table:formula="of:=[.P191]" office:value-type="float" office:value="0.467913" calcext:value-type="float">
            <text:p>0.467913</text:p>
          </table:table-cell>
          <table:table-cell table:formula="of:=AVERAGE([.R188:.R194])" office:value-type="float" office:value="0.0532645714285714" calcext:value-type="float">
            <text:p>0.05</text:p>
          </table:table-cell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float" office:value="9706.51" calcext:value-type="float">
            <text:p>9706.51</text:p>
          </table:table-cell>
          <table:table-cell office:value-type="float" office:value="10496.9" calcext:value-type="float">
            <text:p>10496.9</text:p>
          </table:table-cell>
          <table:table-cell office:value-type="float" office:value="3.69394" calcext:value-type="float">
            <text:p>3.69394</text:p>
          </table:table-cell>
          <table:table-cell office:value-type="float" office:value="1494.94" calcext:value-type="float">
            <text:p>1494.94</text:p>
          </table:table-cell>
          <table:table-cell office:value-type="float" office:value="16003" calcext:value-type="float">
            <text:p>16003</text:p>
          </table:table-cell>
          <table:table-cell office:value-type="float" office:value="16352.9" calcext:value-type="float">
            <text:p>16352.9</text:p>
          </table:table-cell>
          <table:table-cell office:value-type="float" office:value="17465.8" calcext:value-type="float">
            <text:p>17465.8</text:p>
          </table:table-cell>
          <table:table-cell office:value-type="float" office:value="2.20094" calcext:value-type="float">
            <text:p>2.20094</text:p>
          </table:table-cell>
          <table:table-cell office:value-type="float" office:value="1462.79" calcext:value-type="float">
            <text:p>1462.79</text:p>
          </table:table-cell>
          <table:table-cell office:value-type="float" office:value="425" calcext:value-type="float">
            <text:p>425</text:p>
          </table:table-cell>
          <table:table-cell office:value-type="float" office:value="427.598" calcext:value-type="float">
            <text:p>427.598</text:p>
          </table:table-cell>
          <table:table-cell office:value-type="float" office:value="436.622" calcext:value-type="float">
            <text:p>436.622</text:p>
          </table:table-cell>
          <table:table-cell office:value-type="float" office:value="2.59773" calcext:value-type="float">
            <text:p>2.59773</text:p>
          </table:table-cell>
          <table:table-cell office:value-type="float" office:value="11.6223" calcext:value-type="float">
            <text:p>11.6223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85555" calcext:value-type="float">
            <text:p>0.185555</text:p>
          </table:table-cell>
          <table:table-cell table:style-name="Default" office:value-type="float" office:value="0.0614006" calcext:value-type="float">
            <text:p>0.0614006</text:p>
          </table:table-cell>
          <table:table-cell table:number-columns-repeated="2" office:value-type="float" office:value="1.09991" calcext:value-type="float">
            <text:p>1.09991</text:p>
          </table:table-cell>
          <table:table-cell office:value-type="float" office:value="0.326077" calcext:value-type="float">
            <text:p>0.326077</text:p>
          </table:table-cell>
          <table:table-cell office:value-type="float" office:value="-0.890272" calcext:value-type="float">
            <text:p>-0.890272</text:p>
          </table:table-cell>
          <table:table-cell office:value-type="float" office:value="-21.7834" calcext:value-type="float">
            <text:p>-21.7834</text:p>
          </table:table-cell>
          <table:table-cell table:number-columns-repeated="22"/>
          <table:table-cell table:formula="of:=[.AT191]+1" office:value-type="date" office:date-value="2020-09-01" calcext:value-type="date">
            <text:p>01/09/20</text:p>
          </table:table-cell>
          <table:table-cell table:formula="of:=AVERAGE([.S189:.S195])" office:value-type="float" office:value="1.11112428571429" calcext:value-type="float">
            <text:p>1.11112428571429</text:p>
          </table:table-cell>
          <table:table-cell table:formula="of:=[.P192]" office:value-type="float" office:value="0.467913" calcext:value-type="float">
            <text:p>0.467913</text:p>
          </table:table-cell>
          <table:table-cell table:formula="of:=AVERAGE([.R189:.R195])" office:value-type="float" office:value="0.0523040857142857" calcext:value-type="float">
            <text:p>0.05</text:p>
          </table:table-cell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float" office:value="9907.07" calcext:value-type="float">
            <text:p>9907.07</text:p>
          </table:table-cell>
          <table:table-cell office:value-type="float" office:value="10746" calcext:value-type="float">
            <text:p>10746</text:p>
          </table:table-cell>
          <table:table-cell office:value-type="float" office:value="3.35758" calcext:value-type="float">
            <text:p>3.35758</text:p>
          </table:table-cell>
          <table:table-cell office:value-type="float" office:value="1499.02" calcext:value-type="float">
            <text:p>1499.02</text:p>
          </table:table-cell>
          <table:table-cell office:value-type="float" office:value="16414" calcext:value-type="float">
            <text:p>16414</text:p>
          </table:table-cell>
          <table:table-cell office:value-type="float" office:value="16702.1" calcext:value-type="float">
            <text:p>16702.1</text:p>
          </table:table-cell>
          <table:table-cell office:value-type="float" office:value="17902.7" calcext:value-type="float">
            <text:p>17902.7</text:p>
          </table:table-cell>
          <table:table-cell office:value-type="float" office:value="1.75515" calcext:value-type="float">
            <text:p>1.75515</text:p>
          </table:table-cell>
          <table:table-cell office:value-type="float" office:value="1488.73" calcext:value-type="float">
            <text:p>1488.73</text:p>
          </table:table-cell>
          <table:table-cell office:value-type="float" office:value="425" calcext:value-type="float">
            <text:p>425</text:p>
          </table:table-cell>
          <table:table-cell office:value-type="float" office:value="428.82" calcext:value-type="float">
            <text:p>428.82</text:p>
          </table:table-cell>
          <table:table-cell office:value-type="float" office:value="439.203" calcext:value-type="float">
            <text:p>439.203</text:p>
          </table:table-cell>
          <table:table-cell office:value-type="float" office:value="3.81983" calcext:value-type="float">
            <text:p>3.81983</text:p>
          </table:table-cell>
          <table:table-cell office:value-type="float" office:value="14.203" calcext:value-type="float">
            <text:p>14.203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81039" calcext:value-type="float">
            <text:p>0.181039</text:p>
          </table:table-cell>
          <table:table-cell table:style-name="Default" office:value-type="float" office:value="0.0590567" calcext:value-type="float">
            <text:p>0.0590567</text:p>
          </table:table-cell>
          <table:table-cell table:number-columns-repeated="2" office:value-type="float" office:value="1.10249" calcext:value-type="float">
            <text:p>1.10249</text:p>
          </table:table-cell>
          <table:table-cell office:value-type="float" office:value="0.326009" calcext:value-type="float">
            <text:p>0.326009</text:p>
          </table:table-cell>
          <table:table-cell office:value-type="float" office:value="-0.889381" calcext:value-type="float">
            <text:p>-0.889381</text:p>
          </table:table-cell>
          <table:table-cell office:value-type="float" office:value="-20.4353" calcext:value-type="float">
            <text:p>-20.4353</text:p>
          </table:table-cell>
          <table:table-cell table:number-columns-repeated="22"/>
          <table:table-cell table:formula="of:=[.AT192]+1" office:value-type="date" office:date-value="2020-09-02" calcext:value-type="date">
            <text:p>02/09/20</text:p>
          </table:table-cell>
          <table:table-cell table:formula="of:=AVERAGE([.S190:.S196])" office:value-type="float" office:value="1.11197428571429" calcext:value-type="float">
            <text:p>1.11197428571429</text:p>
          </table:table-cell>
          <table:table-cell table:formula="of:=[.P193]" office:value-type="float" office:value="0.467913" calcext:value-type="float">
            <text:p>0.467913</text:p>
          </table:table-cell>
          <table:table-cell table:formula="of:=AVERAGE([.R190:.R196])" office:value-type="float" office:value="0.0514548857142857" calcext:value-type="float">
            <text:p>0.0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0134.9" calcext:value-type="float">
            <text:p>10134.9</text:p>
          </table:table-cell>
          <table:table-cell office:value-type="float" office:value="10953.8" calcext:value-type="float">
            <text:p>10953.8</text:p>
          </table:table-cell>
          <table:table-cell office:value-type="float" office:value="3.13145" calcext:value-type="float">
            <text:p>3.13145</text:p>
          </table:table-cell>
          <table:table-cell office:value-type="float" office:value="1453.8" calcext:value-type="float">
            <text:p>1453.8</text:p>
          </table:table-cell>
          <table:table-cell office:value-type="float" office:value="16840" calcext:value-type="float">
            <text:p>16840</text:p>
          </table:table-cell>
          <table:table-cell office:value-type="float" office:value="17083.3" calcext:value-type="float">
            <text:p>17083.3</text:p>
          </table:table-cell>
          <table:table-cell office:value-type="float" office:value="18261.6" calcext:value-type="float">
            <text:p>18261.6</text:p>
          </table:table-cell>
          <table:table-cell office:value-type="float" office:value="1.44414" calcext:value-type="float">
            <text:p>1.44414</text:p>
          </table:table-cell>
          <table:table-cell office:value-type="float" office:value="1421.64" calcext:value-type="float">
            <text:p>1421.64</text:p>
          </table:table-cell>
          <table:table-cell office:value-type="float" office:value="426" calcext:value-type="float">
            <text:p>426</text:p>
          </table:table-cell>
          <table:table-cell office:value-type="float" office:value="429.306" calcext:value-type="float">
            <text:p>429.306</text:p>
          </table:table-cell>
          <table:table-cell office:value-type="float" office:value="440.361" calcext:value-type="float">
            <text:p>440.361</text:p>
          </table:table-cell>
          <table:table-cell office:value-type="float" office:value="3.30577" calcext:value-type="float">
            <text:p>3.30577</text:p>
          </table:table-cell>
          <table:table-cell office:value-type="float" office:value="14.3614" calcext:value-type="float">
            <text:p>14.3614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90459" calcext:value-type="float">
            <text:p>0.190459</text:p>
          </table:table-cell>
          <table:table-cell table:style-name="Default" office:value-type="float" office:value="0.0612233" calcext:value-type="float">
            <text:p>0.0612233</text:p>
          </table:table-cell>
          <table:table-cell table:number-columns-repeated="2" office:value-type="float" office:value="1.09953" calcext:value-type="float">
            <text:p>1.09953</text:p>
          </table:table-cell>
          <table:table-cell office:value-type="float" office:value="0.326227" calcext:value-type="float">
            <text:p>0.326227</text:p>
          </table:table-cell>
          <table:table-cell office:value-type="float" office:value="-0.892318" calcext:value-type="float">
            <text:p>-0.892318</text:p>
          </table:table-cell>
          <table:table-cell office:value-type="float" office:value="-18.7422" calcext:value-type="float">
            <text:p>-18.7422</text:p>
          </table:table-cell>
          <table:table-cell table:number-columns-repeated="22"/>
          <table:table-cell table:formula="of:=[.AT193]+1" office:value-type="date" office:date-value="2020-09-03" calcext:value-type="date">
            <text:p>03/09/20</text:p>
          </table:table-cell>
          <table:table-cell table:formula="of:=AVERAGE([.S191:.S197])" office:value-type="float" office:value="1.11283857142857" calcext:value-type="float">
            <text:p>1.11283857142857</text:p>
          </table:table-cell>
          <table:table-cell table:formula="of:=[.P194]" office:value-type="float" office:value="0.467913" calcext:value-type="float">
            <text:p>0.467913</text:p>
          </table:table-cell>
          <table:table-cell table:formula="of:=AVERAGE([.R191:.R197])" office:value-type="float" office:value="0.0505899428571429" calcext:value-type="float">
            <text:p>0.05</text:p>
          </table:table-cell>
        </table:table-row>
        <table:table-row table:style-name="ro1">
          <table:table-cell office:value-type="float" office:value="9795" calcext:value-type="float">
            <text:p>9795</text:p>
          </table:table-cell>
          <table:table-cell office:value-type="float" office:value="10399.3" calcext:value-type="float">
            <text:p>10399.3</text:p>
          </table:table-cell>
          <table:table-cell office:value-type="float" office:value="11238.4" calcext:value-type="float">
            <text:p>11238.4</text:p>
          </table:table-cell>
          <table:table-cell office:value-type="float" office:value="2.88014" calcext:value-type="float">
            <text:p>2.88014</text:p>
          </table:table-cell>
          <table:table-cell office:value-type="float" office:value="1443.36" calcext:value-type="float">
            <text:p>1443.36</text:p>
          </table:table-cell>
          <table:table-cell office:value-type="float" office:value="17337" calcext:value-type="float">
            <text:p>17337</text:p>
          </table:table-cell>
          <table:table-cell office:value-type="float" office:value="17525.3" calcext:value-type="float">
            <text:p>17525.3</text:p>
          </table:table-cell>
          <table:table-cell office:value-type="float" office:value="18743.7" calcext:value-type="float">
            <text:p>18743.7</text:p>
          </table:table-cell>
          <table:table-cell office:value-type="float" office:value="1.08172" calcext:value-type="float">
            <text:p>1.08172</text:p>
          </table:table-cell>
          <table:table-cell office:value-type="float" office:value="1406.68" calcext:value-type="float">
            <text:p>1406.68</text:p>
          </table:table-cell>
          <table:table-cell office:value-type="float" office:value="429" calcext:value-type="float">
            <text:p>429</text:p>
          </table:table-cell>
          <table:table-cell office:value-type="float" office:value="430.291" calcext:value-type="float">
            <text:p>430.291</text:p>
          </table:table-cell>
          <table:table-cell office:value-type="float" office:value="442.047" calcext:value-type="float">
            <text:p>442.047</text:p>
          </table:table-cell>
          <table:table-cell office:value-type="float" office:value="1.291" calcext:value-type="float">
            <text:p>1.291</text:p>
          </table:table-cell>
          <table:table-cell office:value-type="float" office:value="13.0468" calcext:value-type="float">
            <text:p>13.0468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35023" calcext:value-type="float">
            <text:p>0.135023</text:p>
          </table:table-cell>
          <table:table-cell table:style-name="Default" office:value-type="float" office:value="0.0427516" calcext:value-type="float">
            <text:p>0.0427516</text:p>
          </table:table-cell>
          <table:table-cell table:number-columns-repeated="2" office:value-type="float" office:value="1.12227" calcext:value-type="float">
            <text:p>1.12227</text:p>
          </table:table-cell>
          <table:table-cell office:value-type="float" office:value="0.324869" calcext:value-type="float">
            <text:p>0.324869</text:p>
          </table:table-cell>
          <table:table-cell office:value-type="float" office:value="-0.876198" calcext:value-type="float">
            <text:p>-0.876198</text:p>
          </table:table-cell>
          <table:table-cell office:value-type="float" office:value="-19.8206" calcext:value-type="float">
            <text:p>-19.8206</text:p>
          </table:table-cell>
          <table:table-cell table:number-columns-repeated="22"/>
          <table:table-cell table:formula="of:=[.AT194]+1" office:value-type="date" office:date-value="2020-09-04" calcext:value-type="date">
            <text:p>04/09/20</text:p>
          </table:table-cell>
          <table:table-cell table:formula="of:=AVERAGE([.S192:.S198])" office:value-type="float" office:value="1.11399142857143" calcext:value-type="float">
            <text:p>1.11399142857143</text:p>
          </table:table-cell>
          <table:table-cell table:formula="of:=[.P195]" office:value-type="float" office:value="0.467913" calcext:value-type="float">
            <text:p>0.467913</text:p>
          </table:table-cell>
          <table:table-cell table:formula="of:=AVERAGE([.R192:.R198])" office:value-type="float" office:value="0.0494359714285714" calcext:value-type="float">
            <text:p>0.05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10651.2" calcext:value-type="float">
            <text:p>10651.2</text:p>
          </table:table-cell>
          <table:table-cell office:value-type="float" office:value="11473.6" calcext:value-type="float">
            <text:p>11473.6</text:p>
          </table:table-cell>
          <table:table-cell office:value-type="float" office:value="3.07304" calcext:value-type="float">
            <text:p>3.07304</text:p>
          </table:table-cell>
          <table:table-cell office:value-type="float" office:value="1489.61" calcext:value-type="float">
            <text:p>1489.61</text:p>
          </table:table-cell>
          <table:table-cell office:value-type="float" office:value="17656" calcext:value-type="float">
            <text:p>17656</text:p>
          </table:table-cell>
          <table:table-cell office:value-type="float" office:value="17909.7" calcext:value-type="float">
            <text:p>17909.7</text:p>
          </table:table-cell>
          <table:table-cell office:value-type="float" office:value="19098.1" calcext:value-type="float">
            <text:p>19098.1</text:p>
          </table:table-cell>
          <table:table-cell office:value-type="float" office:value="1.42568" calcext:value-type="float">
            <text:p>1.42568</text:p>
          </table:table-cell>
          <table:table-cell office:value-type="float" office:value="1442.09" calcext:value-type="float">
            <text:p>1442.09</text:p>
          </table:table-cell>
          <table:table-cell office:value-type="float" office:value="431" calcext:value-type="float">
            <text:p>431</text:p>
          </table:table-cell>
          <table:table-cell office:value-type="float" office:value="432.851" calcext:value-type="float">
            <text:p>432.851</text:p>
          </table:table-cell>
          <table:table-cell office:value-type="float" office:value="444.568" calcext:value-type="float">
            <text:p>444.568</text:p>
          </table:table-cell>
          <table:table-cell office:value-type="float" office:value="1.85124" calcext:value-type="float">
            <text:p>1.85124</text:p>
          </table:table-cell>
          <table:table-cell office:value-type="float" office:value="13.5677" calcext:value-type="float">
            <text:p>13.5677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1853" calcext:value-type="float">
            <text:p>0.11853</text:p>
          </table:table-cell>
          <table:table-cell table:style-name="Default" office:value-type="float" office:value="0.0369493" calcext:value-type="float">
            <text:p>0.0369493</text:p>
          </table:table-cell>
          <table:table-cell table:number-columns-repeated="2" office:value-type="float" office:value="1.12943" calcext:value-type="float">
            <text:p>1.12943</text:p>
          </table:table-cell>
          <table:table-cell office:value-type="float" office:value="0.324348" calcext:value-type="float">
            <text:p>0.324348</text:p>
          </table:table-cell>
          <table:table-cell office:value-type="float" office:value="-0.870958" calcext:value-type="float">
            <text:p>-0.870958</text:p>
          </table:table-cell>
          <table:table-cell office:value-type="float" office:value="-26.6009" calcext:value-type="float">
            <text:p>-26.6009</text:p>
          </table:table-cell>
          <table:table-cell table:number-columns-repeated="22"/>
          <table:table-cell table:formula="of:=[.AT195]+1" office:value-type="date" office:date-value="2020-09-05" calcext:value-type="date">
            <text:p>05/09/20</text:p>
          </table:table-cell>
          <table:table-cell table:formula="of:=AVERAGE([.S193:.S199])" office:value-type="float" office:value="1.11528428571429" calcext:value-type="float">
            <text:p>1.11528428571429</text:p>
          </table:table-cell>
          <table:table-cell table:formula="of:=[.P196]" office:value-type="float" office:value="0.467913" calcext:value-type="float">
            <text:p>0.467913</text:p>
          </table:table-cell>
          <table:table-cell table:formula="of:=AVERAGE([.R193:.R199])" office:value-type="float" office:value="0.0481436" calcext:value-type="float">
            <text:p>0.05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10885.5" calcext:value-type="float">
            <text:p>10885.5</text:p>
          </table:table-cell>
          <table:table-cell office:value-type="float" office:value="11684.6" calcext:value-type="float">
            <text:p>11684.6</text:p>
          </table:table-cell>
          <table:table-cell office:value-type="float" office:value="3.9903" calcext:value-type="float">
            <text:p>3.9903</text:p>
          </table:table-cell>
          <table:table-cell office:value-type="float" office:value="1700.58" calcext:value-type="float">
            <text:p>1700.58</text:p>
          </table:table-cell>
          <table:table-cell office:value-type="float" office:value="17656" calcext:value-type="float">
            <text:p>17656</text:p>
          </table:table-cell>
          <table:table-cell office:value-type="float" office:value="18267.6" calcext:value-type="float">
            <text:p>18267.6</text:p>
          </table:table-cell>
          <table:table-cell office:value-type="float" office:value="19417.2" calcext:value-type="float">
            <text:p>19417.2</text:p>
          </table:table-cell>
          <table:table-cell office:value-type="float" office:value="3.29867" calcext:value-type="float">
            <text:p>3.29867</text:p>
          </table:table-cell>
          <table:table-cell office:value-type="float" office:value="1761.2" calcext:value-type="float">
            <text:p>1761.2</text:p>
          </table:table-cell>
          <table:table-cell office:value-type="float" office:value="436" calcext:value-type="float">
            <text:p>436</text:p>
          </table:table-cell>
          <table:table-cell office:value-type="float" office:value="435.184" calcext:value-type="float">
            <text:p>435.184</text:p>
          </table:table-cell>
          <table:table-cell office:value-type="float" office:value="447.373" calcext:value-type="float">
            <text:p>447.373</text:p>
          </table:table-cell>
          <table:table-cell office:value-type="float" office:value="-0.816248" calcext:value-type="float">
            <text:p>-0.816248</text:p>
          </table:table-cell>
          <table:table-cell office:value-type="float" office:value="11.3725" calcext:value-type="float">
            <text:p>11.3725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19861" calcext:value-type="float">
            <text:p>0.119861</text:p>
          </table:table-cell>
          <table:table-cell table:style-name="Default" office:value-type="float" office:value="0.0367688" calcext:value-type="float">
            <text:p>0.0367688</text:p>
          </table:table-cell>
          <table:table-cell table:number-columns-repeated="2" office:value-type="float" office:value="1.12941" calcext:value-type="float">
            <text:p>1.12941</text:p>
          </table:table-cell>
          <table:table-cell office:value-type="float" office:value="0.324426" calcext:value-type="float">
            <text:p>0.324426</text:p>
          </table:table-cell>
          <table:table-cell office:value-type="float" office:value="-0.871716" calcext:value-type="float">
            <text:p>-0.871716</text:p>
          </table:table-cell>
          <table:table-cell office:value-type="float" office:value="-34.565" calcext:value-type="float">
            <text:p>-34.565</text:p>
          </table:table-cell>
          <table:table-cell table:number-columns-repeated="22"/>
          <table:table-cell table:formula="of:=[.AT196]+1" office:value-type="date" office:date-value="2020-09-06" calcext:value-type="date">
            <text:p>06/09/20</text:p>
          </table:table-cell>
          <table:table-cell table:formula="of:=AVERAGE([.S194:.S200])" office:value-type="float" office:value="1.11741666666667" calcext:value-type="float">
            <text:p>1.11741666666667</text:p>
          </table:table-cell>
          <table:table-cell table:formula="of:=[.P197]" office:value-type="float" office:value="0.467913" calcext:value-type="float">
            <text:p>0.467913</text:p>
          </table:table-cell>
          <table:table-cell table:formula="of:=AVERAGE([.R194:.R200])" office:value-type="float" office:value="0.04632475" calcext:value-type="float">
            <text:p>0.05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11067.2" calcext:value-type="float">
            <text:p>11067.2</text:p>
          </table:table-cell>
          <table:table-cell office:value-type="float" office:value="11880.8" calcext:value-type="float">
            <text:p>11880.8</text:p>
          </table:table-cell>
          <table:table-cell office:value-type="float" office:value="4.64301" calcext:value-type="float">
            <text:p>4.64301</text:p>
          </table:table-cell>
          <table:table-cell office:value-type="float" office:value="1896.76" calcext:value-type="float">
            <text:p>1896.76</text:p>
          </table:table-cell>
          <table:table-cell office:value-type="float" office:value="17656" calcext:value-type="float">
            <text:p>17656</text:p>
          </table:table-cell>
          <table:table-cell office:value-type="float" office:value="18557.4" calcext:value-type="float">
            <text:p>18557.4</text:p>
          </table:table-cell>
          <table:table-cell office:value-type="float" office:value="19733.8" calcext:value-type="float">
            <text:p>19733.8</text:p>
          </table:table-cell>
          <table:table-cell office:value-type="float" office:value="4.67408" calcext:value-type="float">
            <text:p>4.67408</text:p>
          </table:table-cell>
          <table:table-cell office:value-type="float" office:value="2077.77" calcext:value-type="float">
            <text:p>2077.77</text:p>
          </table:table-cell>
          <table:table-cell office:value-type="float" office:value="437" calcext:value-type="float">
            <text:p>437</text:p>
          </table:table-cell>
          <table:table-cell office:value-type="float" office:value="439.514" calcext:value-type="float">
            <text:p>439.514</text:p>
          </table:table-cell>
          <table:table-cell office:value-type="float" office:value="449.561" calcext:value-type="float">
            <text:p>449.561</text:p>
          </table:table-cell>
          <table:table-cell office:value-type="float" office:value="2.51359" calcext:value-type="float">
            <text:p>2.51359</text:p>
          </table:table-cell>
          <table:table-cell office:value-type="float" office:value="12.5611" calcext:value-type="float">
            <text:p>12.5611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5876" calcext:value-type="float">
            <text:p>0.15876</text:p>
          </table:table-cell>
          <table:table-cell table:style-name="Default" office:value-type="float" office:value="0.0479015" calcext:value-type="float">
            <text:p>0.0479015</text:p>
          </table:table-cell>
          <table:table-cell table:number-columns-repeated="2" office:value-type="float" office:value="1.1149" calcext:value-type="float">
            <text:p>1.1149</text:p>
          </table:table-cell>
          <table:table-cell office:value-type="float" office:value="0.325631" calcext:value-type="float">
            <text:p>0.325631</text:p>
          </table:table-cell>
          <table:table-cell office:value-type="float" office:value="-0.884671" calcext:value-type="float">
            <text:p>-0.884671</text:p>
          </table:table-cell>
          <table:table-cell office:value-type="float" office:value="-44.4292" calcext:value-type="float">
            <text:p>-44.4292</text:p>
          </table:table-cell>
          <table:table-cell table:number-columns-repeated="22"/>
          <table:table-cell table:formula="of:=[.AT197]+1" office:value-type="date" office:date-value="2020-09-07" calcext:value-type="date">
            <text:p>07/09/20</text:p>
          </table:table-cell>
          <table:table-cell table:formula="of:=AVERAGE([.S195:.S201])" office:value-type="float" office:value="1.120994" calcext:value-type="float">
            <text:p>1.120994</text:p>
          </table:table-cell>
          <table:table-cell table:formula="of:=[.P198]" office:value-type="float" office:value="0.467913" calcext:value-type="float">
            <text:p>0.467913</text:p>
          </table:table-cell>
          <table:table-cell table:formula="of:=AVERAGE([.R195:.R201])" office:value-type="float" office:value="0.04334504" calcext:value-type="float">
            <text:p>0.04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11247.5" calcext:value-type="float">
            <text:p>11247.5</text:p>
          </table:table-cell>
          <table:table-cell office:value-type="float" office:value="12146.1" calcext:value-type="float">
            <text:p>12146.1</text:p>
          </table:table-cell>
          <table:table-cell office:value-type="float" office:value="5.27785" calcext:value-type="float">
            <text:p>5.27785</text:p>
          </table:table-cell>
          <table:table-cell office:value-type="float" office:value="2162.07" calcext:value-type="float">
            <text:p>2162.07</text:p>
          </table:table-cell>
          <table:table-cell office:value-type="float" office:value="17656" calcext:value-type="float">
            <text:p>17656</text:p>
          </table:table-cell>
          <table:table-cell office:value-type="float" office:value="18889.5" calcext:value-type="float">
            <text:p>18889.5</text:p>
          </table:table-cell>
          <table:table-cell office:value-type="float" office:value="20219.1" calcext:value-type="float">
            <text:p>20219.1</text:p>
          </table:table-cell>
          <table:table-cell office:value-type="float" office:value="6.15889" calcext:value-type="float">
            <text:p>6.15889</text:p>
          </table:table-cell>
          <table:table-cell office:value-type="float" office:value="2563.08" calcext:value-type="float">
            <text:p>2563.08</text:p>
          </table:table-cell>
          <table:table-cell office:value-type="float" office:value="441" calcext:value-type="float">
            <text:p>441</text:p>
          </table:table-cell>
          <table:table-cell office:value-type="float" office:value="441.617" calcext:value-type="float">
            <text:p>441.617</text:p>
          </table:table-cell>
          <table:table-cell office:value-type="float" office:value="451.678" calcext:value-type="float">
            <text:p>451.678</text:p>
          </table:table-cell>
          <table:table-cell office:value-type="float" office:value="0.616649" calcext:value-type="float">
            <text:p>0.616649</text:p>
          </table:table-cell>
          <table:table-cell office:value-type="float" office:value="10.6779" calcext:value-type="float">
            <text:p>10.6779</text:p>
          </table:table-cell>
          <table:table-cell office:value-type="float" office:value="0.467913" calcext:value-type="float">
            <text:p>0.467913</text:p>
          </table:table-cell>
          <table:table-cell office:value-type="float" office:value="0.176508" calcext:value-type="float">
            <text:p>0.176508</text:p>
          </table:table-cell>
          <table:table-cell table:style-name="Default" office:value-type="float" office:value="0.052354" calcext:value-type="float">
            <text:p>0.052354</text:p>
          </table:table-cell>
          <table:table-cell table:number-columns-repeated="2" office:value-type="float" office:value="1.10896" calcext:value-type="float">
            <text:p>1.10896</text:p>
          </table:table-cell>
          <table:table-cell office:value-type="float" office:value="0.326077" calcext:value-type="float">
            <text:p>0.326077</text:p>
          </table:table-cell>
          <table:table-cell office:value-type="float" office:value="-0.890272" calcext:value-type="float">
            <text:p>-0.890272</text:p>
          </table:table-cell>
          <table:table-cell table:number-columns-repeated="23"/>
          <table:table-cell table:formula="of:=[.AT198]+1" office:value-type="date" office:date-value="2020-09-08" calcext:value-type="date">
            <text:p>08/09/20</text:p>
          </table:table-cell>
          <table:table-cell table:formula="of:=AVERAGE([.S196:.S202])" office:value-type="float" office:value="1.120675" calcext:value-type="float">
            <text:p>1.120675</text:p>
          </table:table-cell>
          <table:table-cell table:formula="of:=[.P199]" office:value-type="float" office:value="0.467913" calcext:value-type="float">
            <text:p>0.467913</text:p>
          </table:table-cell>
          <table:table-cell table:formula="of:=AVERAGE([.R196:.R202])" office:value-type="float" office:value="0.0434934" calcext:value-type="float">
            <text:p>0.04</text:p>
          </table:table-cell>
        </table:table-row>
        <table:table-row table:style-name="ro1">
          <table:table-cell office:value-type="float" office:value="1.07455" calcext:value-type="float">
            <text:p>1.07455</text:p>
          </table:table-cell>
          <table:table-cell office:value-type="string" calcext:value-type="string">
            <text:p>// beta</text:p>
          </table:table-cell>
          <table:table-cell table:number-columns-repeated="15"/>
          <table:table-cell table:style-name="Default"/>
          <table:table-cell table:number-columns-repeated="27"/>
          <table:table-cell table:formula="of:=[.AT199]+1" office:value-type="date" office:date-value="2020-09-09" calcext:value-type="date">
            <text:p>09/09/20</text:p>
          </table:table-cell>
          <table:table-cell table:formula="of:=AVERAGE([.S197:.S203])" office:value-type="float" office:value="1.11775666666667" calcext:value-type="float">
            <text:p>1.11775666666667</text:p>
          </table:table-cell>
          <table:table-cell/>
          <table:table-cell table:style-name="Default"/>
        </table:table-row>
        <table:table-row table:style-name="ro1">
          <table:table-cell office:value-type="float" office:value="0.996633" calcext:value-type="float">
            <text:p>0.996633</text:p>
          </table:table-cell>
          <table:table-cell office:value-type="string" calcext:value-type="string">
            <text:p>// omega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0]+1" office:value-type="date" office:date-value="2020-09-10" calcext:value-type="date">
            <text:p>10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00091048" calcext:value-type="float">
            <text:p>0.00091048</text:p>
          </table:table-cell>
          <table:table-cell office:value-type="string" calcext:value-type="string">
            <text:p>// gammad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1]+1" office:value-type="date" office:date-value="2020-09-11" calcext:value-type="date">
            <text:p>11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.6527" calcext:value-type="float">
            <text:p>19.6527</text:p>
          </table:table-cell>
          <table:table-cell office:value-type="string" calcext:value-type="string">
            <text:p>// gammar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2]+1" office:value-type="date" office:date-value="2020-09-12" calcext:value-type="date">
            <text:p>12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0037768" calcext:value-type="float">
            <text:p>0.0037768</text:p>
          </table:table-cell>
          <table:table-cell office:value-type="string" calcext:value-type="string">
            <text:p>// rho0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3]+1" office:value-type="date" office:date-value="2020-09-13" calcext:value-type="date">
            <text:p>13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0191203" calcext:value-type="float">
            <text:p>0.0191203</text:p>
          </table:table-cell>
          <table:table-cell office:value-type="string" calcext:value-type="string">
            <text:p>// rho1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4]+1" office:value-type="date" office:date-value="2020-09-14" calcext:value-type="date">
            <text:p>14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091805" calcext:value-type="float">
            <text:p>0.091805</text:p>
          </table:table-cell>
          <table:table-cell office:value-type="string" calcext:value-type="string">
            <text:p>// rho2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5]+1" office:value-type="date" office:date-value="2020-09-15" calcext:value-type="date">
            <text:p>15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102504" calcext:value-type="float">
            <text:p>0.102504</text:p>
          </table:table-cell>
          <table:table-cell office:value-type="string" calcext:value-type="string">
            <text:p>// rho3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6]+1" office:value-type="date" office:date-value="2020-09-16" calcext:value-type="date">
            <text:p>16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155025" calcext:value-type="float">
            <text:p>0.155025</text:p>
          </table:table-cell>
          <table:table-cell office:value-type="string" calcext:value-type="string">
            <text:p>// rho4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7]+1" office:value-type="date" office:date-value="2020-09-17" calcext:value-type="date">
            <text:p>17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0690609" calcext:value-type="float">
            <text:p>0.0690609</text:p>
          </table:table-cell>
          <table:table-cell office:value-type="string" calcext:value-type="string">
            <text:p>// rho5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8]+1" office:value-type="date" office:date-value="2020-09-18" calcext:value-type="date">
            <text:p>18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0276155" calcext:value-type="float">
            <text:p>0.0276155</text:p>
          </table:table-cell>
          <table:table-cell office:value-type="string" calcext:value-type="string">
            <text:p>// rho6</text:p>
          </table:table-cell>
          <table:table-cell table:number-columns-repeated="15"/>
          <table:table-cell table:style-name="Default"/>
          <table:table-cell table:number-columns-repeated="27"/>
          <table:table-cell table:formula="of:=[.AT209]+1" office:value-type="date" office:date-value="2020-09-19" calcext:value-type="date">
            <text:p>19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118663" calcext:value-type="float">
            <text:p>0.118663</text:p>
          </table:table-cell>
          <table:table-cell office:value-type="string" calcext:value-type="string">
            <text:p>// eta</text:p>
          </table:table-cell>
          <table:table-cell table:number-columns-repeated="15"/>
          <table:table-cell table:style-name="Default"/>
          <table:table-cell table:number-columns-repeated="27"/>
          <table:table-cell table:formula="of:=[.AT210]+1" office:value-type="date" office:date-value="2020-09-20" calcext:value-type="date">
            <text:p>20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1]+1" office:value-type="date" office:date-value="2020-09-21" calcext:value-type="date">
            <text:p>21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2]+1" office:value-type="date" office:date-value="2020-09-22" calcext:value-type="date">
            <text:p>22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3]+1" office:value-type="date" office:date-value="2020-09-23" calcext:value-type="date">
            <text:p>23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4]+1" office:value-type="date" office:date-value="2020-09-24" calcext:value-type="date">
            <text:p>24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5]+1" office:value-type="date" office:date-value="2020-09-25" calcext:value-type="date">
            <text:p>25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6]+1" office:value-type="date" office:date-value="2020-09-26" calcext:value-type="date">
            <text:p>26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7]+1" office:value-type="date" office:date-value="2020-09-27" calcext:value-type="date">
            <text:p>27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8]+1" office:value-type="date" office:date-value="2020-09-28" calcext:value-type="date">
            <text:p>28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9]+1" office:value-type="date" office:date-value="2020-09-29" calcext:value-type="date">
            <text:p>29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0]+1" office:value-type="date" office:date-value="2020-09-30" calcext:value-type="date">
            <text:p>30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1]+1" office:value-type="date" office:date-value="2020-10-01" calcext:value-type="date">
            <text:p>0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2]+1" office:value-type="date" office:date-value="2020-10-02" calcext:value-type="date">
            <text:p>0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3]+1" office:value-type="date" office:date-value="2020-10-03" calcext:value-type="date">
            <text:p>0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4]+1" office:value-type="date" office:date-value="2020-10-04" calcext:value-type="date">
            <text:p>0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5]+1" office:value-type="date" office:date-value="2020-10-05" calcext:value-type="date">
            <text:p>0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6]+1" office:value-type="date" office:date-value="2020-10-06" calcext:value-type="date">
            <text:p>0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7]+1" office:value-type="date" office:date-value="2020-10-07" calcext:value-type="date">
            <text:p>0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8]+1" office:value-type="date" office:date-value="2020-10-08" calcext:value-type="date">
            <text:p>0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9]+1" office:value-type="date" office:date-value="2020-10-09" calcext:value-type="date">
            <text:p>0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0]+1" office:value-type="date" office:date-value="2020-10-10" calcext:value-type="date">
            <text:p>1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1]+1" office:value-type="date" office:date-value="2020-10-11" calcext:value-type="date">
            <text:p>1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2]+1" office:value-type="date" office:date-value="2020-10-12" calcext:value-type="date">
            <text:p>1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3]+1" office:value-type="date" office:date-value="2020-10-13" calcext:value-type="date">
            <text:p>1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4]+1" office:value-type="date" office:date-value="2020-10-14" calcext:value-type="date">
            <text:p>1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5]+1" office:value-type="date" office:date-value="2020-10-15" calcext:value-type="date">
            <text:p>1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6]+1" office:value-type="date" office:date-value="2020-10-16" calcext:value-type="date">
            <text:p>1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7]+1" office:value-type="date" office:date-value="2020-10-17" calcext:value-type="date">
            <text:p>1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8]+1" office:value-type="date" office:date-value="2020-10-18" calcext:value-type="date">
            <text:p>1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9]+1" office:value-type="date" office:date-value="2020-10-19" calcext:value-type="date">
            <text:p>1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0]+1" office:value-type="date" office:date-value="2020-10-20" calcext:value-type="date">
            <text:p>2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1]+1" office:value-type="date" office:date-value="2020-10-21" calcext:value-type="date">
            <text:p>2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2]+1" office:value-type="date" office:date-value="2020-10-22" calcext:value-type="date">
            <text:p>2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3]+1" office:value-type="date" office:date-value="2020-10-23" calcext:value-type="date">
            <text:p>2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4]+1" office:value-type="date" office:date-value="2020-10-24" calcext:value-type="date">
            <text:p>2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5]+1" office:value-type="date" office:date-value="2020-10-25" calcext:value-type="date">
            <text:p>2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6]+1" office:value-type="date" office:date-value="2020-10-26" calcext:value-type="date">
            <text:p>2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7]+1" office:value-type="date" office:date-value="2020-10-27" calcext:value-type="date">
            <text:p>2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8]+1" office:value-type="date" office:date-value="2020-10-28" calcext:value-type="date">
            <text:p>2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9]+1" office:value-type="date" office:date-value="2020-10-29" calcext:value-type="date">
            <text:p>2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0]+1" office:value-type="date" office:date-value="2020-10-30" calcext:value-type="date">
            <text:p>3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1]+1" office:value-type="date" office:date-value="2020-10-31" calcext:value-type="date">
            <text:p>3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2]+1" office:value-type="date" office:date-value="2020-11-01" calcext:value-type="date">
            <text:p>0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3]+1" office:value-type="date" office:date-value="2020-11-02" calcext:value-type="date">
            <text:p>0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4]+1" office:value-type="date" office:date-value="2020-11-03" calcext:value-type="date">
            <text:p>0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5]+1" office:value-type="date" office:date-value="2020-11-04" calcext:value-type="date">
            <text:p>0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6]+1" office:value-type="date" office:date-value="2020-11-05" calcext:value-type="date">
            <text:p>0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7]+1" office:value-type="date" office:date-value="2020-11-06" calcext:value-type="date">
            <text:p>0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8]+1" office:value-type="date" office:date-value="2020-11-07" calcext:value-type="date">
            <text:p>0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9]+1" office:value-type="date" office:date-value="2020-11-08" calcext:value-type="date">
            <text:p>0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0]+1" office:value-type="date" office:date-value="2020-11-09" calcext:value-type="date">
            <text:p>0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1]+1" office:value-type="date" office:date-value="2020-11-10" calcext:value-type="date">
            <text:p>1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2]+1" office:value-type="date" office:date-value="2020-11-11" calcext:value-type="date">
            <text:p>1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3]+1" office:value-type="date" office:date-value="2020-11-12" calcext:value-type="date">
            <text:p>1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4]+1" office:value-type="date" office:date-value="2020-11-13" calcext:value-type="date">
            <text:p>1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5]+1" office:value-type="date" office:date-value="2020-11-14" calcext:value-type="date">
            <text:p>1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6]+1" office:value-type="date" office:date-value="2020-11-15" calcext:value-type="date">
            <text:p>1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7]+1" office:value-type="date" office:date-value="2020-11-16" calcext:value-type="date">
            <text:p>1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8]+1" office:value-type="date" office:date-value="2020-11-17" calcext:value-type="date">
            <text:p>1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9]+1" office:value-type="date" office:date-value="2020-11-18" calcext:value-type="date">
            <text:p>1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0]+1" office:value-type="date" office:date-value="2020-11-19" calcext:value-type="date">
            <text:p>1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1]+1" office:value-type="date" office:date-value="2020-11-20" calcext:value-type="date">
            <text:p>2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2]+1" office:value-type="date" office:date-value="2020-11-21" calcext:value-type="date">
            <text:p>2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3]+1" office:value-type="date" office:date-value="2020-11-22" calcext:value-type="date">
            <text:p>2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4]+1" office:value-type="date" office:date-value="2020-11-23" calcext:value-type="date">
            <text:p>2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5]+1" office:value-type="date" office:date-value="2020-11-24" calcext:value-type="date">
            <text:p>2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6]+1" office:value-type="date" office:date-value="2020-11-25" calcext:value-type="date">
            <text:p>2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7]+1" office:value-type="date" office:date-value="2020-11-26" calcext:value-type="date">
            <text:p>2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8]+1" office:value-type="date" office:date-value="2020-11-27" calcext:value-type="date">
            <text:p>2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9]+1" office:value-type="date" office:date-value="2020-11-28" calcext:value-type="date">
            <text:p>2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0]+1" office:value-type="date" office:date-value="2020-11-29" calcext:value-type="date">
            <text:p>2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1]+1" office:value-type="date" office:date-value="2020-11-30" calcext:value-type="date">
            <text:p>3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2]+1" office:value-type="date" office:date-value="2020-12-01" calcext:value-type="date">
            <text:p>01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3]+1" office:value-type="date" office:date-value="2020-12-02" calcext:value-type="date">
            <text:p>02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4]+1" office:value-type="date" office:date-value="2020-12-03" calcext:value-type="date">
            <text:p>03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5]+1" office:value-type="date" office:date-value="2020-12-04" calcext:value-type="date">
            <text:p>04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6]+1" office:value-type="date" office:date-value="2020-12-05" calcext:value-type="date">
            <text:p>05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7]+1" office:value-type="date" office:date-value="2020-12-06" calcext:value-type="date">
            <text:p>06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8]+1" office:value-type="date" office:date-value="2020-12-07" calcext:value-type="date">
            <text:p>07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9]+1" office:value-type="date" office:date-value="2020-12-08" calcext:value-type="date">
            <text:p>08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0]+1" office:value-type="date" office:date-value="2020-12-09" calcext:value-type="date">
            <text:p>09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1]+1" office:value-type="date" office:date-value="2020-12-10" calcext:value-type="date">
            <text:p>10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2]+1" office:value-type="date" office:date-value="2020-12-11" calcext:value-type="date">
            <text:p>11/12/20</text:p>
          </table:table-cell>
          <table:table-cell table:number-columns-repeated="2"/>
          <table:table-cell table:style-name="Default"/>
        </table:table-row>
      </table:table>
      <table:table table:name="matrix" table:style-name="ta1">
        <table:shapes>
          <draw:frame draw:z-index="0" draw:style-name="gr1" draw:text-style-name="P1" svg:width="6.2988in" svg:height="3.5429in" svg:x="3.1087in" svg:y="5.0413in">
            <draw:object draw:notify-on-update-of-ranges="matrix.B4:matrix.B21 matrix.C3:matrix.C3 matrix.C4:matrix.C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3898in" svg:y="1.2024in">
            <draw:object draw:notify-on-update-of-ranges="matrix.J3:matrix.J23 matrix.K2:matrix.K2 matrix.K3:matrix.K23 matrix.J3:matrix.J23 matrix.L2:matrix.L2 matrix.L3:matrix.L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9.8075in" svg:y="1.1059in">
            <draw:object draw:notify-on-update-of-ranges="matrix.J16:matrix.J23 matrix.M16:matrix.M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.56753" calcext:value-type="float">
            <text:p>1.56753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45" calcext:value-type="float">
            <text:p>0.145</text:p>
          </table:table-cell>
          <table:table-cell table:number-columns-repeated="6"/>
          <table:table-cell table:style-name="Default" office:value-type="string" calcext:value-type="string">
            <text:p>theta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kappa for 0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i</text:p>
          </table:table-cell>
          <table:table-cell table:number-columns-repeated="6"/>
          <table:table-cell office:value-type="float" office:value="0.0994682" calcext:value-type="float">
            <text:p>0.10</text:p>
          </table:table-cell>
          <table:table-cell office:value-type="float" office:value="1.12073" calcext:value-type="float">
            <text:p>1.12073</text:p>
          </table:table-cell>
          <table:table-cell office:value-type="float" office:value="0.144871" calcext:value-type="float">
            <text:p>0.144871</text:p>
          </table:table-cell>
          <table:table-cell office:value-type="float" office:value="-435.085" calcext:value-type="float">
            <text:p>-435.08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formula="of:=1-[.$C$2]/[.$C$1]/[.B4]" office:value-type="float" office:value="0.513146227034352" calcext:value-type="float">
            <text:p>0.513146227034352</text:p>
          </table:table-cell>
          <table:table-cell/>
          <table:table-cell table:formula="of:=0.145/(1-0.51)/[.C1]/1" office:value-type="float" office:value="0.188780034415251" calcext:value-type="float">
            <text:p>0.188780034415251</text:p>
          </table:table-cell>
          <table:table-cell office:value-type="float" office:value="0.6" calcext:value-type="float">
            <text:p>0.6</text:p>
          </table:table-cell>
          <table:table-cell table:formula="of:=[.F4]*[.E4]" office:value-type="float" office:value="0.113268020649151" calcext:value-type="float">
            <text:p>0.113268020649151</text:p>
          </table:table-cell>
          <table:table-cell table:number-columns-repeated="2"/>
          <table:table-cell office:value-type="float" office:value="0.109468" calcext:value-type="float">
            <text:p>0.11</text:p>
          </table:table-cell>
          <table:table-cell office:value-type="float" office:value="1.11073" calcext:value-type="float">
            <text:p>1.11073</text:p>
          </table:table-cell>
          <table:table-cell office:value-type="float" office:value="0.173871" calcext:value-type="float">
            <text:p>0.173871</text:p>
          </table:table-cell>
          <table:table-cell office:value-type="float" office:value="-467.598" calcext:value-type="float">
            <text:p>-467.598</text:p>
          </table:table-cell>
        </table:table-row>
        <table:table-row table:style-name="ro1">
          <table:table-cell/>
          <table:table-cell table:formula="of:=[.B4]+0.05" office:value-type="float" office:value="0.24" calcext:value-type="float">
            <text:p>0.24</text:p>
          </table:table-cell>
          <table:table-cell table:formula="of:=1-[.$C$2]/[.$C$1]/[.B5]" office:value-type="float" office:value="0.614574096402195" calcext:value-type="float">
            <text:p>0.614574096402195</text:p>
          </table:table-cell>
          <table:table-cell table:number-columns-repeated="2"/>
          <table:table-cell table:formula="of:=[.C2]/0.59" office:value-type="float" office:value="0.245762711864407" calcext:value-type="float">
            <text:p>0.245762711864407</text:p>
          </table:table-cell>
          <table:table-cell table:number-columns-repeated="3"/>
          <table:table-cell office:value-type="float" office:value="0.119468" calcext:value-type="float">
            <text:p>0.12</text:p>
          </table:table-cell>
          <table:table-cell office:value-type="float" office:value="1.10073" calcext:value-type="float">
            <text:p>1.10073</text:p>
          </table:table-cell>
          <table:table-cell office:value-type="float" office:value="0.202871" calcext:value-type="float">
            <text:p>0.202871</text:p>
          </table:table-cell>
          <table:table-cell office:value-type="float" office:value="-507.223" calcext:value-type="float">
            <text:p>-507.223</text:p>
          </table:table-cell>
        </table:table-row>
        <table:table-row table:style-name="ro1">
          <table:table-cell/>
          <table:table-cell table:formula="of:=[.B5]+0.05" office:value-type="float" office:value="0.29" calcext:value-type="float">
            <text:p>0.29</text:p>
          </table:table-cell>
          <table:table-cell table:formula="of:=1-[.$C$2]/[.$C$1]/[.B6]" office:value-type="float" office:value="0.681026838401817" calcext:value-type="float">
            <text:p>0.681026838401817</text:p>
          </table:table-cell>
          <table:table-cell table:number-columns-repeated="6"/>
          <table:table-cell office:value-type="float" office:value="0.129468" calcext:value-type="float">
            <text:p>0.13</text:p>
          </table:table-cell>
          <table:table-cell office:value-type="float" office:value="1.09073" calcext:value-type="float">
            <text:p>1.09073</text:p>
          </table:table-cell>
          <table:table-cell office:value-type="float" office:value="0.232871" calcext:value-type="float">
            <text:p>0.232871</text:p>
          </table:table-cell>
          <table:table-cell office:value-type="float" office:value="-556.211" calcext:value-type="float">
            <text:p>-556.211</text:p>
          </table:table-cell>
        </table:table-row>
        <table:table-row table:style-name="ro1">
          <table:table-cell/>
          <table:table-cell table:formula="of:=[.B6]+0.05" office:value-type="float" office:value="0.34" calcext:value-type="float">
            <text:p>0.34</text:p>
          </table:table-cell>
          <table:table-cell table:formula="of:=1-[.$C$2]/[.$C$1]/[.B7]" office:value-type="float" office:value="0.727934656283903" calcext:value-type="float">
            <text:p>0.727934656283903</text:p>
          </table:table-cell>
          <table:table-cell table:number-columns-repeated="6"/>
          <table:table-cell office:value-type="float" office:value="0.139468" calcext:value-type="float">
            <text:p>0.14</text:p>
          </table:table-cell>
          <table:table-cell office:value-type="float" office:value="1.08073" calcext:value-type="float">
            <text:p>1.08073</text:p>
          </table:table-cell>
          <table:table-cell office:value-type="float" office:value="0.264871" calcext:value-type="float">
            <text:p>0.264871</text:p>
          </table:table-cell>
          <table:table-cell office:value-type="float" office:value="-617.946" calcext:value-type="float">
            <text:p>-617.946</text:p>
          </table:table-cell>
        </table:table-row>
        <table:table-row table:style-name="ro1">
          <table:table-cell/>
          <table:table-cell table:formula="of:=[.B7]+0.05" office:value-type="float" office:value="0.39" calcext:value-type="float">
            <text:p>0.39</text:p>
          </table:table-cell>
          <table:table-cell table:formula="of:=1-[.$C$2]/[.$C$1]/[.B8]" office:value-type="float" office:value="0.762814828555197" calcext:value-type="float">
            <text:p>0.762814828555197</text:p>
          </table:table-cell>
          <table:table-cell table:number-columns-repeated="6"/>
          <table:table-cell office:value-type="float" office:value="0.149468" calcext:value-type="float">
            <text:p>0.15</text:p>
          </table:table-cell>
          <table:table-cell office:value-type="float" office:value="1.07073" calcext:value-type="float">
            <text:p>1.07073</text:p>
          </table:table-cell>
          <table:table-cell office:value-type="float" office:value="0.296871" calcext:value-type="float">
            <text:p>0.296871</text:p>
          </table:table-cell>
          <table:table-cell office:value-type="float" office:value="-697.748" calcext:value-type="float">
            <text:p>-697.748</text:p>
          </table:table-cell>
        </table:table-row>
        <table:table-row table:style-name="ro1">
          <table:table-cell/>
          <table:table-cell table:formula="of:=[.B8]+0.05" office:value-type="float" office:value="0.44" calcext:value-type="float">
            <text:p>0.44</text:p>
          </table:table-cell>
          <table:table-cell table:formula="of:=1-[.$C$2]/[.$C$1]/[.B9]" office:value-type="float" office:value="0.789767688946652" calcext:value-type="float">
            <text:p>0.789767688946652</text:p>
          </table:table-cell>
          <table:table-cell table:number-columns-repeated="6"/>
          <table:table-cell office:value-type="float" office:value="0.159468" calcext:value-type="float">
            <text:p>0.16</text:p>
          </table:table-cell>
          <table:table-cell office:value-type="float" office:value="1.06073" calcext:value-type="float">
            <text:p>1.06073</text:p>
          </table:table-cell>
          <table:table-cell office:value-type="float" office:value="0.330871" calcext:value-type="float">
            <text:p>0.330871</text:p>
          </table:table-cell>
          <table:table-cell office:value-type="float" office:value="-804.453" calcext:value-type="float">
            <text:p>-804.453</text:p>
          </table:table-cell>
        </table:table-row>
        <table:table-row table:style-name="ro1">
          <table:table-cell/>
          <table:table-cell table:formula="of:=[.B9]+0.05" office:value-type="float" office:value="0.49" calcext:value-type="float">
            <text:p>0.49</text:p>
          </table:table-cell>
          <table:table-cell table:formula="of:=1-[.$C$2]/[.$C$1]/[.B10]" office:value-type="float" office:value="0.811219965584749" calcext:value-type="float">
            <text:p>0.811219965584749</text:p>
          </table:table-cell>
          <table:table-cell table:number-columns-repeated="6"/>
          <table:table-cell office:value-type="float" office:value="0.169468" calcext:value-type="float">
            <text:p>0.17</text:p>
          </table:table-cell>
          <table:table-cell office:value-type="float" office:value="1.05073" calcext:value-type="float">
            <text:p>1.05073</text:p>
          </table:table-cell>
          <table:table-cell office:value-type="float" office:value="0.365871" calcext:value-type="float">
            <text:p>0.365871</text:p>
          </table:table-cell>
          <table:table-cell office:value-type="float" office:value="-953.885" calcext:value-type="float">
            <text:p>-953.885</text:p>
          </table:table-cell>
        </table:table-row>
        <table:table-row table:style-name="ro1">
          <table:table-cell/>
          <table:table-cell table:formula="of:=[.B10]+0.05" office:value-type="float" office:value="0.54" calcext:value-type="float">
            <text:p>0.54</text:p>
          </table:table-cell>
          <table:table-cell table:formula="of:=1-[.$C$2]/[.$C$1]/[.B11]" office:value-type="float" office:value="0.828699598400976" calcext:value-type="float">
            <text:p>0.828699598400976</text:p>
          </table:table-cell>
          <table:table-cell table:number-columns-repeated="6"/>
          <table:table-cell office:value-type="float" office:value="0.179468" calcext:value-type="float">
            <text:p>0.18</text:p>
          </table:table-cell>
          <table:table-cell office:value-type="float" office:value="1.04073" calcext:value-type="float">
            <text:p>1.04073</text:p>
          </table:table-cell>
          <table:table-cell office:value-type="float" office:value="0.401871" calcext:value-type="float">
            <text:p>0.401871</text:p>
          </table:table-cell>
          <table:table-cell office:value-type="float" office:value="-1177.42" calcext:value-type="float">
            <text:p>-1177.42</text:p>
          </table:table-cell>
        </table:table-row>
        <table:table-row table:style-name="ro1">
          <table:table-cell/>
          <table:table-cell table:formula="of:=[.B11]+0.05" office:value-type="float" office:value="0.59" calcext:value-type="float">
            <text:p>0.59</text:p>
          </table:table-cell>
          <table:table-cell table:formula="of:=1-[.$C$2]/[.$C$1]/[.B12]" office:value-type="float" office:value="0.843216581587334" calcext:value-type="float">
            <text:p>0.843216581587334</text:p>
          </table:table-cell>
          <table:table-cell table:number-columns-repeated="6"/>
          <table:table-cell office:value-type="float" office:value="0.189468" calcext:value-type="float">
            <text:p>0.19</text:p>
          </table:table-cell>
          <table:table-cell office:value-type="float" office:value="1.03073" calcext:value-type="float">
            <text:p>1.03073</text:p>
          </table:table-cell>
          <table:table-cell office:value-type="float" office:value="0.438871" calcext:value-type="float">
            <text:p>0.438871</text:p>
          </table:table-cell>
          <table:table-cell office:value-type="float" office:value="-1547.29" calcext:value-type="float">
            <text:p>-1547.29</text:p>
          </table:table-cell>
        </table:table-row>
        <table:table-row table:style-name="ro1">
          <table:table-cell/>
          <table:table-cell table:formula="of:=[.B12]+0.05" office:value-type="float" office:value="0.64" calcext:value-type="float">
            <text:p>0.64</text:p>
          </table:table-cell>
          <table:table-cell table:formula="of:=1-[.$C$2]/[.$C$1]/[.B13]" office:value-type="float" office:value="0.855465286150823" calcext:value-type="float">
            <text:p>0.855465286150823</text:p>
          </table:table-cell>
          <table:table-cell table:number-columns-repeated="6"/>
          <table:table-cell office:value-type="float" office:value="0.199468" calcext:value-type="float">
            <text:p>0.20</text:p>
          </table:table-cell>
          <table:table-cell office:value-type="float" office:value="1.02073" calcext:value-type="float">
            <text:p>1.02073</text:p>
          </table:table-cell>
          <table:table-cell office:value-type="float" office:value="0.477871" calcext:value-type="float">
            <text:p>0.477871</text:p>
          </table:table-cell>
          <table:table-cell office:value-type="float" office:value="-2275.09" calcext:value-type="float">
            <text:p>-2275.09</text:p>
          </table:table-cell>
        </table:table-row>
        <table:table-row table:style-name="ro1">
          <table:table-cell/>
          <table:table-cell table:formula="of:=[.B13]+0.05" office:value-type="float" office:value="0.69" calcext:value-type="float">
            <text:p>0.69</text:p>
          </table:table-cell>
          <table:table-cell table:formula="of:=1-[.$C$2]/[.$C$1]/[.B14]" office:value-type="float" office:value="0.865938816139894" calcext:value-type="float">
            <text:p>0.865938816139894</text:p>
          </table:table-cell>
          <table:table-cell table:number-columns-repeated="6"/>
          <table:table-cell office:value-type="float" office:value="0.209468" calcext:value-type="float">
            <text:p>0.21</text:p>
          </table:table-cell>
          <table:table-cell office:value-type="float" office:value="1.01073" calcext:value-type="float">
            <text:p>1.01073</text:p>
          </table:table-cell>
          <table:table-cell office:value-type="float" office:value="0.516871" calcext:value-type="float">
            <text:p>0.516871</text:p>
          </table:table-cell>
          <table:table-cell office:value-type="float" office:value="-4361.03" calcext:value-type="float">
            <text:p>-4361.03</text:p>
          </table:table-cell>
        </table:table-row>
        <table:table-row table:style-name="ro1">
          <table:table-cell/>
          <table:table-cell table:formula="of:=[.B14]+0.05" office:value-type="float" office:value="0.74" calcext:value-type="float">
            <text:p>0.74</text:p>
          </table:table-cell>
          <table:table-cell table:formula="of:=1-[.$C$2]/[.$C$1]/[.B15]" office:value-type="float" office:value="0.87499700423855" calcext:value-type="float">
            <text:p>0.87499700423855</text:p>
          </table:table-cell>
          <table:table-cell table:number-columns-repeated="6"/>
          <table:table-cell office:value-type="float" office:value="0.219468" calcext:value-type="float">
            <text:p>0.22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557871" calcext:value-type="float">
            <text:p>0.557871</text:p>
          </table:table-cell>
          <table:table-cell office:value-type="float" office:value="-63347.7" calcext:value-type="float">
            <text:p>-63347.7</text:p>
          </table:table-cell>
        </table:table-row>
        <table:table-row table:style-name="ro1">
          <table:table-cell/>
          <table:table-cell table:formula="of:=[.B15]+0.05" office:value-type="float" office:value="0.79" calcext:value-type="float">
            <text:p>0.79</text:p>
          </table:table-cell>
          <table:table-cell table:formula="of:=1-[.$C$2]/[.$C$1]/[.B16]" office:value-type="float" office:value="0.882908586248768" calcext:value-type="float">
            <text:p>0.882908586248768</text:p>
          </table:table-cell>
          <table:table-cell table:number-columns-repeated="6"/>
          <table:table-cell office:value-type="float" office:value="0.229468" calcext:value-type="float">
            <text:p>0.23</text:p>
          </table:table-cell>
          <table:table-cell office:value-type="float" office:value="0.990734" calcext:value-type="float">
            <text:p>0.990734</text:p>
          </table:table-cell>
          <table:table-cell office:value-type="float" office:value="0.600871" calcext:value-type="float">
            <text:p>0.600871</text:p>
          </table:table-cell>
          <table:table-cell office:value-type="float" office:value="4979.59" calcext:value-type="float">
            <text:p>4979.59</text:p>
          </table:table-cell>
        </table:table-row>
        <table:table-row table:style-name="ro1">
          <table:table-cell/>
          <table:table-cell table:formula="of:=[.B16]+0.05" office:value-type="float" office:value="0.84" calcext:value-type="float">
            <text:p>0.84</text:p>
          </table:table-cell>
          <table:table-cell table:formula="of:=1-[.$C$2]/[.$C$1]/[.B17]" office:value-type="float" office:value="0.88987831325777" calcext:value-type="float">
            <text:p>0.88987831325777</text:p>
          </table:table-cell>
          <table:table-cell table:number-columns-repeated="6"/>
          <table:table-cell office:value-type="float" office:value="0.239468" calcext:value-type="float">
            <text:p>0.24</text:p>
          </table:table-cell>
          <table:table-cell office:value-type="float" office:value="0.980734" calcext:value-type="float">
            <text:p>0.980734</text:p>
          </table:table-cell>
          <table:table-cell office:value-type="float" office:value="0.643871" calcext:value-type="float">
            <text:p>0.643871</text:p>
          </table:table-cell>
          <table:table-cell office:value-type="float" office:value="2379.02" calcext:value-type="float">
            <text:p>2379.02</text:p>
          </table:table-cell>
        </table:table-row>
        <table:table-row table:style-name="ro1">
          <table:table-cell/>
          <table:table-cell table:formula="of:=[.B17]+0.05" office:value-type="float" office:value="0.89" calcext:value-type="float">
            <text:p>0.89</text:p>
          </table:table-cell>
          <table:table-cell table:formula="of:=1-[.$C$2]/[.$C$1]/[.B18]" office:value-type="float" office:value="0.896064924872502" calcext:value-type="float">
            <text:p>0.896064924872502</text:p>
          </table:table-cell>
          <table:table-cell table:number-columns-repeated="6"/>
          <table:table-cell office:value-type="float" office:value="0.249468" calcext:value-type="float">
            <text:p>0.25</text:p>
          </table:table-cell>
          <table:table-cell office:value-type="float" office:value="0.970734" calcext:value-type="float">
            <text:p>0.970734</text:p>
          </table:table-cell>
          <table:table-cell/>
          <table:table-cell office:value-type="float" office:value="1556.12" calcext:value-type="float">
            <text:p>1556.12</text:p>
          </table:table-cell>
        </table:table-row>
        <table:table-row table:style-name="ro1">
          <table:table-cell/>
          <table:table-cell table:formula="of:=[.B18]+0.05" office:value-type="float" office:value="0.94" calcext:value-type="float">
            <text:p>0.94</text:p>
          </table:table-cell>
          <table:table-cell table:formula="of:=1-[.$C$2]/[.$C$1]/[.B19]" office:value-type="float" office:value="0.901593386315454" calcext:value-type="float">
            <text:p>0.901593386315454</text:p>
          </table:table-cell>
          <table:table-cell table:number-columns-repeated="6"/>
          <table:table-cell office:value-type="float" office:value="0.259468" calcext:value-type="float">
            <text:p>0.26</text:p>
          </table:table-cell>
          <table:table-cell office:value-type="float" office:value="0.960734" calcext:value-type="float">
            <text:p>0.960734</text:p>
          </table:table-cell>
          <table:table-cell/>
          <table:table-cell office:value-type="float" office:value="1152.7" calcext:value-type="float">
            <text:p>1152.7</text:p>
          </table:table-cell>
        </table:table-row>
        <table:table-row table:style-name="ro1">
          <table:table-cell/>
          <table:table-cell table:formula="of:=[.B19]+0.05" office:value-type="float" office:value="0.99" calcext:value-type="float">
            <text:p>0.99</text:p>
          </table:table-cell>
          <table:table-cell table:formula="of:=1-[.$C$2]/[.$C$1]/[.B20]" office:value-type="float" office:value="0.906563417309623" calcext:value-type="float">
            <text:p>0.906563417309623</text:p>
          </table:table-cell>
          <table:table-cell table:number-columns-repeated="6"/>
          <table:table-cell office:value-type="float" office:value="0.269468" calcext:value-type="float">
            <text:p>0.27</text:p>
          </table:table-cell>
          <table:table-cell office:value-type="float" office:value="0.950734" calcext:value-type="float">
            <text:p>0.950734</text:p>
          </table:table-cell>
          <table:table-cell/>
          <table:table-cell office:value-type="float" office:value="913.307" calcext:value-type="float">
            <text:p>913.3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-[.$C$2]/[.$C$1]/[.B21]" office:value-type="float" office:value="0.907497783136527" calcext:value-type="float">
            <text:p>0.907497783136527</text:p>
          </table:table-cell>
          <table:table-cell table:number-columns-repeated="6"/>
          <table:table-cell office:value-type="float" office:value="0.279468" calcext:value-type="float">
            <text:p>0.28</text:p>
          </table:table-cell>
          <table:table-cell office:value-type="float" office:value="0.940734" calcext:value-type="float">
            <text:p>0.940734</text:p>
          </table:table-cell>
          <table:table-cell/>
          <table:table-cell office:value-type="float" office:value="754.893" calcext:value-type="float">
            <text:p>754.893</text:p>
          </table:table-cell>
        </table:table-row>
        <table:table-row table:style-name="ro1">
          <table:table-cell table:number-columns-repeated="9"/>
          <table:table-cell office:value-type="float" office:value="0.289468" calcext:value-type="float">
            <text:p>0.29</text:p>
          </table:table-cell>
          <table:table-cell office:value-type="float" office:value="0.930734" calcext:value-type="float">
            <text:p>0.930734</text:p>
          </table:table-cell>
          <table:table-cell/>
          <table:table-cell office:value-type="float" office:value="642.375" calcext:value-type="float">
            <text:p>642.375</text:p>
          </table:table-cell>
        </table:table-row>
        <table:table-row table:style-name="ro1">
          <table:table-cell table:number-columns-repeated="9"/>
          <table:table-cell office:value-type="float" office:value="0.299468" calcext:value-type="float">
            <text:p>0.30</text:p>
          </table:table-cell>
          <table:table-cell office:value-type="float" office:value="0.920734" calcext:value-type="float">
            <text:p>0.920734</text:p>
          </table:table-cell>
          <table:table-cell/>
          <table:table-cell office:value-type="float" office:value="558.371" calcext:value-type="float">
            <text:p>558.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number-style style:name="N119">
      <number:number number:decimal-places="7" loext:min-decimal-places="7" number:min-integer-digits="1"/>
    </number:number-style>
    <number:number-style style:name="N12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0:32:16.855656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0:29:32.455045333</meta:creation-date>
    <dc:date>2020-09-17T10:38:18.742505405</dc:date>
    <meta:editing-duration>P1DT15H7M26S</meta:editing-duration>
    <meta:editing-cycles>53</meta:editing-cycles>
    <meta:generator>LibreOffice/6.4.5.2$Linux_X86_64 LibreOffice_project/40$Build-2</meta:generator>
    <meta:document-statistic meta:table-count="2" meta:cell-count="5608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Q1:'single 9.9'.Q210" chart:data-source-has-labels="row" svg:x="0.32cm" svg:y="0.18cm" svg:width="15.36cm" svg:height="8.64cm">
          <chartooo:coordinate-region svg:x="1.232cm" svg:y="0.301cm" svg:width="14.377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Q2:'single 9.9'.Q210" chart:label-cell-address="'single 9.9'.Q1:'single 9.9'.Q1" chart:class="chart:line">
            <chart:data-point chart:repeated="20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ta</text:p>
                <draw:g>
                  <svg:desc>'single 9.9'.Q1:'single 9.9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4485">
                <text:p>0.114485</text:p>
                <draw:g>
                  <svg:desc>'single 9.9'.Q2:'single 9.9'.Q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8703">
                <text:p>0.128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693">
                <text:p>0.12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4986">
                <text:p>0.134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67392">
                <text:p>0.0967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58516">
                <text:p>0.085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77683">
                <text:p>0.0877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7532">
                <text:p>0.117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116">
                <text:p>0.132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0283">
                <text:p>0.130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8538">
                <text:p>0.138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92757">
                <text:p>0.0992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80942">
                <text:p>0.0880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0525">
                <text:p>0.0900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058">
                <text:p>0.12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5529">
                <text:p>0.135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3637">
                <text:p>0.133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2091">
                <text:p>0.142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1812">
                <text:p>0.101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03368">
                <text:p>0.0903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23366">
                <text:p>0.0923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3627">
                <text:p>0.1236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8941">
                <text:p>0.138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699">
                <text:p>0.13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5644">
                <text:p>0.14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349">
                <text:p>0.104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25794">
                <text:p>0.0925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46208">
                <text:p>0.0946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6674">
                <text:p>0.1266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2354">
                <text:p>0.142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0343">
                <text:p>0.1403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9196">
                <text:p>0.149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6885">
                <text:p>0.1068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4822">
                <text:p>0.0948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69049">
                <text:p>0.0969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9722">
                <text:p>0.129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74">
                <text:p>0.147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7572">
                <text:p>0.1475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908">
                <text:p>0.158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5285">
                <text:p>0.1152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3545">
                <text:p>0.103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711">
                <text:p>0.107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5098">
                <text:p>0.1450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496">
                <text:p>0.16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4491">
                <text:p>0.1644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6834">
                <text:p>0.1768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8083">
                <text:p>0.1280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4861">
                <text:p>0.114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8635">
                <text:p>0.1186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0474">
                <text:p>0.1604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8218">
                <text:p>0.18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141">
                <text:p>0.18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4759">
                <text:p>0.194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0882">
                <text:p>0.1408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6176">
                <text:p>0.126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016">
                <text:p>0.13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5851">
                <text:p>0.175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9401">
                <text:p>0.1994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8329">
                <text:p>0.1983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12684">
                <text:p>0.2126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368">
                <text:p>0.15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7491">
                <text:p>0.1374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1685">
                <text:p>0.141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91227">
                <text:p>0.191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6621">
                <text:p>0.2166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5248">
                <text:p>0.2152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0609">
                <text:p>0.2306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6478">
                <text:p>0.1664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8807">
                <text:p>0.1488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321">
                <text:p>0.153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6603">
                <text:p>0.2066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198">
                <text:p>0.23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2851">
                <text:p>0.22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42721">
                <text:p>0.2427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3742">
                <text:p>0.1737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4006">
                <text:p>0.1540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726">
                <text:p>0.15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10344">
                <text:p>0.2103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617">
                <text:p>0.236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2626">
                <text:p>0.2326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7083">
                <text:p>0.2470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76857">
                <text:p>0.1768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676">
                <text:p>0.156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0064">
                <text:p>0.160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4086">
                <text:p>0.2140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4036">
                <text:p>0.240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6743">
                <text:p>0.2367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1444">
                <text:p>0.251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9971">
                <text:p>0.1799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9513">
                <text:p>0.1595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2869">
                <text:p>0.1628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17827">
                <text:p>0.217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455">
                <text:p>0.24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4086">
                <text:p>0.240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5806">
                <text:p>0.2558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3085">
                <text:p>0.1830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5673">
                <text:p>0.165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21569">
                <text:p>0.2215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874">
                <text:p>0.248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4977">
                <text:p>0.2449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0168">
                <text:p>0.2601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86199">
                <text:p>0.186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502">
                <text:p>0.165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8477">
                <text:p>0.1684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2531">
                <text:p>0.225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4033">
                <text:p>0.2540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126">
                <text:p>0.251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67972">
                <text:p>0.267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92591">
                <text:p>0.1925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71395">
                <text:p>0.1713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5709">
                <text:p>0.1757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35943">
                <text:p>0.2359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6594">
                <text:p>0.265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62959">
                <text:p>0.2629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0367">
                <text:p>0.2803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0144">
                <text:p>0.201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922">
                <text:p>0.17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3678">
                <text:p>0.1836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46575">
                <text:p>0.2465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77848">
                <text:p>0.2778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74659">
                <text:p>0.2746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92762">
                <text:p>0.2927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029">
                <text:p>0.210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87044">
                <text:p>0.1870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1648">
                <text:p>0.1916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7207">
                <text:p>0.2572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89756">
                <text:p>0.2897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6358">
                <text:p>0.2863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05157">
                <text:p>0.3051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1914">
                <text:p>0.219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4868">
                <text:p>0.1948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99617">
                <text:p>0.199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784">
                <text:p>0.267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01663">
                <text:p>0.3016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98057">
                <text:p>0.2980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17552">
                <text:p>0.3175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7989">
                <text:p>0.2279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02693">
                <text:p>0.2026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07586">
                <text:p>0.2075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78472">
                <text:p>0.2784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08815">
                <text:p>0.308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0041">
                <text:p>0.300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15094">
                <text:p>0.3150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27">
                <text:p>0.22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4891">
                <text:p>0.1948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6457">
                <text:p>0.1964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59376">
                <text:p>0.2593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87429">
                <text:p>0.2874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79399">
                <text:p>0.2793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92833">
                <text:p>0.292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6806">
                <text:p>0.2068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0838">
                <text:p>0.1808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82144">
                <text:p>0.1821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0281">
                <text:p>0.2402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66043">
                <text:p>0.2660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58387">
                <text:p>0.2583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70572">
                <text:p>0.2705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0912">
                <text:p>0.1909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6786">
                <text:p>0.1667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7831">
                <text:p>0.1678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1185">
                <text:p>0.2211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4657">
                <text:p>0.2446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7375">
                <text:p>0.2373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48311">
                <text:p>0.2483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75018">
                <text:p>0.1750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2733">
                <text:p>0.1527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3518">
                <text:p>0.1535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02089">
                <text:p>0.2020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3271">
                <text:p>0.2232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16363">
                <text:p>0.2163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26049">
                <text:p>0.2260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9124">
                <text:p>0.1591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868">
                <text:p>0.138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9205">
                <text:p>0.1392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82993">
                <text:p>0.1829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03648">
                <text:p>0.2036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98815">
                <text:p>0.198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09293">
                <text:p>0.2092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4847">
                <text:p>0.148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0419">
                <text:p>0.1304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1971">
                <text:p>0.1319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74916">
                <text:p>0.1749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94601">
                <text:p>0.1946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9927">
                <text:p>0.1899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99876">
                <text:p>0.1998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41747">
                <text:p>0.1417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24475">
                <text:p>0.1244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25916">
                <text:p>0.1259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6838">
                <text:p>0.1668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85555">
                <text:p>0.1855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1039">
                <text:p>0.181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0459">
                <text:p>0.1904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5023">
                <text:p>0.135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1853">
                <text:p>0.118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19861">
                <text:p>0.1198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5876">
                <text:p>0.158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76508">
                <text:p>0.1765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single 9.9'.R2:'single 9.9'.R200" svg:x="0.32cm" svg:y="0.176cm" svg:width="15.359cm" svg:height="8.64cm">
          <chartooo:coordinate-region svg:x="2.053cm" svg:y="0.376cm" svg:width="13.346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ingle 9.9'.R2:'single 9.9'.R200" chart:class="chart:scatter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62621">
                <text:p>0.00362621</text:p>
                <draw:g>
                  <svg:desc>'single 9.9'.R2:'single 9.9'.R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54866">
                <text:p>0.00454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811">
                <text:p>0.00494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74987">
                <text:p>0.00574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46763">
                <text:p>0.00446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27039">
                <text:p>0.00427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67581">
                <text:p>0.00467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67362">
                <text:p>0.00667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96155">
                <text:p>0.00796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30129">
                <text:p>0.00830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30245">
                <text:p>0.00930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00409">
                <text:p>0.00700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1299">
                <text:p>0.00651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95995">
                <text:p>0.00695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72102">
                <text:p>0.00972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3744">
                <text:p>0.0113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6545">
                <text:p>0.0116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855">
                <text:p>0.012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4056">
                <text:p>0.00954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75558">
                <text:p>0.00875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24409">
                <text:p>0.009244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27684">
                <text:p>0.0127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7873">
                <text:p>0.0147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50077">
                <text:p>0.0150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4076">
                <text:p>0.0164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077">
                <text:p>0.01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9982">
                <text:p>0.0109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5282">
                <text:p>0.01152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8158">
                <text:p>0.0158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82002">
                <text:p>0.0182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83608">
                <text:p>0.0183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9602">
                <text:p>0.0199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46135">
                <text:p>0.01461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2408">
                <text:p>0.0132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8124">
                <text:p>0.0138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8632">
                <text:p>0.01886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5856">
                <text:p>0.02358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59">
                <text:p>0.02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96724">
                <text:p>0.02967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30138">
                <text:p>0.0230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19639">
                <text:p>0.02196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40173">
                <text:p>0.0240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42394">
                <text:p>0.03423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08059">
                <text:p>0.0408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2509">
                <text:p>0.042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75976">
                <text:p>0.0475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58119">
                <text:p>0.0358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32793">
                <text:p>0.03327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55423">
                <text:p>0.03554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6156">
                <text:p>0.0496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0262">
                <text:p>0.05802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94281">
                <text:p>0.05942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55227">
                <text:p>0.0655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86101">
                <text:p>0.0486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45947">
                <text:p>0.04459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70673">
                <text:p>0.0470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49918">
                <text:p>0.06499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52464">
                <text:p>0.0752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63471">
                <text:p>0.0763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34479">
                <text:p>0.08344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14082">
                <text:p>0.06140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59101">
                <text:p>0.0559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85923">
                <text:p>0.05859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0368">
                <text:p>0.0803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24667">
                <text:p>0.0924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32661">
                <text:p>0.09326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1373">
                <text:p>0.101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42064">
                <text:p>0.0742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72255">
                <text:p>0.0672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01173">
                <text:p>0.07011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57442">
                <text:p>0.09574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7826">
                <text:p>0.1078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6527">
                <text:p>0.1065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3485">
                <text:p>0.1134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14708">
                <text:p>0.08147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24251">
                <text:p>0.0724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41674">
                <text:p>0.07416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94857">
                <text:p>0.09948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12016">
                <text:p>0.112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0644">
                <text:p>0.1106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7847">
                <text:p>0.1178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45849">
                <text:p>0.08458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751784">
                <text:p>0.0751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69718">
                <text:p>0.07697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3227">
                <text:p>0.103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6206">
                <text:p>0.1162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4761">
                <text:p>0.1147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2209">
                <text:p>0.1222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76991">
                <text:p>0.0876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79318">
                <text:p>0.07793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97761">
                <text:p>0.07977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6969">
                <text:p>0.1069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0396">
                <text:p>0.120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8878">
                <text:p>0.1188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657">
                <text:p>0.126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08132">
                <text:p>0.0908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06851">
                <text:p>0.08068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25805">
                <text:p>0.08258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071">
                <text:p>0.110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24586">
                <text:p>0.1245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2995">
                <text:p>0.1229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30932">
                <text:p>0.1309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39273">
                <text:p>0.09392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34385">
                <text:p>0.08343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53848">
                <text:p>0.08538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14451">
                <text:p>0.1144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29879">
                <text:p>0.1298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29278">
                <text:p>0.1292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38736">
                <text:p>0.1387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0319">
                <text:p>0.1003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9814">
                <text:p>0.0898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26163">
                <text:p>0.09261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5084">
                <text:p>0.125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41786">
                <text:p>0.1417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977">
                <text:p>0.1409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1131">
                <text:p>0.1511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9169">
                <text:p>0.1091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76384">
                <text:p>0.09763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0586">
                <text:p>0.1005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35716">
                <text:p>0.1357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53694">
                <text:p>0.1536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52677">
                <text:p>0.1526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3526">
                <text:p>0.1635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18018">
                <text:p>0.1180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05463">
                <text:p>0.1054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8555">
                <text:p>0.1085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6349">
                <text:p>0.1463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5602">
                <text:p>0.1656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4376">
                <text:p>0.1643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75921">
                <text:p>0.1759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6868">
                <text:p>0.1268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13287">
                <text:p>0.1132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16524">
                <text:p>0.1165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56981">
                <text:p>0.1569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7509">
                <text:p>0.1775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76075">
                <text:p>0.1760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8316">
                <text:p>0.1883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5718">
                <text:p>0.1357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21112">
                <text:p>0.121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24494">
                <text:p>0.124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7613">
                <text:p>0.1676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8466">
                <text:p>0.184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78428">
                <text:p>0.1784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85859">
                <text:p>0.1858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0428">
                <text:p>0.1304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331">
                <text:p>0.11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13364">
                <text:p>0.113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8518">
                <text:p>0.1485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3275">
                <text:p>0.1632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7417">
                <text:p>0.1574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3597">
                <text:p>0.1635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14534">
                <text:p>0.1145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99257">
                <text:p>0.0992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990511">
                <text:p>0.09905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29422">
                <text:p>0.1294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1889">
                <text:p>0.1418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36405">
                <text:p>0.1364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41336">
                <text:p>0.1413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986402">
                <text:p>0.09864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852044">
                <text:p>0.08520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847382">
                <text:p>0.08473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10326">
                <text:p>0.1103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20503">
                <text:p>0.1205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5393">
                <text:p>0.1153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19075">
                <text:p>0.1190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827461">
                <text:p>0.08274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11518">
                <text:p>0.07115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704252">
                <text:p>0.07042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12305">
                <text:p>0.09123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91168">
                <text:p>0.0991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43812">
                <text:p>0.09438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68135">
                <text:p>0.09681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68521">
                <text:p>0.06685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70992">
                <text:p>0.0570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61123">
                <text:p>0.0561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21348">
                <text:p>0.07213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94937">
                <text:p>0.07949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68333">
                <text:p>0.07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800569">
                <text:p>0.08005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61984">
                <text:p>0.05619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88382">
                <text:p>0.04883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8878">
                <text:p>0.0488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4057">
                <text:p>0.0640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04471">
                <text:p>0.07044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7945">
                <text:p>0.0679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06401">
                <text:p>0.07064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9475">
                <text:p>0.0494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28937">
                <text:p>0.04289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28234">
                <text:p>0.04282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59793">
                <text:p>0.05597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14006">
                <text:p>0.06140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90567">
                <text:p>0.05905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12233">
                <text:p>0.06122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27516">
                <text:p>0.04275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69493">
                <text:p>0.03694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67688">
                <text:p>0.03676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79015">
                <text:p>0.0479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2354">
                <text:p>0.0523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67cm" svg:height="8.194cm" xlink:href="." xlink:type="simple" chart:class="chart:line" chart:style-name="ch1">
        <chart:plot-area chart:style-name="ch2" chart:data-source-has-labels="both" svg:x="0.291cm" svg:y="0.163cm" svg:width="13.985cm" svg:height="7.868cm">
          <chartooo:coordinate-region svg:x="1.468cm" svg:y="0.284cm" svg:width="12.808cm" svg:height="6.744cm"/>
          <chart:axis chart:dimension="x" chart:name="primary-x" chart:style-name="ch3" chartooo:axis-type="text">
            <chart:categories table:cell-range-address="local-table.$A$2:.$A$15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159" chart:label-cell-address="local-table.$B$1" chart:class="chart:line">
            <chart:data-point chart:repeated="158"/>
          </chart:series>
          <chart:series chart:style-name="ch6" chart:values-cell-range-address="local-table.$C$2:.$C$159" chart:label-cell-address="local-table.$C$1" chart:class="chart:line">
            <chart:data-point chart:repeated="1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pred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29835">
                <text:p>0.0229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376392">
                <text:p>0.0376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147999">
                <text:p>0.147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58523">
                <text:p>0.458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937292">
                <text:p>0.937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.68155">
                <text:p>1.68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.8769">
                <text:p>2.8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.87713">
                <text:p>4.87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8.22086">
                <text:p>8.22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12.4821">
                <text:p>12.4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18.0876">
                <text:p>18.0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25.858">
                <text:p>25.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38.8319">
                <text:p>38.8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59.921">
                <text:p>59.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91.2764">
                <text:p>91.2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138.779">
                <text:p>138.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99.086">
                <text:p>199.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276.27">
                <text:p>276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  <table:table-cell office:value-type="float" office:value="379.585">
                <text:p>379.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533.518">
                <text:p>533.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">
                <text:p>855</text:p>
              </table:table-cell>
              <table:table-cell office:value-type="float" office:value="736.056">
                <text:p>736.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">
                <text:p>1008</text:p>
              </table:table-cell>
              <table:table-cell office:value-type="float" office:value="958.155">
                <text:p>958.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">
                <text:p>1206</text:p>
              </table:table-cell>
              <table:table-cell office:value-type="float" office:value="1197.21">
                <text:p>1197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">
                <text:p>1306</text:p>
              </table:table-cell>
              <table:table-cell office:value-type="float" office:value="1390.11">
                <text:p>1390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1">
                <text:p>1411</text:p>
              </table:table-cell>
              <table:table-cell office:value-type="float" office:value="1552.37">
                <text:p>1552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716.04">
                <text:p>1716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1909.76">
                <text:p>1909.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9">
                <text:p>2289</text:p>
              </table:table-cell>
              <table:table-cell office:value-type="float" office:value="2161.37">
                <text:p>2161.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9">
                <text:p>2649</text:p>
              </table:table-cell>
              <table:table-cell office:value-type="float" office:value="2425.96">
                <text:p>2425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9">
                <text:p>2969</text:p>
              </table:table-cell>
              <table:table-cell office:value-type="float" office:value="2709.7">
                <text:p>2709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8">
                <text:p>3198</text:p>
              </table:table-cell>
              <table:table-cell office:value-type="float" office:value="2902.22">
                <text:p>2902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">
                <text:p>3346</text:p>
              </table:table-cell>
              <table:table-cell office:value-type="float" office:value="3097.86">
                <text:p>3097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5">
                <text:p>3645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8">
                <text:p>3978</text:p>
              </table:table-cell>
              <table:table-cell office:value-type="float" office:value="3588.56">
                <text:p>3588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5">
                <text:p>4245</text:p>
              </table:table-cell>
              <table:table-cell office:value-type="float" office:value="3892.4">
                <text:p>389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7">
                <text:p>4467</text:p>
              </table:table-cell>
              <table:table-cell office:value-type="float" office:value="4179.94">
                <text:p>4179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85">
                <text:p>4685</text:p>
              </table:table-cell>
              <table:table-cell office:value-type="float" office:value="4440.6">
                <text:p>444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659.09">
                <text:p>4659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1">
                <text:p>4911</text:p>
              </table:table-cell>
              <table:table-cell office:value-type="float" office:value="4828.45">
                <text:p>4828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8">
                <text:p>5128</text:p>
              </table:table-cell>
              <table:table-cell office:value-type="float" office:value="4994.6">
                <text:p>4994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9">
                <text:p>5329</text:p>
              </table:table-cell>
              <table:table-cell office:value-type="float" office:value="5211.76">
                <text:p>5211.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9">
                <text:p>5549</text:p>
              </table:table-cell>
              <table:table-cell office:value-type="float" office:value="5431.28">
                <text:p>5431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3">
                <text:p>5763</text:p>
              </table:table-cell>
              <table:table-cell office:value-type="float" office:value="5641.05">
                <text:p>5641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3">
                <text:p>5883</text:p>
              </table:table-cell>
              <table:table-cell office:value-type="float" office:value="5857.38">
                <text:p>5857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">
                <text:p>5967</text:p>
              </table:table-cell>
              <table:table-cell office:value-type="float" office:value="5990.06">
                <text:p>5990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36">
                <text:p>6036</text:p>
              </table:table-cell>
              <table:table-cell office:value-type="float" office:value="6108.18">
                <text:p>6108.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8">
                <text:p>6078</text:p>
              </table:table-cell>
              <table:table-cell office:value-type="float" office:value="6214.34">
                <text:p>6214.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6">
                <text:p>6236</text:p>
              </table:table-cell>
              <table:table-cell office:value-type="float" office:value="6324.08">
                <text:p>6324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0">
                <text:p>6380</text:p>
              </table:table-cell>
              <table:table-cell office:value-type="float" office:value="6477.67">
                <text:p>6477.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75">
                <text:p>6475</text:p>
              </table:table-cell>
              <table:table-cell office:value-type="float" office:value="6589.24">
                <text:p>6589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03">
                <text:p>6603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9">
                <text:p>6659</text:p>
              </table:table-cell>
              <table:table-cell office:value-type="float" office:value="6762.73">
                <text:p>6762.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6">
                <text:p>6716</text:p>
              </table:table-cell>
              <table:table-cell office:value-type="float" office:value="6830.04">
                <text:p>683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7">
                <text:p>6837</text:p>
              </table:table-cell>
              <table:table-cell office:value-type="float" office:value="6889.42">
                <text:p>6889.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">
                <text:p>6957</text:p>
              </table:table-cell>
              <table:table-cell office:value-type="float" office:value="6975.91">
                <text:p>6975.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72">
                <text:p>7072</text:p>
              </table:table-cell>
              <table:table-cell office:value-type="float" office:value="7068.89">
                <text:p>7068.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3">
                <text:p>7153</text:p>
              </table:table-cell>
              <table:table-cell office:value-type="float" office:value="7158.18">
                <text:p>7158.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8">
                <text:p>7238</text:p>
              </table:table-cell>
              <table:table-cell office:value-type="float" office:value="7239.39">
                <text:p>7239.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">
                <text:p>7296</text:p>
              </table:table-cell>
              <table:table-cell office:value-type="float" office:value="7299.86">
                <text:p>7299.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6">
                <text:p>7326</text:p>
              </table:table-cell>
              <table:table-cell office:value-type="float" office:value="7352.83">
                <text:p>7352.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1">
                <text:p>7391</text:p>
              </table:table-cell>
              <table:table-cell office:value-type="float" office:value="7400.21">
                <text:p>7400.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34">
                <text:p>7434</text:p>
              </table:table-cell>
              <table:table-cell office:value-type="float" office:value="7462.28">
                <text:p>7462.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5">
                <text:p>7495</text:p>
              </table:table-cell>
              <table:table-cell office:value-type="float" office:value="7527.92">
                <text:p>7527.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48">
                <text:p>7548</text:p>
              </table:table-cell>
              <table:table-cell office:value-type="float" office:value="7584.94">
                <text:p>7584.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2">
                <text:p>7572</text:p>
              </table:table-cell>
              <table:table-cell office:value-type="float" office:value="7651.95">
                <text:p>7651.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">
                <text:p>7595</text:p>
              </table:table-cell>
              <table:table-cell office:value-type="float" office:value="7693.21">
                <text:p>7693.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19">
                <text:p>7619</text:p>
              </table:table-cell>
              <table:table-cell office:value-type="float" office:value="7728.07">
                <text:p>7728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08">
                <text:p>7708</text:p>
              </table:table-cell>
              <table:table-cell office:value-type="float" office:value="7759.65">
                <text:p>7759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85">
                <text:p>7785</text:p>
              </table:table-cell>
              <table:table-cell office:value-type="float" office:value="7806.15">
                <text:p>7806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3">
                <text:p>7863</text:p>
              </table:table-cell>
              <table:table-cell office:value-type="float" office:value="7864.19">
                <text:p>7864.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0">
                <text:p>7920</text:p>
              </table:table-cell>
              <table:table-cell office:value-type="float" office:value="7925.15">
                <text:p>7925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6">
                <text:p>7966</text:p>
              </table:table-cell>
              <table:table-cell office:value-type="float" office:value="7993.24">
                <text:p>7993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84">
                <text:p>7984</text:p>
              </table:table-cell>
              <table:table-cell office:value-type="float" office:value="8040.3">
                <text:p>804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12">
                <text:p>8012</text:p>
              </table:table-cell>
              <table:table-cell office:value-type="float" office:value="8080.88">
                <text:p>8080.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5">
                <text:p>8065</text:p>
              </table:table-cell>
              <table:table-cell office:value-type="float" office:value="8122.77">
                <text:p>8122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0">
                <text:p>8110</text:p>
              </table:table-cell>
              <table:table-cell office:value-type="float" office:value="8177.44">
                <text:p>8177.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8">
                <text:p>8158</text:p>
              </table:table-cell>
              <table:table-cell office:value-type="float" office:value="8235.88">
                <text:p>8235.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0">
                <text:p>8240</text:p>
              </table:table-cell>
              <table:table-cell office:value-type="float" office:value="8295.69">
                <text:p>8295.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5">
                <text:p>8295</text:p>
              </table:table-cell>
              <table:table-cell office:value-type="float" office:value="8356.04">
                <text:p>8356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44">
                <text:p>8344</text:p>
              </table:table-cell>
              <table:table-cell office:value-type="float" office:value="8397.63">
                <text:p>8397.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4">
                <text:p>8364</text:p>
              </table:table-cell>
              <table:table-cell office:value-type="float" office:value="8434.47">
                <text:p>8434.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5">
                <text:p>8475</text:p>
              </table:table-cell>
              <table:table-cell office:value-type="float" office:value="8470.92">
                <text:p>8470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6">
                <text:p>8536</text:p>
              </table:table-cell>
              <table:table-cell office:value-type="float" office:value="8524.35">
                <text:p>8524.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8586.73">
                <text:p>8586.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43">
                <text:p>8643</text:p>
              </table:table-cell>
              <table:table-cell office:value-type="float" office:value="8645.32">
                <text:p>8645.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8701.31">
                <text:p>8701.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79">
                <text:p>8779</text:p>
              </table:table-cell>
              <table:table-cell office:value-type="float" office:value="8745.81">
                <text:p>8745.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4">
                <text:p>8844</text:p>
              </table:table-cell>
              <table:table-cell office:value-type="float" office:value="8788.13">
                <text:p>8788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1">
                <text:p>8891</text:p>
              </table:table-cell>
              <table:table-cell office:value-type="float" office:value="8832.59">
                <text:p>8832.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39">
                <text:p>8939</text:p>
              </table:table-cell>
              <table:table-cell office:value-type="float" office:value="8886.66">
                <text:p>8886.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75">
                <text:p>8975</text:p>
              </table:table-cell>
              <table:table-cell office:value-type="float" office:value="8941.29">
                <text:p>8941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29">
                <text:p>9029</text:p>
              </table:table-cell>
              <table:table-cell office:value-type="float" office:value="8991.24">
                <text:p>8991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5">
                <text:p>9085</text:p>
              </table:table-cell>
              <table:table-cell office:value-type="float" office:value="9044.44">
                <text:p>9044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19">
                <text:p>9119</text:p>
              </table:table-cell>
              <table:table-cell office:value-type="float" office:value="9086.46">
                <text:p>9086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57">
                <text:p>9157</text:p>
              </table:table-cell>
              <table:table-cell office:value-type="float" office:value="9125.39">
                <text:p>9125.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1">
                <text:p>9191</text:p>
              </table:table-cell>
              <table:table-cell office:value-type="float" office:value="9165.94">
                <text:p>9165.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53">
                <text:p>9253</text:p>
              </table:table-cell>
              <table:table-cell office:value-type="float" office:value="9215.1">
                <text:p>9215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27">
                <text:p>9327</text:p>
              </table:table-cell>
              <table:table-cell office:value-type="float" office:value="9270.59">
                <text:p>9270.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3">
                <text:p>9383</text:p>
              </table:table-cell>
              <table:table-cell office:value-type="float" office:value="9328.12">
                <text:p>9328.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18">
                <text:p>9418</text:p>
              </table:table-cell>
              <table:table-cell office:value-type="float" office:value="9388.17">
                <text:p>9388.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56">
                <text:p>9456</text:p>
              </table:table-cell>
              <table:table-cell office:value-type="float" office:value="9434.29">
                <text:p>9434.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17">
                <text:p>9517</text:p>
              </table:table-cell>
              <table:table-cell office:value-type="float" office:value="9476.95">
                <text:p>9476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86">
                <text:p>9586</text:p>
              </table:table-cell>
              <table:table-cell office:value-type="float" office:value="9523.79">
                <text:p>9523.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40">
                <text:p>9640</text:p>
              </table:table-cell>
              <table:table-cell office:value-type="float" office:value="9584.88">
                <text:p>9584.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3">
                <text:p>9713</text:p>
              </table:table-cell>
              <table:table-cell office:value-type="float" office:value="9650.78">
                <text:p>9650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44">
                <text:p>9744</text:p>
              </table:table-cell>
              <table:table-cell office:value-type="float" office:value="9722.14">
                <text:p>9722.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7">
                <text:p>9827</text:p>
              </table:table-cell>
              <table:table-cell office:value-type="float" office:value="9793.38">
                <text:p>9793.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80">
                <text:p>9880</text:p>
              </table:table-cell>
              <table:table-cell office:value-type="float" office:value="9860.24">
                <text:p>9860.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13">
                <text:p>9913</text:p>
              </table:table-cell>
              <table:table-cell office:value-type="float" office:value="9925.62">
                <text:p>9925.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53">
                <text:p>9953</text:p>
              </table:table-cell>
              <table:table-cell office:value-type="float" office:value="9992.99">
                <text:p>9992.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">
                <text:p>10000</text:p>
              </table:table-cell>
              <table:table-cell office:value-type="float" office:value="10077.1">
                <text:p>10077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51">
                <text:p>10051</text:p>
              </table:table-cell>
              <table:table-cell office:value-type="float" office:value="10168.7">
                <text:p>10168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69">
                <text:p>10169</text:p>
              </table:table-cell>
              <table:table-cell office:value-type="float" office:value="10255.1">
                <text:p>10255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5">
                <text:p>10295</text:p>
              </table:table-cell>
              <table:table-cell office:value-type="float" office:value="10353.3">
                <text:p>10353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7">
                <text:p>10337</text:p>
              </table:table-cell>
              <table:table-cell office:value-type="float" office:value="10441.5">
                <text:p>10441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87">
                <text:p>10387</text:p>
              </table:table-cell>
              <table:table-cell office:value-type="float" office:value="10512.9">
                <text:p>10512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12">
                <text:p>10412</text:p>
              </table:table-cell>
              <table:table-cell office:value-type="float" office:value="10580.3">
                <text:p>10580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9">
                <text:p>10539</text:p>
              </table:table-cell>
              <table:table-cell office:value-type="float" office:value="10652.6">
                <text:p>10652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66">
                <text:p>10666</text:p>
              </table:table-cell>
              <table:table-cell office:value-type="float" office:value="10745.8">
                <text:p>10745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9">
                <text:p>10759</text:p>
              </table:table-cell>
              <table:table-cell office:value-type="float" office:value="10845.4">
                <text:p>10845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27">
                <text:p>10927</text:p>
              </table:table-cell>
              <table:table-cell office:value-type="float" office:value="10942">
                <text:p>109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87">
                <text:p>11187</text:p>
              </table:table-cell>
              <table:table-cell office:value-type="float" office:value="11043.9">
                <text:p>11043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92">
                <text:p>11492</text:p>
              </table:table-cell>
              <table:table-cell office:value-type="float" office:value="11188.6">
                <text:p>11188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4">
                <text:p>11694</text:p>
              </table:table-cell>
              <table:table-cell office:value-type="float" office:value="11378.2">
                <text:p>11378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43">
                <text:p>11843</text:p>
              </table:table-cell>
              <table:table-cell office:value-type="float" office:value="11583.3">
                <text:p>11583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35">
                <text:p>11935</text:p>
              </table:table-cell>
              <table:table-cell office:value-type="float" office:value="11785.8">
                <text:p>11785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67">
                <text:p>12067</text:p>
              </table:table-cell>
              <table:table-cell office:value-type="float" office:value="11964.8">
                <text:p>11964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8">
                <text:p>12208</text:p>
              </table:table-cell>
              <table:table-cell office:value-type="float" office:value="12137.2">
                <text:p>12137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29">
                <text:p>12329</text:p>
              </table:table-cell>
              <table:table-cell office:value-type="float" office:value="12283.4">
                <text:p>12283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4">
                <text:p>12404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55">
                <text:p>12455</text:p>
              </table:table-cell>
              <table:table-cell office:value-type="float" office:value="12523.4">
                <text:p>12523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74">
                <text:p>12574</text:p>
              </table:table-cell>
              <table:table-cell office:value-type="float" office:value="12628">
                <text:p>126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03">
                <text:p>12703</text:p>
              </table:table-cell>
              <table:table-cell office:value-type="float" office:value="12742">
                <text:p>12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08">
                <text:p>12808</text:p>
              </table:table-cell>
              <table:table-cell office:value-type="float" office:value="12861.9">
                <text:p>12861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90">
                <text:p>12890</text:p>
              </table:table-cell>
              <table:table-cell office:value-type="float" office:value="12983.1">
                <text:p>12983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04">
                <text:p>13004</text:p>
              </table:table-cell>
              <table:table-cell office:value-type="float" office:value="13082">
                <text:p>130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63">
                <text:p>13063</text:p>
              </table:table-cell>
              <table:table-cell office:value-type="float" office:value="13181.4">
                <text:p>1318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7">
                <text:p>13127</text:p>
              </table:table-cell>
              <table:table-cell office:value-type="float" office:value="13267.4">
                <text:p>13267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30">
                <text:p>13230</text:p>
              </table:table-cell>
              <table:table-cell office:value-type="float" office:value="13356.3">
                <text:p>13356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">
                <text:p>13364</text:p>
              </table:table-cell>
              <table:table-cell office:value-type="float" office:value="13457.1">
                <text:p>13457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01">
                <text:p>13501</text:p>
              </table:table-cell>
              <table:table-cell office:value-type="float" office:value="13567.1">
                <text:p>13567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31">
                <text:p>13631</text:p>
              </table:table-cell>
              <table:table-cell office:value-type="float" office:value="13686.8">
                <text:p>13686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44">
                <text:p>13744</text:p>
              </table:table-cell>
              <table:table-cell office:value-type="float" office:value="13798.3">
                <text:p>13798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34">
                <text:p>13834</text:p>
              </table:table-cell>
              <table:table-cell office:value-type="float" office:value="13901.7">
                <text:p>13901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87">
                <text:p>13987</text:p>
              </table:table-cell>
              <table:table-cell office:value-type="float" office:value="13996.5">
                <text:p>1399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3">
                <text:p>14213</text:p>
              </table:table-cell>
              <table:table-cell office:value-type="float" office:value="14125.7">
                <text:p>14125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59">
                <text:p>14459</text:p>
              </table:table-cell>
              <table:table-cell office:value-type="float" office:value="14311">
                <text:p>143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89">
                <text:p>14689</text:p>
              </table:table-cell>
              <table:table-cell office:value-type="float" office:value="14536.8">
                <text:p>14536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70">
                <text:p>14970</text:p>
              </table:table-cell>
              <table:table-cell office:value-type="float" office:value="14782.4">
                <text:p>14782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01">
                <text:p>15101</text:p>
              </table:table-cell>
              <table:table-cell office:value-type="float" office:value="15040.9">
                <text:p>15040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13">
                <text:p>15213</text:p>
              </table:table-cell>
              <table:table-cell office:value-type="float" office:value="15249.2">
                <text:p>15249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5">
                <text:p>15405</text:p>
              </table:table-cell>
              <table:table-cell office:value-type="float" office:value="15420.7">
                <text:p>15420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88">
                <text:p>15688</text:p>
              </table:table-cell>
              <table:table-cell office:value-type="float" office:value="15616.2">
                <text:p>15616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82">
                <text:p>15982</text:p>
              </table:table-cell>
              <table:table-cell office:value-type="float" office:value="15860.7">
                <text:p>15860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60">
                <text:p>16260</text:p>
              </table:table-cell>
              <table:table-cell office:value-type="float" office:value="16139">
                <text:p>1613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cm" svg:height="8.489cm" xlink:href="." xlink:type="simple" chart:class="chart:line" chart:style-name="ch1">
        <chart:title svg:x="6.944cm" svg:y="0.305cm" chart:style-name="ch2">
          <text:p>Reziduum 7</text:p>
        </chart:title>
        <chart:plot-area chart:style-name="ch3" chart:data-source-has-labels="both" svg:x="0.407cm" svg:y="1.252cm" svg:width="15.446cm" svg:height="7.065cm">
          <chartooo:coordinate-region svg:x="1.319cm" svg:y="1.451cm" svg:width="14.534cm" svg:height="6.667cm"/>
          <chart:axis chart:dimension="x" chart:name="primary-x" chart:style-name="ch4" chartooo:axis-type="text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6.079">
                <text:p>-66.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4.4378">
                <text:p>-74.4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9.122">
                <text:p>-109.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8.25">
                <text:p>-138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1.473">
                <text:p>-191.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48.111">
                <text:p>-248.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8.686">
                <text:p>-258.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12.108">
                <text:p>-212.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2.971">
                <text:p>-162.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3.155">
                <text:p>-123.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58664">
                <text:p>-7.58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.546">
                <text:p>104.5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1086">
                <text:p>64.1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9349">
                <text:p>7.39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.2438">
                <text:p>-15.2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6.789">
                <text:p>-136.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8.843">
                <text:p>-228.8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19.274">
                <text:p>-319.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42.432">
                <text:p>-342.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27.037">
                <text:p>-527.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5.894">
                <text:p>-645.8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60.372">
                <text:p>-660.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4.624">
                <text:p>-624.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0.803">
                <text:p>-630.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67.323">
                <text:p>-567.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70.705">
                <text:p>-470.7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60.158">
                <text:p>-460.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91.158">
                <text:p>-391.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44.12">
                <text:p>-344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3.306">
                <text:p>-343.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29.463">
                <text:p>-229.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64.888">
                <text:p>-164.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2.733">
                <text:p>-102.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9703">
                <text:p>4.397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95573">
                <text:p>7.95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0976">
                <text:p>33.0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.119">
                <text:p>105.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.958">
                <text:p>105.9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.911">
                <text:p>146.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6.099">
                <text:p>166.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9262">
                <text:p>98.92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.8834">
                <text:p>90.88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1436">
                <text:p>57.1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297">
                <text:p>42.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.9138">
                <text:p>25.9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0447">
                <text:p>37.0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.3861">
                <text:p>24.3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.6506">
                <text:p>47.6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.8551">
                <text:p>58.8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4036">
                <text:p>65.40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7.713">
                <text:p>127.7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.418">
                <text:p>139.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5678">
                <text:p>88.56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7492">
                <text:p>58.74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9182">
                <text:p>30.9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3641">
                <text:p>35.36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.605">
                <text:p>46.6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.9824">
                <text:p>69.9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9612">
                <text:p>76.9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6206">
                <text:p>66.6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.6217">
                <text:p>81.6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.212">
                <text:p>101.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.3119">
                <text:p>87.3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.6029">
                <text:p>95.6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8414">
                <text:p>89.8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.538">
                <text:p>108.5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.1508">
                <text:p>36.15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1518">
                <text:p>23.1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353">
                <text:p>5.0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0494">
                <text:p>23.04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233">
                <text:p>13.2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9.9666">
                <text:p>-29.9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6.307">
                <text:p>-66.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8.2241">
                <text:p>-78.22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6.4565">
                <text:p>-76.45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0.8444">
                <text:p>-60.84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9.2847">
                <text:p>-69.28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5.0714">
                <text:p>-75.07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7.5343">
                <text:p>-67.5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7765">
                <text:p>-63.7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3.6928">
                <text:p>-53.6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4.3758">
                <text:p>-64.37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5.3362">
                <text:p>-85.33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6.6234">
                <text:p>-86.6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4.946">
                <text:p>-64.9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7.7446">
                <text:p>-57.7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5.1155">
                <text:p>-75.11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0.127">
                <text:p>-100.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6.9788">
                <text:p>-96.9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3.145">
                <text:p>-103.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5.0351">
                <text:p>-65.03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5.9279">
                <text:p>-75.92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6.7548">
                <text:p>-66.7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2.4094">
                <text:p>-32.40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60936">
                <text:p>6.60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4559">
                <text:p>58.45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7.257">
                <text:p>127.2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.785">
                <text:p>124.7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3.248">
                <text:p>133.2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.354">
                <text:p>207.3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2.573">
                <text:p>262.5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8.577">
                <text:p>338.5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0.654">
                <text:p>320.6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5.814">
                <text:p>295.8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9.601">
                <text:p>309.6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0.229">
                <text:p>260.2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.9285">
                <text:p>75.9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71.394">
                <text:p>-171.3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37.071">
                <text:p>-337.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16.886">
                <text:p>-416.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24.254">
                <text:p>-424.2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84.299">
                <text:p>-484.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20.431">
                <text:p>-520.4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71.708">
                <text:p>-471.7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14.807">
                <text:p>-314.8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41.908">
                <text:p>-141.9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2.0513">
                <text:p>-52.05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80417">
                <text:p>-1.804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.8063">
                <text:p>65.80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.76">
                <text:p>153.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.663">
                <text:p>194.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8.442">
                <text:p>268.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8.842">
                <text:p>318.8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4.076">
                <text:p>354.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2.98">
                <text:p>382.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6.706">
                <text:p>406.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3.739">
                <text:p>413.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7.004">
                <text:p>427.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8.564">
                <text:p>418.5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8.921">
                <text:p>318.9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.435">
                <text:p>157.4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774">
                <text:p>4.2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2.997">
                <text:p>-112.9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72.747">
                <text:p>-272.7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98.904">
                <text:p>-298.9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27.167">
                <text:p>-327.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84.98">
                <text:p>-384.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31.741">
                <text:p>-431.7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14.88">
                <text:p>-414.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62.548">
                <text:p>-362.5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87.403">
                <text:p>-187.4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0.9075">
                <text:p>-50.90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5783">
                <text:p>26.57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3655">
                <text:p>10.3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56328">
                <text:p>8.563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.82">
                <text:p>105.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6.425">
                <text:p>266.4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9.547">
                <text:p>239.5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1.225">
                <text:p>241.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8.642">
                <text:p>218.6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7.558">
                <text:p>217.5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1.655">
                <text:p>161.6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0.36">
                <text:p>130.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.2001">
                <text:p>29.2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.832">
                <text:p>64.8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0093">
                <text:p>94.00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.849">
                <text:p>109.8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.2642">
                <text:p>30.2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9.4081">
                <text:p>-29.40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7.1107">
                <text:p>-47.11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.2409">
                <text:p>87.24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1.0249">
                <text:p>-31.02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8551">
                <text:p>11.85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.6364">
                <text:p>46.6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3.6278">
                <text:p>-43.62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59.947">
                <text:p>-159.9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25.598">
                <text:p>-225.5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9.653">
                <text:p>-119.6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35.058">
                <text:p>-135.0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23248">
                <text:p>5.232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2594">
                <text:p>38.25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9.471">
                <text:p>119.4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.5045">
                <text:p>86.50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2895">
                <text:p>27.2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54.663">
                <text:p>-154.6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P1:'single 9.9'.P201" chart:data-source-has-labels="row" svg:x="0.32cm" svg:y="0.18cm" svg:width="15.36cm" svg:height="8.64cm">
          <chartooo:coordinate-region svg:x="1.047cm" svg:y="0.301cm" svg:width="14.633cm" svg:height="7.51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P2:'single 9.9'.P201" chart:label-cell-address="'single 9.9'.P1:'single 9.9'.P1" chart:class="chart:line">
            <chart:data-point chart:repeated="2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ta</text:p>
                <draw:g>
                  <svg:desc>'single 9.9'.P1:'single 9.9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159">
                <text:p>1.12159</text:p>
                <draw:g>
                  <svg:desc>'single 9.9'.P2:'single 9.9'.P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842">
                <text:p>1.07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3524">
                <text:p>1.03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061">
                <text:p>0.992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8884">
                <text:p>0.948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5707">
                <text:p>0.905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253">
                <text:p>0.86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789">
                <text:p>0.67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93136">
                <text:p>0.493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1215">
                <text:p>0.331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2127">
                <text:p>0.192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58724">
                <text:p>0.0758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68303">
                <text:p>0.0668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7881">
                <text:p>0.05778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746">
                <text:p>0.048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76094">
                <text:p>0.0476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64728">
                <text:p>0.0464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53363">
                <text:p>0.04533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41997">
                <text:p>0.0441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30632">
                <text:p>0.0430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19266">
                <text:p>0.0419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7901">
                <text:p>0.0407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3776">
                <text:p>0.0437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68378">
                <text:p>0.0468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99755">
                <text:p>0.04997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3189">
                <text:p>0.0531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64783">
                <text:p>0.05647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98435">
                <text:p>0.0598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32845">
                <text:p>0.06328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35202">
                <text:p>0.06352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37558">
                <text:p>0.0637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39915">
                <text:p>0.0639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42272">
                <text:p>0.0642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44629">
                <text:p>0.06446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46986">
                <text:p>0.06469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49342">
                <text:p>0.0649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98158">
                <text:p>0.0698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4874">
                <text:p>0.0748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0109">
                <text:p>0.0801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55208">
                <text:p>0.08552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11093">
                <text:p>0.09110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68746">
                <text:p>0.09687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2817">
                <text:p>0.1028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3289">
                <text:p>0.1032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3762">
                <text:p>0.1037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4235">
                <text:p>0.104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4708">
                <text:p>0.104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5181">
                <text:p>0.1051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5654">
                <text:p>0.1056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6127">
                <text:p>0.1061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1709">
                <text:p>0.1117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7431">
                <text:p>0.1174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3293">
                <text:p>0.123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295">
                <text:p>0.1292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5436">
                <text:p>0.135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1717">
                <text:p>0.1417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48138">
                <text:p>0.1481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49675">
                <text:p>0.1496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1211">
                <text:p>0.151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2748">
                <text:p>0.1527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4285">
                <text:p>0.1542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5822">
                <text:p>0.155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7359">
                <text:p>0.1573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8896">
                <text:p>0.1588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65913">
                <text:p>0.1659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3081">
                <text:p>0.173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80398">
                <text:p>0.1803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7866">
                <text:p>0.1878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5484">
                <text:p>0.1954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03252">
                <text:p>0.2032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1117">
                <text:p>0.211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13988">
                <text:p>0.213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16806">
                <text:p>0.2168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9624">
                <text:p>0.219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22442">
                <text:p>0.2224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526">
                <text:p>0.225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8078">
                <text:p>0.2280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0896">
                <text:p>0.230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9587">
                <text:p>0.2395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8434">
                <text:p>0.248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7434">
                <text:p>0.2574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66589">
                <text:p>0.266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75898">
                <text:p>0.2758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85362">
                <text:p>0.285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9498">
                <text:p>0.294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97666">
                <text:p>0.2976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00352">
                <text:p>0.3003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3039">
                <text:p>0.3030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05725">
                <text:p>0.305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08411">
                <text:p>0.3084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1097">
                <text:p>0.311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13783">
                <text:p>0.3137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25145">
                <text:p>0.3251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6708">
                <text:p>0.3367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48472">
                <text:p>0.3484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0439">
                <text:p>0.3604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2607">
                <text:p>0.372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84977">
                <text:p>0.3849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97549">
                <text:p>0.3975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01182">
                <text:p>0.401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4815">
                <text:p>0.4048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08448">
                <text:p>0.4084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12081">
                <text:p>0.4120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5714">
                <text:p>0.415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19347">
                <text:p>0.4193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2298">
                <text:p>0.422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2755">
                <text:p>0.4227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22501">
                <text:p>0.4225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2218">
                <text:p>0.4222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21905">
                <text:p>0.4219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21562">
                <text:p>0.4215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21189">
                <text:p>0.4211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20787">
                <text:p>0.4207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20354">
                <text:p>0.4203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19922">
                <text:p>0.4199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1949">
                <text:p>0.419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19058">
                <text:p>0.4190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18625">
                <text:p>0.418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18193">
                <text:p>0.4181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17761">
                <text:p>0.4177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22127">
                <text:p>0.4221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26431">
                <text:p>0.4264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0674">
                <text:p>0.4306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34855">
                <text:p>0.4348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38975">
                <text:p>0.4389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43033">
                <text:p>0.4430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4703">
                <text:p>0.447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47285">
                <text:p>0.4472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4754">
                <text:p>0.447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47796">
                <text:p>0.4477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48051">
                <text:p>0.4480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48306">
                <text:p>0.4483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48561">
                <text:p>0.4485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48817">
                <text:p>0.4488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51545">
                <text:p>0.451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4273">
                <text:p>0.4542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57001">
                <text:p>0.457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59729">
                <text:p>0.4597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62457">
                <text:p>0.4624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65185">
                <text:p>0.4651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989cm" svg:y="3.952cm" style:legend-expansion="high" chart:style-name="ch2"/>
        <chart:plot-area chart:style-name="ch3" chart:data-source-has-labels="both" svg:x="0.32cm" svg:y="0.18cm" svg:width="12.349cm" svg:height="8.64cm">
          <chartooo:coordinate-region svg:x="1.497cm" svg:y="0.301cm" svg:width="11.172cm" svg:height="7.517cm"/>
          <chart:axis chart:dimension="x" chart:name="primary-x" chart:style-name="ch4" chartooo:axis-type="text">
            <chart:categories table:cell-range-address="local-table.$A$2:.$A$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0" chart:label-cell-address="local-table.$B$1" chart:class="chart:line">
            <chart:data-point chart:repeated="159"/>
          </chart:series>
          <chart:series chart:style-name="ch7" chart:values-cell-range-address="local-table.$C$2:.$C$160" chart:label-cell-address="local-table.$C$1" chart:class="chart:line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predP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59.921">
                <text:p>59.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89.5622">
                <text:p>89.56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133.878">
                <text:p>133.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87.75">
                <text:p>187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254.527">
                <text:p>254.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  <table:table-cell office:value-type="float" office:value="340.889">
                <text:p>340.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467.314">
                <text:p>467.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">
                <text:p>855</text:p>
              </table:table-cell>
              <table:table-cell office:value-type="float" office:value="642.892">
                <text:p>642.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">
                <text:p>1008</text:p>
              </table:table-cell>
              <table:table-cell office:value-type="float" office:value="845.029">
                <text:p>845.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">
                <text:p>1206</text:p>
              </table:table-cell>
              <table:table-cell office:value-type="float" office:value="1082.85">
                <text:p>1082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">
                <text:p>1306</text:p>
              </table:table-cell>
              <table:table-cell office:value-type="float" office:value="1298.41">
                <text:p>1298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1">
                <text:p>1411</text:p>
              </table:table-cell>
              <table:table-cell office:value-type="float" office:value="1515.55">
                <text:p>1515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744.11">
                <text:p>1744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2008.39">
                <text:p>2008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9">
                <text:p>2289</text:p>
              </table:table-cell>
              <table:table-cell office:value-type="float" office:value="2273.76">
                <text:p>2273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9">
                <text:p>2649</text:p>
              </table:table-cell>
              <table:table-cell office:value-type="float" office:value="2512.21">
                <text:p>2512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9">
                <text:p>2969</text:p>
              </table:table-cell>
              <table:table-cell office:value-type="float" office:value="2740.16">
                <text:p>2740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8">
                <text:p>3198</text:p>
              </table:table-cell>
              <table:table-cell office:value-type="float" office:value="2878.73">
                <text:p>2878.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">
                <text:p>3346</text:p>
              </table:table-cell>
              <table:table-cell office:value-type="float" office:value="3003.57">
                <text:p>3003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5">
                <text:p>3645</text:p>
              </table:table-cell>
              <table:table-cell office:value-type="float" office:value="3117.96">
                <text:p>3117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8">
                <text:p>3978</text:p>
              </table:table-cell>
              <table:table-cell office:value-type="float" office:value="3332.11">
                <text:p>3332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5">
                <text:p>4245</text:p>
              </table:table-cell>
              <table:table-cell office:value-type="float" office:value="3584.63">
                <text:p>3584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7">
                <text:p>4467</text:p>
              </table:table-cell>
              <table:table-cell office:value-type="float" office:value="3842.38">
                <text:p>3842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85">
                <text:p>4685</text:p>
              </table:table-cell>
              <table:table-cell office:value-type="float" office:value="4054.2">
                <text:p>405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242.68">
                <text:p>4242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1">
                <text:p>4911</text:p>
              </table:table-cell>
              <table:table-cell office:value-type="float" office:value="4440.3">
                <text:p>444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8">
                <text:p>5128</text:p>
              </table:table-cell>
              <table:table-cell office:value-type="float" office:value="4667.84">
                <text:p>4667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9">
                <text:p>5329</text:p>
              </table:table-cell>
              <table:table-cell office:value-type="float" office:value="4937.84">
                <text:p>4937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9">
                <text:p>5549</text:p>
              </table:table-cell>
              <table:table-cell office:value-type="float" office:value="5204.88">
                <text:p>5204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3">
                <text:p>5763</text:p>
              </table:table-cell>
              <table:table-cell office:value-type="float" office:value="5419.69">
                <text:p>5419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3">
                <text:p>5883</text:p>
              </table:table-cell>
              <table:table-cell office:value-type="float" office:value="5653.54">
                <text:p>5653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">
                <text:p>5967</text:p>
              </table:table-cell>
              <table:table-cell office:value-type="float" office:value="5802.11">
                <text:p>5802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36">
                <text:p>6036</text:p>
              </table:table-cell>
              <table:table-cell office:value-type="float" office:value="5933.27">
                <text:p>5933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8">
                <text:p>6078</text:p>
              </table:table-cell>
              <table:table-cell office:value-type="float" office:value="6082.4">
                <text:p>6082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6">
                <text:p>6236</text:p>
              </table:table-cell>
              <table:table-cell office:value-type="float" office:value="6243.96">
                <text:p>6243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0">
                <text:p>6380</text:p>
              </table:table-cell>
              <table:table-cell office:value-type="float" office:value="6413.1">
                <text:p>641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75">
                <text:p>6475</text:p>
              </table:table-cell>
              <table:table-cell office:value-type="float" office:value="6580.12">
                <text:p>6580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03">
                <text:p>6603</text:p>
              </table:table-cell>
              <table:table-cell office:value-type="float" office:value="6708.96">
                <text:p>6708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9">
                <text:p>6659</text:p>
              </table:table-cell>
              <table:table-cell office:value-type="float" office:value="6805.91">
                <text:p>6805.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6">
                <text:p>6716</text:p>
              </table:table-cell>
              <table:table-cell office:value-type="float" office:value="6882.1">
                <text:p>688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7">
                <text:p>6837</text:p>
              </table:table-cell>
              <table:table-cell office:value-type="float" office:value="6935.93">
                <text:p>6935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">
                <text:p>6957</text:p>
              </table:table-cell>
              <table:table-cell office:value-type="float" office:value="7047.88">
                <text:p>7047.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72">
                <text:p>7072</text:p>
              </table:table-cell>
              <table:table-cell office:value-type="float" office:value="7129.14">
                <text:p>7129.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3">
                <text:p>7153</text:p>
              </table:table-cell>
              <table:table-cell office:value-type="float" office:value="7195.3">
                <text:p>7195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8">
                <text:p>7238</text:p>
              </table:table-cell>
              <table:table-cell office:value-type="float" office:value="7266.77">
                <text:p>7266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">
                <text:p>7296</text:p>
              </table:table-cell>
              <table:table-cell office:value-type="float" office:value="7321.91">
                <text:p>7321.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6">
                <text:p>7326</text:p>
              </table:table-cell>
              <table:table-cell office:value-type="float" office:value="7363.04">
                <text:p>7363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1">
                <text:p>7391</text:p>
              </table:table-cell>
              <table:table-cell office:value-type="float" office:value="7415.39">
                <text:p>7415.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34">
                <text:p>7434</text:p>
              </table:table-cell>
              <table:table-cell office:value-type="float" office:value="7481.65">
                <text:p>7481.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5">
                <text:p>7495</text:p>
              </table:table-cell>
              <table:table-cell office:value-type="float" office:value="7553.86">
                <text:p>7553.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48">
                <text:p>7548</text:p>
              </table:table-cell>
              <table:table-cell office:value-type="float" office:value="7613.4">
                <text:p>7613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2">
                <text:p>7572</text:p>
              </table:table-cell>
              <table:table-cell office:value-type="float" office:value="7676.7">
                <text:p>7676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">
                <text:p>7595</text:p>
              </table:table-cell>
              <table:table-cell office:value-type="float" office:value="7722.71">
                <text:p>7722.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19">
                <text:p>7619</text:p>
              </table:table-cell>
              <table:table-cell office:value-type="float" office:value="7758.42">
                <text:p>7758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08">
                <text:p>7708</text:p>
              </table:table-cell>
              <table:table-cell office:value-type="float" office:value="7796.57">
                <text:p>7796.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85">
                <text:p>7785</text:p>
              </table:table-cell>
              <table:table-cell office:value-type="float" office:value="7843.75">
                <text:p>7843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3">
                <text:p>7863</text:p>
              </table:table-cell>
              <table:table-cell office:value-type="float" office:value="7893.92">
                <text:p>7893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0">
                <text:p>7920</text:p>
              </table:table-cell>
              <table:table-cell office:value-type="float" office:value="7955.36">
                <text:p>7955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6">
                <text:p>7966</text:p>
              </table:table-cell>
              <table:table-cell office:value-type="float" office:value="8012.61">
                <text:p>8012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84">
                <text:p>7984</text:p>
              </table:table-cell>
              <table:table-cell office:value-type="float" office:value="8053.98">
                <text:p>8053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12">
                <text:p>8012</text:p>
              </table:table-cell>
              <table:table-cell office:value-type="float" office:value="8088.96">
                <text:p>8088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5">
                <text:p>8065</text:p>
              </table:table-cell>
              <table:table-cell office:value-type="float" office:value="8131.62">
                <text:p>8131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0">
                <text:p>8110</text:p>
              </table:table-cell>
              <table:table-cell office:value-type="float" office:value="8191.62">
                <text:p>8191.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8">
                <text:p>8158</text:p>
              </table:table-cell>
              <table:table-cell office:value-type="float" office:value="8259.21">
                <text:p>8259.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0">
                <text:p>8240</text:p>
              </table:table-cell>
              <table:table-cell office:value-type="float" office:value="8327.31">
                <text:p>8327.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5">
                <text:p>8295</text:p>
              </table:table-cell>
              <table:table-cell office:value-type="float" office:value="8390.6">
                <text:p>8390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44">
                <text:p>8344</text:p>
              </table:table-cell>
              <table:table-cell office:value-type="float" office:value="8433.84">
                <text:p>8433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4">
                <text:p>8364</text:p>
              </table:table-cell>
              <table:table-cell office:value-type="float" office:value="8472.54">
                <text:p>8472.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5">
                <text:p>8475</text:p>
              </table:table-cell>
              <table:table-cell office:value-type="float" office:value="8511.15">
                <text:p>8511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6">
                <text:p>8536</text:p>
              </table:table-cell>
              <table:table-cell office:value-type="float" office:value="8559.15">
                <text:p>8559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8615.04">
                <text:p>8615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43">
                <text:p>8643</text:p>
              </table:table-cell>
              <table:table-cell office:value-type="float" office:value="8666.05">
                <text:p>8666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8715.23">
                <text:p>8715.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79">
                <text:p>8779</text:p>
              </table:table-cell>
              <table:table-cell office:value-type="float" office:value="8749.03">
                <text:p>8749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4">
                <text:p>8844</text:p>
              </table:table-cell>
              <table:table-cell office:value-type="float" office:value="8777.69">
                <text:p>8777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1">
                <text:p>8891</text:p>
              </table:table-cell>
              <table:table-cell office:value-type="float" office:value="8812.78">
                <text:p>8812.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39">
                <text:p>8939</text:p>
              </table:table-cell>
              <table:table-cell office:value-type="float" office:value="8862.54">
                <text:p>8862.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75">
                <text:p>8975</text:p>
              </table:table-cell>
              <table:table-cell office:value-type="float" office:value="8914.16">
                <text:p>8914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29">
                <text:p>9029</text:p>
              </table:table-cell>
              <table:table-cell office:value-type="float" office:value="8959.72">
                <text:p>8959.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5">
                <text:p>9085</text:p>
              </table:table-cell>
              <table:table-cell office:value-type="float" office:value="9009.93">
                <text:p>9009.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19">
                <text:p>9119</text:p>
              </table:table-cell>
              <table:table-cell office:value-type="float" office:value="9051.47">
                <text:p>9051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57">
                <text:p>9157</text:p>
              </table:table-cell>
              <table:table-cell office:value-type="float" office:value="9093.22">
                <text:p>9093.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1">
                <text:p>9191</text:p>
              </table:table-cell>
              <table:table-cell office:value-type="float" office:value="9137.31">
                <text:p>9137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53">
                <text:p>9253</text:p>
              </table:table-cell>
              <table:table-cell office:value-type="float" office:value="9188.62">
                <text:p>9188.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27">
                <text:p>9327</text:p>
              </table:table-cell>
              <table:table-cell office:value-type="float" office:value="9241.66">
                <text:p>9241.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3">
                <text:p>9383</text:p>
              </table:table-cell>
              <table:table-cell office:value-type="float" office:value="9296.38">
                <text:p>9296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18">
                <text:p>9418</text:p>
              </table:table-cell>
              <table:table-cell office:value-type="float" office:value="9353.05">
                <text:p>9353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56">
                <text:p>9456</text:p>
              </table:table-cell>
              <table:table-cell office:value-type="float" office:value="9398.26">
                <text:p>9398.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17">
                <text:p>9517</text:p>
              </table:table-cell>
              <table:table-cell office:value-type="float" office:value="9441.88">
                <text:p>9441.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86">
                <text:p>9586</text:p>
              </table:table-cell>
              <table:table-cell office:value-type="float" office:value="9485.87">
                <text:p>9485.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40">
                <text:p>9640</text:p>
              </table:table-cell>
              <table:table-cell office:value-type="float" office:value="9543.02">
                <text:p>9543.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3">
                <text:p>9713</text:p>
              </table:table-cell>
              <table:table-cell office:value-type="float" office:value="9609.85">
                <text:p>9609.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44">
                <text:p>9744</text:p>
              </table:table-cell>
              <table:table-cell office:value-type="float" office:value="9678.96">
                <text:p>9678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7">
                <text:p>9827</text:p>
              </table:table-cell>
              <table:table-cell office:value-type="float" office:value="9751.07">
                <text:p>9751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80">
                <text:p>9880</text:p>
              </table:table-cell>
              <table:table-cell office:value-type="float" office:value="9813.25">
                <text:p>9813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13">
                <text:p>9913</text:p>
              </table:table-cell>
              <table:table-cell office:value-type="float" office:value="9880.59">
                <text:p>9880.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53">
                <text:p>9953</text:p>
              </table:table-cell>
              <table:table-cell office:value-type="float" office:value="9959.61">
                <text:p>9959.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">
                <text:p>10000</text:p>
              </table:table-cell>
              <table:table-cell office:value-type="float" office:value="10058.5">
                <text:p>10058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51">
                <text:p>10051</text:p>
              </table:table-cell>
              <table:table-cell office:value-type="float" office:value="10178.3">
                <text:p>10178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69">
                <text:p>10169</text:p>
              </table:table-cell>
              <table:table-cell office:value-type="float" office:value="10293.8">
                <text:p>10293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5">
                <text:p>10295</text:p>
              </table:table-cell>
              <table:table-cell office:value-type="float" office:value="10428.2">
                <text:p>10428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7">
                <text:p>10337</text:p>
              </table:table-cell>
              <table:table-cell office:value-type="float" office:value="10544.4">
                <text:p>10544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87">
                <text:p>10387</text:p>
              </table:table-cell>
              <table:table-cell office:value-type="float" office:value="10649.6">
                <text:p>10649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12">
                <text:p>10412</text:p>
              </table:table-cell>
              <table:table-cell office:value-type="float" office:value="10750.6">
                <text:p>1075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9">
                <text:p>10539</text:p>
              </table:table-cell>
              <table:table-cell office:value-type="float" office:value="10859.7">
                <text:p>10859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66">
                <text:p>10666</text:p>
              </table:table-cell>
              <table:table-cell office:value-type="float" office:value="10961.8">
                <text:p>10961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9">
                <text:p>10759</text:p>
              </table:table-cell>
              <table:table-cell office:value-type="float" office:value="11068.6">
                <text:p>1106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27">
                <text:p>10927</text:p>
              </table:table-cell>
              <table:table-cell office:value-type="float" office:value="11187.2">
                <text:p>11187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87">
                <text:p>11187</text:p>
              </table:table-cell>
              <table:table-cell office:value-type="float" office:value="11262.9">
                <text:p>11262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92">
                <text:p>11492</text:p>
              </table:table-cell>
              <table:table-cell office:value-type="float" office:value="11320.6">
                <text:p>11320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4">
                <text:p>11694</text:p>
              </table:table-cell>
              <table:table-cell office:value-type="float" office:value="11356.9">
                <text:p>11356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43">
                <text:p>11843</text:p>
              </table:table-cell>
              <table:table-cell office:value-type="float" office:value="11426.1">
                <text:p>11426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35">
                <text:p>11935</text:p>
              </table:table-cell>
              <table:table-cell office:value-type="float" office:value="11510.7">
                <text:p>11510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67">
                <text:p>12067</text:p>
              </table:table-cell>
              <table:table-cell office:value-type="float" office:value="11582.7">
                <text:p>11582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8">
                <text:p>12208</text:p>
              </table:table-cell>
              <table:table-cell office:value-type="float" office:value="11687.6">
                <text:p>11687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29">
                <text:p>12329</text:p>
              </table:table-cell>
              <table:table-cell office:value-type="float" office:value="11857.3">
                <text:p>11857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4">
                <text:p>12404</text:p>
              </table:table-cell>
              <table:table-cell office:value-type="float" office:value="12089.2">
                <text:p>12089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55">
                <text:p>12455</text:p>
              </table:table-cell>
              <table:table-cell office:value-type="float" office:value="12313.1">
                <text:p>12313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74">
                <text:p>12574</text:p>
              </table:table-cell>
              <table:table-cell office:value-type="float" office:value="12521.9">
                <text:p>12521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03">
                <text:p>12703</text:p>
              </table:table-cell>
              <table:table-cell office:value-type="float" office:value="12701.2">
                <text:p>12701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08">
                <text:p>12808</text:p>
              </table:table-cell>
              <table:table-cell office:value-type="float" office:value="12873.8">
                <text:p>12873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90">
                <text:p>12890</text:p>
              </table:table-cell>
              <table:table-cell office:value-type="float" office:value="13043.8">
                <text:p>13043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04">
                <text:p>13004</text:p>
              </table:table-cell>
              <table:table-cell office:value-type="float" office:value="13198.7">
                <text:p>13198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63">
                <text:p>13063</text:p>
              </table:table-cell>
              <table:table-cell office:value-type="float" office:value="13331.4">
                <text:p>1333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7">
                <text:p>13127</text:p>
              </table:table-cell>
              <table:table-cell office:value-type="float" office:value="13445.8">
                <text:p>13445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30">
                <text:p>13230</text:p>
              </table:table-cell>
              <table:table-cell office:value-type="float" office:value="13584.1">
                <text:p>13584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">
                <text:p>13364</text:p>
              </table:table-cell>
              <table:table-cell office:value-type="float" office:value="13747">
                <text:p>13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01">
                <text:p>13501</text:p>
              </table:table-cell>
              <table:table-cell office:value-type="float" office:value="13907.7">
                <text:p>13907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31">
                <text:p>13631</text:p>
              </table:table-cell>
              <table:table-cell office:value-type="float" office:value="14044.7">
                <text:p>14044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44">
                <text:p>13744</text:p>
              </table:table-cell>
              <table:table-cell office:value-type="float" office:value="14171">
                <text:p>14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34">
                <text:p>13834</text:p>
              </table:table-cell>
              <table:table-cell office:value-type="float" office:value="14252.6">
                <text:p>14252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87">
                <text:p>13987</text:p>
              </table:table-cell>
              <table:table-cell office:value-type="float" office:value="14305.9">
                <text:p>14305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3">
                <text:p>14213</text:p>
              </table:table-cell>
              <table:table-cell office:value-type="float" office:value="14370.4">
                <text:p>1437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59">
                <text:p>14459</text:p>
              </table:table-cell>
              <table:table-cell office:value-type="float" office:value="14463.3">
                <text:p>14463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89">
                <text:p>14689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70">
                <text:p>14970</text:p>
              </table:table-cell>
              <table:table-cell office:value-type="float" office:value="14697.3">
                <text:p>14697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01">
                <text:p>15101</text:p>
              </table:table-cell>
              <table:table-cell office:value-type="float" office:value="14802.1">
                <text:p>14802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13">
                <text:p>15213</text:p>
              </table:table-cell>
              <table:table-cell office:value-type="float" office:value="14885.8">
                <text:p>14885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5">
                <text:p>15405</text:p>
              </table:table-cell>
              <table:table-cell office:value-type="float" office:value="15020">
                <text:p>150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88">
                <text:p>15688</text:p>
              </table:table-cell>
              <table:table-cell office:value-type="float" office:value="15256.3">
                <text:p>15256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82">
                <text:p>15982</text:p>
              </table:table-cell>
              <table:table-cell office:value-type="float" office:value="15567.1">
                <text:p>15567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60">
                <text:p>16260</text:p>
              </table:table-cell>
              <table:table-cell office:value-type="float" office:value="15897.5">
                <text:p>15897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463">
                <text:p>16463</text:p>
              </table:table-cell>
              <table:table-cell office:value-type="float" office:value="16275.6">
                <text:p>16275.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857cm" svg:height="9cm" xlink:href="." xlink:type="simple" chart:class="chart:scatter" chart:style-name="ch1">
        <chart:title svg:x="7.27cm" svg:y="0.316cm" chart:style-name="ch2">
          <text:p>Reziduum smrtí</text:p>
        </chart:title>
        <chart:plot-area chart:style-name="ch3" chart:data-source-has-labels="both" svg:x="0.357cm" svg:y="1.275cm" svg:width="17.143cm" svg:height="7.545cm">
          <chartooo:coordinate-region svg:x="1.084cm" svg:y="1.475cm" svg:width="16.136cm" svg:height="7.146cm"/>
          <chart:axis chart:dimension="x" chart:name="primary-x" chart:style-name="ch4" chartooo:axis-type="auto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scatter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607497">
                <text:p>0.00000607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05144">
                <text:p>0.0000205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9231">
                <text:p>0.000059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77476">
                <text:p>0.000177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28606">
                <text:p>0.000428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82306">
                <text:p>0.000882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6391">
                <text:p>0.0016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89638">
                <text:p>0.00289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97469">
                <text:p>0.00497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826098">
                <text:p>0.00826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33453">
                <text:p>0.0133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1665">
                <text:p>0.0211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1048">
                <text:p>0.0331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11585">
                <text:p>0.0511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86498">
                <text:p>0.0786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9966">
                <text:p>0.119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2135">
                <text:p>0.182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3931">
                <text:p>0.273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3828">
                <text:p>0.4038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76376">
                <text:p>0.576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2483">
                <text:p>0.7924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657">
                <text:p>1.046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1132">
                <text:p>0.321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3651">
                <text:p>1.53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806536">
                <text:p>-0.0806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882709">
                <text:p>-0.8827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95854">
                <text:p>-0.5958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9329">
                <text:p>2.793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9436">
                <text:p>1.39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37933">
                <text:p>-1.379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25378">
                <text:p>-3.25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03615">
                <text:p>-4.036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73196">
                <text:p>-3.73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67684">
                <text:p>-0.367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811">
                <text:p>-3.8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12056">
                <text:p>-0.812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34659">
                <text:p>-2.346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2752">
                <text:p>-5.2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32063">
                <text:p>-4.320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0857">
                <text:p>-5.0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.01468">
                <text:p>-7.014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05822">
                <text:p>-1.058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2094">
                <text:p>-3.520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69088">
                <text:p>-2.69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7535">
                <text:p>1.375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.3341">
                <text:p>-11.33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07752">
                <text:p>0.6077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0859">
                <text:p>3.508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115">
                <text:p>2.651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52075">
                <text:p>-1.52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3046">
                <text:p>1.03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88555">
                <text:p>-1.885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24465">
                <text:p>-1.244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31964">
                <text:p>-1.319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4317">
                <text:p>3.543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982">
                <text:p>1.79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1456">
                <text:p>1.514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4784">
                <text:p>3.347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4935">
                <text:p>2.349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2241">
                <text:p>1.122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87644">
                <text:p>4.876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96549">
                <text:p>-3.965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73362">
                <text:p>0.173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34685">
                <text:p>-0.6346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5669">
                <text:p>1.156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1072">
                <text:p>0.1610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05449">
                <text:p>-1.054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833">
                <text:p>-1.2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.42788">
                <text:p>-4.427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4228">
                <text:p>0.1942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48621">
                <text:p>0.4486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50457">
                <text:p>-0.650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4374">
                <text:p>1.143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7688">
                <text:p>2.17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84935">
                <text:p>-3.849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45009">
                <text:p>-0.4450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29892">
                <text:p>0.7298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259">
                <text:p>1.72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10842">
                <text:p>0.7108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348">
                <text:p>3.5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32155">
                <text:p>-2.32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085">
                <text:p>0.120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41469">
                <text:p>0.2414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82558">
                <text:p>-3.825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28829">
                <text:p>-0.2288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5763">
                <text:p>0.995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10912">
                <text:p>0.03109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9089">
                <text:p>1.890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8202">
                <text:p>1.982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95821">
                <text:p>-0.06958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0787">
                <text:p>1.707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9916">
                <text:p>1.799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54891">
                <text:p>0.7548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20567">
                <text:p>0.6205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37928">
                <text:p>-0.437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568054">
                <text:p>-0.5680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1319">
                <text:p>0.3813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0901">
                <text:p>0.4209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8697">
                <text:p>1.386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3043">
                <text:p>1.430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02563">
                <text:p>0.402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9117">
                <text:p>1.291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662725">
                <text:p>-0.6627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15526">
                <text:p>3.155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2333">
                <text:p>0.442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0124">
                <text:p>2.201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5608">
                <text:p>0.3256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4114">
                <text:p>0.154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22602">
                <text:p>0.1226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89709">
                <text:p>-0.897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24585">
                <text:p>0.002245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22622">
                <text:p>0.06226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81366">
                <text:p>0.05813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4745">
                <text:p>1.047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1916">
                <text:p>1.119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88463">
                <text:p>-1.884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13322">
                <text:p>-3.133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2352">
                <text:p>-1.23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07985">
                <text:p>-3.079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77544">
                <text:p>0.7775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1512">
                <text:p>2.115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127">
                <text:p>1.26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1119">
                <text:p>0.2311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8658">
                <text:p>1.186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69767">
                <text:p>-2.697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2254">
                <text:p>1.022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581">
                <text:p>3.365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968">
                <text:p>4.59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65998">
                <text:p>-0.2659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67683">
                <text:p>0.3676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506">
                <text:p>1.45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9207">
                <text:p>0.5692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2368">
                <text:p>1.523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62341">
                <text:p>1.623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5189">
                <text:p>1.651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69649">
                <text:p>0.6696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398804">
                <text:p>-0.3988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2391">
                <text:p>1.523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9065">
                <text:p>1.690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28661">
                <text:p>-1.286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7785">
                <text:p>1.477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10826">
                <text:p>0.7108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54">
                <text:p>1.6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39789">
                <text:p>0.7397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32082">
                <text:p>-2.320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47234">
                <text:p>0.4472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3048">
                <text:p>-2.30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977">
                <text:p>1.49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6418">
                <text:p>-0.164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272796">
                <text:p>-0.2727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49795">
                <text:p>0.7497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7198">
                <text:p>1.871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99166">
                <text:p>-2.991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34172">
                <text:p>-1.341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40737">
                <text:p>0.8407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6482">
                <text:p>1.064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6601">
                <text:p>0.1266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09618">
                <text:p>5.096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44628">
                <text:p>-2.446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132616">
                <text:p>-0.01326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23359">
                <text:p>3.233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5222">
                <text:p>2.552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4613">
                <text:p>1.546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50929">
                <text:p>2.509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3139">
                <text:p>1.631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0525">
                <text:p>2.605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73165">
                <text:p>2.731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208577">
                <text:p>-0.2085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9956">
                <text:p>1.599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93652">
                <text:p>0.7936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69575">
                <text:p>0.7695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0876">
                <text:p>0.808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45881">
                <text:p>-0.1458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19234">
                <text:p>0.8192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06066">
                <text:p>-2.060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75489">
                <text:p>2.754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19778">
                <text:p>2.197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97953">
                <text:p>0.1979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08206">
                <text:p>2.082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8818">
                <text:p>1.288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27974">
                <text:p>3.279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9557">
                <text:p>2.495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49839">
                <text:p>1.498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8441">
                <text:p>1.48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5292">
                <text:p>2.552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71242">
                <text:p>2.712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0741">
                <text:p>3.807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9349">
                <text:p>2.993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1cm" svg:height="8.487cm" xlink:href="." xlink:type="simple" chart:class="chart:line" chart:style-name="ch1">
        <chart:title svg:x="6.536cm" svg:y="0.305cm" chart:style-name="ch2">
          <text:p>Rezid smrtí 7</text:p>
        </chart:title>
        <chart:plot-area chart:style-name="ch3" chart:data-source-has-labels="both" svg:x="0.318cm" svg:y="1.253cm" svg:width="15.274cm" svg:height="7.065cm">
          <chartooo:coordinate-region svg:x="1.045cm" svg:y="1.253cm" svg:width="14.547cm" svg:height="6.667cm"/>
          <chart:axis chart:dimension="x" chart:name="primary-x" chart:style-name="ch4" chartooo:axis-type="text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es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1665">
                <text:p>0.0211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19442">
                <text:p>0.051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86968">
                <text:p>0.0986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8933">
                <text:p>0.1689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3526">
                <text:p>0.273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8213">
                <text:p>0.428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4867">
                <text:p>0.654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8051">
                <text:p>0.978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183">
                <text:p>1.44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9982">
                <text:p>2.09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9245">
                <text:p>2.99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6478">
                <text:p>3.16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3901">
                <text:p>4.63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37683">
                <text:p>4.37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8962">
                <text:p>3.289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027">
                <text:p>2.30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6227">
                <text:p>4.36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247">
                <text:p>4.3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3178">
                <text:p>2.231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78181">
                <text:p>-2.78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66756">
                <text:p>-6.667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.37192">
                <text:p>-9.37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.95542">
                <text:p>-8.95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7064">
                <text:p>-15.7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7.7461">
                <text:p>-17.7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.8266">
                <text:p>-18.8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.7197">
                <text:p>-20.7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.5697">
                <text:p>-20.5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.5752">
                <text:p>-21.5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7.7879">
                <text:p>-27.7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4.5936">
                <text:p>-24.5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7.3097">
                <text:p>-27.30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7.5813">
                <text:p>-27.58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.992">
                <text:p>-20.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8.327">
                <text:p>-28.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1.9583">
                <text:p>-21.9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.8029">
                <text:p>-11.8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.40105">
                <text:p>-8.40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81026">
                <text:p>-6.81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13749">
                <text:p>-3.13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.43307">
                <text:p>-6.43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4556">
                <text:p>3.04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5297">
                <text:p>1.25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0698">
                <text:p>1.60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7879">
                <text:p>0.627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644">
                <text:p>3.3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8129">
                <text:p>5.58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38612">
                <text:p>9.386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4902">
                <text:p>17.4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684">
                <text:p>9.8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7176">
                <text:p>8.7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68689">
                <text:p>6.6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1531">
                <text:p>4.815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3503">
                <text:p>2.73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4962">
                <text:p>0.64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03982">
                <text:p>-5.03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70464">
                <text:p>-5.70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3243">
                <text:p>-5.3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.3295">
                <text:p>-4.3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.10874">
                <text:p>-6.10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06882">
                <text:p>-5.06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01109">
                <text:p>-2.01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84339">
                <text:p>-4.843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83227">
                <text:p>-0.8832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8574">
                <text:p>-0.28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0539">
                <text:p>0.970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3992">
                <text:p>2.13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6865">
                <text:p>4.568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995">
                <text:p>-0.046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9782">
                <text:p>3.79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3102">
                <text:p>4.431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00033">
                <text:p>-0.1000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62338">
                <text:p>-1.623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9284">
                <text:p>-1.292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60498">
                <text:p>-4.604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88343">
                <text:p>-0.588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2291">
                <text:p>1.12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2734">
                <text:p>0.6527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6887">
                <text:p>5.86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73539">
                <text:p>7.735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3389">
                <text:p>7.43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97246">
                <text:p>7.97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513">
                <text:p>5.75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9497">
                <text:p>3.39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8767">
                <text:p>3.88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0889">
                <text:p>2.708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40572">
                <text:p>2.40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02662">
                <text:p>3.026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341">
                <text:p>2.73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39056">
                <text:p>4.39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15049">
                <text:p>4.15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1535">
                <text:p>7.015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089">
                <text:p>6.80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68871">
                <text:p>7.68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1893">
                <text:p>6.518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28988">
                <text:p>6.289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2955">
                <text:p>5.229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96493">
                <text:p>4.964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6462">
                <text:p>2.164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6278">
                <text:p>1.862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630274">
                <text:p>-0.06302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17366">
                <text:p>0.7173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4338">
                <text:p>1.643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19816">
                <text:p>-0.419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57437">
                <text:p>-2.574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54193">
                <text:p>-3.541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5437">
                <text:p>-6.54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.57115">
                <text:p>-5.57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.51815">
                <text:p>-4.51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.55863">
                <text:p>-4.55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80463">
                <text:p>-2.804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117">
                <text:p>1.12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98226">
                <text:p>-0.698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3937">
                <text:p>3.239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78316">
                <text:p>5.783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473">
                <text:p>8.254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56379">
                <text:p>6.563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3909">
                <text:p>6.83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23086">
                <text:p>7.23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208">
                <text:p>10.2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7969">
                <text:p>10.79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2596">
                <text:p>9.25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59122">
                <text:p>6.59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6912">
                <text:p>7.369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59242">
                <text:p>6.592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85011">
                <text:p>6.85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92355">
                <text:p>7.923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10735">
                <text:p>5.107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21835">
                <text:p>5.21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2822">
                <text:p>4.28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23142">
                <text:p>5.231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6483">
                <text:p>6.164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5468">
                <text:p>2.354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1129">
                <text:p>1.41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7897">
                <text:p>0.2078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4635">
                <text:p>0.4746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62274">
                <text:p>-0.5622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41225">
                <text:p>-2.412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3286">
                <text:p>-2.32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4613">
                <text:p>1.646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86128">
                <text:p>-1.86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757935">
                <text:p>-0.757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16363">
                <text:p>-1.163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623825">
                <text:p>-0.06238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3119">
                <text:p>0.193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61846">
                <text:p>4.618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6622">
                <text:p>0.1166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5197">
                <text:p>3.151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8301">
                <text:p>7.683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18448">
                <text:p>9.184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4614">
                <text:p>9.46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6719">
                <text:p>11.67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3175">
                <text:p>8.431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1635">
                <text:p>13.16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6815">
                <text:p>15.6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3461">
                <text:p>12.34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6308">
                <text:p>11.63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142">
                <text:p>10.81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227">
                <text:p>9.1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33431">
                <text:p>8.334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73889">
                <text:p>5.738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3617">
                <text:p>4.136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8135">
                <text:p>2.281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6519">
                <text:p>3.765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95035">
                <text:p>4.95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878">
                <text:p>4.18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46175">
                <text:p>5.461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69577">
                <text:p>6.695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06825">
                <text:p>9.068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3129">
                <text:p>13.3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142">
                <text:p>12.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441">
                <text:p>11.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6413">
                <text:p>13.6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2326">
                <text:p>14.2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6829">
                <text:p>16.68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2924">
                <text:p>16.29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7.692cm" svg:y="0.316cm" chart:style-name="ch2">
          <text:p>lls</text:p>
        </chart:title>
        <chart:plot-area chart:style-name="ch3" chart:data-source-has-labels="both" svg:x="0.32cm" svg:y="1.275cm" svg:width="15.36cm" svg:height="7.545cm">
          <chartooo:coordinate-region svg:x="0.941cm" svg:y="1.396cm" svg:width="14.739cm" svg:height="6.421cm"/>
          <chart:axis chart:dimension="x" chart:name="primary-x" chart:style-name="ch4" chartooo:axis-type="text">
            <chart:categories table:cell-range-address="local-table.$A$2:.$A$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0" chart:label-cell-address="local-table.$B$1" chart:class="chart:line">
            <chart:data-point chart:repeated="1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45cm" svg:height="10.325cm" xlink:href=".." xlink:type="simple" chart:class="chart:line" chart:style-name="ch1">
        <chart:title svg:x="7.053cm" svg:y="0.342cm" chart:style-name="ch2">
          <text:p>smidsnumber</text:p>
        </chart:title>
        <chart:plot-area chart:style-name="ch3" table:cell-range-address="'single 9.9'.S1:'single 9.9'.S200" chart:data-source-has-labels="row" svg:x="0.338cm" svg:y="1.327cm" svg:width="16.269cm" svg:height="8.792cm">
          <chartooo:coordinate-region svg:x="1.065cm" svg:y="1.448cm" svg:width="15.542cm" svg:height="7.6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S2:'single 9.9'.S200" chart:label-cell-address="'single 9.9'.S1:'single 9.9'.S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single 9.9'.S1:'single 9.9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436">
                <text:p>1.32436</text:p>
                <draw:g>
                  <svg:desc>'single 9.9'.S2:'single 9.9'.S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216">
                <text:p>1.3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197">
                <text:p>1.32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2048">
                <text:p>1.3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2538">
                <text:p>1.32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669">
                <text:p>1.32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2613">
                <text:p>1.32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2131">
                <text:p>1.32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1875">
                <text:p>1.3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1861">
                <text:p>1.31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1693">
                <text:p>1.31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387">
                <text:p>1.31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0634">
                <text:p>1.30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9638">
                <text:p>1.296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8112">
                <text:p>1.28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6831">
                <text:p>1.268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5816">
                <text:p>1.25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0978">
                <text:p>1.209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6357">
                <text:p>1.16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0925">
                <text:p>1.10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4669">
                <text:p>1.04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5602">
                <text:p>0.965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4826">
                <text:p>0.954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715">
                <text:p>0.94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7276">
                <text:p>0.937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3815">
                <text:p>0.943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5004">
                <text:p>0.945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3212">
                <text:p>0.943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5208">
                <text:p>0.935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0819">
                <text:p>0.9308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9793">
                <text:p>0.9297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6727">
                <text:p>0.9267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7672">
                <text:p>0.937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311">
                <text:p>0.94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45331">
                <text:p>0.945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0277">
                <text:p>0.9402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725">
                <text:p>0.93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38336">
                <text:p>0.9383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6517">
                <text:p>0.936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724">
                <text:p>0.947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49876">
                <text:p>0.949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47824">
                <text:p>0.947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34515">
                <text:p>0.934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6834">
                <text:p>0.926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5533">
                <text:p>0.9255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997">
                <text:p>0.91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9808">
                <text:p>0.9398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797">
                <text:p>0.947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49722">
                <text:p>0.949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6312">
                <text:p>0.9363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0627">
                <text:p>0.930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3678">
                <text:p>0.9336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1026">
                <text:p>0.931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52748">
                <text:p>0.9527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5862">
                <text:p>0.958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6259">
                <text:p>0.9562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4971">
                <text:p>0.9349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3507">
                <text:p>0.923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2978">
                <text:p>0.9229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5408">
                <text:p>0.9154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5795">
                <text:p>0.945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668">
                <text:p>0.95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7629">
                <text:p>0.9576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5952">
                <text:p>0.935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6109">
                <text:p>0.926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9402">
                <text:p>0.9294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4303">
                <text:p>0.9243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7008">
                <text:p>0.957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66428">
                <text:p>0.9664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64212">
                <text:p>0.9642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5713">
                <text:p>0.9357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2919">
                <text:p>0.9229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25355">
                <text:p>0.925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18442">
                <text:p>0.9184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9062">
                <text:p>0.9590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36">
                <text:p>0.97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5593">
                <text:p>0.975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0484">
                <text:p>0.9504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40305">
                <text:p>0.940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45887">
                <text:p>0.9458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41796">
                <text:p>0.9417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1065">
                <text:p>0.981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3352">
                <text:p>0.9933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2706">
                <text:p>0.9927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64101">
                <text:p>0.964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0872">
                <text:p>0.9508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3915">
                <text:p>0.953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6962">
                <text:p>0.9469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0127">
                <text:p>0.990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43">
                <text:p>1.005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74">
                <text:p>1.0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0595">
                <text:p>0.980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9622">
                <text:p>0.9696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75428">
                <text:p>0.9754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0937">
                <text:p>0.9709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232">
                <text:p>1.012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3367">
                <text:p>0.9933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9014">
                <text:p>0.9790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1943">
                <text:p>0.9819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74264">
                <text:p>0.9742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027">
                <text:p>1.020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669">
                <text:p>1.036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3904">
                <text:p>1.039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1095">
                <text:p>1.010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849">
                <text:p>0.998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0384">
                <text:p>1.003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8081">
                <text:p>0.9980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4215">
                <text:p>1.042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5532">
                <text:p>1.055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5358">
                <text:p>1.053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1893">
                <text:p>1.018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0197">
                <text:p>1.001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0428">
                <text:p>1.00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4578">
                <text:p>0.9945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4079">
                <text:p>1.040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5361">
                <text:p>1.053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5037">
                <text:p>1.050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117">
                <text:p>1.0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2086">
                <text:p>0.9920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3218">
                <text:p>0.9932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81427">
                <text:p>0.9814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3112">
                <text:p>1.031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449">
                <text:p>1.04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4147">
                <text:p>1.041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0009">
                <text:p>1.000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9165">
                <text:p>0.9791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0484">
                <text:p>0.9804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7986">
                <text:p>0.9679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2288">
                <text:p>1.022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3931">
                <text:p>1.039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3731">
                <text:p>1.037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4851">
                <text:p>0.9948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74206">
                <text:p>0.9742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77246">
                <text:p>0.9772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5546">
                <text:p>0.9655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2253">
                <text:p>1.022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3858">
                <text:p>1.038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3509">
                <text:p>1.035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8865">
                <text:p>0.98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70184">
                <text:p>0.9701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76741">
                <text:p>0.9767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68601">
                <text:p>0.9686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2923">
                <text:p>1.02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4861">
                <text:p>1.048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4926">
                <text:p>1.049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1161">
                <text:p>1.011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96251">
                <text:p>0.9962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0324">
                <text:p>1.003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716">
                <text:p>0.997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5049">
                <text:p>1.050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6712">
                <text:p>1.067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6713">
                <text:p>1.067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3338">
                <text:p>1.033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1942">
                <text:p>1.019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2514">
                <text:p>1.025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1942">
                <text:p>1.019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6639">
                <text:p>1.066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8117">
                <text:p>1.081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8144">
                <text:p>1.081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5248">
                <text:p>1.052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4081">
                <text:p>1.040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4616">
                <text:p>1.046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4168">
                <text:p>1.041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8228">
                <text:p>1.082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9523">
                <text:p>1.095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9576">
                <text:p>1.095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7157">
                <text:p>1.071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6219">
                <text:p>1.062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6717">
                <text:p>1.067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6394">
                <text:p>1.063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9817">
                <text:p>1.098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0928">
                <text:p>1.109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1007">
                <text:p>1.110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9067">
                <text:p>1.090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8182">
                <text:p>1.081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8472">
                <text:p>1.084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807">
                <text:p>1.08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0883">
                <text:p>1.108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1754">
                <text:p>1.117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173">
                <text:p>1.11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875">
                <text:p>1.09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086">
                <text:p>1.090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936">
                <text:p>1.09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9012">
                <text:p>1.090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555">
                <text:p>1.115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348">
                <text:p>1.123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336">
                <text:p>1.123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0683">
                <text:p>1.106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9991">
                <text:p>1.09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0249">
                <text:p>1.102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9953">
                <text:p>1.099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2227">
                <text:p>1.122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2943">
                <text:p>1.129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2941">
                <text:p>1.129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49">
                <text:p>1.11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0896">
                <text:p>1.108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Spektrální radius</text:p>
        </chart:title>
        <chart:plot-area chart:style-name="ch3" table:cell-range-address="'single 9.9'.AT2:'single 9.9'.AU200 'single 9.9'.AU1:'single 9.9'.AU1" chart:data-source-has-labels="both" svg:x="0.32cm" svg:y="1.275cm" svg:width="15.36cm" svg:height="7.545cm">
          <chartooo:coordinate-region svg:x="1.047cm" svg:y="1.474cm" svg:width="14.633cm" svg:height="6.699cm"/>
          <chart:axis chart:dimension="x" chart:name="primary-x" chart:style-name="ch4" chartooo:axis-type="auto">
            <chartooo:date-scale/>
            <chart:categories table:cell-range-address="'single 9.9'.AT2:'single 9.9'.AT2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U2:'single 9.9'.AU200" chart:label-cell-address="'single 9.9'.AU1:'single 9.9'.AU1" chart:class="chart:line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ktrální radius</text:p>
                <draw:g>
                  <svg:desc>'single 9.9'.AU1:'single 9.9'.AU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'single 9.9'.AT2:'single 9.9'.AT200</svg:desc>
                </draw:g>
              </table:table-cell>
              <table:table-cell office:value-type="float" office:value="NaN">
                <text:p>NaN</text:p>
                <draw:g>
                  <svg:desc>'single 9.9'.AU2:'single 9.9'.AU200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32388142857143">
                <text:p>1.32388142857143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32344571428571">
                <text:p>1.3234457142857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.32295857142857">
                <text:p>1.32295857142857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32247857142857">
                <text:p>1.3224785714285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32197142857143">
                <text:p>1.3219714285714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32032714285714">
                <text:p>1.32032714285714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.31742">
                <text:p>1.3174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.31317">
                <text:p>1.3131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.30742857142857">
                <text:p>1.30742857142857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30022285714286">
                <text:p>1.30022285714286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29158714285714">
                <text:p>1.2915871428571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7628">
                <text:p>1.2762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5480857142857">
                <text:p>1.2548085714285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22665285714286">
                <text:p>1.226652857142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19098285714286">
                <text:p>1.1909828571428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14590885714286">
                <text:p>1.1459088571428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10112542857143">
                <text:p>1.1011254285714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05669542857143">
                <text:p>1.0566954285714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01776628571429">
                <text:p>1.0177662857142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986372714285714">
                <text:p>0.98637271428571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962909">
                <text:p>0.96290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948126428571428">
                <text:p>0.94812642857142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943784428571429">
                <text:p>0.94378442857142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940354857142857">
                <text:p>0.94035485714285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937875285714286">
                <text:p>0.93787528571428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936368285714286">
                <text:p>0.93636828571428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935490714285714">
                <text:p>0.93549071428571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935220142857143">
                <text:p>0.9352201428571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935522857142857">
                <text:p>0.93552285714285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936247">
                <text:p>0.93624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937165714285714">
                <text:p>0.93716571428571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938386142857143">
                <text:p>0.93838614285714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939784714285714">
                <text:p>0.93978471428571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941151571428571">
                <text:p>0.94115157142857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942118142857143">
                <text:p>0.94211814285714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942474285714286">
                <text:p>0.9424742857142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941651142857143">
                <text:p>0.94165114285714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940163142857143">
                <text:p>0.94016314285714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938334142857143">
                <text:p>0.93833414285714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935970285714286">
                <text:p>0.9359702857142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934908571428571">
                <text:p>0.93490857142857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934636285714286">
                <text:p>0.93463628571428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934907428571428">
                <text:p>0.93490742857142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935164142857143">
                <text:p>0.93516414285714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935706">
                <text:p>0.93570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936869571428571">
                <text:p>0.93686957142857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938449">
                <text:p>0.9384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940297571428571">
                <text:p>0.9402975714285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941819">
                <text:p>0.94181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942752857142857">
                <text:p>0.94275285714285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942561285714286">
                <text:p>0.94256128571428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941544142857143">
                <text:p>0.9415441428571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940015571428571">
                <text:p>0.94001557142857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937784428571428">
                <text:p>0.93778442857142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936791142857143">
                <text:p>0.93679114285714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936514">
                <text:p>0.93651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936709714285714">
                <text:p>0.93670971428571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936849857142857">
                <text:p>0.93684985714285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937221571428571">
                <text:p>0.93722157142857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938139285714286">
                <text:p>0.938139285714286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93941">
                <text:p>0.9394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941011857142857">
                <text:p>0.94101185714285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942404428571428">
                <text:p>0.94240442857142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943344857142857">
                <text:p>0.94334485714285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943310714285714">
                <text:p>0.94331071428571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942855">
                <text:p>0.94285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942276857142857">
                <text:p>0.94227685714285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941439571428571">
                <text:p>0.94143957142857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941733">
                <text:p>0.94173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942757571428571">
                <text:p>0.94275757142857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944383428571428">
                <text:p>0.944383428571428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946493571428571">
                <text:p>0.94649357142857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948977285714286">
                <text:p>0.94897728571428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951910428571429">
                <text:p>0.951910428571429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955246714285714">
                <text:p>0.95524671428571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95839">
                <text:p>0.95839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961211714285714">
                <text:p>0.96121171428571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963656428571429">
                <text:p>0.96365642857142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965601714285714">
                <text:p>0.96560171428571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967111285714286">
                <text:p>0.96711128571428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968258142857143">
                <text:p>0.96825814285714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968996142857143">
                <text:p>0.968996142857143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970290714285714">
                <text:p>0.970290714285714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972016142857143">
                <text:p>0.97201614285714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974115285714286">
                <text:p>0.97411528571428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976471571428571">
                <text:p>0.976471571428571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979150142857143">
                <text:p>0.97915014285714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982223428571429">
                <text:p>0.98222342857142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985648428571429">
                <text:p>0.985648428571429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988818857142857">
                <text:p>0.988818857142857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991614571428571">
                <text:p>0.99161457142857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993986">
                <text:p>0.99398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995810571428572">
                <text:p>0.99581057142857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997152285714286">
                <text:p>0.997152285714286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998083">
                <text:p>0.998083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998558285714286">
                <text:p>0.998558285714286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999694">
                <text:p>0.999694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.001364">
                <text:p>1.00136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.00351257142857">
                <text:p>1.0035125714285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.00602442857143">
                <text:p>1.00602442857143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.00880671428571">
                <text:p>1.0088067142857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.01193485714286">
                <text:p>1.011934857142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.01533728571429">
                <text:p>1.0153372857142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.018463">
                <text:p>1.01846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.02112442857143">
                <text:p>1.0211244285714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.02320157142857">
                <text:p>1.0232015714285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.02434157142857">
                <text:p>1.0243415714285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.02483871428571">
                <text:p>1.02483871428571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.02490157142857">
                <text:p>1.0249015714285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.02440114285714">
                <text:p>1.0244011428571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.02420685714286">
                <text:p>1.02420685714286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.02396257142857">
                <text:p>1.0239625714285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.023504">
                <text:p>1.02350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.02247114285714">
                <text:p>1.0224711428571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.02105914285714">
                <text:p>1.0210591428571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.01947885714286">
                <text:p>1.019478857142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.01760014285714">
                <text:p>1.0176001428571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.01621871428571">
                <text:p>1.0162187142857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.01497442857143">
                <text:p>1.0149744285714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.013703">
                <text:p>1.01370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.01204442857143">
                <text:p>1.01204442857143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.01019857142857">
                <text:p>1.0101985714285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.00837942857143">
                <text:p>1.0083794285714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.00645928571429">
                <text:p>1.00645928571429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.00528214285714">
                <text:p>1.0052821428571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.00448357142857">
                <text:p>1.0044835714285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.00388928571429">
                <text:p>1.0038892857142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.00314085714286">
                <text:p>1.00314085714286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.00243242857143">
                <text:p>1.0024324285714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.00196985714286">
                <text:p>1.0019698571428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.00162128571429">
                <text:p>1.00162128571429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.00157128571429">
                <text:p>1.0015712857142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01467">
                <text:p>1.00146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.00114985714286">
                <text:p>1.0011498571428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.000264">
                <text:p>1.000264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999689428571429">
                <text:p>0.99968942857142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999617285714286">
                <text:p>0.99961728571428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.00005371428571">
                <text:p>1.000053714285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.00101085714286">
                <text:p>1.00101085714286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.00244371428571">
                <text:p>1.0024437142857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.004468">
                <text:p>1.00446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.007748">
                <text:p>1.00774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.01147185714286">
                <text:p>1.01147185714286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.01525742857143">
                <text:p>1.0152574285714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.01933728571429">
                <text:p>1.01933728571429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.02237442857143">
                <text:p>1.02237442857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.02501871428571">
                <text:p>1.0250187142857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.02757157142857">
                <text:p>1.02757157142857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.03068157142857">
                <text:p>1.0306815714285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.03399142857143">
                <text:p>1.0339914285714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.03712">
                <text:p>1.03712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.0403">
                <text:p>1.040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04257142857143">
                <text:p>1.0425714285714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.04457857142857">
                <text:p>1.04457857142857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.04662285714286">
                <text:p>1.0466228571428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.04935142857143">
                <text:p>1.0493514285714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.05240714285714">
                <text:p>1.0524071428571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.05541">
                <text:p>1.0554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.05859">
                <text:p>1.05859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.06086">
                <text:p>1.0608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.06286857142857">
                <text:p>1.06286857142857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.06491428571429">
                <text:p>1.0649142857142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6764142857143">
                <text:p>1.0676414285714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.07069571428571">
                <text:p>1.0706957142857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.07369714285714">
                <text:p>1.0736971428571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.07687714285714">
                <text:p>1.0768771428571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.07914714285714">
                <text:p>1.0791471428571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.08115428571429">
                <text:p>1.0811542857142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.08319857142857">
                <text:p>1.08319857142857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.08592714285714">
                <text:p>1.0859271428571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.08873142857143">
                <text:p>1.0887314285714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.09123857142857">
                <text:p>1.0912385714285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9363285714286">
                <text:p>1.0936328571428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.09515571428571">
                <text:p>1.0951557142857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.09633571428571">
                <text:p>1.0963357142857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.09736857142857">
                <text:p>1.0973685714285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.09852285714286">
                <text:p>1.09852285714286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.09981428571429">
                <text:p>1.09981428571429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.10108285714286">
                <text:p>1.1010828571428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.10242857142857">
                <text:p>1.10242857142857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.10338857142857">
                <text:p>1.1033885714285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.10423714285714">
                <text:p>1.1042371428571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0510285714286">
                <text:p>1.1051028571428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.10625714285714">
                <text:p>1.1062571428571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.10755">
                <text:p>1.1075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.10882">
                <text:p>1.1088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.11016428571429">
                <text:p>1.1101642857142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.11112428571429">
                <text:p>1.1111242857142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.11197428571429">
                <text:p>1.1119742857142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.11283857142857">
                <text:p>1.11283857142857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.11399142857143">
                <text:p>1.1139914285714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.11528428571429">
                <text:p>1.1152842857142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1741666666667">
                <text:p>1.11741666666667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.120994">
                <text:p>1.12099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.120675">
                <text:p>1.12067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.11775666666667">
                <text:p>1.11775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13cm" svg:y="0.316cm" chart:style-name="ch2">
          <text:p>Reziduum S</text:p>
        </chart:title>
        <chart:plot-area chart:style-name="ch3" table:cell-range-address="'single 9.9'.I1:'single 9.9'.I200" chart:data-source-has-labels="row" svg:x="0.32cm" svg:y="1.275cm" svg:width="15.36cm" svg:height="7.545cm">
          <chartooo:coordinate-region svg:x="0.862cm" svg:y="1.468cm" svg:width="14.818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I5:'single 9.9'.I200" chart:label-cell-address="'single 9.9'.I1:'single 9.9'.I4" chart:class="chart:line">
            <chart:data-point chart:repeated="1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S -nan -nan -nan</text:p>
                <text:list>
                  <text:list-item>
                    <text:p>resS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</text:list>
                <draw:g>
                  <svg:desc>'single 9.9'.I1:'single 9.9'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7927">
                <text:p>0.0687927</text:p>
                <draw:g>
                  <svg:desc>'single 9.9'.I5:'single 9.9'.I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1575">
                <text:p>-2.1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3218">
                <text:p>-3.03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42361">
                <text:p>-2.42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99652">
                <text:p>-1.99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8295">
                <text:p>-1.38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5612">
                <text:p>-1.15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0278">
                <text:p>-1.10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46304">
                <text:p>-0.84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4796">
                <text:p>-0.84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62328">
                <text:p>-0.862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7335">
                <text:p>-0.897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16203">
                <text:p>-1.16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06935">
                <text:p>-1.06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16848">
                <text:p>-1.16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49102">
                <text:p>-1.49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9484">
                <text:p>-1.79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21063">
                <text:p>-2.21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64209">
                <text:p>-2.64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2131">
                <text:p>-2.52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12598">
                <text:p>-2.12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8521">
                <text:p>-1.88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4458">
                <text:p>-1.84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30068">
                <text:p>-1.30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57339">
                <text:p>-0.957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66253">
                <text:p>-1.66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32117">
                <text:p>-2.32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48784">
                <text:p>-2.48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92783">
                <text:p>-2.92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05087">
                <text:p>-3.05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84887">
                <text:p>-2.84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51431">
                <text:p>-2.51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04628">
                <text:p>-3.046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45465">
                <text:p>-3.45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32463">
                <text:p>-3.32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92178">
                <text:p>-2.92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68905">
                <text:p>-2.68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05368">
                <text:p>-2.05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7862">
                <text:p>-1.47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87726">
                <text:p>-1.877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80374">
                <text:p>-1.80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89084">
                <text:p>-1.89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8425">
                <text:p>-1.84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26755">
                <text:p>-1.26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83616">
                <text:p>-0.783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46092">
                <text:p>-0.3460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0772">
                <text:p>0.210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406181">
                <text:p>-0.0406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407">
                <text:p>0.196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669">
                <text:p>0.46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73593">
                <text:p>0.5735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4027">
                <text:p>1.0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4344">
                <text:p>1.343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28008">
                <text:p>0.928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82245">
                <text:p>0.682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75852">
                <text:p>0.575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58015">
                <text:p>0.858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8894">
                <text:p>1.18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724">
                <text:p>1.41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5313">
                <text:p>1.753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9727">
                <text:p>1.597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1238">
                <text:p>1.812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6413">
                <text:p>1.86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6373">
                <text:p>1.863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1131">
                <text:p>2.311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5306">
                <text:p>2.453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6527">
                <text:p>2.265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495">
                <text:p>1.344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02733">
                <text:p>0.7027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9696">
                <text:p>0.219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41522">
                <text:p>0.241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862">
                <text:p>0.298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5285">
                <text:p>0.7452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09063">
                <text:p>0.7090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47166">
                <text:p>0.2471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01867">
                <text:p>0.02018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80019">
                <text:p>0.180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403276">
                <text:p>-0.4032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20315">
                <text:p>-0.6203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04822">
                <text:p>-1.048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99209">
                <text:p>-0.4992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2851">
                <text:p>-1.28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33505">
                <text:p>-1.33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1532">
                <text:p>-1.715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968133">
                <text:p>-0.9681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6893">
                <text:p>-0.68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54329">
                <text:p>-0.6543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60981">
                <text:p>-0.260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27502">
                <text:p>-0.2275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06083">
                <text:p>0.2060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883">
                <text:p>0.68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0692">
                <text:p>0.9306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115">
                <text:p>1.011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0978">
                <text:p>1.209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06659">
                <text:p>0.8066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5591">
                <text:p>0.985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4895">
                <text:p>0.8448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126">
                <text:p>0.291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85806">
                <text:p>0.1858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75415">
                <text:p>0.8754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0682">
                <text:p>1.00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77026">
                <text:p>0.9770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15062">
                <text:p>0.3150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9894">
                <text:p>0.3398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13576">
                <text:p>0.5135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4028">
                <text:p>1.040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5254">
                <text:p>0.552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9165">
                <text:p>0.5991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8906">
                <text:p>0.9989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4725">
                <text:p>1.047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7021">
                <text:p>1.070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6056">
                <text:p>1.460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38102">
                <text:p>0.6381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3935">
                <text:p>0.2139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41715">
                <text:p>0.7417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42646">
                <text:p>0.9426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8788">
                <text:p>1.48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78967">
                <text:p>0.6789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29953">
                <text:p>-0.1299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329207">
                <text:p>-0.3292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639503">
                <text:p>-0.6395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45271">
                <text:p>-1.452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11473">
                <text:p>-3.114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.51395">
                <text:p>-2.513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40479">
                <text:p>-1.404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18268">
                <text:p>0.1182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50415">
                <text:p>0.8504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1003">
                <text:p>1.110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157">
                <text:p>1.31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6894">
                <text:p>1.768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26186">
                <text:p>2.261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258">
                <text:p>2.2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1108">
                <text:p>1.911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5348">
                <text:p>1.953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30403">
                <text:p>2.304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775">
                <text:p>1.37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8209">
                <text:p>1.58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8876">
                <text:p>1.488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1228">
                <text:p>1.312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72743">
                <text:p>0.772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720169">
                <text:p>-0.07201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88672">
                <text:p>0.1886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90645">
                <text:p>0.2906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74635">
                <text:p>0.3746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377516">
                <text:p>-0.3775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61565">
                <text:p>-1.615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35583">
                <text:p>-2.35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96933">
                <text:p>-1.969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2408">
                <text:p>-2.24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16132">
                <text:p>-1.161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618387">
                <text:p>-0.06183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68009">
                <text:p>-0.3680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51237">
                <text:p>-1.512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79348">
                <text:p>-1.793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96742">
                <text:p>-1.967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877953">
                <text:p>-0.8779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83213">
                <text:p>0.2832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9524">
                <text:p>1.195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2048">
                <text:p>0.8420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49952">
                <text:p>0.1499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82168">
                <text:p>0.282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4768">
                <text:p>1.047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00991">
                <text:p>0.700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78448">
                <text:p>0.8784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1833">
                <text:p>1.418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8101">
                <text:p>1.81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0637">
                <text:p>1.206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7004">
                <text:p>1.070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64957">
                <text:p>0.8649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2226">
                <text:p>1.222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5165">
                <text:p>1.651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20814">
                <text:p>2.208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2954">
                <text:p>2.229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5215">
                <text:p>1.85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67519">
                <text:p>1.675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93619">
                <text:p>1.936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15928">
                <text:p>0.9159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2728">
                <text:p>1.327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02205">
                <text:p>2.022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9932">
                <text:p>1.99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7252">
                <text:p>1.772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64074">
                <text:p>1.640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54095">
                <text:p>2.540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0642">
                <text:p>1.706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1733">
                <text:p>1.91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13592">
                <text:p>2.135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5877">
                <text:p>2.458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20094">
                <text:p>2.200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5515">
                <text:p>1.755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44414">
                <text:p>1.444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8172">
                <text:p>1.081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42568">
                <text:p>1.425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29867">
                <text:p>3.298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7408">
                <text:p>4.674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15889">
                <text:p>6.158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cm" svg:height="8.489cm" xlink:href=".." xlink:type="simple" chart:class="chart:line" chart:style-name="ch1">
        <chart:title svg:x="6.733cm" svg:y="0.305cm" chart:style-name="ch2">
          <text:p>Reziduum 7 S</text:p>
        </chart:title>
        <chart:plot-area chart:style-name="ch3" table:cell-range-address="'single 9.9'.J2:'single 9.9'.J200" svg:x="0.221cm" svg:y="1.251cm" svg:width="15.632cm" svg:height="7.066cm">
          <chartooo:coordinate-region svg:x="1.319cm" svg:y="1.451cm" svg:width="14.534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J2:'single 9.9'.J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J2:'single 9.9'.J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2.176">
                <text:p>-42.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5.4014">
                <text:p>-55.4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4.5373">
                <text:p>-84.53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1.47">
                <text:p>-121.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79.631">
                <text:p>-179.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6.885">
                <text:p>-256.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04.231">
                <text:p>-304.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22.958">
                <text:p>-322.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53.006">
                <text:p>-353.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03.508">
                <text:p>-403.5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3.813">
                <text:p>-373.8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46.213">
                <text:p>-346.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46.041">
                <text:p>-446.0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53.222">
                <text:p>-553.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03.043">
                <text:p>-603.0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4.67">
                <text:p>-694.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49.479">
                <text:p>-749.4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63.206">
                <text:p>-763.2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68.887">
                <text:p>-768.8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68.439">
                <text:p>-868.4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38.945">
                <text:p>-938.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27.102">
                <text:p>-927.1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55.906">
                <text:p>-855.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01.562">
                <text:p>-801.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97.219">
                <text:p>-697.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05.707">
                <text:p>-605.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04.316">
                <text:p>-604.3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46.35">
                <text:p>-546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04.18">
                <text:p>-504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59.368">
                <text:p>-459.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68.388">
                <text:p>-368.3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94.14">
                <text:p>-294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35.086">
                <text:p>-235.0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0.709">
                <text:p>-150.7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2.32">
                <text:p>-132.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6.3772">
                <text:p>-76.3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.5967">
                <text:p>-12.59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2561">
                <text:p>28.2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.0864">
                <text:p>86.08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7.398">
                <text:p>127.3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.044">
                <text:p>110.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.382">
                <text:p>107.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.682">
                <text:p>104.6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.631">
                <text:p>118.6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7.811">
                <text:p>137.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5.823">
                <text:p>145.8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9.145">
                <text:p>159.1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.799">
                <text:p>157.7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8.008">
                <text:p>178.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1.389">
                <text:p>191.3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7.571">
                <text:p>197.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0.023">
                <text:p>220.0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8.853">
                <text:p>228.8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3.247">
                <text:p>223.2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1.252">
                <text:p>191.2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9.398">
                <text:p>159.3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.951">
                <text:p>125.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.422">
                <text:p>107.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.1251">
                <text:p>81.1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.4286">
                <text:p>66.42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.9881">
                <text:p>42.98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0323">
                <text:p>20.0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25712">
                <text:p>9.25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4757">
                <text:p>15.47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65764">
                <text:p>-0.8657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3.1963">
                <text:p>-13.1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8.3914">
                <text:p>-38.39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7.9275">
                <text:p>-37.9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6.8169">
                <text:p>-66.81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1.3431">
                <text:p>-81.34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6.423">
                <text:p>-106.4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4.0364">
                <text:p>-94.0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9.7514">
                <text:p>-89.7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9.0499">
                <text:p>-89.04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5.7858">
                <text:p>-85.7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1.5451">
                <text:p>-81.54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6534">
                <text:p>-63.6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8.0252">
                <text:p>-38.02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2.8816">
                <text:p>-22.88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2.1722">
                <text:p>-12.17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3255">
                <text:p>4.53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39413">
                <text:p>5.394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826">
                <text:p>20.8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27">
                <text:p>25.2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3496">
                <text:p>10.34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9856">
                <text:p>3.498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3521">
                <text:p>19.35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5848">
                <text:p>20.58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0673">
                <text:p>22.06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70442">
                <text:p>0.9704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92867">
                <text:p>-1.928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44153">
                <text:p>6.441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1693">
                <text:p>26.1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3441">
                <text:p>11.34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08726">
                <text:p>6.087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5791">
                <text:p>16.57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4046">
                <text:p>28.40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.4614">
                <text:p>40.46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7.2044">
                <text:p>67.20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.4751">
                <text:p>46.47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.724">
                <text:p>38.7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2432">
                <text:p>54.2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.7332">
                <text:p>59.73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.6382">
                <text:p>79.63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.6715">
                <text:p>54.67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2003">
                <text:p>10.20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65954">
                <text:p>-3.659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.53133">
                <text:p>-9.53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8.0274">
                <text:p>-58.02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71.788">
                <text:p>-171.7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37.804">
                <text:p>-237.8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59.767">
                <text:p>-259.7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32.787">
                <text:p>-232.7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23.102">
                <text:p>-223.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12.024">
                <text:p>-212.0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56.883">
                <text:p>-156.8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7.1154">
                <text:p>-37.11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.8071">
                <text:p>86.80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0.063">
                <text:p>180.0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5.569">
                <text:p>225.5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.945">
                <text:p>273.9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2.442">
                <text:p>332.4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.971">
                <text:p>330.9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3.7">
                <text:p>353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1.656">
                <text:p>351.6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6.886">
                <text:p>346.8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5.076">
                <text:p>325.0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3.876">
                <text:p>273.8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8.544">
                <text:p>238.5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7.706">
                <text:p>217.7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8.417">
                <text:p>188.4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.292">
                <text:p>125.2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401">
                <text:p>30.4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5.0773">
                <text:p>-55.07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9.0965">
                <text:p>-89.09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61.38">
                <text:p>-161.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80.268">
                <text:p>-180.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80.428">
                <text:p>-180.4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12.512">
                <text:p>-212.5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64.696">
                <text:p>-264.6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62.821">
                <text:p>-262.8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63.553">
                <text:p>-263.5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77.825">
                <text:p>-177.8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95.4289">
                <text:p>-95.42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9.6028">
                <text:p>-29.60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7.2658">
                <text:p>-17.26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5.09573">
                <text:p>-5.095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2.3514">
                <text:p>72.35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4.932">
                <text:p>214.9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5.638">
                <text:p>265.6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7.045">
                <text:p>307.0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6.524">
                <text:p>356.5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3.967">
                <text:p>423.9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3.067">
                <text:p>443.0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9.522">
                <text:p>489.5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9.18">
                <text:p>499.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74.485">
                <text:p>574.4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43.768">
                <text:p>643.7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5.025">
                <text:p>715.0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36.126">
                <text:p>736.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8.866">
                <text:p>748.8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1.961">
                <text:p>781.9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4.346">
                <text:p>874.3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1.39">
                <text:p>831.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76.608">
                <text:p>876.6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42.504">
                <text:p>942.5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1.074">
                <text:p>951.0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62.467">
                <text:p>962.4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89.26">
                <text:p>989.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28.23">
                <text:p>1128.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58.9">
                <text:p>1158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3.8">
                <text:p>1253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12.46">
                <text:p>1312.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07.21">
                <text:p>1407.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62.79">
                <text:p>1462.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88.73">
                <text:p>1488.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21.64">
                <text:p>1421.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06.68">
                <text:p>1406.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42.09">
                <text:p>1442.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61.2">
                <text:p>1761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77.77">
                <text:p>2077.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63.08">
                <text:p>2563.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8cm" svg:y="0.316cm" chart:style-name="ch2">
          <text:p>Res A</text:p>
        </chart:title>
        <chart:plot-area chart:style-name="ch3" table:cell-range-address="'single 9.9'.D1:'single 9.9'.D208" chart:data-source-has-labels="row" svg:x="0.453cm" svg:y="0.038cm" svg:width="14.859cm" svg:height="9.036cm">
          <chartooo:coordinate-region svg:x="0.995cm" svg:y="0.237cm" svg:width="14.317cm" svg:height="8.6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D5:'single 9.9'.D208" chart:label-cell-address="'single 9.9'.D1:'single 9.9'.D4" chart:class="chart:line">
            <chart:data-point chart:repeated="2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A -nan -nan -nan</text:p>
                <text:list>
                  <text:list-item>
                    <text:p>resA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</text:list>
                <draw:g>
                  <svg:desc>'single 9.9'.D1:'single 9.9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529">
                <text:p>0.00162529</text:p>
                <draw:g>
                  <svg:desc>'single 9.9'.D5:'single 9.9'.D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09242">
                <text:p>0.00309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7053">
                <text:p>0.0097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73">
                <text:p>0.01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61499">
                <text:p>-0.0561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8004">
                <text:p>-0.158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13292">
                <text:p>-0.213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22703">
                <text:p>-0.322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69666">
                <text:p>-0.269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38664">
                <text:p>-0.338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9668">
                <text:p>-0.29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35754">
                <text:p>-0.335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54768">
                <text:p>-0.354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49639">
                <text:p>-0.349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69356">
                <text:p>-0.269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70527">
                <text:p>-0.370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74735">
                <text:p>-0.374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50875">
                <text:p>-0.450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33534">
                <text:p>-0.433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65755">
                <text:p>-0.365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33968">
                <text:p>-0.2339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873739">
                <text:p>-0.0873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41289">
                <text:p>0.0641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1791">
                <text:p>0.221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032">
                <text:p>0.38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9357">
                <text:p>0.3993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204">
                <text:p>0.44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8613">
                <text:p>0.4886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6341">
                <text:p>0.3063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825">
                <text:p>0.25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1076">
                <text:p>0.1010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0794">
                <text:p>0.320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3613">
                <text:p>0.1936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4036">
                <text:p>0.00054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15049">
                <text:p>-0.115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57325">
                <text:p>-0.257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9037">
                <text:p>-0.19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94231">
                <text:p>-0.194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13185">
                <text:p>-0.113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79939">
                <text:p>-0.179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50416">
                <text:p>-0.250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75077">
                <text:p>-0.275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67212">
                <text:p>-0.4672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38322">
                <text:p>-0.138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6112">
                <text:p>0.1061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9726">
                <text:p>0.3597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029">
                <text:p>0.690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95665">
                <text:p>0.5956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3482">
                <text:p>0.3234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6202">
                <text:p>0.526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3504">
                <text:p>0.373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3063">
                <text:p>0.430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7465">
                <text:p>0.3974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51949">
                <text:p>0.06519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563186">
                <text:p>-0.0563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994102">
                <text:p>-0.0994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51826">
                <text:p>-0.0518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06453">
                <text:p>-0.2064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25498">
                <text:p>-0.2254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09745">
                <text:p>-0.07097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14403">
                <text:p>-0.2144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4381">
                <text:p>-0.0543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74949">
                <text:p>-0.06749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1275">
                <text:p>0.01312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2895">
                <text:p>0.2528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1066">
                <text:p>0.3310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4219">
                <text:p>0.454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2157">
                <text:p>-0.332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556179">
                <text:p>-0.5561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75849">
                <text:p>-0.758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816003">
                <text:p>-0.8160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592062">
                <text:p>-0.592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2624">
                <text:p>-0.2826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14068">
                <text:p>-0.1140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36347">
                <text:p>-0.336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0508">
                <text:p>-0.250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35167">
                <text:p>-0.5351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1873">
                <text:p>-1.18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04309">
                <text:p>-1.04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08362">
                <text:p>-0.708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32861">
                <text:p>-0.3328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5474">
                <text:p>-1.85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0955">
                <text:p>-1.80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835">
                <text:p>-1.78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40527">
                <text:p>-1.405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60317">
                <text:p>-1.603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.37247">
                <text:p>-2.372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.9822">
                <text:p>-2.98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.71838">
                <text:p>-2.718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74115">
                <text:p>-2.74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.48871">
                <text:p>-2.488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.73506">
                <text:p>-2.735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85808">
                <text:p>-2.85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62192">
                <text:p>-2.62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15389">
                <text:p>-2.15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02352">
                <text:p>-2.023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34477">
                <text:p>-2.34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.44472">
                <text:p>-2.444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19602">
                <text:p>-2.196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9507">
                <text:p>-1.95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77779">
                <text:p>-1.777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27916">
                <text:p>-2.27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.3277">
                <text:p>-2.32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10206">
                <text:p>-2.102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4427">
                <text:p>-2.44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86577">
                <text:p>-1.865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.03019">
                <text:p>-2.030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81869">
                <text:p>-1.818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46721">
                <text:p>-1.467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1717">
                <text:p>-1.17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859927">
                <text:p>-0.8599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850996">
                <text:p>-0.8509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55712">
                <text:p>-1.55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20681">
                <text:p>-2.206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4958">
                <text:p>-1.49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09652">
                <text:p>-1.09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4283">
                <text:p>-0.542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17193">
                <text:p>-1.171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17104">
                <text:p>-1.17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529415">
                <text:p>-0.5294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26727">
                <text:p>-1.267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3359">
                <text:p>-3.433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.76619">
                <text:p>-4.766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.64352">
                <text:p>-4.643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78428">
                <text:p>-3.784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.55451">
                <text:p>-2.554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97896">
                <text:p>-1.97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32536">
                <text:p>-1.325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01289">
                <text:p>-0.9012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15793">
                <text:p>-0.2157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19303">
                <text:p>0.519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02839">
                <text:p>0.5028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74065">
                <text:p>0.7740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175">
                <text:p>1.1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1278">
                <text:p>1.512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5112">
                <text:p>1.65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6572">
                <text:p>1.965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3362">
                <text:p>2.233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06893">
                <text:p>2.068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4117">
                <text:p>1.84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7876">
                <text:p>1.978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70409">
                <text:p>1.70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0119">
                <text:p>1.501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914">
                <text:p>1.59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3421">
                <text:p>1.034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41633">
                <text:p>0.2416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3223">
                <text:p>-0.32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81654">
                <text:p>-0.816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32504">
                <text:p>-1.325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362123">
                <text:p>-0.3621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4512">
                <text:p>0.2045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73326">
                <text:p>0.1733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0929">
                <text:p>0.0409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3768">
                <text:p>-0.137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0182">
                <text:p>0.201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86287">
                <text:p>0.8862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8711">
                <text:p>1.687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27071">
                <text:p>2.270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7532">
                <text:p>2.175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3628">
                <text:p>2.136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39639">
                <text:p>2.396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4221">
                <text:p>2.642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34372">
                <text:p>2.343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96794">
                <text:p>2.967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49145">
                <text:p>3.491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62275">
                <text:p>3.622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3024">
                <text:p>3.430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568">
                <text:p>3.35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5069">
                <text:p>3.150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06485">
                <text:p>3.064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197">
                <text:p>3.1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7991">
                <text:p>3.47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3933">
                <text:p>3.39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33688">
                <text:p>3.336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30326">
                <text:p>3.303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6377">
                <text:p>3.563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03125">
                <text:p>3.03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26449">
                <text:p>3.264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65698">
                <text:p>3.656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6242">
                <text:p>3.562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4813">
                <text:p>3.48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5745">
                <text:p>3.57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07878">
                <text:p>4.078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52641">
                <text:p>3.526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7354">
                <text:p>3.673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9284">
                <text:p>3.792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92737">
                <text:p>3.927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69394">
                <text:p>3.693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35758">
                <text:p>3.357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3145">
                <text:p>3.131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8014">
                <text:p>2.880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07304">
                <text:p>3.073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9903">
                <text:p>3.99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4301">
                <text:p>4.643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27785">
                <text:p>5.277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akažlivost - kappa</text:p>
        </chart:title>
        <chart:plot-area chart:style-name="ch3" table:cell-range-address="'single 9.9'.AT2:'single 9.9'.AT199 'single 9.9'.AV1:'single 9.9'.AV199" chart:data-source-has-labels="both" svg:x="0.32cm" svg:y="1.275cm" svg:width="15.36cm" svg:height="7.545cm">
          <chartooo:coordinate-region svg:x="1.047cm" svg:y="1.475cm" svg:width="14.633cm" svg:height="6.698cm"/>
          <chart:axis chart:dimension="x" chart:name="primary-x" chart:style-name="ch4" chartooo:axis-type="auto">
            <chartooo:date-scale/>
            <chart:categories table:cell-range-address="'single 9.9'.AT2:'single 9.9'.AT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V2:'single 9.9'.AV199" chart:label-cell-address="'single 9.9'.AV1:'single 9.9'.AV1" chart:class="chart:line"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ppa</text:p>
                <draw:g>
                  <svg:desc>'single 9.9'.AV1:'single 9.9'.AV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'single 9.9'.AT2:'single 9.9'.AT199</svg:desc>
                </draw:g>
              </table:table-cell>
              <table:table-cell office:value-type="float" office:value="NaN">
                <text:p>NaN</text:p>
                <draw:g>
                  <svg:desc>'single 9.9'.AV2:'single 9.9'.AV199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.12159">
                <text:p>1.1215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.07842">
                <text:p>1.0784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03524">
                <text:p>1.0352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92061">
                <text:p>0.99206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948884">
                <text:p>0.94888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905707">
                <text:p>0.90570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86253">
                <text:p>0.8625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67789">
                <text:p>0.6778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93136">
                <text:p>0.49313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31215">
                <text:p>0.33121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192127">
                <text:p>0.19212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758724">
                <text:p>0.075872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668303">
                <text:p>0.066830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577881">
                <text:p>0.05778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48746">
                <text:p>0.04874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476094">
                <text:p>0.047609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464728">
                <text:p>0.046472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453363">
                <text:p>0.045336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441997">
                <text:p>0.044199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430632">
                <text:p>0.04306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419266">
                <text:p>0.041926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407901">
                <text:p>0.040790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43776">
                <text:p>0.0437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468378">
                <text:p>0.046837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499755">
                <text:p>0.049975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3189">
                <text:p>0.0531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564783">
                <text:p>0.05647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598435">
                <text:p>0.059843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632845">
                <text:p>0.063284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635202">
                <text:p>0.063520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637558">
                <text:p>0.063755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639915">
                <text:p>0.063991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642272">
                <text:p>0.064227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644629">
                <text:p>0.06446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646986">
                <text:p>0.064698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649342">
                <text:p>0.064934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698158">
                <text:p>0.069815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74874">
                <text:p>0.07487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80109">
                <text:p>0.08010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855208">
                <text:p>0.085520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911093">
                <text:p>0.0911093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968746">
                <text:p>0.096874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102817">
                <text:p>0.1028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103289">
                <text:p>0.10328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103762">
                <text:p>0.10376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104235">
                <text:p>0.10423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104708">
                <text:p>0.1047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105181">
                <text:p>0.10518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105654">
                <text:p>0.10565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106127">
                <text:p>0.10612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111709">
                <text:p>0.11170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117431">
                <text:p>0.11743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123293">
                <text:p>0.12329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129295">
                <text:p>0.12929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135436">
                <text:p>0.135436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141717">
                <text:p>0.141717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148138">
                <text:p>0.148138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149675">
                <text:p>0.14967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151211">
                <text:p>0.15121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152748">
                <text:p>0.152748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154285">
                <text:p>0.15428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155822">
                <text:p>0.1558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157359">
                <text:p>0.157359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158896">
                <text:p>0.15889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165913">
                <text:p>0.16591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173081">
                <text:p>0.17308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180398">
                <text:p>0.180398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187866">
                <text:p>0.187866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195484">
                <text:p>0.19548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203252">
                <text:p>0.20325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21117">
                <text:p>0.21117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213988">
                <text:p>0.213988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216806">
                <text:p>0.21680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219624">
                <text:p>0.21962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222442">
                <text:p>0.222442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22526">
                <text:p>0.22526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228078">
                <text:p>0.228078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230896">
                <text:p>0.2308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239587">
                <text:p>0.23958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248434">
                <text:p>0.248434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257434">
                <text:p>0.25743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266589">
                <text:p>0.266589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275898">
                <text:p>0.27589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285362">
                <text:p>0.285362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29498">
                <text:p>0.2949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297666">
                <text:p>0.297666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300352">
                <text:p>0.300352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303039">
                <text:p>0.30303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305725">
                <text:p>0.30572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308411">
                <text:p>0.3084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311097">
                <text:p>0.3110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313783">
                <text:p>0.313783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325145">
                <text:p>0.3251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336708">
                <text:p>0.33670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348472">
                <text:p>0.348472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60439">
                <text:p>0.36043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372607">
                <text:p>0.37260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384977">
                <text:p>0.38497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397549">
                <text:p>0.39754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401182">
                <text:p>0.40118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404815">
                <text:p>0.4048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408448">
                <text:p>0.408448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412081">
                <text:p>0.41208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415714">
                <text:p>0.41571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419347">
                <text:p>0.41934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42298">
                <text:p>0.4229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422755">
                <text:p>0.42275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422501">
                <text:p>0.42250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422218">
                <text:p>0.42221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421905">
                <text:p>0.42190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421562">
                <text:p>0.42156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421189">
                <text:p>0.42118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420787">
                <text:p>0.42078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420354">
                <text:p>0.42035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419922">
                <text:p>0.41992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1949">
                <text:p>0.4194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419058">
                <text:p>0.419058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418625">
                <text:p>0.418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418193">
                <text:p>0.41819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417761">
                <text:p>0.41776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422127">
                <text:p>0.422127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426431">
                <text:p>0.426431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430674">
                <text:p>0.43067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434855">
                <text:p>0.43485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438975">
                <text:p>0.43897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443033">
                <text:p>0.443033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44703">
                <text:p>0.44703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447285">
                <text:p>0.44728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44754">
                <text:p>0.4475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447796">
                <text:p>0.44779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448051">
                <text:p>0.44805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448306">
                <text:p>0.448306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448561">
                <text:p>0.44856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448817">
                <text:p>0.44881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451545">
                <text:p>0.45154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454273">
                <text:p>0.454273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457001">
                <text:p>0.45700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459729">
                <text:p>0.459729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462457">
                <text:p>0.46245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465185">
                <text:p>0.46518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467913">
                <text:p>0.46791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467913">
                <text:p>0.4679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75cm" svg:y="0.316cm" chart:style-name="ch2">
          <text:p>Rachlost izolace - theta</text:p>
        </chart:title>
        <chart:plot-area chart:style-name="ch3" table:cell-range-address="'single 9.9'.AT5:'single 9.9'.AT199 'single 9.9'.AW5:'single 9.9'.AW199" chart:data-source-has-labels="column" svg:x="0.32cm" svg:y="1.275cm" svg:width="15.36cm" svg:height="7.545cm">
          <chartooo:coordinate-region svg:x="1.232cm" svg:y="1.474cm" svg:width="14.448cm" svg:height="6.699cm"/>
          <chart:axis chart:dimension="x" chart:name="primary-x" chart:style-name="ch4" chartooo:axis-type="auto">
            <chartooo:date-scale/>
            <chart:categories table:cell-range-address="'single 9.9'.AT5:'single 9.9'.AT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W5:'single 9.9'.AW199" chart:class="chart:line"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W</text:p>
              </table:table-cell>
            </table:table-row>
          </table:table-header-rows>
          <table:table-rows>
            <table:table-row>
              <table:table-cell office:value-type="float" office:value="43888">
                <text:p>43888</text:p>
                <draw:g>
                  <svg:desc>'single 9.9'.AT5:'single 9.9'.AT199</svg:desc>
                </draw:g>
              </table:table-cell>
              <table:table-cell office:value-type="float" office:value="0.00461238285714286">
                <text:p>0.00461238285714286</text:p>
                <draw:g>
                  <svg:desc>'single 9.9'.AW5:'single 9.9'.AW199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00504772714285714">
                <text:p>0.0050477271428571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00553528285714286">
                <text:p>0.0055352828571428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00601430857142857">
                <text:p>0.0060143085714285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00652182">
                <text:p>0.00652182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00688417142857143">
                <text:p>0.0068841714285714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00720454285714286">
                <text:p>0.00720454285714286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00753084857142857">
                <text:p>0.0075308485714285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00796619142857143">
                <text:p>0.0079661914285714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00845374142857143">
                <text:p>0.00845374142857143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00893277142857143">
                <text:p>0.0089327714285714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00944027857142857">
                <text:p>0.00944027857142857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00980263142857143">
                <text:p>0.0098026314285714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101230014285714">
                <text:p>0.010123001428571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0104493071428571">
                <text:p>0.010449307142857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0108846471428571">
                <text:p>0.010884647142857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0113722042857143">
                <text:p>0.011372204285714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118512328571429">
                <text:p>0.011851232857142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123587471428571">
                <text:p>0.012358747142857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127210957142857">
                <text:p>0.012721095714285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1304147">
                <text:p>0.0130414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133677714285714">
                <text:p>0.013367771428571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138031142857143">
                <text:p>0.01380311428571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142906714285714">
                <text:p>0.014290671428571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147696857142857">
                <text:p>0.014769685714285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152772">
                <text:p>0.01527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156395571428571">
                <text:p>0.015639557142857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159599285714286">
                <text:p>0.01595992857142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162862428571429">
                <text:p>0.016286242857142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167215857142857">
                <text:p>0.016721585714285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174909285714286">
                <text:p>0.017490928571428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185236714285714">
                <text:p>0.018523671428571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199111285714286">
                <text:p>0.019911128571428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211111714285714">
                <text:p>0.021111171428571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223573285714286">
                <text:p>0.022357328571428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238151714285714">
                <text:p>0.023815171428571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260117714285714">
                <text:p>0.026011771428571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284718142857143">
                <text:p>0.028471814285714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308888142857143">
                <text:p>0.030888814285714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334495571428571">
                <text:p>0.03344955714285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352778571428571">
                <text:p>0.035277857142857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368943428571429">
                <text:p>0.036894342857142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385407714285714">
                <text:p>0.038540771428571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407373714285714">
                <text:p>0.04073737142857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431974142857143">
                <text:p>0.043197414285714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456144285714286">
                <text:p>0.04561442857142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481751571428571">
                <text:p>0.048175157142857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500034714285714">
                <text:p>0.050003471428571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516199571428571">
                <text:p>0.051619957142857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532663857142857">
                <text:p>0.053266385714285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54629857142857">
                <text:p>0.05546298571428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579230142857143">
                <text:p>0.05792301428571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603400142857143">
                <text:p>0.06034001428571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629007571428571">
                <text:p>0.062900757142857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647290571428572">
                <text:p>0.064729057142857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663455428571429">
                <text:p>0.066345542857142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679919714285714">
                <text:p>0.067991971428571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701885714285714">
                <text:p>0.070188571428571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726486142857143">
                <text:p>0.072648614285714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750656142857143">
                <text:p>0.075065614285714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776263428571429">
                <text:p>0.0776263428571429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794546571428571">
                <text:p>0.079454657142857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810711428571429">
                <text:p>0.081071142857142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827175714285714">
                <text:p>0.082717571428571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849141714285714">
                <text:p>0.084914171428571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871083571428571">
                <text:p>0.087108357142857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0890027714285714">
                <text:p>0.089002771428571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907330571428571">
                <text:p>0.090733057142857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0917708285714286">
                <text:p>0.0917708285714286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0925136285714286">
                <text:p>0.0925136285714286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930922142857143">
                <text:p>0.093092214285714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936267142857143">
                <text:p>0.093626714285714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942252857142857">
                <text:p>0.09422528571428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0948134285714286">
                <text:p>0.0948134285714286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0954365714285714">
                <text:p>0.095436571428571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0958814428571429">
                <text:p>0.0958814428571429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0962747714285714">
                <text:p>0.096274771428571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966754">
                <text:p>0.096675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0972098714285714">
                <text:p>0.097209871428571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0978084428571428">
                <text:p>0.097808442857142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0983965857142857">
                <text:p>0.09839658571428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990197285714286">
                <text:p>0.099019728571428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0994646142857143">
                <text:p>0.099464614285714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0998579571428571">
                <text:p>0.099857957142857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100258571428571">
                <text:p>0.10025857142857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100793142857143">
                <text:p>0.100793142857143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01391714285714">
                <text:p>0.101391714285714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101979857142857">
                <text:p>0.101979857142857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102602857142857">
                <text:p>0.102602857142857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103047728571429">
                <text:p>0.103047728571429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103441057142857">
                <text:p>0.103441057142857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103841685714286">
                <text:p>0.10384168571428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104376114285714">
                <text:p>0.10437611428571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104974685714286">
                <text:p>0.104974685714286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105562828571429">
                <text:p>0.10556282857142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106185971428571">
                <text:p>0.10618597142857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106630842857143">
                <text:p>0.1066308428571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107024185714286">
                <text:p>0.10702418571428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1074248">
                <text:p>0.107424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107959228571429">
                <text:p>0.10795922857142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108715371428571">
                <text:p>0.10871537142857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109612942857143">
                <text:p>0.10961294285714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1107278">
                <text:p>0.110727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1116409">
                <text:p>0.1116409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12551685714286">
                <text:p>0.112551685714286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13584757142857">
                <text:p>0.11358475714285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15103757142857">
                <text:p>0.11510375714285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16804757142857">
                <text:p>0.116804757142857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118476042857143">
                <text:p>0.118476042857143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20246757142857">
                <text:p>0.120246757142857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121511042857143">
                <text:p>0.12151104285714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22628814285714">
                <text:p>0.12262881428571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767342857143">
                <text:p>0.12376734285714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252862">
                <text:p>0.125286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126987342857143">
                <text:p>0.126987342857143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128658771428571">
                <text:p>0.12865877142857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130429485714286">
                <text:p>0.130429485714286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131693628571429">
                <text:p>0.13169362857142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32811428571429">
                <text:p>0.13281142857142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33949857142857">
                <text:p>0.13394985714285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35468857142857">
                <text:p>0.13546885714285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3717">
                <text:p>0.1371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38841285714286">
                <text:p>0.13884128571428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140612">
                <text:p>0.14061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41876285714286">
                <text:p>0.14187628571428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142994">
                <text:p>0.14299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44132428571429">
                <text:p>0.14413242857142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145651285714286">
                <text:p>0.145651285714286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352285714286">
                <text:p>0.1473522857142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49023571428571">
                <text:p>0.14902357142857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150794285714286">
                <text:p>0.15079428571428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52058571428571">
                <text:p>0.15205857142857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53176428571429">
                <text:p>0.15317642857142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154315">
                <text:p>0.15431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55833857142857">
                <text:p>0.15583385714285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156855428571429">
                <text:p>0.15685542857142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157191571428571">
                <text:p>0.15719157142857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156840571428571">
                <text:p>0.1568405714285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156084857142857">
                <text:p>0.15608485714285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154970285714286">
                <text:p>0.15497028571428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153380285714286">
                <text:p>0.15338028571428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150652428571429">
                <text:p>0.15065242857142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147597428571429">
                <text:p>0.147597428571429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144595857142857">
                <text:p>0.14459585714285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141415571428571">
                <text:p>0.14141557142857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139145">
                <text:p>0.13914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137137428571429">
                <text:p>0.137137428571429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135092728571429">
                <text:p>0.135092728571429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132364728571429">
                <text:p>0.132364728571429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129309585714286">
                <text:p>0.12930958571428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126307871428571">
                <text:p>0.12630787142857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123127728571429">
                <text:p>0.12312772857142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120857185714286">
                <text:p>0.12085718571428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118849671428571">
                <text:p>0.11884967142857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116804971428571">
                <text:p>0.11680497142857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114076971428571">
                <text:p>0.114076971428571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111021828571429">
                <text:p>0.111021828571429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108020114285714">
                <text:p>0.10802011428571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104839971428571">
                <text:p>0.10483997142857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102569385714286">
                <text:p>0.10256938571428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100561871428571">
                <text:p>0.100561871428571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0985171571428571">
                <text:p>0.098517157142857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0957892285714286">
                <text:p>0.095789228571428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0927340571428571">
                <text:p>0.092734057142857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0897323714285714">
                <text:p>0.089732371428571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0865521571428572">
                <text:p>0.0865521571428572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0842815857142857">
                <text:p>0.084281585714285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0822740714285714">
                <text:p>0.082274071428571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0802293714285714">
                <text:p>0.080229371428571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0775014142857143">
                <text:p>0.077501414285714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0746981142857143">
                <text:p>0.074698114285714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0721912714285714">
                <text:p>0.072191271428571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0697974714285714">
                <text:p>0.0697974714285714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0682755142857143">
                <text:p>0.068275514285714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0670953714285714">
                <text:p>0.067095371428571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0660619">
                <text:p>0.066061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0649079285714286">
                <text:p>0.0649079285714286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0636155571428571">
                <text:p>0.0636155571428571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0623458">
                <text:p>0.0623458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0610005428571428">
                <text:p>0.061000542857142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0600400571428571">
                <text:p>0.060040057142857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0591908428571428">
                <text:p>0.059190842857142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0583259">
                <text:p>0.058325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0571719428571429">
                <text:p>0.057171942857142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0558795857142857">
                <text:p>0.0558795857142857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0546098285714286">
                <text:p>0.054609828571428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0532645714285714">
                <text:p>0.053264571428571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523040857142857">
                <text:p>0.052304085714285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0514548857142857">
                <text:p>0.051454885714285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0505899428571429">
                <text:p>0.0505899428571429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0494359714285714">
                <text:p>0.049435971428571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0481436">
                <text:p>0.048143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04632475">
                <text:p>0.0463247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4334504">
                <text:p>0.0433450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0434934">
                <text:p>0.0434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27cm" svg:y="0.316cm" chart:style-name="ch2">
          <text:p>Kombinace c a pi dávající kappa=0.145</text:p>
        </chart:title>
        <chart:legend chart:legend-position="end" svg:x="14.391cm" svg:y="4.201cm" style:legend-expansion="high" chart:style-name="ch3"/>
        <chart:plot-area chart:style-name="ch4" table:cell-range-address="matrix.B4:matrix.C21 matrix.C3:matrix.C3" chart:data-source-has-labels="row" svg:x="0.32cm" svg:y="1.275cm" svg:width="13.751cm" svg:height="7.545cm">
          <chartooo:coordinate-region svg:x="1.047cm" svg:y="1.474cm" svg:width="12.78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atrix.C4:matrix.C21" chart:label-cell-address="matrix.C3:matrix.C3" chart:class="chart:scatter">
            <chart:domain table:cell-range-address="matrix.B4:matrix.B2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i</text:p>
                <draw:g>
                  <svg:desc>matrix.C3:matrix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">
                <text:p>0.19</text:p>
                <draw:g>
                  <svg:desc>matrix.B4:matrix.B21</svg:desc>
                </draw:g>
              </table:table-cell>
              <table:table-cell office:value-type="float" office:value="0.513146227034352">
                <text:p>0.513146227034352</text:p>
                <draw:g>
                  <svg:desc>matrix.C4:matrix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0.614574096402195">
                <text:p>0.614574096402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.681026838401817">
                <text:p>0.68102683840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">
                <text:p>0.34</text:p>
              </table:table-cell>
              <table:table-cell office:value-type="float" office:value="0.727934656283903">
                <text:p>0.727934656283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">
                <text:p>0.39</text:p>
              </table:table-cell>
              <table:table-cell office:value-type="float" office:value="0.762814828555197">
                <text:p>0.762814828555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0.789767688946652">
                <text:p>0.789767688946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.811219965584749">
                <text:p>0.811219965584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">
                <text:p>0.54</text:p>
              </table:table-cell>
              <table:table-cell office:value-type="float" office:value="0.828699598400976">
                <text:p>0.828699598400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0.843216581587334">
                <text:p>0.843216581587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0.855465286150823">
                <text:p>0.85546528615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">
                <text:p>0.69</text:p>
              </table:table-cell>
              <table:table-cell office:value-type="float" office:value="0.865938816139894">
                <text:p>0.865938816139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">
                <text:p>0.74</text:p>
              </table:table-cell>
              <table:table-cell office:value-type="float" office:value="0.87499700423855">
                <text:p>0.87499700423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">
                <text:p>0.79</text:p>
              </table:table-cell>
              <table:table-cell office:value-type="float" office:value="0.882908586248768">
                <text:p>0.882908586248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">
                <text:p>0.84</text:p>
              </table:table-cell>
              <table:table-cell office:value-type="float" office:value="0.88987831325777">
                <text:p>0.88987831325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">
                <text:p>0.89</text:p>
              </table:table-cell>
              <table:table-cell office:value-type="float" office:value="0.896064924872502">
                <text:p>0.896064924872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">
                <text:p>0.94</text:p>
              </table:table-cell>
              <table:table-cell office:value-type="float" office:value="0.901593386315454">
                <text:p>0.901593386315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">
                <text:p>0.99</text:p>
              </table:table-cell>
              <table:table-cell office:value-type="float" office:value="0.906563417309623">
                <text:p>0.906563417309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907497783136527">
                <text:p>0.9074977831365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77cm" svg:y="0.316cm" chart:style-name="ch2">
          <text:p>Radius and kappa necessary for  0.98  in dependce on theta</text:p>
        </chart:title>
        <chart:legend chart:legend-position="end" svg:x="12.46cm" svg:y="3.952cm" style:legend-expansion="high" chart:style-name="ch3"/>
        <chart:plot-area chart:style-name="ch4" table:cell-range-address="matrix.J3:matrix.L23 matrix.K2:matrix.L2" chart:data-source-has-labels="row" svg:x="0.32cm" svg:y="1.275cm" svg:width="11.82cm" svg:height="7.545cm">
          <chartooo:coordinate-region svg:x="1.047cm" svg:y="1.475cm" svg:width="10.76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trix.K3:matrix.K23" chart:label-cell-address="matrix.K2:matrix.K2" chart:class="chart:scatter">
            <chart:domain table:cell-range-address="matrix.J3:matrix.J23"/>
            <chart:data-point chart:repeated="21"/>
          </chart:series>
          <chart:series chart:style-name="ch9" chart:values-cell-range-address="matrix.L3:matrix.L23" chart:label-cell-address="matrix.L2:matrix.L2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adius</text:p>
                <draw:g>
                  <svg:desc>matrix.K2:matrix.K2</svg:desc>
                </draw:g>
              </table:table-cell>
              <table:table-cell office:value-type="string">
                <text:p>kappa for 0.98</text:p>
                <draw:g>
                  <svg:desc>matrix.L2:matrix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4682">
                <text:p>0.0994682</text:p>
                <draw:g>
                  <svg:desc>matrix.J3:matrix.J23</svg:desc>
                </draw:g>
              </table:table-cell>
              <table:table-cell office:value-type="float" office:value="1.12073">
                <text:p>1.12073</text:p>
                <draw:g>
                  <svg:desc>matrix.K3:matrix.K23</svg:desc>
                </draw:g>
              </table:table-cell>
              <table:table-cell office:value-type="float" office:value="0.144871">
                <text:p>0.144871</text:p>
                <draw:g>
                  <svg:desc>matrix.L3:matrix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9468">
                <text:p>0.109468</text:p>
              </table:table-cell>
              <table:table-cell office:value-type="float" office:value="1.11073">
                <text:p>1.11073</text:p>
              </table:table-cell>
              <table:table-cell office:value-type="float" office:value="0.173871">
                <text:p>0.173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468">
                <text:p>0.119468</text:p>
              </table:table-cell>
              <table:table-cell office:value-type="float" office:value="1.10073">
                <text:p>1.10073</text:p>
              </table:table-cell>
              <table:table-cell office:value-type="float" office:value="0.202871">
                <text:p>0.202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9468">
                <text:p>0.129468</text:p>
              </table:table-cell>
              <table:table-cell office:value-type="float" office:value="1.09073">
                <text:p>1.09073</text:p>
              </table:table-cell>
              <table:table-cell office:value-type="float" office:value="0.232871">
                <text:p>0.232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9468">
                <text:p>0.139468</text:p>
              </table:table-cell>
              <table:table-cell office:value-type="float" office:value="1.08073">
                <text:p>1.08073</text:p>
              </table:table-cell>
              <table:table-cell office:value-type="float" office:value="0.264871">
                <text:p>0.264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468">
                <text:p>0.149468</text:p>
              </table:table-cell>
              <table:table-cell office:value-type="float" office:value="1.07073">
                <text:p>1.07073</text:p>
              </table:table-cell>
              <table:table-cell office:value-type="float" office:value="0.296871">
                <text:p>0.296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9468">
                <text:p>0.159468</text:p>
              </table:table-cell>
              <table:table-cell office:value-type="float" office:value="1.06073">
                <text:p>1.06073</text:p>
              </table:table-cell>
              <table:table-cell office:value-type="float" office:value="0.330871">
                <text:p>0.330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468">
                <text:p>0.169468</text:p>
              </table:table-cell>
              <table:table-cell office:value-type="float" office:value="1.05073">
                <text:p>1.05073</text:p>
              </table:table-cell>
              <table:table-cell office:value-type="float" office:value="0.365871">
                <text:p>0.365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9468">
                <text:p>0.179468</text:p>
              </table:table-cell>
              <table:table-cell office:value-type="float" office:value="1.04073">
                <text:p>1.04073</text:p>
              </table:table-cell>
              <table:table-cell office:value-type="float" office:value="0.401871">
                <text:p>0.401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9468">
                <text:p>0.189468</text:p>
              </table:table-cell>
              <table:table-cell office:value-type="float" office:value="1.03073">
                <text:p>1.03073</text:p>
              </table:table-cell>
              <table:table-cell office:value-type="float" office:value="0.438871">
                <text:p>0.438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9468">
                <text:p>0.199468</text:p>
              </table:table-cell>
              <table:table-cell office:value-type="float" office:value="1.02073">
                <text:p>1.02073</text:p>
              </table:table-cell>
              <table:table-cell office:value-type="float" office:value="0.477871">
                <text:p>0.477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9468">
                <text:p>0.209468</text:p>
              </table:table-cell>
              <table:table-cell office:value-type="float" office:value="1.01073">
                <text:p>1.01073</text:p>
              </table:table-cell>
              <table:table-cell office:value-type="float" office:value="0.516871">
                <text:p>0.516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9468">
                <text:p>0.219468</text:p>
              </table:table-cell>
              <table:table-cell office:value-type="float" office:value="1.00073">
                <text:p>1.00073</text:p>
              </table:table-cell>
              <table:table-cell office:value-type="float" office:value="0.557871">
                <text:p>0.557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468">
                <text:p>0.229468</text:p>
              </table:table-cell>
              <table:table-cell office:value-type="float" office:value="0.990734">
                <text:p>0.990734</text:p>
              </table:table-cell>
              <table:table-cell office:value-type="float" office:value="0.600871">
                <text:p>0.600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9468">
                <text:p>0.239468</text:p>
              </table:table-cell>
              <table:table-cell office:value-type="float" office:value="0.980734">
                <text:p>0.980734</text:p>
              </table:table-cell>
              <table:table-cell office:value-type="float" office:value="0.643871">
                <text:p>0.643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9468">
                <text:p>0.249468</text:p>
              </table:table-cell>
              <table:table-cell office:value-type="float" office:value="0.970734">
                <text:p>0.97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9468">
                <text:p>0.259468</text:p>
              </table:table-cell>
              <table:table-cell office:value-type="float" office:value="0.960734">
                <text:p>0.96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468">
                <text:p>0.269468</text:p>
              </table:table-cell>
              <table:table-cell office:value-type="float" office:value="0.950734">
                <text:p>0.95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9468">
                <text:p>0.279468</text:p>
              </table:table-cell>
              <table:table-cell office:value-type="float" office:value="0.940734">
                <text:p>0.94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468">
                <text:p>0.289468</text:p>
              </table:table-cell>
              <table:table-cell office:value-type="float" office:value="0.930734">
                <text:p>0.93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9468">
                <text:p>0.299468</text:p>
              </table:table-cell>
              <table:table-cell office:value-type="float" office:value="0.920734">
                <text:p>0.9207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21cm" svg:y="0.316cm" chart:style-name="ch2">
          <text:p>Limitní stav nemocných při importu 30 denně v závislosti na theta</text:p>
        </chart:title>
        <chart:plot-area chart:style-name="ch3" table:cell-range-address="matrix.J16:matrix.J23 matrix.M16:matrix.M23" svg:x="0.32cm" svg:y="1.275cm" svg:width="15.36cm" svg:height="7.545cm">
          <chartooo:coordinate-region svg:x="1.312cm" svg:y="1.475cm" svg:width="14.036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trix.M16:matrix.M23" chart:class="chart:scatter">
            <chart:domain table:cell-range-address="matrix.J16:matrix.J23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9468">
                <text:p>0.229468</text:p>
                <draw:g>
                  <svg:desc>matrix.J16:matrix.J23</svg:desc>
                </draw:g>
              </table:table-cell>
              <table:table-cell office:value-type="float" office:value="4979.59">
                <text:p>4979.59</text:p>
                <draw:g>
                  <svg:desc>matrix.M16:matrix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9468">
                <text:p>0.239468</text:p>
              </table:table-cell>
              <table:table-cell office:value-type="float" office:value="2379.02">
                <text:p>2379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468">
                <text:p>0.249468</text:p>
              </table:table-cell>
              <table:table-cell office:value-type="float" office:value="1556.12">
                <text:p>1556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9468">
                <text:p>0.259468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9468">
                <text:p>0.269468</text:p>
              </table:table-cell>
              <table:table-cell office:value-type="float" office:value="913.307">
                <text:p>913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9468">
                <text:p>0.279468</text:p>
              </table:table-cell>
              <table:table-cell office:value-type="float" office:value="754.893">
                <text:p>754.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9468">
                <text:p>0.289468</text:p>
              </table:table-cell>
              <table:table-cell office:value-type="float" office:value="642.375">
                <text:p>642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9468">
                <text:p>0.299468</text:p>
              </table:table-cell>
              <table:table-cell office:value-type="float" office:value="558.371">
                <text:p>558.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single 9.9'.W2:'single 9.9'.W200" svg:x="0.32cm" svg:y="0.18cm" svg:width="12.428cm" svg:height="8.64cm">
          <chartooo:coordinate-region svg:x="1.047cm" svg:y="0.379cm" svg:width="11.70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W2:'single 9.9'.W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W2:'single 9.9'.W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88277">
                <text:p>-4.88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77685">
                <text:p>-4.77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01745">
                <text:p>-5.01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96561">
                <text:p>-4.96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51828">
                <text:p>-5.51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.22466">
                <text:p>-6.22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.64219">
                <text:p>-6.64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29577">
                <text:p>-7.29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90165">
                <text:p>-7.90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5162">
                <text:p>-8.5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33561">
                <text:p>-9.33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73823">
                <text:p>-9.738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31">
                <text:p>-10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.2441">
                <text:p>-11.24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.2079">
                <text:p>-12.2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.5341">
                <text:p>-13.53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.0182">
                <text:p>-15.0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.1027">
                <text:p>-15.1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4.5203">
                <text:p>-14.5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4.3355">
                <text:p>-14.3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4.5462">
                <text:p>-14.5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3.9479">
                <text:p>-13.94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.4154">
                <text:p>-13.41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4.7521">
                <text:p>-14.75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.9442">
                <text:p>-15.94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9711">
                <text:p>-16.9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8.1499">
                <text:p>-18.1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8.1718">
                <text:p>-18.1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7.3202">
                <text:p>-17.3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.3154">
                <text:p>-17.3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.0985">
                <text:p>-21.0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4.2223">
                <text:p>-24.2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3.8784">
                <text:p>-23.8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.1277">
                <text:p>-19.1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1.2961">
                <text:p>-21.29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7.3289">
                <text:p>-17.3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7.385">
                <text:p>-17.3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2.1121">
                <text:p>-22.1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1.7334">
                <text:p>-21.7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3.1956">
                <text:p>-23.19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6.9923">
                <text:p>-26.9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7.7778">
                <text:p>-17.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8.971">
                <text:p>-18.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.0398">
                <text:p>-18.03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.2104">
                <text:p>-14.2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2.5517">
                <text:p>-32.55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.909">
                <text:p>-15.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.8725">
                <text:p>-12.8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.6856">
                <text:p>-12.68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5.2774">
                <text:p>-15.27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2501">
                <text:p>-14.25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5.9071">
                <text:p>-15.90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5.5447">
                <text:p>-15.54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5.5078">
                <text:p>-15.50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.3358">
                <text:p>-12.3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.8062">
                <text:p>-12.80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3.1202">
                <text:p>-13.12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.1093">
                <text:p>-13.10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2.8732">
                <text:p>-12.8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3.527">
                <text:p>-13.5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3.3347">
                <text:p>-13.33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7.9566">
                <text:p>-17.95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5.6811">
                <text:p>-15.68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6.3171">
                <text:p>-16.31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4.2622">
                <text:p>-14.26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.0039">
                <text:p>-13.0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3.675">
                <text:p>-13.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.1265">
                <text:p>-14.1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0.3772">
                <text:p>-20.37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9997">
                <text:p>-12.99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.8875">
                <text:p>-11.8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.5827">
                <text:p>-12.58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.8357">
                <text:p>-10.83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.2429">
                <text:p>-10.24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7.0414">
                <text:p>-17.04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3.3648">
                <text:p>-13.36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.4551">
                <text:p>-11.45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.7401">
                <text:p>-10.74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.3769">
                <text:p>-10.37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3.0327">
                <text:p>-13.03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5.2919">
                <text:p>-15.2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3.8228">
                <text:p>-13.8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9907">
                <text:p>-11.99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9.7001">
                <text:p>-19.7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4.8617">
                <text:p>-14.86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4.573">
                <text:p>-14.5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4.1904">
                <text:p>-14.19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3.8184">
                <text:p>-13.8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3.6833">
                <text:p>-13.68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4.6429">
                <text:p>-14.64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4.8743">
                <text:p>-14.87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4.6129">
                <text:p>-14.6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2.6524">
                <text:p>-12.65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2.6107">
                <text:p>-12.61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3.8979">
                <text:p>-13.8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4.104">
                <text:p>-14.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.6168">
                <text:p>-12.61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2.5031">
                <text:p>-12.50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2.2147">
                <text:p>-12.21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3.4011">
                <text:p>-13.40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2.7189">
                <text:p>-12.71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2.3804">
                <text:p>-12.38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3.8512">
                <text:p>-13.85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.5252">
                <text:p>-14.52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2.3256">
                <text:p>-12.32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3.0564">
                <text:p>-13.05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1.7124">
                <text:p>-11.71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1.456">
                <text:p>-11.4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.2463">
                <text:p>-11.24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.8461">
                <text:p>-12.84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2.0258">
                <text:p>-12.02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2.8923">
                <text:p>-12.8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.8772">
                <text:p>-11.87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.3956">
                <text:p>-11.39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1.7578">
                <text:p>-11.75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3.6025">
                <text:p>-13.60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8.6065">
                <text:p>-18.60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3.6311">
                <text:p>-13.6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6.8702">
                <text:p>-16.87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5.7361">
                <text:p>-25.73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3.7394">
                <text:p>-23.73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8.3465">
                <text:p>-18.3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4.3538">
                <text:p>-14.35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6.9498">
                <text:p>-16.94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2.6531">
                <text:p>-12.65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4.7399">
                <text:p>-14.73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9.2713">
                <text:p>-19.27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3.5023">
                <text:p>-13.50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3.5179">
                <text:p>-13.51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3.0506">
                <text:p>-13.05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3.1136">
                <text:p>-13.11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4.3386">
                <text:p>-14.33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3.0889">
                <text:p>-13.0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3.9059">
                <text:p>-13.90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3.9279">
                <text:p>-13.92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3.6643">
                <text:p>-13.66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2.6584">
                <text:p>-12.65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3.1123">
                <text:p>-13.1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2.9128">
                <text:p>-12.91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1.8486">
                <text:p>-11.84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1.9642">
                <text:p>-11.96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1.6738">
                <text:p>-11.67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2.2536">
                <text:p>-12.25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5.7197">
                <text:p>-15.71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3.2026">
                <text:p>-13.20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6.4788">
                <text:p>-16.47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1.8023">
                <text:p>-11.80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1.4022">
                <text:p>-11.40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1.6878">
                <text:p>-11.68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2.5828">
                <text:p>-12.5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3.373">
                <text:p>-13.3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6.1187">
                <text:p>-16.11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4.1422">
                <text:p>-14.14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3.2103">
                <text:p>-13.21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4.8138">
                <text:p>-14.81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4.5116">
                <text:p>-14.51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7.4636">
                <text:p>-17.46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5.9065">
                <text:p>-15.90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6.1451">
                <text:p>-16.14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5.7694">
                <text:p>-15.76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7.5254">
                <text:p>-17.52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9.1442">
                <text:p>-19.14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0.5353">
                <text:p>-20.53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8.9284">
                <text:p>-18.92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9.0286">
                <text:p>-19.02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8.47">
                <text:p>-18.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7.7366">
                <text:p>-17.73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8.6647">
                <text:p>-18.66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0.4633">
                <text:p>-20.46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0.3384">
                <text:p>-20.33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9.609">
                <text:p>-19.6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9.4201">
                <text:p>-19.42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0.5617">
                <text:p>-20.56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8.8616">
                <text:p>-18.86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9.1413">
                <text:p>-19.14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1.5485">
                <text:p>-21.54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1.0102">
                <text:p>-21.0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0.6598">
                <text:p>-20.65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0.7439">
                <text:p>-20.74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4.7671">
                <text:p>-24.76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1.2122">
                <text:p>-21.2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1.7119">
                <text:p>-21.7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2.5612">
                <text:p>-22.56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4.079">
                <text:p>-24.0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2.9655">
                <text:p>-22.96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1.7834">
                <text:p>-21.78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0.4353">
                <text:p>-20.43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8.7422">
                <text:p>-18.74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9.8206">
                <text:p>-19.82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6.6009">
                <text:p>-26.60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4.565">
                <text:p>-34.5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4.4292">
                <text:p>-44.42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